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right" fo:break-before="auto" fo:text-indent="0cm" fo:line-height="150%" fo:margin-top="0cm" fo:margin-left="0cm" fo:margin-right="0cm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text-align="right" fo:break-before="auto" fo:text-indent="0cm" fo:line-height="150%" fo:margin-top="0cm" fo:margin-left="0cm" fo:margin-right="0cm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text-align="right" fo:break-before="auto" fo:text-indent="0cm" fo:line-height="150%" fo:margin-top="0cm" fo:margin-left="0cm" fo:margin-right="0cm" style:writing-mode="lr-tb"/>
    </style:style>
    <style:style style:name="T3_1" style:family="text"/>
    <style:style style:name="P4" style:family="paragraph" style:parent-style-name="Standard">
      <style:paragraph-properties fo:text-align="right" fo:break-before="auto" fo:text-indent="0cm" fo:line-height="150%" fo:margin-top="0cm" fo:margin-left="0cm" fo:margin-right="0cm" style:writing-mode="lr-tb"/>
    </style:style>
    <style:style style:name="P5" style:family="paragraph" style:parent-style-name="Standard">
      <style:paragraph-properties fo:text-align="right" fo:break-before="auto" fo:text-indent="0cm" fo:line-height="150%" fo:margin-top="0cm" fo:margin-left="0cm" fo:margin-right="0cm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Standard">
      <style:paragraph-properties fo:text-align="right" fo:break-before="auto" fo:text-indent="0cm" fo:line-height="150%" fo:margin-top="0cm" fo:margin-left="0cm" fo:margin-right="0cm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text-align="right" fo:break-before="auto" fo:text-indent="0cm" fo:line-height="150%" fo:margin-top="0cm" fo:margin-bottom="0cm" fo:margin-left="0cm" fo:margin-right="0cm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Heading_20_1">
      <style:paragraph-properties fo:text-align="center" fo:break-before="auto" fo:line-height="150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P9" style:family="paragraph" style:parent-style-name="Standard">
      <style:paragraph-properties fo:break-before="auto" style:writing-mode="lr-tb"/>
    </style:style>
    <style:style style:name="P10" style:family="paragraph" style:parent-style-name="Standard">
      <style:paragraph-properties fo:break-before="auto" fo:line-height="150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T10_175" style:family="text"/>
    <style:style style:name="T10_176" style:family="text"/>
    <style:style style:name="T10_177" style:family="text"/>
    <style:style style:name="T10_178" style:family="text"/>
    <style:style style:name="T10_179" style:family="text"/>
    <style:style style:name="T10_180" style:family="text"/>
    <style:style style:name="T10_181" style:family="text"/>
    <style:style style:name="T10_182" style:family="text"/>
    <style:style style:name="T10_183" style:family="text"/>
    <style:style style:name="T10_184" style:family="text"/>
    <style:style style:name="T10_185" style:family="text"/>
    <style:style style:name="T10_186" style:family="text"/>
    <style:style style:name="T10_187" style:family="text"/>
    <style:style style:name="T10_188" style:family="text"/>
    <style:style style:name="T10_189" style:family="text"/>
    <style:style style:name="T10_190" style:family="text"/>
    <style:style style:name="T10_191" style:family="text"/>
    <style:style style:name="T10_192" style:family="text"/>
    <style:style style:name="T10_193" style:family="text"/>
    <style:style style:name="T10_194" style:family="text"/>
    <style:style style:name="T10_195" style:family="text"/>
    <style:style style:name="T10_196" style:family="text"/>
    <style:style style:name="T10_197" style:family="text"/>
    <style:style style:name="T10_198" style:family="text"/>
    <style:style style:name="T10_199" style:family="text"/>
    <style:style style:name="T10_200" style:family="text"/>
    <style:style style:name="T10_201" style:family="text"/>
    <style:style style:name="T10_202" style:family="text"/>
    <style:style style:name="T10_203" style:family="text"/>
    <style:style style:name="T10_204" style:family="text"/>
    <style:style style:name="T10_205" style:family="text"/>
    <style:style style:name="T10_206" style:family="text"/>
    <style:style style:name="T10_207" style:family="text"/>
    <style:style style:name="T10_208" style:family="text"/>
    <style:style style:name="T10_209" style:family="text"/>
    <style:style style:name="T10_210" style:family="text"/>
    <style:style style:name="T10_211" style:family="text"/>
    <style:style style:name="T10_212" style:family="text"/>
    <style:style style:name="T10_213" style:family="text"/>
    <style:style style:name="T10_214" style:family="text"/>
    <style:style style:name="T10_215" style:family="text"/>
    <style:style style:name="T10_216" style:family="text"/>
    <style:style style:name="T10_217" style:family="text"/>
    <style:style style:name="T10_218" style:family="text"/>
    <style:style style:name="T10_219" style:family="text"/>
    <style:style style:name="T10_220" style:family="text"/>
    <style:style style:name="T10_221" style:family="text"/>
    <style:style style:name="T10_222" style:family="text"/>
    <style:style style:name="T10_223" style:family="text"/>
    <style:style style:name="T10_224" style:family="text"/>
    <style:style style:name="T10_225" style:family="text"/>
    <style:style style:name="T10_226" style:family="text"/>
    <style:style style:name="T10_227" style:family="text"/>
    <style:style style:name="T10_228" style:family="text"/>
    <style:style style:name="T10_229" style:family="text"/>
    <style:style style:name="T10_230" style:family="text"/>
    <style:style style:name="T10_231" style:family="text"/>
    <style:style style:name="T10_232" style:family="text"/>
    <style:style style:name="T10_233" style:family="text"/>
    <style:style style:name="T10_234" style:family="text"/>
    <style:style style:name="T10_235" style:family="text"/>
    <style:style style:name="T10_236" style:family="text"/>
    <style:style style:name="T10_237" style:family="text"/>
    <style:style style:name="T10_238" style:family="text"/>
    <style:style style:name="T10_239" style:family="text"/>
    <style:style style:name="T10_240" style:family="text"/>
    <style:style style:name="T10_241" style:family="text"/>
    <style:style style:name="T10_242" style:family="text"/>
    <style:style style:name="T10_243" style:family="text"/>
    <style:style style:name="T10_244" style:family="text"/>
    <style:style style:name="T10_245" style:family="text"/>
    <style:style style:name="T10_246" style:family="text"/>
    <style:style style:name="T10_247" style:family="text"/>
    <style:style style:name="T10_248" style:family="text"/>
    <style:style style:name="T10_249" style:family="text"/>
    <style:style style:name="T10_250" style:family="text"/>
    <style:style style:name="T10_251" style:family="text"/>
    <style:style style:name="T10_252" style:family="text"/>
    <style:style style:name="T10_253" style:family="text"/>
    <style:style style:name="T10_254" style:family="text"/>
    <style:style style:name="T10_255" style:family="text"/>
    <style:style style:name="T10_256" style:family="text"/>
    <style:style style:name="T10_257" style:family="text"/>
    <style:style style:name="T10_258" style:family="text"/>
    <style:style style:name="T10_259" style:family="text"/>
    <style:style style:name="T10_260" style:family="text"/>
    <style:style style:name="T10_261" style:family="text"/>
    <style:style style:name="T10_262" style:family="text"/>
    <style:style style:name="T10_263" style:family="text"/>
    <style:style style:name="T10_264" style:family="text"/>
    <style:style style:name="T10_265" style:family="text"/>
    <style:style style:name="P11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T11_149" style:family="text"/>
    <style:style style:name="T11_150" style:family="text"/>
    <style:style style:name="T11_151" style:family="text"/>
    <style:style style:name="T11_152" style:family="text"/>
    <style:style style:name="T11_153" style:family="text"/>
    <style:style style:name="T11_154" style:family="text"/>
    <style:style style:name="T11_155" style:family="text"/>
    <style:style style:name="T11_156" style:family="text"/>
    <style:style style:name="T11_157" style:family="text"/>
    <style:style style:name="T11_158" style:family="text"/>
    <style:style style:name="T11_159" style:family="text"/>
    <style:style style:name="T11_160" style:family="text"/>
    <style:style style:name="T11_161" style:family="text"/>
    <style:style style:name="T11_162" style:family="text"/>
    <style:style style:name="T11_163" style:family="text"/>
    <style:style style:name="T11_164" style:family="text"/>
    <style:style style:name="T11_165" style:family="text"/>
    <style:style style:name="T11_166" style:family="text"/>
    <style:style style:name="T11_167" style:family="text"/>
    <style:style style:name="T11_168" style:family="text"/>
    <style:style style:name="T11_169" style:family="text"/>
    <style:style style:name="T11_170" style:family="text"/>
    <style:style style:name="T11_171" style:family="text"/>
    <style:style style:name="T11_172" style:family="text"/>
    <style:style style:name="T11_173" style:family="text"/>
    <style:style style:name="T11_174" style:family="text"/>
    <style:style style:name="T11_175" style:family="text"/>
    <style:style style:name="T11_176" style:family="text"/>
    <style:style style:name="T11_177" style:family="text"/>
    <style:style style:name="T11_178" style:family="text"/>
    <style:style style:name="T11_179" style:family="text"/>
    <style:style style:name="T11_180" style:family="text"/>
    <style:style style:name="T11_181" style:family="text"/>
    <style:style style:name="T11_182" style:family="text"/>
    <style:style style:name="T11_183" style:family="text"/>
    <style:style style:name="T11_184" style:family="text"/>
    <style:style style:name="T11_185" style:family="text"/>
    <style:style style:name="T11_186" style:family="text"/>
    <style:style style:name="T11_187" style:family="text"/>
    <style:style style:name="T11_188" style:family="text"/>
    <style:style style:name="T11_189" style:family="text"/>
    <style:style style:name="T11_190" style:family="text"/>
    <style:style style:name="T11_191" style:family="text"/>
    <style:style style:name="T11_192" style:family="text"/>
    <style:style style:name="T11_193" style:family="text"/>
    <style:style style:name="T11_194" style:family="text"/>
    <style:style style:name="T11_195" style:family="text"/>
    <style:style style:name="T11_196" style:family="text"/>
    <style:style style:name="T11_197" style:family="text"/>
    <style:style style:name="T11_198" style:family="text"/>
    <style:style style:name="T11_199" style:family="text"/>
    <style:style style:name="T11_200" style:family="text"/>
    <style:style style:name="T11_201" style:family="text"/>
    <style:style style:name="T11_202" style:family="text"/>
    <style:style style:name="T11_203" style:family="text"/>
    <style:style style:name="T11_204" style:family="text"/>
    <style:style style:name="T11_205" style:family="text"/>
    <style:style style:name="T11_206" style:family="text"/>
    <style:style style:name="T11_207" style:family="text"/>
    <style:style style:name="T11_208" style:family="text"/>
    <style:style style:name="T11_209" style:family="text"/>
    <style:style style:name="T11_210" style:family="text"/>
    <style:style style:name="T11_211" style:family="text"/>
    <style:style style:name="P12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P13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T13_149" style:family="text"/>
    <style:style style:name="T13_150" style:family="text"/>
    <style:style style:name="T13_151" style:family="text"/>
    <style:style style:name="T13_152" style:family="text"/>
    <style:style style:name="T13_153" style:family="text"/>
    <style:style style:name="T13_154" style:family="text"/>
    <style:style style:name="T13_155" style:family="text"/>
    <style:style style:name="T13_156" style:family="text"/>
    <style:style style:name="T13_157" style:family="text"/>
    <style:style style:name="T13_158" style:family="text"/>
    <style:style style:name="T13_159" style:family="text"/>
    <style:style style:name="T13_160" style:family="text"/>
    <style:style style:name="T13_161" style:family="text"/>
    <style:style style:name="T13_162" style:family="text"/>
    <style:style style:name="T13_163" style:family="text"/>
    <style:style style:name="T13_164" style:family="text"/>
    <style:style style:name="T13_165" style:family="text"/>
    <style:style style:name="T13_166" style:family="text"/>
    <style:style style:name="T13_167" style:family="text"/>
    <style:style style:name="T13_168" style:family="text"/>
    <style:style style:name="T13_169" style:family="text"/>
    <style:style style:name="T13_170" style:family="text"/>
    <style:style style:name="T13_171" style:family="text"/>
    <style:style style:name="T13_172" style:family="text"/>
    <style:style style:name="T13_173" style:family="text"/>
    <style:style style:name="T13_174" style:family="text"/>
    <style:style style:name="T13_175" style:family="text"/>
    <style:style style:name="T13_176" style:family="text"/>
    <style:style style:name="T13_177" style:family="text"/>
    <style:style style:name="T13_178" style:family="text"/>
    <style:style style:name="T13_179" style:family="text"/>
    <style:style style:name="T13_180" style:family="text"/>
    <style:style style:name="T13_181" style:family="text"/>
    <style:style style:name="T13_182" style:family="text"/>
    <style:style style:name="T13_183" style:family="text"/>
    <style:style style:name="T13_184" style:family="text"/>
    <style:style style:name="T13_185" style:family="text"/>
    <style:style style:name="T13_186" style:family="text"/>
    <style:style style:name="T13_187" style:family="text"/>
    <style:style style:name="T13_188" style:family="text"/>
    <style:style style:name="T13_189" style:family="text"/>
    <style:style style:name="T13_190" style:family="text"/>
    <style:style style:name="T13_191" style:family="text"/>
    <style:style style:name="T13_192" style:family="text"/>
    <style:style style:name="T13_193" style:family="text"/>
    <style:style style:name="T13_194" style:family="text"/>
    <style:style style:name="T13_195" style:family="text"/>
    <style:style style:name="T13_196" style:family="text"/>
    <style:style style:name="T13_197" style:family="text"/>
    <style:style style:name="T13_198" style:family="text"/>
    <style:style style:name="T13_199" style:family="text"/>
    <style:style style:name="T13_200" style:family="text"/>
    <style:style style:name="T13_201" style:family="text"/>
    <style:style style:name="T13_202" style:family="text"/>
    <style:style style:name="T13_203" style:family="text"/>
    <style:style style:name="T13_204" style:family="text"/>
    <style:style style:name="T13_205" style:family="text"/>
    <style:style style:name="T13_206" style:family="text"/>
    <style:style style:name="T13_207" style:family="text"/>
    <style:style style:name="T13_208" style:family="text"/>
    <style:style style:name="T13_209" style:family="text"/>
    <style:style style:name="T13_210" style:family="text"/>
    <style:style style:name="T13_211" style:family="text"/>
    <style:style style:name="T13_212" style:family="text"/>
    <style:style style:name="T13_213" style:family="text"/>
    <style:style style:name="T13_214" style:family="text"/>
    <style:style style:name="T13_215" style:family="text"/>
    <style:style style:name="T13_216" style:family="text"/>
    <style:style style:name="T13_217" style:family="text"/>
    <style:style style:name="T13_218" style:family="text"/>
    <style:style style:name="T13_219" style:family="text"/>
    <style:style style:name="T13_220" style:family="text"/>
    <style:style style:name="T13_221" style:family="text"/>
    <style:style style:name="T13_222" style:family="text"/>
    <style:style style:name="T13_223" style:family="text"/>
    <style:style style:name="T13_224" style:family="text"/>
    <style:style style:name="T13_225" style:family="text"/>
    <style:style style:name="T13_226" style:family="text"/>
    <style:style style:name="T13_227" style:family="text"/>
    <style:style style:name="T13_228" style:family="text"/>
    <style:style style:name="T13_229" style:family="text"/>
    <style:style style:name="T13_230" style:family="text"/>
    <style:style style:name="T13_231" style:family="text"/>
    <style:style style:name="T13_232" style:family="text"/>
    <style:style style:name="T13_233" style:family="text"/>
    <style:style style:name="T13_234" style:family="text"/>
    <style:style style:name="T13_235" style:family="text"/>
    <style:style style:name="T13_236" style:family="text"/>
    <style:style style:name="T13_237" style:family="text"/>
    <style:style style:name="T13_238" style:family="text"/>
    <style:style style:name="T13_239" style:family="text"/>
    <style:style style:name="T13_240" style:family="text"/>
    <style:style style:name="T13_241" style:family="text"/>
    <style:style style:name="T13_242" style:family="text"/>
    <style:style style:name="T13_243" style:family="text"/>
    <style:style style:name="T13_244" style:family="text"/>
    <style:style style:name="T13_245" style:family="text"/>
    <style:style style:name="T13_246" style:family="text"/>
    <style:style style:name="T13_247" style:family="text"/>
    <style:style style:name="T13_248" style:family="text"/>
    <style:style style:name="T13_249" style:family="text"/>
    <style:style style:name="T13_250" style:family="text"/>
    <style:style style:name="T13_251" style:family="text"/>
    <style:style style:name="T13_252" style:family="text"/>
    <style:style style:name="T13_253" style:family="text"/>
    <style:style style:name="T13_254" style:family="text"/>
    <style:style style:name="T13_255" style:family="text"/>
    <style:style style:name="T13_256" style:family="text"/>
    <style:style style:name="T13_257" style:family="text"/>
    <style:style style:name="T13_258" style:family="text"/>
    <style:style style:name="T13_259" style:family="text"/>
    <style:style style:name="T13_260" style:family="text"/>
    <style:style style:name="T13_261" style:family="text"/>
    <style:style style:name="T13_262" style:family="text"/>
    <style:style style:name="T13_263" style:family="text"/>
    <style:style style:name="T13_264" style:family="text"/>
    <style:style style:name="T13_265" style:family="text"/>
    <style:style style:name="T13_266" style:family="text"/>
    <style:style style:name="T13_267" style:family="text"/>
    <style:style style:name="T13_268" style:family="text"/>
    <style:style style:name="T13_269" style:family="text"/>
    <style:style style:name="T13_270" style:family="text"/>
    <style:style style:name="T13_271" style:family="text"/>
    <style:style style:name="T13_272" style:family="text"/>
    <style:style style:name="T13_273" style:family="text"/>
    <style:style style:name="T13_274" style:family="text"/>
    <style:style style:name="T13_275" style:family="text"/>
    <style:style style:name="T13_276" style:family="text"/>
    <style:style style:name="T13_277" style:family="text"/>
    <style:style style:name="T13_278" style:family="text"/>
    <style:style style:name="T13_279" style:family="text"/>
    <style:style style:name="T13_280" style:family="text"/>
    <style:style style:name="T13_281" style:family="text"/>
    <style:style style:name="T13_282" style:family="text"/>
    <style:style style:name="T13_283" style:family="text"/>
    <style:style style:name="T13_284" style:family="text"/>
    <style:style style:name="T13_285" style:family="text"/>
    <style:style style:name="T13_286" style:family="text"/>
    <style:style style:name="T13_287" style:family="text"/>
    <style:style style:name="T13_288" style:family="text"/>
    <style:style style:name="T13_289" style:family="text"/>
    <style:style style:name="T13_290" style:family="text"/>
    <style:style style:name="T13_291" style:family="text"/>
    <style:style style:name="T13_292" style:family="text"/>
    <style:style style:name="T13_293" style:family="text"/>
    <style:style style:name="T13_294" style:family="text"/>
    <style:style style:name="T13_295" style:family="text"/>
    <style:style style:name="T13_296" style:family="text"/>
    <style:style style:name="T13_297" style:family="text"/>
    <style:style style:name="T13_298" style:family="text"/>
    <style:style style:name="T13_299" style:family="text"/>
    <style:style style:name="T13_300" style:family="text"/>
    <style:style style:name="T13_301" style:family="text"/>
    <style:style style:name="T13_302" style:family="text"/>
    <style:style style:name="T13_303" style:family="text"/>
    <style:style style:name="T13_304" style:family="text"/>
    <style:style style:name="T13_305" style:family="text"/>
    <style:style style:name="T13_306" style:family="text"/>
    <style:style style:name="T13_307" style:family="text"/>
    <style:style style:name="T13_308" style:family="text"/>
    <style:style style:name="T13_309" style:family="text"/>
    <style:style style:name="T13_310" style:family="text"/>
    <style:style style:name="T13_311" style:family="text"/>
    <style:style style:name="P14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T14_127" style:family="text"/>
    <style:style style:name="T14_128" style:family="text"/>
    <style:style style:name="T14_129" style:family="text"/>
    <style:style style:name="T14_130" style:family="text"/>
    <style:style style:name="T14_131" style:family="text"/>
    <style:style style:name="T14_132" style:family="text"/>
    <style:style style:name="T14_133" style:family="text"/>
    <style:style style:name="T14_134" style:family="text"/>
    <style:style style:name="T14_135" style:family="text"/>
    <style:style style:name="T14_136" style:family="text"/>
    <style:style style:name="T14_137" style:family="text"/>
    <style:style style:name="T14_138" style:family="text"/>
    <style:style style:name="T14_139" style:family="text"/>
    <style:style style:name="T14_140" style:family="text"/>
    <style:style style:name="T14_141" style:family="text"/>
    <style:style style:name="T14_142" style:family="text"/>
    <style:style style:name="T14_143" style:family="text"/>
    <style:style style:name="T14_144" style:family="text"/>
    <style:style style:name="T14_145" style:family="text"/>
    <style:style style:name="T14_146" style:family="text"/>
    <style:style style:name="T14_147" style:family="text"/>
    <style:style style:name="T14_148" style:family="text"/>
    <style:style style:name="T14_149" style:family="text"/>
    <style:style style:name="T14_150" style:family="text"/>
    <style:style style:name="T14_151" style:family="text"/>
    <style:style style:name="T14_152" style:family="text"/>
    <style:style style:name="T14_153" style:family="text"/>
    <style:style style:name="T14_154" style:family="text"/>
    <style:style style:name="T14_155" style:family="text"/>
    <style:style style:name="T14_156" style:family="text"/>
    <style:style style:name="T14_157" style:family="text"/>
    <style:style style:name="T14_158" style:family="text"/>
    <style:style style:name="T14_159" style:family="text"/>
    <style:style style:name="T14_160" style:family="text"/>
    <style:style style:name="T14_161" style:family="text"/>
    <style:style style:name="T14_162" style:family="text"/>
    <style:style style:name="T14_163" style:family="text"/>
    <style:style style:name="T14_164" style:family="text"/>
    <style:style style:name="T14_165" style:family="text"/>
    <style:style style:name="T14_166" style:family="text"/>
    <style:style style:name="T14_167" style:family="text"/>
    <style:style style:name="T14_168" style:family="text"/>
    <style:style style:name="T14_169" style:family="text"/>
    <style:style style:name="T14_170" style:family="text"/>
    <style:style style:name="T14_171" style:family="text"/>
    <style:style style:name="T14_172" style:family="text"/>
    <style:style style:name="T14_173" style:family="text"/>
    <style:style style:name="T14_174" style:family="text"/>
    <style:style style:name="T14_175" style:family="text"/>
    <style:style style:name="T14_176" style:family="text"/>
    <style:style style:name="T14_177" style:family="text"/>
    <style:style style:name="T14_178" style:family="text"/>
    <style:style style:name="T14_179" style:family="text"/>
    <style:style style:name="T14_180" style:family="text"/>
    <style:style style:name="T14_181" style:family="text"/>
    <style:style style:name="T14_182" style:family="text"/>
    <style:style style:name="T14_183" style:family="text"/>
    <style:style style:name="T14_184" style:family="text"/>
    <style:style style:name="T14_185" style:family="text"/>
    <style:style style:name="T14_186" style:family="text"/>
    <style:style style:name="T14_187" style:family="text"/>
    <style:style style:name="T14_188" style:family="text"/>
    <style:style style:name="T14_189" style:family="text"/>
    <style:style style:name="T14_190" style:family="text"/>
    <style:style style:name="T14_191" style:family="text"/>
    <style:style style:name="T14_192" style:family="text"/>
    <style:style style:name="T14_193" style:family="text"/>
    <style:style style:name="T14_194" style:family="text"/>
    <style:style style:name="T14_195" style:family="text"/>
    <style:style style:name="T14_196" style:family="text"/>
    <style:style style:name="T14_197" style:family="text"/>
    <style:style style:name="T14_198" style:family="text"/>
    <style:style style:name="T14_199" style:family="text"/>
    <style:style style:name="T14_200" style:family="text"/>
    <style:style style:name="P15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T15_159" style:family="text"/>
    <style:style style:name="T15_160" style:family="text"/>
    <style:style style:name="T15_161" style:family="text"/>
    <style:style style:name="T15_162" style:family="text"/>
    <style:style style:name="T15_163" style:family="text"/>
    <style:style style:name="T15_164" style:family="text"/>
    <style:style style:name="T15_165" style:family="text"/>
    <style:style style:name="T15_166" style:family="text"/>
    <style:style style:name="T15_167" style:family="text"/>
    <style:style style:name="T15_168" style:family="text"/>
    <style:style style:name="T15_169" style:family="text"/>
    <style:style style:name="T15_170" style:family="text"/>
    <style:style style:name="T15_171" style:family="text"/>
    <style:style style:name="T15_172" style:family="text"/>
    <style:style style:name="T15_173" style:family="text"/>
    <style:style style:name="T15_174" style:family="text"/>
    <style:style style:name="T15_175" style:family="text"/>
    <style:style style:name="T15_176" style:family="text"/>
    <style:style style:name="T15_177" style:family="text"/>
    <style:style style:name="T15_178" style:family="text"/>
    <style:style style:name="T15_179" style:family="text"/>
    <style:style style:name="T15_180" style:family="text"/>
    <style:style style:name="T15_181" style:family="text"/>
    <style:style style:name="T15_182" style:family="text"/>
    <style:style style:name="T15_183" style:family="text"/>
    <style:style style:name="T15_184" style:family="text"/>
    <style:style style:name="T15_185" style:family="text"/>
    <style:style style:name="T15_186" style:family="text"/>
    <style:style style:name="T15_187" style:family="text"/>
    <style:style style:name="T15_188" style:family="text"/>
    <style:style style:name="T15_189" style:family="text"/>
    <style:style style:name="T15_190" style:family="text"/>
    <style:style style:name="T15_191" style:family="text"/>
    <style:style style:name="T15_192" style:family="text"/>
    <style:style style:name="T15_193" style:family="text"/>
    <style:style style:name="T15_194" style:family="text"/>
    <style:style style:name="T15_195" style:family="text"/>
    <style:style style:name="T15_196" style:family="text"/>
    <style:style style:name="T15_197" style:family="text"/>
    <style:style style:name="T15_198" style:family="text"/>
    <style:style style:name="T15_199" style:family="text"/>
    <style:style style:name="T15_200" style:family="text"/>
    <style:style style:name="T15_201" style:family="text"/>
    <style:style style:name="T15_202" style:family="text"/>
    <style:style style:name="T15_203" style:family="text"/>
    <style:style style:name="T15_204" style:family="text"/>
    <style:style style:name="T15_205" style:family="text"/>
    <style:style style:name="T15_206" style:family="text"/>
    <style:style style:name="T15_207" style:family="text"/>
    <style:style style:name="T15_208" style:family="text"/>
    <style:style style:name="T15_209" style:family="text"/>
    <style:style style:name="T15_210" style:family="text"/>
    <style:style style:name="T15_211" style:family="text"/>
    <style:style style:name="T15_212" style:family="text"/>
    <style:style style:name="T15_213" style:family="text"/>
    <style:style style:name="T15_214" style:family="text"/>
    <style:style style:name="T15_215" style:family="text"/>
    <style:style style:name="T15_216" style:family="text"/>
    <style:style style:name="T15_217" style:family="text"/>
    <style:style style:name="T15_218" style:family="text"/>
    <style:style style:name="T15_219" style:family="text"/>
    <style:style style:name="T15_220" style:family="text"/>
    <style:style style:name="T15_221" style:family="text"/>
    <style:style style:name="T15_222" style:family="text"/>
    <style:style style:name="T15_223" style:family="text"/>
    <style:style style:name="T15_224" style:family="text"/>
    <style:style style:name="T15_225" style:family="text"/>
    <style:style style:name="T15_226" style:family="text"/>
    <style:style style:name="T15_227" style:family="text"/>
    <style:style style:name="T15_228" style:family="text"/>
    <style:style style:name="T15_229" style:family="text"/>
    <style:style style:name="T15_230" style:family="text"/>
    <style:style style:name="T15_231" style:family="text"/>
    <style:style style:name="T15_232" style:family="text"/>
    <style:style style:name="T15_233" style:family="text"/>
    <style:style style:name="T15_234" style:family="text"/>
    <style:style style:name="T15_235" style:family="text"/>
    <style:style style:name="T15_236" style:family="text"/>
    <style:style style:name="T15_237" style:family="text"/>
    <style:style style:name="T15_238" style:family="text"/>
    <style:style style:name="T15_239" style:family="text"/>
    <style:style style:name="T15_240" style:family="text"/>
    <style:style style:name="T15_241" style:family="text"/>
    <style:style style:name="T15_242" style:family="text"/>
    <style:style style:name="T15_243" style:family="text"/>
    <style:style style:name="T15_244" style:family="text"/>
    <style:style style:name="T15_245" style:family="text"/>
    <style:style style:name="T15_246" style:family="text"/>
    <style:style style:name="T15_247" style:family="text"/>
    <style:style style:name="T15_248" style:family="text"/>
    <style:style style:name="T15_249" style:family="text"/>
    <style:style style:name="T15_250" style:family="text"/>
    <style:style style:name="T15_251" style:family="text"/>
    <style:style style:name="T15_252" style:family="text"/>
    <style:style style:name="T15_253" style:family="text"/>
    <style:style style:name="T15_254" style:family="text"/>
    <style:style style:name="T15_255" style:family="text"/>
    <style:style style:name="T15_256" style:family="text"/>
    <style:style style:name="T15_257" style:family="text"/>
    <style:style style:name="T15_258" style:family="text"/>
    <style:style style:name="T15_259" style:family="text"/>
    <style:style style:name="T15_260" style:family="text"/>
    <style:style style:name="T15_261" style:family="text"/>
    <style:style style:name="T15_262" style:family="text"/>
    <style:style style:name="T15_263" style:family="text"/>
    <style:style style:name="T15_264" style:family="text"/>
    <style:style style:name="T15_265" style:family="text"/>
    <style:style style:name="T15_266" style:family="text"/>
    <style:style style:name="T15_267" style:family="text"/>
    <style:style style:name="T15_268" style:family="text"/>
    <style:style style:name="T15_269" style:family="text"/>
    <style:style style:name="T15_270" style:family="text"/>
    <style:style style:name="T15_271" style:family="text"/>
    <style:style style:name="T15_272" style:family="text"/>
    <style:style style:name="T15_273" style:family="text"/>
    <style:style style:name="T15_274" style:family="text"/>
    <style:style style:name="T15_275" style:family="text"/>
    <style:style style:name="T15_276" style:family="text"/>
    <style:style style:name="T15_277" style:family="text"/>
    <style:style style:name="T15_278" style:family="text"/>
    <style:style style:name="T15_279" style:family="text"/>
    <style:style style:name="T15_280" style:family="text"/>
    <style:style style:name="T15_281" style:family="text"/>
    <style:style style:name="T15_282" style:family="text"/>
    <style:style style:name="T15_283" style:family="text"/>
    <style:style style:name="T15_284" style:family="text"/>
    <style:style style:name="T15_285" style:family="text"/>
    <style:style style:name="T15_286" style:family="text"/>
    <style:style style:name="T15_287" style:family="text"/>
    <style:style style:name="T15_288" style:family="text"/>
    <style:style style:name="T15_289" style:family="text"/>
    <style:style style:name="T15_290" style:family="text"/>
    <style:style style:name="T15_291" style:family="text"/>
    <style:style style:name="T15_292" style:family="text"/>
    <style:style style:name="T15_293" style:family="text"/>
    <style:style style:name="T15_294" style:family="text"/>
    <style:style style:name="T15_295" style:family="text"/>
    <style:style style:name="T15_296" style:family="text"/>
    <style:style style:name="T15_297" style:family="text"/>
    <style:style style:name="T15_298" style:family="text"/>
    <style:style style:name="T15_299" style:family="text"/>
    <style:style style:name="T15_300" style:family="text"/>
    <style:style style:name="T15_301" style:family="text"/>
    <style:style style:name="T15_302" style:family="text"/>
    <style:style style:name="T15_303" style:family="text"/>
    <style:style style:name="T15_304" style:family="text"/>
    <style:style style:name="T15_305" style:family="text"/>
    <style:style style:name="T15_306" style:family="text"/>
    <style:style style:name="T15_307" style:family="text"/>
    <style:style style:name="T15_308" style:family="text"/>
    <style:style style:name="T15_309" style:family="text"/>
    <style:style style:name="T15_310" style:family="text"/>
    <style:style style:name="T15_311" style:family="text"/>
    <style:style style:name="T15_312" style:family="text"/>
    <style:style style:name="T15_313" style:family="text"/>
    <style:style style:name="T15_314" style:family="text"/>
    <style:style style:name="T15_315" style:family="text"/>
    <style:style style:name="T15_316" style:family="text"/>
    <style:style style:name="T15_317" style:family="text"/>
    <style:style style:name="T15_318" style:family="text"/>
    <style:style style:name="T15_319" style:family="text"/>
    <style:style style:name="T15_320" style:family="text"/>
    <style:style style:name="T15_321" style:family="text"/>
    <style:style style:name="T15_322" style:family="text"/>
    <style:style style:name="T15_323" style:family="text"/>
    <style:style style:name="T15_324" style:family="text"/>
    <style:style style:name="T15_325" style:family="text"/>
    <style:style style:name="T15_326" style:family="text"/>
    <style:style style:name="T15_327" style:family="text"/>
    <style:style style:name="T15_328" style:family="text"/>
    <style:style style:name="T15_329" style:family="text"/>
    <style:style style:name="T15_330" style:family="text"/>
    <style:style style:name="T15_331" style:family="text"/>
    <style:style style:name="T15_332" style:family="text"/>
    <style:style style:name="T15_333" style:family="text"/>
    <style:style style:name="T15_334" style:family="text"/>
    <style:style style:name="T15_335" style:family="text"/>
    <style:style style:name="T15_336" style:family="text"/>
    <style:style style:name="T15_337" style:family="text"/>
    <style:style style:name="T15_338" style:family="text"/>
    <style:style style:name="T15_339" style:family="text"/>
    <style:style style:name="T15_340" style:family="text"/>
    <style:style style:name="T15_341" style:family="text"/>
    <style:style style:name="T15_342" style:family="text"/>
    <style:style style:name="T15_343" style:family="text"/>
    <style:style style:name="T15_344" style:family="text"/>
    <style:style style:name="T15_345" style:family="text"/>
    <style:style style:name="T15_346" style:family="text"/>
    <style:style style:name="T15_347" style:family="text"/>
    <style:style style:name="T15_348" style:family="text"/>
    <style:style style:name="T15_349" style:family="text"/>
    <style:style style:name="T15_350" style:family="text"/>
    <style:style style:name="T15_351" style:family="text"/>
    <style:style style:name="T15_352" style:family="text"/>
    <style:style style:name="T15_353" style:family="text"/>
    <style:style style:name="T15_354" style:family="text"/>
    <style:style style:name="T15_355" style:family="text"/>
    <style:style style:name="T15_356" style:family="text"/>
    <style:style style:name="T15_357" style:family="text"/>
    <style:style style:name="T15_358" style:family="text"/>
    <style:style style:name="T15_359" style:family="text"/>
    <style:style style:name="T15_360" style:family="text"/>
    <style:style style:name="T15_361" style:family="text"/>
    <style:style style:name="T15_362" style:family="text"/>
    <style:style style:name="T15_363" style:family="text"/>
    <style:style style:name="T15_364" style:family="text"/>
    <style:style style:name="T15_365" style:family="text"/>
    <style:style style:name="T15_366" style:family="text"/>
    <style:style style:name="T15_367" style:family="text"/>
    <style:style style:name="T15_368" style:family="text"/>
    <style:style style:name="T15_369" style:family="text"/>
    <style:style style:name="T15_370" style:family="text"/>
    <style:style style:name="T15_371" style:family="text"/>
    <style:style style:name="T15_372" style:family="text"/>
    <style:style style:name="T15_373" style:family="text"/>
    <style:style style:name="T15_374" style:family="text"/>
    <style:style style:name="T15_375" style:family="text"/>
    <style:style style:name="T15_376" style:family="text"/>
    <style:style style:name="T15_377" style:family="text"/>
    <style:style style:name="T15_378" style:family="text"/>
    <style:style style:name="T15_379" style:family="text"/>
    <style:style style:name="T15_380" style:family="text"/>
    <style:style style:name="T15_381" style:family="text"/>
    <style:style style:name="T15_382" style:family="text"/>
    <style:style style:name="T15_383" style:family="text"/>
    <style:style style:name="T15_384" style:family="text"/>
    <style:style style:name="T15_385" style:family="text"/>
    <style:style style:name="T15_386" style:family="text"/>
    <style:style style:name="T15_387" style:family="text"/>
    <style:style style:name="T15_388" style:family="text"/>
    <style:style style:name="T15_389" style:family="text"/>
    <style:style style:name="T15_390" style:family="text"/>
    <style:style style:name="T15_391" style:family="text"/>
    <style:style style:name="T15_392" style:family="text"/>
    <style:style style:name="T15_393" style:family="text"/>
    <style:style style:name="T15_394" style:family="text"/>
    <style:style style:name="T15_395" style:family="text"/>
    <style:style style:name="T15_396" style:family="text"/>
    <style:style style:name="T15_397" style:family="text"/>
    <style:style style:name="T15_398" style:family="text"/>
    <style:style style:name="T15_399" style:family="text"/>
    <style:style style:name="T15_400" style:family="text"/>
    <style:style style:name="T15_401" style:family="text"/>
    <style:style style:name="T15_402" style:family="text"/>
    <style:style style:name="T15_403" style:family="text"/>
    <style:style style:name="T15_404" style:family="text"/>
    <style:style style:name="T15_405" style:family="text"/>
    <style:style style:name="T15_406" style:family="text"/>
    <style:style style:name="T15_407" style:family="text"/>
    <style:style style:name="T15_408" style:family="text"/>
    <style:style style:name="T15_409" style:family="text"/>
    <style:style style:name="T15_410" style:family="text"/>
    <style:style style:name="T15_411" style:family="text"/>
    <style:style style:name="T15_412" style:family="text"/>
    <style:style style:name="T15_413" style:family="text"/>
    <style:style style:name="T15_414" style:family="text"/>
    <style:style style:name="T15_415" style:family="text"/>
    <style:style style:name="T15_416" style:family="text"/>
    <style:style style:name="T15_417" style:family="text"/>
    <style:style style:name="T15_418" style:family="text"/>
    <style:style style:name="T15_419" style:family="text"/>
    <style:style style:name="T15_420" style:family="text"/>
    <style:style style:name="T15_421" style:family="text"/>
    <style:style style:name="T15_422" style:family="text"/>
    <style:style style:name="T15_423" style:family="text"/>
    <style:style style:name="T15_424" style:family="text"/>
    <style:style style:name="T15_425" style:family="text"/>
    <style:style style:name="T15_426" style:family="text"/>
    <style:style style:name="T15_427" style:family="text"/>
    <style:style style:name="T15_428" style:family="text"/>
    <style:style style:name="T15_429" style:family="text"/>
    <style:style style:name="T15_430" style:family="text"/>
    <style:style style:name="T15_431" style:family="text"/>
    <style:style style:name="T15_432" style:family="text"/>
    <style:style style:name="T15_433" style:family="text"/>
    <style:style style:name="T15_434" style:family="text"/>
    <style:style style:name="T15_435" style:family="text"/>
    <style:style style:name="T15_436" style:family="text"/>
    <style:style style:name="T15_437" style:family="text"/>
    <style:style style:name="T15_438" style:family="text"/>
    <style:style style:name="T15_439" style:family="text"/>
    <style:style style:name="T15_440" style:family="text"/>
    <style:style style:name="T15_441" style:family="text"/>
    <style:style style:name="T15_442" style:family="text"/>
    <style:style style:name="T15_443" style:family="text"/>
    <style:style style:name="T15_444" style:family="text"/>
    <style:style style:name="T15_445" style:family="text"/>
    <style:style style:name="T15_446" style:family="text"/>
    <style:style style:name="T15_447" style:family="text"/>
    <style:style style:name="T15_448" style:family="text"/>
    <style:style style:name="T15_449" style:family="text"/>
    <style:style style:name="T15_450" style:family="text"/>
    <style:style style:name="T15_451" style:family="text"/>
    <style:style style:name="T15_452" style:family="text"/>
    <style:style style:name="T15_453" style:family="text"/>
    <style:style style:name="T15_454" style:family="text"/>
    <style:style style:name="T15_455" style:family="text"/>
    <style:style style:name="T15_456" style:family="text"/>
    <style:style style:name="T15_457" style:family="text"/>
    <style:style style:name="T15_458" style:family="text"/>
    <style:style style:name="T15_459" style:family="text"/>
    <style:style style:name="T15_460" style:family="text"/>
    <style:style style:name="T15_461" style:family="text"/>
    <style:style style:name="T15_462" style:family="text"/>
    <style:style style:name="T15_463" style:family="text"/>
    <style:style style:name="T15_464" style:family="text"/>
    <style:style style:name="T15_465" style:family="text"/>
    <style:style style:name="T15_466" style:family="text"/>
    <style:style style:name="T15_467" style:family="text"/>
    <style:style style:name="T15_468" style:family="text"/>
    <style:style style:name="T15_469" style:family="text"/>
    <style:style style:name="T15_470" style:family="text"/>
    <style:style style:name="T15_471" style:family="text"/>
    <style:style style:name="T15_472" style:family="text"/>
    <style:style style:name="T15_473" style:family="text"/>
    <style:style style:name="T15_474" style:family="text"/>
    <style:style style:name="T15_475" style:family="text"/>
    <style:style style:name="T15_476" style:family="text"/>
    <style:style style:name="T15_477" style:family="text"/>
    <style:style style:name="T15_478" style:family="text"/>
    <style:style style:name="T15_479" style:family="text"/>
    <style:style style:name="T15_480" style:family="text"/>
    <style:style style:name="T15_481" style:family="text"/>
    <style:style style:name="T15_482" style:family="text"/>
    <style:style style:name="T15_483" style:family="text"/>
    <style:style style:name="T15_484" style:family="text"/>
    <style:style style:name="T15_485" style:family="text"/>
    <style:style style:name="T15_486" style:family="text"/>
    <style:style style:name="P16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P17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T17_125" style:family="text"/>
    <style:style style:name="T17_126" style:family="text"/>
    <style:style style:name="T17_127" style:family="text"/>
    <style:style style:name="T17_128" style:family="text"/>
    <style:style style:name="T17_129" style:family="text"/>
    <style:style style:name="T17_130" style:family="text"/>
    <style:style style:name="T17_131" style:family="text"/>
    <style:style style:name="T17_132" style:family="text"/>
    <style:style style:name="T17_133" style:family="text"/>
    <style:style style:name="T17_134" style:family="text"/>
    <style:style style:name="T17_135" style:family="text"/>
    <style:style style:name="T17_136" style:family="text"/>
    <style:style style:name="T17_137" style:family="text"/>
    <style:style style:name="T17_138" style:family="text"/>
    <style:style style:name="T17_139" style:family="text"/>
    <style:style style:name="T17_140" style:family="text"/>
    <style:style style:name="T17_141" style:family="text"/>
    <style:style style:name="T17_142" style:family="text"/>
    <style:style style:name="T17_143" style:family="text"/>
    <style:style style:name="T17_144" style:family="text"/>
    <style:style style:name="T17_145" style:family="text"/>
    <style:style style:name="T17_146" style:family="text"/>
    <style:style style:name="T17_147" style:family="text"/>
    <style:style style:name="T17_148" style:family="text"/>
    <style:style style:name="T17_149" style:family="text"/>
    <style:style style:name="T17_150" style:family="text"/>
    <style:style style:name="T17_151" style:family="text"/>
    <style:style style:name="T17_152" style:family="text"/>
    <style:style style:name="T17_153" style:family="text"/>
    <style:style style:name="T17_154" style:family="text"/>
    <style:style style:name="T17_155" style:family="text"/>
    <style:style style:name="T17_156" style:family="text"/>
    <style:style style:name="T17_157" style:family="text"/>
    <style:style style:name="T17_158" style:family="text"/>
    <style:style style:name="T17_159" style:family="text"/>
    <style:style style:name="T17_160" style:family="text"/>
    <style:style style:name="T17_161" style:family="text"/>
    <style:style style:name="T17_162" style:family="text"/>
    <style:style style:name="T17_163" style:family="text"/>
    <style:style style:name="T17_164" style:family="text"/>
    <style:style style:name="T17_165" style:family="text"/>
    <style:style style:name="T17_166" style:family="text"/>
    <style:style style:name="T17_167" style:family="text"/>
    <style:style style:name="T17_168" style:family="text"/>
    <style:style style:name="T17_169" style:family="text"/>
    <style:style style:name="T17_170" style:family="text"/>
    <style:style style:name="T17_171" style:family="text"/>
    <style:style style:name="T17_172" style:family="text"/>
    <style:style style:name="T17_173" style:family="text"/>
    <style:style style:name="T17_174" style:family="text"/>
    <style:style style:name="T17_175" style:family="text"/>
    <style:style style:name="T17_176" style:family="text"/>
    <style:style style:name="T17_177" style:family="text"/>
    <style:style style:name="T17_178" style:family="text"/>
    <style:style style:name="T17_179" style:family="text"/>
    <style:style style:name="T17_180" style:family="text"/>
    <style:style style:name="T17_181" style:family="text"/>
    <style:style style:name="T17_182" style:family="text"/>
    <style:style style:name="T17_183" style:family="text"/>
    <style:style style:name="T17_184" style:family="text"/>
    <style:style style:name="T17_185" style:family="text"/>
    <style:style style:name="T17_186" style:family="text"/>
    <style:style style:name="T17_187" style:family="text"/>
    <style:style style:name="T17_188" style:family="text"/>
    <style:style style:name="T17_189" style:family="text"/>
    <style:style style:name="T17_190" style:family="text"/>
    <style:style style:name="T17_191" style:family="text"/>
    <style:style style:name="T17_192" style:family="text"/>
    <style:style style:name="T17_193" style:family="text"/>
    <style:style style:name="T17_194" style:family="text"/>
    <style:style style:name="T17_195" style:family="text"/>
    <style:style style:name="T17_196" style:family="text"/>
    <style:style style:name="T17_197" style:family="text"/>
    <style:style style:name="T17_198" style:family="text"/>
    <style:style style:name="T17_199" style:family="text"/>
    <style:style style:name="T17_200" style:family="text"/>
    <style:style style:name="T17_201" style:family="text"/>
    <style:style style:name="T17_202" style:family="text"/>
    <style:style style:name="T17_203" style:family="text"/>
    <style:style style:name="T17_204" style:family="text"/>
    <style:style style:name="T17_205" style:family="text"/>
    <style:style style:name="T17_206" style:family="text"/>
    <style:style style:name="T17_207" style:family="text"/>
    <style:style style:name="T17_208" style:family="text"/>
    <style:style style:name="T17_209" style:family="text"/>
    <style:style style:name="T17_210" style:family="text"/>
    <style:style style:name="T17_211" style:family="text"/>
    <style:style style:name="T17_212" style:family="text"/>
    <style:style style:name="T17_213" style:family="text"/>
    <style:style style:name="T17_214" style:family="text"/>
    <style:style style:name="T17_215" style:family="text"/>
    <style:style style:name="T17_216" style:family="text"/>
    <style:style style:name="T17_217" style:family="text"/>
    <style:style style:name="T17_218" style:family="text"/>
    <style:style style:name="T17_219" style:family="text"/>
    <style:style style:name="T17_220" style:family="text"/>
    <style:style style:name="T17_221" style:family="text"/>
    <style:style style:name="T17_222" style:family="text"/>
    <style:style style:name="T17_223" style:family="text"/>
    <style:style style:name="T17_224" style:family="text"/>
    <style:style style:name="T17_225" style:family="text"/>
    <style:style style:name="T17_226" style:family="text"/>
    <style:style style:name="T17_227" style:family="text"/>
    <style:style style:name="T17_228" style:family="text"/>
    <style:style style:name="T17_229" style:family="text"/>
    <style:style style:name="T17_230" style:family="text"/>
    <style:style style:name="T17_231" style:family="text"/>
    <style:style style:name="T17_232" style:family="text"/>
    <style:style style:name="T17_233" style:family="text"/>
    <style:style style:name="T17_234" style:family="text"/>
    <style:style style:name="T17_235" style:family="text"/>
    <style:style style:name="T17_236" style:family="text"/>
    <style:style style:name="T17_237" style:family="text"/>
    <style:style style:name="T17_238" style:family="text"/>
    <style:style style:name="T17_239" style:family="text"/>
    <style:style style:name="T17_240" style:family="text"/>
    <style:style style:name="T17_241" style:family="text"/>
    <style:style style:name="T17_242" style:family="text"/>
    <style:style style:name="T17_243" style:family="text"/>
    <style:style style:name="T17_244" style:family="text"/>
    <style:style style:name="T17_245" style:family="text"/>
    <style:style style:name="T17_246" style:family="text"/>
    <style:style style:name="T17_247" style:family="text"/>
    <style:style style:name="T17_248" style:family="text"/>
    <style:style style:name="T17_249" style:family="text"/>
    <style:style style:name="T17_250" style:family="text"/>
    <style:style style:name="T17_251" style:family="text"/>
    <style:style style:name="T17_252" style:family="text"/>
    <style:style style:name="T17_253" style:family="text"/>
    <style:style style:name="T17_254" style:family="text"/>
    <style:style style:name="T17_255" style:family="text"/>
    <style:style style:name="T17_256" style:family="text"/>
    <style:style style:name="T17_257" style:family="text"/>
    <style:style style:name="T17_258" style:family="text"/>
    <style:style style:name="T17_259" style:family="text"/>
    <style:style style:name="T17_260" style:family="text"/>
    <style:style style:name="T17_261" style:family="text"/>
    <style:style style:name="T17_262" style:family="text"/>
    <style:style style:name="T17_263" style:family="text"/>
    <style:style style:name="T17_264" style:family="text"/>
    <style:style style:name="T17_265" style:family="text"/>
    <style:style style:name="T17_266" style:family="text"/>
    <style:style style:name="T17_267" style:family="text"/>
    <style:style style:name="T17_268" style:family="text"/>
    <style:style style:name="T17_269" style:family="text"/>
    <style:style style:name="T17_270" style:family="text"/>
    <style:style style:name="T17_271" style:family="text"/>
    <style:style style:name="T17_272" style:family="text"/>
    <style:style style:name="T17_273" style:family="text"/>
    <style:style style:name="T17_274" style:family="text"/>
    <style:style style:name="T17_275" style:family="text"/>
    <style:style style:name="T17_276" style:family="text"/>
    <style:style style:name="T17_277" style:family="text"/>
    <style:style style:name="T17_278" style:family="text"/>
    <style:style style:name="T17_279" style:family="text"/>
    <style:style style:name="T17_280" style:family="text"/>
    <style:style style:name="T17_281" style:family="text"/>
    <style:style style:name="T17_282" style:family="text"/>
    <style:style style:name="T17_283" style:family="text"/>
    <style:style style:name="T17_284" style:family="text"/>
    <style:style style:name="T17_285" style:family="text"/>
    <style:style style:name="T17_286" style:family="text"/>
    <style:style style:name="T17_287" style:family="text"/>
    <style:style style:name="T17_288" style:family="text"/>
    <style:style style:name="T17_289" style:family="text"/>
    <style:style style:name="T17_290" style:family="text"/>
    <style:style style:name="T17_291" style:family="text"/>
    <style:style style:name="T17_292" style:family="text"/>
    <style:style style:name="T17_293" style:family="text"/>
    <style:style style:name="T17_294" style:family="text"/>
    <style:style style:name="T17_295" style:family="text"/>
    <style:style style:name="T17_296" style:family="text"/>
    <style:style style:name="T17_297" style:family="text"/>
    <style:style style:name="T17_298" style:family="text"/>
    <style:style style:name="T17_299" style:family="text"/>
    <style:style style:name="T17_300" style:family="text"/>
    <style:style style:name="T17_301" style:family="text"/>
    <style:style style:name="T17_302" style:family="text"/>
    <style:style style:name="T17_303" style:family="text"/>
    <style:style style:name="T17_304" style:family="text"/>
    <style:style style:name="T17_305" style:family="text"/>
    <style:style style:name="T17_306" style:family="text"/>
    <style:style style:name="T17_307" style:family="text"/>
    <style:style style:name="T17_308" style:family="text"/>
    <style:style style:name="T17_309" style:family="text"/>
    <style:style style:name="T17_310" style:family="text"/>
    <style:style style:name="T17_311" style:family="text"/>
    <style:style style:name="T17_312" style:family="text"/>
    <style:style style:name="T17_313" style:family="text"/>
    <style:style style:name="T17_314" style:family="text"/>
    <style:style style:name="T17_315" style:family="text"/>
    <style:style style:name="T17_316" style:family="text"/>
    <style:style style:name="T17_317" style:family="text"/>
    <style:style style:name="T17_318" style:family="text"/>
    <style:style style:name="T17_319" style:family="text"/>
    <style:style style:name="T17_320" style:family="text"/>
    <style:style style:name="T17_321" style:family="text"/>
    <style:style style:name="T17_322" style:family="text"/>
    <style:style style:name="T17_323" style:family="text"/>
    <style:style style:name="T17_324" style:family="text"/>
    <style:style style:name="T17_325" style:family="text"/>
    <style:style style:name="T17_326" style:family="text"/>
    <style:style style:name="T17_327" style:family="text"/>
    <style:style style:name="T17_328" style:family="text"/>
    <style:style style:name="P18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P19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T19_111" style:family="text"/>
    <style:style style:name="T19_112" style:family="text"/>
    <style:style style:name="T19_113" style:family="text"/>
    <style:style style:name="T19_114" style:family="text"/>
    <style:style style:name="T19_115" style:family="text"/>
    <style:style style:name="T19_116" style:family="text"/>
    <style:style style:name="T19_117" style:family="text"/>
    <style:style style:name="T19_118" style:family="text"/>
    <style:style style:name="T19_119" style:family="text"/>
    <style:style style:name="T19_120" style:family="text"/>
    <style:style style:name="T19_121" style:family="text"/>
    <style:style style:name="T19_122" style:family="text"/>
    <style:style style:name="T19_123" style:family="text"/>
    <style:style style:name="T19_124" style:family="text"/>
    <style:style style:name="T19_125" style:family="text"/>
    <style:style style:name="T19_126" style:family="text"/>
    <style:style style:name="T19_127" style:family="text"/>
    <style:style style:name="T19_128" style:family="text"/>
    <style:style style:name="T19_129" style:family="text"/>
    <style:style style:name="T19_130" style:family="text"/>
    <style:style style:name="T19_131" style:family="text"/>
    <style:style style:name="T19_132" style:family="text"/>
    <style:style style:name="T19_133" style:family="text"/>
    <style:style style:name="T19_134" style:family="text"/>
    <style:style style:name="T19_135" style:family="text"/>
    <style:style style:name="T19_136" style:family="text"/>
    <style:style style:name="T19_137" style:family="text"/>
    <style:style style:name="T19_138" style:family="text"/>
    <style:style style:name="T19_139" style:family="text"/>
    <style:style style:name="T19_140" style:family="text"/>
    <style:style style:name="T19_141" style:family="text"/>
    <style:style style:name="T19_142" style:family="text"/>
    <style:style style:name="T19_143" style:family="text"/>
    <style:style style:name="T19_144" style:family="text"/>
    <style:style style:name="T19_145" style:family="text"/>
    <style:style style:name="T19_146" style:family="text"/>
    <style:style style:name="T19_147" style:family="text"/>
    <style:style style:name="T19_148" style:family="text"/>
    <style:style style:name="T19_149" style:family="text"/>
    <style:style style:name="T19_150" style:family="text"/>
    <style:style style:name="T19_151" style:family="text"/>
    <style:style style:name="T19_152" style:family="text"/>
    <style:style style:name="T19_153" style:family="text"/>
    <style:style style:name="T19_154" style:family="text"/>
    <style:style style:name="T19_155" style:family="text"/>
    <style:style style:name="T19_156" style:family="text"/>
    <style:style style:name="T19_157" style:family="text"/>
    <style:style style:name="T19_158" style:family="text"/>
    <style:style style:name="T19_159" style:family="text"/>
    <style:style style:name="T19_160" style:family="text"/>
    <style:style style:name="T19_161" style:family="text"/>
    <style:style style:name="T19_162" style:family="text"/>
    <style:style style:name="T19_163" style:family="text"/>
    <style:style style:name="T19_164" style:family="text"/>
    <style:style style:name="T19_165" style:family="text"/>
    <style:style style:name="T19_166" style:family="text"/>
    <style:style style:name="T19_167" style:family="text"/>
    <style:style style:name="T19_168" style:family="text"/>
    <style:style style:name="T19_169" style:family="text"/>
    <style:style style:name="T19_170" style:family="text"/>
    <style:style style:name="T19_171" style:family="text"/>
    <style:style style:name="T19_172" style:family="text"/>
    <style:style style:name="T19_173" style:family="text"/>
    <style:style style:name="T19_174" style:family="text"/>
    <style:style style:name="T19_175" style:family="text"/>
    <style:style style:name="T19_176" style:family="text"/>
    <style:style style:name="T19_177" style:family="text"/>
    <style:style style:name="T19_178" style:family="text"/>
    <style:style style:name="T19_179" style:family="text"/>
    <style:style style:name="T19_180" style:family="text"/>
    <style:style style:name="T19_181" style:family="text"/>
    <style:style style:name="T19_182" style:family="text"/>
    <style:style style:name="T19_183" style:family="text"/>
    <style:style style:name="T19_184" style:family="text"/>
    <style:style style:name="T19_185" style:family="text"/>
    <style:style style:name="T19_186" style:family="text"/>
    <style:style style:name="T19_187" style:family="text"/>
    <style:style style:name="T19_188" style:family="text"/>
    <style:style style:name="T19_189" style:family="text"/>
    <style:style style:name="T19_190" style:family="text"/>
    <style:style style:name="T19_191" style:family="text"/>
    <style:style style:name="T19_192" style:family="text"/>
    <style:style style:name="T19_193" style:family="text"/>
    <style:style style:name="T19_194" style:family="text"/>
    <style:style style:name="T19_195" style:family="text"/>
    <style:style style:name="T19_196" style:family="text"/>
    <style:style style:name="T19_197" style:family="text"/>
    <style:style style:name="T19_198" style:family="text"/>
    <style:style style:name="T19_199" style:family="text"/>
    <style:style style:name="T19_200" style:family="text"/>
    <style:style style:name="T19_201" style:family="text"/>
    <style:style style:name="T19_202" style:family="text"/>
    <style:style style:name="T19_203" style:family="text"/>
    <style:style style:name="T19_204" style:family="text"/>
    <style:style style:name="T19_205" style:family="text"/>
    <style:style style:name="T19_206" style:family="text"/>
    <style:style style:name="T19_207" style:family="text"/>
    <style:style style:name="T19_208" style:family="text"/>
    <style:style style:name="T19_209" style:family="text"/>
    <style:style style:name="T19_210" style:family="text"/>
    <style:style style:name="T19_211" style:family="text"/>
    <style:style style:name="T19_212" style:family="text"/>
    <style:style style:name="T19_213" style:family="text"/>
    <style:style style:name="T19_214" style:family="text"/>
    <style:style style:name="T19_215" style:family="text"/>
    <style:style style:name="T19_216" style:family="text"/>
    <style:style style:name="T19_217" style:family="text"/>
    <style:style style:name="T19_218" style:family="text"/>
    <style:style style:name="T19_219" style:family="text"/>
    <style:style style:name="T19_220" style:family="text"/>
    <style:style style:name="T19_221" style:family="text"/>
    <style:style style:name="T19_222" style:family="text"/>
    <style:style style:name="T19_223" style:family="text"/>
    <style:style style:name="T19_224" style:family="text"/>
    <style:style style:name="T19_225" style:family="text"/>
    <style:style style:name="T19_226" style:family="text"/>
    <style:style style:name="T19_227" style:family="text"/>
    <style:style style:name="T19_228" style:family="text"/>
    <style:style style:name="T19_229" style:family="text"/>
    <style:style style:name="T19_230" style:family="text"/>
    <style:style style:name="T19_231" style:family="text"/>
    <style:style style:name="T19_232" style:family="text"/>
    <style:style style:name="T19_233" style:family="text"/>
    <style:style style:name="T19_234" style:family="text"/>
    <style:style style:name="T19_235" style:family="text"/>
    <style:style style:name="T19_236" style:family="text"/>
    <style:style style:name="T19_237" style:family="text"/>
    <style:style style:name="T19_238" style:family="text"/>
    <style:style style:name="T19_239" style:family="text"/>
    <style:style style:name="T19_240" style:family="text"/>
    <style:style style:name="T19_241" style:family="text"/>
    <style:style style:name="T19_242" style:family="text"/>
    <style:style style:name="T19_243" style:family="text"/>
    <style:style style:name="T19_244" style:family="text"/>
    <style:style style:name="T19_245" style:family="text"/>
    <style:style style:name="T19_246" style:family="text"/>
    <style:style style:name="T19_247" style:family="text"/>
    <style:style style:name="T19_248" style:family="text"/>
    <style:style style:name="T19_249" style:family="text"/>
    <style:style style:name="T19_250" style:family="text"/>
    <style:style style:name="T19_251" style:family="text"/>
    <style:style style:name="T19_252" style:family="text"/>
    <style:style style:name="T19_253" style:family="text"/>
    <style:style style:name="T19_254" style:family="text"/>
    <style:style style:name="T19_255" style:family="text"/>
    <style:style style:name="T19_256" style:family="text"/>
    <style:style style:name="T19_257" style:family="text"/>
    <style:style style:name="T19_258" style:family="text"/>
    <style:style style:name="T19_259" style:family="text"/>
    <style:style style:name="T19_260" style:family="text"/>
    <style:style style:name="T19_261" style:family="text"/>
    <style:style style:name="T19_262" style:family="text"/>
    <style:style style:name="T19_263" style:family="text"/>
    <style:style style:name="T19_264" style:family="text"/>
    <style:style style:name="T19_265" style:family="text"/>
    <style:style style:name="T19_266" style:family="text"/>
    <style:style style:name="T19_267" style:family="text"/>
    <style:style style:name="T19_268" style:family="text"/>
    <style:style style:name="T19_269" style:family="text"/>
    <style:style style:name="T19_270" style:family="text"/>
    <style:style style:name="T19_271" style:family="text"/>
    <style:style style:name="T19_272" style:family="text"/>
    <style:style style:name="T19_273" style:family="text"/>
    <style:style style:name="T19_274" style:family="text"/>
    <style:style style:name="P20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T20_130" style:family="text"/>
    <style:style style:name="T20_131" style:family="text"/>
    <style:style style:name="T20_132" style:family="text"/>
    <style:style style:name="T20_133" style:family="text"/>
    <style:style style:name="T20_134" style:family="text"/>
    <style:style style:name="T20_135" style:family="text"/>
    <style:style style:name="T20_136" style:family="text"/>
    <style:style style:name="T20_137" style:family="text"/>
    <style:style style:name="T20_138" style:family="text"/>
    <style:style style:name="T20_139" style:family="text"/>
    <style:style style:name="T20_140" style:family="text"/>
    <style:style style:name="T20_141" style:family="text"/>
    <style:style style:name="T20_142" style:family="text"/>
    <style:style style:name="T20_143" style:family="text"/>
    <style:style style:name="T20_144" style:family="text"/>
    <style:style style:name="T20_145" style:family="text"/>
    <style:style style:name="T20_146" style:family="text"/>
    <style:style style:name="T20_147" style:family="text"/>
    <style:style style:name="T20_148" style:family="text"/>
    <style:style style:name="T20_149" style:family="text"/>
    <style:style style:name="T20_150" style:family="text"/>
    <style:style style:name="T20_151" style:family="text"/>
    <style:style style:name="T20_152" style:family="text"/>
    <style:style style:name="T20_153" style:family="text"/>
    <style:style style:name="T20_154" style:family="text"/>
    <style:style style:name="T20_155" style:family="text"/>
    <style:style style:name="T20_156" style:family="text"/>
    <style:style style:name="T20_157" style:family="text"/>
    <style:style style:name="T20_158" style:family="text"/>
    <style:style style:name="T20_159" style:family="text"/>
    <style:style style:name="T20_160" style:family="text"/>
    <style:style style:name="T20_161" style:family="text"/>
    <style:style style:name="T20_162" style:family="text"/>
    <style:style style:name="T20_163" style:family="text"/>
    <style:style style:name="T20_164" style:family="text"/>
    <style:style style:name="T20_165" style:family="text"/>
    <style:style style:name="T20_166" style:family="text"/>
    <style:style style:name="T20_167" style:family="text"/>
    <style:style style:name="T20_168" style:family="text"/>
    <style:style style:name="T20_169" style:family="text"/>
    <style:style style:name="T20_170" style:family="text"/>
    <style:style style:name="T20_171" style:family="text"/>
    <style:style style:name="T20_172" style:family="text"/>
    <style:style style:name="T20_173" style:family="text"/>
    <style:style style:name="T20_174" style:family="text"/>
    <style:style style:name="T20_175" style:family="text"/>
    <style:style style:name="T20_176" style:family="text"/>
    <style:style style:name="T20_177" style:family="text"/>
    <style:style style:name="T20_178" style:family="text"/>
    <style:style style:name="T20_179" style:family="text"/>
    <style:style style:name="T20_180" style:family="text"/>
    <style:style style:name="T20_181" style:family="text"/>
    <style:style style:name="T20_182" style:family="text"/>
    <style:style style:name="T20_183" style:family="text"/>
    <style:style style:name="T20_184" style:family="text"/>
    <style:style style:name="T20_185" style:family="text"/>
    <style:style style:name="T20_186" style:family="text"/>
    <style:style style:name="T20_187" style:family="text"/>
    <style:style style:name="T20_188" style:family="text"/>
    <style:style style:name="T20_189" style:family="text"/>
    <style:style style:name="T20_190" style:family="text"/>
    <style:style style:name="T20_191" style:family="text"/>
    <style:style style:name="T20_192" style:family="text"/>
    <style:style style:name="T20_193" style:family="text"/>
    <style:style style:name="T20_194" style:family="text"/>
    <style:style style:name="T20_195" style:family="text"/>
    <style:style style:name="T20_196" style:family="text"/>
    <style:style style:name="T20_197" style:family="text"/>
    <style:style style:name="T20_198" style:family="text"/>
    <style:style style:name="T20_199" style:family="text"/>
    <style:style style:name="T20_200" style:family="text"/>
    <style:style style:name="T20_201" style:family="text"/>
    <style:style style:name="T20_202" style:family="text"/>
    <style:style style:name="T20_203" style:family="text"/>
    <style:style style:name="T20_204" style:family="text"/>
    <style:style style:name="T20_205" style:family="text"/>
    <style:style style:name="T20_206" style:family="text"/>
    <style:style style:name="T20_207" style:family="text"/>
    <style:style style:name="T20_208" style:family="text"/>
    <style:style style:name="T20_209" style:family="text"/>
    <style:style style:name="T20_210" style:family="text"/>
    <style:style style:name="T20_211" style:family="text"/>
    <style:style style:name="T20_212" style:family="text"/>
    <style:style style:name="T20_213" style:family="text"/>
    <style:style style:name="T20_214" style:family="text"/>
    <style:style style:name="T20_215" style:family="text"/>
    <style:style style:name="T20_216" style:family="text"/>
    <style:style style:name="T20_217" style:family="text"/>
    <style:style style:name="T20_218" style:family="text"/>
    <style:style style:name="T20_219" style:family="text"/>
    <style:style style:name="T20_220" style:family="text"/>
    <style:style style:name="T20_221" style:family="text"/>
    <style:style style:name="T20_222" style:family="text"/>
    <style:style style:name="T20_223" style:family="text"/>
    <style:style style:name="T20_224" style:family="text"/>
    <style:style style:name="T20_225" style:family="text"/>
    <style:style style:name="T20_226" style:family="text"/>
    <style:style style:name="T20_227" style:family="text"/>
    <style:style style:name="T20_228" style:family="text"/>
    <style:style style:name="T20_229" style:family="text"/>
    <style:style style:name="T20_230" style:family="text"/>
    <style:style style:name="T20_231" style:family="text"/>
    <style:style style:name="T20_232" style:family="text"/>
    <style:style style:name="T20_233" style:family="text"/>
    <style:style style:name="T20_234" style:family="text"/>
    <style:style style:name="T20_235" style:family="text"/>
    <style:style style:name="T20_236" style:family="text"/>
    <style:style style:name="T20_237" style:family="text"/>
    <style:style style:name="T20_238" style:family="text"/>
    <style:style style:name="T20_239" style:family="text"/>
    <style:style style:name="T20_240" style:family="text"/>
    <style:style style:name="T20_241" style:family="text"/>
    <style:style style:name="T20_242" style:family="text"/>
    <style:style style:name="T20_243" style:family="text"/>
    <style:style style:name="T20_244" style:family="text"/>
    <style:style style:name="T20_245" style:family="text"/>
    <style:style style:name="T20_246" style:family="text"/>
    <style:style style:name="T20_247" style:family="text"/>
    <style:style style:name="T20_248" style:family="text"/>
    <style:style style:name="T20_249" style:family="text"/>
    <style:style style:name="T20_250" style:family="text"/>
    <style:style style:name="T20_251" style:family="text"/>
    <style:style style:name="T20_252" style:family="text"/>
    <style:style style:name="T20_253" style:family="text"/>
    <style:style style:name="T20_254" style:family="text"/>
    <style:style style:name="T20_255" style:family="text"/>
    <style:style style:name="T20_256" style:family="text"/>
    <style:style style:name="T20_257" style:family="text"/>
    <style:style style:name="T20_258" style:family="text"/>
    <style:style style:name="T20_259" style:family="text"/>
    <style:style style:name="T20_260" style:family="text"/>
    <style:style style:name="T20_261" style:family="text"/>
    <style:style style:name="T20_262" style:family="text"/>
    <style:style style:name="T20_263" style:family="text"/>
    <style:style style:name="T20_264" style:family="text"/>
    <style:style style:name="T20_265" style:family="text"/>
    <style:style style:name="T20_266" style:family="text"/>
    <style:style style:name="T20_267" style:family="text"/>
    <style:style style:name="T20_268" style:family="text"/>
    <style:style style:name="T20_269" style:family="text"/>
    <style:style style:name="T20_270" style:family="text"/>
    <style:style style:name="T20_271" style:family="text"/>
    <style:style style:name="T20_272" style:family="text"/>
    <style:style style:name="T20_273" style:family="text"/>
    <style:style style:name="T20_274" style:family="text"/>
    <style:style style:name="T20_275" style:family="text"/>
    <style:style style:name="T20_276" style:family="text"/>
    <style:style style:name="T20_277" style:family="text"/>
    <style:style style:name="T20_278" style:family="text"/>
    <style:style style:name="T20_279" style:family="text"/>
    <style:style style:name="T20_280" style:family="text"/>
    <style:style style:name="T20_281" style:family="text"/>
    <style:style style:name="T20_282" style:family="text"/>
    <style:style style:name="T20_283" style:family="text"/>
    <style:style style:name="T20_284" style:family="text"/>
    <style:style style:name="T20_285" style:family="text"/>
    <style:style style:name="T20_286" style:family="text"/>
    <style:style style:name="T20_287" style:family="text"/>
    <style:style style:name="T20_288" style:family="text"/>
    <style:style style:name="T20_289" style:family="text"/>
    <style:style style:name="T20_290" style:family="text"/>
    <style:style style:name="T20_291" style:family="text"/>
    <style:style style:name="T20_292" style:family="text"/>
    <style:style style:name="T20_293" style:family="text"/>
    <style:style style:name="T20_294" style:family="text"/>
    <style:style style:name="T20_295" style:family="text"/>
    <style:style style:name="T20_296" style:family="text"/>
    <style:style style:name="T20_297" style:family="text"/>
    <style:style style:name="T20_298" style:family="text"/>
    <style:style style:name="P21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P22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/>
    <style:style style:name="T22_105" style:family="text"/>
    <style:style style:name="T22_106" style:family="text"/>
    <style:style style:name="T22_107" style:family="text"/>
    <style:style style:name="T22_108" style:family="text"/>
    <style:style style:name="T22_109" style:family="text"/>
    <style:style style:name="T22_110" style:family="text"/>
    <style:style style:name="T22_111" style:family="text"/>
    <style:style style:name="T22_112" style:family="text"/>
    <style:style style:name="T22_113" style:family="text"/>
    <style:style style:name="T22_114" style:family="text"/>
    <style:style style:name="T22_115" style:family="text"/>
    <style:style style:name="T22_116" style:family="text"/>
    <style:style style:name="T22_117" style:family="text"/>
    <style:style style:name="T22_118" style:family="text"/>
    <style:style style:name="T22_119" style:family="text"/>
    <style:style style:name="T22_120" style:family="text"/>
    <style:style style:name="T22_121" style:family="text"/>
    <style:style style:name="T22_122" style:family="text"/>
    <style:style style:name="T22_123" style:family="text"/>
    <style:style style:name="T22_124" style:family="text"/>
    <style:style style:name="T22_125" style:family="text"/>
    <style:style style:name="T22_126" style:family="text"/>
    <style:style style:name="T22_127" style:family="text"/>
    <style:style style:name="T22_128" style:family="text"/>
    <style:style style:name="T22_129" style:family="text"/>
    <style:style style:name="T22_130" style:family="text"/>
    <style:style style:name="T22_131" style:family="text"/>
    <style:style style:name="T22_132" style:family="text"/>
    <style:style style:name="T22_133" style:family="text"/>
    <style:style style:name="T22_134" style:family="text"/>
    <style:style style:name="T22_135" style:family="text"/>
    <style:style style:name="T22_136" style:family="text"/>
    <style:style style:name="T22_137" style:family="text"/>
    <style:style style:name="T22_138" style:family="text"/>
    <style:style style:name="T22_139" style:family="text"/>
    <style:style style:name="T22_140" style:family="text"/>
    <style:style style:name="T22_141" style:family="text"/>
    <style:style style:name="T22_142" style:family="text"/>
    <style:style style:name="T22_143" style:family="text"/>
    <style:style style:name="T22_144" style:family="text"/>
    <style:style style:name="T22_145" style:family="text"/>
    <style:style style:name="T22_146" style:family="text"/>
    <style:style style:name="T22_147" style:family="text"/>
    <style:style style:name="T22_148" style:family="text"/>
    <style:style style:name="T22_149" style:family="text"/>
    <style:style style:name="T22_150" style:family="text"/>
    <style:style style:name="T22_151" style:family="text"/>
    <style:style style:name="T22_152" style:family="text"/>
    <style:style style:name="T22_153" style:family="text"/>
    <style:style style:name="T22_154" style:family="text"/>
    <style:style style:name="T22_155" style:family="text"/>
    <style:style style:name="T22_156" style:family="text"/>
    <style:style style:name="T22_157" style:family="text"/>
    <style:style style:name="T22_158" style:family="text"/>
    <style:style style:name="T22_159" style:family="text"/>
    <style:style style:name="T22_160" style:family="text"/>
    <style:style style:name="T22_161" style:family="text"/>
    <style:style style:name="T22_162" style:family="text"/>
    <style:style style:name="T22_163" style:family="text"/>
    <style:style style:name="T22_164" style:family="text"/>
    <style:style style:name="T22_165" style:family="text"/>
    <style:style style:name="T22_166" style:family="text"/>
    <style:style style:name="T22_167" style:family="text"/>
    <style:style style:name="T22_168" style:family="text"/>
    <style:style style:name="T22_169" style:family="text"/>
    <style:style style:name="T22_170" style:family="text"/>
    <style:style style:name="T22_171" style:family="text"/>
    <style:style style:name="T22_172" style:family="text"/>
    <style:style style:name="T22_173" style:family="text"/>
    <style:style style:name="T22_174" style:family="text"/>
    <style:style style:name="T22_175" style:family="text"/>
    <style:style style:name="T22_176" style:family="text"/>
    <style:style style:name="T22_177" style:family="text"/>
    <style:style style:name="T22_178" style:family="text"/>
    <style:style style:name="T22_179" style:family="text"/>
    <style:style style:name="T22_180" style:family="text"/>
    <style:style style:name="T22_181" style:family="text"/>
    <style:style style:name="T22_182" style:family="text"/>
    <style:style style:name="T22_183" style:family="text"/>
    <style:style style:name="T22_184" style:family="text"/>
    <style:style style:name="T22_185" style:family="text"/>
    <style:style style:name="T22_186" style:family="text"/>
    <style:style style:name="T22_187" style:family="text"/>
    <style:style style:name="T22_188" style:family="text"/>
    <style:style style:name="P23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T23_109" style:family="text"/>
    <style:style style:name="T23_110" style:family="text"/>
    <style:style style:name="T23_111" style:family="text"/>
    <style:style style:name="T23_112" style:family="text"/>
    <style:style style:name="T23_113" style:family="text"/>
    <style:style style:name="T23_114" style:family="text"/>
    <style:style style:name="T23_115" style:family="text"/>
    <style:style style:name="T23_116" style:family="text"/>
    <style:style style:name="T23_117" style:family="text"/>
    <style:style style:name="T23_118" style:family="text"/>
    <style:style style:name="T23_119" style:family="text"/>
    <style:style style:name="T23_120" style:family="text"/>
    <style:style style:name="T23_121" style:family="text"/>
    <style:style style:name="T23_122" style:family="text"/>
    <style:style style:name="T23_123" style:family="text"/>
    <style:style style:name="T23_124" style:family="text"/>
    <style:style style:name="T23_125" style:family="text"/>
    <style:style style:name="T23_126" style:family="text"/>
    <style:style style:name="T23_127" style:family="text"/>
    <style:style style:name="T23_128" style:family="text"/>
    <style:style style:name="T23_129" style:family="text"/>
    <style:style style:name="T23_130" style:family="text"/>
    <style:style style:name="T23_131" style:family="text"/>
    <style:style style:name="T23_132" style:family="text"/>
    <style:style style:name="T23_133" style:family="text"/>
    <style:style style:name="T23_134" style:family="text"/>
    <style:style style:name="T23_135" style:family="text"/>
    <style:style style:name="T23_136" style:family="text"/>
    <style:style style:name="T23_137" style:family="text"/>
    <style:style style:name="T23_138" style:family="text"/>
    <style:style style:name="T23_139" style:family="text"/>
    <style:style style:name="T23_140" style:family="text"/>
    <style:style style:name="T23_141" style:family="text"/>
    <style:style style:name="T23_142" style:family="text"/>
    <style:style style:name="T23_143" style:family="text"/>
    <style:style style:name="T23_144" style:family="text"/>
    <style:style style:name="T23_145" style:family="text"/>
    <style:style style:name="T23_146" style:family="text"/>
    <style:style style:name="T23_147" style:family="text"/>
    <style:style style:name="T23_148" style:family="text"/>
    <style:style style:name="T23_149" style:family="text"/>
    <style:style style:name="T23_150" style:family="text"/>
    <style:style style:name="T23_151" style:family="text"/>
    <style:style style:name="T23_152" style:family="text"/>
    <style:style style:name="T23_153" style:family="text"/>
    <style:style style:name="T23_154" style:family="text"/>
    <style:style style:name="T23_155" style:family="text"/>
    <style:style style:name="T23_156" style:family="text"/>
    <style:style style:name="T23_157" style:family="text"/>
    <style:style style:name="T23_158" style:family="text"/>
    <style:style style:name="T23_159" style:family="text"/>
    <style:style style:name="T23_160" style:family="text"/>
    <style:style style:name="T23_161" style:family="text"/>
    <style:style style:name="T23_162" style:family="text"/>
    <style:style style:name="T23_163" style:family="text"/>
    <style:style style:name="T23_164" style:family="text"/>
    <style:style style:name="T23_165" style:family="text"/>
    <style:style style:name="T23_166" style:family="text"/>
    <style:style style:name="T23_167" style:family="text"/>
    <style:style style:name="T23_168" style:family="text"/>
    <style:style style:name="T23_169" style:family="text"/>
    <style:style style:name="T23_170" style:family="text"/>
    <style:style style:name="T23_171" style:family="text"/>
    <style:style style:name="T23_172" style:family="text"/>
    <style:style style:name="T23_173" style:family="text"/>
    <style:style style:name="T23_174" style:family="text"/>
    <style:style style:name="T23_175" style:family="text"/>
    <style:style style:name="T23_176" style:family="text"/>
    <style:style style:name="T23_177" style:family="text"/>
    <style:style style:name="T23_178" style:family="text"/>
    <style:style style:name="T23_179" style:family="text"/>
    <style:style style:name="T23_180" style:family="text"/>
    <style:style style:name="T23_181" style:family="text"/>
    <style:style style:name="T23_182" style:family="text"/>
    <style:style style:name="T23_183" style:family="text"/>
    <style:style style:name="T23_184" style:family="text"/>
    <style:style style:name="T23_185" style:family="text"/>
    <style:style style:name="T23_186" style:family="text"/>
    <style:style style:name="T23_187" style:family="text"/>
    <style:style style:name="T23_188" style:family="text"/>
    <style:style style:name="T23_189" style:family="text"/>
    <style:style style:name="T23_190" style:family="text"/>
    <style:style style:name="T23_191" style:family="text"/>
    <style:style style:name="T23_192" style:family="text"/>
    <style:style style:name="T23_193" style:family="text"/>
    <style:style style:name="T23_194" style:family="text"/>
    <style:style style:name="T23_195" style:family="text"/>
    <style:style style:name="T23_196" style:family="text"/>
    <style:style style:name="T23_197" style:family="text"/>
    <style:style style:name="T23_198" style:family="text"/>
    <style:style style:name="T23_199" style:family="text"/>
    <style:style style:name="T23_200" style:family="text"/>
    <style:style style:name="T23_201" style:family="text"/>
    <style:style style:name="T23_202" style:family="text"/>
    <style:style style:name="P24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P25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P26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T26_111" style:family="text"/>
    <style:style style:name="T26_112" style:family="text"/>
    <style:style style:name="T26_113" style:family="text"/>
    <style:style style:name="T26_114" style:family="text"/>
    <style:style style:name="T26_115" style:family="text"/>
    <style:style style:name="T26_116" style:family="text"/>
    <style:style style:name="T26_117" style:family="text"/>
    <style:style style:name="T26_118" style:family="text"/>
    <style:style style:name="T26_119" style:family="text"/>
    <style:style style:name="T26_120" style:family="text"/>
    <style:style style:name="T26_121" style:family="text"/>
    <style:style style:name="T26_122" style:family="text"/>
    <style:style style:name="T26_123" style:family="text"/>
    <style:style style:name="T26_124" style:family="text"/>
    <style:style style:name="T26_125" style:family="text"/>
    <style:style style:name="T26_126" style:family="text"/>
    <style:style style:name="T26_127" style:family="text"/>
    <style:style style:name="T26_128" style:family="text"/>
    <style:style style:name="T26_129" style:family="text"/>
    <style:style style:name="T26_130" style:family="text"/>
    <style:style style:name="T26_131" style:family="text"/>
    <style:style style:name="T26_132" style:family="text"/>
    <style:style style:name="T26_133" style:family="text"/>
    <style:style style:name="T26_134" style:family="text"/>
    <style:style style:name="T26_135" style:family="text"/>
    <style:style style:name="T26_136" style:family="text"/>
    <style:style style:name="T26_137" style:family="text"/>
    <style:style style:name="T26_138" style:family="text"/>
    <style:style style:name="T26_139" style:family="text"/>
    <style:style style:name="T26_140" style:family="text"/>
    <style:style style:name="T26_141" style:family="text"/>
    <style:style style:name="T26_142" style:family="text"/>
    <style:style style:name="T26_143" style:family="text"/>
    <style:style style:name="T26_144" style:family="text"/>
    <style:style style:name="T26_145" style:family="text"/>
    <style:style style:name="T26_146" style:family="text"/>
    <style:style style:name="T26_147" style:family="text"/>
    <style:style style:name="T26_148" style:family="text"/>
    <style:style style:name="T26_149" style:family="text"/>
    <style:style style:name="T26_150" style:family="text"/>
    <style:style style:name="T26_151" style:family="text"/>
    <style:style style:name="T26_152" style:family="text"/>
    <style:style style:name="P27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P28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T28_103" style:family="text"/>
    <style:style style:name="T28_104" style:family="text"/>
    <style:style style:name="T28_105" style:family="text"/>
    <style:style style:name="T28_106" style:family="text"/>
    <style:style style:name="T28_107" style:family="text"/>
    <style:style style:name="T28_108" style:family="text"/>
    <style:style style:name="T28_109" style:family="text"/>
    <style:style style:name="T28_110" style:family="text"/>
    <style:style style:name="T28_111" style:family="text"/>
    <style:style style:name="T28_112" style:family="text"/>
    <style:style style:name="T28_113" style:family="text"/>
    <style:style style:name="T28_114" style:family="text"/>
    <style:style style:name="T28_115" style:family="text"/>
    <style:style style:name="T28_116" style:family="text"/>
    <style:style style:name="T28_117" style:family="text"/>
    <style:style style:name="T28_118" style:family="text"/>
    <style:style style:name="T28_119" style:family="text"/>
    <style:style style:name="T28_120" style:family="text"/>
    <style:style style:name="T28_121" style:family="text"/>
    <style:style style:name="T28_122" style:family="text"/>
    <style:style style:name="T28_123" style:family="text"/>
    <style:style style:name="T28_124" style:family="text"/>
    <style:style style:name="T28_125" style:family="text"/>
    <style:style style:name="T28_126" style:family="text"/>
    <style:style style:name="T28_127" style:family="text"/>
    <style:style style:name="T28_128" style:family="text"/>
    <style:style style:name="T28_129" style:family="text"/>
    <style:style style:name="T28_130" style:family="text"/>
    <style:style style:name="T28_131" style:family="text"/>
    <style:style style:name="T28_132" style:family="text"/>
    <style:style style:name="P29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T29_93" style:family="text"/>
    <style:style style:name="T29_94" style:family="text"/>
    <style:style style:name="T29_95" style:family="text"/>
    <style:style style:name="T29_96" style:family="text"/>
    <style:style style:name="T29_97" style:family="text"/>
    <style:style style:name="T29_98" style:family="text"/>
    <style:style style:name="T29_99" style:family="text"/>
    <style:style style:name="T29_100" style:family="text"/>
    <style:style style:name="T29_101" style:family="text"/>
    <style:style style:name="T29_102" style:family="text"/>
    <style:style style:name="T29_103" style:family="text"/>
    <style:style style:name="T29_104" style:family="text"/>
    <style:style style:name="T29_105" style:family="text"/>
    <style:style style:name="T29_106" style:family="text"/>
    <style:style style:name="T29_107" style:family="text"/>
    <style:style style:name="T29_108" style:family="text"/>
    <style:style style:name="T29_109" style:family="text"/>
    <style:style style:name="T29_110" style:family="text"/>
    <style:style style:name="T29_111" style:family="text"/>
    <style:style style:name="T29_112" style:family="text"/>
    <style:style style:name="T29_113" style:family="text"/>
    <style:style style:name="T29_114" style:family="text"/>
    <style:style style:name="T29_115" style:family="text"/>
    <style:style style:name="T29_116" style:family="text"/>
    <style:style style:name="T29_117" style:family="text"/>
    <style:style style:name="T29_118" style:family="text"/>
    <style:style style:name="P30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T30_101" style:family="text"/>
    <style:style style:name="T30_102" style:family="text"/>
    <style:style style:name="T30_103" style:family="text"/>
    <style:style style:name="T30_104" style:family="text"/>
    <style:style style:name="T30_105" style:family="text"/>
    <style:style style:name="T30_106" style:family="text"/>
    <style:style style:name="T30_107" style:family="text"/>
    <style:style style:name="T30_108" style:family="text"/>
    <style:style style:name="T30_109" style:family="text"/>
    <style:style style:name="T30_110" style:family="text"/>
    <style:style style:name="T30_111" style:family="text"/>
    <style:style style:name="T30_112" style:family="text"/>
    <style:style style:name="T30_113" style:family="text"/>
    <style:style style:name="T30_114" style:family="text"/>
    <style:style style:name="T30_115" style:family="text"/>
    <style:style style:name="T30_116" style:family="text"/>
    <style:style style:name="T30_117" style:family="text"/>
    <style:style style:name="T30_118" style:family="text"/>
    <style:style style:name="T30_119" style:family="text"/>
    <style:style style:name="T30_120" style:family="text"/>
    <style:style style:name="T30_121" style:family="text"/>
    <style:style style:name="T30_122" style:family="text"/>
    <style:style style:name="T30_123" style:family="text"/>
    <style:style style:name="T30_124" style:family="text"/>
    <style:style style:name="T30_125" style:family="text"/>
    <style:style style:name="T30_126" style:family="text"/>
    <style:style style:name="T30_127" style:family="text"/>
    <style:style style:name="T30_128" style:family="text"/>
    <style:style style:name="T30_129" style:family="text"/>
    <style:style style:name="T30_130" style:family="text"/>
    <style:style style:name="T30_131" style:family="text"/>
    <style:style style:name="T30_132" style:family="text"/>
    <style:style style:name="T30_133" style:family="text"/>
    <style:style style:name="T30_134" style:family="text"/>
    <style:style style:name="T30_135" style:family="text"/>
    <style:style style:name="T30_136" style:family="text"/>
    <style:style style:name="T30_137" style:family="text"/>
    <style:style style:name="T30_138" style:family="text"/>
    <style:style style:name="T30_139" style:family="text"/>
    <style:style style:name="T30_140" style:family="text"/>
    <style:style style:name="T30_141" style:family="text"/>
    <style:style style:name="T30_142" style:family="text"/>
    <style:style style:name="T30_143" style:family="text"/>
    <style:style style:name="T30_144" style:family="text"/>
    <style:style style:name="T30_145" style:family="text"/>
    <style:style style:name="T30_146" style:family="text"/>
    <style:style style:name="T30_147" style:family="text"/>
    <style:style style:name="T30_148" style:family="text"/>
    <style:style style:name="T30_149" style:family="text"/>
    <style:style style:name="T30_150" style:family="text"/>
    <style:style style:name="T30_151" style:family="text"/>
    <style:style style:name="T30_152" style:family="text"/>
    <style:style style:name="T30_153" style:family="text"/>
    <style:style style:name="T30_154" style:family="text"/>
    <style:style style:name="T30_155" style:family="text"/>
    <style:style style:name="T30_156" style:family="text"/>
    <style:style style:name="T30_157" style:family="text"/>
    <style:style style:name="T30_158" style:family="text"/>
    <style:style style:name="T30_159" style:family="text"/>
    <style:style style:name="T30_160" style:family="text"/>
    <style:style style:name="T30_161" style:family="text"/>
    <style:style style:name="T30_162" style:family="text"/>
    <style:style style:name="T30_163" style:family="text"/>
    <style:style style:name="T30_164" style:family="text"/>
    <style:style style:name="T30_165" style:family="text"/>
    <style:style style:name="T30_166" style:family="text"/>
    <style:style style:name="T30_167" style:family="text"/>
    <style:style style:name="T30_168" style:family="text"/>
    <style:style style:name="P31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P32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P33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P34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T34_113" style:family="text"/>
    <style:style style:name="T34_114" style:family="text"/>
    <style:style style:name="T34_115" style:family="text"/>
    <style:style style:name="T34_116" style:family="text"/>
    <style:style style:name="T34_117" style:family="text"/>
    <style:style style:name="T34_118" style:family="text"/>
    <style:style style:name="T34_119" style:family="text"/>
    <style:style style:name="T34_120" style:family="text"/>
    <style:style style:name="T34_121" style:family="text"/>
    <style:style style:name="T34_122" style:family="text"/>
    <style:style style:name="T34_123" style:family="text"/>
    <style:style style:name="T34_124" style:family="text"/>
    <style:style style:name="T34_125" style:family="text"/>
    <style:style style:name="T34_126" style:family="text"/>
    <style:style style:name="T34_127" style:family="text"/>
    <style:style style:name="T34_128" style:family="text"/>
    <style:style style:name="T34_129" style:family="text"/>
    <style:style style:name="T34_130" style:family="text"/>
    <style:style style:name="T34_131" style:family="text"/>
    <style:style style:name="T34_132" style:family="text"/>
    <style:style style:name="T34_133" style:family="text"/>
    <style:style style:name="T34_134" style:family="text"/>
    <style:style style:name="T34_135" style:family="text"/>
    <style:style style:name="T34_136" style:family="text"/>
    <style:style style:name="T34_137" style:family="text"/>
    <style:style style:name="T34_138" style:family="text"/>
    <style:style style:name="T34_139" style:family="text"/>
    <style:style style:name="T34_140" style:family="text"/>
    <style:style style:name="T34_141" style:family="text"/>
    <style:style style:name="T34_142" style:family="text"/>
    <style:style style:name="T34_143" style:family="text"/>
    <style:style style:name="T34_144" style:family="text"/>
    <style:style style:name="T34_145" style:family="text"/>
    <style:style style:name="T34_146" style:family="text"/>
    <style:style style:name="P35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P36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T36_110" style:family="text"/>
    <style:style style:name="T36_111" style:family="text"/>
    <style:style style:name="T36_112" style:family="text"/>
    <style:style style:name="T36_113" style:family="text"/>
    <style:style style:name="T36_114" style:family="text"/>
    <style:style style:name="T36_115" style:family="text"/>
    <style:style style:name="T36_116" style:family="text"/>
    <style:style style:name="T36_117" style:family="text"/>
    <style:style style:name="T36_118" style:family="text"/>
    <style:style style:name="T36_119" style:family="text"/>
    <style:style style:name="T36_120" style:family="text"/>
    <style:style style:name="T36_121" style:family="text"/>
    <style:style style:name="T36_122" style:family="text"/>
    <style:style style:name="T36_123" style:family="text"/>
    <style:style style:name="T36_124" style:family="text"/>
    <style:style style:name="T36_125" style:family="text"/>
    <style:style style:name="T36_126" style:family="text"/>
    <style:style style:name="T36_127" style:family="text"/>
    <style:style style:name="T36_128" style:family="text"/>
    <style:style style:name="T36_129" style:family="text"/>
    <style:style style:name="T36_130" style:family="text"/>
    <style:style style:name="T36_131" style:family="text"/>
    <style:style style:name="T36_132" style:family="text"/>
    <style:style style:name="T36_133" style:family="text"/>
    <style:style style:name="T36_134" style:family="text"/>
    <style:style style:name="T36_135" style:family="text"/>
    <style:style style:name="T36_136" style:family="text"/>
    <style:style style:name="T36_137" style:family="text"/>
    <style:style style:name="T36_138" style:family="text"/>
    <style:style style:name="T36_139" style:family="text"/>
    <style:style style:name="T36_140" style:family="text"/>
    <style:style style:name="T36_141" style:family="text"/>
    <style:style style:name="T36_142" style:family="text"/>
    <style:style style:name="T36_143" style:family="text"/>
    <style:style style:name="T36_144" style:family="text"/>
    <style:style style:name="T36_145" style:family="text"/>
    <style:style style:name="T36_146" style:family="text"/>
    <style:style style:name="T36_147" style:family="text"/>
    <style:style style:name="T36_148" style:family="text"/>
    <style:style style:name="T36_149" style:family="text"/>
    <style:style style:name="T36_150" style:family="text"/>
    <style:style style:name="T36_151" style:family="text"/>
    <style:style style:name="T36_152" style:family="text"/>
    <style:style style:name="T36_153" style:family="text"/>
    <style:style style:name="T36_154" style:family="text"/>
    <style:style style:name="T36_155" style:family="text"/>
    <style:style style:name="T36_156" style:family="text"/>
    <style:style style:name="T36_157" style:family="text"/>
    <style:style style:name="T36_158" style:family="text"/>
    <style:style style:name="T36_159" style:family="text"/>
    <style:style style:name="T36_160" style:family="text"/>
    <style:style style:name="T36_161" style:family="text"/>
    <style:style style:name="T36_162" style:family="text"/>
    <style:style style:name="T36_163" style:family="text"/>
    <style:style style:name="T36_164" style:family="text"/>
    <style:style style:name="T36_165" style:family="text"/>
    <style:style style:name="T36_166" style:family="text"/>
    <style:style style:name="T36_167" style:family="text"/>
    <style:style style:name="T36_168" style:family="text"/>
    <style:style style:name="T36_169" style:family="text"/>
    <style:style style:name="T36_170" style:family="text"/>
    <style:style style:name="T36_171" style:family="text"/>
    <style:style style:name="T36_172" style:family="text"/>
    <style:style style:name="T36_173" style:family="text"/>
    <style:style style:name="T36_174" style:family="text"/>
    <style:style style:name="T36_175" style:family="text"/>
    <style:style style:name="T36_176" style:family="text"/>
    <style:style style:name="T36_177" style:family="text"/>
    <style:style style:name="T36_178" style:family="text"/>
    <style:style style:name="T36_179" style:family="text"/>
    <style:style style:name="T36_180" style:family="text"/>
    <style:style style:name="T36_181" style:family="text"/>
    <style:style style:name="T36_182" style:family="text"/>
    <style:style style:name="T36_183" style:family="text"/>
    <style:style style:name="T36_184" style:family="text"/>
    <style:style style:name="T36_185" style:family="text"/>
    <style:style style:name="T36_186" style:family="text"/>
    <style:style style:name="T36_187" style:family="text"/>
    <style:style style:name="T36_188" style:family="text"/>
    <style:style style:name="T36_189" style:family="text"/>
    <style:style style:name="T36_190" style:family="text"/>
    <style:style style:name="T36_191" style:family="text"/>
    <style:style style:name="T36_192" style:family="text"/>
    <style:style style:name="T36_193" style:family="text"/>
    <style:style style:name="T36_194" style:family="text"/>
    <style:style style:name="T36_195" style:family="text"/>
    <style:style style:name="T36_196" style:family="text"/>
    <style:style style:name="T36_197" style:family="text"/>
    <style:style style:name="T36_198" style:family="text"/>
    <style:style style:name="T36_199" style:family="text"/>
    <style:style style:name="T36_200" style:family="text"/>
    <style:style style:name="T36_201" style:family="text"/>
    <style:style style:name="T36_202" style:family="text"/>
    <style:style style:name="T36_203" style:family="text"/>
    <style:style style:name="T36_204" style:family="text"/>
    <style:style style:name="T36_205" style:family="text"/>
    <style:style style:name="T36_206" style:family="text"/>
    <style:style style:name="T36_207" style:family="text"/>
    <style:style style:name="T36_208" style:family="text"/>
    <style:style style:name="T36_209" style:family="text"/>
    <style:style style:name="T36_210" style:family="text"/>
    <style:style style:name="T36_211" style:family="text"/>
    <style:style style:name="T36_212" style:family="text"/>
    <style:style style:name="T36_213" style:family="text"/>
    <style:style style:name="T36_214" style:family="text"/>
    <style:style style:name="T36_215" style:family="text"/>
    <style:style style:name="T36_216" style:family="text"/>
    <style:style style:name="T36_217" style:family="text"/>
    <style:style style:name="T36_218" style:family="text"/>
    <style:style style:name="T36_219" style:family="text"/>
    <style:style style:name="T36_220" style:family="text"/>
    <style:style style:name="T36_221" style:family="text"/>
    <style:style style:name="T36_222" style:family="text"/>
    <style:style style:name="T36_223" style:family="text"/>
    <style:style style:name="T36_224" style:family="text"/>
    <style:style style:name="T36_225" style:family="text"/>
    <style:style style:name="T36_226" style:family="text"/>
    <style:style style:name="T36_227" style:family="text"/>
    <style:style style:name="T36_228" style:family="text"/>
    <style:style style:name="T36_229" style:family="text"/>
    <style:style style:name="T36_230" style:family="text"/>
    <style:style style:name="T36_231" style:family="text"/>
    <style:style style:name="T36_232" style:family="text"/>
    <style:style style:name="T36_233" style:family="text"/>
    <style:style style:name="T36_234" style:family="text"/>
    <style:style style:name="T36_235" style:family="text"/>
    <style:style style:name="T36_236" style:family="text"/>
    <style:style style:name="T36_237" style:family="text"/>
    <style:style style:name="T36_238" style:family="text"/>
    <style:style style:name="T36_239" style:family="text"/>
    <style:style style:name="T36_240" style:family="text"/>
    <style:style style:name="T36_241" style:family="text"/>
    <style:style style:name="T36_242" style:family="text"/>
    <style:style style:name="T36_243" style:family="text"/>
    <style:style style:name="T36_244" style:family="text"/>
    <style:style style:name="T36_245" style:family="text"/>
    <style:style style:name="T36_246" style:family="text"/>
    <style:style style:name="T36_247" style:family="text"/>
    <style:style style:name="T36_248" style:family="text"/>
    <style:style style:name="T36_249" style:family="text"/>
    <style:style style:name="T36_250" style:family="text"/>
    <style:style style:name="T36_251" style:family="text"/>
    <style:style style:name="T36_252" style:family="text"/>
    <style:style style:name="T36_253" style:family="text"/>
    <style:style style:name="T36_254" style:family="text"/>
    <style:style style:name="T36_255" style:family="text"/>
    <style:style style:name="T36_256" style:family="text"/>
    <style:style style:name="T36_257" style:family="text"/>
    <style:style style:name="T36_258" style:family="text"/>
    <style:style style:name="T36_259" style:family="text"/>
    <style:style style:name="T36_260" style:family="text"/>
    <style:style style:name="T36_261" style:family="text"/>
    <style:style style:name="T36_262" style:family="text"/>
    <style:style style:name="T36_263" style:family="text"/>
    <style:style style:name="T36_264" style:family="text"/>
    <style:style style:name="T36_265" style:family="text"/>
    <style:style style:name="T36_266" style:family="text"/>
    <style:style style:name="T36_267" style:family="text"/>
    <style:style style:name="T36_268" style:family="text"/>
    <style:style style:name="T36_269" style:family="text"/>
    <style:style style:name="T36_270" style:family="text"/>
    <style:style style:name="T36_271" style:family="text"/>
    <style:style style:name="T36_272" style:family="text"/>
    <style:style style:name="T36_273" style:family="text"/>
    <style:style style:name="T36_274" style:family="text"/>
    <style:style style:name="T36_275" style:family="text"/>
    <style:style style:name="T36_276" style:family="text"/>
    <style:style style:name="T36_277" style:family="text"/>
    <style:style style:name="T36_278" style:family="text"/>
    <style:style style:name="T36_279" style:family="text"/>
    <style:style style:name="T36_280" style:family="text"/>
    <style:style style:name="T36_281" style:family="text"/>
    <style:style style:name="T36_282" style:family="text"/>
    <style:style style:name="T36_283" style:family="text"/>
    <style:style style:name="T36_284" style:family="text"/>
    <style:style style:name="T36_285" style:family="text"/>
    <style:style style:name="T36_286" style:family="text"/>
    <style:style style:name="T36_287" style:family="text"/>
    <style:style style:name="T36_288" style:family="text"/>
    <style:style style:name="T36_289" style:family="text"/>
    <style:style style:name="T36_290" style:family="text"/>
    <style:style style:name="T36_291" style:family="text"/>
    <style:style style:name="T36_292" style:family="text"/>
    <style:style style:name="T36_293" style:family="text"/>
    <style:style style:name="T36_294" style:family="text"/>
    <style:style style:name="T36_295" style:family="text"/>
    <style:style style:name="T36_296" style:family="text"/>
    <style:style style:name="T36_297" style:family="text"/>
    <style:style style:name="T36_298" style:family="text"/>
    <style:style style:name="T36_299" style:family="text"/>
    <style:style style:name="T36_300" style:family="text"/>
    <style:style style:name="T36_301" style:family="text"/>
    <style:style style:name="T36_302" style:family="text"/>
    <style:style style:name="T36_303" style:family="text"/>
    <style:style style:name="T36_304" style:family="text"/>
    <style:style style:name="T36_305" style:family="text"/>
    <style:style style:name="T36_306" style:family="text"/>
    <style:style style:name="T36_307" style:family="text"/>
    <style:style style:name="T36_308" style:family="text"/>
    <style:style style:name="T36_309" style:family="text"/>
    <style:style style:name="T36_310" style:family="text"/>
    <style:style style:name="T36_311" style:family="text"/>
    <style:style style:name="T36_312" style:family="text"/>
    <style:style style:name="T36_313" style:family="text"/>
    <style:style style:name="T36_314" style:family="text"/>
    <style:style style:name="T36_315" style:family="text"/>
    <style:style style:name="T36_316" style:family="text"/>
    <style:style style:name="T36_317" style:family="text"/>
    <style:style style:name="T36_318" style:family="text"/>
    <style:style style:name="T36_319" style:family="text"/>
    <style:style style:name="T36_320" style:family="text"/>
    <style:style style:name="T36_321" style:family="text"/>
    <style:style style:name="T36_322" style:family="text"/>
    <style:style style:name="T36_323" style:family="text"/>
    <style:style style:name="T36_324" style:family="text"/>
    <style:style style:name="T36_325" style:family="text"/>
    <style:style style:name="T36_326" style:family="text"/>
    <style:style style:name="T36_327" style:family="text"/>
    <style:style style:name="T36_328" style:family="text"/>
    <style:style style:name="T36_329" style:family="text"/>
    <style:style style:name="T36_330" style:family="text"/>
    <style:style style:name="T36_331" style:family="text"/>
    <style:style style:name="T36_332" style:family="text"/>
    <style:style style:name="T36_333" style:family="text"/>
    <style:style style:name="T36_334" style:family="text"/>
    <style:style style:name="T36_335" style:family="text"/>
    <style:style style:name="T36_336" style:family="text"/>
    <style:style style:name="T36_337" style:family="text"/>
    <style:style style:name="T36_338" style:family="text"/>
    <style:style style:name="T36_339" style:family="text"/>
    <style:style style:name="T36_340" style:family="text"/>
    <style:style style:name="T36_341" style:family="text"/>
    <style:style style:name="T36_342" style:family="text"/>
    <style:style style:name="T36_343" style:family="text"/>
    <style:style style:name="T36_344" style:family="text"/>
    <style:style style:name="T36_345" style:family="text"/>
    <style:style style:name="T36_346" style:family="text"/>
    <style:style style:name="T36_347" style:family="text"/>
    <style:style style:name="T36_348" style:family="text"/>
    <style:style style:name="T36_349" style:family="text"/>
    <style:style style:name="T36_350" style:family="text"/>
    <style:style style:name="T36_351" style:family="text"/>
    <style:style style:name="T36_352" style:family="text"/>
    <style:style style:name="P37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P38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T38_97" style:family="text"/>
    <style:style style:name="T38_98" style:family="text"/>
    <style:style style:name="T38_99" style:family="text"/>
    <style:style style:name="T38_100" style:family="text"/>
    <style:style style:name="T38_101" style:family="text"/>
    <style:style style:name="T38_102" style:family="text"/>
    <style:style style:name="T38_103" style:family="text"/>
    <style:style style:name="T38_104" style:family="text"/>
    <style:style style:name="T38_105" style:family="text"/>
    <style:style style:name="T38_106" style:family="text"/>
    <style:style style:name="T38_107" style:family="text"/>
    <style:style style:name="T38_108" style:family="text"/>
    <style:style style:name="T38_109" style:family="text"/>
    <style:style style:name="T38_110" style:family="text"/>
    <style:style style:name="T38_111" style:family="text"/>
    <style:style style:name="T38_112" style:family="text"/>
    <style:style style:name="T38_113" style:family="text"/>
    <style:style style:name="T38_114" style:family="text"/>
    <style:style style:name="T38_115" style:family="text"/>
    <style:style style:name="T38_116" style:family="text"/>
    <style:style style:name="T38_117" style:family="text"/>
    <style:style style:name="T38_118" style:family="text"/>
    <style:style style:name="T38_119" style:family="text"/>
    <style:style style:name="T38_120" style:family="text"/>
    <style:style style:name="P39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T39_97" style:family="text"/>
    <style:style style:name="T39_98" style:family="text"/>
    <style:style style:name="T39_99" style:family="text"/>
    <style:style style:name="T39_100" style:family="text"/>
    <style:style style:name="T39_101" style:family="text"/>
    <style:style style:name="T39_102" style:family="text"/>
    <style:style style:name="T39_103" style:family="text"/>
    <style:style style:name="T39_104" style:family="text"/>
    <style:style style:name="T39_105" style:family="text"/>
    <style:style style:name="T39_106" style:family="text"/>
    <style:style style:name="T39_107" style:family="text"/>
    <style:style style:name="T39_108" style:family="text"/>
    <style:style style:name="T39_109" style:family="text"/>
    <style:style style:name="T39_110" style:family="text"/>
    <style:style style:name="T39_111" style:family="text"/>
    <style:style style:name="T39_112" style:family="text"/>
    <style:style style:name="T39_113" style:family="text"/>
    <style:style style:name="T39_114" style:family="text"/>
    <style:style style:name="T39_115" style:family="text"/>
    <style:style style:name="T39_116" style:family="text"/>
    <style:style style:name="T39_117" style:family="text"/>
    <style:style style:name="T39_118" style:family="text"/>
    <style:style style:name="T39_119" style:family="text"/>
    <style:style style:name="T39_120" style:family="text"/>
    <style:style style:name="T39_121" style:family="text"/>
    <style:style style:name="T39_122" style:family="text"/>
    <style:style style:name="T39_123" style:family="text"/>
    <style:style style:name="T39_124" style:family="text"/>
    <style:style style:name="T39_125" style:family="text"/>
    <style:style style:name="T39_126" style:family="text"/>
    <style:style style:name="T39_127" style:family="text"/>
    <style:style style:name="T39_128" style:family="text"/>
    <style:style style:name="T39_129" style:family="text"/>
    <style:style style:name="T39_130" style:family="text"/>
    <style:style style:name="T39_131" style:family="text"/>
    <style:style style:name="T39_132" style:family="text"/>
    <style:style style:name="T39_133" style:family="text"/>
    <style:style style:name="T39_134" style:family="text"/>
    <style:style style:name="T39_135" style:family="text"/>
    <style:style style:name="T39_136" style:family="text"/>
    <style:style style:name="T39_137" style:family="text"/>
    <style:style style:name="T39_138" style:family="text"/>
    <style:style style:name="T39_139" style:family="text"/>
    <style:style style:name="T39_140" style:family="text"/>
    <style:style style:name="T39_141" style:family="text"/>
    <style:style style:name="T39_142" style:family="text"/>
    <style:style style:name="T39_143" style:family="text"/>
    <style:style style:name="T39_144" style:family="text"/>
    <style:style style:name="T39_145" style:family="text"/>
    <style:style style:name="T39_146" style:family="text"/>
    <style:style style:name="T39_147" style:family="text"/>
    <style:style style:name="T39_148" style:family="text"/>
    <style:style style:name="T39_149" style:family="text"/>
    <style:style style:name="T39_150" style:family="text"/>
    <style:style style:name="P40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T40_85" style:family="text"/>
    <style:style style:name="T40_86" style:family="text"/>
    <style:style style:name="T40_87" style:family="text"/>
    <style:style style:name="T40_88" style:family="text"/>
    <style:style style:name="T40_89" style:family="text"/>
    <style:style style:name="T40_90" style:family="text"/>
    <style:style style:name="T40_91" style:family="text"/>
    <style:style style:name="T40_92" style:family="text"/>
    <style:style style:name="T40_93" style:family="text"/>
    <style:style style:name="T40_94" style:family="text"/>
    <style:style style:name="T40_95" style:family="text"/>
    <style:style style:name="T40_96" style:family="text"/>
    <style:style style:name="T40_97" style:family="text"/>
    <style:style style:name="T40_98" style:family="text"/>
    <style:style style:name="T40_99" style:family="text"/>
    <style:style style:name="T40_100" style:family="text"/>
    <style:style style:name="T40_101" style:family="text"/>
    <style:style style:name="T40_102" style:family="text"/>
    <style:style style:name="T40_103" style:family="text"/>
    <style:style style:name="T40_104" style:family="text"/>
    <style:style style:name="T40_105" style:family="text"/>
    <style:style style:name="T40_106" style:family="text"/>
    <style:style style:name="T40_107" style:family="text"/>
    <style:style style:name="T40_108" style:family="text"/>
    <style:style style:name="T40_109" style:family="text"/>
    <style:style style:name="T40_110" style:family="text"/>
    <style:style style:name="T40_111" style:family="text"/>
    <style:style style:name="T40_112" style:family="text"/>
    <style:style style:name="T40_113" style:family="text"/>
    <style:style style:name="T40_114" style:family="text"/>
    <style:style style:name="T40_115" style:family="text"/>
    <style:style style:name="T40_116" style:family="text"/>
    <style:style style:name="T40_117" style:family="text"/>
    <style:style style:name="T40_118" style:family="text"/>
    <style:style style:name="T40_119" style:family="text"/>
    <style:style style:name="T40_120" style:family="text"/>
    <style:style style:name="T40_121" style:family="text"/>
    <style:style style:name="T40_122" style:family="text"/>
    <style:style style:name="T40_123" style:family="text"/>
    <style:style style:name="T40_124" style:family="text"/>
    <style:style style:name="T40_125" style:family="text"/>
    <style:style style:name="T40_126" style:family="text"/>
    <style:style style:name="T40_127" style:family="text"/>
    <style:style style:name="T40_128" style:family="text"/>
    <style:style style:name="T40_129" style:family="text"/>
    <style:style style:name="T40_130" style:family="text"/>
    <style:style style:name="T40_131" style:family="text"/>
    <style:style style:name="T40_132" style:family="text"/>
    <style:style style:name="T40_133" style:family="text"/>
    <style:style style:name="T40_134" style:family="text"/>
    <style:style style:name="T40_135" style:family="text"/>
    <style:style style:name="T40_136" style:family="text"/>
    <style:style style:name="T40_137" style:family="text"/>
    <style:style style:name="T40_138" style:family="text"/>
    <style:style style:name="T40_139" style:family="text"/>
    <style:style style:name="T40_140" style:family="text"/>
    <style:style style:name="T40_141" style:family="text"/>
    <style:style style:name="T40_142" style:family="text"/>
    <style:style style:name="T40_143" style:family="text"/>
    <style:style style:name="T40_144" style:family="text"/>
    <style:style style:name="T40_145" style:family="text"/>
    <style:style style:name="T40_146" style:family="text"/>
    <style:style style:name="T40_147" style:family="text"/>
    <style:style style:name="T40_148" style:family="text"/>
    <style:style style:name="T40_149" style:family="text"/>
    <style:style style:name="T40_150" style:family="text"/>
    <style:style style:name="T40_151" style:family="text"/>
    <style:style style:name="T40_152" style:family="text"/>
    <style:style style:name="T40_153" style:family="text"/>
    <style:style style:name="T40_154" style:family="text"/>
    <style:style style:name="T40_155" style:family="text"/>
    <style:style style:name="T40_156" style:family="text"/>
    <style:style style:name="T40_157" style:family="text"/>
    <style:style style:name="T40_158" style:family="text"/>
    <style:style style:name="T40_159" style:family="text"/>
    <style:style style:name="T40_160" style:family="text"/>
    <style:style style:name="T40_161" style:family="text"/>
    <style:style style:name="T40_162" style:family="text"/>
    <style:style style:name="T40_163" style:family="text"/>
    <style:style style:name="T40_164" style:family="text"/>
    <style:style style:name="T40_165" style:family="text"/>
    <style:style style:name="T40_166" style:family="text"/>
    <style:style style:name="T40_167" style:family="text"/>
    <style:style style:name="T40_168" style:family="text"/>
    <style:style style:name="T40_169" style:family="text"/>
    <style:style style:name="T40_170" style:family="text"/>
    <style:style style:name="T40_171" style:family="text"/>
    <style:style style:name="T40_172" style:family="text"/>
    <style:style style:name="T40_173" style:family="text"/>
    <style:style style:name="T40_174" style:family="text"/>
    <style:style style:name="T40_175" style:family="text"/>
    <style:style style:name="T40_176" style:family="text"/>
    <style:style style:name="T40_177" style:family="text"/>
    <style:style style:name="T40_178" style:family="text"/>
    <style:style style:name="T40_179" style:family="text"/>
    <style:style style:name="T40_180" style:family="text"/>
    <style:style style:name="T40_181" style:family="text"/>
    <style:style style:name="T40_182" style:family="text"/>
    <style:style style:name="T40_183" style:family="text"/>
    <style:style style:name="T40_184" style:family="text"/>
    <style:style style:name="T40_185" style:family="text"/>
    <style:style style:name="T40_186" style:family="text"/>
    <style:style style:name="T40_187" style:family="text"/>
    <style:style style:name="T40_188" style:family="text"/>
    <style:style style:name="T40_189" style:family="text"/>
    <style:style style:name="T40_190" style:family="text"/>
    <style:style style:name="T40_191" style:family="text"/>
    <style:style style:name="T40_192" style:family="text"/>
    <style:style style:name="T40_193" style:family="text"/>
    <style:style style:name="T40_194" style:family="text"/>
    <style:style style:name="T40_195" style:family="text"/>
    <style:style style:name="T40_196" style:family="text"/>
    <style:style style:name="T40_197" style:family="text"/>
    <style:style style:name="T40_198" style:family="text"/>
    <style:style style:name="P41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P42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>
      <style:text-properties style:text-underline-style="solid" style:text-underline-color="font-color"/>
    </style:style>
    <style:style style:name="T42_74" style:family="text">
      <style:text-properties style:text-underline-style="solid" style:text-underline-color="font-color"/>
    </style:style>
    <style:style style:name="T42_75" style:family="text">
      <style:text-properties style:text-underline-style="solid" style:text-underline-color="font-color"/>
    </style:style>
    <style:style style:name="T42_76" style:family="text">
      <style:text-properties style:text-underline-style="solid" style:text-underline-color="font-color"/>
    </style:style>
    <style:style style:name="T42_77" style:family="text">
      <style:text-properties style:text-underline-style="solid" style:text-underline-color="font-color"/>
    </style:style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/>
    <style:style style:name="T42_86" style:family="text"/>
    <style:style style:name="T42_87" style:family="text"/>
    <style:style style:name="T42_88" style:family="text"/>
    <style:style style:name="T42_89" style:family="text"/>
    <style:style style:name="T42_90" style:family="text"/>
    <style:style style:name="T42_91" style:family="text"/>
    <style:style style:name="T42_92" style:family="text"/>
    <style:style style:name="T42_93" style:family="text"/>
    <style:style style:name="T42_94" style:family="text"/>
    <style:style style:name="T42_95" style:family="text"/>
    <style:style style:name="T42_96" style:family="text"/>
    <style:style style:name="T42_97" style:family="text"/>
    <style:style style:name="T42_98" style:family="text"/>
    <style:style style:name="T42_99" style:family="text"/>
    <style:style style:name="T42_100" style:family="text"/>
    <style:style style:name="T42_101" style:family="text"/>
    <style:style style:name="T42_102" style:family="text"/>
    <style:style style:name="T42_103" style:family="text"/>
    <style:style style:name="T42_104" style:family="text"/>
    <style:style style:name="T42_105" style:family="text"/>
    <style:style style:name="T42_106" style:family="text"/>
    <style:style style:name="T42_107" style:family="text"/>
    <style:style style:name="T42_108" style:family="text"/>
    <style:style style:name="T42_109" style:family="text"/>
    <style:style style:name="T42_110" style:family="text"/>
    <style:style style:name="T42_111" style:family="text"/>
    <style:style style:name="T42_112" style:family="text"/>
    <style:style style:name="T42_113" style:family="text"/>
    <style:style style:name="T42_114" style:family="text"/>
    <style:style style:name="T42_115" style:family="text"/>
    <style:style style:name="T42_116" style:family="text"/>
    <style:style style:name="T42_117" style:family="text"/>
    <style:style style:name="T42_118" style:family="text"/>
    <style:style style:name="T42_119" style:family="text"/>
    <style:style style:name="T42_120" style:family="text"/>
    <style:style style:name="T42_121" style:family="text"/>
    <style:style style:name="T42_122" style:family="text"/>
    <style:style style:name="T42_123" style:family="text"/>
    <style:style style:name="T42_124" style:family="text"/>
    <style:style style:name="T42_125" style:family="text"/>
    <style:style style:name="T42_126" style:family="text"/>
    <style:style style:name="T42_127" style:family="text"/>
    <style:style style:name="T42_128" style:family="text"/>
    <style:style style:name="T42_129" style:family="text"/>
    <style:style style:name="T42_130" style:family="text"/>
    <style:style style:name="T42_131" style:family="text"/>
    <style:style style:name="T42_132" style:family="text"/>
    <style:style style:name="T42_133" style:family="text"/>
    <style:style style:name="T42_134" style:family="text"/>
    <style:style style:name="T42_135" style:family="text"/>
    <style:style style:name="T42_136" style:family="text"/>
    <style:style style:name="T42_137" style:family="text"/>
    <style:style style:name="T42_138" style:family="text"/>
    <style:style style:name="T42_139" style:family="text"/>
    <style:style style:name="T42_140" style:family="text"/>
    <style:style style:name="T42_141" style:family="text"/>
    <style:style style:name="T42_142" style:family="text"/>
    <style:style style:name="T42_143" style:family="text"/>
    <style:style style:name="T42_144" style:family="text"/>
    <style:style style:name="T42_145" style:family="text"/>
    <style:style style:name="T42_146" style:family="text"/>
    <style:style style:name="T42_147" style:family="text"/>
    <style:style style:name="T42_148" style:family="text"/>
    <style:style style:name="T42_149" style:family="text"/>
    <style:style style:name="T42_150" style:family="text"/>
    <style:style style:name="T42_151" style:family="text"/>
    <style:style style:name="T42_152" style:family="text"/>
    <style:style style:name="T42_153" style:family="text"/>
    <style:style style:name="T42_154" style:family="text"/>
    <style:style style:name="T42_155" style:family="text"/>
    <style:style style:name="T42_156" style:family="text"/>
    <style:style style:name="T42_157" style:family="text"/>
    <style:style style:name="T42_158" style:family="text"/>
    <style:style style:name="T42_159" style:family="text"/>
    <style:style style:name="T42_160" style:family="text"/>
    <style:style style:name="T42_161" style:family="text"/>
    <style:style style:name="T42_162" style:family="text"/>
    <style:style style:name="T42_163" style:family="text"/>
    <style:style style:name="T42_164" style:family="text"/>
    <style:style style:name="T42_165" style:family="text"/>
    <style:style style:name="T42_166" style:family="text"/>
    <style:style style:name="T42_167" style:family="text"/>
    <style:style style:name="T42_168" style:family="text"/>
    <style:style style:name="T42_169" style:family="text"/>
    <style:style style:name="T42_170" style:family="text"/>
    <style:style style:name="T42_171" style:family="text"/>
    <style:style style:name="T42_172" style:family="text"/>
    <style:style style:name="T42_173" style:family="text"/>
    <style:style style:name="T42_174" style:family="text"/>
    <style:style style:name="T42_175" style:family="text"/>
    <style:style style:name="T42_176" style:family="text"/>
    <style:style style:name="T42_177" style:family="text"/>
    <style:style style:name="T42_178" style:family="text"/>
    <style:style style:name="T42_179" style:family="text"/>
    <style:style style:name="T42_180" style:family="text"/>
    <style:style style:name="T42_181" style:family="text"/>
    <style:style style:name="T42_182" style:family="text"/>
    <style:style style:name="T42_183" style:family="text"/>
    <style:style style:name="T42_184" style:family="text"/>
    <style:style style:name="T42_185" style:family="text"/>
    <style:style style:name="T42_186" style:family="text"/>
    <style:style style:name="T42_187" style:family="text"/>
    <style:style style:name="T42_188" style:family="text"/>
    <style:style style:name="T42_189" style:family="text"/>
    <style:style style:name="T42_190" style:family="text"/>
    <style:style style:name="T42_191" style:family="text"/>
    <style:style style:name="T42_192" style:family="text"/>
    <style:style style:name="T42_193" style:family="text"/>
    <style:style style:name="T42_194" style:family="text"/>
    <style:style style:name="T42_195" style:family="text"/>
    <style:style style:name="T42_196" style:family="text"/>
    <style:style style:name="T42_197" style:family="text"/>
    <style:style style:name="T42_198" style:family="text"/>
    <style:style style:name="T42_199" style:family="text"/>
    <style:style style:name="T42_200" style:family="text"/>
    <style:style style:name="T42_201" style:family="text"/>
    <style:style style:name="T42_202" style:family="text"/>
    <style:style style:name="T42_203" style:family="text"/>
    <style:style style:name="T42_204" style:family="text"/>
    <style:style style:name="T42_205" style:family="text"/>
    <style:style style:name="T42_206" style:family="text"/>
    <style:style style:name="T42_207" style:family="text"/>
    <style:style style:name="T42_208" style:family="text"/>
    <style:style style:name="T42_209" style:family="text"/>
    <style:style style:name="T42_210" style:family="text"/>
    <style:style style:name="T42_211" style:family="text"/>
    <style:style style:name="T42_212" style:family="text"/>
    <style:style style:name="T42_213" style:family="text"/>
    <style:style style:name="T42_214" style:family="text"/>
    <style:style style:name="T42_215" style:family="text"/>
    <style:style style:name="T42_216" style:family="text"/>
    <style:style style:name="T42_217" style:family="text"/>
    <style:style style:name="T42_218" style:family="text"/>
    <style:style style:name="T42_219" style:family="text"/>
    <style:style style:name="T42_220" style:family="text"/>
    <style:style style:name="P43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/>
    <style:style style:name="T43_94" style:family="text"/>
    <style:style style:name="T43_95" style:family="text"/>
    <style:style style:name="T43_96" style:family="text"/>
    <style:style style:name="T43_97" style:family="text"/>
    <style:style style:name="T43_98" style:family="text"/>
    <style:style style:name="T43_99" style:family="text"/>
    <style:style style:name="T43_100" style:family="text"/>
    <style:style style:name="T43_101" style:family="text"/>
    <style:style style:name="T43_102" style:family="text"/>
    <style:style style:name="T43_103" style:family="text"/>
    <style:style style:name="T43_104" style:family="text"/>
    <style:style style:name="T43_105" style:family="text"/>
    <style:style style:name="T43_106" style:family="text"/>
    <style:style style:name="T43_107" style:family="text"/>
    <style:style style:name="T43_108" style:family="text"/>
    <style:style style:name="T43_109" style:family="text"/>
    <style:style style:name="T43_110" style:family="text"/>
    <style:style style:name="T43_111" style:family="text"/>
    <style:style style:name="T43_112" style:family="text"/>
    <style:style style:name="T43_113" style:family="text"/>
    <style:style style:name="T43_114" style:family="text"/>
    <style:style style:name="T43_115" style:family="text"/>
    <style:style style:name="T43_116" style:family="text"/>
    <style:style style:name="T43_117" style:family="text"/>
    <style:style style:name="T43_118" style:family="text"/>
    <style:style style:name="T43_119" style:family="text"/>
    <style:style style:name="T43_120" style:family="text"/>
    <style:style style:name="T43_121" style:family="text"/>
    <style:style style:name="T43_122" style:family="text"/>
    <style:style style:name="T43_123" style:family="text"/>
    <style:style style:name="T43_124" style:family="text"/>
    <style:style style:name="T43_125" style:family="text"/>
    <style:style style:name="T43_126" style:family="text"/>
    <style:style style:name="T43_127" style:family="text"/>
    <style:style style:name="T43_128" style:family="text"/>
    <style:style style:name="T43_129" style:family="text"/>
    <style:style style:name="T43_130" style:family="text"/>
    <style:style style:name="T43_131" style:family="text"/>
    <style:style style:name="T43_132" style:family="text"/>
    <style:style style:name="T43_133" style:family="text"/>
    <style:style style:name="T43_134" style:family="text"/>
    <style:style style:name="T43_135" style:family="text"/>
    <style:style style:name="T43_136" style:family="text"/>
    <style:style style:name="T43_137" style:family="text"/>
    <style:style style:name="T43_138" style:family="text"/>
    <style:style style:name="T43_139" style:family="text"/>
    <style:style style:name="T43_140" style:family="text"/>
    <style:style style:name="T43_141" style:family="text"/>
    <style:style style:name="T43_142" style:family="text"/>
    <style:style style:name="T43_143" style:family="text"/>
    <style:style style:name="T43_144" style:family="text"/>
    <style:style style:name="T43_145" style:family="text"/>
    <style:style style:name="T43_146" style:family="text"/>
    <style:style style:name="T43_147" style:family="text"/>
    <style:style style:name="T43_148" style:family="text"/>
    <style:style style:name="T43_149" style:family="text"/>
    <style:style style:name="T43_150" style:family="text"/>
    <style:style style:name="T43_151" style:family="text"/>
    <style:style style:name="T43_152" style:family="text"/>
    <style:style style:name="T43_153" style:family="text"/>
    <style:style style:name="T43_154" style:family="text"/>
    <style:style style:name="T43_155" style:family="text"/>
    <style:style style:name="T43_156" style:family="text"/>
    <style:style style:name="T43_157" style:family="text"/>
    <style:style style:name="T43_158" style:family="text"/>
    <style:style style:name="T43_159" style:family="text"/>
    <style:style style:name="T43_160" style:family="text"/>
    <style:style style:name="T43_161" style:family="text"/>
    <style:style style:name="T43_162" style:family="text"/>
    <style:style style:name="T43_163" style:family="text"/>
    <style:style style:name="T43_164" style:family="text"/>
    <style:style style:name="T43_165" style:family="text"/>
    <style:style style:name="T43_166" style:family="text"/>
    <style:style style:name="T43_167" style:family="text"/>
    <style:style style:name="T43_168" style:family="text"/>
    <style:style style:name="T43_169" style:family="text"/>
    <style:style style:name="T43_170" style:family="text"/>
    <style:style style:name="T43_171" style:family="text"/>
    <style:style style:name="T43_172" style:family="text"/>
    <style:style style:name="T43_173" style:family="text"/>
    <style:style style:name="T43_174" style:family="text"/>
    <style:style style:name="T43_175" style:family="text"/>
    <style:style style:name="T43_176" style:family="text"/>
    <style:style style:name="T43_177" style:family="text"/>
    <style:style style:name="T43_178" style:family="text"/>
    <style:style style:name="T43_179" style:family="text"/>
    <style:style style:name="T43_180" style:family="text"/>
    <style:style style:name="T43_181" style:family="text"/>
    <style:style style:name="T43_182" style:family="text"/>
    <style:style style:name="T43_183" style:family="text"/>
    <style:style style:name="T43_184" style:family="text"/>
    <style:style style:name="T43_185" style:family="text"/>
    <style:style style:name="T43_186" style:family="text"/>
    <style:style style:name="T43_187" style:family="text"/>
    <style:style style:name="T43_188" style:family="text"/>
    <style:style style:name="P44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T44_64" style:family="text"/>
    <style:style style:name="T44_65" style:family="text"/>
    <style:style style:name="T44_66" style:family="text"/>
    <style:style style:name="T44_67" style:family="text"/>
    <style:style style:name="T44_68" style:family="text"/>
    <style:style style:name="T44_69" style:family="text"/>
    <style:style style:name="T44_70" style:family="text"/>
    <style:style style:name="T44_71" style:family="text"/>
    <style:style style:name="T44_72" style:family="text"/>
    <style:style style:name="T44_73" style:family="text"/>
    <style:style style:name="T44_74" style:family="text"/>
    <style:style style:name="T44_75" style:family="text"/>
    <style:style style:name="T44_76" style:family="text"/>
    <style:style style:name="T44_77" style:family="text"/>
    <style:style style:name="T44_78" style:family="text"/>
    <style:style style:name="T44_79" style:family="text"/>
    <style:style style:name="T44_80" style:family="text"/>
    <style:style style:name="T44_81" style:family="text"/>
    <style:style style:name="T44_82" style:family="text"/>
    <style:style style:name="T44_83" style:family="text"/>
    <style:style style:name="T44_84" style:family="text"/>
    <style:style style:name="T44_85" style:family="text"/>
    <style:style style:name="T44_86" style:family="text"/>
    <style:style style:name="T44_87" style:family="text"/>
    <style:style style:name="T44_88" style:family="text"/>
    <style:style style:name="T44_89" style:family="text"/>
    <style:style style:name="T44_90" style:family="text"/>
    <style:style style:name="T44_91" style:family="text"/>
    <style:style style:name="T44_92" style:family="text"/>
    <style:style style:name="T44_93" style:family="text"/>
    <style:style style:name="T44_94" style:family="text"/>
    <style:style style:name="T44_95" style:family="text"/>
    <style:style style:name="T44_96" style:family="text"/>
    <style:style style:name="T44_97" style:family="text"/>
    <style:style style:name="T44_98" style:family="text"/>
    <style:style style:name="T44_99" style:family="text"/>
    <style:style style:name="T44_100" style:family="text"/>
    <style:style style:name="T44_101" style:family="text"/>
    <style:style style:name="T44_102" style:family="text"/>
    <style:style style:name="T44_103" style:family="text"/>
    <style:style style:name="T44_104" style:family="text"/>
    <style:style style:name="T44_105" style:family="text"/>
    <style:style style:name="T44_106" style:family="text"/>
    <style:style style:name="T44_107" style:family="text"/>
    <style:style style:name="T44_108" style:family="text"/>
    <style:style style:name="T44_109" style:family="text"/>
    <style:style style:name="T44_110" style:family="text"/>
    <style:style style:name="T44_111" style:family="text"/>
    <style:style style:name="T44_112" style:family="text"/>
    <style:style style:name="T44_113" style:family="text"/>
    <style:style style:name="T44_114" style:family="text"/>
    <style:style style:name="T44_115" style:family="text"/>
    <style:style style:name="T44_116" style:family="text"/>
    <style:style style:name="T44_117" style:family="text"/>
    <style:style style:name="T44_118" style:family="text"/>
    <style:style style:name="T44_119" style:family="text"/>
    <style:style style:name="T44_120" style:family="text"/>
    <style:style style:name="T44_121" style:family="text"/>
    <style:style style:name="T44_122" style:family="text"/>
    <style:style style:name="T44_123" style:family="text"/>
    <style:style style:name="T44_124" style:family="text"/>
    <style:style style:name="T44_125" style:family="text"/>
    <style:style style:name="T44_126" style:family="text"/>
    <style:style style:name="T44_127" style:family="text"/>
    <style:style style:name="T44_128" style:family="text"/>
    <style:style style:name="T44_129" style:family="text"/>
    <style:style style:name="T44_130" style:family="text"/>
    <style:style style:name="T44_131" style:family="text"/>
    <style:style style:name="T44_132" style:family="text"/>
    <style:style style:name="T44_133" style:family="text"/>
    <style:style style:name="T44_134" style:family="text"/>
    <style:style style:name="T44_135" style:family="text"/>
    <style:style style:name="T44_136" style:family="text"/>
    <style:style style:name="T44_137" style:family="text"/>
    <style:style style:name="T44_138" style:family="text"/>
    <style:style style:name="T44_139" style:family="text"/>
    <style:style style:name="T44_140" style:family="text"/>
    <style:style style:name="T44_141" style:family="text"/>
    <style:style style:name="T44_142" style:family="text"/>
    <style:style style:name="T44_143" style:family="text"/>
    <style:style style:name="T44_144" style:family="text"/>
    <style:style style:name="T44_145" style:family="text"/>
    <style:style style:name="T44_146" style:family="text"/>
    <style:style style:name="T44_147" style:family="text"/>
    <style:style style:name="T44_148" style:family="text"/>
    <style:style style:name="T44_149" style:family="text"/>
    <style:style style:name="T44_150" style:family="text"/>
    <style:style style:name="T44_151" style:family="text"/>
    <style:style style:name="T44_152" style:family="text"/>
    <style:style style:name="T44_153" style:family="text"/>
    <style:style style:name="T44_154" style:family="text"/>
    <style:style style:name="T44_155" style:family="text"/>
    <style:style style:name="T44_156" style:family="text"/>
    <style:style style:name="T44_157" style:family="text"/>
    <style:style style:name="T44_158" style:family="text"/>
    <style:style style:name="T44_159" style:family="text"/>
    <style:style style:name="T44_160" style:family="text"/>
    <style:style style:name="T44_161" style:family="text"/>
    <style:style style:name="T44_162" style:family="text"/>
    <style:style style:name="T44_163" style:family="text"/>
    <style:style style:name="T44_164" style:family="text"/>
    <style:style style:name="T44_165" style:family="text"/>
    <style:style style:name="T44_166" style:family="text"/>
    <style:style style:name="T44_167" style:family="text"/>
    <style:style style:name="T44_168" style:family="text"/>
    <style:style style:name="T44_169" style:family="text"/>
    <style:style style:name="T44_170" style:family="text"/>
    <style:style style:name="T44_171" style:family="text"/>
    <style:style style:name="T44_172" style:family="text"/>
    <style:style style:name="T44_173" style:family="text"/>
    <style:style style:name="T44_174" style:family="text"/>
    <style:style style:name="T44_175" style:family="text"/>
    <style:style style:name="T44_176" style:family="text"/>
    <style:style style:name="T44_177" style:family="text"/>
    <style:style style:name="T44_178" style:family="text"/>
    <style:style style:name="T44_179" style:family="text"/>
    <style:style style:name="T44_180" style:family="text"/>
    <style:style style:name="T44_181" style:family="text"/>
    <style:style style:name="T44_182" style:family="text"/>
    <style:style style:name="P45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T45_93" style:family="text"/>
    <style:style style:name="T45_94" style:family="text"/>
    <style:style style:name="T45_95" style:family="text"/>
    <style:style style:name="T45_96" style:family="text"/>
    <style:style style:name="T45_97" style:family="text"/>
    <style:style style:name="T45_98" style:family="text"/>
    <style:style style:name="T45_99" style:family="text"/>
    <style:style style:name="T45_100" style:family="text"/>
    <style:style style:name="T45_101" style:family="text"/>
    <style:style style:name="T45_102" style:family="text"/>
    <style:style style:name="T45_103" style:family="text"/>
    <style:style style:name="T45_104" style:family="text"/>
    <style:style style:name="T45_105" style:family="text"/>
    <style:style style:name="T45_106" style:family="text"/>
    <style:style style:name="T45_107" style:family="text"/>
    <style:style style:name="T45_108" style:family="text"/>
    <style:style style:name="T45_109" style:family="text"/>
    <style:style style:name="T45_110" style:family="text"/>
    <style:style style:name="T45_111" style:family="text"/>
    <style:style style:name="T45_112" style:family="text"/>
    <style:style style:name="T45_113" style:family="text"/>
    <style:style style:name="T45_114" style:family="text"/>
    <style:style style:name="T45_115" style:family="text"/>
    <style:style style:name="T45_116" style:family="text"/>
    <style:style style:name="T45_117" style:family="text"/>
    <style:style style:name="T45_118" style:family="text"/>
    <style:style style:name="T45_119" style:family="text"/>
    <style:style style:name="T45_120" style:family="text"/>
    <style:style style:name="T45_121" style:family="text"/>
    <style:style style:name="T45_122" style:family="text"/>
    <style:style style:name="P46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T46_102" style:family="text"/>
    <style:style style:name="T46_103" style:family="text"/>
    <style:style style:name="T46_104" style:family="text"/>
    <style:style style:name="T46_105" style:family="text"/>
    <style:style style:name="T46_106" style:family="text"/>
    <style:style style:name="T46_107" style:family="text"/>
    <style:style style:name="T46_108" style:family="text"/>
    <style:style style:name="T46_109" style:family="text"/>
    <style:style style:name="T46_110" style:family="text"/>
    <style:style style:name="T46_111" style:family="text"/>
    <style:style style:name="T46_112" style:family="text"/>
    <style:style style:name="T46_113" style:family="text"/>
    <style:style style:name="T46_114" style:family="text"/>
    <style:style style:name="T46_115" style:family="text"/>
    <style:style style:name="T46_116" style:family="text"/>
    <style:style style:name="T46_117" style:family="text"/>
    <style:style style:name="T46_118" style:family="text"/>
    <style:style style:name="T46_119" style:family="text"/>
    <style:style style:name="T46_120" style:family="text"/>
    <style:style style:name="T46_121" style:family="text"/>
    <style:style style:name="T46_122" style:family="text"/>
    <style:style style:name="T46_123" style:family="text"/>
    <style:style style:name="T46_124" style:family="text"/>
    <style:style style:name="T46_125" style:family="text"/>
    <style:style style:name="T46_126" style:family="text"/>
    <style:style style:name="T46_127" style:family="text"/>
    <style:style style:name="T46_128" style:family="text"/>
    <style:style style:name="T46_129" style:family="text"/>
    <style:style style:name="T46_130" style:family="text"/>
    <style:style style:name="T46_131" style:family="text"/>
    <style:style style:name="T46_132" style:family="text"/>
    <style:style style:name="T46_133" style:family="text"/>
    <style:style style:name="T46_134" style:family="text"/>
    <style:style style:name="T46_135" style:family="text"/>
    <style:style style:name="T46_136" style:family="text"/>
    <style:style style:name="T46_137" style:family="text"/>
    <style:style style:name="T46_138" style:family="text"/>
    <style:style style:name="T46_139" style:family="text"/>
    <style:style style:name="T46_140" style:family="text"/>
    <style:style style:name="T46_141" style:family="text"/>
    <style:style style:name="T46_142" style:family="text"/>
    <style:style style:name="T46_143" style:family="text"/>
    <style:style style:name="T46_144" style:family="text"/>
    <style:style style:name="T46_145" style:family="text"/>
    <style:style style:name="T46_146" style:family="text"/>
    <style:style style:name="T46_147" style:family="text"/>
    <style:style style:name="T46_148" style:family="text"/>
    <style:style style:name="P47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P48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T48_68" style:family="text"/>
    <style:style style:name="T48_69" style:family="text"/>
    <style:style style:name="T48_70" style:family="text"/>
    <style:style style:name="T48_71" style:family="text"/>
    <style:style style:name="T48_72" style:family="text"/>
    <style:style style:name="T48_73" style:family="text"/>
    <style:style style:name="T48_74" style:family="text"/>
    <style:style style:name="T48_75" style:family="text"/>
    <style:style style:name="T48_76" style:family="text"/>
    <style:style style:name="T48_77" style:family="text"/>
    <style:style style:name="T48_78" style:family="text"/>
    <style:style style:name="T48_79" style:family="text"/>
    <style:style style:name="T48_80" style:family="text"/>
    <style:style style:name="T48_81" style:family="text"/>
    <style:style style:name="T48_82" style:family="text"/>
    <style:style style:name="T48_83" style:family="text"/>
    <style:style style:name="T48_84" style:family="text"/>
    <style:style style:name="T48_85" style:family="text"/>
    <style:style style:name="T48_86" style:family="text"/>
    <style:style style:name="T48_87" style:family="text"/>
    <style:style style:name="T48_88" style:family="text"/>
    <style:style style:name="T48_89" style:family="text"/>
    <style:style style:name="T48_90" style:family="text"/>
    <style:style style:name="T48_91" style:family="text"/>
    <style:style style:name="T48_92" style:family="text"/>
    <style:style style:name="T48_93" style:family="text"/>
    <style:style style:name="T48_94" style:family="text"/>
    <style:style style:name="T48_95" style:family="text"/>
    <style:style style:name="T48_96" style:family="text"/>
    <style:style style:name="T48_97" style:family="text"/>
    <style:style style:name="T48_98" style:family="text"/>
    <style:style style:name="T48_99" style:family="text"/>
    <style:style style:name="T48_100" style:family="text"/>
    <style:style style:name="T48_101" style:family="text"/>
    <style:style style:name="T48_102" style:family="text"/>
    <style:style style:name="T48_103" style:family="text"/>
    <style:style style:name="T48_104" style:family="text"/>
    <style:style style:name="T48_105" style:family="text"/>
    <style:style style:name="T48_106" style:family="text"/>
    <style:style style:name="T48_107" style:family="text"/>
    <style:style style:name="T48_108" style:family="text"/>
    <style:style style:name="T48_109" style:family="text"/>
    <style:style style:name="T48_110" style:family="text"/>
    <style:style style:name="T48_111" style:family="text"/>
    <style:style style:name="T48_112" style:family="text"/>
    <style:style style:name="T48_113" style:family="text"/>
    <style:style style:name="T48_114" style:family="text"/>
    <style:style style:name="T48_115" style:family="text"/>
    <style:style style:name="T48_116" style:family="text"/>
    <style:style style:name="T48_117" style:family="text"/>
    <style:style style:name="T48_118" style:family="text"/>
    <style:style style:name="T48_119" style:family="text"/>
    <style:style style:name="T48_120" style:family="text"/>
    <style:style style:name="T48_121" style:family="text"/>
    <style:style style:name="T48_122" style:family="text"/>
    <style:style style:name="T48_123" style:family="text"/>
    <style:style style:name="T48_124" style:family="text"/>
    <style:style style:name="T48_125" style:family="text"/>
    <style:style style:name="T48_126" style:family="text"/>
    <style:style style:name="T48_127" style:family="text"/>
    <style:style style:name="T48_128" style:family="text"/>
    <style:style style:name="T48_129" style:family="text"/>
    <style:style style:name="T48_130" style:family="text"/>
    <style:style style:name="T48_131" style:family="text"/>
    <style:style style:name="T48_132" style:family="text"/>
    <style:style style:name="T48_133" style:family="text"/>
    <style:style style:name="T48_134" style:family="text"/>
    <style:style style:name="T48_135" style:family="text"/>
    <style:style style:name="T48_136" style:family="text"/>
    <style:style style:name="T48_137" style:family="text"/>
    <style:style style:name="T48_138" style:family="text"/>
    <style:style style:name="T48_139" style:family="text"/>
    <style:style style:name="T48_140" style:family="text"/>
    <style:style style:name="T48_141" style:family="text"/>
    <style:style style:name="T48_142" style:family="text"/>
    <style:style style:name="T48_143" style:family="text"/>
    <style:style style:name="T48_144" style:family="text"/>
    <style:style style:name="T48_145" style:family="text"/>
    <style:style style:name="T48_146" style:family="text"/>
    <style:style style:name="T48_147" style:family="text"/>
    <style:style style:name="T48_148" style:family="text"/>
    <style:style style:name="T48_149" style:family="text"/>
    <style:style style:name="T48_150" style:family="text"/>
    <style:style style:name="T48_151" style:family="text"/>
    <style:style style:name="T48_152" style:family="text"/>
    <style:style style:name="T48_153" style:family="text"/>
    <style:style style:name="T48_154" style:family="text"/>
    <style:style style:name="T48_155" style:family="text"/>
    <style:style style:name="T48_156" style:family="text"/>
    <style:style style:name="T48_157" style:family="text"/>
    <style:style style:name="T48_158" style:family="text"/>
    <style:style style:name="T48_159" style:family="text"/>
    <style:style style:name="T48_160" style:family="text"/>
    <style:style style:name="T48_161" style:family="text"/>
    <style:style style:name="T48_162" style:family="text"/>
    <style:style style:name="T48_163" style:family="text"/>
    <style:style style:name="T48_164" style:family="text"/>
    <style:style style:name="T48_165" style:family="text"/>
    <style:style style:name="T48_166" style:family="text"/>
    <style:style style:name="T48_167" style:family="text"/>
    <style:style style:name="T48_168" style:family="text"/>
    <style:style style:name="T48_169" style:family="text"/>
    <style:style style:name="T48_170" style:family="text"/>
    <style:style style:name="T48_171" style:family="text"/>
    <style:style style:name="T48_172" style:family="text"/>
    <style:style style:name="T48_173" style:family="text"/>
    <style:style style:name="T48_174" style:family="text"/>
    <style:style style:name="T48_175" style:family="text"/>
    <style:style style:name="T48_176" style:family="text"/>
    <style:style style:name="T48_177" style:family="text"/>
    <style:style style:name="T48_178" style:family="text"/>
    <style:style style:name="T48_179" style:family="text"/>
    <style:style style:name="T48_180" style:family="text"/>
    <style:style style:name="T48_181" style:family="text"/>
    <style:style style:name="T48_182" style:family="text"/>
    <style:style style:name="T48_183" style:family="text"/>
    <style:style style:name="T48_184" style:family="text"/>
    <style:style style:name="T48_185" style:family="text"/>
    <style:style style:name="T48_186" style:family="text"/>
    <style:style style:name="T48_187" style:family="text"/>
    <style:style style:name="T48_188" style:family="text"/>
    <style:style style:name="T48_189" style:family="text"/>
    <style:style style:name="T48_190" style:family="text"/>
    <style:style style:name="T48_191" style:family="text"/>
    <style:style style:name="T48_192" style:family="text"/>
    <style:style style:name="T48_193" style:family="text"/>
    <style:style style:name="T48_194" style:family="text"/>
    <style:style style:name="T48_195" style:family="text"/>
    <style:style style:name="T48_196" style:family="text"/>
    <style:style style:name="T48_197" style:family="text"/>
    <style:style style:name="T48_198" style:family="text"/>
    <style:style style:name="T48_199" style:family="text"/>
    <style:style style:name="T48_200" style:family="text"/>
    <style:style style:name="T48_201" style:family="text"/>
    <style:style style:name="T48_202" style:family="text"/>
    <style:style style:name="T48_203" style:family="text"/>
    <style:style style:name="T48_204" style:family="text"/>
    <style:style style:name="T48_205" style:family="text"/>
    <style:style style:name="T48_206" style:family="text"/>
    <style:style style:name="T48_207" style:family="text"/>
    <style:style style:name="T48_208" style:family="text"/>
    <style:style style:name="T48_209" style:family="text"/>
    <style:style style:name="T48_210" style:family="text"/>
    <style:style style:name="T48_211" style:family="text"/>
    <style:style style:name="T48_212" style:family="text"/>
    <style:style style:name="T48_213" style:family="text"/>
    <style:style style:name="T48_214" style:family="text"/>
    <style:style style:name="T48_215" style:family="text"/>
    <style:style style:name="T48_216" style:family="text"/>
    <style:style style:name="T48_217" style:family="text"/>
    <style:style style:name="T48_218" style:family="text"/>
    <style:style style:name="T48_219" style:family="text"/>
    <style:style style:name="T48_220" style:family="text"/>
    <style:style style:name="T48_221" style:family="text"/>
    <style:style style:name="T48_222" style:family="text"/>
    <style:style style:name="T48_223" style:family="text"/>
    <style:style style:name="T48_224" style:family="text"/>
    <style:style style:name="T48_225" style:family="text"/>
    <style:style style:name="T48_226" style:family="text"/>
    <style:style style:name="T48_227" style:family="text"/>
    <style:style style:name="T48_228" style:family="text"/>
    <style:style style:name="T48_229" style:family="text"/>
    <style:style style:name="T48_230" style:family="text"/>
    <style:style style:name="T48_231" style:family="text"/>
    <style:style style:name="T48_232" style:family="text"/>
    <style:style style:name="T48_233" style:family="text"/>
    <style:style style:name="T48_234" style:family="text"/>
    <style:style style:name="T48_235" style:family="text"/>
    <style:style style:name="T48_236" style:family="text"/>
    <style:style style:name="T48_237" style:family="text"/>
    <style:style style:name="T48_238" style:family="text"/>
    <style:style style:name="T48_239" style:family="text"/>
    <style:style style:name="T48_240" style:family="text"/>
    <style:style style:name="T48_241" style:family="text"/>
    <style:style style:name="T48_242" style:family="text"/>
    <style:style style:name="T48_243" style:family="text"/>
    <style:style style:name="T48_244" style:family="text"/>
    <style:style style:name="T48_245" style:family="text"/>
    <style:style style:name="T48_246" style:family="text"/>
    <style:style style:name="T48_247" style:family="text"/>
    <style:style style:name="T48_248" style:family="text"/>
    <style:style style:name="T48_249" style:family="text"/>
    <style:style style:name="T48_250" style:family="text"/>
    <style:style style:name="T48_251" style:family="text"/>
    <style:style style:name="T48_252" style:family="text"/>
    <style:style style:name="T48_253" style:family="text"/>
    <style:style style:name="T48_254" style:family="text"/>
    <style:style style:name="T48_255" style:family="text"/>
    <style:style style:name="T48_256" style:family="text"/>
    <style:style style:name="T48_257" style:family="text"/>
    <style:style style:name="T48_258" style:family="text"/>
    <style:style style:name="T48_259" style:family="text"/>
    <style:style style:name="T48_260" style:family="text"/>
    <style:style style:name="T48_261" style:family="text"/>
    <style:style style:name="T48_262" style:family="text"/>
    <style:style style:name="T48_263" style:family="text"/>
    <style:style style:name="T48_264" style:family="text"/>
    <style:style style:name="T48_265" style:family="text"/>
    <style:style style:name="T48_266" style:family="text"/>
    <style:style style:name="T48_267" style:family="text"/>
    <style:style style:name="T48_268" style:family="text"/>
    <style:style style:name="T48_269" style:family="text"/>
    <style:style style:name="T48_270" style:family="text"/>
    <style:style style:name="T48_271" style:family="text"/>
    <style:style style:name="T48_272" style:family="text"/>
    <style:style style:name="T48_273" style:family="text"/>
    <style:style style:name="T48_274" style:family="text"/>
    <style:style style:name="T48_275" style:family="text"/>
    <style:style style:name="T48_276" style:family="text"/>
    <style:style style:name="T48_277" style:family="text"/>
    <style:style style:name="T48_278" style:family="text"/>
    <style:style style:name="T48_279" style:family="text"/>
    <style:style style:name="T48_280" style:family="text"/>
    <style:style style:name="T48_281" style:family="text"/>
    <style:style style:name="T48_282" style:family="text"/>
    <style:style style:name="T48_283" style:family="text"/>
    <style:style style:name="T48_284" style:family="text"/>
    <style:style style:name="T48_285" style:family="text"/>
    <style:style style:name="T48_286" style:family="text"/>
    <style:style style:name="T48_287" style:family="text"/>
    <style:style style:name="T48_288" style:family="text"/>
    <style:style style:name="T48_289" style:family="text"/>
    <style:style style:name="T48_290" style:family="text"/>
    <style:style style:name="T48_291" style:family="text"/>
    <style:style style:name="T48_292" style:family="text"/>
    <style:style style:name="T48_293" style:family="text"/>
    <style:style style:name="T48_294" style:family="text"/>
    <style:style style:name="T48_295" style:family="text"/>
    <style:style style:name="T48_296" style:family="text"/>
    <style:style style:name="T48_297" style:family="text"/>
    <style:style style:name="T48_298" style:family="text"/>
    <style:style style:name="T48_299" style:family="text"/>
    <style:style style:name="T48_300" style:family="text"/>
    <style:style style:name="T48_301" style:family="text"/>
    <style:style style:name="T48_302" style:family="text"/>
    <style:style style:name="T48_303" style:family="text"/>
    <style:style style:name="T48_304" style:family="text"/>
    <style:style style:name="T48_305" style:family="text"/>
    <style:style style:name="T48_306" style:family="text"/>
    <style:style style:name="T48_307" style:family="text"/>
    <style:style style:name="T48_308" style:family="text"/>
    <style:style style:name="P49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T49_85" style:family="text"/>
    <style:style style:name="T49_86" style:family="text"/>
    <style:style style:name="T49_87" style:family="text"/>
    <style:style style:name="T49_88" style:family="text"/>
    <style:style style:name="T49_89" style:family="text"/>
    <style:style style:name="T49_90" style:family="text"/>
    <style:style style:name="T49_91" style:family="text"/>
    <style:style style:name="T49_92" style:family="text"/>
    <style:style style:name="T49_93" style:family="text"/>
    <style:style style:name="T49_94" style:family="text"/>
    <style:style style:name="T49_95" style:family="text"/>
    <style:style style:name="T49_96" style:family="text"/>
    <style:style style:name="T49_97" style:family="text"/>
    <style:style style:name="T49_98" style:family="text"/>
    <style:style style:name="T49_99" style:family="text"/>
    <style:style style:name="T49_100" style:family="text"/>
    <style:style style:name="T49_101" style:family="text"/>
    <style:style style:name="T49_102" style:family="text"/>
    <style:style style:name="T49_103" style:family="text"/>
    <style:style style:name="T49_104" style:family="text"/>
    <style:style style:name="T49_105" style:family="text"/>
    <style:style style:name="T49_106" style:family="text"/>
    <style:style style:name="T49_107" style:family="text"/>
    <style:style style:name="T49_108" style:family="text"/>
    <style:style style:name="T49_109" style:family="text"/>
    <style:style style:name="T49_110" style:family="text"/>
    <style:style style:name="T49_111" style:family="text"/>
    <style:style style:name="T49_112" style:family="text"/>
    <style:style style:name="T49_113" style:family="text"/>
    <style:style style:name="T49_114" style:family="text"/>
    <style:style style:name="T49_115" style:family="text"/>
    <style:style style:name="T49_116" style:family="text"/>
    <style:style style:name="T49_117" style:family="text"/>
    <style:style style:name="T49_118" style:family="text"/>
    <style:style style:name="T49_119" style:family="text"/>
    <style:style style:name="T49_120" style:family="text"/>
    <style:style style:name="T49_121" style:family="text"/>
    <style:style style:name="T49_122" style:family="text"/>
    <style:style style:name="T49_123" style:family="text"/>
    <style:style style:name="T49_124" style:family="text"/>
    <style:style style:name="T49_125" style:family="text"/>
    <style:style style:name="T49_126" style:family="text"/>
    <style:style style:name="T49_127" style:family="text"/>
    <style:style style:name="T49_128" style:family="text"/>
    <style:style style:name="T49_129" style:family="text"/>
    <style:style style:name="T49_130" style:family="text"/>
    <style:style style:name="T49_131" style:family="text"/>
    <style:style style:name="T49_132" style:family="text"/>
    <style:style style:name="T49_133" style:family="text"/>
    <style:style style:name="T49_134" style:family="text"/>
    <style:style style:name="T49_135" style:family="text"/>
    <style:style style:name="T49_136" style:family="text"/>
    <style:style style:name="T49_137" style:family="text"/>
    <style:style style:name="T49_138" style:family="text"/>
    <style:style style:name="T49_139" style:family="text"/>
    <style:style style:name="T49_140" style:family="text"/>
    <style:style style:name="T49_141" style:family="text"/>
    <style:style style:name="T49_142" style:family="text"/>
    <style:style style:name="T49_143" style:family="text"/>
    <style:style style:name="T49_144" style:family="text"/>
    <style:style style:name="T49_145" style:family="text"/>
    <style:style style:name="T49_146" style:family="text"/>
    <style:style style:name="T49_147" style:family="text"/>
    <style:style style:name="T49_148" style:family="text"/>
    <style:style style:name="T49_149" style:family="text"/>
    <style:style style:name="T49_150" style:family="text"/>
    <style:style style:name="T49_151" style:family="text"/>
    <style:style style:name="T49_152" style:family="text"/>
    <style:style style:name="T49_153" style:family="text"/>
    <style:style style:name="T49_154" style:family="text"/>
    <style:style style:name="T49_155" style:family="text"/>
    <style:style style:name="T49_156" style:family="text"/>
    <style:style style:name="T49_157" style:family="text"/>
    <style:style style:name="T49_158" style:family="text"/>
    <style:style style:name="T49_159" style:family="text"/>
    <style:style style:name="T49_160" style:family="text"/>
    <style:style style:name="T49_161" style:family="text"/>
    <style:style style:name="T49_162" style:family="text"/>
    <style:style style:name="T49_163" style:family="text"/>
    <style:style style:name="T49_164" style:family="text"/>
    <style:style style:name="T49_165" style:family="text"/>
    <style:style style:name="T49_166" style:family="text"/>
    <style:style style:name="T49_167" style:family="text"/>
    <style:style style:name="T49_168" style:family="text"/>
    <style:style style:name="T49_169" style:family="text"/>
    <style:style style:name="T49_170" style:family="text"/>
    <style:style style:name="T49_171" style:family="text"/>
    <style:style style:name="T49_172" style:family="text"/>
    <style:style style:name="T49_173" style:family="text"/>
    <style:style style:name="T49_174" style:family="text"/>
    <style:style style:name="T49_175" style:family="text"/>
    <style:style style:name="T49_176" style:family="text"/>
    <style:style style:name="T49_177" style:family="text"/>
    <style:style style:name="T49_178" style:family="text"/>
    <style:style style:name="T49_179" style:family="text"/>
    <style:style style:name="T49_180" style:family="text"/>
    <style:style style:name="T49_181" style:family="text"/>
    <style:style style:name="T49_182" style:family="text"/>
    <style:style style:name="T49_183" style:family="text"/>
    <style:style style:name="T49_184" style:family="text"/>
    <style:style style:name="T49_185" style:family="text"/>
    <style:style style:name="T49_186" style:family="text"/>
    <style:style style:name="T49_187" style:family="text"/>
    <style:style style:name="T49_188" style:family="text"/>
    <style:style style:name="T49_189" style:family="text"/>
    <style:style style:name="T49_190" style:family="text"/>
    <style:style style:name="T49_191" style:family="text"/>
    <style:style style:name="T49_192" style:family="text"/>
    <style:style style:name="T49_193" style:family="text"/>
    <style:style style:name="T49_194" style:family="text"/>
    <style:style style:name="T49_195" style:family="text"/>
    <style:style style:name="T49_196" style:family="text"/>
    <style:style style:name="T49_197" style:family="text"/>
    <style:style style:name="T49_198" style:family="text"/>
    <style:style style:name="T49_199" style:family="text"/>
    <style:style style:name="T49_200" style:family="text"/>
    <style:style style:name="T49_201" style:family="text"/>
    <style:style style:name="T49_202" style:family="text"/>
    <style:style style:name="T49_203" style:family="text"/>
    <style:style style:name="T49_204" style:family="text"/>
    <style:style style:name="T49_205" style:family="text"/>
    <style:style style:name="T49_206" style:family="text"/>
    <style:style style:name="T49_207" style:family="text"/>
    <style:style style:name="T49_208" style:family="text"/>
    <style:style style:name="T49_209" style:family="text"/>
    <style:style style:name="T49_210" style:family="text"/>
    <style:style style:name="T49_211" style:family="text"/>
    <style:style style:name="T49_212" style:family="text"/>
    <style:style style:name="T49_213" style:family="text"/>
    <style:style style:name="T49_214" style:family="text"/>
    <style:style style:name="T49_215" style:family="text"/>
    <style:style style:name="T49_216" style:family="text"/>
    <style:style style:name="T49_217" style:family="text"/>
    <style:style style:name="T49_218" style:family="text"/>
    <style:style style:name="T49_219" style:family="text"/>
    <style:style style:name="T49_220" style:family="text"/>
    <style:style style:name="T49_221" style:family="text"/>
    <style:style style:name="T49_222" style:family="text"/>
    <style:style style:name="T49_223" style:family="text"/>
    <style:style style:name="T49_224" style:family="text"/>
    <style:style style:name="T49_225" style:family="text"/>
    <style:style style:name="T49_226" style:family="text"/>
    <style:style style:name="T49_227" style:family="text"/>
    <style:style style:name="T49_228" style:family="text"/>
    <style:style style:name="T49_229" style:family="text"/>
    <style:style style:name="T49_230" style:family="text"/>
    <style:style style:name="T49_231" style:family="text"/>
    <style:style style:name="T49_232" style:family="text"/>
    <style:style style:name="T49_233" style:family="text"/>
    <style:style style:name="T49_234" style:family="text"/>
    <style:style style:name="T49_235" style:family="text"/>
    <style:style style:name="T49_236" style:family="text"/>
    <style:style style:name="T49_237" style:family="text"/>
    <style:style style:name="T49_238" style:family="text"/>
    <style:style style:name="T49_239" style:family="text"/>
    <style:style style:name="T49_240" style:family="text"/>
    <style:style style:name="T49_241" style:family="text"/>
    <style:style style:name="T49_242" style:family="text"/>
    <style:style style:name="T49_243" style:family="text"/>
    <style:style style:name="T49_244" style:family="text"/>
    <style:style style:name="T49_245" style:family="text"/>
    <style:style style:name="T49_246" style:family="text"/>
    <style:style style:name="T49_247" style:family="text"/>
    <style:style style:name="T49_248" style:family="text"/>
    <style:style style:name="T49_249" style:family="text"/>
    <style:style style:name="T49_250" style:family="text"/>
    <style:style style:name="T49_251" style:family="text"/>
    <style:style style:name="T49_252" style:family="text"/>
    <style:style style:name="T49_253" style:family="text"/>
    <style:style style:name="T49_254" style:family="text"/>
    <style:style style:name="T49_255" style:family="text"/>
    <style:style style:name="T49_256" style:family="text"/>
    <style:style style:name="T49_257" style:family="text"/>
    <style:style style:name="T49_258" style:family="text"/>
    <style:style style:name="P50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T50_77" style:family="text"/>
    <style:style style:name="T50_78" style:family="text"/>
    <style:style style:name="T50_79" style:family="text"/>
    <style:style style:name="T50_80" style:family="text"/>
    <style:style style:name="T50_81" style:family="text"/>
    <style:style style:name="T50_82" style:family="text"/>
    <style:style style:name="T50_83" style:family="text"/>
    <style:style style:name="T50_84" style:family="text"/>
    <style:style style:name="T50_85" style:family="text"/>
    <style:style style:name="T50_86" style:family="text"/>
    <style:style style:name="T50_87" style:family="text"/>
    <style:style style:name="T50_88" style:family="text"/>
    <style:style style:name="T50_89" style:family="text"/>
    <style:style style:name="T50_90" style:family="text"/>
    <style:style style:name="T50_91" style:family="text"/>
    <style:style style:name="T50_92" style:family="text"/>
    <style:style style:name="T50_93" style:family="text"/>
    <style:style style:name="T50_94" style:family="text"/>
    <style:style style:name="T50_95" style:family="text"/>
    <style:style style:name="T50_96" style:family="text"/>
    <style:style style:name="T50_97" style:family="text"/>
    <style:style style:name="T50_98" style:family="text"/>
    <style:style style:name="T50_99" style:family="text"/>
    <style:style style:name="T50_100" style:family="text"/>
    <style:style style:name="T50_101" style:family="text"/>
    <style:style style:name="T50_102" style:family="text"/>
    <style:style style:name="T50_103" style:family="text"/>
    <style:style style:name="T50_104" style:family="text"/>
    <style:style style:name="T50_105" style:family="text"/>
    <style:style style:name="T50_106" style:family="text"/>
    <style:style style:name="T50_107" style:family="text"/>
    <style:style style:name="T50_108" style:family="text"/>
    <style:style style:name="T50_109" style:family="text"/>
    <style:style style:name="T50_110" style:family="text"/>
    <style:style style:name="T50_111" style:family="text"/>
    <style:style style:name="T50_112" style:family="text"/>
    <style:style style:name="T50_113" style:family="text"/>
    <style:style style:name="T50_114" style:family="text"/>
    <style:style style:name="T50_115" style:family="text"/>
    <style:style style:name="T50_116" style:family="text"/>
    <style:style style:name="T50_117" style:family="text"/>
    <style:style style:name="T50_118" style:family="text"/>
    <style:style style:name="T50_119" style:family="text"/>
    <style:style style:name="T50_120" style:family="text"/>
    <style:style style:name="T50_121" style:family="text"/>
    <style:style style:name="T50_122" style:family="text"/>
    <style:style style:name="T50_123" style:family="text"/>
    <style:style style:name="T50_124" style:family="text"/>
    <style:style style:name="T50_125" style:family="text"/>
    <style:style style:name="T50_126" style:family="text"/>
    <style:style style:name="T50_127" style:family="text"/>
    <style:style style:name="T50_128" style:family="text"/>
    <style:style style:name="T50_129" style:family="text"/>
    <style:style style:name="T50_130" style:family="text"/>
    <style:style style:name="T50_131" style:family="text"/>
    <style:style style:name="T50_132" style:family="text"/>
    <style:style style:name="T50_133" style:family="text"/>
    <style:style style:name="T50_134" style:family="text"/>
    <style:style style:name="T50_135" style:family="text"/>
    <style:style style:name="T50_136" style:family="text"/>
    <style:style style:name="T50_137" style:family="text"/>
    <style:style style:name="T50_138" style:family="text"/>
    <style:style style:name="T50_139" style:family="text"/>
    <style:style style:name="T50_140" style:family="text"/>
    <style:style style:name="T50_141" style:family="text"/>
    <style:style style:name="T50_142" style:family="text"/>
    <style:style style:name="T50_143" style:family="text"/>
    <style:style style:name="T50_144" style:family="text"/>
    <style:style style:name="T50_145" style:family="text"/>
    <style:style style:name="T50_146" style:family="text"/>
    <style:style style:name="T50_147" style:family="text"/>
    <style:style style:name="T50_148" style:family="text"/>
    <style:style style:name="T50_149" style:family="text"/>
    <style:style style:name="T50_150" style:family="text"/>
    <style:style style:name="T50_151" style:family="text"/>
    <style:style style:name="T50_152" style:family="text"/>
    <style:style style:name="T50_153" style:family="text"/>
    <style:style style:name="T50_154" style:family="text"/>
    <style:style style:name="T50_155" style:family="text"/>
    <style:style style:name="T50_156" style:family="text"/>
    <style:style style:name="T50_157" style:family="text"/>
    <style:style style:name="T50_158" style:family="text"/>
    <style:style style:name="T50_159" style:family="text"/>
    <style:style style:name="T50_160" style:family="text"/>
    <style:style style:name="T50_161" style:family="text"/>
    <style:style style:name="T50_162" style:family="text"/>
    <style:style style:name="T50_163" style:family="text"/>
    <style:style style:name="T50_164" style:family="text"/>
    <style:style style:name="T50_165" style:family="text"/>
    <style:style style:name="T50_166" style:family="text"/>
    <style:style style:name="T50_167" style:family="text"/>
    <style:style style:name="T50_168" style:family="text"/>
    <style:style style:name="T50_169" style:family="text"/>
    <style:style style:name="T50_170" style:family="text"/>
    <style:style style:name="T50_171" style:family="text"/>
    <style:style style:name="T50_172" style:family="text"/>
    <style:style style:name="T50_173" style:family="text"/>
    <style:style style:name="T50_174" style:family="text"/>
    <style:style style:name="T50_175" style:family="text"/>
    <style:style style:name="T50_176" style:family="text"/>
    <style:style style:name="T50_177" style:family="text"/>
    <style:style style:name="T50_178" style:family="text"/>
    <style:style style:name="T50_179" style:family="text"/>
    <style:style style:name="T50_180" style:family="text"/>
    <style:style style:name="T50_181" style:family="text"/>
    <style:style style:name="T50_182" style:family="text"/>
    <style:style style:name="T50_183" style:family="text"/>
    <style:style style:name="T50_184" style:family="text"/>
    <style:style style:name="T50_185" style:family="text"/>
    <style:style style:name="T50_186" style:family="text"/>
    <style:style style:name="P51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T51_97" style:family="text"/>
    <style:style style:name="T51_98" style:family="text"/>
    <style:style style:name="T51_99" style:family="text"/>
    <style:style style:name="T51_100" style:family="text"/>
    <style:style style:name="T51_101" style:family="text"/>
    <style:style style:name="T51_102" style:family="text"/>
    <style:style style:name="T51_103" style:family="text"/>
    <style:style style:name="T51_104" style:family="text"/>
    <style:style style:name="T51_105" style:family="text"/>
    <style:style style:name="T51_106" style:family="text"/>
    <style:style style:name="T51_107" style:family="text"/>
    <style:style style:name="T51_108" style:family="text"/>
    <style:style style:name="T51_109" style:family="text"/>
    <style:style style:name="T51_110" style:family="text"/>
    <style:style style:name="T51_111" style:family="text"/>
    <style:style style:name="T51_112" style:family="text"/>
    <style:style style:name="T51_113" style:family="text"/>
    <style:style style:name="T51_114" style:family="text"/>
    <style:style style:name="T51_115" style:family="text"/>
    <style:style style:name="T51_116" style:family="text"/>
    <style:style style:name="T51_117" style:family="text"/>
    <style:style style:name="T51_118" style:family="text"/>
    <style:style style:name="T51_119" style:family="text"/>
    <style:style style:name="T51_120" style:family="text"/>
    <style:style style:name="T51_121" style:family="text"/>
    <style:style style:name="T51_122" style:family="text"/>
    <style:style style:name="T51_123" style:family="text"/>
    <style:style style:name="T51_124" style:family="text"/>
    <style:style style:name="T51_125" style:family="text"/>
    <style:style style:name="T51_126" style:family="text"/>
    <style:style style:name="T51_127" style:family="text"/>
    <style:style style:name="T51_128" style:family="text"/>
    <style:style style:name="T51_129" style:family="text"/>
    <style:style style:name="T51_130" style:family="text"/>
    <style:style style:name="T51_131" style:family="text"/>
    <style:style style:name="T51_132" style:family="text"/>
    <style:style style:name="T51_133" style:family="text"/>
    <style:style style:name="T51_134" style:family="text"/>
    <style:style style:name="T51_135" style:family="text"/>
    <style:style style:name="T51_136" style:family="text"/>
    <style:style style:name="T51_137" style:family="text"/>
    <style:style style:name="T51_138" style:family="text"/>
    <style:style style:name="T51_139" style:family="text"/>
    <style:style style:name="T51_140" style:family="text"/>
    <style:style style:name="T51_141" style:family="text"/>
    <style:style style:name="T51_142" style:family="text"/>
    <style:style style:name="T51_143" style:family="text"/>
    <style:style style:name="T51_144" style:family="text"/>
    <style:style style:name="T51_145" style:family="text"/>
    <style:style style:name="T51_146" style:family="text"/>
    <style:style style:name="T51_147" style:family="text"/>
    <style:style style:name="T51_148" style:family="text"/>
    <style:style style:name="T51_149" style:family="text"/>
    <style:style style:name="T51_150" style:family="text"/>
    <style:style style:name="T51_151" style:family="text"/>
    <style:style style:name="T51_152" style:family="text"/>
    <style:style style:name="T51_153" style:family="text"/>
    <style:style style:name="T51_154" style:family="text"/>
    <style:style style:name="T51_155" style:family="text"/>
    <style:style style:name="T51_156" style:family="text"/>
    <style:style style:name="T51_157" style:family="text"/>
    <style:style style:name="T51_158" style:family="text"/>
    <style:style style:name="T51_159" style:family="text"/>
    <style:style style:name="T51_160" style:family="text"/>
    <style:style style:name="T51_161" style:family="text"/>
    <style:style style:name="T51_162" style:family="text"/>
    <style:style style:name="T51_163" style:family="text"/>
    <style:style style:name="T51_164" style:family="text"/>
    <style:style style:name="T51_165" style:family="text"/>
    <style:style style:name="T51_166" style:family="text"/>
    <style:style style:name="T51_167" style:family="text"/>
    <style:style style:name="T51_168" style:family="text"/>
    <style:style style:name="T51_169" style:family="text"/>
    <style:style style:name="T51_170" style:family="text"/>
    <style:style style:name="T51_171" style:family="text"/>
    <style:style style:name="T51_172" style:family="text"/>
    <style:style style:name="P52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T52_91" style:family="text"/>
    <style:style style:name="T52_92" style:family="text"/>
    <style:style style:name="T52_93" style:family="text"/>
    <style:style style:name="T52_94" style:family="text"/>
    <style:style style:name="T52_95" style:family="text"/>
    <style:style style:name="T52_96" style:family="text"/>
    <style:style style:name="T52_97" style:family="text"/>
    <style:style style:name="T52_98" style:family="text"/>
    <style:style style:name="T52_99" style:family="text"/>
    <style:style style:name="T52_100" style:family="text"/>
    <style:style style:name="T52_101" style:family="text"/>
    <style:style style:name="T52_102" style:family="text"/>
    <style:style style:name="T52_103" style:family="text"/>
    <style:style style:name="T52_104" style:family="text"/>
    <style:style style:name="T52_105" style:family="text"/>
    <style:style style:name="T52_106" style:family="text"/>
    <style:style style:name="T52_107" style:family="text"/>
    <style:style style:name="T52_108" style:family="text"/>
    <style:style style:name="T52_109" style:family="text"/>
    <style:style style:name="T52_110" style:family="text"/>
    <style:style style:name="T52_111" style:family="text"/>
    <style:style style:name="T52_112" style:family="text"/>
    <style:style style:name="T52_113" style:family="text"/>
    <style:style style:name="T52_114" style:family="text"/>
    <style:style style:name="T52_115" style:family="text"/>
    <style:style style:name="T52_116" style:family="text"/>
    <style:style style:name="T52_117" style:family="text"/>
    <style:style style:name="T52_118" style:family="text"/>
    <style:style style:name="T52_119" style:family="text"/>
    <style:style style:name="T52_120" style:family="text"/>
    <style:style style:name="T52_121" style:family="text"/>
    <style:style style:name="T52_122" style:family="text"/>
    <style:style style:name="T52_123" style:family="text"/>
    <style:style style:name="T52_124" style:family="text"/>
    <style:style style:name="T52_125" style:family="text"/>
    <style:style style:name="T52_126" style:family="text"/>
    <style:style style:name="T52_127" style:family="text"/>
    <style:style style:name="T52_128" style:family="text"/>
    <style:style style:name="T52_129" style:family="text"/>
    <style:style style:name="T52_130" style:family="text"/>
    <style:style style:name="T52_131" style:family="text"/>
    <style:style style:name="T52_132" style:family="text"/>
    <style:style style:name="T52_133" style:family="text"/>
    <style:style style:name="T52_134" style:family="text"/>
    <style:style style:name="T52_135" style:family="text"/>
    <style:style style:name="T52_136" style:family="text"/>
    <style:style style:name="T52_137" style:family="text"/>
    <style:style style:name="T52_138" style:family="text"/>
    <style:style style:name="T52_139" style:family="text"/>
    <style:style style:name="T52_140" style:family="text"/>
    <style:style style:name="T52_141" style:family="text"/>
    <style:style style:name="T52_142" style:family="text"/>
    <style:style style:name="T52_143" style:family="text"/>
    <style:style style:name="T52_144" style:family="text"/>
    <style:style style:name="T52_145" style:family="text"/>
    <style:style style:name="T52_146" style:family="text"/>
    <style:style style:name="T52_147" style:family="text"/>
    <style:style style:name="T52_148" style:family="text"/>
    <style:style style:name="T52_149" style:family="text"/>
    <style:style style:name="T52_150" style:family="text"/>
    <style:style style:name="T52_151" style:family="text"/>
    <style:style style:name="T52_152" style:family="text"/>
    <style:style style:name="T52_153" style:family="text"/>
    <style:style style:name="T52_154" style:family="text"/>
    <style:style style:name="T52_155" style:family="text"/>
    <style:style style:name="T52_156" style:family="text"/>
    <style:style style:name="T52_157" style:family="text"/>
    <style:style style:name="T52_158" style:family="text"/>
    <style:style style:name="T52_159" style:family="text"/>
    <style:style style:name="T52_160" style:family="text"/>
    <style:style style:name="T52_161" style:family="text"/>
    <style:style style:name="T52_162" style:family="text"/>
    <style:style style:name="T52_163" style:family="text"/>
    <style:style style:name="T52_164" style:family="text"/>
    <style:style style:name="T52_165" style:family="text"/>
    <style:style style:name="T52_166" style:family="text"/>
    <style:style style:name="T52_167" style:family="text"/>
    <style:style style:name="T52_168" style:family="text"/>
    <style:style style:name="T52_169" style:family="text"/>
    <style:style style:name="T52_170" style:family="text"/>
    <style:style style:name="T52_171" style:family="text"/>
    <style:style style:name="T52_172" style:family="text"/>
    <style:style style:name="T52_173" style:family="text"/>
    <style:style style:name="T52_174" style:family="text"/>
    <style:style style:name="T52_175" style:family="text"/>
    <style:style style:name="T52_176" style:family="text"/>
    <style:style style:name="T52_177" style:family="text"/>
    <style:style style:name="T52_178" style:family="text"/>
    <style:style style:name="T52_179" style:family="text"/>
    <style:style style:name="T52_180" style:family="text"/>
    <style:style style:name="T52_181" style:family="text"/>
    <style:style style:name="T52_182" style:family="text"/>
    <style:style style:name="T52_183" style:family="text"/>
    <style:style style:name="T52_184" style:family="text"/>
    <style:style style:name="T52_185" style:family="text"/>
    <style:style style:name="T52_186" style:family="text"/>
    <style:style style:name="T52_187" style:family="text"/>
    <style:style style:name="T52_188" style:family="text"/>
    <style:style style:name="T52_189" style:family="text"/>
    <style:style style:name="T52_190" style:family="text"/>
    <style:style style:name="T52_191" style:family="text"/>
    <style:style style:name="T52_192" style:family="text"/>
    <style:style style:name="T52_193" style:family="text"/>
    <style:style style:name="T52_194" style:family="text"/>
    <style:style style:name="T52_195" style:family="text"/>
    <style:style style:name="T52_196" style:family="text"/>
    <style:style style:name="T52_197" style:family="text"/>
    <style:style style:name="T52_198" style:family="text"/>
    <style:style style:name="T52_199" style:family="text"/>
    <style:style style:name="T52_200" style:family="text"/>
    <style:style style:name="T52_201" style:family="text"/>
    <style:style style:name="T52_202" style:family="text"/>
    <style:style style:name="T52_203" style:family="text"/>
    <style:style style:name="T52_204" style:family="text"/>
    <style:style style:name="T52_205" style:family="text"/>
    <style:style style:name="T52_206" style:family="text"/>
    <style:style style:name="T52_207" style:family="text"/>
    <style:style style:name="T52_208" style:family="text"/>
    <style:style style:name="T52_209" style:family="text"/>
    <style:style style:name="T52_210" style:family="text"/>
    <style:style style:name="T52_211" style:family="text"/>
    <style:style style:name="T52_212" style:family="text"/>
    <style:style style:name="T52_213" style:family="text"/>
    <style:style style:name="T52_214" style:family="text"/>
    <style:style style:name="T52_215" style:family="text"/>
    <style:style style:name="T52_216" style:family="text"/>
    <style:style style:name="T52_217" style:family="text"/>
    <style:style style:name="T52_218" style:family="text"/>
    <style:style style:name="T52_219" style:family="text"/>
    <style:style style:name="T52_220" style:family="text"/>
    <style:style style:name="T52_221" style:family="text"/>
    <style:style style:name="T52_222" style:family="text"/>
    <style:style style:name="T52_223" style:family="text"/>
    <style:style style:name="T52_224" style:family="text"/>
    <style:style style:name="T52_225" style:family="text"/>
    <style:style style:name="T52_226" style:family="text"/>
    <style:style style:name="T52_227" style:family="text"/>
    <style:style style:name="T52_228" style:family="text"/>
    <style:style style:name="T52_229" style:family="text"/>
    <style:style style:name="T52_230" style:family="text"/>
    <style:style style:name="T52_231" style:family="text"/>
    <style:style style:name="T52_232" style:family="text"/>
    <style:style style:name="T52_233" style:family="text"/>
    <style:style style:name="T52_234" style:family="text"/>
    <style:style style:name="T52_235" style:family="text"/>
    <style:style style:name="T52_236" style:family="text"/>
    <style:style style:name="T52_237" style:family="text"/>
    <style:style style:name="T52_238" style:family="text"/>
    <style:style style:name="T52_239" style:family="text"/>
    <style:style style:name="T52_240" style:family="text"/>
    <style:style style:name="T52_241" style:family="text"/>
    <style:style style:name="T52_242" style:family="text"/>
    <style:style style:name="T52_243" style:family="text"/>
    <style:style style:name="T52_244" style:family="text"/>
    <style:style style:name="T52_245" style:family="text"/>
    <style:style style:name="T52_246" style:family="text"/>
    <style:style style:name="T52_247" style:family="text"/>
    <style:style style:name="T52_248" style:family="text"/>
    <style:style style:name="T52_249" style:family="text"/>
    <style:style style:name="T52_250" style:family="text"/>
    <style:style style:name="T52_251" style:family="text"/>
    <style:style style:name="T52_252" style:family="text"/>
    <style:style style:name="T52_253" style:family="text"/>
    <style:style style:name="T52_254" style:family="text"/>
    <style:style style:name="T52_255" style:family="text"/>
    <style:style style:name="T52_256" style:family="text"/>
    <style:style style:name="T52_257" style:family="text"/>
    <style:style style:name="T52_258" style:family="text"/>
    <style:style style:name="T52_259" style:family="text"/>
    <style:style style:name="T52_260" style:family="text"/>
    <style:style style:name="T52_261" style:family="text"/>
    <style:style style:name="T52_262" style:family="text"/>
    <style:style style:name="T52_263" style:family="text"/>
    <style:style style:name="T52_264" style:family="text"/>
    <style:style style:name="T52_265" style:family="text"/>
    <style:style style:name="T52_266" style:family="text"/>
    <style:style style:name="T52_267" style:family="text"/>
    <style:style style:name="T52_268" style:family="text"/>
    <style:style style:name="T52_269" style:family="text"/>
    <style:style style:name="T52_270" style:family="text"/>
    <style:style style:name="T52_271" style:family="text"/>
    <style:style style:name="T52_272" style:family="text"/>
    <style:style style:name="T52_273" style:family="text"/>
    <style:style style:name="T52_274" style:family="text"/>
    <style:style style:name="T52_275" style:family="text"/>
    <style:style style:name="T52_276" style:family="text"/>
    <style:style style:name="T52_277" style:family="text"/>
    <style:style style:name="T52_278" style:family="text"/>
    <style:style style:name="T52_279" style:family="text"/>
    <style:style style:name="T52_280" style:family="text"/>
    <style:style style:name="T52_281" style:family="text"/>
    <style:style style:name="T52_282" style:family="text"/>
    <style:style style:name="T52_283" style:family="text"/>
    <style:style style:name="T52_284" style:family="text"/>
    <style:style style:name="T52_285" style:family="text"/>
    <style:style style:name="T52_286" style:family="text"/>
    <style:style style:name="T52_287" style:family="text"/>
    <style:style style:name="T52_288" style:family="text"/>
    <style:style style:name="T52_289" style:family="text"/>
    <style:style style:name="T52_290" style:family="text"/>
    <style:style style:name="T52_291" style:family="text"/>
    <style:style style:name="T52_292" style:family="text"/>
    <style:style style:name="T52_293" style:family="text"/>
    <style:style style:name="T52_294" style:family="text"/>
    <style:style style:name="T52_295" style:family="text"/>
    <style:style style:name="T52_296" style:family="text"/>
    <style:style style:name="T52_297" style:family="text"/>
    <style:style style:name="T52_298" style:family="text"/>
    <style:style style:name="T52_299" style:family="text"/>
    <style:style style:name="T52_300" style:family="text"/>
    <style:style style:name="T52_301" style:family="text"/>
    <style:style style:name="T52_302" style:family="text"/>
    <style:style style:name="T52_303" style:family="text"/>
    <style:style style:name="T52_304" style:family="text"/>
    <style:style style:name="T52_305" style:family="text"/>
    <style:style style:name="T52_306" style:family="text"/>
    <style:style style:name="T52_307" style:family="text"/>
    <style:style style:name="T52_308" style:family="text"/>
    <style:style style:name="T52_309" style:family="text"/>
    <style:style style:name="T52_310" style:family="text"/>
    <style:style style:name="T52_311" style:family="text"/>
    <style:style style:name="T52_312" style:family="text"/>
    <style:style style:name="T52_313" style:family="text"/>
    <style:style style:name="T52_314" style:family="text"/>
    <style:style style:name="T52_315" style:family="text"/>
    <style:style style:name="T52_316" style:family="text"/>
    <style:style style:name="T52_317" style:family="text"/>
    <style:style style:name="T52_318" style:family="text"/>
    <style:style style:name="T52_319" style:family="text"/>
    <style:style style:name="T52_320" style:family="text"/>
    <style:style style:name="T52_321" style:family="text"/>
    <style:style style:name="T52_322" style:family="text"/>
    <style:style style:name="T52_323" style:family="text"/>
    <style:style style:name="T52_324" style:family="text"/>
    <style:style style:name="T52_325" style:family="text"/>
    <style:style style:name="T52_326" style:family="text"/>
    <style:style style:name="T52_327" style:family="text"/>
    <style:style style:name="T52_328" style:family="text"/>
    <style:style style:name="T52_329" style:family="text"/>
    <style:style style:name="T52_330" style:family="text"/>
    <style:style style:name="T52_331" style:family="text"/>
    <style:style style:name="T52_332" style:family="text"/>
    <style:style style:name="T52_333" style:family="text"/>
    <style:style style:name="T52_334" style:family="text"/>
    <style:style style:name="T52_335" style:family="text"/>
    <style:style style:name="T52_336" style:family="text"/>
    <style:style style:name="P53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T53_89" style:family="text"/>
    <style:style style:name="T53_90" style:family="text"/>
    <style:style style:name="T53_91" style:family="text"/>
    <style:style style:name="T53_92" style:family="text"/>
    <style:style style:name="T53_93" style:family="text"/>
    <style:style style:name="T53_94" style:family="text"/>
    <style:style style:name="T53_95" style:family="text"/>
    <style:style style:name="T53_96" style:family="text"/>
    <style:style style:name="T53_97" style:family="text"/>
    <style:style style:name="T53_98" style:family="text"/>
    <style:style style:name="T53_99" style:family="text"/>
    <style:style style:name="T53_100" style:family="text"/>
    <style:style style:name="T53_101" style:family="text"/>
    <style:style style:name="T53_102" style:family="text"/>
    <style:style style:name="T53_103" style:family="text"/>
    <style:style style:name="T53_104" style:family="text"/>
    <style:style style:name="T53_105" style:family="text"/>
    <style:style style:name="T53_106" style:family="text"/>
    <style:style style:name="T53_107" style:family="text"/>
    <style:style style:name="T53_108" style:family="text"/>
    <style:style style:name="T53_109" style:family="text"/>
    <style:style style:name="T53_110" style:family="text"/>
    <style:style style:name="T53_111" style:family="text"/>
    <style:style style:name="T53_112" style:family="text"/>
    <style:style style:name="T53_113" style:family="text"/>
    <style:style style:name="T53_114" style:family="text"/>
    <style:style style:name="T53_115" style:family="text"/>
    <style:style style:name="T53_116" style:family="text"/>
    <style:style style:name="T53_117" style:family="text"/>
    <style:style style:name="T53_118" style:family="text"/>
    <style:style style:name="T53_119" style:family="text"/>
    <style:style style:name="T53_120" style:family="text"/>
    <style:style style:name="T53_121" style:family="text"/>
    <style:style style:name="T53_122" style:family="text"/>
    <style:style style:name="T53_123" style:family="text"/>
    <style:style style:name="T53_124" style:family="text"/>
    <style:style style:name="T53_125" style:family="text"/>
    <style:style style:name="T53_126" style:family="text"/>
    <style:style style:name="T53_127" style:family="text"/>
    <style:style style:name="T53_128" style:family="text"/>
    <style:style style:name="T53_129" style:family="text"/>
    <style:style style:name="T53_130" style:family="text"/>
    <style:style style:name="T53_131" style:family="text"/>
    <style:style style:name="T53_132" style:family="text"/>
    <style:style style:name="T53_133" style:family="text"/>
    <style:style style:name="T53_134" style:family="text"/>
    <style:style style:name="T53_135" style:family="text"/>
    <style:style style:name="T53_136" style:family="text"/>
    <style:style style:name="T53_137" style:family="text"/>
    <style:style style:name="T53_138" style:family="text"/>
    <style:style style:name="T53_139" style:family="text"/>
    <style:style style:name="T53_140" style:family="text"/>
    <style:style style:name="T53_141" style:family="text"/>
    <style:style style:name="T53_142" style:family="text"/>
    <style:style style:name="T53_143" style:family="text"/>
    <style:style style:name="T53_144" style:family="text"/>
    <style:style style:name="T53_145" style:family="text"/>
    <style:style style:name="T53_146" style:family="text"/>
    <style:style style:name="T53_147" style:family="text"/>
    <style:style style:name="T53_148" style:family="text"/>
    <style:style style:name="T53_149" style:family="text"/>
    <style:style style:name="T53_150" style:family="text"/>
    <style:style style:name="T53_151" style:family="text"/>
    <style:style style:name="T53_152" style:family="text"/>
    <style:style style:name="T53_153" style:family="text"/>
    <style:style style:name="T53_154" style:family="text"/>
    <style:style style:name="T53_155" style:family="text"/>
    <style:style style:name="T53_156" style:family="text"/>
    <style:style style:name="T53_157" style:family="text"/>
    <style:style style:name="T53_158" style:family="text"/>
    <style:style style:name="T53_159" style:family="text"/>
    <style:style style:name="T53_160" style:family="text"/>
    <style:style style:name="T53_161" style:family="text"/>
    <style:style style:name="T53_162" style:family="text"/>
    <style:style style:name="T53_163" style:family="text"/>
    <style:style style:name="T53_164" style:family="text"/>
    <style:style style:name="T53_165" style:family="text"/>
    <style:style style:name="T53_166" style:family="text"/>
    <style:style style:name="T53_167" style:family="text"/>
    <style:style style:name="T53_168" style:family="text"/>
    <style:style style:name="T53_169" style:family="text"/>
    <style:style style:name="T53_170" style:family="text"/>
    <style:style style:name="T53_171" style:family="text"/>
    <style:style style:name="T53_172" style:family="text"/>
    <style:style style:name="T53_173" style:family="text"/>
    <style:style style:name="T53_174" style:family="text"/>
    <style:style style:name="T53_175" style:family="text"/>
    <style:style style:name="T53_176" style:family="text"/>
    <style:style style:name="T53_177" style:family="text"/>
    <style:style style:name="T53_178" style:family="text"/>
    <style:style style:name="T53_179" style:family="text"/>
    <style:style style:name="T53_180" style:family="text"/>
    <style:style style:name="T53_181" style:family="text"/>
    <style:style style:name="T53_182" style:family="text"/>
    <style:style style:name="T53_183" style:family="text"/>
    <style:style style:name="T53_184" style:family="text"/>
    <style:style style:name="T53_185" style:family="text"/>
    <style:style style:name="T53_186" style:family="text"/>
    <style:style style:name="T53_187" style:family="text"/>
    <style:style style:name="T53_188" style:family="text"/>
    <style:style style:name="T53_189" style:family="text"/>
    <style:style style:name="T53_190" style:family="text"/>
    <style:style style:name="T53_191" style:family="text"/>
    <style:style style:name="T53_192" style:family="text"/>
    <style:style style:name="T53_193" style:family="text"/>
    <style:style style:name="T53_194" style:family="text"/>
    <style:style style:name="T53_195" style:family="text"/>
    <style:style style:name="T53_196" style:family="text"/>
    <style:style style:name="T53_197" style:family="text"/>
    <style:style style:name="T53_198" style:family="text"/>
    <style:style style:name="T53_199" style:family="text"/>
    <style:style style:name="T53_200" style:family="text"/>
    <style:style style:name="T53_201" style:family="text"/>
    <style:style style:name="T53_202" style:family="text"/>
    <style:style style:name="T53_203" style:family="text"/>
    <style:style style:name="T53_204" style:family="text"/>
    <style:style style:name="T53_205" style:family="text"/>
    <style:style style:name="T53_206" style:family="text"/>
    <style:style style:name="T53_207" style:family="text"/>
    <style:style style:name="T53_208" style:family="text"/>
    <style:style style:name="T53_209" style:family="text"/>
    <style:style style:name="T53_210" style:family="text"/>
    <style:style style:name="T53_211" style:family="text"/>
    <style:style style:name="T53_212" style:family="text"/>
    <style:style style:name="T53_213" style:family="text"/>
    <style:style style:name="T53_214" style:family="text"/>
    <style:style style:name="T53_215" style:family="text"/>
    <style:style style:name="T53_216" style:family="text"/>
    <style:style style:name="T53_217" style:family="text"/>
    <style:style style:name="T53_218" style:family="text"/>
    <style:style style:name="T53_219" style:family="text"/>
    <style:style style:name="T53_220" style:family="text"/>
    <style:style style:name="T53_221" style:family="text"/>
    <style:style style:name="T53_222" style:family="text"/>
    <style:style style:name="T53_223" style:family="text"/>
    <style:style style:name="T53_224" style:family="text"/>
    <style:style style:name="T53_225" style:family="text"/>
    <style:style style:name="T53_226" style:family="text"/>
    <style:style style:name="T53_227" style:family="text"/>
    <style:style style:name="T53_228" style:family="text"/>
    <style:style style:name="T53_229" style:family="text"/>
    <style:style style:name="T53_230" style:family="text"/>
    <style:style style:name="T53_231" style:family="text"/>
    <style:style style:name="T53_232" style:family="text"/>
    <style:style style:name="T53_233" style:family="text"/>
    <style:style style:name="T53_234" style:family="text"/>
    <style:style style:name="T53_235" style:family="text"/>
    <style:style style:name="T53_236" style:family="text"/>
    <style:style style:name="T53_237" style:family="text"/>
    <style:style style:name="T53_238" style:family="text"/>
    <style:style style:name="T53_239" style:family="text"/>
    <style:style style:name="T53_240" style:family="text"/>
    <style:style style:name="T53_241" style:family="text"/>
    <style:style style:name="T53_242" style:family="text"/>
    <style:style style:name="T53_243" style:family="text"/>
    <style:style style:name="T53_244" style:family="text"/>
    <style:style style:name="T53_245" style:family="text"/>
    <style:style style:name="T53_246" style:family="text"/>
    <style:style style:name="T53_247" style:family="text"/>
    <style:style style:name="T53_248" style:family="text"/>
    <style:style style:name="T53_249" style:family="text"/>
    <style:style style:name="T53_250" style:family="text"/>
    <style:style style:name="T53_251" style:family="text"/>
    <style:style style:name="T53_252" style:family="text"/>
    <style:style style:name="T53_253" style:family="text"/>
    <style:style style:name="T53_254" style:family="text"/>
    <style:style style:name="T53_255" style:family="text"/>
    <style:style style:name="T53_256" style:family="text"/>
    <style:style style:name="T53_257" style:family="text"/>
    <style:style style:name="T53_258" style:family="text"/>
    <style:style style:name="T53_259" style:family="text"/>
    <style:style style:name="T53_260" style:family="text"/>
    <style:style style:name="T53_261" style:family="text"/>
    <style:style style:name="T53_262" style:family="text"/>
    <style:style style:name="T53_263" style:family="text"/>
    <style:style style:name="T53_264" style:family="text"/>
    <style:style style:name="T53_265" style:family="text"/>
    <style:style style:name="T53_266" style:family="text"/>
    <style:style style:name="T53_267" style:family="text"/>
    <style:style style:name="T53_268" style:family="text"/>
    <style:style style:name="T53_269" style:family="text"/>
    <style:style style:name="T53_270" style:family="text"/>
    <style:style style:name="T53_271" style:family="text"/>
    <style:style style:name="T53_272" style:family="text"/>
    <style:style style:name="T53_273" style:family="text"/>
    <style:style style:name="T53_274" style:family="text"/>
    <style:style style:name="T53_275" style:family="text"/>
    <style:style style:name="T53_276" style:family="text"/>
    <style:style style:name="T53_277" style:family="text"/>
    <style:style style:name="T53_278" style:family="text"/>
    <style:style style:name="T53_279" style:family="text"/>
    <style:style style:name="T53_280" style:family="text"/>
    <style:style style:name="T53_281" style:family="text"/>
    <style:style style:name="T53_282" style:family="text"/>
    <style:style style:name="T53_283" style:family="text"/>
    <style:style style:name="T53_284" style:family="text"/>
    <style:style style:name="T53_285" style:family="text"/>
    <style:style style:name="T53_286" style:family="text"/>
    <style:style style:name="T53_287" style:family="text"/>
    <style:style style:name="T53_288" style:family="text"/>
    <style:style style:name="T53_289" style:family="text"/>
    <style:style style:name="T53_290" style:family="text"/>
    <style:style style:name="T53_291" style:family="text"/>
    <style:style style:name="T53_292" style:family="text"/>
    <style:style style:name="T53_293" style:family="text"/>
    <style:style style:name="T53_294" style:family="text"/>
    <style:style style:name="T53_295" style:family="text"/>
    <style:style style:name="T53_296" style:family="text"/>
    <style:style style:name="T53_297" style:family="text"/>
    <style:style style:name="T53_298" style:family="text"/>
    <style:style style:name="T53_299" style:family="text"/>
    <style:style style:name="T53_300" style:family="text"/>
    <style:style style:name="T53_301" style:family="text"/>
    <style:style style:name="T53_302" style:family="text"/>
    <style:style style:name="T53_303" style:family="text"/>
    <style:style style:name="T53_304" style:family="text"/>
    <style:style style:name="T53_305" style:family="text"/>
    <style:style style:name="T53_306" style:family="text"/>
    <style:style style:name="T53_307" style:family="text"/>
    <style:style style:name="T53_308" style:family="text"/>
    <style:style style:name="T53_309" style:family="text"/>
    <style:style style:name="T53_310" style:family="text"/>
    <style:style style:name="T53_311" style:family="text"/>
    <style:style style:name="T53_312" style:family="text"/>
    <style:style style:name="T53_313" style:family="text"/>
    <style:style style:name="T53_314" style:family="text"/>
    <style:style style:name="T53_315" style:family="text"/>
    <style:style style:name="T53_316" style:family="text"/>
    <style:style style:name="T53_317" style:family="text"/>
    <style:style style:name="T53_318" style:family="text"/>
    <style:style style:name="T53_319" style:family="text"/>
    <style:style style:name="T53_320" style:family="text"/>
    <style:style style:name="T53_321" style:family="text"/>
    <style:style style:name="T53_322" style:family="text"/>
    <style:style style:name="T53_323" style:family="text"/>
    <style:style style:name="T53_324" style:family="text"/>
    <style:style style:name="T53_325" style:family="text"/>
    <style:style style:name="T53_326" style:family="text"/>
    <style:style style:name="T53_327" style:family="text"/>
    <style:style style:name="T53_328" style:family="text"/>
    <style:style style:name="T53_329" style:family="text"/>
    <style:style style:name="T53_330" style:family="text"/>
    <style:style style:name="T53_331" style:family="text"/>
    <style:style style:name="T53_332" style:family="text"/>
    <style:style style:name="T53_333" style:family="text"/>
    <style:style style:name="T53_334" style:family="text"/>
    <style:style style:name="T53_335" style:family="text"/>
    <style:style style:name="T53_336" style:family="text"/>
    <style:style style:name="T53_337" style:family="text"/>
    <style:style style:name="T53_338" style:family="text"/>
    <style:style style:name="T53_339" style:family="text"/>
    <style:style style:name="T53_340" style:family="text"/>
    <style:style style:name="T53_341" style:family="text"/>
    <style:style style:name="T53_342" style:family="text"/>
    <style:style style:name="T53_343" style:family="text"/>
    <style:style style:name="T53_344" style:family="text"/>
    <style:style style:name="T53_345" style:family="text"/>
    <style:style style:name="T53_346" style:family="text"/>
    <style:style style:name="T53_347" style:family="text"/>
    <style:style style:name="T53_348" style:family="text"/>
    <style:style style:name="T53_349" style:family="text"/>
    <style:style style:name="T53_350" style:family="text"/>
    <style:style style:name="T53_351" style:family="text"/>
    <style:style style:name="T53_352" style:family="text"/>
    <style:style style:name="T53_353" style:family="text"/>
    <style:style style:name="T53_354" style:family="text"/>
    <style:style style:name="T53_355" style:family="text"/>
    <style:style style:name="T53_356" style:family="text"/>
    <style:style style:name="T53_357" style:family="text"/>
    <style:style style:name="T53_358" style:family="text"/>
    <style:style style:name="T53_359" style:family="text"/>
    <style:style style:name="T53_360" style:family="text"/>
    <style:style style:name="T53_361" style:family="text"/>
    <style:style style:name="T53_362" style:family="text"/>
    <style:style style:name="T53_363" style:family="text"/>
    <style:style style:name="T53_364" style:family="text"/>
    <style:style style:name="T53_365" style:family="text"/>
    <style:style style:name="T53_366" style:family="text"/>
    <style:style style:name="T53_367" style:family="text"/>
    <style:style style:name="T53_368" style:family="text"/>
    <style:style style:name="T53_369" style:family="text"/>
    <style:style style:name="T53_370" style:family="text"/>
    <style:style style:name="T53_371" style:family="text"/>
    <style:style style:name="T53_372" style:family="text"/>
    <style:style style:name="T53_373" style:family="text"/>
    <style:style style:name="T53_374" style:family="text"/>
    <style:style style:name="T53_375" style:family="text"/>
    <style:style style:name="T53_376" style:family="text"/>
    <style:style style:name="T53_377" style:family="text"/>
    <style:style style:name="T53_378" style:family="text"/>
    <style:style style:name="T53_379" style:family="text"/>
    <style:style style:name="T53_380" style:family="text"/>
    <style:style style:name="T53_381" style:family="text"/>
    <style:style style:name="T53_382" style:family="text"/>
    <style:style style:name="T53_383" style:family="text"/>
    <style:style style:name="T53_384" style:family="text"/>
    <style:style style:name="T53_385" style:family="text"/>
    <style:style style:name="T53_386" style:family="text"/>
    <style:style style:name="T53_387" style:family="text"/>
    <style:style style:name="T53_388" style:family="text"/>
    <style:style style:name="T53_389" style:family="text"/>
    <style:style style:name="T53_390" style:family="text"/>
    <style:style style:name="T53_391" style:family="text"/>
    <style:style style:name="T53_392" style:family="text"/>
    <style:style style:name="T53_393" style:family="text"/>
    <style:style style:name="T53_394" style:family="text"/>
    <style:style style:name="T53_395" style:family="text"/>
    <style:style style:name="T53_396" style:family="text"/>
    <style:style style:name="T53_397" style:family="text"/>
    <style:style style:name="T53_398" style:family="text"/>
    <style:style style:name="T53_399" style:family="text"/>
    <style:style style:name="T53_400" style:family="text"/>
    <style:style style:name="T53_401" style:family="text"/>
    <style:style style:name="T53_402" style:family="text"/>
    <style:style style:name="T53_403" style:family="text"/>
    <style:style style:name="T53_404" style:family="text"/>
    <style:style style:name="T53_405" style:family="text"/>
    <style:style style:name="T53_406" style:family="text"/>
    <style:style style:name="T53_407" style:family="text"/>
    <style:style style:name="T53_408" style:family="text"/>
    <style:style style:name="T53_409" style:family="text"/>
    <style:style style:name="T53_410" style:family="text"/>
    <style:style style:name="T53_411" style:family="text"/>
    <style:style style:name="T53_412" style:family="text"/>
    <style:style style:name="T53_413" style:family="text"/>
    <style:style style:name="T53_414" style:family="text"/>
    <style:style style:name="T53_415" style:family="text"/>
    <style:style style:name="T53_416" style:family="text"/>
    <style:style style:name="T53_417" style:family="text"/>
    <style:style style:name="T53_418" style:family="text"/>
    <style:style style:name="T53_419" style:family="text"/>
    <style:style style:name="T53_420" style:family="text"/>
    <style:style style:name="T53_421" style:family="text"/>
    <style:style style:name="T53_422" style:family="text"/>
    <style:style style:name="T53_423" style:family="text"/>
    <style:style style:name="T53_424" style:family="text"/>
    <style:style style:name="T53_425" style:family="text"/>
    <style:style style:name="T53_426" style:family="text"/>
    <style:style style:name="T53_427" style:family="text"/>
    <style:style style:name="T53_428" style:family="text"/>
    <style:style style:name="T53_429" style:family="text"/>
    <style:style style:name="T53_430" style:family="text"/>
    <style:style style:name="T53_431" style:family="text"/>
    <style:style style:name="T53_432" style:family="text"/>
    <style:style style:name="T53_433" style:family="text"/>
    <style:style style:name="T53_434" style:family="text"/>
    <style:style style:name="T53_435" style:family="text"/>
    <style:style style:name="T53_436" style:family="text"/>
    <style:style style:name="T53_437" style:family="text"/>
    <style:style style:name="T53_438" style:family="text"/>
    <style:style style:name="T53_439" style:family="text"/>
    <style:style style:name="T53_440" style:family="text"/>
    <style:style style:name="T53_441" style:family="text"/>
    <style:style style:name="T53_442" style:family="text"/>
    <style:style style:name="T53_443" style:family="text"/>
    <style:style style:name="T53_444" style:family="text"/>
    <style:style style:name="T53_445" style:family="text"/>
    <style:style style:name="T53_446" style:family="text"/>
    <style:style style:name="T53_447" style:family="text"/>
    <style:style style:name="T53_448" style:family="text"/>
    <style:style style:name="T53_449" style:family="text"/>
    <style:style style:name="T53_450" style:family="text"/>
    <style:style style:name="T53_451" style:family="text"/>
    <style:style style:name="T53_452" style:family="text"/>
    <style:style style:name="T53_453" style:family="text"/>
    <style:style style:name="T53_454" style:family="text"/>
    <style:style style:name="T53_455" style:family="text"/>
    <style:style style:name="T53_456" style:family="text"/>
    <style:style style:name="T53_457" style:family="text"/>
    <style:style style:name="T53_458" style:family="text"/>
    <style:style style:name="T53_459" style:family="text"/>
    <style:style style:name="T53_460" style:family="text"/>
    <style:style style:name="T53_461" style:family="text"/>
    <style:style style:name="T53_462" style:family="text"/>
    <style:style style:name="T53_463" style:family="text"/>
    <style:style style:name="T53_464" style:family="text"/>
    <style:style style:name="T53_465" style:family="text"/>
    <style:style style:name="T53_466" style:family="text"/>
    <style:style style:name="T53_467" style:family="text"/>
    <style:style style:name="T53_468" style:family="text"/>
    <style:style style:name="T53_469" style:family="text"/>
    <style:style style:name="T53_470" style:family="text"/>
    <style:style style:name="T53_471" style:family="text"/>
    <style:style style:name="T53_472" style:family="text"/>
    <style:style style:name="T53_473" style:family="text"/>
    <style:style style:name="T53_474" style:family="text"/>
    <style:style style:name="T53_475" style:family="text"/>
    <style:style style:name="T53_476" style:family="text"/>
    <style:style style:name="T53_477" style:family="text"/>
    <style:style style:name="T53_478" style:family="text"/>
    <style:style style:name="T53_479" style:family="text"/>
    <style:style style:name="T53_480" style:family="text"/>
    <style:style style:name="T53_481" style:family="text"/>
    <style:style style:name="T53_482" style:family="text"/>
    <style:style style:name="P54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T54_70" style:family="text"/>
    <style:style style:name="T54_71" style:family="text"/>
    <style:style style:name="T54_72" style:family="text"/>
    <style:style style:name="T54_73" style:family="text"/>
    <style:style style:name="T54_74" style:family="text"/>
    <style:style style:name="T54_75" style:family="text"/>
    <style:style style:name="T54_76" style:family="text"/>
    <style:style style:name="T54_77" style:family="text"/>
    <style:style style:name="T54_78" style:family="text"/>
    <style:style style:name="T54_79" style:family="text"/>
    <style:style style:name="T54_80" style:family="text"/>
    <style:style style:name="T54_81" style:family="text"/>
    <style:style style:name="T54_82" style:family="text"/>
    <style:style style:name="T54_83" style:family="text"/>
    <style:style style:name="T54_84" style:family="text"/>
    <style:style style:name="T54_85" style:family="text"/>
    <style:style style:name="T54_86" style:family="text"/>
    <style:style style:name="T54_87" style:family="text"/>
    <style:style style:name="T54_88" style:family="text"/>
    <style:style style:name="T54_89" style:family="text"/>
    <style:style style:name="T54_90" style:family="text"/>
    <style:style style:name="T54_91" style:family="text"/>
    <style:style style:name="T54_92" style:family="text"/>
    <style:style style:name="T54_93" style:family="text"/>
    <style:style style:name="T54_94" style:family="text"/>
    <style:style style:name="T54_95" style:family="text"/>
    <style:style style:name="T54_96" style:family="text"/>
    <style:style style:name="T54_97" style:family="text"/>
    <style:style style:name="T54_98" style:family="text"/>
    <style:style style:name="T54_99" style:family="text"/>
    <style:style style:name="T54_100" style:family="text"/>
    <style:style style:name="T54_101" style:family="text"/>
    <style:style style:name="T54_102" style:family="text"/>
    <style:style style:name="T54_103" style:family="text"/>
    <style:style style:name="T54_104" style:family="text"/>
    <style:style style:name="T54_105" style:family="text"/>
    <style:style style:name="T54_106" style:family="text"/>
    <style:style style:name="T54_107" style:family="text"/>
    <style:style style:name="T54_108" style:family="text"/>
    <style:style style:name="T54_109" style:family="text"/>
    <style:style style:name="T54_110" style:family="text"/>
    <style:style style:name="T54_111" style:family="text"/>
    <style:style style:name="T54_112" style:family="text"/>
    <style:style style:name="T54_113" style:family="text"/>
    <style:style style:name="T54_114" style:family="text"/>
    <style:style style:name="T54_115" style:family="text"/>
    <style:style style:name="T54_116" style:family="text"/>
    <style:style style:name="T54_117" style:family="text"/>
    <style:style style:name="T54_118" style:family="text"/>
    <style:style style:name="T54_119" style:family="text"/>
    <style:style style:name="T54_120" style:family="text"/>
    <style:style style:name="T54_121" style:family="text"/>
    <style:style style:name="T54_122" style:family="text"/>
    <style:style style:name="T54_123" style:family="text"/>
    <style:style style:name="T54_124" style:family="text"/>
    <style:style style:name="T54_125" style:family="text"/>
    <style:style style:name="T54_126" style:family="text"/>
    <style:style style:name="T54_127" style:family="text"/>
    <style:style style:name="T54_128" style:family="text"/>
    <style:style style:name="T54_129" style:family="text"/>
    <style:style style:name="T54_130" style:family="text"/>
    <style:style style:name="T54_131" style:family="text"/>
    <style:style style:name="T54_132" style:family="text"/>
    <style:style style:name="T54_133" style:family="text"/>
    <style:style style:name="T54_134" style:family="text"/>
    <style:style style:name="T54_135" style:family="text"/>
    <style:style style:name="T54_136" style:family="text"/>
    <style:style style:name="T54_137" style:family="text"/>
    <style:style style:name="T54_138" style:family="text"/>
    <style:style style:name="T54_139" style:family="text"/>
    <style:style style:name="T54_140" style:family="text"/>
    <style:style style:name="T54_141" style:family="text"/>
    <style:style style:name="T54_142" style:family="text"/>
    <style:style style:name="T54_143" style:family="text"/>
    <style:style style:name="T54_144" style:family="text"/>
    <style:style style:name="T54_145" style:family="text"/>
    <style:style style:name="T54_146" style:family="text"/>
    <style:style style:name="T54_147" style:family="text"/>
    <style:style style:name="T54_148" style:family="text"/>
    <style:style style:name="T54_149" style:family="text"/>
    <style:style style:name="T54_150" style:family="text"/>
    <style:style style:name="T54_151" style:family="text"/>
    <style:style style:name="T54_152" style:family="text"/>
    <style:style style:name="T54_153" style:family="text"/>
    <style:style style:name="T54_154" style:family="text"/>
    <style:style style:name="T54_155" style:family="text"/>
    <style:style style:name="T54_156" style:family="text"/>
    <style:style style:name="T54_157" style:family="text"/>
    <style:style style:name="T54_158" style:family="text"/>
    <style:style style:name="T54_159" style:family="text"/>
    <style:style style:name="T54_160" style:family="text"/>
    <style:style style:name="T54_161" style:family="text"/>
    <style:style style:name="T54_162" style:family="text"/>
    <style:style style:name="T54_163" style:family="text"/>
    <style:style style:name="T54_164" style:family="text"/>
    <style:style style:name="T54_165" style:family="text"/>
    <style:style style:name="T54_166" style:family="text"/>
    <style:style style:name="T54_167" style:family="text"/>
    <style:style style:name="T54_168" style:family="text"/>
    <style:style style:name="T54_169" style:family="text"/>
    <style:style style:name="T54_170" style:family="text"/>
    <style:style style:name="T54_171" style:family="text"/>
    <style:style style:name="T54_172" style:family="text"/>
    <style:style style:name="T54_173" style:family="text"/>
    <style:style style:name="T54_174" style:family="text"/>
    <style:style style:name="T54_175" style:family="text"/>
    <style:style style:name="T54_176" style:family="text"/>
    <style:style style:name="T54_177" style:family="text"/>
    <style:style style:name="T54_178" style:family="text"/>
    <style:style style:name="T54_179" style:family="text"/>
    <style:style style:name="T54_180" style:family="text"/>
    <style:style style:name="T54_181" style:family="text"/>
    <style:style style:name="T54_182" style:family="text"/>
    <style:style style:name="T54_183" style:family="text"/>
    <style:style style:name="T54_184" style:family="text"/>
    <style:style style:name="T54_185" style:family="text"/>
    <style:style style:name="T54_186" style:family="text"/>
    <style:style style:name="T54_187" style:family="text"/>
    <style:style style:name="T54_188" style:family="text"/>
    <style:style style:name="T54_189" style:family="text"/>
    <style:style style:name="T54_190" style:family="text"/>
    <style:style style:name="T54_191" style:family="text"/>
    <style:style style:name="T54_192" style:family="text"/>
    <style:style style:name="T54_193" style:family="text"/>
    <style:style style:name="T54_194" style:family="text"/>
    <style:style style:name="T54_195" style:family="text"/>
    <style:style style:name="T54_196" style:family="text"/>
    <style:style style:name="T54_197" style:family="text"/>
    <style:style style:name="T54_198" style:family="text"/>
    <style:style style:name="T54_199" style:family="text"/>
    <style:style style:name="T54_200" style:family="text"/>
    <style:style style:name="T54_201" style:family="text"/>
    <style:style style:name="T54_202" style:family="text"/>
    <style:style style:name="T54_203" style:family="text"/>
    <style:style style:name="T54_204" style:family="text"/>
    <style:style style:name="T54_205" style:family="text"/>
    <style:style style:name="T54_206" style:family="text"/>
    <style:style style:name="T54_207" style:family="text"/>
    <style:style style:name="T54_208" style:family="text"/>
    <style:style style:name="T54_209" style:family="text"/>
    <style:style style:name="T54_210" style:family="text"/>
    <style:style style:name="T54_211" style:family="text"/>
    <style:style style:name="T54_212" style:family="text"/>
    <style:style style:name="T54_213" style:family="text"/>
    <style:style style:name="T54_214" style:family="text"/>
    <style:style style:name="T54_215" style:family="text"/>
    <style:style style:name="T54_216" style:family="text"/>
    <style:style style:name="T54_217" style:family="text"/>
    <style:style style:name="T54_218" style:family="text"/>
    <style:style style:name="T54_219" style:family="text"/>
    <style:style style:name="T54_220" style:family="text"/>
    <style:style style:name="T54_221" style:family="text"/>
    <style:style style:name="T54_222" style:family="text"/>
    <style:style style:name="T54_223" style:family="text"/>
    <style:style style:name="T54_224" style:family="text"/>
    <style:style style:name="T54_225" style:family="text"/>
    <style:style style:name="T54_226" style:family="text"/>
    <style:style style:name="T54_227" style:family="text"/>
    <style:style style:name="T54_228" style:family="text"/>
    <style:style style:name="T54_229" style:family="text"/>
    <style:style style:name="T54_230" style:family="text"/>
    <style:style style:name="T54_231" style:family="text"/>
    <style:style style:name="T54_232" style:family="text"/>
    <style:style style:name="T54_233" style:family="text"/>
    <style:style style:name="T54_234" style:family="text"/>
    <style:style style:name="T54_235" style:family="text"/>
    <style:style style:name="T54_236" style:family="text"/>
    <style:style style:name="T54_237" style:family="text"/>
    <style:style style:name="T54_238" style:family="text"/>
    <style:style style:name="T54_239" style:family="text"/>
    <style:style style:name="T54_240" style:family="text"/>
    <style:style style:name="T54_241" style:family="text"/>
    <style:style style:name="T54_242" style:family="text"/>
    <style:style style:name="T54_243" style:family="text"/>
    <style:style style:name="T54_244" style:family="text"/>
    <style:style style:name="T54_245" style:family="text"/>
    <style:style style:name="T54_246" style:family="text"/>
    <style:style style:name="T54_247" style:family="text"/>
    <style:style style:name="T54_248" style:family="text"/>
    <style:style style:name="P55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/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T55_101" style:family="text"/>
    <style:style style:name="T55_102" style:family="text"/>
    <style:style style:name="T55_103" style:family="text"/>
    <style:style style:name="T55_104" style:family="text"/>
    <style:style style:name="T55_105" style:family="text"/>
    <style:style style:name="T55_106" style:family="text"/>
    <style:style style:name="T55_107" style:family="text"/>
    <style:style style:name="T55_108" style:family="text"/>
    <style:style style:name="T55_109" style:family="text"/>
    <style:style style:name="T55_110" style:family="text"/>
    <style:style style:name="T55_111" style:family="text"/>
    <style:style style:name="T55_112" style:family="text"/>
    <style:style style:name="T55_113" style:family="text"/>
    <style:style style:name="T55_114" style:family="text"/>
    <style:style style:name="T55_115" style:family="text"/>
    <style:style style:name="T55_116" style:family="text"/>
    <style:style style:name="T55_117" style:family="text"/>
    <style:style style:name="T55_118" style:family="text"/>
    <style:style style:name="T55_119" style:family="text"/>
    <style:style style:name="T55_120" style:family="text"/>
    <style:style style:name="T55_121" style:family="text"/>
    <style:style style:name="T55_122" style:family="text"/>
    <style:style style:name="T55_123" style:family="text"/>
    <style:style style:name="T55_124" style:family="text"/>
    <style:style style:name="T55_125" style:family="text"/>
    <style:style style:name="T55_126" style:family="text"/>
    <style:style style:name="T55_127" style:family="text"/>
    <style:style style:name="T55_128" style:family="text"/>
    <style:style style:name="T55_129" style:family="text"/>
    <style:style style:name="T55_130" style:family="text"/>
    <style:style style:name="T55_131" style:family="text"/>
    <style:style style:name="T55_132" style:family="text"/>
    <style:style style:name="T55_133" style:family="text"/>
    <style:style style:name="T55_134" style:family="text"/>
    <style:style style:name="T55_135" style:family="text"/>
    <style:style style:name="T55_136" style:family="text"/>
    <style:style style:name="T55_137" style:family="text"/>
    <style:style style:name="T55_138" style:family="text"/>
    <style:style style:name="T55_139" style:family="text"/>
    <style:style style:name="T55_140" style:family="text"/>
    <style:style style:name="T55_141" style:family="text"/>
    <style:style style:name="T55_142" style:family="text"/>
    <style:style style:name="T55_143" style:family="text"/>
    <style:style style:name="T55_144" style:family="text"/>
    <style:style style:name="T55_145" style:family="text"/>
    <style:style style:name="T55_146" style:family="text"/>
    <style:style style:name="T55_147" style:family="text"/>
    <style:style style:name="T55_148" style:family="text"/>
    <style:style style:name="T55_149" style:family="text"/>
    <style:style style:name="T55_150" style:family="text"/>
    <style:style style:name="T55_151" style:family="text"/>
    <style:style style:name="T55_152" style:family="text"/>
    <style:style style:name="T55_153" style:family="text"/>
    <style:style style:name="T55_154" style:family="text"/>
    <style:style style:name="T55_155" style:family="text"/>
    <style:style style:name="T55_156" style:family="text"/>
    <style:style style:name="T55_157" style:family="text"/>
    <style:style style:name="T55_158" style:family="text"/>
    <style:style style:name="T55_159" style:family="text"/>
    <style:style style:name="T55_160" style:family="text"/>
    <style:style style:name="T55_161" style:family="text"/>
    <style:style style:name="T55_162" style:family="text"/>
    <style:style style:name="T55_163" style:family="text"/>
    <style:style style:name="T55_164" style:family="text"/>
    <style:style style:name="T55_165" style:family="text"/>
    <style:style style:name="T55_166" style:family="text"/>
    <style:style style:name="T55_167" style:family="text"/>
    <style:style style:name="T55_168" style:family="text"/>
    <style:style style:name="T55_169" style:family="text"/>
    <style:style style:name="T55_170" style:family="text"/>
    <style:style style:name="T55_171" style:family="text"/>
    <style:style style:name="T55_172" style:family="text"/>
    <style:style style:name="T55_173" style:family="text"/>
    <style:style style:name="T55_174" style:family="text"/>
    <style:style style:name="T55_175" style:family="text"/>
    <style:style style:name="T55_176" style:family="text"/>
    <style:style style:name="T55_177" style:family="text"/>
    <style:style style:name="T55_178" style:family="text"/>
    <style:style style:name="T55_179" style:family="text"/>
    <style:style style:name="T55_180" style:family="text"/>
    <style:style style:name="T55_181" style:family="text"/>
    <style:style style:name="T55_182" style:family="text"/>
    <style:style style:name="T55_183" style:family="text"/>
    <style:style style:name="T55_184" style:family="text"/>
    <style:style style:name="T55_185" style:family="text"/>
    <style:style style:name="T55_186" style:family="text"/>
    <style:style style:name="T55_187" style:family="text"/>
    <style:style style:name="T55_188" style:family="text"/>
    <style:style style:name="T55_189" style:family="text"/>
    <style:style style:name="T55_190" style:family="text"/>
    <style:style style:name="T55_191" style:family="text"/>
    <style:style style:name="T55_192" style:family="text"/>
    <style:style style:name="T55_193" style:family="text"/>
    <style:style style:name="T55_194" style:family="text"/>
    <style:style style:name="T55_195" style:family="text"/>
    <style:style style:name="T55_196" style:family="text"/>
    <style:style style:name="T55_197" style:family="text"/>
    <style:style style:name="T55_198" style:family="text"/>
    <style:style style:name="T55_199" style:family="text"/>
    <style:style style:name="T55_200" style:family="text"/>
    <style:style style:name="T55_201" style:family="text"/>
    <style:style style:name="T55_202" style:family="text"/>
    <style:style style:name="T55_203" style:family="text"/>
    <style:style style:name="T55_204" style:family="text"/>
    <style:style style:name="T55_205" style:family="text"/>
    <style:style style:name="T55_206" style:family="text"/>
    <style:style style:name="T55_207" style:family="text"/>
    <style:style style:name="T55_208" style:family="text"/>
    <style:style style:name="T55_209" style:family="text"/>
    <style:style style:name="T55_210" style:family="text"/>
    <style:style style:name="T55_211" style:family="text"/>
    <style:style style:name="T55_212" style:family="text"/>
    <style:style style:name="T55_213" style:family="text"/>
    <style:style style:name="T55_214" style:family="text"/>
    <style:style style:name="T55_215" style:family="text"/>
    <style:style style:name="T55_216" style:family="text"/>
    <style:style style:name="T55_217" style:family="text"/>
    <style:style style:name="T55_218" style:family="text"/>
    <style:style style:name="T55_219" style:family="text"/>
    <style:style style:name="T55_220" style:family="text"/>
    <style:style style:name="T55_221" style:family="text"/>
    <style:style style:name="T55_222" style:family="text"/>
    <style:style style:name="P56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T56_71" style:family="text"/>
    <style:style style:name="T56_72" style:family="text"/>
    <style:style style:name="T56_73" style:family="text"/>
    <style:style style:name="T56_74" style:family="text"/>
    <style:style style:name="T56_75" style:family="text"/>
    <style:style style:name="T56_76" style:family="text"/>
    <style:style style:name="T56_77" style:family="text"/>
    <style:style style:name="T56_78" style:family="text"/>
    <style:style style:name="T56_79" style:family="text"/>
    <style:style style:name="T56_80" style:family="text"/>
    <style:style style:name="T56_81" style:family="text"/>
    <style:style style:name="T56_82" style:family="text"/>
    <style:style style:name="T56_83" style:family="text"/>
    <style:style style:name="T56_84" style:family="text"/>
    <style:style style:name="T56_85" style:family="text"/>
    <style:style style:name="T56_86" style:family="text"/>
    <style:style style:name="T56_87" style:family="text"/>
    <style:style style:name="T56_88" style:family="text"/>
    <style:style style:name="T56_89" style:family="text"/>
    <style:style style:name="T56_90" style:family="text"/>
    <style:style style:name="T56_91" style:family="text"/>
    <style:style style:name="T56_92" style:family="text"/>
    <style:style style:name="T56_93" style:family="text"/>
    <style:style style:name="T56_94" style:family="text"/>
    <style:style style:name="T56_95" style:family="text"/>
    <style:style style:name="T56_96" style:family="text"/>
    <style:style style:name="T56_97" style:family="text"/>
    <style:style style:name="T56_98" style:family="text"/>
    <style:style style:name="T56_99" style:family="text"/>
    <style:style style:name="T56_100" style:family="text"/>
    <style:style style:name="T56_101" style:family="text"/>
    <style:style style:name="T56_102" style:family="text"/>
    <style:style style:name="T56_103" style:family="text"/>
    <style:style style:name="T56_104" style:family="text"/>
    <style:style style:name="T56_105" style:family="text"/>
    <style:style style:name="T56_106" style:family="text"/>
    <style:style style:name="T56_107" style:family="text"/>
    <style:style style:name="T56_108" style:family="text"/>
    <style:style style:name="T56_109" style:family="text"/>
    <style:style style:name="T56_110" style:family="text"/>
    <style:style style:name="T56_111" style:family="text"/>
    <style:style style:name="T56_112" style:family="text"/>
    <style:style style:name="T56_113" style:family="text"/>
    <style:style style:name="T56_114" style:family="text"/>
    <style:style style:name="T56_115" style:family="text"/>
    <style:style style:name="T56_116" style:family="text"/>
    <style:style style:name="T56_117" style:family="text"/>
    <style:style style:name="T56_118" style:family="text"/>
    <style:style style:name="T56_119" style:family="text"/>
    <style:style style:name="T56_120" style:family="text"/>
    <style:style style:name="T56_121" style:family="text"/>
    <style:style style:name="T56_122" style:family="text"/>
    <style:style style:name="T56_123" style:family="text"/>
    <style:style style:name="T56_124" style:family="text"/>
    <style:style style:name="T56_125" style:family="text"/>
    <style:style style:name="T56_126" style:family="text"/>
    <style:style style:name="T56_127" style:family="text"/>
    <style:style style:name="T56_128" style:family="text"/>
    <style:style style:name="T56_129" style:family="text"/>
    <style:style style:name="T56_130" style:family="text"/>
    <style:style style:name="T56_131" style:family="text"/>
    <style:style style:name="T56_132" style:family="text"/>
    <style:style style:name="T56_133" style:family="text"/>
    <style:style style:name="T56_134" style:family="text"/>
    <style:style style:name="T56_135" style:family="text"/>
    <style:style style:name="T56_136" style:family="text"/>
    <style:style style:name="T56_137" style:family="text"/>
    <style:style style:name="T56_138" style:family="text"/>
    <style:style style:name="T56_139" style:family="text"/>
    <style:style style:name="T56_140" style:family="text"/>
    <style:style style:name="T56_141" style:family="text"/>
    <style:style style:name="T56_142" style:family="text"/>
    <style:style style:name="T56_143" style:family="text"/>
    <style:style style:name="T56_144" style:family="text"/>
    <style:style style:name="T56_145" style:family="text"/>
    <style:style style:name="T56_146" style:family="text"/>
    <style:style style:name="T56_147" style:family="text"/>
    <style:style style:name="T56_148" style:family="text"/>
    <style:style style:name="T56_149" style:family="text"/>
    <style:style style:name="T56_150" style:family="text"/>
    <style:style style:name="T56_151" style:family="text"/>
    <style:style style:name="T56_152" style:family="text"/>
    <style:style style:name="T56_153" style:family="text"/>
    <style:style style:name="T56_154" style:family="text"/>
    <style:style style:name="T56_155" style:family="text"/>
    <style:style style:name="T56_156" style:family="text"/>
    <style:style style:name="T56_157" style:family="text"/>
    <style:style style:name="T56_158" style:family="text"/>
    <style:style style:name="T56_159" style:family="text"/>
    <style:style style:name="T56_160" style:family="text"/>
    <style:style style:name="T56_161" style:family="text"/>
    <style:style style:name="T56_162" style:family="text"/>
    <style:style style:name="T56_163" style:family="text"/>
    <style:style style:name="T56_164" style:family="text"/>
    <style:style style:name="T56_165" style:family="text"/>
    <style:style style:name="T56_166" style:family="text"/>
    <style:style style:name="T56_167" style:family="text"/>
    <style:style style:name="T56_168" style:family="text"/>
    <style:style style:name="T56_169" style:family="text"/>
    <style:style style:name="T56_170" style:family="text"/>
    <style:style style:name="T56_171" style:family="text"/>
    <style:style style:name="T56_172" style:family="text"/>
    <style:style style:name="T56_173" style:family="text"/>
    <style:style style:name="T56_174" style:family="text"/>
    <style:style style:name="T56_175" style:family="text"/>
    <style:style style:name="T56_176" style:family="text"/>
    <style:style style:name="T56_177" style:family="text"/>
    <style:style style:name="T56_178" style:family="text"/>
    <style:style style:name="T56_179" style:family="text"/>
    <style:style style:name="T56_180" style:family="text"/>
    <style:style style:name="P57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T57_63" style:family="text"/>
    <style:style style:name="T57_64" style:family="text"/>
    <style:style style:name="T57_65" style:family="text"/>
    <style:style style:name="T57_66" style:family="text"/>
    <style:style style:name="T57_67" style:family="text"/>
    <style:style style:name="T57_68" style:family="text"/>
    <style:style style:name="T57_69" style:family="text"/>
    <style:style style:name="T57_70" style:family="text"/>
    <style:style style:name="T57_71" style:family="text"/>
    <style:style style:name="T57_72" style:family="text"/>
    <style:style style:name="T57_73" style:family="text"/>
    <style:style style:name="T57_74" style:family="text"/>
    <style:style style:name="T57_75" style:family="text"/>
    <style:style style:name="T57_76" style:family="text"/>
    <style:style style:name="T57_77" style:family="text"/>
    <style:style style:name="T57_78" style:family="text"/>
    <style:style style:name="T57_79" style:family="text"/>
    <style:style style:name="T57_80" style:family="text"/>
    <style:style style:name="T57_81" style:family="text"/>
    <style:style style:name="T57_82" style:family="text"/>
    <style:style style:name="T57_83" style:family="text"/>
    <style:style style:name="T57_84" style:family="text"/>
    <style:style style:name="T57_85" style:family="text"/>
    <style:style style:name="T57_86" style:family="text"/>
    <style:style style:name="T57_87" style:family="text"/>
    <style:style style:name="T57_88" style:family="text"/>
    <style:style style:name="T57_89" style:family="text"/>
    <style:style style:name="T57_90" style:family="text"/>
    <style:style style:name="T57_91" style:family="text"/>
    <style:style style:name="T57_92" style:family="text"/>
    <style:style style:name="T57_93" style:family="text"/>
    <style:style style:name="T57_94" style:family="text"/>
    <style:style style:name="T57_95" style:family="text"/>
    <style:style style:name="T57_96" style:family="text"/>
    <style:style style:name="T57_97" style:family="text"/>
    <style:style style:name="T57_98" style:family="text"/>
    <style:style style:name="T57_99" style:family="text"/>
    <style:style style:name="T57_100" style:family="text"/>
    <style:style style:name="T57_101" style:family="text"/>
    <style:style style:name="T57_102" style:family="text"/>
    <style:style style:name="T57_103" style:family="text"/>
    <style:style style:name="T57_104" style:family="text"/>
    <style:style style:name="T57_105" style:family="text"/>
    <style:style style:name="T57_106" style:family="text"/>
    <style:style style:name="T57_107" style:family="text"/>
    <style:style style:name="T57_108" style:family="text"/>
    <style:style style:name="T57_109" style:family="text"/>
    <style:style style:name="T57_110" style:family="text"/>
    <style:style style:name="T57_111" style:family="text"/>
    <style:style style:name="T57_112" style:family="text"/>
    <style:style style:name="T57_113" style:family="text"/>
    <style:style style:name="T57_114" style:family="text"/>
    <style:style style:name="T57_115" style:family="text"/>
    <style:style style:name="T57_116" style:family="text"/>
    <style:style style:name="T57_117" style:family="text"/>
    <style:style style:name="T57_118" style:family="text"/>
    <style:style style:name="T57_119" style:family="text"/>
    <style:style style:name="T57_120" style:family="text"/>
    <style:style style:name="T57_121" style:family="text"/>
    <style:style style:name="T57_122" style:family="text"/>
    <style:style style:name="T57_123" style:family="text"/>
    <style:style style:name="T57_124" style:family="text"/>
    <style:style style:name="T57_125" style:family="text"/>
    <style:style style:name="T57_126" style:family="text"/>
    <style:style style:name="T57_127" style:family="text"/>
    <style:style style:name="T57_128" style:family="text"/>
    <style:style style:name="T57_129" style:family="text"/>
    <style:style style:name="T57_130" style:family="text"/>
    <style:style style:name="T57_131" style:family="text"/>
    <style:style style:name="T57_132" style:family="text"/>
    <style:style style:name="T57_133" style:family="text"/>
    <style:style style:name="T57_134" style:family="text"/>
    <style:style style:name="T57_135" style:family="text"/>
    <style:style style:name="T57_136" style:family="text"/>
    <style:style style:name="T57_137" style:family="text"/>
    <style:style style:name="T57_138" style:family="text"/>
    <style:style style:name="T57_139" style:family="text"/>
    <style:style style:name="T57_140" style:family="text"/>
    <style:style style:name="T57_141" style:family="text"/>
    <style:style style:name="T57_142" style:family="text"/>
    <style:style style:name="T57_143" style:family="text"/>
    <style:style style:name="T57_144" style:family="text"/>
    <style:style style:name="T57_145" style:family="text"/>
    <style:style style:name="T57_146" style:family="text"/>
    <style:style style:name="T57_147" style:family="text"/>
    <style:style style:name="T57_148" style:family="text"/>
    <style:style style:name="T57_149" style:family="text"/>
    <style:style style:name="T57_150" style:family="text"/>
    <style:style style:name="T57_151" style:family="text"/>
    <style:style style:name="T57_152" style:family="text"/>
    <style:style style:name="T57_153" style:family="text"/>
    <style:style style:name="T57_154" style:family="text"/>
    <style:style style:name="T57_155" style:family="text"/>
    <style:style style:name="T57_156" style:family="text"/>
    <style:style style:name="T57_157" style:family="text"/>
    <style:style style:name="T57_158" style:family="text"/>
    <style:style style:name="T57_159" style:family="text"/>
    <style:style style:name="T57_160" style:family="text"/>
    <style:style style:name="T57_161" style:family="text"/>
    <style:style style:name="T57_162" style:family="text"/>
    <style:style style:name="T57_163" style:family="text"/>
    <style:style style:name="T57_164" style:family="text"/>
    <style:style style:name="T57_165" style:family="text"/>
    <style:style style:name="T57_166" style:family="text"/>
    <style:style style:name="T57_167" style:family="text"/>
    <style:style style:name="T57_168" style:family="text"/>
    <style:style style:name="T57_169" style:family="text"/>
    <style:style style:name="T57_170" style:family="text"/>
    <style:style style:name="T57_171" style:family="text"/>
    <style:style style:name="T57_172" style:family="text"/>
    <style:style style:name="T57_173" style:family="text"/>
    <style:style style:name="T57_174" style:family="text"/>
    <style:style style:name="T57_175" style:family="text"/>
    <style:style style:name="T57_176" style:family="text"/>
    <style:style style:name="T57_177" style:family="text"/>
    <style:style style:name="T57_178" style:family="text"/>
    <style:style style:name="T57_179" style:family="text"/>
    <style:style style:name="T57_180" style:family="text"/>
    <style:style style:name="T57_181" style:family="text"/>
    <style:style style:name="T57_182" style:family="text"/>
    <style:style style:name="T57_183" style:family="text"/>
    <style:style style:name="T57_184" style:family="text"/>
    <style:style style:name="T57_185" style:family="text"/>
    <style:style style:name="T57_186" style:family="text"/>
    <style:style style:name="T57_187" style:family="text"/>
    <style:style style:name="T57_188" style:family="text"/>
    <style:style style:name="T57_189" style:family="text"/>
    <style:style style:name="T57_190" style:family="text"/>
    <style:style style:name="T57_191" style:family="text"/>
    <style:style style:name="T57_192" style:family="text"/>
    <style:style style:name="T57_193" style:family="text"/>
    <style:style style:name="T57_194" style:family="text"/>
    <style:style style:name="T57_195" style:family="text"/>
    <style:style style:name="T57_196" style:family="text"/>
    <style:style style:name="T57_197" style:family="text"/>
    <style:style style:name="T57_198" style:family="text"/>
    <style:style style:name="T57_199" style:family="text"/>
    <style:style style:name="T57_200" style:family="text"/>
    <style:style style:name="T57_201" style:family="text"/>
    <style:style style:name="T57_202" style:family="text"/>
    <style:style style:name="T57_203" style:family="text"/>
    <style:style style:name="T57_204" style:family="text"/>
    <style:style style:name="T57_205" style:family="text"/>
    <style:style style:name="T57_206" style:family="text"/>
    <style:style style:name="T57_207" style:family="text"/>
    <style:style style:name="T57_208" style:family="text"/>
    <style:style style:name="T57_209" style:family="text"/>
    <style:style style:name="T57_210" style:family="text"/>
    <style:style style:name="T57_211" style:family="text"/>
    <style:style style:name="T57_212" style:family="text"/>
    <style:style style:name="T57_213" style:family="text"/>
    <style:style style:name="T57_214" style:family="text"/>
    <style:style style:name="T57_215" style:family="text"/>
    <style:style style:name="T57_216" style:family="text"/>
    <style:style style:name="T57_217" style:family="text"/>
    <style:style style:name="T57_218" style:family="text"/>
    <style:style style:name="T57_219" style:family="text"/>
    <style:style style:name="T57_220" style:family="text"/>
    <style:style style:name="T57_221" style:family="text"/>
    <style:style style:name="T57_222" style:family="text"/>
    <style:style style:name="T57_223" style:family="text"/>
    <style:style style:name="T57_224" style:family="text"/>
    <style:style style:name="T57_225" style:family="text"/>
    <style:style style:name="T57_226" style:family="text"/>
    <style:style style:name="T57_227" style:family="text"/>
    <style:style style:name="T57_228" style:family="text"/>
    <style:style style:name="T57_229" style:family="text"/>
    <style:style style:name="T57_230" style:family="text"/>
    <style:style style:name="T57_231" style:family="text"/>
    <style:style style:name="T57_232" style:family="text"/>
    <style:style style:name="T57_233" style:family="text"/>
    <style:style style:name="T57_234" style:family="text"/>
    <style:style style:name="T57_235" style:family="text"/>
    <style:style style:name="T57_236" style:family="text"/>
    <style:style style:name="T57_237" style:family="text"/>
    <style:style style:name="T57_238" style:family="text"/>
    <style:style style:name="T57_239" style:family="text"/>
    <style:style style:name="T57_240" style:family="text"/>
    <style:style style:name="T57_241" style:family="text"/>
    <style:style style:name="T57_242" style:family="text"/>
    <style:style style:name="T57_243" style:family="text"/>
    <style:style style:name="T57_244" style:family="text"/>
    <style:style style:name="T57_245" style:family="text"/>
    <style:style style:name="T57_246" style:family="text"/>
    <style:style style:name="T57_247" style:family="text"/>
    <style:style style:name="T57_248" style:family="text"/>
    <style:style style:name="T57_249" style:family="text"/>
    <style:style style:name="T57_250" style:family="text"/>
    <style:style style:name="T57_251" style:family="text"/>
    <style:style style:name="T57_252" style:family="text"/>
    <style:style style:name="T57_253" style:family="text"/>
    <style:style style:name="T57_254" style:family="text"/>
    <style:style style:name="T57_255" style:family="text"/>
    <style:style style:name="T57_256" style:family="text"/>
    <style:style style:name="T57_257" style:family="text"/>
    <style:style style:name="T57_258" style:family="text"/>
    <style:style style:name="T57_259" style:family="text"/>
    <style:style style:name="T57_260" style:family="text"/>
    <style:style style:name="T57_261" style:family="text"/>
    <style:style style:name="T57_262" style:family="text"/>
    <style:style style:name="T57_263" style:family="text"/>
    <style:style style:name="T57_264" style:family="text"/>
    <style:style style:name="T57_265" style:family="text"/>
    <style:style style:name="T57_266" style:family="text"/>
    <style:style style:name="T57_267" style:family="text"/>
    <style:style style:name="T57_268" style:family="text"/>
    <style:style style:name="T57_269" style:family="text"/>
    <style:style style:name="T57_270" style:family="text"/>
    <style:style style:name="T57_271" style:family="text"/>
    <style:style style:name="T57_272" style:family="text"/>
    <style:style style:name="T57_273" style:family="text"/>
    <style:style style:name="T57_274" style:family="text"/>
    <style:style style:name="T57_275" style:family="text"/>
    <style:style style:name="T57_276" style:family="text"/>
    <style:style style:name="T57_277" style:family="text"/>
    <style:style style:name="T57_278" style:family="text"/>
    <style:style style:name="T57_279" style:family="text"/>
    <style:style style:name="T57_280" style:family="text"/>
    <style:style style:name="T57_281" style:family="text"/>
    <style:style style:name="T57_282" style:family="text"/>
    <style:style style:name="T57_283" style:family="text"/>
    <style:style style:name="T57_284" style:family="text"/>
    <style:style style:name="T57_285" style:family="text"/>
    <style:style style:name="T57_286" style:family="text"/>
    <style:style style:name="T57_287" style:family="text"/>
    <style:style style:name="T57_288" style:family="text"/>
    <style:style style:name="T57_289" style:family="text"/>
    <style:style style:name="T57_290" style:family="text"/>
    <style:style style:name="T57_291" style:family="text"/>
    <style:style style:name="T57_292" style:family="text"/>
    <style:style style:name="T57_293" style:family="text"/>
    <style:style style:name="T57_294" style:family="text"/>
    <style:style style:name="T57_295" style:family="text"/>
    <style:style style:name="T57_296" style:family="text"/>
    <style:style style:name="T57_297" style:family="text"/>
    <style:style style:name="T57_298" style:family="text"/>
    <style:style style:name="T57_299" style:family="text"/>
    <style:style style:name="T57_300" style:family="text"/>
    <style:style style:name="T57_301" style:family="text"/>
    <style:style style:name="T57_302" style:family="text"/>
    <style:style style:name="T57_303" style:family="text"/>
    <style:style style:name="T57_304" style:family="text"/>
    <style:style style:name="T57_305" style:family="text"/>
    <style:style style:name="T57_306" style:family="text"/>
    <style:style style:name="T57_307" style:family="text"/>
    <style:style style:name="T57_308" style:family="text"/>
    <style:style style:name="T57_309" style:family="text"/>
    <style:style style:name="T57_310" style:family="text"/>
    <style:style style:name="T57_311" style:family="text"/>
    <style:style style:name="T57_312" style:family="text"/>
    <style:style style:name="T57_313" style:family="text"/>
    <style:style style:name="T57_314" style:family="text"/>
    <style:style style:name="T57_315" style:family="text"/>
    <style:style style:name="T57_316" style:family="text"/>
    <style:style style:name="T57_317" style:family="text"/>
    <style:style style:name="T57_318" style:family="text"/>
    <style:style style:name="T57_319" style:family="text"/>
    <style:style style:name="T57_320" style:family="text"/>
    <style:style style:name="T57_321" style:family="text"/>
    <style:style style:name="T57_322" style:family="text"/>
    <style:style style:name="T57_323" style:family="text"/>
    <style:style style:name="T57_324" style:family="text"/>
    <style:style style:name="T57_325" style:family="text"/>
    <style:style style:name="T57_326" style:family="text"/>
    <style:style style:name="T57_327" style:family="text"/>
    <style:style style:name="T57_328" style:family="text"/>
    <style:style style:name="T57_329" style:family="text"/>
    <style:style style:name="T57_330" style:family="text"/>
    <style:style style:name="T57_331" style:family="text"/>
    <style:style style:name="T57_332" style:family="text"/>
    <style:style style:name="T57_333" style:family="text"/>
    <style:style style:name="T57_334" style:family="text"/>
    <style:style style:name="P58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T58_75" style:family="text"/>
    <style:style style:name="T58_76" style:family="text"/>
    <style:style style:name="T58_77" style:family="text"/>
    <style:style style:name="T58_78" style:family="text"/>
    <style:style style:name="T58_79" style:family="text"/>
    <style:style style:name="T58_80" style:family="text"/>
    <style:style style:name="T58_81" style:family="text"/>
    <style:style style:name="T58_82" style:family="text"/>
    <style:style style:name="T58_83" style:family="text"/>
    <style:style style:name="T58_84" style:family="text"/>
    <style:style style:name="T58_85" style:family="text"/>
    <style:style style:name="T58_86" style:family="text"/>
    <style:style style:name="T58_87" style:family="text"/>
    <style:style style:name="T58_88" style:family="text"/>
    <style:style style:name="T58_89" style:family="text"/>
    <style:style style:name="T58_90" style:family="text"/>
    <style:style style:name="T58_91" style:family="text"/>
    <style:style style:name="T58_92" style:family="text"/>
    <style:style style:name="T58_93" style:family="text"/>
    <style:style style:name="T58_94" style:family="text"/>
    <style:style style:name="T58_95" style:family="text"/>
    <style:style style:name="T58_96" style:family="text"/>
    <style:style style:name="T58_97" style:family="text"/>
    <style:style style:name="T58_98" style:family="text"/>
    <style:style style:name="T58_99" style:family="text"/>
    <style:style style:name="T58_100" style:family="text"/>
    <style:style style:name="T58_101" style:family="text"/>
    <style:style style:name="T58_102" style:family="text"/>
    <style:style style:name="T58_103" style:family="text"/>
    <style:style style:name="T58_104" style:family="text"/>
    <style:style style:name="T58_105" style:family="text"/>
    <style:style style:name="T58_106" style:family="text"/>
    <style:style style:name="T58_107" style:family="text"/>
    <style:style style:name="T58_108" style:family="text"/>
    <style:style style:name="T58_109" style:family="text"/>
    <style:style style:name="T58_110" style:family="text"/>
    <style:style style:name="T58_111" style:family="text"/>
    <style:style style:name="T58_112" style:family="text"/>
    <style:style style:name="T58_113" style:family="text"/>
    <style:style style:name="T58_114" style:family="text"/>
    <style:style style:name="P59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T59_76" style:family="text"/>
    <style:style style:name="T59_77" style:family="text"/>
    <style:style style:name="T59_78" style:family="text"/>
    <style:style style:name="T59_79" style:family="text"/>
    <style:style style:name="T59_80" style:family="text"/>
    <style:style style:name="T59_81" style:family="text"/>
    <style:style style:name="T59_82" style:family="text"/>
    <style:style style:name="T59_83" style:family="text"/>
    <style:style style:name="T59_84" style:family="text"/>
    <style:style style:name="T59_85" style:family="text"/>
    <style:style style:name="T59_86" style:family="text"/>
    <style:style style:name="T59_87" style:family="text"/>
    <style:style style:name="T59_88" style:family="text"/>
    <style:style style:name="T59_89" style:family="text"/>
    <style:style style:name="T59_90" style:family="text"/>
    <style:style style:name="T59_91" style:family="text"/>
    <style:style style:name="T59_92" style:family="text"/>
    <style:style style:name="T59_93" style:family="text"/>
    <style:style style:name="T59_94" style:family="text"/>
    <style:style style:name="T59_95" style:family="text"/>
    <style:style style:name="T59_96" style:family="text"/>
    <style:style style:name="T59_97" style:family="text"/>
    <style:style style:name="T59_98" style:family="text"/>
    <style:style style:name="T59_99" style:family="text"/>
    <style:style style:name="T59_100" style:family="text"/>
    <style:style style:name="T59_101" style:family="text"/>
    <style:style style:name="T59_102" style:family="text"/>
    <style:style style:name="T59_103" style:family="text"/>
    <style:style style:name="T59_104" style:family="text"/>
    <style:style style:name="T59_105" style:family="text"/>
    <style:style style:name="T59_106" style:family="text"/>
    <style:style style:name="T59_107" style:family="text"/>
    <style:style style:name="T59_108" style:family="text"/>
    <style:style style:name="T59_109" style:family="text"/>
    <style:style style:name="T59_110" style:family="text"/>
    <style:style style:name="T59_111" style:family="text"/>
    <style:style style:name="T59_112" style:family="text"/>
    <style:style style:name="T59_113" style:family="text"/>
    <style:style style:name="T59_114" style:family="text"/>
    <style:style style:name="T59_115" style:family="text"/>
    <style:style style:name="T59_116" style:family="text"/>
    <style:style style:name="T59_117" style:family="text"/>
    <style:style style:name="T59_118" style:family="text"/>
    <style:style style:name="T59_119" style:family="text"/>
    <style:style style:name="T59_120" style:family="text"/>
    <style:style style:name="T59_121" style:family="text"/>
    <style:style style:name="T59_122" style:family="text"/>
    <style:style style:name="T59_123" style:family="text"/>
    <style:style style:name="T59_124" style:family="text"/>
    <style:style style:name="T59_125" style:family="text"/>
    <style:style style:name="T59_126" style:family="text"/>
    <style:style style:name="T59_127" style:family="text"/>
    <style:style style:name="T59_128" style:family="text"/>
    <style:style style:name="T59_129" style:family="text"/>
    <style:style style:name="T59_130" style:family="text"/>
    <style:style style:name="T59_131" style:family="text"/>
    <style:style style:name="T59_132" style:family="text"/>
    <style:style style:name="T59_133" style:family="text"/>
    <style:style style:name="T59_134" style:family="text"/>
    <style:style style:name="T59_135" style:family="text"/>
    <style:style style:name="T59_136" style:family="text"/>
    <style:style style:name="T59_137" style:family="text"/>
    <style:style style:name="T59_138" style:family="text"/>
    <style:style style:name="T59_139" style:family="text"/>
    <style:style style:name="T59_140" style:family="text"/>
    <style:style style:name="T59_141" style:family="text"/>
    <style:style style:name="T59_142" style:family="text"/>
    <style:style style:name="T59_143" style:family="text"/>
    <style:style style:name="T59_144" style:family="text"/>
    <style:style style:name="T59_145" style:family="text"/>
    <style:style style:name="T59_146" style:family="text"/>
    <style:style style:name="T59_147" style:family="text"/>
    <style:style style:name="T59_148" style:family="text"/>
    <style:style style:name="T59_149" style:family="text"/>
    <style:style style:name="T59_150" style:family="text"/>
    <style:style style:name="T59_151" style:family="text"/>
    <style:style style:name="T59_152" style:family="text"/>
    <style:style style:name="T59_153" style:family="text"/>
    <style:style style:name="T59_154" style:family="text"/>
    <style:style style:name="T59_155" style:family="text"/>
    <style:style style:name="T59_156" style:family="text"/>
    <style:style style:name="T59_157" style:family="text"/>
    <style:style style:name="T59_158" style:family="text"/>
    <style:style style:name="T59_159" style:family="text"/>
    <style:style style:name="T59_160" style:family="text"/>
    <style:style style:name="T59_161" style:family="text"/>
    <style:style style:name="T59_162" style:family="text"/>
    <style:style style:name="T59_163" style:family="text"/>
    <style:style style:name="T59_164" style:family="text"/>
    <style:style style:name="T59_165" style:family="text"/>
    <style:style style:name="T59_166" style:family="text"/>
    <style:style style:name="T59_167" style:family="text"/>
    <style:style style:name="T59_168" style:family="text"/>
    <style:style style:name="T59_169" style:family="text"/>
    <style:style style:name="T59_170" style:family="text"/>
    <style:style style:name="T59_171" style:family="text"/>
    <style:style style:name="T59_172" style:family="text"/>
    <style:style style:name="T59_173" style:family="text"/>
    <style:style style:name="T59_174" style:family="text"/>
    <style:style style:name="T59_175" style:family="text"/>
    <style:style style:name="T59_176" style:family="text"/>
    <style:style style:name="T59_177" style:family="text"/>
    <style:style style:name="T59_178" style:family="text"/>
    <style:style style:name="T59_179" style:family="text"/>
    <style:style style:name="T59_180" style:family="text"/>
    <style:style style:name="T59_181" style:family="text"/>
    <style:style style:name="T59_182" style:family="text"/>
    <style:style style:name="T59_183" style:family="text"/>
    <style:style style:name="T59_184" style:family="text"/>
    <style:style style:name="T59_185" style:family="text"/>
    <style:style style:name="T59_186" style:family="text"/>
    <style:style style:name="T59_187" style:family="text"/>
    <style:style style:name="T59_188" style:family="text"/>
    <style:style style:name="T59_189" style:family="text"/>
    <style:style style:name="T59_190" style:family="text"/>
    <style:style style:name="T59_191" style:family="text"/>
    <style:style style:name="T59_192" style:family="text"/>
    <style:style style:name="T59_193" style:family="text"/>
    <style:style style:name="T59_194" style:family="text"/>
    <style:style style:name="T59_195" style:family="text"/>
    <style:style style:name="T59_196" style:family="text"/>
    <style:style style:name="T59_197" style:family="text"/>
    <style:style style:name="T59_198" style:family="text"/>
    <style:style style:name="T59_199" style:family="text"/>
    <style:style style:name="T59_200" style:family="text"/>
    <style:style style:name="T59_201" style:family="text"/>
    <style:style style:name="T59_202" style:family="text"/>
    <style:style style:name="P60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T60_81" style:family="text"/>
    <style:style style:name="T60_82" style:family="text"/>
    <style:style style:name="T60_83" style:family="text"/>
    <style:style style:name="T60_84" style:family="text"/>
    <style:style style:name="T60_85" style:family="text"/>
    <style:style style:name="T60_86" style:family="text"/>
    <style:style style:name="T60_87" style:family="text"/>
    <style:style style:name="T60_88" style:family="text"/>
    <style:style style:name="T60_89" style:family="text"/>
    <style:style style:name="T60_90" style:family="text"/>
    <style:style style:name="T60_91" style:family="text"/>
    <style:style style:name="T60_92" style:family="text"/>
    <style:style style:name="T60_93" style:family="text"/>
    <style:style style:name="T60_94" style:family="text"/>
    <style:style style:name="T60_95" style:family="text"/>
    <style:style style:name="T60_96" style:family="text"/>
    <style:style style:name="T60_97" style:family="text"/>
    <style:style style:name="T60_98" style:family="text"/>
    <style:style style:name="T60_99" style:family="text"/>
    <style:style style:name="T60_100" style:family="text"/>
    <style:style style:name="T60_101" style:family="text"/>
    <style:style style:name="T60_102" style:family="text"/>
    <style:style style:name="T60_103" style:family="text"/>
    <style:style style:name="T60_104" style:family="text"/>
    <style:style style:name="T60_105" style:family="text"/>
    <style:style style:name="T60_106" style:family="text"/>
    <style:style style:name="T60_107" style:family="text"/>
    <style:style style:name="T60_108" style:family="text"/>
    <style:style style:name="T60_109" style:family="text"/>
    <style:style style:name="T60_110" style:family="text"/>
    <style:style style:name="T60_111" style:family="text"/>
    <style:style style:name="T60_112" style:family="text"/>
    <style:style style:name="T60_113" style:family="text"/>
    <style:style style:name="T60_114" style:family="text"/>
    <style:style style:name="T60_115" style:family="text"/>
    <style:style style:name="T60_116" style:family="text"/>
    <style:style style:name="T60_117" style:family="text"/>
    <style:style style:name="T60_118" style:family="text"/>
    <style:style style:name="T60_119" style:family="text"/>
    <style:style style:name="T60_120" style:family="text"/>
    <style:style style:name="T60_121" style:family="text"/>
    <style:style style:name="T60_122" style:family="text"/>
    <style:style style:name="T60_123" style:family="text"/>
    <style:style style:name="T60_124" style:family="text"/>
    <style:style style:name="T60_125" style:family="text"/>
    <style:style style:name="T60_126" style:family="text"/>
    <style:style style:name="T60_127" style:family="text"/>
    <style:style style:name="T60_128" style:family="text"/>
    <style:style style:name="T60_129" style:family="text"/>
    <style:style style:name="T60_130" style:family="text"/>
    <style:style style:name="T60_131" style:family="text"/>
    <style:style style:name="T60_132" style:family="text"/>
    <style:style style:name="T60_133" style:family="text"/>
    <style:style style:name="T60_134" style:family="text"/>
    <style:style style:name="T60_135" style:family="text"/>
    <style:style style:name="T60_136" style:family="text"/>
    <style:style style:name="T60_137" style:family="text"/>
    <style:style style:name="T60_138" style:family="text"/>
    <style:style style:name="T60_139" style:family="text"/>
    <style:style style:name="T60_140" style:family="text"/>
    <style:style style:name="T60_141" style:family="text"/>
    <style:style style:name="T60_142" style:family="text"/>
    <style:style style:name="T60_143" style:family="text"/>
    <style:style style:name="T60_144" style:family="text"/>
    <style:style style:name="T60_145" style:family="text"/>
    <style:style style:name="T60_146" style:family="text"/>
    <style:style style:name="T60_147" style:family="text"/>
    <style:style style:name="T60_148" style:family="text"/>
    <style:style style:name="T60_149" style:family="text"/>
    <style:style style:name="T60_150" style:family="text"/>
    <style:style style:name="T60_151" style:family="text"/>
    <style:style style:name="T60_152" style:family="text"/>
    <style:style style:name="T60_153" style:family="text"/>
    <style:style style:name="T60_154" style:family="text"/>
    <style:style style:name="T60_155" style:family="text"/>
    <style:style style:name="T60_156" style:family="text"/>
    <style:style style:name="T60_157" style:family="text"/>
    <style:style style:name="T60_158" style:family="text"/>
    <style:style style:name="T60_159" style:family="text"/>
    <style:style style:name="T60_160" style:family="text"/>
    <style:style style:name="T60_161" style:family="text"/>
    <style:style style:name="T60_162" style:family="text"/>
    <style:style style:name="T60_163" style:family="text"/>
    <style:style style:name="T60_164" style:family="text"/>
    <style:style style:name="T60_165" style:family="text"/>
    <style:style style:name="T60_166" style:family="text"/>
    <style:style style:name="T60_167" style:family="text"/>
    <style:style style:name="T60_168" style:family="text"/>
    <style:style style:name="T60_169" style:family="text"/>
    <style:style style:name="T60_170" style:family="text"/>
    <style:style style:name="T60_171" style:family="text"/>
    <style:style style:name="T60_172" style:family="text"/>
    <style:style style:name="T60_173" style:family="text"/>
    <style:style style:name="T60_174" style:family="text"/>
    <style:style style:name="T60_175" style:family="text"/>
    <style:style style:name="T60_176" style:family="text"/>
    <style:style style:name="P61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T61_63" style:family="text"/>
    <style:style style:name="T61_64" style:family="text"/>
    <style:style style:name="T61_65" style:family="text"/>
    <style:style style:name="T61_66" style:family="text"/>
    <style:style style:name="T61_67" style:family="text"/>
    <style:style style:name="T61_68" style:family="text"/>
    <style:style style:name="T61_69" style:family="text"/>
    <style:style style:name="T61_70" style:family="text"/>
    <style:style style:name="T61_71" style:family="text"/>
    <style:style style:name="T61_72" style:family="text"/>
    <style:style style:name="T61_73" style:family="text"/>
    <style:style style:name="T61_74" style:family="text"/>
    <style:style style:name="T61_75" style:family="text"/>
    <style:style style:name="T61_76" style:family="text"/>
    <style:style style:name="T61_77" style:family="text"/>
    <style:style style:name="T61_78" style:family="text"/>
    <style:style style:name="T61_79" style:family="text"/>
    <style:style style:name="T61_80" style:family="text"/>
    <style:style style:name="T61_81" style:family="text"/>
    <style:style style:name="T61_82" style:family="text"/>
    <style:style style:name="T61_83" style:family="text"/>
    <style:style style:name="T61_84" style:family="text"/>
    <style:style style:name="T61_85" style:family="text"/>
    <style:style style:name="T61_86" style:family="text"/>
    <style:style style:name="T61_87" style:family="text"/>
    <style:style style:name="T61_88" style:family="text"/>
    <style:style style:name="T61_89" style:family="text"/>
    <style:style style:name="T61_90" style:family="text"/>
    <style:style style:name="T61_91" style:family="text"/>
    <style:style style:name="T61_92" style:family="text"/>
    <style:style style:name="T61_93" style:family="text"/>
    <style:style style:name="T61_94" style:family="text"/>
    <style:style style:name="T61_95" style:family="text"/>
    <style:style style:name="T61_96" style:family="text"/>
    <style:style style:name="T61_97" style:family="text"/>
    <style:style style:name="T61_98" style:family="text"/>
    <style:style style:name="T61_99" style:family="text"/>
    <style:style style:name="T61_100" style:family="text"/>
    <style:style style:name="T61_101" style:family="text"/>
    <style:style style:name="T61_102" style:family="text"/>
    <style:style style:name="T61_103" style:family="text"/>
    <style:style style:name="T61_104" style:family="text"/>
    <style:style style:name="T61_105" style:family="text"/>
    <style:style style:name="T61_106" style:family="text"/>
    <style:style style:name="T61_107" style:family="text"/>
    <style:style style:name="T61_108" style:family="text"/>
    <style:style style:name="T61_109" style:family="text"/>
    <style:style style:name="T61_110" style:family="text"/>
    <style:style style:name="T61_111" style:family="text"/>
    <style:style style:name="T61_112" style:family="text"/>
    <style:style style:name="T61_113" style:family="text"/>
    <style:style style:name="T61_114" style:family="text"/>
    <style:style style:name="T61_115" style:family="text"/>
    <style:style style:name="T61_116" style:family="text"/>
    <style:style style:name="T61_117" style:family="text"/>
    <style:style style:name="T61_118" style:family="text"/>
    <style:style style:name="T61_119" style:family="text"/>
    <style:style style:name="T61_120" style:family="text"/>
    <style:style style:name="T61_121" style:family="text"/>
    <style:style style:name="T61_122" style:family="text"/>
    <style:style style:name="T61_123" style:family="text"/>
    <style:style style:name="T61_124" style:family="text"/>
    <style:style style:name="T61_125" style:family="text"/>
    <style:style style:name="T61_126" style:family="text"/>
    <style:style style:name="T61_127" style:family="text"/>
    <style:style style:name="T61_128" style:family="text"/>
    <style:style style:name="T61_129" style:family="text"/>
    <style:style style:name="T61_130" style:family="text"/>
    <style:style style:name="T61_131" style:family="text"/>
    <style:style style:name="T61_132" style:family="text"/>
    <style:style style:name="T61_133" style:family="text"/>
    <style:style style:name="T61_134" style:family="text"/>
    <style:style style:name="T61_135" style:family="text"/>
    <style:style style:name="T61_136" style:family="text"/>
    <style:style style:name="T61_137" style:family="text"/>
    <style:style style:name="T61_138" style:family="text"/>
    <style:style style:name="T61_139" style:family="text"/>
    <style:style style:name="T61_140" style:family="text"/>
    <style:style style:name="T61_141" style:family="text"/>
    <style:style style:name="T61_142" style:family="text"/>
    <style:style style:name="T61_143" style:family="text"/>
    <style:style style:name="T61_144" style:family="text"/>
    <style:style style:name="T61_145" style:family="text"/>
    <style:style style:name="T61_146" style:family="text"/>
    <style:style style:name="T61_147" style:family="text"/>
    <style:style style:name="T61_148" style:family="text"/>
    <style:style style:name="T61_149" style:family="text"/>
    <style:style style:name="T61_150" style:family="text"/>
    <style:style style:name="T61_151" style:family="text"/>
    <style:style style:name="T61_152" style:family="text"/>
    <style:style style:name="P62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T62_75" style:family="text"/>
    <style:style style:name="T62_76" style:family="text"/>
    <style:style style:name="T62_77" style:family="text"/>
    <style:style style:name="T62_78" style:family="text"/>
    <style:style style:name="T62_79" style:family="text"/>
    <style:style style:name="T62_80" style:family="text"/>
    <style:style style:name="T62_81" style:family="text"/>
    <style:style style:name="T62_82" style:family="text"/>
    <style:style style:name="T62_83" style:family="text"/>
    <style:style style:name="T62_84" style:family="text"/>
    <style:style style:name="T62_85" style:family="text"/>
    <style:style style:name="T62_86" style:family="text"/>
    <style:style style:name="T62_87" style:family="text"/>
    <style:style style:name="T62_88" style:family="text"/>
    <style:style style:name="T62_89" style:family="text"/>
    <style:style style:name="T62_90" style:family="text"/>
    <style:style style:name="T62_91" style:family="text"/>
    <style:style style:name="T62_92" style:family="text"/>
    <style:style style:name="T62_93" style:family="text"/>
    <style:style style:name="T62_94" style:family="text"/>
    <style:style style:name="T62_95" style:family="text"/>
    <style:style style:name="T62_96" style:family="text"/>
    <style:style style:name="T62_97" style:family="text"/>
    <style:style style:name="T62_98" style:family="text"/>
    <style:style style:name="T62_99" style:family="text"/>
    <style:style style:name="T62_100" style:family="text"/>
    <style:style style:name="T62_101" style:family="text"/>
    <style:style style:name="T62_102" style:family="text"/>
    <style:style style:name="T62_103" style:family="text"/>
    <style:style style:name="T62_104" style:family="text"/>
    <style:style style:name="T62_105" style:family="text"/>
    <style:style style:name="T62_106" style:family="text"/>
    <style:style style:name="T62_107" style:family="text"/>
    <style:style style:name="T62_108" style:family="text"/>
    <style:style style:name="T62_109" style:family="text"/>
    <style:style style:name="T62_110" style:family="text"/>
    <style:style style:name="T62_111" style:family="text"/>
    <style:style style:name="T62_112" style:family="text"/>
    <style:style style:name="T62_113" style:family="text"/>
    <style:style style:name="T62_114" style:family="text"/>
    <style:style style:name="T62_115" style:family="text"/>
    <style:style style:name="T62_116" style:family="text"/>
    <style:style style:name="T62_117" style:family="text"/>
    <style:style style:name="T62_118" style:family="text"/>
    <style:style style:name="T62_119" style:family="text"/>
    <style:style style:name="T62_120" style:family="text"/>
    <style:style style:name="T62_121" style:family="text"/>
    <style:style style:name="T62_122" style:family="text"/>
    <style:style style:name="T62_123" style:family="text"/>
    <style:style style:name="T62_124" style:family="text"/>
    <style:style style:name="T62_125" style:family="text"/>
    <style:style style:name="T62_126" style:family="text"/>
    <style:style style:name="T62_127" style:family="text"/>
    <style:style style:name="T62_128" style:family="text"/>
    <style:style style:name="T62_129" style:family="text"/>
    <style:style style:name="T62_130" style:family="text"/>
    <style:style style:name="P63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T63_87" style:family="text"/>
    <style:style style:name="T63_88" style:family="text"/>
    <style:style style:name="T63_89" style:family="text"/>
    <style:style style:name="T63_90" style:family="text"/>
    <style:style style:name="T63_91" style:family="text"/>
    <style:style style:name="T63_92" style:family="text"/>
    <style:style style:name="T63_93" style:family="text"/>
    <style:style style:name="T63_94" style:family="text"/>
    <style:style style:name="T63_95" style:family="text"/>
    <style:style style:name="T63_96" style:family="text"/>
    <style:style style:name="T63_97" style:family="text"/>
    <style:style style:name="T63_98" style:family="text"/>
    <style:style style:name="T63_99" style:family="text"/>
    <style:style style:name="T63_100" style:family="text"/>
    <style:style style:name="T63_101" style:family="text"/>
    <style:style style:name="T63_102" style:family="text"/>
    <style:style style:name="T63_103" style:family="text"/>
    <style:style style:name="T63_104" style:family="text"/>
    <style:style style:name="T63_105" style:family="text"/>
    <style:style style:name="T63_106" style:family="text"/>
    <style:style style:name="T63_107" style:family="text"/>
    <style:style style:name="T63_108" style:family="text"/>
    <style:style style:name="T63_109" style:family="text"/>
    <style:style style:name="T63_110" style:family="text"/>
    <style:style style:name="T63_111" style:family="text"/>
    <style:style style:name="T63_112" style:family="text"/>
    <style:style style:name="T63_113" style:family="text"/>
    <style:style style:name="T63_114" style:family="text"/>
    <style:style style:name="T63_115" style:family="text"/>
    <style:style style:name="T63_116" style:family="text"/>
    <style:style style:name="T63_117" style:family="text"/>
    <style:style style:name="T63_118" style:family="text"/>
    <style:style style:name="T63_119" style:family="text"/>
    <style:style style:name="T63_120" style:family="text"/>
    <style:style style:name="T63_121" style:family="text"/>
    <style:style style:name="T63_122" style:family="text"/>
    <style:style style:name="T63_123" style:family="text"/>
    <style:style style:name="T63_124" style:family="text"/>
    <style:style style:name="T63_125" style:family="text"/>
    <style:style style:name="T63_126" style:family="text"/>
    <style:style style:name="T63_127" style:family="text"/>
    <style:style style:name="T63_128" style:family="text"/>
    <style:style style:name="T63_129" style:family="text"/>
    <style:style style:name="T63_130" style:family="text"/>
    <style:style style:name="T63_131" style:family="text"/>
    <style:style style:name="T63_132" style:family="text"/>
    <style:style style:name="T63_133" style:family="text"/>
    <style:style style:name="T63_134" style:family="text"/>
    <style:style style:name="T63_135" style:family="text"/>
    <style:style style:name="T63_136" style:family="text"/>
    <style:style style:name="T63_137" style:family="text"/>
    <style:style style:name="T63_138" style:family="text"/>
    <style:style style:name="P64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T64_63" style:family="text"/>
    <style:style style:name="T64_64" style:family="text"/>
    <style:style style:name="T64_65" style:family="text"/>
    <style:style style:name="T64_66" style:family="text"/>
    <style:style style:name="T64_67" style:family="text"/>
    <style:style style:name="T64_68" style:family="text"/>
    <style:style style:name="T64_69" style:family="text"/>
    <style:style style:name="T64_70" style:family="text"/>
    <style:style style:name="T64_71" style:family="text"/>
    <style:style style:name="T64_72" style:family="text"/>
    <style:style style:name="T64_73" style:family="text"/>
    <style:style style:name="T64_74" style:family="text"/>
    <style:style style:name="T64_75" style:family="text"/>
    <style:style style:name="T64_76" style:family="text"/>
    <style:style style:name="T64_77" style:family="text"/>
    <style:style style:name="T64_78" style:family="text"/>
    <style:style style:name="T64_79" style:family="text"/>
    <style:style style:name="T64_80" style:family="text"/>
    <style:style style:name="T64_81" style:family="text"/>
    <style:style style:name="T64_82" style:family="text"/>
    <style:style style:name="T64_83" style:family="text"/>
    <style:style style:name="T64_84" style:family="text"/>
    <style:style style:name="T64_85" style:family="text"/>
    <style:style style:name="T64_86" style:family="text"/>
    <style:style style:name="T64_87" style:family="text"/>
    <style:style style:name="T64_88" style:family="text"/>
    <style:style style:name="T64_89" style:family="text"/>
    <style:style style:name="T64_90" style:family="text"/>
    <style:style style:name="T64_91" style:family="text"/>
    <style:style style:name="T64_92" style:family="text"/>
    <style:style style:name="T64_93" style:family="text"/>
    <style:style style:name="T64_94" style:family="text"/>
    <style:style style:name="T64_95" style:family="text"/>
    <style:style style:name="T64_96" style:family="text"/>
    <style:style style:name="T64_97" style:family="text"/>
    <style:style style:name="T64_98" style:family="text"/>
    <style:style style:name="T64_99" style:family="text"/>
    <style:style style:name="T64_100" style:family="text"/>
    <style:style style:name="T64_101" style:family="text"/>
    <style:style style:name="T64_102" style:family="text"/>
    <style:style style:name="T64_103" style:family="text"/>
    <style:style style:name="T64_104" style:family="text"/>
    <style:style style:name="T64_105" style:family="text"/>
    <style:style style:name="T64_106" style:family="text"/>
    <style:style style:name="T64_107" style:family="text"/>
    <style:style style:name="T64_108" style:family="text"/>
    <style:style style:name="T64_109" style:family="text"/>
    <style:style style:name="T64_110" style:family="text"/>
    <style:style style:name="T64_111" style:family="text"/>
    <style:style style:name="T64_112" style:family="text"/>
    <style:style style:name="T64_113" style:family="text"/>
    <style:style style:name="T64_114" style:family="text"/>
    <style:style style:name="T64_115" style:family="text"/>
    <style:style style:name="T64_116" style:family="text"/>
    <style:style style:name="T64_117" style:family="text"/>
    <style:style style:name="T64_118" style:family="text"/>
    <style:style style:name="T64_119" style:family="text"/>
    <style:style style:name="T64_120" style:family="text"/>
    <style:style style:name="T64_121" style:family="text"/>
    <style:style style:name="T64_122" style:family="text"/>
    <style:style style:name="T64_123" style:family="text"/>
    <style:style style:name="T64_124" style:family="text"/>
    <style:style style:name="T64_125" style:family="text"/>
    <style:style style:name="T64_126" style:family="text"/>
    <style:style style:name="T64_127" style:family="text"/>
    <style:style style:name="T64_128" style:family="text"/>
    <style:style style:name="T64_129" style:family="text"/>
    <style:style style:name="T64_130" style:family="text"/>
    <style:style style:name="T64_131" style:family="text"/>
    <style:style style:name="T64_132" style:family="text"/>
    <style:style style:name="T64_133" style:family="text"/>
    <style:style style:name="T64_134" style:family="text"/>
    <style:style style:name="T64_135" style:family="text"/>
    <style:style style:name="T64_136" style:family="text"/>
    <style:style style:name="T64_137" style:family="text"/>
    <style:style style:name="T64_138" style:family="text"/>
    <style:style style:name="T64_139" style:family="text"/>
    <style:style style:name="T64_140" style:family="text"/>
    <style:style style:name="T64_141" style:family="text"/>
    <style:style style:name="T64_142" style:family="text"/>
    <style:style style:name="T64_143" style:family="text"/>
    <style:style style:name="T64_144" style:family="text"/>
    <style:style style:name="T64_145" style:family="text"/>
    <style:style style:name="T64_146" style:family="text"/>
    <style:style style:name="T64_147" style:family="text"/>
    <style:style style:name="T64_148" style:family="text"/>
    <style:style style:name="T64_149" style:family="text"/>
    <style:style style:name="T64_150" style:family="text"/>
    <style:style style:name="T64_151" style:family="text"/>
    <style:style style:name="T64_152" style:family="text"/>
    <style:style style:name="T64_153" style:family="text"/>
    <style:style style:name="T64_154" style:family="text"/>
    <style:style style:name="T64_155" style:family="text"/>
    <style:style style:name="T64_156" style:family="text"/>
    <style:style style:name="T64_157" style:family="text"/>
    <style:style style:name="T64_158" style:family="text"/>
    <style:style style:name="T64_159" style:family="text"/>
    <style:style style:name="T64_160" style:family="text"/>
    <style:style style:name="T64_161" style:family="text"/>
    <style:style style:name="T64_162" style:family="text"/>
    <style:style style:name="T64_163" style:family="text"/>
    <style:style style:name="T64_164" style:family="text"/>
    <style:style style:name="T64_165" style:family="text"/>
    <style:style style:name="T64_166" style:family="text"/>
    <style:style style:name="T64_167" style:family="text"/>
    <style:style style:name="T64_168" style:family="text"/>
    <style:style style:name="P65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T65_69" style:family="text"/>
    <style:style style:name="T65_70" style:family="text"/>
    <style:style style:name="T65_71" style:family="text"/>
    <style:style style:name="T65_72" style:family="text"/>
    <style:style style:name="T65_73" style:family="text"/>
    <style:style style:name="T65_74" style:family="text"/>
    <style:style style:name="T65_75" style:family="text"/>
    <style:style style:name="T65_76" style:family="text"/>
    <style:style style:name="T65_77" style:family="text"/>
    <style:style style:name="T65_78" style:family="text"/>
    <style:style style:name="T65_79" style:family="text"/>
    <style:style style:name="T65_80" style:family="text"/>
    <style:style style:name="P66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/>
    <style:style style:name="T66_62" style:family="text"/>
    <style:style style:name="T66_63" style:family="text"/>
    <style:style style:name="T66_64" style:family="text"/>
    <style:style style:name="T66_65" style:family="text"/>
    <style:style style:name="T66_66" style:family="text"/>
    <style:style style:name="T66_67" style:family="text"/>
    <style:style style:name="T66_68" style:family="text"/>
    <style:style style:name="T66_69" style:family="text"/>
    <style:style style:name="T66_70" style:family="text"/>
    <style:style style:name="T66_71" style:family="text"/>
    <style:style style:name="T66_72" style:family="text"/>
    <style:style style:name="T66_73" style:family="text"/>
    <style:style style:name="T66_74" style:family="text"/>
    <style:style style:name="T66_75" style:family="text"/>
    <style:style style:name="T66_76" style:family="text"/>
    <style:style style:name="T66_77" style:family="text"/>
    <style:style style:name="T66_78" style:family="text"/>
    <style:style style:name="T66_79" style:family="text"/>
    <style:style style:name="T66_80" style:family="text"/>
    <style:style style:name="T66_81" style:family="text"/>
    <style:style style:name="T66_82" style:family="text"/>
    <style:style style:name="T66_83" style:family="text"/>
    <style:style style:name="T66_84" style:family="text"/>
    <style:style style:name="T66_85" style:family="text"/>
    <style:style style:name="T66_86" style:family="text"/>
    <style:style style:name="T66_87" style:family="text"/>
    <style:style style:name="T66_88" style:family="text"/>
    <style:style style:name="T66_89" style:family="text"/>
    <style:style style:name="T66_90" style:family="text"/>
    <style:style style:name="T66_91" style:family="text"/>
    <style:style style:name="T66_92" style:family="text"/>
    <style:style style:name="T66_93" style:family="text"/>
    <style:style style:name="T66_94" style:family="text"/>
    <style:style style:name="T66_95" style:family="text"/>
    <style:style style:name="T66_96" style:family="text"/>
    <style:style style:name="T66_97" style:family="text"/>
    <style:style style:name="T66_98" style:family="text"/>
    <style:style style:name="T66_99" style:family="text"/>
    <style:style style:name="T66_100" style:family="text"/>
    <style:style style:name="T66_101" style:family="text"/>
    <style:style style:name="T66_102" style:family="text"/>
    <style:style style:name="T66_103" style:family="text"/>
    <style:style style:name="T66_104" style:family="text"/>
    <style:style style:name="T66_105" style:family="text"/>
    <style:style style:name="T66_106" style:family="text"/>
    <style:style style:name="T66_107" style:family="text"/>
    <style:style style:name="T66_108" style:family="text"/>
    <style:style style:name="T66_109" style:family="text"/>
    <style:style style:name="T66_110" style:family="text"/>
    <style:style style:name="T66_111" style:family="text"/>
    <style:style style:name="T66_112" style:family="text"/>
    <style:style style:name="T66_113" style:family="text"/>
    <style:style style:name="T66_114" style:family="text"/>
    <style:style style:name="T66_115" style:family="text"/>
    <style:style style:name="T66_116" style:family="text"/>
    <style:style style:name="T66_117" style:family="text"/>
    <style:style style:name="T66_118" style:family="text"/>
    <style:style style:name="T66_119" style:family="text"/>
    <style:style style:name="T66_120" style:family="text"/>
    <style:style style:name="T66_121" style:family="text"/>
    <style:style style:name="T66_122" style:family="text"/>
    <style:style style:name="T66_123" style:family="text"/>
    <style:style style:name="T66_124" style:family="text"/>
    <style:style style:name="T66_125" style:family="text"/>
    <style:style style:name="T66_126" style:family="text"/>
    <style:style style:name="T66_127" style:family="text"/>
    <style:style style:name="T66_128" style:family="text"/>
    <style:style style:name="T66_129" style:family="text"/>
    <style:style style:name="T66_130" style:family="text"/>
    <style:style style:name="T66_131" style:family="text"/>
    <style:style style:name="T66_132" style:family="text"/>
    <style:style style:name="T66_133" style:family="text"/>
    <style:style style:name="T66_134" style:family="text"/>
    <style:style style:name="T66_135" style:family="text"/>
    <style:style style:name="T66_136" style:family="text"/>
    <style:style style:name="T66_137" style:family="text"/>
    <style:style style:name="T66_138" style:family="text"/>
    <style:style style:name="T66_139" style:family="text"/>
    <style:style style:name="T66_140" style:family="text"/>
    <style:style style:name="T66_141" style:family="text"/>
    <style:style style:name="T66_142" style:family="text"/>
    <style:style style:name="T66_143" style:family="text"/>
    <style:style style:name="T66_144" style:family="text"/>
    <style:style style:name="T66_145" style:family="text"/>
    <style:style style:name="T66_146" style:family="text"/>
    <style:style style:name="T66_147" style:family="text"/>
    <style:style style:name="T66_148" style:family="text"/>
    <style:style style:name="T66_149" style:family="text"/>
    <style:style style:name="T66_150" style:family="text"/>
    <style:style style:name="T66_151" style:family="text"/>
    <style:style style:name="T66_152" style:family="text"/>
    <style:style style:name="T66_153" style:family="text"/>
    <style:style style:name="T66_154" style:family="text"/>
    <style:style style:name="T66_155" style:family="text"/>
    <style:style style:name="T66_156" style:family="text"/>
    <style:style style:name="T66_157" style:family="text"/>
    <style:style style:name="T66_158" style:family="text"/>
    <style:style style:name="T66_159" style:family="text"/>
    <style:style style:name="T66_160" style:family="text"/>
    <style:style style:name="T66_161" style:family="text"/>
    <style:style style:name="T66_162" style:family="text"/>
    <style:style style:name="T66_163" style:family="text"/>
    <style:style style:name="T66_164" style:family="text"/>
    <style:style style:name="T66_165" style:family="text"/>
    <style:style style:name="T66_166" style:family="text"/>
    <style:style style:name="T66_167" style:family="text"/>
    <style:style style:name="T66_168" style:family="text"/>
    <style:style style:name="T66_169" style:family="text"/>
    <style:style style:name="T66_170" style:family="text"/>
    <style:style style:name="T66_171" style:family="text"/>
    <style:style style:name="T66_172" style:family="text"/>
    <style:style style:name="T66_173" style:family="text"/>
    <style:style style:name="T66_174" style:family="text"/>
    <style:style style:name="T66_175" style:family="text"/>
    <style:style style:name="T66_176" style:family="text"/>
    <style:style style:name="T66_177" style:family="text"/>
    <style:style style:name="T66_178" style:family="text"/>
    <style:style style:name="T66_179" style:family="text"/>
    <style:style style:name="T66_180" style:family="text"/>
    <style:style style:name="T66_181" style:family="text"/>
    <style:style style:name="T66_182" style:family="text"/>
    <style:style style:name="T66_183" style:family="text"/>
    <style:style style:name="T66_184" style:family="text"/>
    <style:style style:name="T66_185" style:family="text"/>
    <style:style style:name="T66_186" style:family="text"/>
    <style:style style:name="T66_187" style:family="text"/>
    <style:style style:name="T66_188" style:family="text"/>
    <style:style style:name="T66_189" style:family="text"/>
    <style:style style:name="T66_190" style:family="text"/>
    <style:style style:name="T66_191" style:family="text"/>
    <style:style style:name="T66_192" style:family="text"/>
    <style:style style:name="T66_193" style:family="text"/>
    <style:style style:name="T66_194" style:family="text"/>
    <style:style style:name="T66_195" style:family="text"/>
    <style:style style:name="T66_196" style:family="text"/>
    <style:style style:name="T66_197" style:family="text"/>
    <style:style style:name="T66_198" style:family="text"/>
    <style:style style:name="T66_199" style:family="text"/>
    <style:style style:name="T66_200" style:family="text"/>
    <style:style style:name="T66_201" style:family="text"/>
    <style:style style:name="T66_202" style:family="text"/>
    <style:style style:name="T66_203" style:family="text"/>
    <style:style style:name="T66_204" style:family="text"/>
    <style:style style:name="T66_205" style:family="text"/>
    <style:style style:name="T66_206" style:family="text"/>
    <style:style style:name="T66_207" style:family="text"/>
    <style:style style:name="T66_208" style:family="text"/>
    <style:style style:name="T66_209" style:family="text"/>
    <style:style style:name="T66_210" style:family="text"/>
    <style:style style:name="T66_211" style:family="text"/>
    <style:style style:name="T66_212" style:family="text"/>
    <style:style style:name="T66_213" style:family="text"/>
    <style:style style:name="T66_214" style:family="text"/>
    <style:style style:name="T66_215" style:family="text"/>
    <style:style style:name="T66_216" style:family="text"/>
    <style:style style:name="T66_217" style:family="text"/>
    <style:style style:name="T66_218" style:family="text"/>
    <style:style style:name="T66_219" style:family="text"/>
    <style:style style:name="T66_220" style:family="text"/>
    <style:style style:name="T66_221" style:family="text"/>
    <style:style style:name="T66_222" style:family="text"/>
    <style:style style:name="T66_223" style:family="text"/>
    <style:style style:name="T66_224" style:family="text"/>
    <style:style style:name="T66_225" style:family="text"/>
    <style:style style:name="T66_226" style:family="text"/>
    <style:style style:name="T66_227" style:family="text"/>
    <style:style style:name="T66_228" style:family="text"/>
    <style:style style:name="T66_229" style:family="text"/>
    <style:style style:name="T66_230" style:family="text"/>
    <style:style style:name="T66_231" style:family="text"/>
    <style:style style:name="T66_232" style:family="text"/>
    <style:style style:name="T66_233" style:family="text"/>
    <style:style style:name="T66_234" style:family="text"/>
    <style:style style:name="T66_235" style:family="text"/>
    <style:style style:name="T66_236" style:family="text"/>
    <style:style style:name="T66_237" style:family="text"/>
    <style:style style:name="T66_238" style:family="text"/>
    <style:style style:name="T66_239" style:family="text"/>
    <style:style style:name="T66_240" style:family="text"/>
    <style:style style:name="T66_241" style:family="text"/>
    <style:style style:name="T66_242" style:family="text"/>
    <style:style style:name="T66_243" style:family="text"/>
    <style:style style:name="T66_244" style:family="text"/>
    <style:style style:name="T66_245" style:family="text"/>
    <style:style style:name="T66_246" style:family="text"/>
    <style:style style:name="T66_247" style:family="text"/>
    <style:style style:name="T66_248" style:family="text"/>
    <style:style style:name="T66_249" style:family="text"/>
    <style:style style:name="T66_250" style:family="text"/>
    <style:style style:name="T66_251" style:family="text"/>
    <style:style style:name="T66_252" style:family="text"/>
    <style:style style:name="T66_253" style:family="text"/>
    <style:style style:name="T66_254" style:family="text"/>
    <style:style style:name="T66_255" style:family="text"/>
    <style:style style:name="T66_256" style:family="text"/>
    <style:style style:name="T66_257" style:family="text"/>
    <style:style style:name="T66_258" style:family="text"/>
    <style:style style:name="T66_259" style:family="text"/>
    <style:style style:name="T66_260" style:family="text"/>
    <style:style style:name="T66_261" style:family="text"/>
    <style:style style:name="T66_262" style:family="text"/>
    <style:style style:name="T66_263" style:family="text"/>
    <style:style style:name="T66_264" style:family="text"/>
    <style:style style:name="T66_265" style:family="text"/>
    <style:style style:name="T66_266" style:family="text"/>
    <style:style style:name="T66_267" style:family="text"/>
    <style:style style:name="T66_268" style:family="text"/>
    <style:style style:name="T66_269" style:family="text"/>
    <style:style style:name="T66_270" style:family="text"/>
    <style:style style:name="T66_271" style:family="text"/>
    <style:style style:name="T66_272" style:family="text"/>
    <style:style style:name="T66_273" style:family="text"/>
    <style:style style:name="T66_274" style:family="text"/>
    <style:style style:name="T66_275" style:family="text"/>
    <style:style style:name="T66_276" style:family="text"/>
    <style:style style:name="T66_277" style:family="text"/>
    <style:style style:name="T66_278" style:family="text"/>
    <style:style style:name="T66_279" style:family="text"/>
    <style:style style:name="T66_280" style:family="text"/>
    <style:style style:name="T66_281" style:family="text"/>
    <style:style style:name="T66_282" style:family="text"/>
    <style:style style:name="T66_283" style:family="text"/>
    <style:style style:name="T66_284" style:family="text"/>
    <style:style style:name="T66_285" style:family="text"/>
    <style:style style:name="T66_286" style:family="text"/>
    <style:style style:name="T66_287" style:family="text"/>
    <style:style style:name="T66_288" style:family="text"/>
    <style:style style:name="T66_289" style:family="text"/>
    <style:style style:name="T66_290" style:family="text"/>
    <style:style style:name="T66_291" style:family="text"/>
    <style:style style:name="T66_292" style:family="text"/>
    <style:style style:name="T66_293" style:family="text"/>
    <style:style style:name="T66_294" style:family="text"/>
    <style:style style:name="T66_295" style:family="text"/>
    <style:style style:name="T66_296" style:family="text"/>
    <style:style style:name="T66_297" style:family="text"/>
    <style:style style:name="T66_298" style:family="text"/>
    <style:style style:name="T66_299" style:family="text"/>
    <style:style style:name="T66_300" style:family="text"/>
    <style:style style:name="T66_301" style:family="text"/>
    <style:style style:name="T66_302" style:family="text"/>
    <style:style style:name="T66_303" style:family="text"/>
    <style:style style:name="T66_304" style:family="text"/>
    <style:style style:name="T66_305" style:family="text"/>
    <style:style style:name="T66_306" style:family="text"/>
    <style:style style:name="T66_307" style:family="text"/>
    <style:style style:name="T66_308" style:family="text"/>
    <style:style style:name="P67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P68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P69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T69_70" style:family="text"/>
    <style:style style:name="T69_71" style:family="text"/>
    <style:style style:name="T69_72" style:family="text"/>
    <style:style style:name="T69_73" style:family="text"/>
    <style:style style:name="T69_74" style:family="text"/>
    <style:style style:name="T69_75" style:family="text"/>
    <style:style style:name="T69_76" style:family="text"/>
    <style:style style:name="T69_77" style:family="text"/>
    <style:style style:name="T69_78" style:family="text"/>
    <style:style style:name="T69_79" style:family="text"/>
    <style:style style:name="T69_80" style:family="text"/>
    <style:style style:name="T69_81" style:family="text"/>
    <style:style style:name="T69_82" style:family="text"/>
    <style:style style:name="T69_83" style:family="text"/>
    <style:style style:name="T69_84" style:family="text"/>
    <style:style style:name="T69_85" style:family="text"/>
    <style:style style:name="T69_86" style:family="text"/>
    <style:style style:name="T69_87" style:family="text"/>
    <style:style style:name="T69_88" style:family="text"/>
    <style:style style:name="T69_89" style:family="text"/>
    <style:style style:name="T69_90" style:family="text"/>
    <style:style style:name="T69_91" style:family="text"/>
    <style:style style:name="T69_92" style:family="text"/>
    <style:style style:name="T69_93" style:family="text"/>
    <style:style style:name="T69_94" style:family="text"/>
    <style:style style:name="T69_95" style:family="text"/>
    <style:style style:name="T69_96" style:family="text"/>
    <style:style style:name="T69_97" style:family="text"/>
    <style:style style:name="T69_98" style:family="text"/>
    <style:style style:name="T69_99" style:family="text"/>
    <style:style style:name="T69_100" style:family="text"/>
    <style:style style:name="T69_101" style:family="text"/>
    <style:style style:name="T69_102" style:family="text"/>
    <style:style style:name="T69_103" style:family="text"/>
    <style:style style:name="T69_104" style:family="text"/>
    <style:style style:name="T69_105" style:family="text"/>
    <style:style style:name="T69_106" style:family="text"/>
    <style:style style:name="T69_107" style:family="text"/>
    <style:style style:name="T69_108" style:family="text"/>
    <style:style style:name="T69_109" style:family="text"/>
    <style:style style:name="T69_110" style:family="text"/>
    <style:style style:name="T69_111" style:family="text"/>
    <style:style style:name="T69_112" style:family="text"/>
    <style:style style:name="T69_113" style:family="text"/>
    <style:style style:name="T69_114" style:family="text"/>
    <style:style style:name="T69_115" style:family="text"/>
    <style:style style:name="T69_116" style:family="text"/>
    <style:style style:name="T69_117" style:family="text"/>
    <style:style style:name="T69_118" style:family="text"/>
    <style:style style:name="T69_119" style:family="text"/>
    <style:style style:name="T69_120" style:family="text"/>
    <style:style style:name="T69_121" style:family="text"/>
    <style:style style:name="T69_122" style:family="text"/>
    <style:style style:name="T69_123" style:family="text"/>
    <style:style style:name="T69_124" style:family="text"/>
    <style:style style:name="T69_125" style:family="text"/>
    <style:style style:name="T69_126" style:family="text"/>
    <style:style style:name="T69_127" style:family="text"/>
    <style:style style:name="T69_128" style:family="text"/>
    <style:style style:name="T69_129" style:family="text"/>
    <style:style style:name="T69_130" style:family="text"/>
    <style:style style:name="T69_131" style:family="text"/>
    <style:style style:name="T69_132" style:family="text"/>
    <style:style style:name="T69_133" style:family="text"/>
    <style:style style:name="T69_134" style:family="text"/>
    <style:style style:name="T69_135" style:family="text"/>
    <style:style style:name="T69_136" style:family="text"/>
    <style:style style:name="T69_137" style:family="text"/>
    <style:style style:name="T69_138" style:family="text"/>
    <style:style style:name="T69_139" style:family="text"/>
    <style:style style:name="T69_140" style:family="text"/>
    <style:style style:name="T69_141" style:family="text"/>
    <style:style style:name="T69_142" style:family="text"/>
    <style:style style:name="T69_143" style:family="text"/>
    <style:style style:name="T69_144" style:family="text"/>
    <style:style style:name="T69_145" style:family="text"/>
    <style:style style:name="T69_146" style:family="text"/>
    <style:style style:name="T69_147" style:family="text"/>
    <style:style style:name="T69_148" style:family="text"/>
    <style:style style:name="T69_149" style:family="text"/>
    <style:style style:name="T69_150" style:family="text"/>
    <style:style style:name="T69_151" style:family="text"/>
    <style:style style:name="T69_152" style:family="text"/>
    <style:style style:name="T69_153" style:family="text"/>
    <style:style style:name="T69_154" style:family="text"/>
    <style:style style:name="T69_155" style:family="text"/>
    <style:style style:name="T69_156" style:family="text"/>
    <style:style style:name="T69_157" style:family="text"/>
    <style:style style:name="T69_158" style:family="text"/>
    <style:style style:name="T69_159" style:family="text"/>
    <style:style style:name="T69_160" style:family="text"/>
    <style:style style:name="T69_161" style:family="text"/>
    <style:style style:name="T69_162" style:family="text"/>
    <style:style style:name="T69_163" style:family="text"/>
    <style:style style:name="T69_164" style:family="text"/>
    <style:style style:name="T69_165" style:family="text"/>
    <style:style style:name="T69_166" style:family="text"/>
    <style:style style:name="T69_167" style:family="text"/>
    <style:style style:name="T69_168" style:family="text"/>
    <style:style style:name="T69_169" style:family="text"/>
    <style:style style:name="T69_170" style:family="text"/>
    <style:style style:name="T69_171" style:family="text"/>
    <style:style style:name="T69_172" style:family="text"/>
    <style:style style:name="T69_173" style:family="text"/>
    <style:style style:name="T69_174" style:family="text"/>
    <style:style style:name="T69_175" style:family="text"/>
    <style:style style:name="T69_176" style:family="text"/>
    <style:style style:name="T69_177" style:family="text"/>
    <style:style style:name="T69_178" style:family="text"/>
    <style:style style:name="T69_179" style:family="text"/>
    <style:style style:name="T69_180" style:family="text"/>
    <style:style style:name="T69_181" style:family="text"/>
    <style:style style:name="T69_182" style:family="text"/>
    <style:style style:name="T69_183" style:family="text"/>
    <style:style style:name="T69_184" style:family="text"/>
    <style:style style:name="T69_185" style:family="text"/>
    <style:style style:name="T69_186" style:family="text"/>
    <style:style style:name="T69_187" style:family="text"/>
    <style:style style:name="T69_188" style:family="text"/>
    <style:style style:name="T69_189" style:family="text"/>
    <style:style style:name="T69_190" style:family="text"/>
    <style:style style:name="T69_191" style:family="text"/>
    <style:style style:name="T69_192" style:family="text"/>
    <style:style style:name="T69_193" style:family="text"/>
    <style:style style:name="T69_194" style:family="text"/>
    <style:style style:name="T69_195" style:family="text"/>
    <style:style style:name="T69_196" style:family="text"/>
    <style:style style:name="T69_197" style:family="text"/>
    <style:style style:name="T69_198" style:family="text"/>
    <style:style style:name="T69_199" style:family="text"/>
    <style:style style:name="T69_200" style:family="text"/>
    <style:style style:name="T69_201" style:family="text"/>
    <style:style style:name="T69_202" style:family="text"/>
    <style:style style:name="T69_203" style:family="text"/>
    <style:style style:name="T69_204" style:family="text"/>
    <style:style style:name="T69_205" style:family="text"/>
    <style:style style:name="T69_206" style:family="text"/>
    <style:style style:name="T69_207" style:family="text"/>
    <style:style style:name="T69_208" style:family="text"/>
    <style:style style:name="T69_209" style:family="text"/>
    <style:style style:name="T69_210" style:family="text"/>
    <style:style style:name="T69_211" style:family="text"/>
    <style:style style:name="T69_212" style:family="text"/>
    <style:style style:name="T69_213" style:family="text"/>
    <style:style style:name="T69_214" style:family="text"/>
    <style:style style:name="T69_215" style:family="text"/>
    <style:style style:name="T69_216" style:family="text"/>
    <style:style style:name="T69_217" style:family="text"/>
    <style:style style:name="T69_218" style:family="text"/>
    <style:style style:name="T69_219" style:family="text"/>
    <style:style style:name="T69_220" style:family="text"/>
    <style:style style:name="P70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/>
    <style:style style:name="T70_92" style:family="text"/>
    <style:style style:name="T70_93" style:family="text"/>
    <style:style style:name="T70_94" style:family="text"/>
    <style:style style:name="T70_95" style:family="text"/>
    <style:style style:name="T70_96" style:family="text"/>
    <style:style style:name="T70_97" style:family="text"/>
    <style:style style:name="T70_98" style:family="text"/>
    <style:style style:name="T70_99" style:family="text"/>
    <style:style style:name="T70_100" style:family="text"/>
    <style:style style:name="T70_101" style:family="text"/>
    <style:style style:name="T70_102" style:family="text"/>
    <style:style style:name="T70_103" style:family="text"/>
    <style:style style:name="T70_104" style:family="text"/>
    <style:style style:name="T70_105" style:family="text"/>
    <style:style style:name="T70_106" style:family="text"/>
    <style:style style:name="T70_107" style:family="text"/>
    <style:style style:name="T70_108" style:family="text"/>
    <style:style style:name="T70_109" style:family="text"/>
    <style:style style:name="T70_110" style:family="text"/>
    <style:style style:name="T70_111" style:family="text"/>
    <style:style style:name="T70_112" style:family="text"/>
    <style:style style:name="T70_113" style:family="text"/>
    <style:style style:name="T70_114" style:family="text"/>
    <style:style style:name="T70_115" style:family="text"/>
    <style:style style:name="T70_116" style:family="text"/>
    <style:style style:name="T70_117" style:family="text"/>
    <style:style style:name="T70_118" style:family="text"/>
    <style:style style:name="T70_119" style:family="text"/>
    <style:style style:name="T70_120" style:family="text"/>
    <style:style style:name="T70_121" style:family="text"/>
    <style:style style:name="T70_122" style:family="text"/>
    <style:style style:name="T70_123" style:family="text"/>
    <style:style style:name="T70_124" style:family="text"/>
    <style:style style:name="T70_125" style:family="text"/>
    <style:style style:name="T70_126" style:family="text"/>
    <style:style style:name="T70_127" style:family="text"/>
    <style:style style:name="T70_128" style:family="text"/>
    <style:style style:name="T70_129" style:family="text"/>
    <style:style style:name="T70_130" style:family="text"/>
    <style:style style:name="T70_131" style:family="text"/>
    <style:style style:name="T70_132" style:family="text"/>
    <style:style style:name="T70_133" style:family="text"/>
    <style:style style:name="T70_134" style:family="text"/>
    <style:style style:name="T70_135" style:family="text"/>
    <style:style style:name="T70_136" style:family="text"/>
    <style:style style:name="T70_137" style:family="text"/>
    <style:style style:name="T70_138" style:family="text"/>
    <style:style style:name="T70_139" style:family="text"/>
    <style:style style:name="T70_140" style:family="text"/>
    <style:style style:name="T70_141" style:family="text"/>
    <style:style style:name="T70_142" style:family="text"/>
    <style:style style:name="T70_143" style:family="text"/>
    <style:style style:name="T70_144" style:family="text"/>
    <style:style style:name="T70_145" style:family="text"/>
    <style:style style:name="T70_146" style:family="text"/>
    <style:style style:name="T70_147" style:family="text"/>
    <style:style style:name="T70_148" style:family="text"/>
    <style:style style:name="T70_149" style:family="text"/>
    <style:style style:name="T70_150" style:family="text"/>
    <style:style style:name="T70_151" style:family="text"/>
    <style:style style:name="T70_152" style:family="text"/>
    <style:style style:name="T70_153" style:family="text"/>
    <style:style style:name="T70_154" style:family="text"/>
    <style:style style:name="T70_155" style:family="text"/>
    <style:style style:name="T70_156" style:family="text"/>
    <style:style style:name="T70_157" style:family="text"/>
    <style:style style:name="T70_158" style:family="text"/>
    <style:style style:name="T70_159" style:family="text"/>
    <style:style style:name="T70_160" style:family="text"/>
    <style:style style:name="T70_161" style:family="text"/>
    <style:style style:name="T70_162" style:family="text"/>
    <style:style style:name="T70_163" style:family="text"/>
    <style:style style:name="T70_164" style:family="text"/>
    <style:style style:name="T70_165" style:family="text"/>
    <style:style style:name="T70_166" style:family="text"/>
    <style:style style:name="T70_167" style:family="text"/>
    <style:style style:name="T70_168" style:family="text"/>
    <style:style style:name="T70_169" style:family="text"/>
    <style:style style:name="T70_170" style:family="text"/>
    <style:style style:name="T70_171" style:family="text"/>
    <style:style style:name="T70_172" style:family="text"/>
    <style:style style:name="T70_173" style:family="text"/>
    <style:style style:name="T70_174" style:family="text"/>
    <style:style style:name="T70_175" style:family="text"/>
    <style:style style:name="T70_176" style:family="text"/>
    <style:style style:name="T70_177" style:family="text"/>
    <style:style style:name="T70_178" style:family="text"/>
    <style:style style:name="T70_179" style:family="text"/>
    <style:style style:name="T70_180" style:family="text"/>
    <style:style style:name="T70_181" style:family="text"/>
    <style:style style:name="T70_182" style:family="text"/>
    <style:style style:name="T70_183" style:family="text"/>
    <style:style style:name="T70_184" style:family="text"/>
    <style:style style:name="T70_185" style:family="text"/>
    <style:style style:name="T70_186" style:family="text"/>
    <style:style style:name="T70_187" style:family="text"/>
    <style:style style:name="T70_188" style:family="text"/>
    <style:style style:name="T70_189" style:family="text"/>
    <style:style style:name="T70_190" style:family="text"/>
    <style:style style:name="T70_191" style:family="text"/>
    <style:style style:name="T70_192" style:family="text"/>
    <style:style style:name="T70_193" style:family="text"/>
    <style:style style:name="T70_194" style:family="text"/>
    <style:style style:name="T70_195" style:family="text"/>
    <style:style style:name="T70_196" style:family="text"/>
    <style:style style:name="T70_197" style:family="text"/>
    <style:style style:name="T70_198" style:family="text"/>
    <style:style style:name="T70_199" style:family="text"/>
    <style:style style:name="T70_200" style:family="text"/>
    <style:style style:name="T70_201" style:family="text"/>
    <style:style style:name="T70_202" style:family="text"/>
    <style:style style:name="T70_203" style:family="text"/>
    <style:style style:name="T70_204" style:family="text"/>
    <style:style style:name="T70_205" style:family="text"/>
    <style:style style:name="T70_206" style:family="text"/>
    <style:style style:name="T70_207" style:family="text"/>
    <style:style style:name="T70_208" style:family="text"/>
    <style:style style:name="T70_209" style:family="text"/>
    <style:style style:name="T70_210" style:family="text"/>
    <style:style style:name="T70_211" style:family="text"/>
    <style:style style:name="T70_212" style:family="text"/>
    <style:style style:name="T70_213" style:family="text"/>
    <style:style style:name="T70_214" style:family="text"/>
    <style:style style:name="T70_215" style:family="text"/>
    <style:style style:name="T70_216" style:family="text"/>
    <style:style style:name="T70_217" style:family="text"/>
    <style:style style:name="T70_218" style:family="text"/>
    <style:style style:name="T70_219" style:family="text"/>
    <style:style style:name="T70_220" style:family="text"/>
    <style:style style:name="T70_221" style:family="text"/>
    <style:style style:name="T70_222" style:family="text"/>
    <style:style style:name="T70_223" style:family="text"/>
    <style:style style:name="T70_224" style:family="text"/>
    <style:style style:name="T70_225" style:family="text"/>
    <style:style style:name="T70_226" style:family="text"/>
    <style:style style:name="T70_227" style:family="text"/>
    <style:style style:name="T70_228" style:family="text"/>
    <style:style style:name="T70_229" style:family="text"/>
    <style:style style:name="T70_230" style:family="text"/>
    <style:style style:name="T70_231" style:family="text"/>
    <style:style style:name="T70_232" style:family="text"/>
    <style:style style:name="T70_233" style:family="text"/>
    <style:style style:name="T70_234" style:family="text"/>
    <style:style style:name="T70_235" style:family="text"/>
    <style:style style:name="T70_236" style:family="text"/>
    <style:style style:name="T70_237" style:family="text"/>
    <style:style style:name="T70_238" style:family="text"/>
    <style:style style:name="T70_239" style:family="text"/>
    <style:style style:name="T70_240" style:family="text"/>
    <style:style style:name="T70_241" style:family="text"/>
    <style:style style:name="T70_242" style:family="text"/>
    <style:style style:name="T70_243" style:family="text"/>
    <style:style style:name="T70_244" style:family="text"/>
    <style:style style:name="T70_245" style:family="text"/>
    <style:style style:name="T70_246" style:family="text"/>
    <style:style style:name="T70_247" style:family="text"/>
    <style:style style:name="T70_248" style:family="text"/>
    <style:style style:name="T70_249" style:family="text"/>
    <style:style style:name="T70_250" style:family="text"/>
    <style:style style:name="T70_251" style:family="text"/>
    <style:style style:name="T70_252" style:family="text"/>
    <style:style style:name="T70_253" style:family="text"/>
    <style:style style:name="T70_254" style:family="text"/>
    <style:style style:name="T70_255" style:family="text"/>
    <style:style style:name="T70_256" style:family="text"/>
    <style:style style:name="T70_257" style:family="text"/>
    <style:style style:name="T70_258" style:family="text"/>
    <style:style style:name="T70_259" style:family="text"/>
    <style:style style:name="T70_260" style:family="text"/>
    <style:style style:name="T70_261" style:family="text"/>
    <style:style style:name="T70_262" style:family="text"/>
    <style:style style:name="T70_263" style:family="text"/>
    <style:style style:name="T70_264" style:family="text"/>
    <style:style style:name="T70_265" style:family="text"/>
    <style:style style:name="T70_266" style:family="text"/>
    <style:style style:name="T70_267" style:family="text"/>
    <style:style style:name="T70_268" style:family="text"/>
    <style:style style:name="T70_269" style:family="text"/>
    <style:style style:name="T70_270" style:family="text"/>
    <style:style style:name="T70_271" style:family="text"/>
    <style:style style:name="T70_272" style:family="text"/>
    <style:style style:name="T70_273" style:family="text"/>
    <style:style style:name="T70_274" style:family="text"/>
    <style:style style:name="T70_275" style:family="text"/>
    <style:style style:name="T70_276" style:family="text"/>
    <style:style style:name="T70_277" style:family="text"/>
    <style:style style:name="T70_278" style:family="text"/>
    <style:style style:name="T70_279" style:family="text"/>
    <style:style style:name="T70_280" style:family="text"/>
    <style:style style:name="T70_281" style:family="text"/>
    <style:style style:name="T70_282" style:family="text"/>
    <style:style style:name="T70_283" style:family="text"/>
    <style:style style:name="T70_284" style:family="text"/>
    <style:style style:name="T70_285" style:family="text"/>
    <style:style style:name="T70_286" style:family="text"/>
    <style:style style:name="T70_287" style:family="text"/>
    <style:style style:name="T70_288" style:family="text"/>
    <style:style style:name="T70_289" style:family="text"/>
    <style:style style:name="T70_290" style:family="text"/>
    <style:style style:name="T70_291" style:family="text"/>
    <style:style style:name="T70_292" style:family="text"/>
    <style:style style:name="T70_293" style:family="text"/>
    <style:style style:name="T70_294" style:family="text"/>
    <style:style style:name="T70_295" style:family="text"/>
    <style:style style:name="T70_296" style:family="text"/>
    <style:style style:name="T70_297" style:family="text"/>
    <style:style style:name="T70_298" style:family="text"/>
    <style:style style:name="T70_299" style:family="text"/>
    <style:style style:name="T70_300" style:family="text"/>
    <style:style style:name="T70_301" style:family="text"/>
    <style:style style:name="T70_302" style:family="text"/>
    <style:style style:name="T70_303" style:family="text"/>
    <style:style style:name="T70_304" style:family="text"/>
    <style:style style:name="T70_305" style:family="text"/>
    <style:style style:name="T70_306" style:family="text"/>
    <style:style style:name="T70_307" style:family="text"/>
    <style:style style:name="T70_308" style:family="text"/>
    <style:style style:name="T70_309" style:family="text"/>
    <style:style style:name="T70_310" style:family="text"/>
    <style:style style:name="T70_311" style:family="text"/>
    <style:style style:name="T70_312" style:family="text"/>
    <style:style style:name="T70_313" style:family="text"/>
    <style:style style:name="T70_314" style:family="text"/>
    <style:style style:name="T70_315" style:family="text"/>
    <style:style style:name="T70_316" style:family="text"/>
    <style:style style:name="T70_317" style:family="text"/>
    <style:style style:name="T70_318" style:family="text"/>
    <style:style style:name="T70_319" style:family="text"/>
    <style:style style:name="T70_320" style:family="text"/>
    <style:style style:name="T70_321" style:family="text"/>
    <style:style style:name="T70_322" style:family="text"/>
    <style:style style:name="T70_323" style:family="text"/>
    <style:style style:name="T70_324" style:family="text"/>
    <style:style style:name="T70_325" style:family="text"/>
    <style:style style:name="T70_326" style:family="text"/>
    <style:style style:name="T70_327" style:family="text"/>
    <style:style style:name="T70_328" style:family="text"/>
    <style:style style:name="T70_329" style:family="text"/>
    <style:style style:name="T70_330" style:family="text"/>
    <style:style style:name="T70_331" style:family="text"/>
    <style:style style:name="T70_332" style:family="text"/>
    <style:style style:name="T70_333" style:family="text"/>
    <style:style style:name="T70_334" style:family="text"/>
    <style:style style:name="T70_335" style:family="text"/>
    <style:style style:name="T70_336" style:family="text"/>
    <style:style style:name="T70_337" style:family="text"/>
    <style:style style:name="T70_338" style:family="text"/>
    <style:style style:name="T70_339" style:family="text"/>
    <style:style style:name="T70_340" style:family="text"/>
    <style:style style:name="T70_341" style:family="text"/>
    <style:style style:name="T70_342" style:family="text"/>
    <style:style style:name="T70_343" style:family="text"/>
    <style:style style:name="T70_344" style:family="text"/>
    <style:style style:name="T70_345" style:family="text"/>
    <style:style style:name="T70_346" style:family="text"/>
    <style:style style:name="T70_347" style:family="text"/>
    <style:style style:name="T70_348" style:family="text"/>
    <style:style style:name="T70_349" style:family="text"/>
    <style:style style:name="T70_350" style:family="text"/>
    <style:style style:name="T70_351" style:family="text"/>
    <style:style style:name="T70_352" style:family="text"/>
    <style:style style:name="T70_353" style:family="text"/>
    <style:style style:name="T70_354" style:family="text"/>
    <style:style style:name="T70_355" style:family="text"/>
    <style:style style:name="T70_356" style:family="text"/>
    <style:style style:name="T70_357" style:family="text"/>
    <style:style style:name="T70_358" style:family="text"/>
    <style:style style:name="T70_359" style:family="text"/>
    <style:style style:name="T70_360" style:family="text"/>
    <style:style style:name="T70_361" style:family="text"/>
    <style:style style:name="T70_362" style:family="text"/>
    <style:style style:name="T70_363" style:family="text"/>
    <style:style style:name="T70_364" style:family="text"/>
    <style:style style:name="T70_365" style:family="text"/>
    <style:style style:name="T70_366" style:family="text"/>
    <style:style style:name="T70_367" style:family="text"/>
    <style:style style:name="T70_368" style:family="text"/>
    <style:style style:name="T70_369" style:family="text"/>
    <style:style style:name="T70_370" style:family="text"/>
    <style:style style:name="T70_371" style:family="text"/>
    <style:style style:name="T70_372" style:family="text"/>
    <style:style style:name="T70_373" style:family="text"/>
    <style:style style:name="T70_374" style:family="text"/>
    <style:style style:name="T70_375" style:family="text"/>
    <style:style style:name="T70_376" style:family="text"/>
    <style:style style:name="T70_377" style:family="text"/>
    <style:style style:name="T70_378" style:family="text"/>
    <style:style style:name="T70_379" style:family="text"/>
    <style:style style:name="T70_380" style:family="text"/>
    <style:style style:name="T70_381" style:family="text"/>
    <style:style style:name="T70_382" style:family="text"/>
    <style:style style:name="T70_383" style:family="text"/>
    <style:style style:name="T70_384" style:family="text"/>
    <style:style style:name="T70_385" style:family="text"/>
    <style:style style:name="T70_386" style:family="text"/>
    <style:style style:name="T70_387" style:family="text"/>
    <style:style style:name="T70_388" style:family="text"/>
    <style:style style:name="T70_389" style:family="text"/>
    <style:style style:name="T70_390" style:family="text"/>
    <style:style style:name="T70_391" style:family="text"/>
    <style:style style:name="T70_392" style:family="text"/>
    <style:style style:name="T70_393" style:family="text"/>
    <style:style style:name="T70_394" style:family="text"/>
    <style:style style:name="T70_395" style:family="text"/>
    <style:style style:name="T70_396" style:family="text"/>
    <style:style style:name="T70_397" style:family="text"/>
    <style:style style:name="T70_398" style:family="text"/>
    <style:style style:name="T70_399" style:family="text"/>
    <style:style style:name="T70_400" style:family="text"/>
    <style:style style:name="T70_401" style:family="text"/>
    <style:style style:name="T70_402" style:family="text"/>
    <style:style style:name="T70_403" style:family="text"/>
    <style:style style:name="T70_404" style:family="text"/>
    <style:style style:name="T70_405" style:family="text"/>
    <style:style style:name="T70_406" style:family="text"/>
    <style:style style:name="T70_407" style:family="text"/>
    <style:style style:name="T70_408" style:family="text"/>
    <style:style style:name="T70_409" style:family="text"/>
    <style:style style:name="T70_410" style:family="text"/>
    <style:style style:name="T70_411" style:family="text"/>
    <style:style style:name="T70_412" style:family="text"/>
    <style:style style:name="T70_413" style:family="text"/>
    <style:style style:name="T70_414" style:family="text"/>
    <style:style style:name="T70_415" style:family="text"/>
    <style:style style:name="T70_416" style:family="text"/>
    <style:style style:name="T70_417" style:family="text"/>
    <style:style style:name="T70_418" style:family="text"/>
    <style:style style:name="T70_419" style:family="text"/>
    <style:style style:name="T70_420" style:family="text"/>
    <style:style style:name="T70_421" style:family="text"/>
    <style:style style:name="T70_422" style:family="text"/>
    <style:style style:name="T70_423" style:family="text"/>
    <style:style style:name="T70_424" style:family="text"/>
    <style:style style:name="T70_425" style:family="text"/>
    <style:style style:name="T70_426" style:family="text"/>
    <style:style style:name="T70_427" style:family="text"/>
    <style:style style:name="T70_428" style:family="text"/>
    <style:style style:name="T70_429" style:family="text"/>
    <style:style style:name="T70_430" style:family="text"/>
    <style:style style:name="T70_431" style:family="text"/>
    <style:style style:name="T70_432" style:family="text"/>
    <style:style style:name="T70_433" style:family="text"/>
    <style:style style:name="T70_434" style:family="text"/>
    <style:style style:name="T70_435" style:family="text"/>
    <style:style style:name="T70_436" style:family="text"/>
    <style:style style:name="T70_437" style:family="text"/>
    <style:style style:name="T70_438" style:family="text"/>
    <style:style style:name="T70_439" style:family="text"/>
    <style:style style:name="T70_440" style:family="text"/>
    <style:style style:name="T70_441" style:family="text"/>
    <style:style style:name="T70_442" style:family="text"/>
    <style:style style:name="T70_443" style:family="text"/>
    <style:style style:name="T70_444" style:family="text"/>
    <style:style style:name="T70_445" style:family="text"/>
    <style:style style:name="T70_446" style:family="text"/>
    <style:style style:name="T70_447" style:family="text"/>
    <style:style style:name="T70_448" style:family="text"/>
    <style:style style:name="T70_449" style:family="text"/>
    <style:style style:name="T70_450" style:family="text"/>
    <style:style style:name="T70_451" style:family="text"/>
    <style:style style:name="T70_452" style:family="text"/>
    <style:style style:name="T70_453" style:family="text"/>
    <style:style style:name="T70_454" style:family="text"/>
    <style:style style:name="T70_455" style:family="text"/>
    <style:style style:name="T70_456" style:family="text"/>
    <style:style style:name="T70_457" style:family="text"/>
    <style:style style:name="T70_458" style:family="text"/>
    <style:style style:name="T70_459" style:family="text"/>
    <style:style style:name="T70_460" style:family="text"/>
    <style:style style:name="T70_461" style:family="text"/>
    <style:style style:name="T70_462" style:family="text"/>
    <style:style style:name="T70_463" style:family="text"/>
    <style:style style:name="T70_464" style:family="text"/>
    <style:style style:name="T70_465" style:family="text"/>
    <style:style style:name="T70_466" style:family="text"/>
    <style:style style:name="T70_467" style:family="text"/>
    <style:style style:name="T70_468" style:family="text"/>
    <style:style style:name="T70_469" style:family="text"/>
    <style:style style:name="T70_470" style:family="text"/>
    <style:style style:name="T70_471" style:family="text"/>
    <style:style style:name="T70_472" style:family="text"/>
    <style:style style:name="T70_473" style:family="text"/>
    <style:style style:name="T70_474" style:family="text"/>
    <style:style style:name="T70_475" style:family="text"/>
    <style:style style:name="T70_476" style:family="text"/>
    <style:style style:name="T70_477" style:family="text"/>
    <style:style style:name="T70_478" style:family="text"/>
    <style:style style:name="T70_479" style:family="text"/>
    <style:style style:name="T70_480" style:family="text"/>
    <style:style style:name="T70_481" style:family="text"/>
    <style:style style:name="T70_482" style:family="text"/>
    <style:style style:name="T70_483" style:family="text"/>
    <style:style style:name="T70_484" style:family="text"/>
    <style:style style:name="T70_485" style:family="text"/>
    <style:style style:name="T70_486" style:family="text"/>
    <style:style style:name="T70_487" style:family="text"/>
    <style:style style:name="T70_488" style:family="text"/>
    <style:style style:name="T70_489" style:family="text"/>
    <style:style style:name="T70_490" style:family="text"/>
    <style:style style:name="T70_491" style:family="text"/>
    <style:style style:name="T70_492" style:family="text"/>
    <style:style style:name="T70_493" style:family="text"/>
    <style:style style:name="T70_494" style:family="text"/>
    <style:style style:name="T70_495" style:family="text"/>
    <style:style style:name="T70_496" style:family="text"/>
    <style:style style:name="T70_497" style:family="text"/>
    <style:style style:name="T70_498" style:family="text"/>
    <style:style style:name="T70_499" style:family="text"/>
    <style:style style:name="T70_500" style:family="text"/>
    <style:style style:name="T70_501" style:family="text"/>
    <style:style style:name="T70_502" style:family="text"/>
    <style:style style:name="T70_503" style:family="text"/>
    <style:style style:name="T70_504" style:family="text"/>
    <style:style style:name="T70_505" style:family="text"/>
    <style:style style:name="T70_506" style:family="text"/>
    <style:style style:name="T70_507" style:family="text"/>
    <style:style style:name="T70_508" style:family="text"/>
    <style:style style:name="T70_509" style:family="text"/>
    <style:style style:name="T70_510" style:family="text"/>
    <style:style style:name="T70_511" style:family="text"/>
    <style:style style:name="T70_512" style:family="text"/>
    <style:style style:name="P71" style:family="paragraph" style:parent-style-name="Standard">
      <style:paragraph-properties fo:text-align="left" fo:break-before="auto" fo:text-indent="1.27cm" fo:line-height="150%" fo:margin-top="0cm" fo:margin-left="0cm" fo:margin-right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T71_73" style:family="text"/>
    <style:style style:name="T71_74" style:family="text"/>
    <style:style style:name="T71_75" style:family="text"/>
    <style:style style:name="T71_76" style:family="text"/>
    <style:style style:name="T71_77" style:family="text"/>
    <style:style style:name="T71_78" style:family="text"/>
    <style:style style:name="T71_79" style:family="text"/>
    <style:style style:name="T71_80" style:family="text"/>
    <style:style style:name="T71_81" style:family="text"/>
    <style:style style:name="T71_82" style:family="text"/>
    <style:style style:name="T71_83" style:family="text"/>
    <style:style style:name="T71_84" style:family="text"/>
    <style:style style:name="T71_85" style:family="text"/>
    <style:style style:name="T71_86" style:family="text"/>
    <style:style style:name="T71_87" style:family="text"/>
    <style:style style:name="T71_88" style:family="text"/>
    <style:style style:name="T71_89" style:family="text"/>
    <style:style style:name="T71_90" style:family="text"/>
    <style:style style:name="T71_91" style:family="text"/>
    <style:style style:name="T71_92" style:family="text"/>
    <style:style style:name="T71_93" style:family="text"/>
    <style:style style:name="T71_94" style:family="text"/>
    <style:style style:name="T71_95" style:family="text"/>
    <style:style style:name="T71_96" style:family="text"/>
    <style:style style:name="T71_97" style:family="text"/>
    <style:style style:name="T71_98" style:family="text"/>
    <style:style style:name="T71_99" style:family="text"/>
    <style:style style:name="T71_100" style:family="text"/>
    <style:style style:name="T71_101" style:family="text"/>
    <style:style style:name="T71_102" style:family="text"/>
    <style:style style:name="T71_103" style:family="text"/>
    <style:style style:name="T71_104" style:family="text"/>
    <style:style style:name="T71_105" style:family="text"/>
    <style:style style:name="T71_106" style:family="text"/>
    <style:style style:name="T71_107" style:family="text"/>
    <style:style style:name="T71_108" style:family="text"/>
    <style:style style:name="T71_109" style:family="text"/>
    <style:style style:name="T71_110" style:family="text"/>
    <style:style style:name="T71_111" style:family="text"/>
    <style:style style:name="T71_112" style:family="text"/>
    <style:style style:name="T71_113" style:family="text"/>
    <style:style style:name="T71_114" style:family="text"/>
    <style:style style:name="T71_115" style:family="text"/>
    <style:style style:name="T71_116" style:family="text"/>
    <style:style style:name="T71_117" style:family="text"/>
    <style:style style:name="T71_118" style:family="text"/>
    <style:style style:name="P72" style:family="paragraph" style:parent-style-name="Standard">
      <style:paragraph-properties fo:text-align="left" fo:break-before="auto" fo:text-indent="1.27cm" fo:line-height="150%" fo:margin-top="0cm" fo:margin-bottom="0cm" fo:margin-left="0cm" fo:margin-right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T72_84" style:family="text"/>
    <style:style style:name="T72_85" style:family="text"/>
    <style:style style:name="T72_86" style:family="text"/>
    <style:style style:name="T72_87" style:family="text"/>
    <style:style style:name="T72_88" style:family="text"/>
    <style:style style:name="T72_89" style:family="text"/>
    <style:style style:name="T72_90" style:family="text"/>
    <style:style style:name="T72_91" style:family="text"/>
    <style:style style:name="T72_92" style:family="text"/>
    <style:style style:name="T72_93" style:family="text"/>
    <style:style style:name="T72_94" style:family="text"/>
    <style:style style:name="T72_95" style:family="text"/>
    <style:style style:name="T72_96" style:family="text"/>
    <style:style style:name="T72_97" style:family="text"/>
    <style:style style:name="T72_98" style:family="text"/>
    <style:style style:name="T72_99" style:family="text"/>
    <style:style style:name="T72_100" style:family="text"/>
    <style:style style:name="T72_101" style:family="text"/>
    <style:style style:name="T72_102" style:family="text"/>
    <style:style style:name="T72_103" style:family="text"/>
    <style:style style:name="T72_104" style:family="text"/>
  </office:automatic-styles>
  <office:body>
    <office:text>
      <text:p text:style-name="P1"><text:span text:style-name="T1_1">CSIS</text:span><text:span text:style-name="T1_2"><text:s/>440</text:span></text:p>
      <text:p text:style-name="P2"><text:span text:style-name="T2_1">Final</text:span><text:span text:style-name="T2_2"><text:s/></text:span><text:span text:style-name="T2_3">Project</text:span></text:p>
      <text:p text:style-name="P3"><text:span text:style-name="T3_1">4/7/12</text:span></text:p>
      <text:p text:style-name="P4"/>
      <text:p text:style-name="P5"><text:span text:style-name="T5_1">Charles</text:span><text:span text:style-name="T5_2"><text:s/></text:span><text:span text:style-name="T5_3">Belanger</text:span></text:p>
      <text:p text:style-name="P6"><text:span text:style-name="T6_1">Sam</text:span><text:span text:style-name="T6_2"><text:s/></text:span><text:span text:style-name="T6_3">Sussman</text:span></text:p>
      <text:p text:style-name="P7"><text:span text:style-name="T7_1">Dustin</text:span><text:span text:style-name="T7_2"><text:s/></text:span><text:span text:style-name="T7_3">Ernst</text:span></text:p>
      <text:h text:style-name="P8" text:outline-level="10"><text:bookmark-start text:name="h.rnin7jtvpv7i"/><text:bookmark-end text:name="h.rnin7jtvpv7i"/><text:span text:style-name="T8_1">Terminal</text:span><text:span text:style-name="T8_2"><text:s/></text:span><text:span text:style-name="T8_3">Client</text:span><text:span text:style-name="T8_4"><text:s/></text:span><text:span text:style-name="T8_5">and</text:span><text:span text:style-name="T8_6"><text:s/></text:span><text:span text:style-name="T8_7">Server</text:span><text:span text:style-name="T8_8"><text:s/></text:span><text:span text:style-name="T8_9">Using</text:span><text:span text:style-name="T8_10"><text:s/></text:span><text:span text:style-name="T8_11">SSH</text:span></text:h>
      <text:p text:style-name="P9"/>
      <text:p text:style-name="P10"><text:span text:style-name="T10_1"><text:tab/></text:span><text:span text:style-name="T10_2">For</text:span><text:span text:style-name="T10_3"><text:s/></text:span><text:span text:style-name="T10_4">our</text:span><text:span text:style-name="T10_5"><text:s/></text:span><text:span text:style-name="T10_6">project</text:span><text:span text:style-name="T10_7">,<text:s/></text:span><text:span text:style-name="T10_8">we</text:span><text:span text:style-name="T10_9"><text:s/></text:span><text:span text:style-name="T10_10">elected</text:span><text:span text:style-name="T10_11"><text:s/></text:span><text:span text:style-name="T10_12">to</text:span><text:span text:style-name="T10_13"><text:s/></text:span><text:span text:style-name="T10_14">utilize</text:span><text:span text:style-name="T10_15"><text:s/></text:span><text:span text:style-name="T10_16">the</text:span><text:span text:style-name="T10_17"><text:s/></text:span><text:span text:style-name="T10_18">SSH</text:span><text:span text:style-name="T10_19"><text:s/></text:span><text:span text:style-name="T10_20">protocol</text:span><text:span text:style-name="T10_21"><text:s/></text:span><text:span text:style-name="T10_22">to</text:span><text:span text:style-name="T10_23"><text:s/></text:span><text:span text:style-name="T10_24">create</text:span><text:span text:style-name="T10_25"><text:s/></text:span><text:span text:style-name="T10_26">both</text:span><text:span text:style-name="T10_27"><text:s/></text:span><text:span text:style-name="T10_28">an</text:span><text:span text:style-name="T10_29"><text:s/></text:span><text:span text:style-name="T10_30">SSH</text:span><text:span text:style-name="T10_31"><text:s/></text:span><text:span text:style-name="T10_32">client</text:span><text:span text:style-name="T10_33"><text:s/></text:span><text:span text:style-name="T10_34">and</text:span><text:span text:style-name="T10_35"><text:s/></text:span><text:span text:style-name="T10_36">an</text:span><text:span text:style-name="T10_37"><text:s/></text:span><text:span text:style-name="T10_38">SSH</text:span><text:span text:style-name="T10_39"><text:s/></text:span><text:span text:style-name="T10_40">server</text:span><text:span text:style-name="T10_41">.<text:s/></text:span><text:span text:style-name="T10_42">The</text:span><text:span text:style-name="T10_43"><text:s/></text:span><text:span text:style-name="T10_44">inspiration</text:span><text:span text:style-name="T10_45"><text:s/></text:span><text:span text:style-name="T10_46">was</text:span><text:span text:style-name="T10_47"><text:s/></text:span><text:span text:style-name="T10_48">of</text:span><text:span text:style-name="T10_49"><text:s/></text:span><text:span text:style-name="T10_50">course</text:span><text:span text:style-name="T10_51"><text:s/></text:span><text:span text:style-name="T10_52">the</text:span><text:span text:style-name="T10_53"><text:s/></text:span><text:span text:style-name="T10_54">chapter</text:span><text:span text:style-name="T10_55"><text:s/></text:span><text:span text:style-name="T10_56">in</text:span><text:span text:style-name="T10_57"><text:s/></text:span><text:span text:style-name="T10_58">the</text:span><text:span text:style-name="T10_59"><text:s/></text:span><text:span text:style-name="T10_60">text</text:span><text:span text:style-name="T10_61"><text:s/></text:span><text:span text:style-name="T10_62">for</text:span><text:span text:style-name="T10_63"><text:s/></text:span><text:span text:style-name="T10_64">the</text:span><text:span text:style-name="T10_65"><text:s/></text:span><text:span text:style-name="T10_66">course</text:span><text:span text:style-name="T10_67"><text:s/></text:span><text:span text:style-name="T10_68">which</text:span><text:span text:style-name="T10_69"><text:s/></text:span><text:span text:style-name="T10_70">briefly</text:span><text:span text:style-name="T10_71"><text:s/></text:span><text:span text:style-name="T10_72">discusses</text:span><text:span text:style-name="T10_73"><text:s/></text:span><text:span text:style-name="T10_74">using</text:span><text:span text:style-name="T10_75"><text:s/></text:span><text:span text:style-name="T10_76">Paramiko</text:span><text:span text:style-name="T10_77">,<text:s/></text:span><text:span text:style-name="T10_78">a</text:span><text:span text:style-name="T10_79"><text:s/></text:span><text:span text:style-name="T10_80">free</text:span><text:span text:style-name="T10_81"><text:s/></text:span><text:span text:style-name="T10_82">and</text:span><text:span text:style-name="T10_83"><text:s/></text:span><text:span text:style-name="T10_84">open</text:span><text:span text:style-name="T10_85"><text:s/></text:span><text:span text:style-name="T10_86">source</text:span><text:span text:style-name="T10_87"><text:s/></text:span><text:span text:style-name="T10_88">Python</text:span><text:span text:style-name="T10_89"><text:s/></text:span><text:span text:style-name="T10_90">library</text:span><text:span text:style-name="T10_91"><text:s/></text:span><text:span text:style-name="T10_92">designed</text:span><text:span text:style-name="T10_93"><text:s/></text:span><text:span text:style-name="T10_94">to</text:span><text:span text:style-name="T10_95"><text:s/></text:span><text:span text:style-name="T10_96">simplify</text:span><text:span text:style-name="T10_97"><text:s/></text:span><text:span text:style-name="T10_98">a</text:span><text:span text:style-name="T10_99"><text:s/></text:span><text:span text:style-name="T10_100">programmer</text:span><text:span text:style-name="T10_101">’</text:span><text:span text:style-name="T10_102">s</text:span><text:span text:style-name="T10_103"><text:s/></text:span><text:span text:style-name="T10_104">interactions</text:span><text:span text:style-name="T10_105"><text:s/></text:span><text:span text:style-name="T10_106">with</text:span><text:span text:style-name="T10_107"><text:s/></text:span><text:span text:style-name="T10_108">the</text:span><text:span text:style-name="T10_109"><text:s/></text:span><text:span text:style-name="T10_110">SSH</text:span><text:span text:style-name="T10_111"><text:s/></text:span><text:span text:style-name="T10_112">protocol</text:span><text:span text:style-name="T10_113">,<text:s/></text:span><text:span text:style-name="T10_114">to</text:span><text:span text:style-name="T10_115"><text:s/></text:span><text:span text:style-name="T10_116">create</text:span><text:span text:style-name="T10_117"><text:s/></text:span><text:span text:style-name="T10_118">a</text:span><text:span text:style-name="T10_119"><text:s/></text:span><text:span text:style-name="T10_120">very</text:span><text:span text:style-name="T10_121"><text:s/></text:span><text:span text:style-name="T10_122">basic</text:span><text:span text:style-name="T10_123"><text:s/></text:span><text:span text:style-name="T10_124">client</text:span><text:span text:style-name="T10_125"><text:s/></text:span><text:span text:style-name="T10_126">script</text:span><text:span text:style-name="T10_127"><text:s/></text:span><text:span text:style-name="T10_128">which</text:span><text:span text:style-name="T10_129"><text:s/></text:span><text:span text:style-name="T10_130">attempts</text:span><text:span text:style-name="T10_131"><text:s/></text:span><text:span text:style-name="T10_132">to</text:span><text:span text:style-name="T10_133"><text:s/></text:span><text:span text:style-name="T10_134">authenticate</text:span><text:span text:style-name="T10_135"><text:s/></text:span><text:span text:style-name="T10_136">and</text:span><text:span text:style-name="T10_137"><text:s/></text:span><text:span text:style-name="T10_138">execute</text:span><text:span text:style-name="T10_139"><text:s/></text:span><text:span text:style-name="T10_140">one</text:span><text:span text:style-name="T10_141"><text:s/></text:span><text:span text:style-name="T10_142">command</text:span><text:span text:style-name="T10_143"><text:s/></text:span><text:span text:style-name="T10_144">on</text:span><text:span text:style-name="T10_145"><text:s/></text:span><text:span text:style-name="T10_146">a</text:span><text:span text:style-name="T10_147"><text:s/></text:span><text:span text:style-name="T10_148">remote</text:span><text:span text:style-name="T10_149"><text:s/></text:span><text:span text:style-name="T10_150">machine</text:span><text:span text:style-name="T10_151">.<text:s/></text:span><text:span text:style-name="T10_152">Hopefully</text:span><text:span text:style-name="T10_153"><text:s/></text:span><text:span text:style-name="T10_154">it</text:span><text:span text:style-name="T10_155"><text:s/></text:span><text:span text:style-name="T10_156">is</text:span><text:span text:style-name="T10_157"><text:s/></text:span><text:span text:style-name="T10_158">somewhat</text:span><text:span text:style-name="T10_159"><text:s/></text:span><text:span text:style-name="T10_160">obvious</text:span><text:span text:style-name="T10_161"><text:s/></text:span><text:span text:style-name="T10_162">to</text:span><text:span text:style-name="T10_163"><text:s/></text:span><text:span text:style-name="T10_164">anyone</text:span><text:span text:style-name="T10_165"><text:s/></text:span><text:span text:style-name="T10_166">that</text:span><text:span text:style-name="T10_167"><text:s/></text:span><text:span text:style-name="T10_168">has</text:span><text:span text:style-name="T10_169"><text:s/></text:span><text:span text:style-name="T10_170">used</text:span><text:span text:style-name="T10_171"><text:s/></text:span><text:span text:style-name="T10_172">SSH</text:span><text:span text:style-name="T10_173"><text:s/></text:span><text:span text:style-name="T10_174">in</text:span><text:span text:style-name="T10_175"><text:s/></text:span><text:span text:style-name="T10_176">general</text:span><text:span text:style-name="T10_177"><text:s/></text:span><text:span text:style-name="T10_178">for</text:span><text:span text:style-name="T10_179"><text:s/></text:span><text:span text:style-name="T10_180">any</text:span><text:span text:style-name="T10_181"><text:s/></text:span><text:span text:style-name="T10_182">length</text:span><text:span text:style-name="T10_183"><text:s/></text:span><text:span text:style-name="T10_184">of</text:span><text:span text:style-name="T10_185"><text:s/></text:span><text:span text:style-name="T10_186">time</text:span><text:span text:style-name="T10_187"><text:s/></text:span><text:span text:style-name="T10_188">that</text:span><text:span text:style-name="T10_189"><text:s/></text:span><text:span text:style-name="T10_190">there</text:span><text:span text:style-name="T10_191"><text:s/></text:span><text:span text:style-name="T10_192">are</text:span><text:span text:style-name="T10_193"><text:s/></text:span><text:span text:style-name="T10_194">other</text:span><text:span text:style-name="T10_195"><text:s/></text:span><text:span text:style-name="T10_196">uses</text:span><text:span text:style-name="T10_197"><text:s/></text:span><text:span text:style-name="T10_198">for</text:span><text:span text:style-name="T10_199"><text:s/></text:span><text:span text:style-name="T10_200">the</text:span><text:span text:style-name="T10_201"><text:s/></text:span><text:span text:style-name="T10_202">protocol</text:span><text:span text:style-name="T10_203"><text:s/></text:span><text:span text:style-name="T10_204">than</text:span><text:span text:style-name="T10_205"><text:s/></text:span><text:span text:style-name="T10_206">that</text:span><text:span text:style-name="T10_207">.<text:s/></text:span><text:span text:style-name="T10_208">We</text:span><text:span text:style-name="T10_209"><text:s/></text:span><text:span text:style-name="T10_210">felt</text:span><text:span text:style-name="T10_211"><text:s/></text:span><text:span text:style-name="T10_212">that</text:span><text:span text:style-name="T10_213"><text:s/></text:span><text:span text:style-name="T10_214">exploring</text:span><text:span text:style-name="T10_215"><text:s/></text:span><text:span text:style-name="T10_216">some</text:span><text:span text:style-name="T10_217"><text:s/></text:span><text:span text:style-name="T10_218">of</text:span><text:span text:style-name="T10_219"><text:s/></text:span><text:span text:style-name="T10_220">those</text:span><text:span text:style-name="T10_221"><text:s/></text:span><text:span text:style-name="T10_222">possible</text:span><text:span text:style-name="T10_223"><text:s/></text:span><text:span text:style-name="T10_224">uses</text:span><text:span text:style-name="T10_225"><text:s/></text:span><text:span text:style-name="T10_226">for</text:span><text:span text:style-name="T10_227"><text:s/></text:span><text:span text:style-name="T10_228">SSH</text:span><text:span text:style-name="T10_229"><text:s/></text:span><text:span text:style-name="T10_230">in</text:span><text:span text:style-name="T10_231"><text:s/></text:span><text:span text:style-name="T10_232">Python</text:span><text:span text:style-name="T10_233"><text:s/></text:span><text:span text:style-name="T10_234">might</text:span><text:span text:style-name="T10_235"><text:s/></text:span><text:span text:style-name="T10_236">be</text:span><text:span text:style-name="T10_237"><text:s/></text:span><text:span text:style-name="T10_238">kind</text:span><text:span text:style-name="T10_239"><text:s/></text:span><text:span text:style-name="T10_240">of</text:span><text:span text:style-name="T10_241"><text:s/></text:span><text:span text:style-name="T10_242">fun</text:span><text:span text:style-name="T10_243">,<text:s/></text:span><text:span text:style-name="T10_244">so</text:span><text:span text:style-name="T10_245"><text:s/></text:span><text:span text:style-name="T10_246">with</text:span><text:span text:style-name="T10_247"><text:s/></text:span><text:span text:style-name="T10_248">that</text:span><text:span text:style-name="T10_249"><text:s/></text:span><text:span text:style-name="T10_250">in</text:span><text:span text:style-name="T10_251"><text:s/></text:span><text:span text:style-name="T10_252">mind</text:span><text:span text:style-name="T10_253">,<text:s/></text:span><text:span text:style-name="T10_254">we</text:span><text:span text:style-name="T10_255"><text:s/></text:span><text:span text:style-name="T10_256">came</text:span><text:span text:style-name="T10_257"><text:s/></text:span><text:span text:style-name="T10_258">up</text:span><text:span text:style-name="T10_259"><text:s/></text:span><text:span text:style-name="T10_260">with</text:span><text:span text:style-name="T10_261"><text:s/></text:span><text:span text:style-name="T10_262">a</text:span><text:span text:style-name="T10_263"><text:s/></text:span><text:span text:style-name="T10_264">project</text:span><text:span text:style-name="T10_265">.</text:span></text:p>
      <text:p text:style-name="P11"><text:span text:style-name="T11_1"><text:tab/></text:span><text:span text:style-name="T11_2">Being</text:span><text:span text:style-name="T11_3"><text:s/></text:span><text:span text:style-name="T11_4">a</text:span><text:span text:style-name="T11_5"><text:s/></text:span><text:span text:style-name="T11_6">network</text:span><text:span text:style-name="T11_7"><text:s/></text:span><text:span text:style-name="T11_8">protocol</text:span><text:span text:style-name="T11_9">,<text:s/></text:span><text:span text:style-name="T11_10">the</text:span><text:span text:style-name="T11_11"><text:s/></text:span><text:span text:style-name="T11_12">basic</text:span><text:span text:style-name="T11_13"><text:s/></text:span><text:span text:style-name="T11_14">idea</text:span><text:span text:style-name="T11_15"><text:s/></text:span><text:span text:style-name="T11_16">of</text:span><text:span text:style-name="T11_17"><text:s/></text:span><text:span text:style-name="T11_18">SSH</text:span><text:span text:style-name="T11_19"><text:s/></text:span><text:span text:style-name="T11_20">is</text:span><text:span text:style-name="T11_21"><text:s/></text:span><text:span text:style-name="T11_22">to</text:span><text:span text:style-name="T11_23"><text:s/></text:span><text:span text:style-name="T11_24">connect</text:span><text:span text:style-name="T11_25"><text:s/></text:span><text:span text:style-name="T11_26">two</text:span><text:span text:style-name="T11_27"><text:s/></text:span><text:span text:style-name="T11_28">endpoints</text:span><text:span text:style-name="T11_29"><text:s/></text:span><text:span text:style-name="T11_30">together</text:span><text:span text:style-name="T11_31">.<text:s/></text:span><text:span text:style-name="T11_32">The</text:span><text:span text:style-name="T11_33"><text:s/></text:span><text:span text:style-name="T11_34">classic</text:span><text:span text:style-name="T11_35"><text:s/></text:span><text:span text:style-name="T11_36">and</text:span><text:span text:style-name="T11_37"><text:s/></text:span><text:span text:style-name="T11_38">most</text:span><text:span text:style-name="T11_39"><text:s/></text:span><text:span text:style-name="T11_40">persistent</text:span><text:span text:style-name="T11_41"><text:s/></text:span><text:span text:style-name="T11_42">example</text:span><text:span text:style-name="T11_43"><text:s/></text:span><text:span text:style-name="T11_44">of</text:span><text:span text:style-name="T11_45"><text:s/></text:span><text:span text:style-name="T11_46">this</text:span><text:span text:style-name="T11_47"><text:s/></text:span><text:span text:style-name="T11_48">is</text:span><text:span text:style-name="T11_49"><text:s/></text:span><text:span text:style-name="T11_50">that</text:span><text:span text:style-name="T11_51"><text:s/></text:span><text:span text:style-name="T11_52">of</text:span><text:span text:style-name="T11_53"><text:s/></text:span><text:span text:style-name="T11_54">a</text:span><text:span text:style-name="T11_55"><text:s/></text:span><text:span text:style-name="T11_56">server</text:span><text:span text:style-name="T11_57"><text:s/></text:span><text:span text:style-name="T11_58">and</text:span><text:span text:style-name="T11_59"><text:s/></text:span><text:span text:style-name="T11_60">a</text:span><text:span text:style-name="T11_61"><text:s/></text:span><text:span text:style-name="T11_62">client</text:span><text:span text:style-name="T11_63"><text:s/></text:span><text:span text:style-name="T11_64">which</text:span><text:span text:style-name="T11_65"><text:s/></text:span><text:span text:style-name="T11_66">connects</text:span><text:span text:style-name="T11_67"><text:s/></text:span><text:span text:style-name="T11_68">to</text:span><text:span text:style-name="T11_69"><text:s/></text:span><text:span text:style-name="T11_70">that</text:span><text:span text:style-name="T11_71"><text:s/></text:span><text:span text:style-name="T11_72">server</text:span><text:span text:style-name="T11_73">.<text:s/></text:span><text:span text:style-name="T11_74">Feeling</text:span><text:span text:style-name="T11_75"><text:s/></text:span><text:span text:style-name="T11_76">that</text:span><text:span text:style-name="T11_77"><text:s/></text:span><text:span text:style-name="T11_78">would</text:span><text:span text:style-name="T11_79"><text:s/></text:span><text:span text:style-name="T11_80">be</text:span><text:span text:style-name="T11_81"><text:s/></text:span><text:span text:style-name="T11_82">a</text:span><text:span text:style-name="T11_83"><text:s/></text:span><text:span text:style-name="T11_84">fine</text:span><text:span text:style-name="T11_85"><text:s/></text:span><text:span text:style-name="T11_86">foundation</text:span><text:span text:style-name="T11_87"><text:s/></text:span><text:span text:style-name="T11_88">to</text:span><text:span text:style-name="T11_89"><text:s/></text:span><text:span text:style-name="T11_90">build</text:span><text:span text:style-name="T11_91"><text:s/></text:span><text:span text:style-name="T11_92">more</text:span><text:span text:style-name="T11_93"><text:s/></text:span><text:span text:style-name="T11_94">interesting</text:span><text:span text:style-name="T11_95"><text:s/></text:span><text:span text:style-name="T11_96">things</text:span><text:span text:style-name="T11_97"><text:s/></text:span><text:span text:style-name="T11_98">off</text:span><text:span text:style-name="T11_99"><text:s/></text:span><text:span text:style-name="T11_100">of</text:span><text:span text:style-name="T11_101">,<text:s/></text:span><text:span text:style-name="T11_102">we</text:span><text:span text:style-name="T11_103"><text:s/></text:span><text:span text:style-name="T11_104">set</text:span><text:span text:style-name="T11_105"><text:s/></text:span><text:span text:style-name="T11_106">out</text:span><text:span text:style-name="T11_107"><text:s/></text:span><text:span text:style-name="T11_108">to</text:span><text:span text:style-name="T11_109"><text:s/></text:span><text:span text:style-name="T11_110">implement</text:span><text:span text:style-name="T11_111"><text:s/></text:span><text:span text:style-name="T11_112">both</text:span><text:span text:style-name="T11_113"><text:s/></text:span><text:span text:style-name="T11_114">an</text:span><text:span text:style-name="T11_115"><text:s/></text:span><text:span text:style-name="T11_116">SSH</text:span><text:span text:style-name="T11_117"><text:s/></text:span><text:span text:style-name="T11_118">client</text:span><text:span text:style-name="T11_119"><text:s/></text:span><text:span text:style-name="T11_120">and</text:span><text:span text:style-name="T11_121"><text:s/></text:span><text:span text:style-name="T11_122">an</text:span><text:span text:style-name="T11_123"><text:s/></text:span><text:span text:style-name="T11_124">SSH</text:span><text:span text:style-name="T11_125"><text:s/></text:span><text:span text:style-name="T11_126">server</text:span><text:span text:style-name="T11_127"><text:s/></text:span><text:span text:style-name="T11_128">on</text:span><text:span text:style-name="T11_129"><text:s/></text:span><text:span text:style-name="T11_130">our</text:span><text:span text:style-name="T11_131"><text:s/></text:span><text:span text:style-name="T11_132">own</text:span><text:span text:style-name="T11_133">.<text:s/></text:span><text:span text:style-name="T11_134">With</text:span><text:span text:style-name="T11_135"><text:s/></text:span><text:span text:style-name="T11_136">those</text:span><text:span text:style-name="T11_137"><text:s/></text:span><text:span text:style-name="T11_138">in</text:span><text:span text:style-name="T11_139"><text:s/></text:span><text:span text:style-name="T11_140">place</text:span><text:span text:style-name="T11_141">,<text:s/></text:span><text:span text:style-name="T11_142">we</text:span><text:span text:style-name="T11_143"><text:s/></text:span><text:span text:style-name="T11_144">would</text:span><text:span text:style-name="T11_145"><text:s/></text:span><text:span text:style-name="T11_146">have</text:span><text:span text:style-name="T11_147"><text:s/></text:span><text:span text:style-name="T11_148">a</text:span><text:span text:style-name="T11_149"><text:s/></text:span><text:span text:style-name="T11_150">pretty</text:span><text:span text:style-name="T11_151"><text:s/></text:span><text:span text:style-name="T11_152">stable</text:span><text:span text:style-name="T11_153"><text:s/></text:span><text:span text:style-name="T11_154">base</text:span><text:span text:style-name="T11_155"><text:s/></text:span><text:span text:style-name="T11_156">with</text:span><text:span text:style-name="T11_157"><text:s/></text:span><text:span text:style-name="T11_158">which</text:span><text:span text:style-name="T11_159"><text:s/></text:span><text:span text:style-name="T11_160">we</text:span><text:span text:style-name="T11_161"><text:s/></text:span><text:span text:style-name="T11_162">could</text:span><text:span text:style-name="T11_163"><text:s/></text:span><text:span text:style-name="T11_164">play</text:span><text:span text:style-name="T11_165"><text:s/></text:span><text:span text:style-name="T11_166">around</text:span><text:span text:style-name="T11_167"><text:s/></text:span><text:span text:style-name="T11_168">with</text:span><text:span text:style-name="T11_169"><text:s/></text:span><text:span text:style-name="T11_170">making</text:span><text:span text:style-name="T11_171"><text:s/></text:span><text:span text:style-name="T11_172">SSH</text:span><text:span text:style-name="T11_173"><text:s/></text:span><text:span text:style-name="T11_174">do</text:span><text:span text:style-name="T11_175"><text:s/></text:span><text:span text:style-name="T11_176">various</text:span><text:span text:style-name="T11_177"><text:s/></text:span><text:span text:style-name="T11_178">types</text:span><text:span text:style-name="T11_179"><text:s/></text:span><text:span text:style-name="T11_180">of</text:span><text:span text:style-name="T11_181"><text:s/></text:span><text:span text:style-name="T11_182">interesting</text:span><text:span text:style-name="T11_183"><text:s/></text:span><text:span text:style-name="T11_184">or</text:span><text:span text:style-name="T11_185"><text:s/></text:span><text:span text:style-name="T11_186">amusing</text:span><text:span text:style-name="T11_187"><text:s/></text:span><text:span text:style-name="T11_188">things</text:span><text:span text:style-name="T11_189"><text:s/></text:span><text:span text:style-name="T11_190">for</text:span><text:span text:style-name="T11_191"><text:s/></text:span><text:span text:style-name="T11_192">us</text:span><text:span text:style-name="T11_193">.<text:s/></text:span><text:span text:style-name="T11_194">Basically</text:span><text:span text:style-name="T11_195">,<text:s/></text:span><text:span text:style-name="T11_196">we</text:span><text:span text:style-name="T11_197"><text:s/></text:span><text:span text:style-name="T11_198">just</text:span><text:span text:style-name="T11_199"><text:s/></text:span><text:span text:style-name="T11_200">thought</text:span><text:span text:style-name="T11_201"><text:s/></text:span><text:span text:style-name="T11_202">SSH</text:span><text:span text:style-name="T11_203"><text:s/></text:span><text:span text:style-name="T11_204">stuff</text:span><text:span text:style-name="T11_205"><text:s/></text:span><text:span text:style-name="T11_206">might</text:span><text:span text:style-name="T11_207"><text:s/></text:span><text:span text:style-name="T11_208">be</text:span><text:span text:style-name="T11_209"><text:s/></text:span><text:span text:style-name="T11_210">fun</text:span><text:span text:style-name="T11_211">.</text:span></text:p>
      <text:p text:style-name="P12"><text:span text:style-name="T12_1"><text:tab/></text:span><text:span text:style-name="T12_2">In</text:span><text:span text:style-name="T12_3"><text:s/></text:span><text:span text:style-name="T12_4">order</text:span><text:span text:style-name="T12_5"><text:s/></text:span><text:span text:style-name="T12_6">to</text:span><text:span text:style-name="T12_7"><text:s/></text:span><text:span text:style-name="T12_8">most</text:span><text:span text:style-name="T12_9"><text:s/></text:span><text:span text:style-name="T12_10">fully</text:span><text:span text:style-name="T12_11"><text:s/></text:span><text:span text:style-name="T12_12">appreciate</text:span><text:span text:style-name="T12_13"><text:s/></text:span><text:span text:style-name="T12_14">what</text:span><text:span text:style-name="T12_15"><text:s/></text:span><text:span text:style-name="T12_16">we</text:span><text:span text:style-name="T12_17">’</text:span><text:span text:style-name="T12_18">re</text:span><text:span text:style-name="T12_19"><text:s/></text:span><text:span text:style-name="T12_20">doing</text:span><text:span text:style-name="T12_21">,<text:s/></text:span><text:span text:style-name="T12_22">it</text:span><text:span text:style-name="T12_23"><text:s/></text:span><text:span text:style-name="T12_24">is</text:span><text:span text:style-name="T12_25"><text:s/></text:span><text:span text:style-name="T12_26">important</text:span><text:span text:style-name="T12_27"><text:s/></text:span><text:span text:style-name="T12_28">that</text:span><text:span text:style-name="T12_29"><text:s/></text:span><text:span text:style-name="T12_30">you</text:span><text:span text:style-name="T12_31">,<text:s/></text:span><text:span text:style-name="T12_32">the</text:span><text:span text:style-name="T12_33"><text:s/></text:span><text:span text:style-name="T12_34">enlightened</text:span><text:span text:style-name="T12_35"><text:s/></text:span><text:span text:style-name="T12_36">reader</text:span><text:span text:style-name="T12_37"><text:s/></text:span><text:span text:style-name="T12_38">of</text:span><text:span text:style-name="T12_39"><text:s/></text:span><text:span text:style-name="T12_40">this</text:span><text:span text:style-name="T12_41"><text:s/></text:span><text:span text:style-name="T12_42">report</text:span><text:span text:style-name="T12_43">,<text:s/></text:span><text:span text:style-name="T12_44">should</text:span><text:span text:style-name="T12_45"><text:s/></text:span><text:span text:style-name="T12_46">understand</text:span><text:span text:style-name="T12_47"><text:s/></text:span><text:span text:style-name="T12_48">some</text:span><text:span text:style-name="T12_49"><text:s/></text:span><text:span text:style-name="T12_50">of</text:span><text:span text:style-name="T12_51"><text:s/></text:span><text:span text:style-name="T12_52">the</text:span><text:span text:style-name="T12_53"><text:s/></text:span><text:span text:style-name="T12_54">whys</text:span><text:span text:style-name="T12_55"><text:s/></text:span><text:span text:style-name="T12_56">and</text:span><text:span text:style-name="T12_57"><text:s/></text:span><text:span text:style-name="T12_58">hows</text:span><text:span text:style-name="T12_59"><text:s/></text:span><text:span text:style-name="T12_60">of</text:span><text:span text:style-name="T12_61"><text:s/></text:span><text:span text:style-name="T12_62">the</text:span><text:span text:style-name="T12_63"><text:s/></text:span><text:span text:style-name="T12_64">protocol</text:span><text:span text:style-name="T12_65"><text:s/></text:span><text:span text:style-name="T12_66">itself</text:span><text:span text:style-name="T12_67">.<text:s/></text:span><text:span text:style-name="T12_68">Armed</text:span><text:span text:style-name="T12_69"><text:s/></text:span><text:span text:style-name="T12_70">with</text:span><text:span text:style-name="T12_71"><text:s/></text:span><text:span text:style-name="T12_72">that</text:span><text:span text:style-name="T12_73"><text:s/></text:span><text:span text:style-name="T12_74">solid</text:span><text:span text:style-name="T12_75"><text:s/></text:span><text:span text:style-name="T12_76">foundation</text:span><text:span text:style-name="T12_77"><text:s/></text:span><text:span text:style-name="T12_78">of</text:span><text:span text:style-name="T12_79"><text:s/></text:span><text:span text:style-name="T12_80">mutual</text:span><text:span text:style-name="T12_81"><text:s/></text:span><text:span text:style-name="T12_82">understanding</text:span><text:span text:style-name="T12_83">,<text:s/></text:span><text:span text:style-name="T12_84">we</text:span><text:span text:style-name="T12_85"><text:s/></text:span><text:span text:style-name="T12_86">can</text:span><text:span text:style-name="T12_87"><text:s/></text:span><text:span text:style-name="T12_88">dig</text:span><text:span text:style-name="T12_89"><text:s/></text:span><text:span text:style-name="T12_90">into</text:span><text:span text:style-name="T12_91"><text:s/></text:span><text:span text:style-name="T12_92">some</text:span><text:span text:style-name="T12_93"><text:s/></text:span><text:span text:style-name="T12_94">specifics</text:span><text:span text:style-name="T12_95"><text:s/></text:span><text:span text:style-name="T12_96">of</text:span><text:span text:style-name="T12_97"><text:s/></text:span><text:span text:style-name="T12_98">how</text:span><text:span text:style-name="T12_99"><text:s/></text:span><text:span text:style-name="T12_100">our</text:span><text:span text:style-name="T12_101"><text:s/></text:span><text:span text:style-name="T12_102">client</text:span><text:span text:style-name="T12_103"><text:s/></text:span><text:span text:style-name="T12_104">and</text:span><text:span text:style-name="T12_105"><text:s/></text:span><text:span text:style-name="T12_106">server</text:span><text:span text:style-name="T12_107"><text:s/></text:span><text:span text:style-name="T12_108">hang</text:span><text:span text:style-name="T12_109"><text:s/></text:span><text:span text:style-name="T12_110">together</text:span><text:span text:style-name="T12_111">.</text:span></text:p>
      <text:p text:style-name="P13"><text:span text:style-name="T13_1"><text:tab/></text:span><text:span text:style-name="T13_2">Alright</text:span><text:span text:style-name="T13_3"><text:s/></text:span><text:span text:style-name="T13_4">then</text:span><text:span text:style-name="T13_5">,<text:s/></text:span><text:span text:style-name="T13_6">so</text:span><text:span text:style-name="T13_7"><text:s/></text:span><text:span text:style-name="T13_8">let</text:span><text:span text:style-name="T13_9">’</text:span><text:span text:style-name="T13_10">s</text:span><text:span text:style-name="T13_11"><text:s/></text:span><text:span text:style-name="T13_12">begin</text:span><text:span text:style-name="T13_13"><text:s/></text:span><text:span text:style-name="T13_14">at</text:span><text:span text:style-name="T13_15"><text:s/></text:span><text:span text:style-name="T13_16">the</text:span><text:span text:style-name="T13_17"><text:s/></text:span><text:span text:style-name="T13_18">beginning</text:span><text:span text:style-name="T13_19">.<text:s/></text:span><text:span text:style-name="T13_20">SSH</text:span><text:span text:style-name="T13_21"><text:s/></text:span><text:span text:style-name="T13_22">can</text:span><text:span text:style-name="T13_23"><text:s/></text:span><text:span text:style-name="T13_24">be</text:span><text:span text:style-name="T13_25"><text:s/></text:span><text:span text:style-name="T13_26">more</text:span><text:span text:style-name="T13_27"><text:s/></text:span><text:span text:style-name="T13_28">or</text:span><text:span text:style-name="T13_29"><text:s/></text:span><text:span text:style-name="T13_30">less</text:span><text:span text:style-name="T13_31"><text:s/></text:span><text:span text:style-name="T13_32">considered</text:span><text:span text:style-name="T13_33"><text:s/></text:span><text:span text:style-name="T13_34">as</text:span><text:span text:style-name="T13_35"><text:s/></text:span><text:span text:style-name="T13_36">having</text:span><text:span text:style-name="T13_37"><text:s/></text:span><text:span text:style-name="T13_38">descended</text:span><text:span text:style-name="T13_39"><text:s/></text:span><text:span text:style-name="T13_40">from</text:span><text:span text:style-name="T13_41"><text:s/></text:span><text:span text:style-name="T13_42">the</text:span><text:span text:style-name="T13_43"><text:s/></text:span><text:span text:style-name="T13_44">first</text:span><text:span text:style-name="T13_45"><text:s/></text:span><text:span text:style-name="T13_46">electric</text:span><text:span text:style-name="T13_47"><text:s/></text:span><text:span text:style-name="T13_48">telegraphs</text:span><text:span text:style-name="T13_49"><text:s/></text:span><text:span text:style-name="T13_50">in</text:span><text:span text:style-name="T13_51"><text:s/></text:span><text:span text:style-name="T13_52">the</text:span><text:span text:style-name="T13_53"><text:s/>1830</text:span><text:span text:style-name="T13_54">s</text:span><text:span text:style-name="T13_55">.<text:s/>(</text:span><text:span text:style-name="T13_56">Which</text:span><text:span text:style-name="T13_57"><text:s/></text:span><text:span text:style-name="T13_58">can</text:span><text:span text:style-name="T13_59"><text:s/></text:span><text:span text:style-name="T13_60">themselves</text:span><text:span text:style-name="T13_61"><text:s/></text:span><text:span text:style-name="T13_62">be</text:span><text:span text:style-name="T13_63"><text:s/></text:span><text:span text:style-name="T13_64">considered</text:span><text:span text:style-name="T13_65"><text:s/></text:span><text:span text:style-name="T13_66">has</text:span><text:span text:style-name="T13_67"><text:s/></text:span><text:span text:style-name="T13_68">evolutions</text:span><text:span text:style-name="T13_69"><text:s/></text:span><text:span text:style-name="T13_70">optical</text:span><text:span text:style-name="T13_71"><text:s/></text:span><text:span text:style-name="T13_72">telegraphs</text:span><text:span text:style-name="T13_73">,<text:s/></text:span><text:span text:style-name="T13_74">semaphores</text:span><text:span text:style-name="T13_75">,<text:s/></text:span><text:span text:style-name="T13_76">and</text:span><text:span text:style-name="T13_77">,<text:s/></text:span><text:span text:style-name="T13_78">if</text:span><text:span text:style-name="T13_79"><text:s/></text:span><text:span text:style-name="T13_80">you</text:span><text:span text:style-name="T13_81"><text:s/></text:span><text:span text:style-name="T13_82">want</text:span><text:span text:style-name="T13_83"><text:s/></text:span><text:span text:style-name="T13_84">to</text:span><text:span text:style-name="T13_85"><text:s/></text:span><text:span text:style-name="T13_86">go</text:span><text:span text:style-name="T13_87"><text:s/></text:span><text:span text:style-name="T13_88">back</text:span><text:span text:style-name="T13_89"><text:s/></text:span><text:span text:style-name="T13_90">far</text:span><text:span text:style-name="T13_91"><text:s/></text:span><text:span text:style-name="T13_92">enough</text:span><text:span text:style-name="T13_93">,<text:s/></text:span><text:span text:style-name="T13_94">smoke</text:span><text:span text:style-name="T13_95"><text:s/></text:span><text:span text:style-name="T13_96">signals</text:span><text:span text:style-name="T13_97">.<text:s/></text:span><text:span text:style-name="T13_98">That</text:span><text:span text:style-name="T13_99"><text:s/></text:span><text:span text:style-name="T13_100">is</text:span><text:span text:style-name="T13_101"><text:s/></text:span><text:span text:style-name="T13_102">all</text:span><text:span text:style-name="T13_103"><text:s/></text:span><text:span text:style-name="T13_104">far</text:span><text:span text:style-name="T13_105"><text:s/></text:span><text:span text:style-name="T13_106">off</text:span><text:span text:style-name="T13_107"><text:s/></text:span><text:span text:style-name="T13_108">topic</text:span><text:span text:style-name="T13_109"><text:s/></text:span><text:span text:style-name="T13_110">though</text:span><text:span text:style-name="T13_111">.)<text:s/></text:span><text:span text:style-name="T13_112">From</text:span><text:span text:style-name="T13_113"><text:s/></text:span><text:span text:style-name="T13_114">those</text:span><text:span text:style-name="T13_115"><text:s/></text:span><text:span text:style-name="T13_116">telegraphs</text:span><text:span text:style-name="T13_117"><text:s/></text:span><text:span text:style-name="T13_118">using</text:span><text:span text:style-name="T13_119"><text:s/></text:span><text:span text:style-name="T13_120">Morse</text:span><text:span text:style-name="T13_121"><text:s/></text:span><text:span text:style-name="T13_122">code</text:span><text:span text:style-name="T13_123"><text:s/></text:span><text:span text:style-name="T13_124">eventually</text:span><text:span text:style-name="T13_125"><text:s/></text:span><text:span text:style-name="T13_126">came</text:span><text:span text:style-name="T13_127"><text:s/></text:span><text:span text:style-name="T13_128">some</text:span><text:span text:style-name="T13_129"><text:s/></text:span><text:span text:style-name="T13_130">using</text:span><text:span text:style-name="T13_131"><text:s/></text:span><text:span text:style-name="T13_132">more</text:span><text:span text:style-name="T13_133"><text:s/></text:span><text:span text:style-name="T13_134">interesting</text:span><text:span text:style-name="T13_135"><text:s/></text:span><text:span text:style-name="T13_136">Baudot</text:span><text:span text:style-name="T13_137"><text:s/></text:span><text:span text:style-name="T13_138">code</text:span><text:span text:style-name="T13_139">.<text:s/></text:span><text:span text:style-name="T13_140">Baudot</text:span><text:span text:style-name="T13_141"><text:s/></text:span><text:span text:style-name="T13_142">code</text:span><text:span text:style-name="T13_143">,<text:s/></text:span><text:span text:style-name="T13_144">dating</text:span><text:span text:style-name="T13_145"><text:s/></text:span><text:span text:style-name="T13_146">from</text:span><text:span text:style-name="T13_147"><text:s/></text:span><text:span text:style-name="T13_148">all</text:span><text:span text:style-name="T13_149"><text:s/></text:span><text:span text:style-name="T13_150">the</text:span><text:span text:style-name="T13_151"><text:s/></text:span><text:span text:style-name="T13_152">way</text:span><text:span text:style-name="T13_153"><text:s/></text:span><text:span text:style-name="T13_154">back</text:span><text:span text:style-name="T13_155"><text:s/></text:span><text:span text:style-name="T13_156">in</text:span><text:span text:style-name="T13_157"><text:s/>1874,<text:s/></text:span><text:span text:style-name="T13_158">is</text:span><text:span text:style-name="T13_159"><text:s/></text:span><text:span text:style-name="T13_160">a</text:span><text:span text:style-name="T13_161"><text:s/></text:span><text:span text:style-name="T13_162">simple</text:span><text:span text:style-name="T13_163"><text:s/>5-</text:span><text:span text:style-name="T13_164">bit</text:span><text:span text:style-name="T13_165"><text:s/></text:span><text:span text:style-name="T13_166">character</text:span><text:span text:style-name="T13_167"><text:s/></text:span><text:span text:style-name="T13_168">set</text:span><text:span text:style-name="T13_169">.<text:s/></text:span><text:span text:style-name="T13_170">A</text:span><text:span text:style-name="T13_171"><text:s/>1901<text:s/></text:span><text:span text:style-name="T13_172">extension</text:span><text:span text:style-name="T13_173"><text:s/></text:span><text:span text:style-name="T13_174">of</text:span><text:span text:style-name="T13_175"><text:s/></text:span><text:span text:style-name="T13_176">it</text:span><text:span text:style-name="T13_177"><text:s/></text:span><text:span text:style-name="T13_178">also</text:span><text:span text:style-name="T13_179"><text:s/></text:span><text:span text:style-name="T13_180">happened</text:span><text:span text:style-name="T13_181"><text:s/></text:span><text:span text:style-name="T13_182">to</text:span><text:span text:style-name="T13_183"><text:s/></text:span><text:span text:style-name="T13_184">introduce</text:span><text:span text:style-name="T13_185"><text:s/></text:span><text:span text:style-name="T13_186">some</text:span><text:span text:style-name="T13_187"><text:s/></text:span><text:span text:style-name="T13_188">of</text:span><text:span text:style-name="T13_189"><text:s/></text:span><text:span text:style-name="T13_190">the</text:span><text:span text:style-name="T13_191"><text:s/></text:span><text:span text:style-name="T13_192">control</text:span><text:span text:style-name="T13_193"><text:s/></text:span><text:span text:style-name="T13_194">codes</text:span><text:span text:style-name="T13_195"><text:s/>(</text:span><text:span text:style-name="T13_196">CR</text:span><text:span text:style-name="T13_197">,<text:s/></text:span><text:span text:style-name="T13_198">LF</text:span><text:span text:style-name="T13_199">,<text:s/></text:span><text:span text:style-name="T13_200">and</text:span><text:span text:style-name="T13_201"><text:s/></text:span><text:span text:style-name="T13_202">BELL</text:span><text:span text:style-name="T13_203">)<text:s/></text:span><text:span text:style-name="T13_204">that</text:span><text:span text:style-name="T13_205"><text:s/></text:span><text:span text:style-name="T13_206">still</text:span><text:span text:style-name="T13_207"><text:s/></text:span><text:span text:style-name="T13_208">exist</text:span><text:span text:style-name="T13_209"><text:s/></text:span><text:span text:style-name="T13_210">in</text:span><text:span text:style-name="T13_211"><text:s/></text:span><text:span text:style-name="T13_212">the</text:span><text:span text:style-name="T13_213"><text:s/></text:span><text:span text:style-name="T13_214">terminals</text:span><text:span text:style-name="T13_215"><text:s/></text:span><text:span text:style-name="T13_216">we</text:span><text:span text:style-name="T13_217">’</text:span><text:span text:style-name="T13_218">re</text:span><text:span text:style-name="T13_219"><text:s/></text:span><text:span text:style-name="T13_220">using</text:span><text:span text:style-name="T13_221"><text:s/></text:span><text:span text:style-name="T13_222">today</text:span><text:span text:style-name="T13_223"><text:s/></text:span><text:span text:style-name="T13_224">and</text:span><text:span text:style-name="T13_225">,<text:s/></text:span><text:span text:style-name="T13_226">by</text:span><text:span text:style-name="T13_227"><text:s/></text:span><text:span text:style-name="T13_228">extension</text:span><text:span text:style-name="T13_229"><text:s/></text:span><text:span text:style-name="T13_230">of</text:span><text:span text:style-name="T13_231"><text:s/></text:span><text:span text:style-name="T13_232">those</text:span><text:span text:style-name="T13_233">,<text:s/></text:span><text:span text:style-name="T13_234">SSH</text:span><text:span text:style-name="T13_235">.<text:s/></text:span><text:span text:style-name="T13_236">I</text:span><text:span text:style-name="T13_237"><text:s/></text:span><text:span text:style-name="T13_238">just</text:span><text:span text:style-name="T13_239"><text:s/></text:span><text:span text:style-name="T13_240">thought</text:span><text:span text:style-name="T13_241"><text:s/></text:span><text:span text:style-name="T13_242">that</text:span><text:span text:style-name="T13_243"><text:s/></text:span><text:span text:style-name="T13_244">was</text:span><text:span text:style-name="T13_245"><text:s/></text:span><text:span text:style-name="T13_246">kinda</text:span><text:span text:style-name="T13_247"><text:s/></text:span><text:span text:style-name="T13_248">neat</text:span><text:span text:style-name="T13_249">.<text:s/></text:span><text:span text:style-name="T13_250">Anyway</text:span><text:span text:style-name="T13_251"><text:s/></text:span><text:span text:style-name="T13_252">from</text:span><text:span text:style-name="T13_253"><text:s/></text:span><text:span text:style-name="T13_254">Baudot</text:span><text:span text:style-name="T13_255"><text:s/></text:span><text:span text:style-name="T13_256">telegraphs</text:span><text:span text:style-name="T13_257"><text:s/></text:span><text:span text:style-name="T13_258">with</text:span><text:span text:style-name="T13_259"><text:s/></text:span><text:span text:style-name="T13_260">punched</text:span><text:span text:style-name="T13_261"><text:s/></text:span><text:span text:style-name="T13_262">paper</text:span><text:span text:style-name="T13_263"><text:s/></text:span><text:span text:style-name="T13_264">tapes</text:span><text:span text:style-name="T13_265"><text:s/></text:span><text:span text:style-name="T13_266">sprang</text:span><text:span text:style-name="T13_267"><text:s/></text:span><text:span text:style-name="T13_268">teletypewriters</text:span><text:span text:style-name="T13_269"><text:s/>(</text:span><text:span text:style-name="T13_270">from</text:span><text:span text:style-name="T13_271"><text:s/></text:span><text:span text:style-name="T13_272">which</text:span><text:span text:style-name="T13_273"><text:s/></text:span><text:span text:style-name="T13_274">we</text:span><text:span text:style-name="T13_275"><text:s/></text:span><text:span text:style-name="T13_276">get</text:span><text:span text:style-name="T13_277"><text:s/></text:span><text:span text:style-name="T13_278">TTY</text:span><text:span text:style-name="T13_279">)<text:s/></text:span><text:span text:style-name="T13_280">which</text:span><text:span text:style-name="T13_281"><text:s/></text:span><text:span text:style-name="T13_282">eventually</text:span><text:span text:style-name="T13_283"><text:s/></text:span><text:span text:style-name="T13_284">moved</text:span><text:span text:style-name="T13_285"><text:s/></text:span><text:span text:style-name="T13_286">from</text:span><text:span text:style-name="T13_287"><text:s/></text:span><text:span text:style-name="T13_288">Baudot</text:span><text:span text:style-name="T13_289"><text:s/></text:span><text:span text:style-name="T13_290">to</text:span><text:span text:style-name="T13_291"><text:s/></text:span><text:span text:style-name="T13_292">the</text:span><text:span text:style-name="T13_293"><text:s/>7-</text:span><text:span text:style-name="T13_294">bit</text:span><text:span text:style-name="T13_295"><text:s/></text:span><text:span text:style-name="T13_296">ASCII</text:span><text:span text:style-name="T13_297"><text:s/></text:span><text:span text:style-name="T13_298">codes</text:span><text:span text:style-name="T13_299"><text:s/></text:span><text:span text:style-name="T13_300">we</text:span><text:span text:style-name="T13_301">’</text:span><text:span text:style-name="T13_302">re</text:span><text:span text:style-name="T13_303"><text:s/></text:span><text:span text:style-name="T13_304">often</text:span><text:span text:style-name="T13_305"><text:s/></text:span><text:span text:style-name="T13_306">stuck</text:span><text:span text:style-name="T13_307"><text:s/></text:span><text:span text:style-name="T13_308">with</text:span><text:span text:style-name="T13_309"><text:s/></text:span><text:span text:style-name="T13_310">today</text:span><text:span text:style-name="T13_311">.</text:span></text:p>
      <text:p text:style-name="P14"><text:span text:style-name="T14_1">When</text:span><text:span text:style-name="T14_2"><text:s/></text:span><text:span text:style-name="T14_3">UNIX</text:span><text:span text:style-name="T14_4"><text:s/></text:span><text:span text:style-name="T14_5">and</text:span><text:span text:style-name="T14_6"><text:s/></text:span><text:span text:style-name="T14_7">the</text:span><text:span text:style-name="T14_8"><text:s/></text:span><text:span text:style-name="T14_9">systems</text:span><text:span text:style-name="T14_10"><text:s/></text:span><text:span text:style-name="T14_11">it</text:span><text:span text:style-name="T14_12"><text:s/></text:span><text:span text:style-name="T14_13">was</text:span><text:span text:style-name="T14_14"><text:s/></text:span><text:span text:style-name="T14_15">built</text:span><text:span text:style-name="T14_16"><text:s/></text:span><text:span text:style-name="T14_17">for</text:span><text:span text:style-name="T14_18"><text:s/></text:span><text:span text:style-name="T14_19">came</text:span><text:span text:style-name="T14_20"><text:s/></text:span><text:span text:style-name="T14_21">around</text:span><text:span text:style-name="T14_22">,<text:s/></text:span><text:span text:style-name="T14_23">monitors</text:span><text:span text:style-name="T14_24"><text:s/></text:span><text:span text:style-name="T14_25">were</text:span><text:span text:style-name="T14_26"><text:s/></text:span><text:span text:style-name="T14_27">expensive</text:span><text:span text:style-name="T14_28">,<text:s/></text:span><text:span text:style-name="T14_29">so</text:span><text:span text:style-name="T14_30"><text:s/></text:span><text:span text:style-name="T14_31">systems</text:span><text:span text:style-name="T14_32"><text:s/></text:span><text:span text:style-name="T14_33">were</text:span><text:span text:style-name="T14_34"><text:s/></text:span><text:span text:style-name="T14_35">worked</text:span><text:span text:style-name="T14_36"><text:s/></text:span><text:span text:style-name="T14_37">out</text:span><text:span text:style-name="T14_38"><text:s/></text:span><text:span text:style-name="T14_39">that</text:span><text:span text:style-name="T14_40"><text:s/></text:span><text:span text:style-name="T14_41">could</text:span><text:span text:style-name="T14_42"><text:s/></text:span><text:span text:style-name="T14_43">use</text:span><text:span text:style-name="T14_44"><text:s/></text:span><text:span text:style-name="T14_45">the</text:span><text:span text:style-name="T14_46"><text:s/></text:span><text:span text:style-name="T14_47">teletypes</text:span><text:span text:style-name="T14_48"><text:s/></text:span><text:span text:style-name="T14_49">already</text:span><text:span text:style-name="T14_50"><text:s/></text:span><text:span text:style-name="T14_51">laying</text:span><text:span text:style-name="T14_52"><text:s/></text:span><text:span text:style-name="T14_53">around</text:span><text:span text:style-name="T14_54"><text:s/></text:span><text:span text:style-name="T14_55">to</text:span><text:span text:style-name="T14_56"><text:s/></text:span><text:span text:style-name="T14_57">do</text:span><text:span text:style-name="T14_58"><text:s/></text:span><text:span text:style-name="T14_59">I</text:span><text:span text:style-name="T14_60">/</text:span><text:span text:style-name="T14_61">O</text:span><text:span text:style-name="T14_62"><text:s/></text:span><text:span text:style-name="T14_63">without</text:span><text:span text:style-name="T14_64"><text:s/></text:span><text:span text:style-name="T14_65">a</text:span><text:span text:style-name="T14_66"><text:s/></text:span><text:span text:style-name="T14_67">monitor</text:span><text:span text:style-name="T14_68">.<text:s/></text:span><text:span text:style-name="T14_69">This</text:span><text:span text:style-name="T14_70"><text:s/></text:span><text:span text:style-name="T14_71">meant</text:span><text:span text:style-name="T14_72"><text:s/></text:span><text:span text:style-name="T14_73">keeping</text:span><text:span text:style-name="T14_74"><text:s/></text:span><text:span text:style-name="T14_75">around</text:span><text:span text:style-name="T14_76"><text:s/></text:span><text:span text:style-name="T14_77">all</text:span><text:span text:style-name="T14_78"><text:s/></text:span><text:span text:style-name="T14_79">those</text:span><text:span text:style-name="T14_80"><text:s/></text:span><text:span text:style-name="T14_81">ancient</text:span><text:span text:style-name="T14_82"><text:s/></text:span><text:span text:style-name="T14_83">control</text:span><text:span text:style-name="T14_84"><text:s/></text:span><text:span text:style-name="T14_85">characters</text:span><text:span text:style-name="T14_86">,<text:s/></text:span><text:span text:style-name="T14_87">having</text:span><text:span text:style-name="T14_88"><text:s/></text:span><text:span text:style-name="T14_89">to</text:span><text:span text:style-name="T14_90"><text:s/></text:span><text:span text:style-name="T14_91">handle</text:span><text:span text:style-name="T14_92"><text:s/></text:span><text:span text:style-name="T14_93">to</text:span><text:span text:style-name="T14_94"><text:s/></text:span><text:span text:style-name="T14_95">specify</text:span><text:span text:style-name="T14_96"><text:s/></text:span><text:span text:style-name="T14_97">a</text:span><text:span text:style-name="T14_98"><text:s/></text:span><text:span text:style-name="T14_99">baud</text:span><text:span text:style-name="T14_100"><text:s/></text:span><text:span text:style-name="T14_101">rate</text:span><text:span text:style-name="T14_102"><text:s/></text:span><text:span text:style-name="T14_103">for</text:span><text:span text:style-name="T14_104"><text:s/></text:span><text:span text:style-name="T14_105">even</text:span><text:span text:style-name="T14_106"><text:s/></text:span><text:span text:style-name="T14_107">a</text:span><text:span text:style-name="T14_108"><text:s/></text:span><text:span text:style-name="T14_109">locally</text:span><text:span text:style-name="T14_110"><text:s/></text:span><text:span text:style-name="T14_111">emulated</text:span><text:span text:style-name="T14_112"><text:s/></text:span><text:span text:style-name="T14_113">terminal</text:span><text:span text:style-name="T14_114">,<text:s/></text:span><text:span text:style-name="T14_115">and</text:span><text:span text:style-name="T14_116"><text:s/></text:span><text:span text:style-name="T14_117">doing</text:span><text:span text:style-name="T14_118"><text:s/></text:span><text:span text:style-name="T14_119">things</text:span><text:span text:style-name="T14_120"><text:s/></text:span><text:span text:style-name="T14_121">like</text:span><text:span text:style-name="T14_122"><text:s/></text:span><text:span text:style-name="T14_123">printing</text:span><text:span text:style-name="T14_124"><text:s/></text:span><text:span text:style-name="T14_125">additional</text:span><text:span text:style-name="T14_126"><text:s/></text:span><text:span text:style-name="T14_127">characters</text:span><text:span text:style-name="T14_128"><text:s/></text:span><text:span text:style-name="T14_129">to</text:span><text:span text:style-name="T14_130"><text:s/></text:span><text:span text:style-name="T14_131">move</text:span><text:span text:style-name="T14_132"><text:s/></text:span><text:span text:style-name="T14_133">cursors</text:span><text:span text:style-name="T14_134">,<text:s/></text:span><text:span text:style-name="T14_135">delete</text:span><text:span text:style-name="T14_136">,<text:s/></text:span><text:span text:style-name="T14_137">backspace</text:span><text:span text:style-name="T14_138">,<text:s/></text:span><text:span text:style-name="T14_139">etc</text:span><text:span text:style-name="T14_140">.<text:s/></text:span><text:span text:style-name="T14_141">Basically</text:span><text:span text:style-name="T14_142">,<text:s/></text:span><text:span text:style-name="T14_143">the</text:span><text:span text:style-name="T14_144"><text:s/></text:span><text:span text:style-name="T14_145">modern</text:span><text:span text:style-name="T14_146"><text:s/></text:span><text:span text:style-name="T14_147">Linux</text:span><text:span text:style-name="T14_148"><text:s/></text:span><text:span text:style-name="T14_149">terminal</text:span><text:span text:style-name="T14_150"><text:s/>(</text:span><text:span text:style-name="T14_151">TTY</text:span><text:span text:style-name="T14_152"><text:s/></text:span><text:span text:style-name="T14_153">from</text:span><text:span text:style-name="T14_154"><text:s/></text:span><text:span text:style-name="T14_155">here</text:span><text:span text:style-name="T14_156"><text:s/></text:span><text:span text:style-name="T14_157">on</text:span><text:span text:style-name="T14_158"><text:s/></text:span><text:span text:style-name="T14_159">out</text:span><text:span text:style-name="T14_160">)<text:s/></text:span><text:span text:style-name="T14_161">we</text:span><text:span text:style-name="T14_162"><text:s/></text:span><text:span text:style-name="T14_163">work</text:span><text:span text:style-name="T14_164"><text:s/></text:span><text:span text:style-name="T14_165">with</text:span><text:span text:style-name="T14_166"><text:s/></text:span><text:span text:style-name="T14_167">today</text:span><text:span text:style-name="T14_168"><text:s/></text:span><text:span text:style-name="T14_169">is</text:span><text:span text:style-name="T14_170"><text:s/></text:span><text:span text:style-name="T14_171">just</text:span><text:span text:style-name="T14_172"><text:s/></text:span><text:span text:style-name="T14_173">an</text:span><text:span text:style-name="T14_174"><text:s/></text:span><text:span text:style-name="T14_175">overgrown</text:span><text:span text:style-name="T14_176"><text:s/></text:span><text:span text:style-name="T14_177">telegraph</text:span><text:span text:style-name="T14_178"><text:s/></text:span><text:span text:style-name="T14_179">emulator</text:span><text:span text:style-name="T14_180"><text:s/></text:span><text:span text:style-name="T14_181">consisting</text:span><text:span text:style-name="T14_182"><text:s/></text:span><text:span text:style-name="T14_183">largely</text:span><text:span text:style-name="T14_184"><text:s/></text:span><text:span text:style-name="T14_185">of</text:span><text:span text:style-name="T14_186"><text:s/></text:span><text:span text:style-name="T14_187">cruft</text:span><text:span text:style-name="T14_188"><text:s/></text:span><text:span text:style-name="T14_189">tacked</text:span><text:span text:style-name="T14_190"><text:s/></text:span><text:span text:style-name="T14_191">on</text:span><text:span text:style-name="T14_192"><text:s/></text:span><text:span text:style-name="T14_193">over</text:span><text:span text:style-name="T14_194"><text:s/></text:span><text:span text:style-name="T14_195">the</text:span><text:span text:style-name="T14_196"><text:s/></text:span><text:span text:style-name="T14_197">last</text:span><text:span text:style-name="T14_198"><text:s/>180<text:s/></text:span><text:span text:style-name="T14_199">years</text:span><text:span text:style-name="T14_200">.</text:span></text:p>
      <text:p text:style-name="P15"><text:span text:style-name="T15_1">Anyway</text:span><text:span text:style-name="T15_2">,<text:s/></text:span><text:span text:style-name="T15_3">once</text:span><text:span text:style-name="T15_4"><text:s/></text:span><text:span text:style-name="T15_5">there</text:span><text:span text:style-name="T15_6"><text:s/></text:span><text:span text:style-name="T15_7">were</text:span><text:span text:style-name="T15_8"><text:s/></text:span><text:span text:style-name="T15_9">terminal</text:span><text:span text:style-name="T15_10"><text:s/></text:span><text:span text:style-name="T15_11">emulators</text:span><text:span text:style-name="T15_12"><text:s/></text:span><text:span text:style-name="T15_13">running</text:span><text:span text:style-name="T15_14"><text:s/></text:span><text:span text:style-name="T15_15">on</text:span><text:span text:style-name="T15_16"><text:s/></text:span><text:span text:style-name="T15_17">machines</text:span><text:span text:style-name="T15_18">,<text:s/></text:span><text:span text:style-name="T15_19">it</text:span><text:span text:style-name="T15_20"><text:s/></text:span><text:span text:style-name="T15_21">was</text:span><text:span text:style-name="T15_22"><text:s/></text:span><text:span text:style-name="T15_23">of</text:span><text:span text:style-name="T15_24"><text:s/></text:span><text:span text:style-name="T15_25">course</text:span><text:span text:style-name="T15_26"><text:s/></text:span><text:span text:style-name="T15_27">convenient</text:span><text:span text:style-name="T15_28"><text:s/></text:span><text:span text:style-name="T15_29">to</text:span><text:span text:style-name="T15_30"><text:s/></text:span><text:span text:style-name="T15_31">be</text:span><text:span text:style-name="T15_32"><text:s/></text:span><text:span text:style-name="T15_33">able</text:span><text:span text:style-name="T15_34"><text:s/></text:span><text:span text:style-name="T15_35">to</text:span><text:span text:style-name="T15_36"><text:s/></text:span><text:span text:style-name="T15_37">control</text:span><text:span text:style-name="T15_38"><text:s/></text:span><text:span text:style-name="T15_39">them</text:span><text:span text:style-name="T15_40"><text:s/></text:span><text:span text:style-name="T15_41">over</text:span><text:span text:style-name="T15_42"><text:s/></text:span><text:span text:style-name="T15_43">a</text:span><text:span text:style-name="T15_44"><text:s/></text:span><text:span text:style-name="T15_45">network</text:span><text:span text:style-name="T15_46">.<text:s/></text:span><text:span text:style-name="T15_47">You</text:span><text:span text:style-name="T15_48"><text:s/></text:span><text:span text:style-name="T15_49">could</text:span><text:span text:style-name="T15_50"><text:s/></text:span><text:span text:style-name="T15_51">of</text:span><text:span text:style-name="T15_52"><text:s/></text:span><text:span text:style-name="T15_53">course</text:span><text:span text:style-name="T15_54"><text:s/></text:span><text:span text:style-name="T15_55">have</text:span><text:span text:style-name="T15_56"><text:s/></text:span><text:span text:style-name="T15_57">done</text:span><text:span text:style-name="T15_58"><text:s/></text:span><text:span text:style-name="T15_59">it</text:span><text:span text:style-name="T15_60"><text:s/></text:span><text:span text:style-name="T15_61">using</text:span><text:span text:style-name="T15_62"><text:s/></text:span><text:span text:style-name="T15_63">a</text:span><text:span text:style-name="T15_64"><text:s/></text:span><text:span text:style-name="T15_65">teletype</text:span><text:span text:style-name="T15_66"><text:s/>(</text:span><text:span text:style-name="T15_67">you</text:span><text:span text:style-name="T15_68"><text:s/></text:span><text:span text:style-name="T15_69">still</text:span><text:span text:style-name="T15_70"><text:s/></text:span><text:span text:style-name="T15_71">can</text:span><text:span text:style-name="T15_72"><text:s/></text:span><text:span text:style-name="T15_73">if</text:span><text:span text:style-name="T15_74"><text:s/></text:span><text:span text:style-name="T15_75">you</text:span><text:span text:style-name="T15_76"><text:s/></text:span><text:span text:style-name="T15_77">can</text:span><text:span text:style-name="T15_78"><text:s/></text:span><text:span text:style-name="T15_79">find</text:span><text:span text:style-name="T15_80"><text:s/></text:span><text:span text:style-name="T15_81">the</text:span><text:span text:style-name="T15_82"><text:s/></text:span><text:span text:style-name="T15_83">hardware</text:span><text:span text:style-name="T15_84">),<text:s/></text:span><text:span text:style-name="T15_85">but</text:span><text:span text:style-name="T15_86"><text:s/></text:span><text:span text:style-name="T15_87">then</text:span><text:span text:style-name="T15_88"><text:s/></text:span><text:span text:style-name="T15_89">we</text:span><text:span text:style-name="T15_90"><text:s/></text:span><text:span text:style-name="T15_91">did</text:span><text:span text:style-name="T15_92"><text:s/></text:span><text:span text:style-name="T15_93">eventually</text:span><text:span text:style-name="T15_94"><text:s/></text:span><text:span text:style-name="T15_95">move</text:span><text:span text:style-name="T15_96"><text:s/></text:span><text:span text:style-name="T15_97">on</text:span><text:span text:style-name="T15_98"><text:s/></text:span><text:span text:style-name="T15_99">to</text:span><text:span text:style-name="T15_100"><text:s/></text:span><text:span text:style-name="T15_101">different</text:span><text:span text:style-name="T15_102"><text:s/></text:span><text:span text:style-name="T15_103">network</text:span><text:span text:style-name="T15_104"><text:s/></text:span><text:span text:style-name="T15_105">types</text:span><text:span text:style-name="T15_106"><text:s/></text:span><text:span text:style-name="T15_107">and</text:span><text:span text:style-name="T15_108"><text:s/></text:span><text:span text:style-name="T15_109">then</text:span><text:span text:style-name="T15_110"><text:s/></text:span><text:span text:style-name="T15_111">our</text:span><text:span text:style-name="T15_112"><text:s/></text:span><text:span text:style-name="T15_113">modern</text:span><text:span text:style-name="T15_114"><text:s/></text:span><text:span text:style-name="T15_115">LANs</text:span><text:span text:style-name="T15_116">,<text:s/></text:span><text:span text:style-name="T15_117">WANs</text:span><text:span text:style-name="T15_118">,<text:s/></text:span><text:span text:style-name="T15_119">and</text:span><text:span text:style-name="T15_120"><text:s/></text:span><text:span text:style-name="T15_121">Internet</text:span><text:span text:style-name="T15_122">.<text:s/></text:span><text:span text:style-name="T15_123">Ways</text:span><text:span text:style-name="T15_124"><text:s/></text:span><text:span text:style-name="T15_125">to</text:span><text:span text:style-name="T15_126"><text:s/></text:span><text:span text:style-name="T15_127">control</text:span><text:span text:style-name="T15_128"><text:s/></text:span><text:span text:style-name="T15_129">TTYs</text:span><text:span text:style-name="T15_130"><text:s/></text:span><text:span text:style-name="T15_131">over</text:span><text:span text:style-name="T15_132"><text:s/></text:span><text:span text:style-name="T15_133">those</text:span><text:span text:style-name="T15_134"><text:s/></text:span><text:span text:style-name="T15_135">were</text:span><text:span text:style-name="T15_136"><text:s/></text:span><text:span text:style-name="T15_137">devised</text:span><text:span text:style-name="T15_138"><text:s/></text:span><text:span text:style-name="T15_139">and</text:span><text:span text:style-name="T15_140"><text:s/></text:span><text:span text:style-name="T15_141">we</text:span><text:span text:style-name="T15_142"><text:s/></text:span><text:span text:style-name="T15_143">eventually</text:span><text:span text:style-name="T15_144"><text:s/></text:span><text:span text:style-name="T15_145">arrived</text:span><text:span text:style-name="T15_146"><text:s/></text:span><text:span text:style-name="T15_147">at</text:span><text:span text:style-name="T15_148"><text:s/></text:span><text:span text:style-name="T15_149">things</text:span><text:span text:style-name="T15_150"><text:s/></text:span><text:span text:style-name="T15_151">like</text:span><text:span text:style-name="T15_152"><text:s/></text:span><text:span text:style-name="T15_153">telnet</text:span><text:span text:style-name="T15_154">.<text:s/></text:span><text:span text:style-name="T15_155">Telnet</text:span><text:span text:style-name="T15_156"><text:s/>(</text:span><text:span text:style-name="T15_157">basically</text:span><text:span text:style-name="T15_158">)<text:s/></text:span><text:span text:style-name="T15_159">works</text:span><text:span text:style-name="T15_160"><text:s/></text:span><text:span text:style-name="T15_161">by</text:span><text:span text:style-name="T15_162"><text:s/></text:span><text:span text:style-name="T15_163">contacting</text:span><text:span text:style-name="T15_164"><text:s/></text:span><text:span text:style-name="T15_165">a</text:span><text:span text:style-name="T15_166"><text:s/></text:span><text:span text:style-name="T15_167">daemon</text:span><text:span text:style-name="T15_168"><text:s/></text:span><text:span text:style-name="T15_169">on</text:span><text:span text:style-name="T15_170"><text:s/></text:span><text:span text:style-name="T15_171">the</text:span><text:span text:style-name="T15_172"><text:s/></text:span><text:span text:style-name="T15_173">box</text:span><text:span text:style-name="T15_174"><text:s/></text:span><text:span text:style-name="T15_175">you</text:span><text:span text:style-name="T15_176"><text:s/></text:span><text:span text:style-name="T15_177">wish</text:span><text:span text:style-name="T15_178"><text:s/></text:span><text:span text:style-name="T15_179">to</text:span><text:span text:style-name="T15_180"><text:s/></text:span><text:span text:style-name="T15_181">connect</text:span><text:span text:style-name="T15_182"><text:s/></text:span><text:span text:style-name="T15_183">to</text:span><text:span text:style-name="T15_184">,<text:s/></text:span><text:span text:style-name="T15_185">and</text:span><text:span text:style-name="T15_186"><text:s/></text:span><text:span text:style-name="T15_187">then</text:span><text:span text:style-name="T15_188"><text:s/></text:span><text:span text:style-name="T15_189">basically</text:span><text:span text:style-name="T15_190"><text:s/></text:span><text:span text:style-name="T15_191">just</text:span><text:span text:style-name="T15_192"><text:s/></text:span><text:span text:style-name="T15_193">relaying</text:span><text:span text:style-name="T15_194"><text:s/></text:span><text:span text:style-name="T15_195">your</text:span><text:span text:style-name="T15_196"><text:s/></text:span><text:span text:style-name="T15_197">raw</text:span><text:span text:style-name="T15_198"><text:s/></text:span><text:span text:style-name="T15_199">input</text:span><text:span text:style-name="T15_200"><text:s/></text:span><text:span text:style-name="T15_201">and</text:span><text:span text:style-name="T15_202"><text:s/></text:span><text:span text:style-name="T15_203">the</text:span><text:span text:style-name="T15_204"><text:s/></text:span><text:span text:style-name="T15_205">raw</text:span><text:span text:style-name="T15_206"><text:s/></text:span><text:span text:style-name="T15_207">output</text:span><text:span text:style-name="T15_208"><text:s/></text:span><text:span text:style-name="T15_209">from</text:span><text:span text:style-name="T15_210"><text:s/></text:span><text:span text:style-name="T15_211">that</text:span><text:span text:style-name="T15_212"><text:s/></text:span><text:span text:style-name="T15_213">from</text:span><text:span text:style-name="T15_214"><text:s/></text:span><text:span text:style-name="T15_215">stdin</text:span><text:span text:style-name="T15_216"><text:s/></text:span><text:span text:style-name="T15_217">and</text:span><text:span text:style-name="T15_218"><text:s/></text:span><text:span text:style-name="T15_219">to</text:span><text:span text:style-name="T15_220"><text:s/></text:span><text:span text:style-name="T15_221">stdout</text:span><text:span text:style-name="T15_222"><text:s/></text:span><text:span text:style-name="T15_223">on</text:span><text:span text:style-name="T15_224"><text:s/></text:span><text:span text:style-name="T15_225">your</text:span><text:span text:style-name="T15_226"><text:s/></text:span><text:span text:style-name="T15_227">local</text:span><text:span text:style-name="T15_228"><text:s/></text:span><text:span text:style-name="T15_229">terminal</text:span><text:span text:style-name="T15_230">.<text:s/></text:span><text:span text:style-name="T15_231">The</text:span><text:span text:style-name="T15_232"><text:s/></text:span><text:span text:style-name="T15_233">remote</text:span><text:span text:style-name="T15_234"><text:s/></text:span><text:span text:style-name="T15_235">generally</text:span><text:span text:style-name="T15_236"><text:s/></text:span><text:span text:style-name="T15_237">requests</text:span><text:span text:style-name="T15_238"><text:s/></text:span><text:span text:style-name="T15_239">login</text:span><text:span text:style-name="T15_240"><text:s/></text:span><text:span text:style-name="T15_241">information</text:span><text:span text:style-name="T15_242">,<text:s/></text:span><text:span text:style-name="T15_243">verifies</text:span><text:span text:style-name="T15_244"><text:s/></text:span><text:span text:style-name="T15_245">it</text:span><text:span text:style-name="T15_246">,<text:s/></text:span><text:span text:style-name="T15_247">then</text:span><text:span text:style-name="T15_248"><text:s/></text:span><text:span text:style-name="T15_249">forks</text:span><text:span text:style-name="T15_250"><text:s/></text:span><text:span text:style-name="T15_251">and</text:span><text:span text:style-name="T15_252"><text:s/></text:span><text:span text:style-name="T15_253">execs</text:span><text:span text:style-name="T15_254"><text:s/></text:span><text:span text:style-name="T15_255">your</text:span><text:span text:style-name="T15_256"><text:s/></text:span><text:span text:style-name="T15_257">login</text:span><text:span text:style-name="T15_258"><text:s/></text:span><text:span text:style-name="T15_259">shell</text:span><text:span text:style-name="T15_260"><text:s/></text:span><text:span text:style-name="T15_261">in</text:span><text:span text:style-name="T15_262"><text:s/></text:span><text:span text:style-name="T15_263">a</text:span><text:span text:style-name="T15_264"><text:s/></text:span><text:span text:style-name="T15_265">pseudo</text:span><text:span text:style-name="T15_266">-</text:span><text:span text:style-name="T15_267">virtual</text:span><text:span text:style-name="T15_268"><text:s/></text:span><text:span text:style-name="T15_269">terminal</text:span><text:span text:style-name="T15_270"><text:s/>(</text:span><text:span text:style-name="T15_271">PTY</text:span><text:span text:style-name="T15_272">).<text:s/></text:span><text:span text:style-name="T15_273">Your</text:span><text:span text:style-name="T15_274"><text:s/></text:span><text:span text:style-name="T15_275">input</text:span><text:span text:style-name="T15_276"><text:s/></text:span><text:span text:style-name="T15_277">is</text:span><text:span text:style-name="T15_278"><text:s/></text:span><text:span text:style-name="T15_279">relayed</text:span><text:span text:style-name="T15_280"><text:s/></text:span><text:span text:style-name="T15_281">to</text:span><text:span text:style-name="T15_282"><text:s/></text:span><text:span text:style-name="T15_283">the</text:span><text:span text:style-name="T15_284"><text:s/></text:span><text:span text:style-name="T15_285">stdin</text:span><text:span text:style-name="T15_286"><text:s/></text:span><text:span text:style-name="T15_287">of</text:span><text:span text:style-name="T15_288"><text:s/></text:span><text:span text:style-name="T15_289">the</text:span><text:span text:style-name="T15_290"><text:s/></text:span><text:span text:style-name="T15_291">process</text:span><text:span text:style-name="T15_292">,<text:s/></text:span><text:span text:style-name="T15_293">and</text:span><text:span text:style-name="T15_294"><text:s/></text:span><text:span text:style-name="T15_295">the</text:span><text:span text:style-name="T15_296"><text:s/></text:span><text:span text:style-name="T15_297">stdout</text:span><text:span text:style-name="T15_298"><text:s/></text:span><text:span text:style-name="T15_299">from</text:span><text:span text:style-name="T15_300"><text:s/></text:span><text:span text:style-name="T15_301">it</text:span><text:span text:style-name="T15_302"><text:s/></text:span><text:span text:style-name="T15_303">is</text:span><text:span text:style-name="T15_304"><text:s/></text:span><text:span text:style-name="T15_305">returned</text:span><text:span text:style-name="T15_306"><text:s/></text:span><text:span text:style-name="T15_307">to</text:span><text:span text:style-name="T15_308"><text:s/></text:span><text:span text:style-name="T15_309">you</text:span><text:span text:style-name="T15_310">,<text:s/></text:span><text:span text:style-name="T15_311">allowing</text:span><text:span text:style-name="T15_312"><text:s/></text:span><text:span text:style-name="T15_313">you</text:span><text:span text:style-name="T15_314"><text:s/></text:span><text:span text:style-name="T15_315">to</text:span><text:span text:style-name="T15_316"><text:s/></text:span><text:span text:style-name="T15_317">essentially</text:span><text:span text:style-name="T15_318"><text:s/></text:span><text:span text:style-name="T15_319">control</text:span><text:span text:style-name="T15_320"><text:s/></text:span><text:span text:style-name="T15_321">the</text:span><text:span text:style-name="T15_322"><text:s/></text:span><text:span text:style-name="T15_323">remote</text:span><text:span text:style-name="T15_324"><text:s/></text:span><text:span text:style-name="T15_325">PTY</text:span><text:span text:style-name="T15_326"><text:s/></text:span><text:span text:style-name="T15_327">as</text:span><text:span text:style-name="T15_328"><text:s/></text:span><text:span text:style-name="T15_329">if</text:span><text:span text:style-name="T15_330"><text:s/></text:span><text:span text:style-name="T15_331">it</text:span><text:span text:style-name="T15_332"><text:s/></text:span><text:span text:style-name="T15_333">was</text:span><text:span text:style-name="T15_334"><text:s/></text:span><text:span text:style-name="T15_335">a</text:span><text:span text:style-name="T15_336"><text:s/></text:span><text:span text:style-name="T15_337">local</text:span><text:span text:style-name="T15_338"><text:s/></text:span><text:span text:style-name="T15_339">TTY</text:span><text:span text:style-name="T15_340">.<text:s/></text:span><text:span text:style-name="T15_341">This</text:span><text:span text:style-name="T15_342"><text:s/></text:span><text:span text:style-name="T15_343">is</text:span><text:span text:style-name="T15_344"><text:s/></text:span><text:span text:style-name="T15_345">really</text:span><text:span text:style-name="T15_346"><text:s/></text:span><text:span text:style-name="T15_347">pretty</text:span><text:span text:style-name="T15_348"><text:s/></text:span><text:span text:style-name="T15_349">neat</text:span><text:span text:style-name="T15_350">,<text:s/></text:span><text:span text:style-name="T15_351">but</text:span><text:span text:style-name="T15_352"><text:s/></text:span><text:span text:style-name="T15_353">unfortunately</text:span><text:span text:style-name="T15_354">,<text:s/></text:span><text:span text:style-name="T15_355">this</text:span><text:span text:style-name="T15_356"><text:s/></text:span><text:span text:style-name="T15_357">is</text:span><text:span text:style-name="T15_358"><text:s/></text:span><text:span text:style-name="T15_359">all</text:span><text:span text:style-name="T15_360"><text:s/></text:span><text:span text:style-name="T15_361">done</text:span><text:span text:style-name="T15_362"><text:s/></text:span><text:span text:style-name="T15_363">one</text:span><text:span text:style-name="T15_364"><text:s/></text:span><text:span text:style-name="T15_365">character</text:span><text:span text:style-name="T15_366"><text:s/></text:span><text:span text:style-name="T15_367">at</text:span><text:span text:style-name="T15_368"><text:s/></text:span><text:span text:style-name="T15_369">a</text:span><text:span text:style-name="T15_370"><text:s/></text:span><text:span text:style-name="T15_371">time</text:span><text:span text:style-name="T15_372"><text:s/></text:span><text:span text:style-name="T15_373">and</text:span><text:span text:style-name="T15_374"><text:s/></text:span><text:span text:style-name="T15_375">using</text:span><text:span text:style-name="T15_376"><text:s/></text:span><text:span text:style-name="T15_377">clear</text:span><text:span text:style-name="T15_378"><text:s/></text:span><text:span text:style-name="T15_379">text</text:span><text:span text:style-name="T15_380"><text:s/></text:span><text:span text:style-name="T15_381">for</text:span><text:span text:style-name="T15_382"><text:s/></text:span><text:span text:style-name="T15_383">everything</text:span><text:span text:style-name="T15_384">,<text:s/></text:span><text:span text:style-name="T15_385">including</text:span><text:span text:style-name="T15_386"><text:s/></text:span><text:span text:style-name="T15_387">your</text:span><text:span text:style-name="T15_388"><text:s/></text:span><text:span text:style-name="T15_389">login</text:span><text:span text:style-name="T15_390"><text:s/></text:span><text:span text:style-name="T15_391">information</text:span><text:span text:style-name="T15_392">.<text:s/></text:span><text:span text:style-name="T15_393">Obviously</text:span><text:span text:style-name="T15_394"><text:s/></text:span><text:span text:style-name="T15_395">this</text:span><text:span text:style-name="T15_396"><text:s/></text:span><text:span text:style-name="T15_397">is</text:span><text:span text:style-name="T15_398"><text:s/></text:span><text:span text:style-name="T15_399">kind</text:span><text:span text:style-name="T15_400"><text:s/></text:span><text:span text:style-name="T15_401">of</text:span><text:span text:style-name="T15_402"><text:s/></text:span><text:span text:style-name="T15_403">a</text:span><text:span text:style-name="T15_404"><text:s/></text:span><text:span text:style-name="T15_405">problem</text:span><text:span text:style-name="T15_406"><text:s/></text:span><text:span text:style-name="T15_407">when</text:span><text:span text:style-name="T15_408"><text:s/></text:span><text:span text:style-name="T15_409">working</text:span><text:span text:style-name="T15_410"><text:s/></text:span><text:span text:style-name="T15_411">public</text:span><text:span text:style-name="T15_412"><text:s/></text:span><text:span text:style-name="T15_413">networks</text:span><text:span text:style-name="T15_414"><text:s/></text:span><text:span text:style-name="T15_415">or</text:span><text:span text:style-name="T15_416"><text:s/></text:span><text:span text:style-name="T15_417">even</text:span><text:span text:style-name="T15_418"><text:s/></text:span><text:span text:style-name="T15_419">local</text:span><text:span text:style-name="T15_420"><text:s/></text:span><text:span text:style-name="T15_421">ones</text:span><text:span text:style-name="T15_422"><text:s/></text:span><text:span text:style-name="T15_423">where</text:span><text:span text:style-name="T15_424"><text:s/></text:span><text:span text:style-name="T15_425">there</text:span><text:span text:style-name="T15_426"><text:s/></text:span><text:span text:style-name="T15_427">is</text:span><text:span text:style-name="T15_428"><text:s/></text:span><text:span text:style-name="T15_429">a</text:span><text:span text:style-name="T15_430"><text:s/></text:span><text:span text:style-name="T15_431">chance</text:span><text:span text:style-name="T15_432"><text:s/></text:span><text:span text:style-name="T15_433">of</text:span><text:span text:style-name="T15_434"><text:s/></text:span><text:span text:style-name="T15_435">someone</text:span><text:span text:style-name="T15_436"><text:s/></text:span><text:span text:style-name="T15_437">intercepting</text:span><text:span text:style-name="T15_438"><text:s/></text:span><text:span text:style-name="T15_439">your</text:span><text:span text:style-name="T15_440"><text:s/></text:span><text:span text:style-name="T15_441">traffic</text:span><text:span text:style-name="T15_442"><text:s/></text:span><text:span text:style-name="T15_443">and</text:span><text:span text:style-name="T15_444"><text:s/></text:span><text:span text:style-name="T15_445">getting</text:span><text:span text:style-name="T15_446"><text:s/></text:span><text:span text:style-name="T15_447">your</text:span><text:span text:style-name="T15_448"><text:s/></text:span><text:span text:style-name="T15_449">login</text:span><text:span text:style-name="T15_450"><text:s/></text:span><text:span text:style-name="T15_451">details</text:span><text:span text:style-name="T15_452"><text:s/></text:span><text:span text:style-name="T15_453">from</text:span><text:span text:style-name="T15_454"><text:s/></text:span><text:span text:style-name="T15_455">that</text:span><text:span text:style-name="T15_456">.<text:s/></text:span><text:span text:style-name="T15_457">SSH</text:span><text:span text:style-name="T15_458"><text:s/></text:span><text:span text:style-name="T15_459">works</text:span><text:span text:style-name="T15_460"><text:s/></text:span><text:span text:style-name="T15_461">to</text:span><text:span text:style-name="T15_462"><text:s/></text:span><text:span text:style-name="T15_463">correct</text:span><text:span text:style-name="T15_464"><text:s/></text:span><text:span text:style-name="T15_465">that</text:span><text:span text:style-name="T15_466"><text:s/></text:span><text:span text:style-name="T15_467">issue</text:span><text:span text:style-name="T15_468"><text:s/></text:span><text:span text:style-name="T15_469">by</text:span><text:span text:style-name="T15_470"><text:s/></text:span><text:span text:style-name="T15_471">pushing</text:span><text:span text:style-name="T15_472"><text:s/></text:span><text:span text:style-name="T15_473">your</text:span><text:span text:style-name="T15_474"><text:s/></text:span><text:span text:style-name="T15_475">traffic</text:span><text:span text:style-name="T15_476"><text:s/></text:span><text:span text:style-name="T15_477">over</text:span><text:span text:style-name="T15_478"><text:s/></text:span><text:span text:style-name="T15_479">a</text:span><text:span text:style-name="T15_480"><text:s/></text:span><text:span text:style-name="T15_481">securely</text:span><text:span text:style-name="T15_482"><text:s/></text:span><text:span text:style-name="T15_483">encrypted</text:span><text:span text:style-name="T15_484"><text:s/></text:span><text:span text:style-name="T15_485">link</text:span><text:span text:style-name="T15_486">.</text:span></text:p>
      <text:p text:style-name="P16"><text:span text:style-name="T16_1">As</text:span><text:span text:style-name="T16_2"><text:s/></text:span><text:span text:style-name="T16_3">we</text:span><text:span text:style-name="T16_4"><text:s/></text:span><text:span text:style-name="T16_5">covered</text:span><text:span text:style-name="T16_6"><text:s/></text:span><text:span text:style-name="T16_7">above</text:span><text:span text:style-name="T16_8">,<text:s/></text:span><text:span text:style-name="T16_9">the</text:span><text:span text:style-name="T16_10"><text:s/></text:span><text:span text:style-name="T16_11">main</text:span><text:span text:style-name="T16_12"><text:s/></text:span><text:span text:style-name="T16_13">point</text:span><text:span text:style-name="T16_14"><text:s/></text:span><text:span text:style-name="T16_15">of</text:span><text:span text:style-name="T16_16"><text:s/></text:span><text:span text:style-name="T16_17">SSH</text:span><text:span text:style-name="T16_18"><text:s/></text:span><text:span text:style-name="T16_19">is</text:span><text:span text:style-name="T16_20"><text:s/></text:span><text:span text:style-name="T16_21">to</text:span><text:span text:style-name="T16_22"><text:s/></text:span><text:span text:style-name="T16_23">control</text:span><text:span text:style-name="T16_24"><text:s/></text:span><text:span text:style-name="T16_25">a</text:span><text:span text:style-name="T16_26"><text:s/></text:span><text:span text:style-name="T16_27">machine</text:span><text:span text:style-name="T16_28"><text:s/></text:span><text:span text:style-name="T16_29">remotely</text:span><text:span text:style-name="T16_30"><text:s/></text:span><text:span text:style-name="T16_31">and</text:span><text:span text:style-name="T16_32"><text:s/></text:span><text:span text:style-name="T16_33">securely</text:span><text:span text:style-name="T16_34">.<text:s/></text:span><text:span text:style-name="T16_35">Explaining</text:span><text:span text:style-name="T16_36"><text:s/></text:span><text:span text:style-name="T16_37">the</text:span><text:span text:style-name="T16_38"><text:s/></text:span><text:span text:style-name="T16_39">protocol</text:span><text:span text:style-name="T16_40"><text:s/></text:span><text:span text:style-name="T16_41">outright</text:span><text:span text:style-name="T16_42"><text:s/></text:span><text:span text:style-name="T16_43">it</text:span><text:span text:style-name="T16_44"><text:s/></text:span><text:span text:style-name="T16_45">a</text:span><text:span text:style-name="T16_46"><text:s/></text:span><text:span text:style-name="T16_47">little</text:span><text:span text:style-name="T16_48"><text:s/></text:span><text:span text:style-name="T16_49">difficult</text:span><text:span text:style-name="T16_50"><text:s/></text:span><text:span text:style-name="T16_51">for</text:span><text:span text:style-name="T16_52"><text:s/></text:span><text:span text:style-name="T16_53">this</text:span><text:span text:style-name="T16_54"><text:s/></text:span><text:span text:style-name="T16_55">author</text:span><text:span text:style-name="T16_56">,<text:s/></text:span><text:span text:style-name="T16_57">so</text:span><text:span text:style-name="T16_58"><text:s/></text:span><text:span text:style-name="T16_59">let</text:span><text:span text:style-name="T16_60">’</text:span><text:span text:style-name="T16_61">s</text:span><text:span text:style-name="T16_62"><text:s/></text:span><text:span text:style-name="T16_63">just</text:span><text:span text:style-name="T16_64"><text:s/></text:span><text:span text:style-name="T16_65">run</text:span><text:span text:style-name="T16_66"><text:s/></text:span><text:span text:style-name="T16_67">through</text:span><text:span text:style-name="T16_68"><text:s/></text:span><text:span text:style-name="T16_69">the</text:span><text:span text:style-name="T16_70"><text:s/></text:span><text:span text:style-name="T16_71">basics</text:span><text:span text:style-name="T16_72"><text:s/></text:span><text:span text:style-name="T16_73">of</text:span><text:span text:style-name="T16_74"><text:s/></text:span><text:span text:style-name="T16_75">what</text:span><text:span text:style-name="T16_76"><text:s/></text:span><text:span text:style-name="T16_77">happens</text:span><text:span text:style-name="T16_78"><text:s/></text:span><text:span text:style-name="T16_79">when</text:span><text:span text:style-name="T16_80"><text:s/></text:span><text:span text:style-name="T16_81">you</text:span><text:span text:style-name="T16_82"><text:s/></text:span><text:span text:style-name="T16_83">log</text:span><text:span text:style-name="T16_84"><text:s/></text:span><text:span text:style-name="T16_85">in</text:span><text:span text:style-name="T16_86"><text:s/></text:span><text:span text:style-name="T16_87">using</text:span><text:span text:style-name="T16_88"><text:s/></text:span><text:span text:style-name="T16_89">a</text:span><text:span text:style-name="T16_90"><text:s/></text:span><text:span text:style-name="T16_91">normal</text:span><text:span text:style-name="T16_92"><text:s/></text:span><text:span text:style-name="T16_93">SSH</text:span><text:span text:style-name="T16_94"><text:s/></text:span><text:span text:style-name="T16_95">client</text:span><text:span text:style-name="T16_96"><text:s/></text:span><text:span text:style-name="T16_97">like</text:span><text:span text:style-name="T16_98"><text:s/></text:span><text:span text:style-name="T16_99">PuTTY</text:span><text:span text:style-name="T16_100"><text:s/></text:span><text:span text:style-name="T16_101">or</text:span><text:span text:style-name="T16_102"><text:s/></text:span><text:span text:style-name="T16_103">the</text:span><text:span text:style-name="T16_104"><text:s/></text:span><text:span text:style-name="T16_105">one</text:span><text:span text:style-name="T16_106"><text:s/></text:span><text:span text:style-name="T16_107">that</text:span><text:span text:style-name="T16_108"><text:s/></text:span><text:span text:style-name="T16_109">ships</text:span><text:span text:style-name="T16_110"><text:s/></text:span><text:span text:style-name="T16_111">with</text:span><text:span text:style-name="T16_112"><text:s/></text:span><text:span text:style-name="T16_113">OpenSSH</text:span><text:span text:style-name="T16_114">.</text:span></text:p>
      <text:p text:style-name="P17"><text:span text:style-name="T17_1">Step</text:span><text:span text:style-name="T17_2"><text:s/></text:span><text:span text:style-name="T17_3">one</text:span><text:span text:style-name="T17_4"><text:s/></text:span><text:span text:style-name="T17_5">is</text:span><text:span text:style-name="T17_6"><text:s/></text:span><text:span text:style-name="T17_7">to</text:span><text:span text:style-name="T17_8"><text:s/></text:span><text:span text:style-name="T17_9">do</text:span><text:span text:style-name="T17_10"><text:s/></text:span><text:span text:style-name="T17_11">key</text:span><text:span text:style-name="T17_12"><text:s/></text:span><text:span text:style-name="T17_13">exchange</text:span><text:span text:style-name="T17_14"><text:s/></text:span><text:span text:style-name="T17_15">and</text:span><text:span text:style-name="T17_16"><text:s/></text:span><text:span text:style-name="T17_17">set</text:span><text:span text:style-name="T17_18"><text:s/></text:span><text:span text:style-name="T17_19">up</text:span><text:span text:style-name="T17_20"><text:s/></text:span><text:span text:style-name="T17_21">a</text:span><text:span text:style-name="T17_22"><text:s/></text:span><text:span text:style-name="T17_23">secure</text:span><text:span text:style-name="T17_24"><text:s/></text:span><text:span text:style-name="T17_25">transport</text:span><text:span text:style-name="T17_26"><text:s/></text:span><text:span text:style-name="T17_27">to</text:span><text:span text:style-name="T17_28"><text:s/></text:span><text:span text:style-name="T17_29">do</text:span><text:span text:style-name="T17_30"><text:s/></text:span><text:span text:style-name="T17_31">the</text:span><text:span text:style-name="T17_32"><text:s/></text:span><text:span text:style-name="T17_33">rest</text:span><text:span text:style-name="T17_34"><text:s/></text:span><text:span text:style-name="T17_35">of</text:span><text:span text:style-name="T17_36"><text:s/></text:span><text:span text:style-name="T17_37">the</text:span><text:span text:style-name="T17_38"><text:s/></text:span><text:span text:style-name="T17_39">communication</text:span><text:span text:style-name="T17_40"><text:s/></text:span><text:span text:style-name="T17_41">on</text:span><text:span text:style-name="T17_42">.<text:s/></text:span><text:span text:style-name="T17_43">This</text:span><text:span text:style-name="T17_44"><text:s/></text:span><text:span text:style-name="T17_45">accomplished</text:span><text:span text:style-name="T17_46"><text:s/></text:span><text:span text:style-name="T17_47">by</text:span><text:span text:style-name="T17_48"><text:s/></text:span><text:span text:style-name="T17_49">means</text:span><text:span text:style-name="T17_50"><text:s/></text:span><text:span text:style-name="T17_51">of</text:span><text:span text:style-name="T17_52"><text:s/></text:span><text:span text:style-name="T17_53">public</text:span><text:span text:style-name="T17_54">-</text:span><text:span text:style-name="T17_55">key</text:span><text:span text:style-name="T17_56"><text:s/></text:span><text:span text:style-name="T17_57">cryptography</text:span><text:span text:style-name="T17_58">.<text:s/></text:span><text:span text:style-name="T17_59">To</text:span><text:span text:style-name="T17_60"><text:s/></text:span><text:span text:style-name="T17_61">do</text:span><text:span text:style-name="T17_62"><text:s/></text:span><text:span text:style-name="T17_63">this</text:span><text:span text:style-name="T17_64">,<text:s/></text:span><text:span text:style-name="T17_65">each</text:span><text:span text:style-name="T17_66"><text:s/></text:span><text:span text:style-name="T17_67">side</text:span><text:span text:style-name="T17_68"><text:s/></text:span><text:span text:style-name="T17_69">first</text:span><text:span text:style-name="T17_70"><text:s/></text:span><text:span text:style-name="T17_71">sends</text:span><text:span text:style-name="T17_72"><text:s/></text:span><text:span text:style-name="T17_73">their</text:span><text:span text:style-name="T17_74"><text:s/></text:span><text:span text:style-name="T17_75">public</text:span><text:span text:style-name="T17_76"><text:s/></text:span><text:span text:style-name="T17_77">public</text:span><text:span text:style-name="T17_78"><text:s/></text:span><text:span text:style-name="T17_79">keys</text:span><text:span text:style-name="T17_80">,<text:s/></text:span><text:span text:style-name="T17_81">these</text:span><text:span text:style-name="T17_82"><text:s/></text:span><text:span text:style-name="T17_83">keys</text:span><text:span text:style-name="T17_84"><text:s/></text:span><text:span text:style-name="T17_85">are</text:span><text:span text:style-name="T17_86"><text:s/></text:span><text:span text:style-name="T17_87">used</text:span><text:span text:style-name="T17_88"><text:s/></text:span><text:span text:style-name="T17_89">to</text:span><text:span text:style-name="T17_90"><text:s/></text:span><text:span text:style-name="T17_91">encrypt</text:span><text:span text:style-name="T17_92"><text:s/></text:span><text:span text:style-name="T17_93">messages</text:span><text:span text:style-name="T17_94"><text:s/></text:span><text:span text:style-name="T17_95">that</text:span><text:span text:style-name="T17_96"><text:s/></text:span><text:span text:style-name="T17_97">can</text:span><text:span text:style-name="T17_98"><text:s/></text:span><text:span text:style-name="T17_99">only</text:span><text:span text:style-name="T17_100"><text:s/></text:span><text:span text:style-name="T17_101">be</text:span><text:span text:style-name="T17_102"><text:s/></text:span><text:span text:style-name="T17_103">decrypted</text:span><text:span text:style-name="T17_104"><text:s/></text:span><text:span text:style-name="T17_105">with</text:span><text:span text:style-name="T17_106"><text:s/></text:span><text:span text:style-name="T17_107">the</text:span><text:span text:style-name="T17_108"><text:s/></text:span><text:span text:style-name="T17_109">public</text:span><text:span text:style-name="T17_110"><text:s/></text:span><text:span text:style-name="T17_111">key</text:span><text:span text:style-name="T17_112">’</text:span><text:span text:style-name="T17_113">s</text:span><text:span text:style-name="T17_114"><text:s/></text:span><text:span text:style-name="T17_115">corresponding</text:span><text:span text:style-name="T17_116"><text:s/></text:span><text:span text:style-name="T17_117">private</text:span><text:span text:style-name="T17_118"><text:s/></text:span><text:span text:style-name="T17_119">key</text:span><text:span text:style-name="T17_120">,<text:s/></text:span><text:span text:style-name="T17_121">which</text:span><text:span text:style-name="T17_122"><text:s/></text:span><text:span text:style-name="T17_123">is</text:span><text:span text:style-name="T17_124"><text:s/></text:span><text:span text:style-name="T17_125">kept</text:span><text:span text:style-name="T17_126"><text:s/></text:span><text:span text:style-name="T17_127">secret</text:span><text:span text:style-name="T17_128"><text:s/></text:span><text:span text:style-name="T17_129">by</text:span><text:span text:style-name="T17_130"><text:s/></text:span><text:span text:style-name="T17_131">each</text:span><text:span text:style-name="T17_132"><text:s/></text:span><text:span text:style-name="T17_133">side</text:span><text:span text:style-name="T17_134">.<text:s/></text:span><text:span text:style-name="T17_135">These</text:span><text:span text:style-name="T17_136"><text:s/></text:span><text:span text:style-name="T17_137">initial</text:span><text:span text:style-name="T17_138"><text:s/></text:span><text:span text:style-name="T17_139">messages</text:span><text:span text:style-name="T17_140"><text:s/></text:span><text:span text:style-name="T17_141">are</text:span><text:span text:style-name="T17_142"><text:s/></text:span><text:span text:style-name="T17_143">used</text:span><text:span text:style-name="T17_144"><text:s/></text:span><text:span text:style-name="T17_145">to</text:span><text:span text:style-name="T17_146"><text:s/></text:span><text:span text:style-name="T17_147">negotiate</text:span><text:span text:style-name="T17_148"><text:s/></text:span><text:span text:style-name="T17_149">methods</text:span><text:span text:style-name="T17_150"><text:s/></text:span><text:span text:style-name="T17_151">by</text:span><text:span text:style-name="T17_152"><text:s/></text:span><text:span text:style-name="T17_153">which</text:span><text:span text:style-name="T17_154"><text:s/></text:span><text:span text:style-name="T17_155">the</text:span><text:span text:style-name="T17_156"><text:s/></text:span><text:span text:style-name="T17_157">rest</text:span><text:span text:style-name="T17_158"><text:s/></text:span><text:span text:style-name="T17_159">of</text:span><text:span text:style-name="T17_160"><text:s/></text:span><text:span text:style-name="T17_161">the</text:span><text:span text:style-name="T17_162"><text:s/></text:span><text:span text:style-name="T17_163">communications</text:span><text:span text:style-name="T17_164"><text:s/></text:span><text:span text:style-name="T17_165">will</text:span><text:span text:style-name="T17_166"><text:s/></text:span><text:span text:style-name="T17_167">be</text:span><text:span text:style-name="T17_168"><text:s/></text:span><text:span text:style-name="T17_169">secured</text:span><text:span text:style-name="T17_170">,<text:s/></text:span><text:span text:style-name="T17_171">this</text:span><text:span text:style-name="T17_172"><text:s/></text:span><text:span text:style-name="T17_173">includes</text:span><text:span text:style-name="T17_174"><text:s/></text:span><text:span text:style-name="T17_175">negotiating</text:span><text:span text:style-name="T17_176"><text:s/></text:span><text:span text:style-name="T17_177">encryption</text:span><text:span text:style-name="T17_178"><text:s/></text:span><text:span text:style-name="T17_179">algorithms</text:span><text:span text:style-name="T17_180">,<text:s/></text:span><text:span text:style-name="T17_181">shared</text:span><text:span text:style-name="T17_182"><text:s/></text:span><text:span text:style-name="T17_183">keys</text:span><text:span text:style-name="T17_184"><text:s/></text:span><text:span text:style-name="T17_185">for</text:span><text:span text:style-name="T17_186"><text:s/></text:span><text:span text:style-name="T17_187">those</text:span><text:span text:style-name="T17_188"><text:s/></text:span><text:span text:style-name="T17_189">algorithms</text:span><text:span text:style-name="T17_190">,<text:s/></text:span><text:span text:style-name="T17_191">and</text:span><text:span text:style-name="T17_192"><text:s/></text:span><text:span text:style-name="T17_193">deciding</text:span><text:span text:style-name="T17_194"><text:s/></text:span><text:span text:style-name="T17_195">we</text:span><text:span text:style-name="T17_196">’</text:span><text:span text:style-name="T17_197">re</text:span><text:span text:style-name="T17_198"><text:s/></text:span><text:span text:style-name="T17_199">well</text:span><text:span text:style-name="T17_200"><text:s/></text:span><text:span text:style-name="T17_201">be</text:span><text:span text:style-name="T17_202"><text:s/></text:span><text:span text:style-name="T17_203">using</text:span><text:span text:style-name="T17_204"><text:s/></text:span><text:span text:style-name="T17_205">gzip</text:span><text:span text:style-name="T17_206"><text:s/></text:span><text:span text:style-name="T17_207">compression</text:span><text:span text:style-name="T17_208">.<text:s/></text:span><text:span text:style-name="T17_209">This</text:span><text:span text:style-name="T17_210"><text:s/></text:span><text:span text:style-name="T17_211">step</text:span><text:span text:style-name="T17_212"><text:s/></text:span><text:span text:style-name="T17_213">is</text:span><text:span text:style-name="T17_214"><text:s/></text:span><text:span text:style-name="T17_215">called</text:span><text:span text:style-name="T17_216"><text:s/></text:span><text:span text:style-name="T17_217">key</text:span><text:span text:style-name="T17_218"><text:s/></text:span><text:span text:style-name="T17_219">exchange</text:span><text:span text:style-name="T17_220">,<text:s/></text:span><text:span text:style-name="T17_221">which</text:span><text:span text:style-name="T17_222"><text:s/></text:span><text:span text:style-name="T17_223">is</text:span><text:span text:style-name="T17_224"><text:s/></text:span><text:span text:style-name="T17_225">sometimes</text:span><text:span text:style-name="T17_226"><text:s/></text:span><text:span text:style-name="T17_227">shortened</text:span><text:span text:style-name="T17_228"><text:s/></text:span><text:span text:style-name="T17_229">to</text:span><text:span text:style-name="T17_230"><text:s/></text:span><text:span text:style-name="T17_231">kex</text:span><text:span text:style-name="T17_232">.<text:s/></text:span><text:span text:style-name="T17_233">Key</text:span><text:span text:style-name="T17_234"><text:s/></text:span><text:span text:style-name="T17_235">exchange</text:span><text:span text:style-name="T17_236"><text:s/></text:span><text:span text:style-name="T17_237">is</text:span><text:span text:style-name="T17_238"><text:s/></text:span><text:span text:style-name="T17_239">occasionally</text:span><text:span text:style-name="T17_240"><text:s/></text:span><text:span text:style-name="T17_241">repeated</text:span><text:span text:style-name="T17_242"><text:s/></text:span><text:span text:style-name="T17_243">at</text:span><text:span text:style-name="T17_244"><text:s/></text:span><text:span text:style-name="T17_245">defined</text:span><text:span text:style-name="T17_246"> <text:s/></text:span><text:span text:style-name="T17_247">intervals</text:span><text:span text:style-name="T17_248"><text:s/></text:span><text:span text:style-name="T17_249">in</text:span><text:span text:style-name="T17_250"><text:s/></text:span><text:span text:style-name="T17_251">order</text:span><text:span text:style-name="T17_252"><text:s/></text:span><text:span text:style-name="T17_253">to</text:span><text:span text:style-name="T17_254"><text:s/></text:span><text:span text:style-name="T17_255">change</text:span><text:span text:style-name="T17_256"><text:s/></text:span><text:span text:style-name="T17_257">the</text:span><text:span text:style-name="T17_258"><text:s/></text:span><text:span text:style-name="T17_259">shared</text:span><text:span text:style-name="T17_260"><text:s/></text:span><text:span text:style-name="T17_261">encryption</text:span><text:span text:style-name="T17_262"><text:s/></text:span><text:span text:style-name="T17_263">keys</text:span><text:span text:style-name="T17_264">,<text:s/></text:span><text:span text:style-name="T17_265">just</text:span><text:span text:style-name="T17_266"><text:s/></text:span><text:span text:style-name="T17_267">as</text:span><text:span text:style-name="T17_268"><text:s/></text:span><text:span text:style-name="T17_269">a</text:span><text:span text:style-name="T17_270"><text:s/></text:span><text:span text:style-name="T17_271">precaution</text:span><text:span text:style-name="T17_272">.<text:s/></text:span><text:span text:style-name="T17_273">The</text:span><text:span text:style-name="T17_274"><text:s/></text:span><text:span text:style-name="T17_275">end</text:span><text:span text:style-name="T17_276"><text:s/></text:span><text:span text:style-name="T17_277">result</text:span><text:span text:style-name="T17_278"><text:s/></text:span><text:span text:style-name="T17_279">of</text:span><text:span text:style-name="T17_280"><text:s/></text:span><text:span text:style-name="T17_281">the</text:span><text:span text:style-name="T17_282"><text:s/></text:span><text:span text:style-name="T17_283">key</text:span><text:span text:style-name="T17_284"><text:s/></text:span><text:span text:style-name="T17_285">exchange</text:span><text:span text:style-name="T17_286"><text:s/></text:span><text:span text:style-name="T17_287">is</text:span><text:span text:style-name="T17_288"><text:s/></text:span><text:span text:style-name="T17_289">a</text:span><text:span text:style-name="T17_290"><text:s/></text:span><text:span text:style-name="T17_291">transport</text:span><text:span text:style-name="T17_292"><text:s/></text:span><text:span text:style-name="T17_293">layer</text:span><text:span text:style-name="T17_294">,<text:s/></text:span><text:span text:style-name="T17_295">sometimes</text:span><text:span text:style-name="T17_296"><text:s/></text:span><text:span text:style-name="T17_297">just</text:span><text:span text:style-name="T17_298"><text:s/></text:span><text:span text:style-name="T17_299">called</text:span><text:span text:style-name="T17_300"><text:s/></text:span><text:span text:style-name="T17_301">a</text:span><text:span text:style-name="T17_302"><text:s/></text:span><text:span text:style-name="T17_303">transport</text:span><text:span text:style-name="T17_304">.<text:s/></text:span><text:span text:style-name="T17_305">The</text:span><text:span text:style-name="T17_306"><text:s/></text:span><text:span text:style-name="T17_307">transport</text:span><text:span text:style-name="T17_308"><text:s/></text:span><text:span text:style-name="T17_309">is</text:span><text:span text:style-name="T17_310"><text:s/></text:span><text:span text:style-name="T17_311">the</text:span><text:span text:style-name="T17_312"><text:s/></text:span><text:span text:style-name="T17_313">wrapper</text:span><text:span text:style-name="T17_314"><text:s/></text:span><text:span text:style-name="T17_315">for</text:span><text:span text:style-name="T17_316"><text:s/></text:span><text:span text:style-name="T17_317">the</text:span><text:span text:style-name="T17_318"><text:s/></text:span><text:span text:style-name="T17_319">rest</text:span><text:span text:style-name="T17_320"><text:s/></text:span><text:span text:style-name="T17_321">of</text:span><text:span text:style-name="T17_322"><text:s/></text:span><text:span text:style-name="T17_323">the</text:span><text:span text:style-name="T17_324"><text:s/></text:span><text:span text:style-name="T17_325">communication</text:span><text:span text:style-name="T17_326"><text:s/></text:span><text:span text:style-name="T17_327">channels</text:span><text:span text:style-name="T17_328">.</text:span></text:p>
      <text:p text:style-name="P18"><text:span text:style-name="T18_1">Once</text:span><text:span text:style-name="T18_2"><text:s/></text:span><text:span text:style-name="T18_3">we</text:span><text:span text:style-name="T18_4"><text:s/></text:span><text:span text:style-name="T18_5">have</text:span><text:span text:style-name="T18_6"><text:s/></text:span><text:span text:style-name="T18_7">the</text:span><text:span text:style-name="T18_8"><text:s/></text:span><text:span text:style-name="T18_9">transport</text:span><text:span text:style-name="T18_10">,<text:s/></text:span><text:span text:style-name="T18_11">the</text:span><text:span text:style-name="T18_12"><text:s/></text:span><text:span text:style-name="T18_13">client</text:span><text:span text:style-name="T18_14"><text:s/></text:span><text:span text:style-name="T18_15">and</text:span><text:span text:style-name="T18_16"><text:s/></text:span><text:span text:style-name="T18_17">server</text:span><text:span text:style-name="T18_18"><text:s/></text:span><text:span text:style-name="T18_19">can</text:span><text:span text:style-name="T18_20"><text:s/></text:span><text:span text:style-name="T18_21">open</text:span><text:span text:style-name="T18_22"><text:s/></text:span><text:span text:style-name="T18_23">an</text:span><text:span text:style-name="T18_24"><text:s/></text:span><text:span text:style-name="T18_25">arbitrary</text:span><text:span text:style-name="T18_26"><text:s/></text:span><text:span text:style-name="T18_27">number</text:span><text:span text:style-name="T18_28"><text:s/></text:span><text:span text:style-name="T18_29">of</text:span><text:span text:style-name="T18_30"><text:s/></text:span><text:span text:style-name="T18_31">data</text:span><text:span text:style-name="T18_32"><text:s/></text:span><text:span text:style-name="T18_33">channels</text:span><text:span text:style-name="T18_34"><text:s/></text:span><text:span text:style-name="T18_35">between</text:span><text:span text:style-name="T18_36"><text:s/></text:span><text:span text:style-name="T18_37">them</text:span><text:span text:style-name="T18_38"><text:s/></text:span><text:span text:style-name="T18_39">inside</text:span><text:span text:style-name="T18_40"><text:s/></text:span><text:span text:style-name="T18_41">of</text:span><text:span text:style-name="T18_42"><text:s/></text:span><text:span text:style-name="T18_43">it</text:span><text:span text:style-name="T18_44">.<text:s/></text:span><text:span text:style-name="T18_45">These</text:span><text:span text:style-name="T18_46"><text:s/></text:span><text:span text:style-name="T18_47">channels</text:span><text:span text:style-name="T18_48"><text:s/></text:span><text:span text:style-name="T18_49">can</text:span><text:span text:style-name="T18_50"><text:s/></text:span><text:span text:style-name="T18_51">do</text:span><text:span text:style-name="T18_52"><text:s/></text:span><text:span text:style-name="T18_53">things</text:span><text:span text:style-name="T18_54"><text:s/></text:span><text:span text:style-name="T18_55">such</text:span><text:span text:style-name="T18_56"><text:s/></text:span><text:span text:style-name="T18_57">as</text:span><text:span text:style-name="T18_58"><text:s/></text:span><text:span text:style-name="T18_59">port</text:span><text:span text:style-name="T18_60"><text:s/></text:span><text:span text:style-name="T18_61">and</text:span><text:span text:style-name="T18_62"><text:s/></text:span><text:span text:style-name="T18_63">X</text:span><text:span text:style-name="T18_64">11<text:s/></text:span><text:span text:style-name="T18_65">forwarding</text:span><text:span text:style-name="T18_66">,<text:s/></text:span><text:span text:style-name="T18_67">file</text:span><text:span text:style-name="T18_68"><text:s/></text:span><text:span text:style-name="T18_69">transfer</text:span><text:span text:style-name="T18_70"><text:s/></text:span><text:span text:style-name="T18_71">like</text:span><text:span text:style-name="T18_72"><text:s/></text:span><text:span text:style-name="T18_73">sftp</text:span><text:span text:style-name="T18_74"><text:s/></text:span><text:span text:style-name="T18_75">does</text:span><text:span text:style-name="T18_76">,<text:s/></text:span><text:span text:style-name="T18_77">or</text:span><text:span text:style-name="T18_78"><text:s/></text:span><text:span text:style-name="T18_79">simply</text:span><text:span text:style-name="T18_80"><text:s/></text:span><text:span text:style-name="T18_81">create</text:span><text:span text:style-name="T18_82"><text:s/></text:span><text:span text:style-name="T18_83">remote</text:span><text:span text:style-name="T18_84"><text:s/></text:span><text:span text:style-name="T18_85">shell</text:span><text:span text:style-name="T18_86"><text:s/></text:span><text:span text:style-name="T18_87">sessions</text:span><text:span text:style-name="T18_88">.</text:span></text:p>
      <text:p text:style-name="P19"><text:span text:style-name="T19_1">The</text:span><text:span text:style-name="T19_2"><text:s/></text:span><text:span text:style-name="T19_3">first</text:span><text:span text:style-name="T19_4"><text:s/></text:span><text:span text:style-name="T19_5">channel</text:span><text:span text:style-name="T19_6"><text:s/></text:span><text:span text:style-name="T19_7">created</text:span><text:span text:style-name="T19_8"><text:s/></text:span><text:span text:style-name="T19_9">is</text:span><text:span text:style-name="T19_10"><text:s/></text:span><text:span text:style-name="T19_11">usually</text:span><text:span text:style-name="T19_12"><text:s/></text:span><text:span text:style-name="T19_13">going</text:span><text:span text:style-name="T19_14"><text:s/></text:span><text:span text:style-name="T19_15">to</text:span><text:span text:style-name="T19_16"><text:s/></text:span><text:span text:style-name="T19_17">do</text:span><text:span text:style-name="T19_18"><text:s/></text:span><text:span text:style-name="T19_19">some</text:span><text:span text:style-name="T19_20"><text:s/></text:span><text:span text:style-name="T19_21">type</text:span><text:span text:style-name="T19_22"><text:s/></text:span><text:span text:style-name="T19_23">of</text:span><text:span text:style-name="T19_24"><text:s/></text:span><text:span text:style-name="T19_25">user</text:span><text:span text:style-name="T19_26"><text:s/></text:span><text:span text:style-name="T19_27">authentication</text:span><text:span text:style-name="T19_28">.<text:s/></text:span><text:span text:style-name="T19_29">This</text:span><text:span text:style-name="T19_30"><text:s/></text:span><text:span text:style-name="T19_31">happens</text:span><text:span text:style-name="T19_32"><text:s/></text:span><text:span text:style-name="T19_33">inside</text:span><text:span text:style-name="T19_34"><text:s/></text:span><text:span text:style-name="T19_35">the</text:span><text:span text:style-name="T19_36"><text:s/></text:span><text:span text:style-name="T19_37">server</text:span><text:span text:style-name="T19_38">’</text:span><text:span text:style-name="T19_39">s</text:span><text:span text:style-name="T19_40"><text:s/></text:span><text:span text:style-name="T19_41">SSH</text:span><text:span text:style-name="T19_42"><text:s/></text:span><text:span text:style-name="T19_43">daemon</text:span><text:span text:style-name="T19_44"><text:s/></text:span><text:span text:style-name="T19_45">and</text:span><text:span text:style-name="T19_46"><text:s/></text:span><text:span text:style-name="T19_47">there</text:span><text:span text:style-name="T19_48"><text:s/></text:span><text:span text:style-name="T19_49">is</text:span><text:span text:style-name="T19_50"><text:s/></text:span><text:span text:style-name="T19_51">usually</text:span><text:span text:style-name="T19_52"><text:s/></text:span><text:span text:style-name="T19_53">a</text:span><text:span text:style-name="T19_54"><text:s/></text:span><text:span text:style-name="T19_55">few</text:span><text:span text:style-name="T19_56"><text:s/></text:span><text:span text:style-name="T19_57">different</text:span><text:span text:style-name="T19_58"><text:s/></text:span><text:span text:style-name="T19_59">methods</text:span><text:span text:style-name="T19_60"><text:s/></text:span><text:span text:style-name="T19_61">provided</text:span><text:span text:style-name="T19_62">.<text:s/></text:span><text:span text:style-name="T19_63">One</text:span><text:span text:style-name="T19_64"><text:s/></text:span><text:span text:style-name="T19_65">method</text:span><text:span text:style-name="T19_66"><text:s/></text:span><text:span text:style-name="T19_67">is</text:span><text:span text:style-name="T19_68"><text:s/></text:span><text:span text:style-name="T19_69">key</text:span><text:span text:style-name="T19_70"><text:s/></text:span><text:span text:style-name="T19_71">authentication</text:span><text:span text:style-name="T19_72">,<text:s/></text:span><text:span text:style-name="T19_73">which</text:span><text:span text:style-name="T19_74"><text:s/></text:span><text:span text:style-name="T19_75">uses</text:span><text:span text:style-name="T19_76"><text:s/></text:span><text:span text:style-name="T19_77">a</text:span><text:span text:style-name="T19_78"><text:s/></text:span><text:span text:style-name="T19_79">public</text:span><text:span text:style-name="T19_80"><text:s/></text:span><text:span text:style-name="T19_81">key</text:span><text:span text:style-name="T19_82"><text:s/></text:span><text:span text:style-name="T19_83">from</text:span><text:span text:style-name="T19_84"><text:s/></text:span><text:span text:style-name="T19_85">the</text:span><text:span text:style-name="T19_86"><text:s/></text:span><text:span text:style-name="T19_87">client</text:span><text:span text:style-name="T19_88"><text:s/></text:span><text:span text:style-name="T19_89">and</text:span><text:span text:style-name="T19_90"><text:s/></text:span><text:span text:style-name="T19_91">a</text:span><text:span text:style-name="T19_92"><text:s/></text:span><text:span text:style-name="T19_93">private</text:span><text:span text:style-name="T19_94"><text:s/></text:span><text:span text:style-name="T19_95">key</text:span><text:span text:style-name="T19_96"><text:s/></text:span><text:span text:style-name="T19_97">for</text:span><text:span text:style-name="T19_98"><text:s/></text:span><text:span text:style-name="T19_99">the</text:span><text:span text:style-name="T19_100"><text:s/></text:span><text:span text:style-name="T19_101">account</text:span><text:span text:style-name="T19_102"><text:s/></text:span><text:span text:style-name="T19_103">they</text:span><text:span text:style-name="T19_104"><text:s/></text:span><text:span text:style-name="T19_105">want</text:span><text:span text:style-name="T19_106"><text:s/></text:span><text:span text:style-name="T19_107">to</text:span><text:span text:style-name="T19_108"><text:s/></text:span><text:span text:style-name="T19_109">authenticate</text:span><text:span text:style-name="T19_110"><text:s/></text:span><text:span text:style-name="T19_111">against</text:span><text:span text:style-name="T19_112">.<text:s/></text:span><text:span text:style-name="T19_113">Another</text:span><text:span text:style-name="T19_114"><text:s/></text:span><text:span text:style-name="T19_115">is</text:span><text:span text:style-name="T19_116"><text:s/></text:span><text:span text:style-name="T19_117">to</text:span><text:span text:style-name="T19_118"><text:s/></text:span><text:span text:style-name="T19_119">somehow</text:span><text:span text:style-name="T19_120"><text:s/></text:span><text:span text:style-name="T19_121">implement</text:span><text:span text:style-name="T19_122"><text:s/></text:span><text:span text:style-name="T19_123">username</text:span><text:span text:style-name="T19_124"><text:s/></text:span><text:span text:style-name="T19_125">and</text:span><text:span text:style-name="T19_126"><text:s/></text:span><text:span text:style-name="T19_127">password</text:span><text:span text:style-name="T19_128"><text:s/></text:span><text:span text:style-name="T19_129">authentication</text:span><text:span text:style-name="T19_130"><text:s/></text:span><text:span text:style-name="T19_131">using</text:span><text:span text:style-name="T19_132"><text:s/></text:span><text:span text:style-name="T19_133">the</text:span><text:span text:style-name="T19_134"><text:s/></text:span><text:span text:style-name="T19_135">resources</text:span><text:span text:style-name="T19_136"><text:s/></text:span><text:span text:style-name="T19_137">available</text:span><text:span text:style-name="T19_138"><text:s/></text:span><text:span text:style-name="T19_139">to</text:span><text:span text:style-name="T19_140"><text:s/></text:span><text:span text:style-name="T19_141">the</text:span><text:span text:style-name="T19_142"><text:s/></text:span><text:span text:style-name="T19_143">server</text:span><text:span text:style-name="T19_144">.<text:s/></text:span><text:span text:style-name="T19_145">The</text:span><text:span text:style-name="T19_146"><text:s/></text:span><text:span text:style-name="T19_147">last</text:span><text:span text:style-name="T19_148"><text:s/></text:span><text:span text:style-name="T19_149">common</text:span><text:span text:style-name="T19_150"><text:s/></text:span><text:span text:style-name="T19_151">one</text:span><text:span text:style-name="T19_152"><text:s/></text:span><text:span text:style-name="T19_153">is</text:span><text:span text:style-name="T19_154"><text:s/></text:span><text:span text:style-name="T19_155">interactive</text:span><text:span text:style-name="T19_156"><text:s/></text:span><text:span text:style-name="T19_157">challenge</text:span><text:span text:style-name="T19_158">/</text:span><text:span text:style-name="T19_159">response</text:span><text:span text:style-name="T19_160"><text:s/></text:span><text:span text:style-name="T19_161">authentication</text:span><text:span text:style-name="T19_162">.<text:s/></text:span><text:span text:style-name="T19_163">This</text:span><text:span text:style-name="T19_164"><text:s/></text:span><text:span text:style-name="T19_165">is</text:span><text:span text:style-name="T19_166"><text:s/></text:span><text:span text:style-name="T19_167">basically</text:span><text:span text:style-name="T19_168"><text:s/></text:span><text:span text:style-name="T19_169">a</text:span><text:span text:style-name="T19_170"><text:s/></text:span><text:span text:style-name="T19_171">shell</text:span><text:span text:style-name="T19_172"><text:s/></text:span><text:span text:style-name="T19_173">channel</text:span><text:span text:style-name="T19_174"><text:s/></text:span><text:span text:style-name="T19_175">which</text:span><text:span text:style-name="T19_176"><text:s/></text:span><text:span text:style-name="T19_177">is</text:span><text:span text:style-name="T19_178"><text:s/></text:span><text:span text:style-name="T19_179">used</text:span><text:span text:style-name="T19_180"><text:s/></text:span><text:span text:style-name="T19_181">by</text:span><text:span text:style-name="T19_182"><text:s/></text:span><text:span text:style-name="T19_183">the</text:span><text:span text:style-name="T19_184"><text:s/></text:span><text:span text:style-name="T19_185">server</text:span><text:span text:style-name="T19_186"><text:s/></text:span><text:span text:style-name="T19_187">to</text:span><text:span text:style-name="T19_188"><text:s/></text:span><text:span text:style-name="T19_189">obtain</text:span><text:span text:style-name="T19_190"><text:s/></text:span><text:span text:style-name="T19_191">answers</text:span><text:span text:style-name="T19_192"><text:s/></text:span><text:span text:style-name="T19_193">to</text:span><text:span text:style-name="T19_194"><text:s/></text:span><text:span text:style-name="T19_195">arbitrary</text:span><text:span text:style-name="T19_196"><text:s/></text:span><text:span text:style-name="T19_197">authentication</text:span><text:span text:style-name="T19_198"><text:s/></text:span><text:span text:style-name="T19_199">questions</text:span><text:span text:style-name="T19_200">.<text:s/></text:span><text:span text:style-name="T19_201">This</text:span><text:span text:style-name="T19_202"><text:s/></text:span><text:span text:style-name="T19_203">is</text:span><text:span text:style-name="T19_204"><text:s/></text:span><text:span text:style-name="T19_205">often</text:span><text:span text:style-name="T19_206"><text:s/></text:span><text:span text:style-name="T19_207">how</text:span><text:span text:style-name="T19_208"><text:s/></text:span><text:span text:style-name="T19_209">a</text:span><text:span text:style-name="T19_210"><text:s/></text:span><text:span text:style-name="T19_211">username</text:span><text:span text:style-name="T19_212"><text:s/></text:span><text:span text:style-name="T19_213">and</text:span><text:span text:style-name="T19_214"><text:s/></text:span><text:span text:style-name="T19_215">password</text:span><text:span text:style-name="T19_216"><text:s/></text:span><text:span text:style-name="T19_217">is</text:span><text:span text:style-name="T19_218"><text:s/></text:span><text:span text:style-name="T19_219">obtained</text:span><text:span text:style-name="T19_220">,<text:s/></text:span><text:span text:style-name="T19_221">but</text:span><text:span text:style-name="T19_222"><text:s/></text:span><text:span text:style-name="T19_223">it</text:span><text:span text:style-name="T19_224"><text:s/></text:span><text:span text:style-name="T19_225">isn</text:span><text:span text:style-name="T19_226">’</text:span><text:span text:style-name="T19_227">t</text:span><text:span text:style-name="T19_228"><text:s/></text:span><text:span text:style-name="T19_229">always</text:span><text:span text:style-name="T19_230">,<text:s/></text:span><text:span text:style-name="T19_231">as</text:span><text:span text:style-name="T19_232"><text:s/></text:span><text:span text:style-name="T19_233">the</text:span><text:span text:style-name="T19_234"><text:s/></text:span><text:span text:style-name="T19_235">client</text:span><text:span text:style-name="T19_236"><text:s/></text:span><text:span text:style-name="T19_237">can</text:span><text:span text:style-name="T19_238"><text:s/></text:span><text:span text:style-name="T19_239">collect</text:span><text:span text:style-name="T19_240"><text:s/></text:span><text:span text:style-name="T19_241">them</text:span><text:span text:style-name="T19_242"><text:s/></text:span><text:span text:style-name="T19_243">on</text:span><text:span text:style-name="T19_244"><text:s/></text:span><text:span text:style-name="T19_245">its</text:span><text:span text:style-name="T19_246"><text:s/></text:span><text:span text:style-name="T19_247">own</text:span><text:span text:style-name="T19_248"><text:s/></text:span><text:span text:style-name="T19_249">first</text:span><text:span text:style-name="T19_250"><text:s/></text:span><text:span text:style-name="T19_251">and</text:span><text:span text:style-name="T19_252"><text:s/></text:span><text:span text:style-name="T19_253">then</text:span><text:span text:style-name="T19_254"><text:s/></text:span><text:span text:style-name="T19_255">give</text:span><text:span text:style-name="T19_256"><text:s/></text:span><text:span text:style-name="T19_257">those</text:span><text:span text:style-name="T19_258"><text:s/></text:span><text:span text:style-name="T19_259">the</text:span><text:span text:style-name="T19_260"><text:s/></text:span><text:span text:style-name="T19_261">server</text:span><text:span text:style-name="T19_262"><text:s/></text:span><text:span text:style-name="T19_263">using</text:span><text:span text:style-name="T19_264"><text:s/></text:span><text:span text:style-name="T19_265">the</text:span><text:span text:style-name="T19_266"><text:s/></text:span><text:span text:style-name="T19_267">previous</text:span><text:span text:style-name="T19_268"><text:s/></text:span><text:span text:style-name="T19_269">authentication</text:span><text:span text:style-name="T19_270"><text:s/></text:span><text:span text:style-name="T19_271">type</text:span><text:span text:style-name="T19_272"><text:s/></text:span><text:span text:style-name="T19_273">mentioned</text:span><text:span text:style-name="T19_274">.</text:span></text:p>
      <text:p text:style-name="P20"><text:span text:style-name="T20_1">At</text:span><text:span text:style-name="T20_2"><text:s/></text:span><text:span text:style-name="T20_3">this</text:span><text:span text:style-name="T20_4"><text:s/></text:span><text:span text:style-name="T20_5">point</text:span><text:span text:style-name="T20_6">,<text:s/></text:span><text:span text:style-name="T20_7">the</text:span><text:span text:style-name="T20_8"><text:s/></text:span><text:span text:style-name="T20_9">client</text:span><text:span text:style-name="T20_10"><text:s/></text:span><text:span text:style-name="T20_11">can</text:span><text:span text:style-name="T20_12"><text:s/></text:span><text:span text:style-name="T20_13">begin</text:span><text:span text:style-name="T20_14"><text:s/></text:span><text:span text:style-name="T20_15">making</text:span><text:span text:style-name="T20_16"><text:s/></text:span><text:span text:style-name="T20_17">requests</text:span><text:span text:style-name="T20_18"><text:s/></text:span><text:span text:style-name="T20_19">for</text:span><text:span text:style-name="T20_20"><text:s/></text:span><text:span text:style-name="T20_21">channels</text:span><text:span text:style-name="T20_22"><text:s/></text:span><text:span text:style-name="T20_23">that</text:span><text:span text:style-name="T20_24"><text:s/></text:span><text:span text:style-name="T20_25">it</text:span><text:span text:style-name="T20_26"><text:s/></text:span><text:span text:style-name="T20_27">wants</text:span><text:span text:style-name="T20_28">.<text:s/></text:span><text:span text:style-name="T20_29">More</text:span><text:span text:style-name="T20_30"><text:s/></text:span><text:span text:style-name="T20_31">often</text:span><text:span text:style-name="T20_32"><text:s/></text:span><text:span text:style-name="T20_33">than</text:span><text:span text:style-name="T20_34"><text:s/></text:span><text:span text:style-name="T20_35">not</text:span><text:span text:style-name="T20_36">,<text:s/></text:span><text:span text:style-name="T20_37">this</text:span><text:span text:style-name="T20_38"><text:s/></text:span><text:span text:style-name="T20_39">is</text:span><text:span text:style-name="T20_40"><text:s/></text:span><text:span text:style-name="T20_41">going</text:span><text:span text:style-name="T20_42"><text:s/></text:span><text:span text:style-name="T20_43">to</text:span><text:span text:style-name="T20_44"><text:s/></text:span><text:span text:style-name="T20_45">be</text:span><text:span text:style-name="T20_46"><text:s/></text:span><text:span text:style-name="T20_47">asking</text:span><text:span text:style-name="T20_48"><text:s/></text:span><text:span text:style-name="T20_49">for</text:span><text:span text:style-name="T20_50"><text:s/></text:span><text:span text:style-name="T20_51">a</text:span><text:span text:style-name="T20_52"><text:s/></text:span><text:span text:style-name="T20_53">shell</text:span><text:span text:style-name="T20_54"><text:s/></text:span><text:span text:style-name="T20_55">session</text:span><text:span text:style-name="T20_56">.<text:s/></text:span><text:span text:style-name="T20_57">To</text:span><text:span text:style-name="T20_58"><text:s/></text:span><text:span text:style-name="T20_59">make</text:span><text:span text:style-name="T20_60"><text:s/></text:span><text:span text:style-name="T20_61">this</text:span><text:span text:style-name="T20_62"><text:s/></text:span><text:span text:style-name="T20_63">happen</text:span><text:span text:style-name="T20_64">,<text:s/></text:span><text:span text:style-name="T20_65">the</text:span><text:span text:style-name="T20_66"><text:s/></text:span><text:span text:style-name="T20_67">server</text:span><text:span text:style-name="T20_68"><text:s/></text:span><text:span text:style-name="T20_69">forks</text:span><text:span text:style-name="T20_70"><text:s/></text:span><text:span text:style-name="T20_71">a</text:span><text:span text:style-name="T20_72"><text:s/></text:span><text:span text:style-name="T20_73">child</text:span><text:span text:style-name="T20_74"><text:s/></text:span><text:span text:style-name="T20_75">process</text:span><text:span text:style-name="T20_76"><text:s/></text:span><text:span text:style-name="T20_77">with</text:span><text:span text:style-name="T20_78"><text:s/></text:span><text:span text:style-name="T20_79">an</text:span><text:span text:style-name="T20_80"><text:s/></text:span><text:span text:style-name="T20_81">associated</text:span><text:span text:style-name="T20_82"><text:s/></text:span><text:span text:style-name="T20_83">PTY</text:span><text:span text:style-name="T20_84"><text:s/></text:span><text:span text:style-name="T20_85">and</text:span><text:span text:style-name="T20_86"><text:s/></text:span><text:span text:style-name="T20_87">execs</text:span><text:span text:style-name="T20_88"><text:s/></text:span><text:span text:style-name="T20_89">a</text:span><text:span text:style-name="T20_90"><text:s/></text:span><text:span text:style-name="T20_91">login</text:span><text:span text:style-name="T20_92"><text:s/></text:span><text:span text:style-name="T20_93">process</text:span><text:span text:style-name="T20_94">.<text:s/></text:span><text:span text:style-name="T20_95">That</text:span><text:span text:style-name="T20_96"><text:s/></text:span><text:span text:style-name="T20_97">login</text:span><text:span text:style-name="T20_98"><text:s/></text:span><text:span text:style-name="T20_99">process</text:span><text:span text:style-name="T20_100"><text:s/></text:span><text:span text:style-name="T20_101">probably</text:span><text:span text:style-name="T20_102"><text:s/></text:span><text:span text:style-name="T20_103">starts</text:span><text:span text:style-name="T20_104"><text:s/></text:span><text:span text:style-name="T20_105">by</text:span><text:span text:style-name="T20_106"><text:s/></text:span><text:span text:style-name="T20_107">interacting</text:span><text:span text:style-name="T20_108"><text:s/></text:span><text:span text:style-name="T20_109">with</text:span><text:span text:style-name="T20_110"><text:s/></text:span><text:span text:style-name="T20_111">things</text:span><text:span text:style-name="T20_112"><text:s/></text:span><text:span text:style-name="T20_113">like</text:span><text:span text:style-name="T20_114"><text:s/></text:span><text:span text:style-name="T20_115">wtmp</text:span><text:span text:style-name="T20_116"><text:s/></text:span><text:span text:style-name="T20_117">and</text:span><text:span text:style-name="T20_118"><text:s/></text:span><text:span text:style-name="T20_119">lastlog</text:span><text:span text:style-name="T20_120"><text:s/></text:span><text:span text:style-name="T20_121">to</text:span><text:span text:style-name="T20_122"><text:s/></text:span><text:span text:style-name="T20_123">keep</text:span><text:span text:style-name="T20_124"><text:s/></text:span><text:span text:style-name="T20_125">track</text:span><text:span text:style-name="T20_126"><text:s/></text:span><text:span text:style-name="T20_127">of</text:span><text:span text:style-name="T20_128"><text:s/></text:span><text:span text:style-name="T20_129">who</text:span><text:span text:style-name="T20_130"><text:s/></text:span><text:span text:style-name="T20_131">is</text:span><text:span text:style-name="T20_132"><text:s/></text:span><text:span text:style-name="T20_133">logged</text:span><text:span text:style-name="T20_134"><text:s/></text:span><text:span text:style-name="T20_135">in</text:span><text:span text:style-name="T20_136"><text:s/></text:span><text:span text:style-name="T20_137">to</text:span><text:span text:style-name="T20_138"><text:s/></text:span><text:span text:style-name="T20_139">the</text:span><text:span text:style-name="T20_140"><text:s/></text:span><text:span text:style-name="T20_141">system</text:span><text:span text:style-name="T20_142"><text:s/></text:span><text:span text:style-name="T20_143">at</text:span><text:span text:style-name="T20_144"><text:s/></text:span><text:span text:style-name="T20_145">any</text:span><text:span text:style-name="T20_146"><text:s/></text:span><text:span text:style-name="T20_147">given</text:span><text:span text:style-name="T20_148"><text:s/></text:span><text:span text:style-name="T20_149">time</text:span><text:span text:style-name="T20_150">.<text:s/></text:span><text:span text:style-name="T20_151">Stuff</text:span><text:span text:style-name="T20_152"><text:s/></text:span><text:span text:style-name="T20_153">like</text:span><text:span text:style-name="T20_154"><text:s/></text:span><text:span text:style-name="T20_155">w</text:span><text:span text:style-name="T20_156"><text:s/></text:span><text:span text:style-name="T20_157">and</text:span><text:span text:style-name="T20_158"><text:s/></text:span><text:span text:style-name="T20_159">who</text:span><text:span text:style-name="T20_160"><text:s/></text:span><text:span text:style-name="T20_161">might</text:span><text:span text:style-name="T20_162"><text:s/></text:span><text:span text:style-name="T20_163">fail</text:span><text:span text:style-name="T20_164"><text:s/></text:span><text:span text:style-name="T20_165">to</text:span><text:span text:style-name="T20_166"><text:s/></text:span><text:span text:style-name="T20_167">work</text:span><text:span text:style-name="T20_168"><text:s/></text:span><text:span text:style-name="T20_169">without</text:span><text:span text:style-name="T20_170"><text:s/></text:span><text:span text:style-name="T20_171">that</text:span><text:span text:style-name="T20_172"><text:s/></text:span><text:span text:style-name="T20_173">happening</text:span><text:span text:style-name="T20_174">.<text:s/></text:span><text:span text:style-name="T20_175">Of</text:span><text:span text:style-name="T20_176"><text:s/></text:span><text:span text:style-name="T20_177">course</text:span><text:span text:style-name="T20_178">,<text:s/></text:span><text:span text:style-name="T20_179">it</text:span><text:span text:style-name="T20_180"><text:s/></text:span><text:span text:style-name="T20_181">could</text:span><text:span text:style-name="T20_182"><text:s/></text:span><text:span text:style-name="T20_183">just</text:span><text:span text:style-name="T20_184"><text:s/></text:span><text:span text:style-name="T20_185">execute</text:span><text:span text:style-name="T20_186"><text:s/></text:span><text:span text:style-name="T20_187">a</text:span><text:span text:style-name="T20_188"><text:s/></text:span><text:span text:style-name="T20_189">shell</text:span><text:span text:style-name="T20_190"><text:s/></text:span><text:span text:style-name="T20_191">for</text:span><text:span text:style-name="T20_192"><text:s/></text:span><text:span text:style-name="T20_193">the</text:span><text:span text:style-name="T20_194"><text:s/></text:span><text:span text:style-name="T20_195">user</text:span><text:span text:style-name="T20_196">,<text:s/></text:span><text:span text:style-name="T20_197">but</text:span><text:span text:style-name="T20_198"><text:s/></text:span><text:span text:style-name="T20_199">then</text:span><text:span text:style-name="T20_200"><text:s/></text:span><text:span text:style-name="T20_201">stuff</text:span><text:span text:style-name="T20_202"><text:s/></text:span><text:span text:style-name="T20_203">gets</text:span><text:span text:style-name="T20_204"><text:s/></text:span><text:span text:style-name="T20_205">messy</text:span><text:span text:style-name="T20_206"><text:s/></text:span><text:span text:style-name="T20_207">and</text:span><text:span text:style-name="T20_208"><text:s/></text:span><text:span text:style-name="T20_209">less</text:span><text:span text:style-name="T20_210"><text:s/></text:span><text:span text:style-name="T20_211">secure</text:span><text:span text:style-name="T20_212"><text:s/></text:span><text:span text:style-name="T20_213">unless</text:span><text:span text:style-name="T20_214"><text:s/></text:span><text:span text:style-name="T20_215">the</text:span><text:span text:style-name="T20_216"><text:s/></text:span><text:span text:style-name="T20_217">SSH</text:span><text:span text:style-name="T20_218"><text:s/></text:span><text:span text:style-name="T20_219">server</text:span><text:span text:style-name="T20_220"><text:s/></text:span><text:span text:style-name="T20_221">handles</text:span><text:span text:style-name="T20_222"><text:s/></text:span><text:span text:style-name="T20_223">that</text:span><text:span text:style-name="T20_224"><text:s/></text:span><text:span text:style-name="T20_225">too</text:span><text:span text:style-name="T20_226"><text:s/>(</text:span><text:span text:style-name="T20_227">which</text:span><text:span text:style-name="T20_228"><text:s/></text:span><text:span text:style-name="T20_229">it</text:span><text:span text:style-name="T20_230"><text:s/></text:span><text:span text:style-name="T20_231">very</text:span><text:span text:style-name="T20_232"><text:s/></text:span><text:span text:style-name="T20_233">well</text:span><text:span text:style-name="T20_234"><text:s/></text:span><text:span text:style-name="T20_235">could</text:span><text:span text:style-name="T20_236">).<text:s/></text:span><text:span text:style-name="T20_237">The</text:span><text:span text:style-name="T20_238"><text:s/></text:span><text:span text:style-name="T20_239">login</text:span><text:span text:style-name="T20_240"><text:s/></text:span><text:span text:style-name="T20_241">process</text:span><text:span text:style-name="T20_242"><text:s/></text:span><text:span text:style-name="T20_243">will</text:span><text:span text:style-name="T20_244"><text:s/></text:span><text:span text:style-name="T20_245">execute</text:span><text:span text:style-name="T20_246"><text:s/></text:span><text:span text:style-name="T20_247">the</text:span><text:span text:style-name="T20_248"><text:s/></text:span><text:span text:style-name="T20_249">user</text:span><text:span text:style-name="T20_250">’</text:span><text:span text:style-name="T20_251">s</text:span><text:span text:style-name="T20_252"><text:s/></text:span><text:span text:style-name="T20_253">login</text:span><text:span text:style-name="T20_254"><text:s/></text:span><text:span text:style-name="T20_255">shell</text:span><text:span text:style-name="T20_256"><text:s/></text:span><text:span text:style-name="T20_257">and</text:span><text:span text:style-name="T20_258"><text:s/></text:span><text:span text:style-name="T20_259">then</text:span><text:span text:style-name="T20_260"><text:s/></text:span><text:span text:style-name="T20_261">the</text:span><text:span text:style-name="T20_262"><text:s/></text:span><text:span text:style-name="T20_263">user</text:span><text:span text:style-name="T20_264"><text:s/></text:span><text:span text:style-name="T20_265">can</text:span><text:span text:style-name="T20_266"><text:s/></text:span><text:span text:style-name="T20_267">just</text:span><text:span text:style-name="T20_268"><text:s/></text:span><text:span text:style-name="T20_269">do</text:span><text:span text:style-name="T20_270"><text:s/></text:span><text:span text:style-name="T20_271">what</text:span><text:span text:style-name="T20_272"><text:s/></text:span><text:span text:style-name="T20_273">they</text:span><text:span text:style-name="T20_274"><text:s/></text:span><text:span text:style-name="T20_275">want</text:span><text:span text:style-name="T20_276">,<text:s/></text:span><text:span text:style-name="T20_277">when</text:span><text:span text:style-name="T20_278"><text:s/></text:span><text:span text:style-name="T20_279">they</text:span><text:span text:style-name="T20_280"><text:s/></text:span><text:span text:style-name="T20_281">exit</text:span><text:span text:style-name="T20_282"><text:s/></text:span><text:span text:style-name="T20_283">the</text:span><text:span text:style-name="T20_284"><text:s/></text:span><text:span text:style-name="T20_285">process</text:span><text:span text:style-name="T20_286"><text:s/></text:span><text:span text:style-name="T20_287">dies</text:span><text:span text:style-name="T20_288"><text:s/></text:span><text:span text:style-name="T20_289">and</text:span><text:span text:style-name="T20_290"><text:s/></text:span><text:span text:style-name="T20_291">the</text:span><text:span text:style-name="T20_292"><text:s/></text:span><text:span text:style-name="T20_293">server</text:span><text:span text:style-name="T20_294"><text:s/></text:span><text:span text:style-name="T20_295">moves</text:span><text:span text:style-name="T20_296"><text:s/></text:span><text:span text:style-name="T20_297">on</text:span><text:span text:style-name="T20_298">.</text:span></text:p>
      <text:p text:style-name="P21"><text:span text:style-name="T21_1">Alternatively</text:span><text:span text:style-name="T21_2">,<text:s/></text:span><text:span text:style-name="T21_3">the</text:span><text:span text:style-name="T21_4"><text:s/></text:span><text:span text:style-name="T21_5">user</text:span><text:span text:style-name="T21_6"><text:s/></text:span><text:span text:style-name="T21_7">the</text:span><text:span text:style-name="T21_8"><text:s/></text:span><text:span text:style-name="T21_9">request</text:span><text:span text:style-name="T21_10"><text:s/></text:span><text:span text:style-name="T21_11">that</text:span><text:span text:style-name="T21_12"><text:s/></text:span><text:span text:style-name="T21_13">a</text:span><text:span text:style-name="T21_14"><text:s/></text:span><text:span text:style-name="T21_15">process</text:span><text:span text:style-name="T21_16"><text:s/></text:span><text:span text:style-name="T21_17">by</text:span><text:span text:style-name="T21_18"><text:s/></text:span><text:span text:style-name="T21_19">executed</text:span><text:span text:style-name="T21_20"><text:s/></text:span><text:span text:style-name="T21_21">directly</text:span><text:span text:style-name="T21_22"><text:s/></text:span><text:span text:style-name="T21_23">rather</text:span><text:span text:style-name="T21_24"><text:s/></text:span><text:span text:style-name="T21_25">than</text:span><text:span text:style-name="T21_26"><text:s/></text:span><text:span text:style-name="T21_27">the</text:span><text:span text:style-name="T21_28"><text:s/></text:span><text:span text:style-name="T21_29">login</text:span><text:span text:style-name="T21_30"><text:s/></text:span><text:span text:style-name="T21_31">process</text:span><text:span text:style-name="T21_32">.<text:s/></text:span><text:span text:style-name="T21_33">This</text:span><text:span text:style-name="T21_34"><text:s/></text:span><text:span text:style-name="T21_35">can</text:span><text:span text:style-name="T21_36"><text:s/></text:span><text:span text:style-name="T21_37">be</text:span><text:span text:style-name="T21_38"><text:s/></text:span><text:span text:style-name="T21_39">used</text:span><text:span text:style-name="T21_40"><text:s/></text:span><text:span text:style-name="T21_41">to</text:span><text:span text:style-name="T21_42"><text:s/></text:span><text:span text:style-name="T21_43">do</text:span><text:span text:style-name="T21_44"><text:s/></text:span><text:span text:style-name="T21_45">some</text:span><text:span text:style-name="T21_46"><text:s/></text:span><text:span text:style-name="T21_47">neat</text:span><text:span text:style-name="T21_48"><text:s/></text:span><text:span text:style-name="T21_49">things</text:span><text:span text:style-name="T21_50"><text:s/></text:span><text:span text:style-name="T21_51">like</text:span><text:span text:style-name="T21_52"><text:s/></text:span><text:span text:style-name="T21_53">executing</text:span><text:span text:style-name="T21_54"><text:s/></text:span><text:span text:style-name="T21_55">a</text:span><text:span text:style-name="T21_56"><text:s/></text:span><text:span text:style-name="T21_57">daemon</text:span><text:span text:style-name="T21_58"><text:s/></text:span><text:span text:style-name="T21_59">on</text:span><text:span text:style-name="T21_60"><text:s/></text:span><text:span text:style-name="T21_61">a</text:span><text:span text:style-name="T21_62"><text:s/></text:span><text:span text:style-name="T21_63">remote</text:span><text:span text:style-name="T21_64"><text:s/></text:span><text:span text:style-name="T21_65">machine</text:span><text:span text:style-name="T21_66"><text:s/></text:span><text:span text:style-name="T21_67">and</text:span><text:span text:style-name="T21_68"><text:s/></text:span><text:span text:style-name="T21_69">then</text:span><text:span text:style-name="T21_70"><text:s/></text:span><text:span text:style-name="T21_71">using</text:span><text:span text:style-name="T21_72"><text:s/></text:span><text:span text:style-name="T21_73">stdin</text:span><text:span text:style-name="T21_74"><text:s/></text:span><text:span text:style-name="T21_75">and</text:span><text:span text:style-name="T21_76"><text:s/></text:span><text:span text:style-name="T21_77">stdout</text:span><text:span text:style-name="T21_78"><text:s/></text:span><text:span text:style-name="T21_79">to</text:span><text:span text:style-name="T21_80"><text:s/></text:span><text:span text:style-name="T21_81">pass</text:span><text:span text:style-name="T21_82"><text:s/></text:span><text:span text:style-name="T21_83">arbitrary</text:span><text:span text:style-name="T21_84"><text:s/></text:span><text:span text:style-name="T21_85">data</text:span><text:span text:style-name="T21_86"><text:s/></text:span><text:span text:style-name="T21_87">to</text:span><text:span text:style-name="T21_88"><text:s/></text:span><text:span text:style-name="T21_89">it</text:span><text:span text:style-name="T21_90">.</text:span></text:p>
      <text:p text:style-name="P22"><text:span text:style-name="T22_1">Other</text:span><text:span text:style-name="T22_2"><text:s/></text:span><text:span text:style-name="T22_3">types</text:span><text:span text:style-name="T22_4"><text:s/></text:span><text:span text:style-name="T22_5">of</text:span><text:span text:style-name="T22_6"><text:s/></text:span><text:span text:style-name="T22_7">channels</text:span><text:span text:style-name="T22_8"><text:s/></text:span><text:span text:style-name="T22_9">in</text:span><text:span text:style-name="T22_10"><text:s/></text:span><text:span text:style-name="T22_11">include</text:span><text:span text:style-name="T22_12"><text:s/></text:span><text:span text:style-name="T22_13">port</text:span><text:span text:style-name="T22_14"><text:s/></text:span><text:span text:style-name="T22_15">forwarding</text:span><text:span text:style-name="T22_16"><text:s/></text:span><text:span text:style-name="T22_17">in</text:span><text:span text:style-name="T22_18"><text:s/></text:span><text:span text:style-name="T22_19">which</text:span><text:span text:style-name="T22_20"><text:s/></text:span><text:span text:style-name="T22_21">the</text:span><text:span text:style-name="T22_22"><text:s/></text:span><text:span text:style-name="T22_23">user</text:span><text:span text:style-name="T22_24">’</text:span><text:span text:style-name="T22_25">s</text:span><text:span text:style-name="T22_26"><text:s/></text:span><text:span text:style-name="T22_27">client</text:span><text:span text:style-name="T22_28"><text:s/></text:span><text:span text:style-name="T22_29">acts</text:span><text:span text:style-name="T22_30"><text:s/></text:span><text:span text:style-name="T22_31">as</text:span><text:span text:style-name="T22_32"><text:s/></text:span><text:span text:style-name="T22_33">a</text:span><text:span text:style-name="T22_34"><text:s/></text:span><text:span text:style-name="T22_35">server</text:span><text:span text:style-name="T22_36"><text:s/></text:span><text:span text:style-name="T22_37">locally</text:span><text:span text:style-name="T22_38"><text:s/></text:span><text:span text:style-name="T22_39">and</text:span><text:span text:style-name="T22_40"><text:s/></text:span><text:span text:style-name="T22_41">opens</text:span><text:span text:style-name="T22_42"><text:s/></text:span><text:span text:style-name="T22_43">a</text:span><text:span text:style-name="T22_44"><text:s/></text:span><text:span text:style-name="T22_45">port</text:span><text:span text:style-name="T22_46"><text:s/></text:span><text:span text:style-name="T22_47">on</text:span><text:span text:style-name="T22_48"><text:s/></text:span><text:span text:style-name="T22_49">the</text:span><text:span text:style-name="T22_50"><text:s/></text:span><text:span text:style-name="T22_51">local</text:span><text:span text:style-name="T22_52"><text:s/></text:span><text:span text:style-name="T22_53">machine</text:span><text:span text:style-name="T22_54"><text:s/></text:span><text:span text:style-name="T22_55">which</text:span><text:span text:style-name="T22_56"><text:s/></text:span><text:span text:style-name="T22_57">can</text:span><text:span text:style-name="T22_58"><text:s/></text:span><text:span text:style-name="T22_59">be</text:span><text:span text:style-name="T22_60"><text:s/></text:span><text:span text:style-name="T22_61">used</text:span><text:span text:style-name="T22_62"><text:s/></text:span><text:span text:style-name="T22_63">by</text:span><text:span text:style-name="T22_64"><text:s/></text:span><text:span text:style-name="T22_65">another</text:span><text:span text:style-name="T22_66"><text:s/></text:span><text:span text:style-name="T22_67">program</text:span><text:span text:style-name="T22_68">.<text:s/></text:span><text:span text:style-name="T22_69">The</text:span><text:span text:style-name="T22_70"><text:s/></text:span><text:span text:style-name="T22_71">data</text:span><text:span text:style-name="T22_72"><text:s/></text:span><text:span text:style-name="T22_73">for</text:span><text:span text:style-name="T22_74"><text:s/></text:span><text:span text:style-name="T22_75">that</text:span><text:span text:style-name="T22_76"><text:s/></text:span><text:span text:style-name="T22_77">port</text:span><text:span text:style-name="T22_78"><text:s/></text:span><text:span text:style-name="T22_79">is</text:span><text:span text:style-name="T22_80"><text:s/></text:span><text:span text:style-name="T22_81">then</text:span><text:span text:style-name="T22_82"><text:s/></text:span><text:span text:style-name="T22_83">passed</text:span><text:span text:style-name="T22_84"><text:s/></text:span><text:span text:style-name="T22_85">over</text:span><text:span text:style-name="T22_86"><text:s/></text:span><text:span text:style-name="T22_87">the</text:span><text:span text:style-name="T22_88"><text:s/></text:span><text:span text:style-name="T22_89">secure</text:span><text:span text:style-name="T22_90"><text:s/></text:span><text:span text:style-name="T22_91">channel</text:span><text:span text:style-name="T22_92"><text:s/></text:span><text:span text:style-name="T22_93">the</text:span><text:span text:style-name="T22_94"><text:s/></text:span><text:span text:style-name="T22_95">remote</text:span><text:span text:style-name="T22_96"><text:s/></text:span><text:span text:style-name="T22_97">machine</text:span><text:span text:style-name="T22_98"><text:s/></text:span><text:span text:style-name="T22_99">which</text:span><text:span text:style-name="T22_100"><text:s/></text:span><text:span text:style-name="T22_101">can</text:span><text:span text:style-name="T22_102"><text:s/></text:span><text:span text:style-name="T22_103">either</text:span><text:span text:style-name="T22_104"><text:s/></text:span><text:span text:style-name="T22_105">use</text:span><text:span text:style-name="T22_106"><text:s/></text:span><text:span text:style-name="T22_107">it</text:span><text:span text:style-name="T22_108"><text:s/></text:span><text:span text:style-name="T22_109">like</text:span><text:span text:style-name="T22_110"><text:s/></text:span><text:span text:style-name="T22_111">it</text:span><text:span text:style-name="T22_112"><text:s/></text:span><text:span text:style-name="T22_113">was</text:span><text:span text:style-name="T22_114"><text:s/></text:span><text:span text:style-name="T22_115">a</text:span><text:span text:style-name="T22_116"><text:s/></text:span><text:span text:style-name="T22_117">local</text:span><text:span text:style-name="T22_118"><text:s/></text:span><text:span text:style-name="T22_119">port</text:span><text:span text:style-name="T22_120"><text:s/></text:span><text:span text:style-name="T22_121">on</text:span><text:span text:style-name="T22_122"><text:s/></text:span><text:span text:style-name="T22_123">that</text:span><text:span text:style-name="T22_124"><text:s/></text:span><text:span text:style-name="T22_125">box</text:span><text:span text:style-name="T22_126"><text:s/></text:span><text:span text:style-name="T22_127">or</text:span><text:span text:style-name="T22_128"><text:s/></text:span><text:span text:style-name="T22_129">pass</text:span><text:span text:style-name="T22_130"><text:s/></text:span><text:span text:style-name="T22_131">it</text:span><text:span text:style-name="T22_132"><text:s/></text:span><text:span text:style-name="T22_133">on</text:span><text:span text:style-name="T22_134"><text:s/></text:span><text:span text:style-name="T22_135">to</text:span><text:span text:style-name="T22_136"><text:s/></text:span><text:span text:style-name="T22_137">another</text:span><text:span text:style-name="T22_138"><text:s/></text:span><text:span text:style-name="T22_139">machine</text:span><text:span text:style-name="T22_140">.<text:s/></text:span><text:span text:style-name="T22_141">This</text:span><text:span text:style-name="T22_142"><text:s/></text:span><text:span text:style-name="T22_143">can</text:span><text:span text:style-name="T22_144"><text:s/></text:span><text:span text:style-name="T22_145">also</text:span><text:span text:style-name="T22_146"><text:s/></text:span><text:span text:style-name="T22_147">be</text:span><text:span text:style-name="T22_148"><text:s/></text:span><text:span text:style-name="T22_149">done</text:span><text:span text:style-name="T22_150"><text:s/></text:span><text:span text:style-name="T22_151">in</text:span><text:span text:style-name="T22_152"><text:s/></text:span><text:span text:style-name="T22_153">reverse</text:span><text:span text:style-name="T22_154"><text:s/></text:span><text:span text:style-name="T22_155">to</text:span><text:span text:style-name="T22_156"><text:s/></text:span><text:span text:style-name="T22_157">create</text:span><text:span text:style-name="T22_158"><text:s/></text:span><text:span text:style-name="T22_159">ports</text:span><text:span text:style-name="T22_160"><text:s/></text:span><text:span text:style-name="T22_161">on</text:span><text:span text:style-name="T22_162"><text:s/></text:span><text:span text:style-name="T22_163">a</text:span><text:span text:style-name="T22_164"><text:s/></text:span><text:span text:style-name="T22_165">remote</text:span><text:span text:style-name="T22_166"><text:s/></text:span><text:span text:style-name="T22_167">machine</text:span><text:span text:style-name="T22_168"><text:s/></text:span><text:span text:style-name="T22_169">which</text:span><text:span text:style-name="T22_170"><text:s/></text:span><text:span text:style-name="T22_171">point</text:span><text:span text:style-name="T22_172"><text:s/></text:span><text:span text:style-name="T22_173">to</text:span><text:span text:style-name="T22_174"><text:s/></text:span><text:span text:style-name="T22_175">a</text:span><text:span text:style-name="T22_176"><text:s/></text:span><text:span text:style-name="T22_177">local</text:span><text:span text:style-name="T22_178"><text:s/></text:span><text:span text:style-name="T22_179">port</text:span><text:span text:style-name="T22_180"><text:s/></text:span><text:span text:style-name="T22_181">on</text:span><text:span text:style-name="T22_182"><text:s/></text:span><text:span text:style-name="T22_183">the</text:span><text:span text:style-name="T22_184"><text:s/></text:span><text:span text:style-name="T22_185">local</text:span><text:span text:style-name="T22_186"><text:s/></text:span><text:span text:style-name="T22_187">machine</text:span><text:span text:style-name="T22_188">.</text:span></text:p>
      <text:p text:style-name="P23"><text:span text:style-name="T23_1">A</text:span><text:span text:style-name="T23_2"><text:s/></text:span><text:span text:style-name="T23_3">variant</text:span><text:span text:style-name="T23_4"><text:s/></text:span><text:span text:style-name="T23_5">of</text:span><text:span text:style-name="T23_6"><text:s/></text:span><text:span text:style-name="T23_7">that</text:span><text:span text:style-name="T23_8"><text:s/></text:span><text:span text:style-name="T23_9">is</text:span><text:span text:style-name="T23_10"><text:s/></text:span><text:span text:style-name="T23_11">X</text:span><text:span text:style-name="T23_12">11<text:s/></text:span><text:span text:style-name="T23_13">forwarding</text:span><text:span text:style-name="T23_14">,<text:s/></text:span><text:span text:style-name="T23_15">which</text:span><text:span text:style-name="T23_16"><text:s/></text:span><text:span text:style-name="T23_17">passes</text:span><text:span text:style-name="T23_18"><text:s/></text:span><text:span text:style-name="T23_19">X</text:span><text:span text:style-name="T23_20">11<text:s/></text:span><text:span text:style-name="T23_21">traffic</text:span><text:span text:style-name="T23_22"><text:s/></text:span><text:span text:style-name="T23_23">between</text:span><text:span text:style-name="T23_24"><text:s/></text:span><text:span text:style-name="T23_25">remote</text:span><text:span text:style-name="T23_26"><text:s/></text:span><text:span text:style-name="T23_27">X</text:span><text:span text:style-name="T23_28"><text:s/></text:span><text:span text:style-name="T23_29">client</text:span><text:span text:style-name="T23_30"><text:s/></text:span><text:span text:style-name="T23_31">applications</text:span><text:span text:style-name="T23_32"><text:s/></text:span><text:span text:style-name="T23_33">and</text:span><text:span text:style-name="T23_34"><text:s/></text:span><text:span text:style-name="T23_35">your</text:span><text:span text:style-name="T23_36"><text:s/></text:span><text:span text:style-name="T23_37">local</text:span><text:span text:style-name="T23_38"><text:s/></text:span><text:span text:style-name="T23_39">X</text:span><text:span text:style-name="T23_40"><text:s/></text:span><text:span text:style-name="T23_41">server</text:span><text:span text:style-name="T23_42"><text:s/></text:span><text:span text:style-name="T23_43">in</text:span><text:span text:style-name="T23_44"><text:s/></text:span><text:span text:style-name="T23_45">order</text:span><text:span text:style-name="T23_46"><text:s/></text:span><text:span text:style-name="T23_47">to</text:span><text:span text:style-name="T23_48"><text:s/></text:span><text:span text:style-name="T23_49">securely</text:span><text:span text:style-name="T23_50"><text:s/></text:span><text:span text:style-name="T23_51">run</text:span><text:span text:style-name="T23_52"><text:s/></text:span><text:span text:style-name="T23_53">graphical</text:span><text:span text:style-name="T23_54"><text:s/></text:span><text:span text:style-name="T23_55">programs</text:span><text:span text:style-name="T23_56"><text:s/></text:span><text:span text:style-name="T23_57">on</text:span><text:span text:style-name="T23_58"><text:s/></text:span><text:span text:style-name="T23_59">a</text:span><text:span text:style-name="T23_60"><text:s/></text:span><text:span text:style-name="T23_61">remote</text:span><text:span text:style-name="T23_62"><text:s/></text:span><text:span text:style-name="T23_63">machine</text:span><text:span text:style-name="T23_64">,<text:s/></text:span><text:span text:style-name="T23_65">but</text:span><text:span text:style-name="T23_66"><text:s/></text:span><text:span text:style-name="T23_67">display</text:span><text:span text:style-name="T23_68"><text:s/></text:span><text:span text:style-name="T23_69">them</text:span><text:span text:style-name="T23_70"><text:s/></text:span><text:span text:style-name="T23_71">locally</text:span><text:span text:style-name="T23_72">.<text:s/></text:span><text:span text:style-name="T23_73">This</text:span><text:span text:style-name="T23_74"><text:s/></text:span><text:span text:style-name="T23_75">is</text:span><text:span text:style-name="T23_76"><text:s/></text:span><text:span text:style-name="T23_77">possible</text:span><text:span text:style-name="T23_78"><text:s/></text:span><text:span text:style-name="T23_79">because</text:span><text:span text:style-name="T23_80"><text:s/></text:span><text:span text:style-name="T23_81">X</text:span><text:span text:style-name="T23_82"><text:s/></text:span><text:span text:style-name="T23_83">is</text:span><text:span text:style-name="T23_84"><text:s/></text:span><text:span text:style-name="T23_85">naturally</text:span><text:span text:style-name="T23_86"><text:s/></text:span><text:span text:style-name="T23_87">a</text:span><text:span text:style-name="T23_88"><text:s/></text:span><text:span text:style-name="T23_89">networked</text:span><text:span text:style-name="T23_90"><text:s/></text:span><text:span text:style-name="T23_91">protocol</text:span><text:span text:style-name="T23_92"><text:s/></text:span><text:span text:style-name="T23_93">and</text:span><text:span text:style-name="T23_94"><text:s/></text:span><text:span text:style-name="T23_95">all</text:span><text:span text:style-name="T23_96"><text:s/></text:span><text:span text:style-name="T23_97">communications</text:span><text:span text:style-name="T23_98"><text:s/></text:span><text:span text:style-name="T23_99">between</text:span><text:span text:style-name="T23_100"><text:s/></text:span><text:span text:style-name="T23_101">applications</text:span><text:span text:style-name="T23_102"><text:s/></text:span><text:span text:style-name="T23_103">and</text:span><text:span text:style-name="T23_104"><text:s/></text:span><text:span text:style-name="T23_105">the</text:span><text:span text:style-name="T23_106"><text:s/></text:span><text:span text:style-name="T23_107">display</text:span><text:span text:style-name="T23_108"><text:s/></text:span><text:span text:style-name="T23_109">server</text:span><text:span text:style-name="T23_110"><text:s/></text:span><text:span text:style-name="T23_111">is</text:span><text:span text:style-name="T23_112"><text:s/></text:span><text:span text:style-name="T23_113">really</text:span><text:span text:style-name="T23_114"><text:s/></text:span><text:span text:style-name="T23_115">a</text:span><text:span text:style-name="T23_116"><text:s/></text:span><text:span text:style-name="T23_117">network</text:span><text:span text:style-name="T23_118"><text:s/></text:span><text:span text:style-name="T23_119">thing</text:span><text:span text:style-name="T23_120">,<text:s/></text:span><text:span text:style-name="T23_121">though</text:span><text:span text:style-name="T23_122"><text:s/></text:span><text:span text:style-name="T23_123">it</text:span><text:span text:style-name="T23_124"><text:s/></text:span><text:span text:style-name="T23_125">usually</text:span><text:span text:style-name="T23_126"><text:s/></text:span><text:span text:style-name="T23_127">just</text:span><text:span text:style-name="T23_128"><text:s/></text:span><text:span text:style-name="T23_129">uses</text:span><text:span text:style-name="T23_130"><text:s/></text:span><text:span text:style-name="T23_131">the</text:span><text:span text:style-name="T23_132"><text:s/></text:span><text:span text:style-name="T23_133">local</text:span><text:span text:style-name="T23_134"><text:s/></text:span><text:span text:style-name="T23_135">interfaces</text:span><text:span text:style-name="T23_136">.<text:s/></text:span><text:span text:style-name="T23_137">It</text:span><text:span text:style-name="T23_138"><text:s/></text:span><text:span text:style-name="T23_139">is</text:span><text:span text:style-name="T23_140"><text:s/></text:span><text:span text:style-name="T23_141">not</text:span><text:span text:style-name="T23_142"><text:s/></text:span><text:span text:style-name="T23_143">encrypted</text:span><text:span text:style-name="T23_144"><text:s/></text:span><text:span text:style-name="T23_145">at</text:span><text:span text:style-name="T23_146"><text:s/></text:span><text:span text:style-name="T23_147">all</text:span><text:span text:style-name="T23_148"><text:s/></text:span><text:span text:style-name="T23_149">though</text:span><text:span text:style-name="T23_150">,<text:s/></text:span><text:span text:style-name="T23_151">so</text:span><text:span text:style-name="T23_152"><text:s/></text:span><text:span text:style-name="T23_153">doing</text:span><text:span text:style-name="T23_154"><text:s/></text:span><text:span text:style-name="T23_155">it</text:span><text:span text:style-name="T23_156"><text:s/></text:span><text:span text:style-name="T23_157">over</text:span><text:span text:style-name="T23_158"><text:s/></text:span><text:span text:style-name="T23_159">a</text:span><text:span text:style-name="T23_160"><text:s/></text:span><text:span text:style-name="T23_161">network</text:span><text:span text:style-name="T23_162"><text:s/></text:span><text:span text:style-name="T23_163">is</text:span><text:span text:style-name="T23_164"><text:s/></text:span><text:span text:style-name="T23_165">precisely</text:span><text:span text:style-name="T23_166"><text:s/></text:span><text:span text:style-name="T23_167">as</text:span><text:span text:style-name="T23_168"><text:s/></text:span><text:span text:style-name="T23_169">secure</text:span><text:span text:style-name="T23_170"><text:s/></text:span><text:span text:style-name="T23_171">as</text:span><text:span text:style-name="T23_172"><text:s/></text:span><text:span text:style-name="T23_173">telnet</text:span><text:span text:style-name="T23_174"><text:s/></text:span><text:span text:style-name="T23_175">is</text:span><text:span text:style-name="T23_176">.<text:s/></text:span><text:span text:style-name="T23_177">Being</text:span><text:span text:style-name="T23_178"><text:s/></text:span><text:span text:style-name="T23_179">able</text:span><text:span text:style-name="T23_180"><text:s/></text:span><text:span text:style-name="T23_181">to</text:span><text:span text:style-name="T23_182"><text:s/></text:span><text:span text:style-name="T23_183">push</text:span><text:span text:style-name="T23_184"><text:s/></text:span><text:span text:style-name="T23_185">it</text:span><text:span text:style-name="T23_186"><text:s/></text:span><text:span text:style-name="T23_187">over</text:span><text:span text:style-name="T23_188"><text:s/></text:span><text:span text:style-name="T23_189">SSH</text:span><text:span text:style-name="T23_190"><text:s/></text:span><text:span text:style-name="T23_191">instead</text:span><text:span text:style-name="T23_192"><text:s/></text:span><text:span text:style-name="T23_193">is</text:span><text:span text:style-name="T23_194"><text:s/></text:span><text:span text:style-name="T23_195">a</text:span><text:span text:style-name="T23_196"><text:s/></text:span><text:span text:style-name="T23_197">pretty</text:span><text:span text:style-name="T23_198"><text:s/></text:span><text:span text:style-name="T23_199">neat</text:span><text:span text:style-name="T23_200"><text:s/></text:span><text:span text:style-name="T23_201">thing</text:span><text:span text:style-name="T23_202">.</text:span></text:p>
      <text:p text:style-name="P24"><text:span text:style-name="T24_1">There</text:span><text:span text:style-name="T24_2"><text:s/></text:span><text:span text:style-name="T24_3">are</text:span><text:span text:style-name="T24_4"><text:s/></text:span><text:span text:style-name="T24_5">also</text:span><text:span text:style-name="T24_6"><text:s/></text:span><text:span text:style-name="T24_7">raw</text:span><text:span text:style-name="T24_8"><text:s/></text:span><text:span text:style-name="T24_9">channels</text:span><text:span text:style-name="T24_10">.<text:s/></text:span><text:span text:style-name="T24_11">These</text:span><text:span text:style-name="T24_12"><text:s/></text:span><text:span text:style-name="T24_13">allow</text:span><text:span text:style-name="T24_14"><text:s/></text:span><text:span text:style-name="T24_15">you</text:span><text:span text:style-name="T24_16"><text:s/></text:span><text:span text:style-name="T24_17">to</text:span><text:span text:style-name="T24_18"><text:s/></text:span><text:span text:style-name="T24_19">pass</text:span><text:span text:style-name="T24_20"><text:s/></text:span><text:span text:style-name="T24_21">arbitrary</text:span><text:span text:style-name="T24_22"><text:s/></text:span><text:span text:style-name="T24_23">binary</text:span><text:span text:style-name="T24_24"><text:s/></text:span><text:span text:style-name="T24_25">data</text:span><text:span text:style-name="T24_26"><text:s/></text:span><text:span text:style-name="T24_27">over</text:span><text:span text:style-name="T24_28"><text:s/></text:span><text:span text:style-name="T24_29">them</text:span><text:span text:style-name="T24_30">,<text:s/></text:span><text:span text:style-name="T24_31">good</text:span><text:span text:style-name="T24_32"><text:s/></text:span><text:span text:style-name="T24_33">for</text:span><text:span text:style-name="T24_34"><text:s/></text:span><text:span text:style-name="T24_35">file</text:span><text:span text:style-name="T24_36"><text:s/></text:span><text:span text:style-name="T24_37">transfer</text:span><text:span text:style-name="T24_38"><text:s/></text:span><text:span text:style-name="T24_39">and</text:span><text:span text:style-name="T24_40"><text:s/></text:span><text:span text:style-name="T24_41">if</text:span><text:span text:style-name="T24_42"><text:s/></text:span><text:span text:style-name="T24_43">you</text:span><text:span text:style-name="T24_44"><text:s/></text:span><text:span text:style-name="T24_45">plan</text:span><text:span text:style-name="T24_46"><text:s/></text:span><text:span text:style-name="T24_47">to</text:span><text:span text:style-name="T24_48"><text:s/></text:span><text:span text:style-name="T24_49">implement</text:span><text:span text:style-name="T24_50"><text:s/></text:span><text:span text:style-name="T24_51">something</text:span><text:span text:style-name="T24_52"><text:s/></text:span><text:span text:style-name="T24_53">different</text:span><text:span text:style-name="T24_54"><text:s/></text:span><text:span text:style-name="T24_55">using</text:span><text:span text:style-name="T24_56"><text:s/></text:span><text:span text:style-name="T24_57">the</text:span><text:span text:style-name="T24_58"><text:s/></text:span><text:span text:style-name="T24_59">SSH</text:span><text:span text:style-name="T24_60"><text:s/></text:span><text:span text:style-name="T24_61">protocol</text:span><text:span text:style-name="T24_62"><text:s/></text:span><text:span text:style-name="T24_63">for</text:span><text:span text:style-name="T24_64"><text:s/></text:span><text:span text:style-name="T24_65">a</text:span><text:span text:style-name="T24_66"><text:s/></text:span><text:span text:style-name="T24_67">secure</text:span><text:span text:style-name="T24_68"><text:s/></text:span><text:span text:style-name="T24_69">base</text:span><text:span text:style-name="T24_70"><text:s/></text:span><text:span text:style-name="T24_71">to</text:span><text:span text:style-name="T24_72"><text:s/></text:span><text:span text:style-name="T24_73">build</text:span><text:span text:style-name="T24_74"><text:s/></text:span><text:span text:style-name="T24_75">on</text:span><text:span text:style-name="T24_76">.</text:span></text:p>
      <text:p text:style-name="P25"><text:span text:style-name="T25_1">Okay</text:span><text:span text:style-name="T25_2">.<text:s/></text:span><text:span text:style-name="T25_3">Probably</text:span><text:span text:style-name="T25_4"><text:s/></text:span><text:span text:style-name="T25_5">enough</text:span><text:span text:style-name="T25_6"><text:s/></text:span><text:span text:style-name="T25_7">of</text:span><text:span text:style-name="T25_8"><text:s/></text:span><text:span text:style-name="T25_9">this</text:span><text:span text:style-name="T25_10"><text:s/></text:span><text:span text:style-name="T25_11">background</text:span><text:span text:style-name="T25_12"><text:s/></text:span><text:span text:style-name="T25_13">information</text:span><text:span text:style-name="T25_14"><text:s/></text:span><text:span text:style-name="T25_15">stuff</text:span><text:span text:style-name="T25_16">.<text:s/></text:span><text:span text:style-name="T25_17">Time</text:span><text:span text:style-name="T25_18"><text:s/></text:span><text:span text:style-name="T25_19">to</text:span><text:span text:style-name="T25_20"><text:s/></text:span><text:span text:style-name="T25_21">talk</text:span><text:span text:style-name="T25_22"><text:s/></text:span><text:span text:style-name="T25_23">about</text:span><text:span text:style-name="T25_24"><text:s/></text:span><text:span text:style-name="T25_25">our</text:span><text:span text:style-name="T25_26"><text:s/></text:span><text:span text:style-name="T25_27">project</text:span><text:span text:style-name="T25_28">.<text:s/></text:span><text:span text:style-name="T25_29">We</text:span><text:span text:style-name="T25_30">’</text:span><text:span text:style-name="T25_31">ll</text:span><text:span text:style-name="T25_32"><text:s/></text:span><text:span text:style-name="T25_33">start</text:span><text:span text:style-name="T25_34"><text:s/></text:span><text:span text:style-name="T25_35">with</text:span><text:span text:style-name="T25_36"><text:s/></text:span><text:span text:style-name="T25_37">the</text:span><text:span text:style-name="T25_38"><text:s/></text:span><text:span text:style-name="T25_39">client</text:span><text:span text:style-name="T25_40">.</text:span></text:p>
      <text:p text:style-name="P26"><text:span text:style-name="T26_1">For</text:span><text:span text:style-name="T26_2"><text:s/></text:span><text:span text:style-name="T26_3">our</text:span><text:span text:style-name="T26_4"><text:s/></text:span><text:span text:style-name="T26_5">client</text:span><text:span text:style-name="T26_6"><text:s/></text:span><text:span text:style-name="T26_7">we</text:span><text:span text:style-name="T26_8"><text:s/></text:span><text:span text:style-name="T26_9">started</text:span><text:span text:style-name="T26_10"><text:s/></text:span><text:span text:style-name="T26_11">by</text:span><text:span text:style-name="T26_12"><text:s/></text:span><text:span text:style-name="T26_13">building</text:span><text:span text:style-name="T26_14"><text:s/></text:span><text:span text:style-name="T26_15">a</text:span><text:span text:style-name="T26_16"><text:s/></text:span><text:span text:style-name="T26_17">basic</text:span><text:span text:style-name="T26_18"><text:s/></text:span><text:span text:style-name="T26_19">terminal</text:span><text:span text:style-name="T26_20">.<text:s/></text:span><text:span text:style-name="T26_21">Nothing</text:span><text:span text:style-name="T26_22"><text:s/></text:span><text:span text:style-name="T26_23">too</text:span><text:span text:style-name="T26_24"><text:s/></text:span><text:span text:style-name="T26_25">complex</text:span><text:span text:style-name="T26_26">,<text:s/></text:span><text:span text:style-name="T26_27">but</text:span><text:span text:style-name="T26_28"><text:s/></text:span><text:span text:style-name="T26_29">something</text:span><text:span text:style-name="T26_30"><text:s/></text:span><text:span text:style-name="T26_31">we</text:span><text:span text:style-name="T26_32"><text:s/></text:span><text:span text:style-name="T26_33">could</text:span><text:span text:style-name="T26_34"><text:s/></text:span><text:span text:style-name="T26_35">add</text:span><text:span text:style-name="T26_36"><text:s/></text:span><text:span text:style-name="T26_37">more</text:span><text:span text:style-name="T26_38"><text:s/></text:span><text:span text:style-name="T26_39">to</text:span><text:span text:style-name="T26_40"><text:s/></text:span><text:span text:style-name="T26_41">once</text:span><text:span text:style-name="T26_42"><text:s/></text:span><text:span text:style-name="T26_43">we</text:span><text:span text:style-name="T26_44"><text:s/></text:span><text:span text:style-name="T26_45">had</text:span><text:span text:style-name="T26_46"><text:s/></text:span><text:span text:style-name="T26_47">it</text:span><text:span text:style-name="T26_48"><text:s/></text:span><text:span text:style-name="T26_49">done</text:span><text:span text:style-name="T26_50">,<text:s/></text:span><text:span text:style-name="T26_51">like</text:span><text:span text:style-name="T26_52"><text:s/></text:span><text:span text:style-name="T26_53">SFTP</text:span><text:span text:style-name="T26_54">.<text:s/></text:span><text:span text:style-name="T26_55">We</text:span><text:span text:style-name="T26_56"><text:s/></text:span><text:span text:style-name="T26_57">also</text:span><text:span text:style-name="T26_58"><text:s/></text:span><text:span text:style-name="T26_59">kicked</text:span><text:span text:style-name="T26_60"><text:s/></text:span><text:span text:style-name="T26_61">around</text:span><text:span text:style-name="T26_62"><text:s/></text:span><text:span text:style-name="T26_63">the</text:span><text:span text:style-name="T26_64"><text:s/></text:span><text:span text:style-name="T26_65">idea</text:span><text:span text:style-name="T26_66"><text:s/></text:span><text:span text:style-name="T26_67">of</text:span><text:span text:style-name="T26_68"><text:s/></text:span><text:span text:style-name="T26_69">doing</text:span><text:span text:style-name="T26_70"><text:s/></text:span><text:span text:style-name="T26_71">things</text:span><text:span text:style-name="T26_72"><text:s/></text:span><text:span text:style-name="T26_73">like</text:span><text:span text:style-name="T26_74"><text:s/></text:span><text:span text:style-name="T26_75">X</text:span><text:span text:style-name="T26_76"><text:s/></text:span><text:span text:style-name="T26_77">and</text:span><text:span text:style-name="T26_78"><text:s/></text:span><text:span text:style-name="T26_79">port</text:span><text:span text:style-name="T26_80"><text:s/></text:span><text:span text:style-name="T26_81">forwarding</text:span><text:span text:style-name="T26_82">,<text:s/></text:span><text:span text:style-name="T26_83">but</text:span><text:span text:style-name="T26_84"><text:s/></text:span><text:span text:style-name="T26_85">we</text:span><text:span text:style-name="T26_86"><text:s/></text:span><text:span text:style-name="T26_87">ran</text:span><text:span text:style-name="T26_88"><text:s/></text:span><text:span text:style-name="T26_89">out</text:span><text:span text:style-name="T26_90"><text:s/></text:span><text:span text:style-name="T26_91">of</text:span><text:span text:style-name="T26_92"><text:s/></text:span><text:span text:style-name="T26_93">time</text:span><text:span text:style-name="T26_94"><text:s/></text:span><text:span text:style-name="T26_95">and</text:span><text:span text:style-name="T26_96"><text:s/></text:span><text:span text:style-name="T26_97">never</text:span><text:span text:style-name="T26_98"><text:s/></text:span><text:span text:style-name="T26_99">really</text:span><text:span text:style-name="T26_100"><text:s/></text:span><text:span text:style-name="T26_101">figured</text:span><text:span text:style-name="T26_102"><text:s/></text:span><text:span text:style-name="T26_103">out</text:span><text:span text:style-name="T26_104"><text:s/></text:span><text:span text:style-name="T26_105">how</text:span><text:span text:style-name="T26_106"><text:s/></text:span><text:span text:style-name="T26_107">X</text:span><text:span text:style-name="T26_108"><text:s/></text:span><text:span text:style-name="T26_109">stuff</text:span><text:span text:style-name="T26_110"><text:s/></text:span><text:span text:style-name="T26_111">like</text:span><text:span text:style-name="T26_112"><text:s/></text:span><text:span text:style-name="T26_113">that</text:span><text:span text:style-name="T26_114"><text:s/></text:span><text:span text:style-name="T26_115">was</text:span><text:span text:style-name="T26_116"><text:s/></text:span><text:span text:style-name="T26_117">done</text:span><text:span text:style-name="T26_118"><text:s/></text:span><text:span text:style-name="T26_119">anyway</text:span><text:span text:style-name="T26_120">.<text:s/></text:span><text:span text:style-name="T26_121">Port</text:span><text:span text:style-name="T26_122"><text:s/></text:span><text:span text:style-name="T26_123">forwarding</text:span><text:span text:style-name="T26_124"><text:s/></text:span><text:span text:style-name="T26_125">would</text:span><text:span text:style-name="T26_126"><text:s/></text:span><text:span text:style-name="T26_127">be</text:span><text:span text:style-name="T26_128"><text:s/></text:span><text:span text:style-name="T26_129">a</text:span><text:span text:style-name="T26_130"><text:s/></text:span><text:span text:style-name="T26_131">more</text:span><text:span text:style-name="T26_132"><text:s/></text:span><text:span text:style-name="T26_133">or</text:span><text:span text:style-name="T26_134"><text:s/></text:span><text:span text:style-name="T26_135">less</text:span><text:span text:style-name="T26_136"><text:s/></text:span><text:span text:style-name="T26_137">simple</text:span><text:span text:style-name="T26_138"><text:s/></text:span><text:span text:style-name="T26_139">thing</text:span><text:span text:style-name="T26_140"><text:s/></text:span><text:span text:style-name="T26_141">to</text:span><text:span text:style-name="T26_142"><text:s/></text:span><text:span text:style-name="T26_143">add</text:span><text:span text:style-name="T26_144"><text:s/></text:span><text:span text:style-name="T26_145">in</text:span><text:span text:style-name="T26_146"><text:s/></text:span><text:span text:style-name="T26_147">the</text:span><text:span text:style-name="T26_148"><text:s/></text:span><text:span text:style-name="T26_149">future</text:span><text:span text:style-name="T26_150"><text:s/></text:span><text:span text:style-name="T26_151">though</text:span><text:span text:style-name="T26_152">.</text:span></text:p>
      <text:p text:style-name="P27"><text:span text:style-name="T27_1">The</text:span><text:span text:style-name="T27_2"><text:s/></text:span><text:span text:style-name="T27_3">client</text:span><text:span text:style-name="T27_4"><text:s/></text:span><text:span text:style-name="T27_5">is</text:span><text:span text:style-name="T27_6"><text:s/></text:span><text:span text:style-name="T27_7">terminal</text:span><text:span text:style-name="T27_8"><text:s/></text:span><text:span text:style-name="T27_9">based</text:span><text:span text:style-name="T27_10"><text:s/></text:span><text:span text:style-name="T27_11">and</text:span><text:span text:style-name="T27_12"><text:s/></text:span><text:span text:style-name="T27_13">has</text:span><text:span text:style-name="T27_14"><text:s/></text:span><text:span text:style-name="T27_15">support</text:span><text:span text:style-name="T27_16"><text:s/></text:span><text:span text:style-name="T27_17">for</text:span><text:span text:style-name="T27_18"><text:s/></text:span><text:span text:style-name="T27_19">username</text:span><text:span text:style-name="T27_20">/</text:span><text:span text:style-name="T27_21">password</text:span><text:span text:style-name="T27_22"><text:s/></text:span><text:span text:style-name="T27_23">authentication</text:span><text:span text:style-name="T27_24"><text:s/></text:span><text:span text:style-name="T27_25">and</text:span><text:span text:style-name="T27_26"><text:s/></text:span><text:span text:style-name="T27_27">SFTP</text:span><text:span text:style-name="T27_28">-</text:span><text:span text:style-name="T27_29">based</text:span><text:span text:style-name="T27_30"><text:s/></text:span><text:span text:style-name="T27_31">file</text:span><text:span text:style-name="T27_32"><text:s/></text:span><text:span text:style-name="T27_33">transfer</text:span><text:span text:style-name="T27_34">.<text:s/></text:span><text:span text:style-name="T27_35">SFTP</text:span><text:span text:style-name="T27_36"><text:s/></text:span><text:span text:style-name="T27_37">can</text:span><text:span text:style-name="T27_38"><text:s/></text:span><text:span text:style-name="T27_39">be</text:span><text:span text:style-name="T27_40"><text:s/></text:span><text:span text:style-name="T27_41">started</text:span><text:span text:style-name="T27_42"><text:s/></text:span><text:span text:style-name="T27_43">from</text:span><text:span text:style-name="T27_44"><text:s/></text:span><text:span text:style-name="T27_45">inside</text:span><text:span text:style-name="T27_46"><text:s/></text:span><text:span text:style-name="T27_47">an</text:span><text:span text:style-name="T27_48"><text:s/></text:span><text:span text:style-name="T27_49">already</text:span><text:span text:style-name="T27_50"><text:s/></text:span><text:span text:style-name="T27_51">connected</text:span><text:span text:style-name="T27_52"><text:s/></text:span><text:span text:style-name="T27_53">shell</text:span><text:span text:style-name="T27_54"><text:s/></text:span><text:span text:style-name="T27_55">session</text:span><text:span text:style-name="T27_56">,<text:s/></text:span><text:span text:style-name="T27_57">with</text:span><text:span text:style-name="T27_58"><text:s/></text:span><text:span text:style-name="T27_59">no</text:span><text:span text:style-name="T27_60"><text:s/></text:span><text:span text:style-name="T27_61">additional</text:span><text:span text:style-name="T27_62"><text:s/></text:span><text:span text:style-name="T27_63">authentication</text:span><text:span text:style-name="T27_64"><text:s/></text:span><text:span text:style-name="T27_65">step</text:span><text:span text:style-name="T27_66">,<text:s/></text:span><text:span text:style-name="T27_67">which</text:span><text:span text:style-name="T27_68"><text:s/></text:span><text:span text:style-name="T27_69">can</text:span><text:span text:style-name="T27_70"><text:s/></text:span><text:span text:style-name="T27_71">be</text:span><text:span text:style-name="T27_72"><text:s/></text:span><text:span text:style-name="T27_73">resumed</text:span><text:span text:style-name="T27_74"><text:s/></text:span><text:span text:style-name="T27_75">after</text:span><text:span text:style-name="T27_76"><text:s/></text:span><text:span text:style-name="T27_77">sftp</text:span><text:span text:style-name="T27_78"><text:s/></text:span><text:span text:style-name="T27_79">is</text:span><text:span text:style-name="T27_80"><text:s/></text:span><text:span text:style-name="T27_81">exited</text:span><text:span text:style-name="T27_82">.</text:span></text:p>
      <text:p text:style-name="P28"><text:span text:style-name="T28_1">The</text:span><text:span text:style-name="T28_2"><text:s/></text:span><text:span text:style-name="T28_3">client</text:span><text:span text:style-name="T28_4"><text:s/></text:span><text:span text:style-name="T28_5">is</text:span><text:span text:style-name="T28_6"><text:s/></text:span><text:span text:style-name="T28_7">mostly</text:span><text:span text:style-name="T28_8"><text:s/></text:span><text:span text:style-name="T28_9">based</text:span><text:span text:style-name="T28_10"><text:s/></text:span><text:span text:style-name="T28_11">around</text:span><text:span text:style-name="T28_12"><text:s/></text:span><text:span text:style-name="T28_13">the</text:span><text:span text:style-name="T28_14"><text:s/></text:span><text:span text:style-name="T28_15">Paramiko</text:span><text:span text:style-name="T28_16"><text:s/></text:span><text:span text:style-name="T28_17">Python</text:span><text:span text:style-name="T28_18"><text:s/></text:span><text:span text:style-name="T28_19">library</text:span><text:span text:style-name="T28_20">.<text:s/></text:span><text:span text:style-name="T28_21">This</text:span><text:span text:style-name="T28_22"><text:s/></text:span><text:span text:style-name="T28_23">allows</text:span><text:span text:style-name="T28_24"><text:s/></text:span><text:span text:style-name="T28_25">us</text:span><text:span text:style-name="T28_26"><text:s/></text:span><text:span text:style-name="T28_27">to</text:span><text:span text:style-name="T28_28"><text:s/></text:span><text:span text:style-name="T28_29">play</text:span><text:span text:style-name="T28_30"><text:s/></text:span><text:span text:style-name="T28_31">with</text:span><text:span text:style-name="T28_32"><text:s/></text:span><text:span text:style-name="T28_33">SSH</text:span><text:span text:style-name="T28_34"><text:s/></text:span><text:span text:style-name="T28_35">easily</text:span><text:span text:style-name="T28_36">,<text:s/></text:span><text:span text:style-name="T28_37">while</text:span><text:span text:style-name="T28_38"><text:s/></text:span><text:span text:style-name="T28_39">not</text:span><text:span text:style-name="T28_40"><text:s/></text:span><text:span text:style-name="T28_41">worrying</text:span><text:span text:style-name="T28_42"><text:s/></text:span><text:span text:style-name="T28_43">about</text:span><text:span text:style-name="T28_44"><text:s/></text:span><text:span text:style-name="T28_45">how</text:span><text:span text:style-name="T28_46"><text:s/></text:span><text:span text:style-name="T28_47">exactly</text:span><text:span text:style-name="T28_48"><text:s/></text:span><text:span text:style-name="T28_49">we</text:span><text:span text:style-name="T28_50">’</text:span><text:span text:style-name="T28_51">ll</text:span><text:span text:style-name="T28_52"><text:s/></text:span><text:span text:style-name="T28_53">have</text:span><text:span text:style-name="T28_54"><text:s/></text:span><text:span text:style-name="T28_55">to</text:span><text:span text:style-name="T28_56"><text:s/></text:span><text:span text:style-name="T28_57">control</text:span><text:span text:style-name="T28_58"><text:s/></text:span><text:span text:style-name="T28_59">key</text:span><text:span text:style-name="T28_60"><text:s/></text:span><text:span text:style-name="T28_61">exchange</text:span><text:span text:style-name="T28_62"><text:s/></text:span><text:span text:style-name="T28_63">and</text:span><text:span text:style-name="T28_64"><text:s/></text:span><text:span text:style-name="T28_65">channels</text:span><text:span text:style-name="T28_66">.<text:s/></text:span><text:span text:style-name="T28_67">Additionally</text:span><text:span text:style-name="T28_68">,<text:s/></text:span><text:span text:style-name="T28_69">we</text:span><text:span text:style-name="T28_70"><text:s/></text:span><text:span text:style-name="T28_71">used</text:span><text:span text:style-name="T28_72"><text:s/></text:span><text:span text:style-name="T28_73">argparse</text:span><text:span text:style-name="T28_74"><text:s/></text:span><text:span text:style-name="T28_75">to</text:span><text:span text:style-name="T28_76"><text:s/></text:span><text:span text:style-name="T28_77">help</text:span><text:span text:style-name="T28_78"><text:s/></text:span><text:span text:style-name="T28_79">with</text:span><text:span text:style-name="T28_80"><text:s/></text:span><text:span text:style-name="T28_81">the</text:span><text:span text:style-name="T28_82"><text:s/></text:span><text:span text:style-name="T28_83">argument</text:span><text:span text:style-name="T28_84"><text:s/></text:span><text:span text:style-name="T28_85">parsing</text:span><text:span text:style-name="T28_86"><text:s/></text:span><text:span text:style-name="T28_87">part</text:span><text:span text:style-name="T28_88"><text:s/></text:span><text:span text:style-name="T28_89">of</text:span><text:span text:style-name="T28_90"><text:s/></text:span><text:span text:style-name="T28_91">things</text:span><text:span text:style-name="T28_92">.<text:s/></text:span><text:span text:style-name="T28_93">There</text:span><text:span text:style-name="T28_94"><text:s/></text:span><text:span text:style-name="T28_95">are</text:span><text:span text:style-name="T28_96"><text:s/></text:span><text:span text:style-name="T28_97">some</text:span><text:span text:style-name="T28_98"><text:s/></text:span><text:span text:style-name="T28_99">other</text:span><text:span text:style-name="T28_100"><text:s/></text:span><text:span text:style-name="T28_101">modules</text:span><text:span text:style-name="T28_102"><text:s/></text:span><text:span text:style-name="T28_103">used</text:span><text:span text:style-name="T28_104">,<text:s/></text:span><text:span text:style-name="T28_105">but</text:span><text:span text:style-name="T28_106"><text:s/></text:span><text:span text:style-name="T28_107">they</text:span><text:span text:style-name="T28_108"><text:s/></text:span><text:span text:style-name="T28_109">are</text:span><text:span text:style-name="T28_110"><text:s/></text:span><text:span text:style-name="T28_111">all</text:span><text:span text:style-name="T28_112"><text:s/></text:span><text:span text:style-name="T28_113">one</text:span><text:span text:style-name="T28_114"><text:s/></text:span><text:span text:style-name="T28_115">that</text:span><text:span text:style-name="T28_116"><text:s/></text:span><text:span text:style-name="T28_117">ship</text:span><text:span text:style-name="T28_118"><text:s/></text:span><text:span text:style-name="T28_119">with</text:span><text:span text:style-name="T28_120"><text:s/></text:span><text:span text:style-name="T28_121">a</text:span><text:span text:style-name="T28_122"><text:s/></text:span><text:span text:style-name="T28_123">standard</text:span><text:span text:style-name="T28_124"><text:s/></text:span><text:span text:style-name="T28_125">Linux</text:span><text:span text:style-name="T28_126">-</text:span><text:span text:style-name="T28_127">based</text:span><text:span text:style-name="T28_128"><text:s/></text:span><text:span text:style-name="T28_129">Python</text:span><text:span text:style-name="T28_130"><text:s/></text:span><text:span text:style-name="T28_131">distribution</text:span><text:span text:style-name="T28_132">.</text:span></text:p>
      <text:p text:style-name="P29"><text:span text:style-name="T29_1">The</text:span><text:span text:style-name="T29_2"><text:s/></text:span><text:span text:style-name="T29_3">client</text:span><text:span text:style-name="T29_4"><text:s/></text:span><text:span text:style-name="T29_5">code</text:span><text:span text:style-name="T29_6">,<text:s/></text:span><text:span text:style-name="T29_7">with</text:span><text:span text:style-name="T29_8"><text:s/></text:span><text:span text:style-name="T29_9">the</text:span><text:span text:style-name="T29_10"><text:s/></text:span><text:span text:style-name="T29_11">exception</text:span><text:span text:style-name="T29_12"><text:s/></text:span><text:span text:style-name="T29_13">of</text:span><text:span text:style-name="T29_14"><text:s/></text:span><text:span text:style-name="T29_15">the</text:span><text:span text:style-name="T29_16"><text:s/></text:span><text:span text:style-name="T29_17">argument</text:span><text:span text:style-name="T29_18"><text:s/></text:span><text:span text:style-name="T29_19">parsing</text:span><text:span text:style-name="T29_20"><text:s/></text:span><text:span text:style-name="T29_21">bit</text:span><text:span text:style-name="T29_22">,<text:s/></text:span><text:span text:style-name="T29_23">is</text:span><text:span text:style-name="T29_24"><text:s/></text:span><text:span text:style-name="T29_25">almost</text:span><text:span text:style-name="T29_26"><text:s/></text:span><text:span text:style-name="T29_27">entirely</text:span><text:span text:style-name="T29_28"><text:s/></text:span><text:span text:style-name="T29_29">defined</text:span><text:span text:style-name="T29_30"><text:s/></text:span><text:span text:style-name="T29_31">in</text:span><text:span text:style-name="T29_32"><text:s/></text:span><text:span text:style-name="T29_33">a</text:span><text:span text:style-name="T29_34"><text:s/></text:span><text:span text:style-name="T29_35">class</text:span><text:span text:style-name="T29_36">.<text:s/></text:span><text:span text:style-name="T29_37">Execution</text:span><text:span text:style-name="T29_38"><text:s/></text:span><text:span text:style-name="T29_39">of</text:span><text:span text:style-name="T29_40"><text:s/></text:span><text:span text:style-name="T29_41">the</text:span><text:span text:style-name="T29_42"><text:s/></text:span><text:span text:style-name="T29_43">script</text:span><text:span text:style-name="T29_44"><text:s/></text:span><text:span text:style-name="T29_45">begins</text:span><text:span text:style-name="T29_46"><text:s/></text:span><text:span text:style-name="T29_47">at</text:span><text:span text:style-name="T29_48"><text:s/></text:span><text:span text:style-name="T29_49">the</text:span><text:span text:style-name="T29_50"><text:s/></text:span><text:span text:style-name="T29_51">bottom</text:span><text:span text:style-name="T29_52"><text:s/></text:span><text:span text:style-name="T29_53">of</text:span><text:span text:style-name="T29_54"><text:s/></text:span><text:span text:style-name="T29_55">the</text:span><text:span text:style-name="T29_56"><text:s/></text:span><text:span text:style-name="T29_57">file</text:span><text:span text:style-name="T29_58"><text:s/></text:span><text:span text:style-name="T29_59">in</text:span><text:span text:style-name="T29_60"><text:s/></text:span><text:span text:style-name="T29_61">an</text:span><text:span text:style-name="T29_62"><text:s/>“</text:span><text:span text:style-name="T29_63">if</text:span><text:span text:style-name="T29_64"><text:s/>__</text:span><text:span text:style-name="T29_65">name</text:span><text:span text:style-name="T29_66">__==’__</text:span><text:span text:style-name="T29_67">main</text:span><text:span text:style-name="T29_68">__’”<text:s/></text:span><text:span text:style-name="T29_69">style</text:span><text:span text:style-name="T29_70"><text:s/></text:span><text:span text:style-name="T29_71">block</text:span><text:span text:style-name="T29_72"><text:s/></text:span><text:span text:style-name="T29_73">of</text:span><text:span text:style-name="T29_74"><text:s/></text:span><text:span text:style-name="T29_75">code</text:span><text:span text:style-name="T29_76">.<text:s/></text:span><text:span text:style-name="T29_77">Firstly</text:span><text:span text:style-name="T29_78"><text:s/></text:span><text:span text:style-name="T29_79">the</text:span><text:span text:style-name="T29_80"><text:s/></text:span><text:span text:style-name="T29_81">script</text:span><text:span text:style-name="T29_82">’</text:span><text:span text:style-name="T29_83">s</text:span><text:span text:style-name="T29_84"><text:s/></text:span><text:span text:style-name="T29_85">arguments</text:span><text:span text:style-name="T29_86"><text:s/></text:span><text:span text:style-name="T29_87">parsed</text:span><text:span text:style-name="T29_88"><text:s/></text:span><text:span text:style-name="T29_89">and</text:span><text:span text:style-name="T29_90"><text:s/></text:span><text:span text:style-name="T29_91">then</text:span><text:span text:style-name="T29_92"><text:s/></text:span><text:span text:style-name="T29_93">an</text:span><text:span text:style-name="T29_94"><text:s/></text:span><text:span text:style-name="T29_95">instance</text:span><text:span text:style-name="T29_96"><text:s/></text:span><text:span text:style-name="T29_97">of</text:span><text:span text:style-name="T29_98"><text:s/></text:span><text:span text:style-name="T29_99">the</text:span><text:span text:style-name="T29_100"><text:s/></text:span><text:span text:style-name="T29_101">client</text:span><text:span text:style-name="T29_102"><text:s/></text:span><text:span text:style-name="T29_103">class</text:span><text:span text:style-name="T29_104"><text:s/></text:span><text:span text:style-name="T29_105">is</text:span><text:span text:style-name="T29_106"><text:s/></text:span><text:span text:style-name="T29_107">created</text:span><text:span text:style-name="T29_108"><text:s/></text:span><text:span text:style-name="T29_109">with</text:span><text:span text:style-name="T29_110"><text:s/></text:span><text:span text:style-name="T29_111">those</text:span><text:span text:style-name="T29_112"><text:s/></text:span><text:span text:style-name="T29_113">arguments</text:span><text:span text:style-name="T29_114"><text:s/></text:span><text:span text:style-name="T29_115">as</text:span><text:span text:style-name="T29_116"><text:s/></text:span><text:span text:style-name="T29_117">parameters</text:span><text:span text:style-name="T29_118">.</text:span></text:p>
      <text:p text:style-name="P30"><text:span text:style-name="T30_1">The</text:span><text:span text:style-name="T30_2"><text:s/></text:span><text:span text:style-name="T30_3">client</text:span><text:span text:style-name="T30_4"><text:s/></text:span><text:span text:style-name="T30_5">class</text:span><text:span text:style-name="T30_6"><text:s/></text:span><text:span text:style-name="T30_7">inherits</text:span><text:span text:style-name="T30_8"><text:s/></text:span><text:span text:style-name="T30_9">from</text:span><text:span text:style-name="T30_10"><text:s/></text:span><text:span text:style-name="T30_11">a</text:span><text:span text:style-name="T30_12"><text:s/></text:span><text:span text:style-name="T30_13">Paramiko</text:span><text:span text:style-name="T30_14"><text:s/></text:span><text:span text:style-name="T30_15">interface</text:span><text:span text:style-name="T30_16"><text:s/></text:span><text:span text:style-name="T30_17">called</text:span><text:span text:style-name="T30_18"><text:s/></text:span><text:span text:style-name="T30_19">paramiko</text:span><text:span text:style-name="T30_20">.</text:span><text:span text:style-name="T30_21">SSHClient</text:span><text:span text:style-name="T30_22">.<text:s/></text:span><text:span text:style-name="T30_23">The</text:span><text:span text:style-name="T30_24"><text:s/>__</text:span><text:span text:style-name="T30_25">init</text:span><text:span text:style-name="T30_26">__<text:s/></text:span><text:span text:style-name="T30_27">method</text:span><text:span text:style-name="T30_28"><text:s/></text:span><text:span text:style-name="T30_29">calls</text:span><text:span text:style-name="T30_30"><text:s/></text:span><text:span text:style-name="T30_31">the</text:span><text:span text:style-name="T30_32"><text:s/></text:span><text:span text:style-name="T30_33">parent</text:span><text:span text:style-name="T30_34"><text:s/></text:span><text:span text:style-name="T30_35">constructor</text:span><text:span text:style-name="T30_36"><text:s/>(</text:span><text:span text:style-name="T30_37">which</text:span><text:span text:style-name="T30_38"><text:s/></text:span><text:span text:style-name="T30_39">starts</text:span><text:span text:style-name="T30_40"><text:s/></text:span><text:span text:style-name="T30_41">a</text:span><text:span text:style-name="T30_42"><text:s/></text:span><text:span text:style-name="T30_43">thread</text:span><text:span text:style-name="T30_44"><text:s/></text:span><text:span text:style-name="T30_45">and</text:span><text:span text:style-name="T30_46"><text:s/></text:span><text:span text:style-name="T30_47">handles</text:span><text:span text:style-name="T30_48"><text:s/></text:span><text:span text:style-name="T30_49">most</text:span><text:span text:style-name="T30_50"><text:s/></text:span><text:span text:style-name="T30_51">of</text:span><text:span text:style-name="T30_52"><text:s/></text:span><text:span text:style-name="T30_53">the</text:span><text:span text:style-name="T30_54"><text:s/></text:span><text:span text:style-name="T30_55">kex</text:span><text:span text:style-name="T30_56">/</text:span><text:span text:style-name="T30_57">io</text:span><text:span text:style-name="T30_58"><text:s/></text:span><text:span text:style-name="T30_59">stuff</text:span><text:span text:style-name="T30_60">,<text:s/></text:span><text:span text:style-name="T30_61">collects</text:span><text:span text:style-name="T30_62"><text:s/></text:span><text:span text:style-name="T30_63">a</text:span><text:span text:style-name="T30_64"><text:s/></text:span><text:span text:style-name="T30_65">host</text:span><text:span text:style-name="T30_66">,<text:s/></text:span><text:span text:style-name="T30_67">username</text:span><text:span text:style-name="T30_68"><text:s/></text:span><text:span text:style-name="T30_69">and</text:span><text:span text:style-name="T30_70"><text:s/></text:span><text:span text:style-name="T30_71">pass</text:span><text:span text:style-name="T30_72"><text:s/></text:span><text:span text:style-name="T30_73">interactively</text:span><text:span text:style-name="T30_74">,<text:s/></text:span><text:span text:style-name="T30_75">if</text:span><text:span text:style-name="T30_76"><text:s/></text:span><text:span text:style-name="T30_77">needed</text:span><text:span text:style-name="T30_78">,<text:s/></text:span><text:span text:style-name="T30_79">and</text:span><text:span text:style-name="T30_80"><text:s/></text:span><text:span text:style-name="T30_81">then</text:span><text:span text:style-name="T30_82"><text:s/></text:span><text:span text:style-name="T30_83">connects</text:span><text:span text:style-name="T30_84"><text:s/></text:span><text:span text:style-name="T30_85">to</text:span><text:span text:style-name="T30_86"><text:s/></text:span><text:span text:style-name="T30_87">the</text:span><text:span text:style-name="T30_88"><text:s/></text:span><text:span text:style-name="T30_89">server</text:span><text:span text:style-name="T30_90"><text:s/></text:span><text:span text:style-name="T30_91">and</text:span><text:span text:style-name="T30_92"><text:s/></text:span><text:span text:style-name="T30_93">invokes</text:span><text:span text:style-name="T30_94"><text:s/></text:span><text:span text:style-name="T30_95">a</text:span><text:span text:style-name="T30_96"><text:s/></text:span><text:span text:style-name="T30_97">shell</text:span><text:span text:style-name="T30_98"><text:s/></text:span><text:span text:style-name="T30_99">using</text:span><text:span text:style-name="T30_100"><text:s/></text:span><text:span text:style-name="T30_101">methods</text:span><text:span text:style-name="T30_102"><text:s/></text:span><text:span text:style-name="T30_103">in</text:span><text:span text:style-name="T30_104"><text:s/></text:span><text:span text:style-name="T30_105">the</text:span><text:span text:style-name="T30_106"><text:s/></text:span><text:span text:style-name="T30_107">parent</text:span><text:span text:style-name="T30_108"><text:s/></text:span><text:span text:style-name="T30_109">class</text:span><text:span text:style-name="T30_110">.<text:s/></text:span><text:span text:style-name="T30_111">It</text:span><text:span text:style-name="T30_112"><text:s/></text:span><text:span text:style-name="T30_113">also</text:span><text:span text:style-name="T30_114"><text:s/></text:span><text:span text:style-name="T30_115">disables</text:span><text:span text:style-name="T30_116"><text:s/></text:span><text:span text:style-name="T30_117">alters</text:span><text:span text:style-name="T30_118"><text:s/></text:span><text:span text:style-name="T30_119">the</text:span><text:span text:style-name="T30_120"><text:s/></text:span><text:span text:style-name="T30_121">local</text:span><text:span text:style-name="T30_122"><text:s/></text:span><text:span text:style-name="T30_123">TTY</text:span><text:span text:style-name="T30_124"><text:s/></text:span><text:span text:style-name="T30_125">to</text:span><text:span text:style-name="T30_126"><text:s/></text:span><text:span text:style-name="T30_127">disable</text:span><text:span text:style-name="T30_128"><text:s/></text:span><text:span text:style-name="T30_129">most</text:span><text:span text:style-name="T30_130"><text:s/></text:span><text:span text:style-name="T30_131">signals</text:span><text:span text:style-name="T30_132"><text:s/></text:span><text:span text:style-name="T30_133">and</text:span><text:span text:style-name="T30_134"><text:s/></text:span><text:span text:style-name="T30_135">stop</text:span><text:span text:style-name="T30_136"><text:s/></text:span><text:span text:style-name="T30_137">it</text:span><text:span text:style-name="T30_138"><text:s/></text:span><text:span text:style-name="T30_139">from</text:span><text:span text:style-name="T30_140"><text:s/></text:span><text:span text:style-name="T30_141">automatically</text:span><text:span text:style-name="T30_142"><text:s/></text:span><text:span text:style-name="T30_143">echoing</text:span><text:span text:style-name="T30_144"><text:s/></text:span><text:span text:style-name="T30_145">the</text:span><text:span text:style-name="T30_146"><text:s/></text:span><text:span text:style-name="T30_147">characters</text:span><text:span text:style-name="T30_148"><text:s/></text:span><text:span text:style-name="T30_149">we</text:span><text:span text:style-name="T30_150"><text:s/></text:span><text:span text:style-name="T30_151">type</text:span><text:span text:style-name="T30_152"><text:s/></text:span><text:span text:style-name="T30_153">to</text:span><text:span text:style-name="T30_154"><text:s/></text:span><text:span text:style-name="T30_155">stdout</text:span><text:span text:style-name="T30_156">.<text:s/></text:span><text:span text:style-name="T30_157">At</text:span><text:span text:style-name="T30_158"><text:s/></text:span><text:span text:style-name="T30_159">this</text:span><text:span text:style-name="T30_160"><text:s/></text:span><text:span text:style-name="T30_161">point</text:span><text:span text:style-name="T30_162"><text:s/></text:span><text:span text:style-name="T30_163">a</text:span><text:span text:style-name="T30_164"><text:s/></text:span><text:span text:style-name="T30_165">terminal</text:span><text:span text:style-name="T30_166"><text:s/></text:span><text:span text:style-name="T30_167">exists</text:span><text:span text:style-name="T30_168">.</text:span></text:p>
      <text:p text:style-name="P31"><text:span text:style-name="T31_1">Next</text:span><text:span text:style-name="T31_2"><text:s/></text:span><text:span text:style-name="T31_3">thing</text:span><text:span text:style-name="T31_4"><text:s/></text:span><text:span text:style-name="T31_5">we</text:span><text:span text:style-name="T31_6"><text:s/></text:span><text:span text:style-name="T31_7">do</text:span><text:span text:style-name="T31_8"><text:s/></text:span><text:span text:style-name="T31_9">is</text:span><text:span text:style-name="T31_10"><text:s/></text:span><text:span text:style-name="T31_11">create</text:span><text:span text:style-name="T31_12"><text:s/></text:span><text:span text:style-name="T31_13">a</text:span><text:span text:style-name="T31_14"><text:s/></text:span><text:span text:style-name="T31_15">single</text:span><text:span text:style-name="T31_16"><text:s/></text:span><text:span text:style-name="T31_17">handler</text:span><text:span text:style-name="T31_18"><text:s/></text:span><text:span text:style-name="T31_19">for</text:span><text:span text:style-name="T31_20"><text:s/></text:span><text:span text:style-name="T31_21">the</text:span><text:span text:style-name="T31_22"><text:s/></text:span><text:span text:style-name="T31_23">client</text:span><text:span text:style-name="T31_24"><text:s/></text:span><text:span text:style-name="T31_25">program</text:span><text:span text:style-name="T31_26"><text:s/></text:span><text:span text:style-name="T31_27">to</text:span><text:span text:style-name="T31_28"><text:s/></text:span><text:span text:style-name="T31_29">catch</text:span><text:span text:style-name="T31_30"><text:s/></text:span><text:span text:style-name="T31_31">if</text:span><text:span text:style-name="T31_32"><text:s/></text:span><text:span text:style-name="T31_33">the</text:span><text:span text:style-name="T31_34"><text:s/></text:span><text:span text:style-name="T31_35">local</text:span><text:span text:style-name="T31_36"><text:s/></text:span><text:span text:style-name="T31_37">teminal</text:span><text:span text:style-name="T31_38"><text:s/></text:span><text:span text:style-name="T31_39">resizes</text:span><text:span text:style-name="T31_40">,<text:s/></text:span><text:span text:style-name="T31_41">if</text:span><text:span text:style-name="T31_42"><text:s/></text:span><text:span text:style-name="T31_43">that</text:span><text:span text:style-name="T31_44"><text:s/></text:span><text:span text:style-name="T31_45">happens</text:span><text:span text:style-name="T31_46"><text:s/></text:span><text:span text:style-name="T31_47">we</text:span><text:span text:style-name="T31_48"><text:s/></text:span><text:span text:style-name="T31_49">pass</text:span><text:span text:style-name="T31_50"><text:s/></text:span><text:span text:style-name="T31_51">an</text:span><text:span text:style-name="T31_52"><text:s/></text:span><text:span text:style-name="T31_53">appropriate</text:span><text:span text:style-name="T31_54"><text:s/></text:span><text:span text:style-name="T31_55">message</text:span><text:span text:style-name="T31_56"><text:s/></text:span><text:span text:style-name="T31_57">to</text:span><text:span text:style-name="T31_58"><text:s/></text:span><text:span text:style-name="T31_59">server</text:span><text:span text:style-name="T31_60"><text:s/></text:span><text:span text:style-name="T31_61">that</text:span><text:span text:style-name="T31_62"><text:s/></text:span><text:span text:style-name="T31_63">will</text:span><text:span text:style-name="T31_64"><text:s/></text:span><text:span text:style-name="T31_65">resize</text:span><text:span text:style-name="T31_66"><text:s/></text:span><text:span text:style-name="T31_67">the</text:span><text:span text:style-name="T31_68"><text:s/></text:span><text:span text:style-name="T31_69">remote</text:span><text:span text:style-name="T31_70"><text:s/></text:span><text:span text:style-name="T31_71">pty</text:span><text:span text:style-name="T31_72"><text:s/></text:span><text:span text:style-name="T31_73">for</text:span><text:span text:style-name="T31_74"><text:s/></text:span><text:span text:style-name="T31_75">us</text:span><text:span text:style-name="T31_76">,<text:s/></text:span><text:span text:style-name="T31_77">keeping</text:span><text:span text:style-name="T31_78"><text:s/></text:span><text:span text:style-name="T31_79">things</text:span><text:span text:style-name="T31_80"><text:s/></text:span><text:span text:style-name="T31_81">nicely</text:span><text:span text:style-name="T31_82"><text:s/></text:span><text:span text:style-name="T31_83">in</text:span><text:span text:style-name="T31_84"><text:s/></text:span><text:span text:style-name="T31_85">sync</text:span><text:span text:style-name="T31_86">.</text:span></text:p>
      <text:p text:style-name="P32"><text:span text:style-name="T32_1">Next</text:span><text:span text:style-name="T32_2"><text:s/></text:span><text:span text:style-name="T32_3">up</text:span><text:span text:style-name="T32_4"><text:s/></text:span><text:span text:style-name="T32_5">we</text:span><text:span text:style-name="T32_6"><text:s/></text:span><text:span text:style-name="T32_7">create</text:span><text:span text:style-name="T32_8"><text:s/></text:span><text:span text:style-name="T32_9">a</text:span><text:span text:style-name="T32_10"><text:s/></text:span><text:span text:style-name="T32_11">thread</text:span><text:span text:style-name="T32_12"><text:s/></text:span><text:span text:style-name="T32_13">to</text:span><text:span text:style-name="T32_14"><text:s/></text:span><text:span text:style-name="T32_15">grab</text:span><text:span text:style-name="T32_16"><text:s/></text:span><text:span text:style-name="T32_17">input</text:span><text:span text:style-name="T32_18"><text:s/></text:span><text:span text:style-name="T32_19">from</text:span><text:span text:style-name="T32_20"><text:s/></text:span><text:span text:style-name="T32_21">stdio</text:span><text:span text:style-name="T32_22"><text:s/></text:span><text:span text:style-name="T32_23">and</text:span><text:span text:style-name="T32_24"><text:s/></text:span><text:span text:style-name="T32_25">put</text:span><text:span text:style-name="T32_26"><text:s/></text:span><text:span text:style-name="T32_27">it</text:span><text:span text:style-name="T32_28"><text:s/></text:span><text:span text:style-name="T32_29">in</text:span><text:span text:style-name="T32_30"><text:s/></text:span><text:span text:style-name="T32_31">a</text:span><text:span text:style-name="T32_32"><text:s/></text:span><text:span text:style-name="T32_33">thread</text:span><text:span text:style-name="T32_34">-</text:span><text:span text:style-name="T32_35">safe</text:span><text:span text:style-name="T32_36"><text:s/></text:span><text:span text:style-name="T32_37">Queue</text:span><text:span text:style-name="T32_38"><text:s/></text:span><text:span text:style-name="T32_39">from</text:span><text:span text:style-name="T32_40"><text:s/></text:span><text:span text:style-name="T32_41">that</text:span><text:span text:style-name="T32_42"><text:s/></text:span><text:span text:style-name="T32_43">we</text:span><text:span text:style-name="T32_44"><text:s/></text:span><text:span text:style-name="T32_45">can</text:span><text:span text:style-name="T32_46"><text:s/></text:span><text:span text:style-name="T32_47">loop</text:span><text:span text:style-name="T32_48"><text:s/></text:span><text:span text:style-name="T32_49">over</text:span><text:span text:style-name="T32_50"><text:s/></text:span><text:span text:style-name="T32_51">and</text:span><text:span text:style-name="T32_52"><text:s/></text:span><text:span text:style-name="T32_53">make</text:span><text:span text:style-name="T32_54"><text:s/></text:span><text:span text:style-name="T32_55">non</text:span><text:span text:style-name="T32_56">-</text:span><text:span text:style-name="T32_57">blocking</text:span><text:span text:style-name="T32_58"><text:s/></text:span><text:span text:style-name="T32_59">checks</text:span><text:span text:style-name="T32_60"><text:s/></text:span><text:span text:style-name="T32_61">on</text:span><text:span text:style-name="T32_62"><text:s/></text:span><text:span text:style-name="T32_63">for</text:span><text:span text:style-name="T32_64"><text:s/></text:span><text:span text:style-name="T32_65">input</text:span><text:span text:style-name="T32_66"><text:s/></text:span><text:span text:style-name="T32_67">to</text:span><text:span text:style-name="T32_68"><text:s/></text:span><text:span text:style-name="T32_69">pass</text:span><text:span text:style-name="T32_70"><text:s/></text:span><text:span text:style-name="T32_71">to</text:span><text:span text:style-name="T32_72"><text:s/></text:span><text:span text:style-name="T32_73">the</text:span><text:span text:style-name="T32_74"><text:s/></text:span><text:span text:style-name="T32_75">remote</text:span><text:span text:style-name="T32_76"><text:s/></text:span><text:span text:style-name="T32_77">process</text:span><text:span text:style-name="T32_78"><text:s/></text:span><text:span text:style-name="T32_79">while</text:span><text:span text:style-name="T32_80"><text:s/></text:span><text:span text:style-name="T32_81">we</text:span><text:span text:style-name="T32_82"><text:s/></text:span><text:span text:style-name="T32_83">also</text:span><text:span text:style-name="T32_84"><text:s/></text:span><text:span text:style-name="T32_85">check</text:span><text:span text:style-name="T32_86"><text:s/></text:span><text:span text:style-name="T32_87">for</text:span><text:span text:style-name="T32_88"><text:s/></text:span><text:span text:style-name="T32_89">output</text:span><text:span text:style-name="T32_90">.<text:s/></text:span><text:span text:style-name="T32_91">See</text:span><text:span text:style-name="T32_92"><text:s/></text:span><text:span text:style-name="T32_93">the</text:span><text:span text:style-name="T32_94"><text:s/></text:span><text:span text:style-name="T32_95">ioThreadFunc</text:span><text:span text:style-name="T32_96"><text:s/></text:span><text:span text:style-name="T32_97">method</text:span><text:span text:style-name="T32_98">.</text:span></text:p>
      <text:p text:style-name="P33"><text:span text:style-name="T33_1">All</text:span><text:span text:style-name="T33_2"><text:s/></text:span><text:span text:style-name="T33_3">characters</text:span><text:span text:style-name="T33_4"><text:s/></text:span><text:span text:style-name="T33_5">are</text:span><text:span text:style-name="T33_6"><text:s/></text:span><text:span text:style-name="T33_7">passed</text:span><text:span text:style-name="T33_8"><text:s/></text:span><text:span text:style-name="T33_9">directly</text:span><text:span text:style-name="T33_10"><text:s/></text:span><text:span text:style-name="T33_11">to</text:span><text:span text:style-name="T33_12"><text:s/></text:span><text:span text:style-name="T33_13">the</text:span><text:span text:style-name="T33_14"><text:s/></text:span><text:span text:style-name="T33_15">remote</text:span><text:span text:style-name="T33_16"><text:s/></text:span><text:span text:style-name="T33_17">and</text:span><text:span text:style-name="T33_18"><text:s/></text:span><text:span text:style-name="T33_19">all</text:span><text:span text:style-name="T33_20"><text:s/></text:span><text:span text:style-name="T33_21">output</text:span><text:span text:style-name="T33_22"><text:s/></text:span><text:span text:style-name="T33_23">from</text:span><text:span text:style-name="T33_24"><text:s/></text:span><text:span text:style-name="T33_25">that</text:span><text:span text:style-name="T33_26"><text:s/></text:span><text:span text:style-name="T33_27">is</text:span><text:span text:style-name="T33_28"><text:s/></text:span><text:span text:style-name="T33_29">written</text:span><text:span text:style-name="T33_30"><text:s/></text:span><text:span text:style-name="T33_31">directly</text:span><text:span text:style-name="T33_32"><text:s/></text:span><text:span text:style-name="T33_33">to</text:span><text:span text:style-name="T33_34"><text:s/></text:span><text:span text:style-name="T33_35">stdout</text:span><text:span text:style-name="T33_36"><text:s/></text:span><text:span text:style-name="T33_37">on</text:span><text:span text:style-name="T33_38"><text:s/></text:span><text:span text:style-name="T33_39">our</text:span><text:span text:style-name="T33_40"><text:s/></text:span><text:span text:style-name="T33_41">end</text:span><text:span text:style-name="T33_42">.</text:span></text:p>
      <text:p text:style-name="P34"><text:span text:style-name="T34_1">The</text:span><text:span text:style-name="T34_2"><text:s/></text:span><text:span text:style-name="T34_3">exception</text:span><text:span text:style-name="T34_4"><text:s/></text:span><text:span text:style-name="T34_5">is</text:span><text:span text:style-name="T34_6"><text:s/></text:span><text:span text:style-name="T34_7">if</text:span><text:span text:style-name="T34_8"><text:s/></text:span><text:span text:style-name="T34_9">the</text:span><text:span text:style-name="T34_10"><text:s/></text:span><text:span text:style-name="T34_11">user</text:span><text:span text:style-name="T34_12"><text:s/></text:span><text:span text:style-name="T34_13">presses</text:span><text:span text:style-name="T34_14"><text:s/></text:span><text:span text:style-name="T34_15">ctrl</text:span><text:span text:style-name="T34_16">+</text:span><text:span text:style-name="T34_17">a</text:span><text:span text:style-name="T34_18">.<text:s/></text:span><text:span text:style-name="T34_19">The</text:span><text:span text:style-name="T34_20"><text:s/>^</text:span><text:span text:style-name="T34_21">a</text:span><text:span text:style-name="T34_22"><text:s/></text:span><text:span text:style-name="T34_23">character</text:span><text:span text:style-name="T34_24"><text:s/></text:span><text:span text:style-name="T34_25">is</text:span><text:span text:style-name="T34_26"><text:s/></text:span><text:span text:style-name="T34_27">caught</text:span><text:span text:style-name="T34_28"><text:s/></text:span><text:span text:style-name="T34_29">by</text:span><text:span text:style-name="T34_30"><text:s/></text:span><text:span text:style-name="T34_31">our</text:span><text:span text:style-name="T34_32"><text:s/></text:span><text:span text:style-name="T34_33">input</text:span><text:span text:style-name="T34_34"><text:s/></text:span><text:span text:style-name="T34_35">handler</text:span><text:span text:style-name="T34_36"><text:s/></text:span><text:span text:style-name="T34_37">thread</text:span><text:span text:style-name="T34_38"><text:s/></text:span><text:span text:style-name="T34_39">and</text:span><text:span text:style-name="T34_40"><text:s/></text:span><text:span text:style-name="T34_41">results</text:span><text:span text:style-name="T34_42"><text:s/></text:span><text:span text:style-name="T34_43">in</text:span><text:span text:style-name="T34_44"><text:s/></text:span><text:span text:style-name="T34_45">the</text:span><text:span text:style-name="T34_46"><text:s/></text:span><text:span text:style-name="T34_47">creation</text:span><text:span text:style-name="T34_48"><text:s/></text:span><text:span text:style-name="T34_49">of</text:span><text:span text:style-name="T34_50"><text:s/></text:span><text:span text:style-name="T34_51">an</text:span><text:span text:style-name="T34_52"><text:s/></text:span><text:span text:style-name="T34_53">sftp</text:span><text:span text:style-name="T34_54"><text:s/></text:span><text:span text:style-name="T34_55">session</text:span><text:span text:style-name="T34_56">.<text:s/></text:span><text:span text:style-name="T34_57">For</text:span><text:span text:style-name="T34_58"><text:s/></text:span><text:span text:style-name="T34_59">this</text:span><text:span text:style-name="T34_60">,<text:s/></text:span><text:span text:style-name="T34_61">input</text:span><text:span text:style-name="T34_62"><text:s/></text:span><text:span text:style-name="T34_63">echoing</text:span><text:span text:style-name="T34_64"><text:s/></text:span><text:span text:style-name="T34_65">is</text:span><text:span text:style-name="T34_66"><text:s/></text:span><text:span text:style-name="T34_67">turned</text:span><text:span text:style-name="T34_68"><text:s/></text:span><text:span text:style-name="T34_69">back</text:span><text:span text:style-name="T34_70"><text:s/></text:span><text:span text:style-name="T34_71">on</text:span><text:span text:style-name="T34_72"><text:s/></text:span><text:span text:style-name="T34_73">and</text:span><text:span text:style-name="T34_74"><text:s/></text:span><text:span text:style-name="T34_75">the</text:span><text:span text:style-name="T34_76"><text:s/></text:span><text:span text:style-name="T34_77">user</text:span><text:span text:style-name="T34_78"><text:s/></text:span><text:span text:style-name="T34_79">interacts</text:span><text:span text:style-name="T34_80"><text:s/></text:span><text:span text:style-name="T34_81">with</text:span><text:span text:style-name="T34_82"><text:s/></text:span><text:span text:style-name="T34_83">a</text:span><text:span text:style-name="T34_84"><text:s/></text:span><text:span text:style-name="T34_85">simple</text:span><text:span text:style-name="T34_86"><text:s/></text:span><text:span text:style-name="T34_87">shell</text:span><text:span text:style-name="T34_88"><text:s/></text:span><text:span text:style-name="T34_89">of</text:span><text:span text:style-name="T34_90"><text:s/></text:span><text:span text:style-name="T34_91">our</text:span><text:span text:style-name="T34_92"><text:s/></text:span><text:span text:style-name="T34_93">design</text:span><text:span text:style-name="T34_94"><text:s/></text:span><text:span text:style-name="T34_95">to</text:span><text:span text:style-name="T34_96"><text:s/></text:span><text:span text:style-name="T34_97">transfer</text:span><text:span text:style-name="T34_98"><text:s/></text:span><text:span text:style-name="T34_99">files</text:span><text:span text:style-name="T34_100"><text:s/></text:span><text:span text:style-name="T34_101">to</text:span><text:span text:style-name="T34_102"><text:s/></text:span><text:span text:style-name="T34_103">and</text:span><text:span text:style-name="T34_104"><text:s/></text:span><text:span text:style-name="T34_105">from</text:span><text:span text:style-name="T34_106"><text:s/></text:span><text:span text:style-name="T34_107">the</text:span><text:span text:style-name="T34_108"><text:s/></text:span><text:span text:style-name="T34_109">remote</text:span><text:span text:style-name="T34_110"><text:s/></text:span><text:span text:style-name="T34_111">server</text:span><text:span text:style-name="T34_112">.<text:s/></text:span><text:span text:style-name="T34_113">When</text:span><text:span text:style-name="T34_114"><text:s/></text:span><text:span text:style-name="T34_115">the</text:span><text:span text:style-name="T34_116"><text:s/></text:span><text:span text:style-name="T34_117">users</text:span><text:span text:style-name="T34_118"><text:s/></text:span><text:span text:style-name="T34_119">exists</text:span><text:span text:style-name="T34_120"><text:s/></text:span><text:span text:style-name="T34_121">this</text:span><text:span text:style-name="T34_122"><text:s/></text:span><text:span text:style-name="T34_123">they</text:span><text:span text:style-name="T34_124"><text:s/></text:span><text:span text:style-name="T34_125">are</text:span><text:span text:style-name="T34_126"><text:s/></text:span><text:span text:style-name="T34_127">dropped</text:span><text:span text:style-name="T34_128"><text:s/></text:span><text:span text:style-name="T34_129">back</text:span><text:span text:style-name="T34_130"><text:s/></text:span><text:span text:style-name="T34_131">into</text:span><text:span text:style-name="T34_132"><text:s/></text:span><text:span text:style-name="T34_133">their</text:span><text:span text:style-name="T34_134"><text:s/></text:span><text:span text:style-name="T34_135">remote</text:span><text:span text:style-name="T34_136"><text:s/></text:span><text:span text:style-name="T34_137">session</text:span><text:span text:style-name="T34_138"><text:s/></text:span><text:span text:style-name="T34_139">and</text:span><text:span text:style-name="T34_140"><text:s/></text:span><text:span text:style-name="T34_141">things</text:span><text:span text:style-name="T34_142"><text:s/></text:span><text:span text:style-name="T34_143">continue</text:span><text:span text:style-name="T34_144"><text:s/></text:span><text:span text:style-name="T34_145">normally</text:span><text:span text:style-name="T34_146">.</text:span></text:p>
      <text:p text:style-name="P35"><text:span text:style-name="T35_1">When</text:span><text:span text:style-name="T35_2"><text:s/></text:span><text:span text:style-name="T35_3">the</text:span><text:span text:style-name="T35_4"><text:s/></text:span><text:span text:style-name="T35_5">link</text:span><text:span text:style-name="T35_6"><text:s/></text:span><text:span text:style-name="T35_7">is</text:span><text:span text:style-name="T35_8"><text:s/></text:span><text:span text:style-name="T35_9">broken</text:span><text:span text:style-name="T35_10">,<text:s/></text:span><text:span text:style-name="T35_11">either</text:span><text:span text:style-name="T35_12"><text:s/></text:span><text:span text:style-name="T35_13">because</text:span><text:span text:style-name="T35_14"><text:s/></text:span><text:span text:style-name="T35_15">the</text:span><text:span text:style-name="T35_16"><text:s/></text:span><text:span text:style-name="T35_17">user</text:span><text:span text:style-name="T35_18"><text:s/></text:span><text:span text:style-name="T35_19">has</text:span><text:span text:style-name="T35_20"><text:s/></text:span><text:span text:style-name="T35_21">exited</text:span><text:span text:style-name="T35_22"><text:s/></text:span><text:span text:style-name="T35_23">remotely</text:span><text:span text:style-name="T35_24"><text:s/></text:span><text:span text:style-name="T35_25">or</text:span><text:span text:style-name="T35_26"><text:s/></text:span><text:span text:style-name="T35_27">there</text:span><text:span text:style-name="T35_28"><text:s/></text:span><text:span text:style-name="T35_29">are</text:span><text:span text:style-name="T35_30"><text:s/></text:span><text:span text:style-name="T35_31">network</text:span><text:span text:style-name="T35_32"><text:s/></text:span><text:span text:style-name="T35_33">problems</text:span><text:span text:style-name="T35_34">,<text:s/></text:span><text:span text:style-name="T35_35">exceptions</text:span><text:span text:style-name="T35_36"><text:s/></text:span><text:span text:style-name="T35_37">are</text:span><text:span text:style-name="T35_38"><text:s/></text:span><text:span text:style-name="T35_39">thrown</text:span><text:span text:style-name="T35_40"><text:s/></text:span><text:span text:style-name="T35_41">and</text:span><text:span text:style-name="T35_42"><text:s/></text:span><text:span text:style-name="T35_43">caught</text:span><text:span text:style-name="T35_44"><text:s/></text:span><text:span text:style-name="T35_45">which</text:span><text:span text:style-name="T35_46"><text:s/></text:span><text:span text:style-name="T35_47">results</text:span><text:span text:style-name="T35_48"><text:s/></text:span><text:span text:style-name="T35_49">in</text:span><text:span text:style-name="T35_50"><text:s/></text:span><text:span text:style-name="T35_51">the</text:span><text:span text:style-name="T35_52"><text:s/></text:span><text:span text:style-name="T35_53">program</text:span><text:span text:style-name="T35_54"><text:s/></text:span><text:span text:style-name="T35_55">shutting</text:span><text:span text:style-name="T35_56"><text:s/></text:span><text:span text:style-name="T35_57">down</text:span><text:span text:style-name="T35_58"><text:s/></text:span><text:span text:style-name="T35_59">and</text:span><text:span text:style-name="T35_60"><text:s/></text:span><text:span text:style-name="T35_61">the</text:span><text:span text:style-name="T35_62"><text:s/></text:span><text:span text:style-name="T35_63">terminal</text:span><text:span text:style-name="T35_64"><text:s/></text:span><text:span text:style-name="T35_65">attributes</text:span><text:span text:style-name="T35_66"><text:s/></text:span><text:span text:style-name="T35_67">being</text:span><text:span text:style-name="T35_68"><text:s/></text:span><text:span text:style-name="T35_69">returned</text:span><text:span text:style-name="T35_70"><text:s/></text:span><text:span text:style-name="T35_71">to</text:span><text:span text:style-name="T35_72"><text:s/></text:span><text:span text:style-name="T35_73">normal</text:span><text:span text:style-name="T35_74">.</text:span></text:p>
      <text:p text:style-name="P36"><text:span text:style-name="T36_1">One</text:span><text:span text:style-name="T36_2"><text:s/></text:span><text:span text:style-name="T36_3">interesting</text:span><text:span text:style-name="T36_4"><text:s/></text:span><text:span text:style-name="T36_5">problem</text:span><text:span text:style-name="T36_6"><text:s/></text:span><text:span text:style-name="T36_7">we</text:span><text:span text:style-name="T36_8"><text:s/></text:span><text:span text:style-name="T36_9">had</text:span><text:span text:style-name="T36_10"><text:s/></text:span><text:span text:style-name="T36_11">was</text:span><text:span text:style-name="T36_12"><text:s/></text:span><text:span text:style-name="T36_13">how</text:span><text:span text:style-name="T36_14"><text:s/></text:span><text:span text:style-name="T36_15">to</text:span><text:span text:style-name="T36_16"><text:s/></text:span><text:span text:style-name="T36_17">handle</text:span><text:span text:style-name="T36_18"><text:s/></text:span><text:span text:style-name="T36_19">input</text:span><text:span text:style-name="T36_20"><text:s/></text:span><text:span text:style-name="T36_21">and</text:span><text:span text:style-name="T36_22"><text:s/></text:span><text:span text:style-name="T36_23">output</text:span><text:span text:style-name="T36_24">.<text:s/></text:span><text:span text:style-name="T36_25">It</text:span><text:span text:style-name="T36_26"><text:s/></text:span><text:span text:style-name="T36_27">doesn</text:span><text:span text:style-name="T36_28">’</text:span><text:span text:style-name="T36_29">t</text:span><text:span text:style-name="T36_30"><text:s/></text:span><text:span text:style-name="T36_31">work</text:span><text:span text:style-name="T36_32"><text:s/></text:span><text:span text:style-name="T36_33">to</text:span><text:span text:style-name="T36_34"><text:s/></text:span><text:span text:style-name="T36_35">just</text:span><text:span text:style-name="T36_36"><text:s/></text:span><text:span text:style-name="T36_37">pass</text:span><text:span text:style-name="T36_38"><text:s/></text:span><text:span text:style-name="T36_39">input</text:span><text:span text:style-name="T36_40"><text:s/></text:span><text:span text:style-name="T36_41">from</text:span><text:span text:style-name="T36_42"><text:s/></text:span><text:span text:style-name="T36_43">the</text:span><text:span text:style-name="T36_44"><text:s/></text:span><text:span text:style-name="T36_45">user</text:span><text:span text:style-name="T36_46"><text:s/></text:span><text:span text:style-name="T36_47">to</text:span><text:span text:style-name="T36_48"><text:s/></text:span><text:span text:style-name="T36_49">the</text:span><text:span text:style-name="T36_50"><text:s/></text:span><text:span text:style-name="T36_51">other</text:span><text:span text:style-name="T36_52"><text:s/></text:span><text:span text:style-name="T36_53">side</text:span><text:span text:style-name="T36_54"><text:s/></text:span><text:span text:style-name="T36_55">and</text:span><text:span text:style-name="T36_56"><text:s/></text:span><text:span text:style-name="T36_57">hope</text:span><text:span text:style-name="T36_58"><text:s/></text:span><text:span text:style-name="T36_59">for</text:span><text:span text:style-name="T36_60"><text:s/></text:span><text:span text:style-name="T36_61">the</text:span><text:span text:style-name="T36_62"><text:s/></text:span><text:span text:style-name="T36_63">best</text:span><text:span text:style-name="T36_64">,<text:s/></text:span><text:span text:style-name="T36_65">the</text:span><text:span text:style-name="T36_66"><text:s/></text:span><text:span text:style-name="T36_67">user</text:span><text:span text:style-name="T36_68">’</text:span><text:span text:style-name="T36_69">s</text:span><text:span text:style-name="T36_70"><text:s/></text:span><text:span text:style-name="T36_71">keystrokes</text:span><text:span text:style-name="T36_72"><text:s/></text:span><text:span text:style-name="T36_73">are</text:span><text:span text:style-name="T36_74"><text:s/></text:span><text:span text:style-name="T36_75">of</text:span><text:span text:style-name="T36_76"><text:s/></text:span><text:span text:style-name="T36_77">course</text:span><text:span text:style-name="T36_78"><text:s/></text:span><text:span text:style-name="T36_79">echoed</text:span><text:span text:style-name="T36_80"><text:s/></text:span><text:span text:style-name="T36_81">back</text:span><text:span text:style-name="T36_82"><text:s/></text:span><text:span text:style-name="T36_83">by</text:span><text:span text:style-name="T36_84"><text:s/></text:span><text:span text:style-name="T36_85">the</text:span><text:span text:style-name="T36_86"><text:s/></text:span><text:span text:style-name="T36_87">remote</text:span><text:span text:style-name="T36_88"><text:s/></text:span><text:span text:style-name="T36_89">shell</text:span><text:span text:style-name="T36_90"><text:s/></text:span><text:span text:style-name="T36_91">as</text:span><text:span text:style-name="T36_92"><text:s/></text:span><text:span text:style-name="T36_93">well</text:span><text:span text:style-name="T36_94"><text:s/></text:span><text:span text:style-name="T36_95">as</text:span><text:span text:style-name="T36_96"><text:s/></text:span><text:span text:style-name="T36_97">the</text:span><text:span text:style-name="T36_98"><text:s/></text:span><text:span text:style-name="T36_99">local</text:span><text:span text:style-name="T36_100"><text:s/></text:span><text:span text:style-name="T36_101">shell</text:span><text:span text:style-name="T36_102">.<text:s/></text:span><text:span text:style-name="T36_103">Control</text:span><text:span text:style-name="T36_104"><text:s/></text:span><text:span text:style-name="T36_105">characters</text:span><text:span text:style-name="T36_106"><text:s/></text:span><text:span text:style-name="T36_107">and</text:span><text:span text:style-name="T36_108"><text:s/></text:span><text:span text:style-name="T36_109">signals</text:span><text:span text:style-name="T36_110"><text:s/></text:span><text:span text:style-name="T36_111">also</text:span><text:span text:style-name="T36_112"><text:s/></text:span><text:span text:style-name="T36_113">produce</text:span><text:span text:style-name="T36_114"><text:s/></text:span><text:span text:style-name="T36_115">strange</text:span><text:span text:style-name="T36_116"><text:s/></text:span><text:span text:style-name="T36_117">behavior</text:span><text:span text:style-name="T36_118">.<text:s/></text:span><text:span text:style-name="T36_119">The</text:span><text:span text:style-name="T36_120"><text:s/></text:span><text:span text:style-name="T36_121">solution</text:span><text:span text:style-name="T36_122"><text:s/></text:span><text:span text:style-name="T36_123">to</text:span><text:span text:style-name="T36_124"><text:s/></text:span><text:span text:style-name="T36_125">this</text:span><text:span text:style-name="T36_126"><text:s/>(</text:span><text:span text:style-name="T36_127">which</text:span><text:span text:style-name="T36_128"><text:s/></text:span><text:span text:style-name="T36_129">took</text:span><text:span text:style-name="T36_130"><text:s/></text:span><text:span text:style-name="T36_131">us</text:span><text:span text:style-name="T36_132"><text:s/></text:span><text:span text:style-name="T36_133">forever</text:span><text:span text:style-name="T36_134"><text:s/></text:span><text:span text:style-name="T36_135">to</text:span><text:span text:style-name="T36_136"><text:s/></text:span><text:span text:style-name="T36_137">arrive</text:span><text:span text:style-name="T36_138"><text:s/></text:span><text:span text:style-name="T36_139">as</text:span><text:span text:style-name="T36_140">,<text:s/></text:span><text:span text:style-name="T36_141">is</text:span><text:span text:style-name="T36_142"><text:s/></text:span><text:span text:style-name="T36_143">there</text:span><text:span text:style-name="T36_144"><text:s/></text:span><text:span text:style-name="T36_145">isn</text:span><text:span text:style-name="T36_146">’</text:span><text:span text:style-name="T36_147">t</text:span><text:span text:style-name="T36_148"><text:s/></text:span><text:span text:style-name="T36_149">much</text:span><text:span text:style-name="T36_150"><text:s/></text:span><text:span text:style-name="T36_151">documentation</text:span><text:span text:style-name="T36_152"><text:s/></text:span><text:span text:style-name="T36_153">for</text:span><text:span text:style-name="T36_154"><text:s/></text:span><text:span text:style-name="T36_155">this</text:span><text:span text:style-name="T36_156"><text:s/></text:span><text:span text:style-name="T36_157">stuff</text:span><text:span text:style-name="T36_158">)<text:s/></text:span><text:span text:style-name="T36_159">was</text:span><text:span text:style-name="T36_160"><text:s/></text:span><text:span text:style-name="T36_161">to</text:span><text:span text:style-name="T36_162"><text:s/></text:span><text:span text:style-name="T36_163">use</text:span><text:span text:style-name="T36_164"><text:s/></text:span><text:span text:style-name="T36_165">the</text:span><text:span text:style-name="T36_166"><text:s/></text:span><text:span text:style-name="T36_167">termios</text:span><text:span text:style-name="T36_168"><text:s/></text:span><text:span text:style-name="T36_169">module</text:span><text:span text:style-name="T36_170"><text:s/></text:span><text:span text:style-name="T36_171">in</text:span><text:span text:style-name="T36_172"><text:s/></text:span><text:span text:style-name="T36_173">Python</text:span><text:span text:style-name="T36_174">.<text:s/></text:span><text:span text:style-name="T36_175">This</text:span><text:span text:style-name="T36_176"><text:s/></text:span><text:span text:style-name="T36_177">is</text:span><text:span text:style-name="T36_178"><text:s/></text:span><text:span text:style-name="T36_179">similar</text:span><text:span text:style-name="T36_180"><text:s/></text:span><text:span text:style-name="T36_181">to</text:span><text:span text:style-name="T36_182"><text:s/></text:span><text:span text:style-name="T36_183">the</text:span><text:span text:style-name="T36_184"><text:s/></text:span><text:span text:style-name="T36_185">linux</text:span><text:span text:style-name="T36_186"><text:s/></text:span><text:span text:style-name="T36_187">termios</text:span><text:span text:style-name="T36_188"><text:s/></text:span><text:span text:style-name="T36_189">in</text:span><text:span text:style-name="T36_190"><text:s/></text:span><text:span text:style-name="T36_191">that</text:span><text:span text:style-name="T36_192"><text:s/></text:span><text:span text:style-name="T36_193">it</text:span><text:span text:style-name="T36_194"><text:s/></text:span><text:span text:style-name="T36_195">allows</text:span><text:span text:style-name="T36_196"><text:s/></text:span><text:span text:style-name="T36_197">you</text:span><text:span text:style-name="T36_198"><text:s/></text:span><text:span text:style-name="T36_199">to</text:span><text:span text:style-name="T36_200"><text:s/></text:span><text:span text:style-name="T36_201">change</text:span><text:span text:style-name="T36_202"><text:s/></text:span><text:span text:style-name="T36_203">the</text:span><text:span text:style-name="T36_204"><text:s/></text:span><text:span text:style-name="T36_205">attributes</text:span><text:span text:style-name="T36_206"><text:s/></text:span><text:span text:style-name="T36_207">of</text:span><text:span text:style-name="T36_208"><text:s/></text:span><text:span text:style-name="T36_209">the</text:span><text:span text:style-name="T36_210"><text:s/></text:span><text:span text:style-name="T36_211">process</text:span><text:span text:style-name="T36_212">’</text:span><text:span text:style-name="T36_213">s</text:span><text:span text:style-name="T36_214"><text:s/></text:span><text:span text:style-name="T36_215">terminal</text:span><text:span text:style-name="T36_216"><text:s/></text:span><text:span text:style-name="T36_217">to</text:span><text:span text:style-name="T36_218"><text:s/></text:span><text:span text:style-name="T36_219">do</text:span><text:span text:style-name="T36_220"><text:s/></text:span><text:span text:style-name="T36_221">things</text:span><text:span text:style-name="T36_222"><text:s/></text:span><text:span text:style-name="T36_223">like</text:span><text:span text:style-name="T36_224"><text:s/></text:span><text:span text:style-name="T36_225">putting</text:span><text:span text:style-name="T36_226"><text:s/></text:span><text:span text:style-name="T36_227">it</text:span><text:span text:style-name="T36_228"><text:s/></text:span><text:span text:style-name="T36_229">in</text:span><text:span text:style-name="T36_230"><text:s/></text:span><text:span text:style-name="T36_231">a</text:span><text:span text:style-name="T36_232"><text:s/></text:span><text:span text:style-name="T36_233">raw</text:span><text:span text:style-name="T36_234"><text:s/></text:span><text:span text:style-name="T36_235">state</text:span><text:span text:style-name="T36_236"><text:s/></text:span><text:span text:style-name="T36_237">and</text:span><text:span text:style-name="T36_238"><text:s/></text:span><text:span text:style-name="T36_239">turning</text:span><text:span text:style-name="T36_240"><text:s/></text:span><text:span text:style-name="T36_241">off</text:span><text:span text:style-name="T36_242"><text:s/></text:span><text:span text:style-name="T36_243">keystroke</text:span><text:span text:style-name="T36_244"><text:s/></text:span><text:span text:style-name="T36_245">echoing</text:span><text:span text:style-name="T36_246">.<text:s/></text:span><text:span text:style-name="T36_247">Specifically</text:span><text:span text:style-name="T36_248"><text:s/></text:span><text:span text:style-name="T36_249">for</text:span><text:span text:style-name="T36_250"><text:s/></text:span><text:span text:style-name="T36_251">the</text:span><text:span text:style-name="T36_252"><text:s/></text:span><text:span text:style-name="T36_253">client</text:span><text:span text:style-name="T36_254">,<text:s/></text:span><text:span text:style-name="T36_255">we</text:span><text:span text:style-name="T36_256"><text:s/></text:span><text:span text:style-name="T36_257">used</text:span><text:span text:style-name="T36_258"><text:s/></text:span><text:span text:style-name="T36_259">it</text:span><text:span text:style-name="T36_260"><text:s/></text:span><text:span text:style-name="T36_261">to</text:span><text:span text:style-name="T36_262"><text:s/></text:span><text:span text:style-name="T36_263">turn</text:span><text:span text:style-name="T36_264"><text:s/></text:span><text:span text:style-name="T36_265">off</text:span><text:span text:style-name="T36_266"><text:s/></text:span><text:span text:style-name="T36_267">echoing</text:span><text:span text:style-name="T36_268">,<text:s/></text:span><text:span text:style-name="T36_269">signals</text:span><text:span text:style-name="T36_270">,<text:s/></text:span><text:span text:style-name="T36_271">and</text:span><text:span text:style-name="T36_272"><text:s/></text:span><text:span text:style-name="T36_273">canonical</text:span><text:span text:style-name="T36_274"><text:s/></text:span><text:span text:style-name="T36_275">mode</text:span><text:span text:style-name="T36_276">.<text:s/></text:span><text:span text:style-name="T36_277">Canonical</text:span><text:span text:style-name="T36_278"><text:s/></text:span><text:span text:style-name="T36_279">mode</text:span><text:span text:style-name="T36_280"><text:s/></text:span><text:span text:style-name="T36_281">controls</text:span><text:span text:style-name="T36_282"><text:s/></text:span><text:span text:style-name="T36_283">if</text:span><text:span text:style-name="T36_284"><text:s/></text:span><text:span text:style-name="T36_285">input</text:span><text:span text:style-name="T36_286"><text:s/></text:span><text:span text:style-name="T36_287">is</text:span><text:span text:style-name="T36_288"><text:s/></text:span><text:span text:style-name="T36_289">buffered</text:span><text:span text:style-name="T36_290"><text:s/></text:span><text:span text:style-name="T36_291">until</text:span><text:span text:style-name="T36_292"><text:s/></text:span><text:span text:style-name="T36_293">an</text:span><text:span text:style-name="T36_294"><text:s/></text:span><text:span text:style-name="T36_295">eol</text:span><text:span text:style-name="T36_296">/</text:span><text:span text:style-name="T36_297">eof</text:span><text:span text:style-name="T36_298"><text:s/></text:span><text:span text:style-name="T36_299">before</text:span><text:span text:style-name="T36_300"><text:s/></text:span><text:span text:style-name="T36_301">being</text:span><text:span text:style-name="T36_302"><text:s/></text:span><text:span text:style-name="T36_303">passed</text:span><text:span text:style-name="T36_304"><text:s/></text:span><text:span text:style-name="T36_305">to</text:span><text:span text:style-name="T36_306"><text:s/></text:span><text:span text:style-name="T36_307">the</text:span><text:span text:style-name="T36_308"><text:s/></text:span><text:span text:style-name="T36_309">process</text:span><text:span text:style-name="T36_310">’</text:span><text:span text:style-name="T36_311">s</text:span><text:span text:style-name="T36_312"><text:s/></text:span><text:span text:style-name="T36_313">stdin</text:span><text:span text:style-name="T36_314">.<text:s/></text:span><text:span text:style-name="T36_315">For</text:span><text:span text:style-name="T36_316"><text:s/></text:span><text:span text:style-name="T36_317">more</text:span><text:span text:style-name="T36_318"><text:s/></text:span><text:span text:style-name="T36_319">on</text:span><text:span text:style-name="T36_320"><text:s/></text:span><text:span text:style-name="T36_321">this</text:span><text:span text:style-name="T36_322">,<text:s/></text:span><text:span text:style-name="T36_323">see</text:span><text:span text:style-name="T36_324"><text:s/></text:span><text:span text:style-name="T36_325">the</text:span><text:span text:style-name="T36_326"><text:s/></text:span><text:span text:style-name="T36_327">very</text:span><text:span text:style-name="T36_328"><text:s/></text:span><text:span text:style-name="T36_329">nicely</text:span><text:span text:style-name="T36_330"><text:s/></text:span><text:span text:style-name="T36_331">documented</text:span><text:span text:style-name="T36_332"><text:s/></text:span><text:span text:style-name="T36_333">makeInputRaw</text:span><text:span text:style-name="T36_334"><text:s/></text:span><text:span text:style-name="T36_335">and</text:span><text:span text:style-name="T36_336"><text:s/></text:span><text:span text:style-name="T36_337">restoreInput</text:span><text:span text:style-name="T36_338"><text:s/></text:span><text:span text:style-name="T36_339">functions</text:span><text:span text:style-name="T36_340"><text:s/></text:span><text:span text:style-name="T36_341">in</text:span><text:span text:style-name="T36_342"><text:s/></text:span><text:span text:style-name="T36_343">our</text:span><text:span text:style-name="T36_344"><text:s/></text:span><text:span text:style-name="T36_345">client</text:span><text:span text:style-name="T36_346"><text:s/></text:span><text:span text:style-name="T36_347">class</text:span><text:span text:style-name="T36_348">’</text:span><text:span text:style-name="T36_349">s</text:span><text:span text:style-name="T36_350"><text:s/></text:span><text:span text:style-name="T36_351">source</text:span><text:span text:style-name="T36_352">.<text:s/></text:span></text:p>
      <text:p text:style-name="P37"><text:span text:style-name="T37_1">Those</text:span><text:span text:style-name="T37_2"><text:s/></text:span><text:span text:style-name="T37_3">are</text:span><text:span text:style-name="T37_4"><text:s/></text:span><text:span text:style-name="T37_5">most</text:span><text:span text:style-name="T37_6"><text:s/></text:span><text:span text:style-name="T37_7">of</text:span><text:span text:style-name="T37_8"><text:s/></text:span><text:span text:style-name="T37_9">the</text:span><text:span text:style-name="T37_10"><text:s/></text:span><text:span text:style-name="T37_11">interesting</text:span><text:span text:style-name="T37_12"><text:s/></text:span><text:span text:style-name="T37_13">details</text:span><text:span text:style-name="T37_14"><text:s/></text:span><text:span text:style-name="T37_15">for</text:span><text:span text:style-name="T37_16"><text:s/></text:span><text:span text:style-name="T37_17">our</text:span><text:span text:style-name="T37_18"><text:s/></text:span><text:span text:style-name="T37_19">client</text:span><text:span text:style-name="T37_20">.<text:s/></text:span><text:span text:style-name="T37_21">If</text:span><text:span text:style-name="T37_22"><text:s/></text:span><text:span text:style-name="T37_23">something</text:span><text:span text:style-name="T37_24"><text:s/></text:span><text:span text:style-name="T37_25">isn</text:span><text:span text:style-name="T37_26">’</text:span><text:span text:style-name="T37_27">t</text:span><text:span text:style-name="T37_28"><text:s/></text:span><text:span text:style-name="T37_29">clear</text:span><text:span text:style-name="T37_30">,<text:s/></text:span><text:span text:style-name="T37_31">sorry</text:span><text:span text:style-name="T37_32">,<text:s/></text:span><text:span text:style-name="T37_33">you</text:span><text:span text:style-name="T37_34">’</text:span><text:span text:style-name="T37_35">ll</text:span><text:span text:style-name="T37_36"><text:s/></text:span><text:span text:style-name="T37_37">have</text:span><text:span text:style-name="T37_38"><text:s/></text:span><text:span text:style-name="T37_39">to</text:span><text:span text:style-name="T37_40"><text:s/></text:span><text:span text:style-name="T37_41">refer</text:span><text:span text:style-name="T37_42"><text:s/></text:span><text:span text:style-name="T37_43">to</text:span><text:span text:style-name="T37_44"><text:s/></text:span><text:span text:style-name="T37_45">the</text:span><text:span text:style-name="T37_46"><text:s/></text:span><text:span text:style-name="T37_47">source</text:span><text:span text:style-name="T37_48">.</text:span></text:p>
      <text:p text:style-name="P38"><text:span text:style-name="T38_1">Let</text:span><text:span text:style-name="T38_2">’</text:span><text:span text:style-name="T38_3">s</text:span><text:span text:style-name="T38_4"><text:s/></text:span><text:span text:style-name="T38_5">move</text:span><text:span text:style-name="T38_6"><text:s/></text:span><text:span text:style-name="T38_7">on</text:span><text:span text:style-name="T38_8"><text:s/></text:span><text:span text:style-name="T38_9">to</text:span><text:span text:style-name="T38_10"><text:s/></text:span><text:span text:style-name="T38_11">the</text:span><text:span text:style-name="T38_12"><text:s/></text:span><text:span text:style-name="T38_13">server</text:span><text:span text:style-name="T38_14"><text:s/></text:span><text:span text:style-name="T38_15">now</text:span><text:span text:style-name="T38_16">.<text:s/></text:span><text:span text:style-name="T38_17">This</text:span><text:span text:style-name="T38_18"><text:s/></text:span><text:span text:style-name="T38_19">one</text:span><text:span text:style-name="T38_20"><text:s/></text:span><text:span text:style-name="T38_21">looks</text:span><text:span text:style-name="T38_22"><text:s/></text:span><text:span text:style-name="T38_23">pretty</text:span><text:span text:style-name="T38_24"><text:s/></text:span><text:span text:style-name="T38_25">simple</text:span><text:span text:style-name="T38_26">,<text:s/></text:span><text:span text:style-name="T38_27">but</text:span><text:span text:style-name="T38_28"><text:s/></text:span><text:span text:style-name="T38_29">it</text:span><text:span text:style-name="T38_30"><text:s/></text:span><text:span text:style-name="T38_31">was</text:span><text:span text:style-name="T38_32"><text:s/></text:span><text:span text:style-name="T38_33">really</text:span><text:span text:style-name="T38_34"><text:s/></text:span><text:span text:style-name="T38_35">very</text:span><text:span text:style-name="T38_36"><text:s/></text:span><text:span text:style-name="T38_37">very</text:span><text:span text:style-name="T38_38"><text:s/></text:span><text:span text:style-name="T38_39">hard</text:span><text:span text:style-name="T38_40">.<text:s/></text:span><text:span text:style-name="T38_41">We</text:span><text:span text:style-name="T38_42"><text:s/></text:span><text:span text:style-name="T38_43">nearly</text:span><text:span text:style-name="T38_44"><text:s/></text:span><text:span text:style-name="T38_45">didn</text:span><text:span text:style-name="T38_46">’</text:span><text:span text:style-name="T38_47">t</text:span><text:span text:style-name="T38_48"><text:s/></text:span><text:span text:style-name="T38_49">have</text:span><text:span text:style-name="T38_50"><text:s/></text:span><text:span text:style-name="T38_51">one</text:span><text:span text:style-name="T38_52"><text:s/></text:span><text:span text:style-name="T38_53">at</text:span><text:span text:style-name="T38_54"><text:s/></text:span><text:span text:style-name="T38_55">all</text:span><text:span text:style-name="T38_56">.<text:s/></text:span><text:span text:style-name="T38_57">It</text:span><text:span text:style-name="T38_58"><text:s/></text:span><text:span text:style-name="T38_59">was</text:span><text:span text:style-name="T38_60"><text:s/></text:span><text:span text:style-name="T38_61">finished</text:span><text:span text:style-name="T38_62"><text:s/></text:span><text:span text:style-name="T38_63">by</text:span><text:span text:style-name="T38_64"><text:s/></text:span><text:span text:style-name="T38_65">sheer</text:span><text:span text:style-name="T38_66"><text:s/></text:span><text:span text:style-name="T38_67">force</text:span><text:span text:style-name="T38_68"><text:s/></text:span><text:span text:style-name="T38_69">of</text:span><text:span text:style-name="T38_70"><text:s/></text:span><text:span text:style-name="T38_71">will</text:span><text:span text:style-name="T38_72"><text:s/></text:span><text:span text:style-name="T38_73">and</text:span><text:span text:style-name="T38_74"><text:s/></text:span><text:span text:style-name="T38_75">sleepless</text:span><text:span text:style-name="T38_76"><text:s/></text:span><text:span text:style-name="T38_77">nights</text:span><text:span text:style-name="T38_78"><text:s/></text:span><text:span text:style-name="T38_79">at</text:span><text:span text:style-name="T38_80"><text:s/></text:span><text:span text:style-name="T38_81">the</text:span><text:span text:style-name="T38_82"><text:s/></text:span><text:span text:style-name="T38_83">very</text:span><text:span text:style-name="T38_84"><text:s/></text:span><text:span text:style-name="T38_85">last</text:span><text:span text:style-name="T38_86"><text:s/></text:span><text:span text:style-name="T38_87">minute</text:span><text:span text:style-name="T38_88">.<text:s/></text:span><text:span text:style-name="T38_89">Apologies</text:span><text:span text:style-name="T38_90"><text:s/></text:span><text:span text:style-name="T38_91">for</text:span><text:span text:style-name="T38_92"><text:s/></text:span><text:span text:style-name="T38_93">the</text:span><text:span text:style-name="T38_94"><text:s/></text:span><text:span text:style-name="T38_95">awkward</text:span><text:span text:style-name="T38_96"><text:s/></text:span><text:span text:style-name="T38_97">state</text:span><text:span text:style-name="T38_98"><text:s/></text:span><text:span text:style-name="T38_99">the</text:span><text:span text:style-name="T38_100"><text:s/></text:span><text:span text:style-name="T38_101">source</text:span><text:span text:style-name="T38_102"><text:s/></text:span><text:span text:style-name="T38_103">is</text:span><text:span text:style-name="T38_104"><text:s/></text:span><text:span text:style-name="T38_105">in</text:span><text:span text:style-name="T38_106">,<text:s/></text:span><text:span text:style-name="T38_107">it</text:span><text:span text:style-name="T38_108"><text:s/></text:span><text:span text:style-name="T38_109">should</text:span><text:span text:style-name="T38_110"><text:s/></text:span><text:span text:style-name="T38_111">be</text:span><text:span text:style-name="T38_112"><text:s/></text:span><text:span text:style-name="T38_113">pretty</text:span><text:span text:style-name="T38_114"><text:s/></text:span><text:span text:style-name="T38_115">readable</text:span><text:span text:style-name="T38_116"><text:s/></text:span><text:span text:style-name="T38_117">anyway</text:span><text:span text:style-name="T38_118"><text:s/></text:span><text:span text:style-name="T38_119">though</text:span><text:span text:style-name="T38_120">.</text:span></text:p>
      <text:p text:style-name="P39"><text:span text:style-name="T39_1">First</text:span><text:span text:style-name="T39_2"><text:s/></text:span><text:span text:style-name="T39_3">off</text:span><text:span text:style-name="T39_4">,<text:s/></text:span><text:span text:style-name="T39_5">thanks</text:span><text:span text:style-name="T39_6"><text:s/></text:span><text:span text:style-name="T39_7">to</text:span><text:span text:style-name="T39_8"><text:s/></text:span><text:span text:style-name="T39_9">a</text:span><text:span text:style-name="T39_10"><text:s/></text:span><text:span text:style-name="T39_11">lack</text:span><text:span text:style-name="T39_12"><text:s/></text:span><text:span text:style-name="T39_13">of</text:span><text:span text:style-name="T39_14"><text:s/></text:span><text:span text:style-name="T39_15">time</text:span><text:span text:style-name="T39_16">,<text:s/></text:span><text:span text:style-name="T39_17">there</text:span><text:span text:style-name="T39_18"><text:s/></text:span><text:span text:style-name="T39_19">are</text:span><text:span text:style-name="T39_20"><text:s/></text:span><text:span text:style-name="T39_21">no</text:span><text:span text:style-name="T39_22"><text:s/></text:span><text:span text:style-name="T39_23">arguments</text:span><text:span text:style-name="T39_24"><text:s/></text:span><text:span text:style-name="T39_25">for</text:span><text:span text:style-name="T39_26"><text:s/></text:span><text:span text:style-name="T39_27">the</text:span><text:span text:style-name="T39_28"><text:s/></text:span><text:span text:style-name="T39_29">server</text:span><text:span text:style-name="T39_30">.<text:s/></text:span><text:span text:style-name="T39_31">If</text:span><text:span text:style-name="T39_32"><text:s/></text:span><text:span text:style-name="T39_33">you</text:span><text:span text:style-name="T39_34"><text:s/></text:span><text:span text:style-name="T39_35">need</text:span><text:span text:style-name="T39_36"><text:s/></text:span><text:span text:style-name="T39_37">to</text:span><text:span text:style-name="T39_38"><text:s/></text:span><text:span text:style-name="T39_39">change</text:span><text:span text:style-name="T39_40"><text:s/></text:span><text:span text:style-name="T39_41">the</text:span><text:span text:style-name="T39_42"><text:s/></text:span><text:span text:style-name="T39_43">keyfile</text:span><text:span text:style-name="T39_44">,<text:s/></text:span><text:span text:style-name="T39_45">host</text:span><text:span text:style-name="T39_46">,<text:s/></text:span><text:span text:style-name="T39_47">or</text:span><text:span text:style-name="T39_48"><text:s/></text:span><text:span text:style-name="T39_49">port</text:span><text:span text:style-name="T39_50">,<text:s/></text:span><text:span text:style-name="T39_51">there</text:span><text:span text:style-name="T39_52"><text:s/></text:span><text:span text:style-name="T39_53">are</text:span><text:span text:style-name="T39_54"><text:s/></text:span><text:span text:style-name="T39_55">some</text:span><text:span text:style-name="T39_56"><text:s/></text:span><text:span text:style-name="T39_57">variables</text:span><text:span text:style-name="T39_58"><text:s/></text:span><text:span text:style-name="T39_59">near</text:span><text:span text:style-name="T39_60"><text:s/></text:span><text:span text:style-name="T39_61">the</text:span><text:span text:style-name="T39_62"><text:s/></text:span><text:span text:style-name="T39_63">top</text:span><text:span text:style-name="T39_64"><text:s/></text:span><text:span text:style-name="T39_65">you</text:span><text:span text:style-name="T39_66"><text:s/></text:span><text:span text:style-name="T39_67">can</text:span><text:span text:style-name="T39_68"><text:s/></text:span><text:span text:style-name="T39_69">change</text:span><text:span text:style-name="T39_70">.<text:s/></text:span><text:span text:style-name="T39_71">As</text:span><text:span text:style-name="T39_72"><text:s/></text:span><text:span text:style-name="T39_73">another</text:span><text:span text:style-name="T39_74"><text:s/></text:span><text:span text:style-name="T39_75">note</text:span><text:span text:style-name="T39_76">,<text:s/></text:span><text:span text:style-name="T39_77">in</text:span><text:span text:style-name="T39_78"><text:s/></text:span><text:span text:style-name="T39_79">order</text:span><text:span text:style-name="T39_80"><text:s/></text:span><text:span text:style-name="T39_81">to</text:span><text:span text:style-name="T39_82"><text:s/></text:span><text:span text:style-name="T39_83">run</text:span><text:span text:style-name="T39_84">,<text:s/></text:span><text:span text:style-name="T39_85">the</text:span><text:span text:style-name="T39_86"><text:s/></text:span><text:span text:style-name="T39_87">server</text:span><text:span text:style-name="T39_88"><text:s/></text:span><text:span text:style-name="T39_89">needs</text:span><text:span text:style-name="T39_90"><text:s/></text:span><text:span text:style-name="T39_91">root</text:span><text:span text:style-name="T39_92"><text:s/></text:span><text:span text:style-name="T39_93">permissions</text:span><text:span text:style-name="T39_94">,<text:s/></text:span><text:span text:style-name="T39_95">so</text:span><text:span text:style-name="T39_96"><text:s/></text:span><text:span text:style-name="T39_97">use</text:span><text:span text:style-name="T39_98"><text:s/></text:span><text:span text:style-name="T39_99">sudo</text:span><text:span text:style-name="T39_100"><text:s/></text:span><text:span text:style-name="T39_101">if</text:span><text:span text:style-name="T39_102"><text:s/></text:span><text:span text:style-name="T39_103">needed</text:span><text:span text:style-name="T39_104">.<text:s/></text:span><text:span text:style-name="T39_105">If</text:span><text:span text:style-name="T39_106"><text:s/></text:span><text:span text:style-name="T39_107">all</text:span><text:span text:style-name="T39_108"><text:s/></text:span><text:span text:style-name="T39_109">the</text:span><text:span text:style-name="T39_110"><text:s/></text:span><text:span text:style-name="T39_111">requirements</text:span><text:span text:style-name="T39_112"><text:s/></text:span><text:span text:style-name="T39_113">are</text:span><text:span text:style-name="T39_114"><text:s/></text:span><text:span text:style-name="T39_115">met</text:span><text:span text:style-name="T39_116"><text:s/></text:span><text:span text:style-name="T39_117">though</text:span><text:span text:style-name="T39_118">,<text:s/></text:span><text:span text:style-name="T39_119">all</text:span><text:span text:style-name="T39_120"><text:s/></text:span><text:span text:style-name="T39_121">you</text:span><text:span text:style-name="T39_122">’</text:span><text:span text:style-name="T39_123">ll</text:span><text:span text:style-name="T39_124"><text:s/></text:span><text:span text:style-name="T39_125">need</text:span><text:span text:style-name="T39_126"><text:s/></text:span><text:span text:style-name="T39_127">to</text:span><text:span text:style-name="T39_128"><text:s/></text:span><text:span text:style-name="T39_129">do</text:span><text:span text:style-name="T39_130"><text:s/></text:span><text:span text:style-name="T39_131">to</text:span><text:span text:style-name="T39_132"><text:s/></text:span><text:span text:style-name="T39_133">start</text:span><text:span text:style-name="T39_134"><text:s/></text:span><text:span text:style-name="T39_135">the</text:span><text:span text:style-name="T39_136"><text:s/></text:span><text:span text:style-name="T39_137">server</text:span><text:span text:style-name="T39_138"><text:s/></text:span><text:span text:style-name="T39_139">is</text:span><text:span text:style-name="T39_140"><text:s/></text:span><text:span text:style-name="T39_141">execute</text:span><text:span text:style-name="T39_142"><text:s/></text:span><text:span text:style-name="T39_143">the</text:span><text:span text:style-name="T39_144"><text:s/></text:span><text:span text:style-name="T39_145">sshServer</text:span><text:span text:style-name="T39_146">.</text:span><text:span text:style-name="T39_147">py</text:span><text:span text:style-name="T39_148"><text:s/></text:span><text:span text:style-name="T39_149">script</text:span><text:span text:style-name="T39_150">.</text:span></text:p>
      <text:p text:style-name="P40"><text:span text:style-name="T40_1">As</text:span><text:span text:style-name="T40_2"><text:s/></text:span><text:span text:style-name="T40_3">with</text:span><text:span text:style-name="T40_4"><text:s/></text:span><text:span text:style-name="T40_5">the</text:span><text:span text:style-name="T40_6"><text:s/></text:span><text:span text:style-name="T40_7">client</text:span><text:span text:style-name="T40_8">,<text:s/></text:span><text:span text:style-name="T40_9">the</text:span><text:span text:style-name="T40_10"><text:s/></text:span><text:span text:style-name="T40_11">server</text:span><text:span text:style-name="T40_12"><text:s/></text:span><text:span text:style-name="T40_13">uses</text:span><text:span text:style-name="T40_14"><text:s/></text:span><text:span text:style-name="T40_15">the</text:span><text:span text:style-name="T40_16"><text:s/></text:span><text:span text:style-name="T40_17">Paramiko</text:span><text:span text:style-name="T40_18"><text:s/></text:span><text:span text:style-name="T40_19">SSH</text:span><text:span text:style-name="T40_20"><text:s/></text:span><text:span text:style-name="T40_21">module</text:span><text:span text:style-name="T40_22">.<text:s/></text:span><text:span text:style-name="T40_23">However</text:span><text:span text:style-name="T40_24">,<text:s/></text:span><text:span text:style-name="T40_25">the</text:span><text:span text:style-name="T40_26"><text:s/></text:span><text:span text:style-name="T40_27">current</text:span><text:span text:style-name="T40_28"><text:s/></text:span><text:span text:style-name="T40_29">version</text:span><text:span text:style-name="T40_30"><text:s/></text:span><text:span text:style-name="T40_31">has</text:span><text:span text:style-name="T40_32"><text:s/></text:span><text:span text:style-name="T40_33">a</text:span><text:span text:style-name="T40_34"><text:s/></text:span><text:span text:style-name="T40_35">small</text:span><text:span text:style-name="T40_36"><text:s/></text:span><text:span text:style-name="T40_37">bug</text:span><text:span text:style-name="T40_38"><text:s/></text:span><text:span text:style-name="T40_39">relating</text:span><text:span text:style-name="T40_40"><text:s/></text:span><text:span text:style-name="T40_41">to</text:span><text:span text:style-name="T40_42"><text:s/></text:span><text:span text:style-name="T40_43">threads</text:span><text:span text:style-name="T40_44">,<text:s/></text:span><text:span text:style-name="T40_45">forks</text:span><text:span text:style-name="T40_46">,<text:s/></text:span><text:span text:style-name="T40_47">and</text:span><text:span text:style-name="T40_48"><text:s/></text:span><text:span text:style-name="T40_49">crypto</text:span><text:span text:style-name="T40_50"><text:s/></text:span><text:span text:style-name="T40_51">that</text:span><text:span text:style-name="T40_52"><text:s/></text:span><text:span text:style-name="T40_53">cropped</text:span><text:span text:style-name="T40_54"><text:s/></text:span><text:span text:style-name="T40_55">up</text:span><text:span text:style-name="T40_56"><text:s/></text:span><text:span text:style-name="T40_57">when</text:span><text:span text:style-name="T40_58"><text:s/></text:span><text:span text:style-name="T40_59">we</text:span><text:span text:style-name="T40_60"><text:s/></text:span><text:span text:style-name="T40_61">were</text:span><text:span text:style-name="T40_62"><text:s/></text:span><text:span text:style-name="T40_63">doing</text:span><text:span text:style-name="T40_64"><text:s/></text:span><text:span text:style-name="T40_65">the</text:span><text:span text:style-name="T40_66"><text:s/></text:span><text:span text:style-name="T40_67">server</text:span><text:span text:style-name="T40_68">.<text:s/></text:span><text:span text:style-name="T40_69">Basically</text:span><text:span text:style-name="T40_70">,<text:s/></text:span><text:span text:style-name="T40_71">the</text:span><text:span text:style-name="T40_72"><text:s/></text:span><text:span text:style-name="T40_73">random</text:span><text:span text:style-name="T40_74"><text:s/></text:span><text:span text:style-name="T40_75">number</text:span><text:span text:style-name="T40_76"><text:s/></text:span><text:span text:style-name="T40_77">generator</text:span><text:span text:style-name="T40_78"><text:s/></text:span><text:span text:style-name="T40_79">needs</text:span><text:span text:style-name="T40_80"><text:s/></text:span><text:span text:style-name="T40_81">to</text:span><text:span text:style-name="T40_82"><text:s/></text:span><text:span text:style-name="T40_83">be</text:span><text:span text:style-name="T40_84"><text:s/></text:span><text:span text:style-name="T40_85">re</text:span><text:span text:style-name="T40_86">-</text:span><text:span text:style-name="T40_87">seeded</text:span><text:span text:style-name="T40_88"><text:s/></text:span><text:span text:style-name="T40_89">after</text:span><text:span text:style-name="T40_90"><text:s/></text:span><text:span text:style-name="T40_91">a</text:span><text:span text:style-name="T40_92"><text:s/></text:span><text:span text:style-name="T40_93">fork</text:span><text:span text:style-name="T40_94"><text:s/></text:span><text:span text:style-name="T40_95">and</text:span><text:span text:style-name="T40_96"><text:s/></text:span><text:span text:style-name="T40_97">the</text:span><text:span text:style-name="T40_98"><text:s/></text:span><text:span text:style-name="T40_99">main</text:span><text:span text:style-name="T40_100"><text:s/></text:span><text:span text:style-name="T40_101">transport</text:span><text:span text:style-name="T40_102"><text:s/></text:span><text:span text:style-name="T40_103">thread</text:span><text:span text:style-name="T40_104"><text:s/></text:span><text:span text:style-name="T40_105">isn</text:span><text:span text:style-name="T40_106">’</text:span><text:span text:style-name="T40_107">t</text:span><text:span text:style-name="T40_108"><text:s/></text:span><text:span text:style-name="T40_109">doing</text:span><text:span text:style-name="T40_110"><text:s/></text:span><text:span text:style-name="T40_111">that</text:span><text:span text:style-name="T40_112">.<text:s/></text:span><text:span text:style-name="T40_113">We</text:span><text:span text:style-name="T40_114"><text:s/></text:span><text:span text:style-name="T40_115">fixed</text:span><text:span text:style-name="T40_116"><text:s/></text:span><text:span text:style-name="T40_117">this</text:span><text:span text:style-name="T40_118"><text:s/></text:span><text:span text:style-name="T40_119">by</text:span><text:span text:style-name="T40_120"><text:s/></text:span><text:span text:style-name="T40_121">adding</text:span><text:span text:style-name="T40_122"><text:s/></text:span><text:span text:style-name="T40_123">Random</text:span><text:span text:style-name="T40_124">.</text:span><text:span text:style-name="T40_125">atfork</text:span><text:span text:style-name="T40_126">()<text:s/></text:span><text:span text:style-name="T40_127">to</text:span><text:span text:style-name="T40_128"><text:s/></text:span><text:span text:style-name="T40_129">the</text:span><text:span text:style-name="T40_130"><text:s/></text:span><text:span text:style-name="T40_131">top</text:span><text:span text:style-name="T40_132"><text:s/></text:span><text:span text:style-name="T40_133">of</text:span><text:span text:style-name="T40_134"><text:s/></text:span><text:span text:style-name="T40_135">the</text:span><text:span text:style-name="T40_136"><text:s/></text:span><text:span text:style-name="T40_137">run</text:span><text:span text:style-name="T40_138"><text:s/></text:span><text:span text:style-name="T40_139">method</text:span><text:span text:style-name="T40_140"><text:s/></text:span><text:span text:style-name="T40_141">in</text:span><text:span text:style-name="T40_142"><text:s/></text:span><text:span text:style-name="T40_143">paramiko</text:span><text:span text:style-name="T40_144">’</text:span><text:span text:style-name="T40_145">s</text:span><text:span text:style-name="T40_146"><text:s/></text:span><text:span text:style-name="T40_147">transport</text:span><text:span text:style-name="T40_148">.</text:span><text:span text:style-name="T40_149">py</text:span><text:span text:style-name="T40_150">.<text:s/></text:span><text:span text:style-name="T40_151">I</text:span><text:span text:style-name="T40_152">’</text:span><text:span text:style-name="T40_153">ve</text:span><text:span text:style-name="T40_154"><text:s/></text:span><text:span text:style-name="T40_155">included</text:span><text:span text:style-name="T40_156"><text:s/></text:span><text:span text:style-name="T40_157">a</text:span><text:span text:style-name="T40_158"><text:s/></text:span><text:span text:style-name="T40_159">version</text:span><text:span text:style-name="T40_160"><text:s/></text:span><text:span text:style-name="T40_161">of</text:span><text:span text:style-name="T40_162"><text:s/></text:span><text:span text:style-name="T40_163">paramiko</text:span><text:span text:style-name="T40_164"><text:s/></text:span><text:span text:style-name="T40_165">with</text:span><text:span text:style-name="T40_166"><text:s/></text:span><text:span text:style-name="T40_167">the</text:span><text:span text:style-name="T40_168"><text:s/></text:span><text:span text:style-name="T40_169">already</text:span><text:span text:style-name="T40_170"><text:s/></text:span><text:span text:style-name="T40_171">changed</text:span><text:span text:style-name="T40_172"><text:s/></text:span><text:span text:style-name="T40_173">source</text:span><text:span text:style-name="T40_174"><text:s/></text:span><text:span text:style-name="T40_175">which</text:span><text:span text:style-name="T40_176"><text:s/></text:span><text:span text:style-name="T40_177">you</text:span><text:span text:style-name="T40_178"><text:s/></text:span><text:span text:style-name="T40_179">should</text:span><text:span text:style-name="T40_180"><text:s/></text:span><text:span text:style-name="T40_181">be</text:span><text:span text:style-name="T40_182"><text:s/></text:span><text:span text:style-name="T40_183">able</text:span><text:span text:style-name="T40_184"><text:s/></text:span><text:span text:style-name="T40_185">to</text:span><text:span text:style-name="T40_186"><text:s/></text:span><text:span text:style-name="T40_187">drop</text:span><text:span text:style-name="T40_188"><text:s/></text:span><text:span text:style-name="T40_189">into</text:span><text:span text:style-name="T40_190"><text:s/></text:span><text:span text:style-name="T40_191">your</text:span><text:span text:style-name="T40_192"><text:s/></text:span><text:span text:style-name="T40_193">site</text:span><text:span text:style-name="T40_194">-</text:span><text:span text:style-name="T40_195">packages</text:span><text:span text:style-name="T40_196"><text:s/></text:span><text:span text:style-name="T40_197">directory</text:span><text:span text:style-name="T40_198">.</text:span></text:p>
      <text:p text:style-name="P41"><text:span text:style-name="T41_1">The</text:span><text:span text:style-name="T41_2"><text:s/></text:span><text:span text:style-name="T41_3">server</text:span><text:span text:style-name="T41_4"><text:s/></text:span><text:span text:style-name="T41_5">also</text:span><text:span text:style-name="T41_6"><text:s/></text:span><text:span text:style-name="T41_7">uses</text:span><text:span text:style-name="T41_8"><text:s/></text:span><text:span text:style-name="T41_9">some</text:span><text:span text:style-name="T41_10"><text:s/></text:span><text:span text:style-name="T41_11">standard</text:span><text:span text:style-name="T41_12"><text:s/></text:span><text:span text:style-name="T41_13">modules</text:span><text:span text:style-name="T41_14"><text:s/></text:span><text:span text:style-name="T41_15">such</text:span><text:span text:style-name="T41_16"><text:s/></text:span><text:span text:style-name="T41_17">as</text:span><text:span text:style-name="T41_18"><text:s/></text:span><text:span text:style-name="T41_19">socket</text:span><text:span text:style-name="T41_20">,<text:s/></text:span><text:span text:style-name="T41_21">threading</text:span><text:span text:style-name="T41_22">,<text:s/></text:span><text:span text:style-name="T41_23">Queue</text:span><text:span text:style-name="T41_24">,<text:s/></text:span><text:span text:style-name="T41_25">and</text:span><text:span text:style-name="T41_26"><text:s/></text:span><text:span text:style-name="T41_27">time</text:span><text:span text:style-name="T41_28">.<text:s/></text:span><text:span text:style-name="T41_29">Beyond</text:span><text:span text:style-name="T41_30"><text:s/></text:span><text:span text:style-name="T41_31">those</text:span><text:span text:style-name="T41_32">,<text:s/></text:span><text:span text:style-name="T41_33">the</text:span><text:span text:style-name="T41_34"><text:s/></text:span><text:span text:style-name="T41_35">only</text:span><text:span text:style-name="T41_36"><text:s/></text:span><text:span text:style-name="T41_37">other</text:span><text:span text:style-name="T41_38"><text:s/></text:span><text:span text:style-name="T41_39">thing</text:span><text:span text:style-name="T41_40"><text:s/></text:span><text:span text:style-name="T41_41">is</text:span><text:span text:style-name="T41_42"><text:s/></text:span><text:span text:style-name="T41_43">pamAuth</text:span><text:span text:style-name="T41_44">.</text:span><text:span text:style-name="T41_45">py</text:span><text:span text:style-name="T41_46"><text:s/></text:span><text:span text:style-name="T41_47">which</text:span><text:span text:style-name="T41_48"><text:s/></text:span><text:span text:style-name="T41_49">we</text:span><text:span text:style-name="T41_50"><text:s/></text:span><text:span text:style-name="T41_51">wrote</text:span><text:span text:style-name="T41_52"><text:s/></text:span><text:span text:style-name="T41_53">to</text:span><text:span text:style-name="T41_54"><text:s/></text:span><text:span text:style-name="T41_55">handle</text:span><text:span text:style-name="T41_56"><text:s/></text:span><text:span text:style-name="T41_57">user</text:span><text:span text:style-name="T41_58"><text:s/></text:span><text:span text:style-name="T41_59">authentication</text:span><text:span text:style-name="T41_60"><text:s/></text:span><text:span text:style-name="T41_61">and</text:span><text:span text:style-name="T41_62"><text:s/></text:span><text:span text:style-name="T41_63">is</text:span><text:span text:style-name="T41_64"><text:s/></text:span><text:span text:style-name="T41_65">detailed</text:span><text:span text:style-name="T41_66"><text:s/></text:span><text:span text:style-name="T41_67">further</text:span><text:span text:style-name="T41_68"><text:s/></text:span><text:span text:style-name="T41_69">further</text:span><text:span text:style-name="T41_70"><text:s/></text:span><text:span text:style-name="T41_71">down</text:span><text:span text:style-name="T41_72">.</text:span></text:p>
      <text:p text:style-name="P42"><text:span text:style-name="T42_1">The</text:span><text:span text:style-name="T42_2"><text:s/></text:span><text:span text:style-name="T42_3">server</text:span><text:span text:style-name="T42_4"><text:s/></text:span><text:span text:style-name="T42_5">script</text:span><text:span text:style-name="T42_6">’</text:span><text:span text:style-name="T42_7">s</text:span><text:span text:style-name="T42_8"><text:s/></text:span><text:span text:style-name="T42_9">execution</text:span><text:span text:style-name="T42_10"><text:s/></text:span><text:span text:style-name="T42_11">begins</text:span><text:span text:style-name="T42_12"><text:s/></text:span><text:span text:style-name="T42_13">at</text:span><text:span text:style-name="T42_14"><text:s/></text:span><text:span text:style-name="T42_15">the</text:span><text:span text:style-name="T42_16"><text:s/></text:span><text:span text:style-name="T42_17">bottom</text:span><text:span text:style-name="T42_18"><text:s/></text:span><text:span text:style-name="T42_19">in</text:span><text:span text:style-name="T42_20"><text:s/></text:span><text:span text:style-name="T42_21">a</text:span><text:span text:style-name="T42_22"><text:s/></text:span><text:span text:style-name="T42_23">similar</text:span><text:span text:style-name="T42_24"><text:s/></text:span><text:span text:style-name="T42_25">fashion</text:span><text:span text:style-name="T42_26"><text:s/></text:span><text:span text:style-name="T42_27">to</text:span><text:span text:style-name="T42_28"><text:s/></text:span><text:span text:style-name="T42_29">the</text:span><text:span text:style-name="T42_30"><text:s/></text:span><text:span text:style-name="T42_31">client</text:span><text:span text:style-name="T42_32">.<text:s/></text:span><text:span text:style-name="T42_33">The</text:span><text:span text:style-name="T42_34"><text:s/></text:span><text:span text:style-name="T42_35">first</text:span><text:span text:style-name="T42_36"><text:s/></text:span><text:span text:style-name="T42_37">thing</text:span><text:span text:style-name="T42_38"><text:s/></text:span><text:span text:style-name="T42_39">we</text:span><text:span text:style-name="T42_40"><text:s/></text:span><text:span text:style-name="T42_41">attempt</text:span><text:span text:style-name="T42_42"><text:s/></text:span><text:span text:style-name="T42_43">to</text:span><text:span text:style-name="T42_44"><text:s/></text:span><text:span text:style-name="T42_45">do</text:span><text:span text:style-name="T42_46"><text:s/></text:span><text:span text:style-name="T42_47">is</text:span><text:span text:style-name="T42_48"><text:s/></text:span><text:span text:style-name="T42_49">daemonize</text:span><text:span text:style-name="T42_50"><text:s/></text:span><text:span text:style-name="T42_51">using</text:span><text:span text:style-name="T42_52"><text:s/></text:span><text:span text:style-name="T42_53">information</text:span><text:span text:style-name="T42_54"><text:s/></text:span><text:span text:style-name="T42_55">from</text:span><text:span text:style-name="T42_56"><text:s/></text:span><text:span text:style-name="T42_57">the</text:span><text:span text:style-name="T42_58"><text:s/></text:span><text:span text:style-name="T42_59">second</text:span><text:span text:style-name="T42_60"><text:s/></text:span><text:span text:style-name="T42_61">edition</text:span><text:span text:style-name="T42_62"> <text:s/></text:span><text:span text:style-name="T42_63">of</text:span><text:span text:style-name="T42_64"><text:s/></text:span><text:span text:style-name="T42_65">W</text:span><text:span text:style-name="T42_66">.<text:s/></text:span><text:span text:style-name="T42_67">Richard</text:span><text:span text:style-name="T42_68"><text:s/></text:span><text:span text:style-name="T42_69">Stevens</text:span><text:span text:style-name="T42_70">’</text:span><text:span text:style-name="T42_71">s</text:span><text:span text:style-name="T42_72"><text:s/></text:span><text:span text:style-name="T42_73">Unix</text:span><text:span text:style-name="T42_74"><text:s/></text:span><text:span text:style-name="T42_75">Network</text:span><text:span text:style-name="T42_76"><text:s/></text:span><text:span text:style-name="T42_77">Programming</text:span><text:span text:style-name="T42_78">.<text:s/></text:span><text:span text:style-name="T42_79">The</text:span><text:span text:style-name="T42_80"><text:s/></text:span><text:span text:style-name="T42_81">first</text:span><text:span text:style-name="T42_82"><text:s/></text:span><text:span text:style-name="T42_83">step</text:span><text:span text:style-name="T42_84"><text:s/></text:span><text:span text:style-name="T42_85">we</text:span><text:span text:style-name="T42_86"><text:s/></text:span><text:span text:style-name="T42_87">took</text:span><text:span text:style-name="T42_88"><text:s/></text:span><text:span text:style-name="T42_89">was</text:span><text:span text:style-name="T42_90"><text:s/></text:span><text:span text:style-name="T42_91">to</text:span><text:span text:style-name="T42_92"><text:s/></text:span><text:span text:style-name="T42_93">change</text:span><text:span text:style-name="T42_94"><text:s/></text:span><text:span text:style-name="T42_95">our</text:span><text:span text:style-name="T42_96"><text:s/></text:span><text:span text:style-name="T42_97">process</text:span><text:span text:style-name="T42_98">’</text:span><text:span text:style-name="T42_99">s</text:span><text:span text:style-name="T42_100"><text:s/></text:span><text:span text:style-name="T42_101">file</text:span><text:span text:style-name="T42_102"><text:s/></text:span><text:span text:style-name="T42_103">creation</text:span><text:span text:style-name="T42_104"><text:s/></text:span><text:span text:style-name="T42_105">permission</text:span><text:span text:style-name="T42_106"><text:s/></text:span><text:span text:style-name="T42_107">mask</text:span><text:span text:style-name="T42_108"><text:s/></text:span><text:span text:style-name="T42_109">using</text:span><text:span text:style-name="T42_110"><text:s/></text:span><text:span text:style-name="T42_111">umask</text:span><text:span text:style-name="T42_112"><text:s/></text:span><text:span text:style-name="T42_113">with</text:span><text:span text:style-name="T42_114"><text:s/></text:span><text:span text:style-name="T42_115">a</text:span><text:span text:style-name="T42_116"><text:s/></text:span><text:span text:style-name="T42_117">argument</text:span><text:span text:style-name="T42_118"><text:s/></text:span><text:span text:style-name="T42_119">of</text:span><text:span text:style-name="T42_120"><text:s/>0.<text:s/></text:span><text:span text:style-name="T42_121">This</text:span><text:span text:style-name="T42_122"><text:s/></text:span><text:span text:style-name="T42_123">basically</text:span><text:span text:style-name="T42_124"><text:s/></text:span><text:span text:style-name="T42_125">is</text:span><text:span text:style-name="T42_126"><text:s/></text:span><text:span text:style-name="T42_127">just</text:span><text:span text:style-name="T42_128"><text:s/></text:span><text:span text:style-name="T42_129">a</text:span><text:span text:style-name="T42_130"><text:s/></text:span><text:span text:style-name="T42_131">step</text:span><text:span text:style-name="T42_132"><text:s/></text:span><text:span text:style-name="T42_133">to</text:span><text:span text:style-name="T42_134"><text:s/></text:span><text:span text:style-name="T42_135">make</text:span><text:span text:style-name="T42_136"><text:s/></text:span><text:span text:style-name="T42_137">sure</text:span><text:span text:style-name="T42_138"><text:s/></text:span><text:span text:style-name="T42_139">our</text:span><text:span text:style-name="T42_140"><text:s/></text:span><text:span text:style-name="T42_141">process</text:span><text:span text:style-name="T42_142"><text:s/></text:span><text:span text:style-name="T42_143">doesn</text:span><text:span text:style-name="T42_144">’</text:span><text:span text:style-name="T42_145">t</text:span><text:span text:style-name="T42_146"><text:s/></text:span><text:span text:style-name="T42_147">inherit</text:span><text:span text:style-name="T42_148"><text:s/></text:span><text:span text:style-name="T42_149">anything</text:span><text:span text:style-name="T42_150"><text:s/></text:span><text:span text:style-name="T42_151">odd</text:span><text:span text:style-name="T42_152"><text:s/></text:span><text:span text:style-name="T42_153">from</text:span><text:span text:style-name="T42_154"><text:s/></text:span><text:span text:style-name="T42_155">the</text:span><text:span text:style-name="T42_156"><text:s/></text:span><text:span text:style-name="T42_157">parent</text:span><text:span text:style-name="T42_158"><text:s/></text:span><text:span text:style-name="T42_159">that</text:span><text:span text:style-name="T42_160"><text:s/></text:span><text:span text:style-name="T42_161">might</text:span><text:span text:style-name="T42_162"><text:s/></text:span><text:span text:style-name="T42_163">prevent</text:span><text:span text:style-name="T42_164"><text:s/></text:span><text:span text:style-name="T42_165">us</text:span><text:span text:style-name="T42_166"><text:s/></text:span><text:span text:style-name="T42_167">from</text:span><text:span text:style-name="T42_168"><text:s/></text:span><text:span text:style-name="T42_169">viewing</text:span><text:span text:style-name="T42_170"><text:s/></text:span><text:span text:style-name="T42_171">log</text:span><text:span text:style-name="T42_172"><text:s/></text:span><text:span text:style-name="T42_173">files</text:span><text:span text:style-name="T42_174"><text:s/></text:span><text:span text:style-name="T42_175">and</text:span><text:span text:style-name="T42_176"><text:s/></text:span><text:span text:style-name="T42_177">the</text:span><text:span text:style-name="T42_178"><text:s/></text:span><text:span text:style-name="T42_179">like</text:span><text:span text:style-name="T42_180"><text:s/></text:span><text:span text:style-name="T42_181">as</text:span><text:span text:style-name="T42_182"><text:s/></text:span><text:span text:style-name="T42_183">a</text:span><text:span text:style-name="T42_184"><text:s/></text:span><text:span text:style-name="T42_185">normal</text:span><text:span text:style-name="T42_186"><text:s/></text:span><text:span text:style-name="T42_187">user</text:span><text:span text:style-name="T42_188"><text:s/></text:span><text:span text:style-name="T42_189">if</text:span><text:span text:style-name="T42_190"><text:s/></text:span><text:span text:style-name="T42_191">we</text:span><text:span text:style-name="T42_192"><text:s/></text:span><text:span text:style-name="T42_193">were</text:span><text:span text:style-name="T42_194"><text:s/></text:span><text:span text:style-name="T42_195">to</text:span><text:span text:style-name="T42_196"><text:s/></text:span><text:span text:style-name="T42_197">implement</text:span><text:span text:style-name="T42_198"><text:s/></text:span><text:span text:style-name="T42_199">something</text:span><text:span text:style-name="T42_200"><text:s/></text:span><text:span text:style-name="T42_201">like</text:span><text:span text:style-name="T42_202"><text:s/></text:span><text:span text:style-name="T42_203">that</text:span><text:span text:style-name="T42_204"><text:s/></text:span><text:span text:style-name="T42_205">later</text:span><text:span text:style-name="T42_206">.<text:s/></text:span><text:span text:style-name="T42_207">It</text:span><text:span text:style-name="T42_208"><text:s/></text:span><text:span text:style-name="T42_209">should</text:span><text:span text:style-name="T42_210"><text:s/></text:span><text:span text:style-name="T42_211">correspond</text:span><text:span text:style-name="T42_212"><text:s/></text:span><text:span text:style-name="T42_213">to</text:span><text:span text:style-name="T42_214"><text:s/>-</text:span><text:span text:style-name="T42_215">rwxrwxrwx</text:span><text:span text:style-name="T42_216"><text:s/>(777)</text:span><text:span text:style-name="T42_217">file</text:span><text:span text:style-name="T42_218"><text:s/></text:span><text:span text:style-name="T42_219">permissions</text:span><text:span text:style-name="T42_220">.<text:s/></text:span></text:p>
      <text:p text:style-name="P43"><text:span text:style-name="T43_1">The</text:span><text:span text:style-name="T43_2"><text:s/></text:span><text:span text:style-name="T43_3">second</text:span><text:span text:style-name="T43_4"><text:s/></text:span><text:span text:style-name="T43_5">thing</text:span><text:span text:style-name="T43_6"><text:s/></text:span><text:span text:style-name="T43_7">we</text:span><text:span text:style-name="T43_8"><text:s/></text:span><text:span text:style-name="T43_9">do</text:span><text:span text:style-name="T43_10"><text:s/></text:span><text:span text:style-name="T43_11">is</text:span><text:span text:style-name="T43_12"><text:s/></text:span><text:span text:style-name="T43_13">to</text:span><text:span text:style-name="T43_14"><text:s/></text:span><text:span text:style-name="T43_15">redirect</text:span><text:span text:style-name="T43_16"><text:s/></text:span><text:span text:style-name="T43_17">stdin</text:span><text:span text:style-name="T43_18"><text:s/></text:span><text:span text:style-name="T43_19">and</text:span><text:span text:style-name="T43_20"><text:s/></text:span><text:span text:style-name="T43_21">stdout</text:span><text:span text:style-name="T43_22"><text:s/></text:span><text:span text:style-name="T43_23">to</text:span><text:span text:style-name="T43_24"><text:s/>/</text:span><text:span text:style-name="T43_25">dev</text:span><text:span text:style-name="T43_26">/</text:span><text:span text:style-name="T43_27">null</text:span><text:span text:style-name="T43_28">.<text:s/></text:span><text:span text:style-name="T43_29">This</text:span><text:span text:style-name="T43_30"><text:s/></text:span><text:span text:style-name="T43_31">is</text:span><text:span text:style-name="T43_32"><text:s/></text:span><text:span text:style-name="T43_33">simple</text:span><text:span text:style-name="T43_34"><text:s/></text:span><text:span text:style-name="T43_35">to</text:span><text:span text:style-name="T43_36"><text:s/></text:span><text:span text:style-name="T43_37">do</text:span><text:span text:style-name="T43_38"><text:s/></text:span><text:span text:style-name="T43_39">in</text:span><text:span text:style-name="T43_40"><text:s/></text:span><text:span text:style-name="T43_41">python</text:span><text:span text:style-name="T43_42">,<text:s/></text:span><text:span text:style-name="T43_43">all</text:span><text:span text:style-name="T43_44"><text:s/></text:span><text:span text:style-name="T43_45">you</text:span><text:span text:style-name="T43_46"><text:s/></text:span><text:span text:style-name="T43_47">need</text:span><text:span text:style-name="T43_48"><text:s/></text:span><text:span text:style-name="T43_49">to</text:span><text:span text:style-name="T43_50"><text:s/></text:span><text:span text:style-name="T43_51">do</text:span><text:span text:style-name="T43_52"><text:s/></text:span><text:span text:style-name="T43_53">is</text:span><text:span text:style-name="T43_54"><text:s/></text:span><text:span text:style-name="T43_55">import</text:span><text:span text:style-name="T43_56"><text:s/></text:span><text:span text:style-name="T43_57">sys</text:span><text:span text:style-name="T43_58"><text:s/></text:span><text:span text:style-name="T43_59">and</text:span><text:span text:style-name="T43_60"><text:s/></text:span><text:span text:style-name="T43_61">open</text:span><text:span text:style-name="T43_62"><text:s/></text:span><text:span text:style-name="T43_63">a</text:span><text:span text:style-name="T43_64"><text:s/></text:span><text:span text:style-name="T43_65">fd</text:span><text:span text:style-name="T43_66"><text:s/></text:span><text:span text:style-name="T43_67">to</text:span><text:span text:style-name="T43_68"><text:s/>/</text:span><text:span text:style-name="T43_69">dev</text:span><text:span text:style-name="T43_70">/</text:span><text:span text:style-name="T43_71">null</text:span><text:span text:style-name="T43_72"><text:s/></text:span><text:span text:style-name="T43_73">and</text:span><text:span text:style-name="T43_74"><text:s/></text:span><text:span text:style-name="T43_75">assign</text:span><text:span text:style-name="T43_76"><text:s/></text:span><text:span text:style-name="T43_77">it</text:span><text:span text:style-name="T43_78"><text:s/></text:span><text:span text:style-name="T43_79">to</text:span><text:span text:style-name="T43_80"><text:s/></text:span><text:span text:style-name="T43_81">sys</text:span><text:span text:style-name="T43_82">.</text:span><text:span text:style-name="T43_83">stdin</text:span><text:span text:style-name="T43_84"><text:s/></text:span><text:span text:style-name="T43_85">and</text:span><text:span text:style-name="T43_86"><text:s/></text:span><text:span text:style-name="T43_87">sys</text:span><text:span text:style-name="T43_88">.</text:span><text:span text:style-name="T43_89">stdout</text:span><text:span text:style-name="T43_90">.<text:s/></text:span><text:span text:style-name="T43_91">This</text:span><text:span text:style-name="T43_92"><text:s/></text:span><text:span text:style-name="T43_93">step</text:span><text:span text:style-name="T43_94"><text:s/></text:span><text:span text:style-name="T43_95">is</text:span><text:span text:style-name="T43_96"><text:s/></text:span><text:span text:style-name="T43_97">here</text:span><text:span text:style-name="T43_98"><text:s/></text:span><text:span text:style-name="T43_99">to</text:span><text:span text:style-name="T43_100"><text:s/></text:span><text:span text:style-name="T43_101">help</text:span><text:span text:style-name="T43_102"><text:s/></text:span><text:span text:style-name="T43_103">fully</text:span><text:span text:style-name="T43_104"><text:s/></text:span><text:span text:style-name="T43_105">detach</text:span><text:span text:style-name="T43_106"><text:s/></text:span><text:span text:style-name="T43_107">the</text:span><text:span text:style-name="T43_108"><text:s/></text:span><text:span text:style-name="T43_109">daemon</text:span><text:span text:style-name="T43_110"><text:s/></text:span><text:span text:style-name="T43_111">from</text:span><text:span text:style-name="T43_112"><text:s/></text:span><text:span text:style-name="T43_113">the</text:span><text:span text:style-name="T43_114"><text:s/></text:span><text:span text:style-name="T43_115">terminal</text:span><text:span text:style-name="T43_116"><text:s/></text:span><text:span text:style-name="T43_117">that</text:span><text:span text:style-name="T43_118"><text:s/></text:span><text:span text:style-name="T43_119">initially</text:span><text:span text:style-name="T43_120"><text:s/></text:span><text:span text:style-name="T43_121">executes</text:span><text:span text:style-name="T43_122"><text:s/></text:span><text:span text:style-name="T43_123">it</text:span><text:span text:style-name="T43_124">.<text:s/></text:span><text:span text:style-name="T43_125">We</text:span><text:span text:style-name="T43_126"><text:s/></text:span><text:span text:style-name="T43_127">don</text:span><text:span text:style-name="T43_128">’</text:span><text:span text:style-name="T43_129">t</text:span><text:span text:style-name="T43_130"><text:s/></text:span><text:span text:style-name="T43_131">want</text:span><text:span text:style-name="T43_132"><text:s/></text:span><text:span text:style-name="T43_133">any</text:span><text:span text:style-name="T43_134"><text:s/></text:span><text:span text:style-name="T43_135">output</text:span><text:span text:style-name="T43_136"><text:s/></text:span><text:span text:style-name="T43_137">it</text:span><text:span text:style-name="T43_138"><text:s/></text:span><text:span text:style-name="T43_139">generates</text:span><text:span text:style-name="T43_140"><text:s/></text:span><text:span text:style-name="T43_141">to</text:span><text:span text:style-name="T43_142"><text:s/></text:span><text:span text:style-name="T43_143">be</text:span><text:span text:style-name="T43_144"><text:s/></text:span><text:span text:style-name="T43_145">printed</text:span><text:span text:style-name="T43_146"><text:s/></text:span><text:span text:style-name="T43_147">to</text:span><text:span text:style-name="T43_148"><text:s/></text:span><text:span text:style-name="T43_149">it</text:span><text:span text:style-name="T43_150">.<text:s/></text:span><text:span text:style-name="T43_151">Especially</text:span><text:span text:style-name="T43_152"><text:s/></text:span><text:span text:style-name="T43_153">a</text:span><text:span text:style-name="T43_154"><text:s/></text:span><text:span text:style-name="T43_155">good</text:span><text:span text:style-name="T43_156"><text:s/></text:span><text:span text:style-name="T43_157">idea</text:span><text:span text:style-name="T43_158"><text:s/></text:span><text:span text:style-name="T43_159">when</text:span><text:span text:style-name="T43_160"><text:s/></text:span><text:span text:style-name="T43_161">we</text:span><text:span text:style-name="T43_162"><text:s/></text:span><text:span text:style-name="T43_163">start</text:span><text:span text:style-name="T43_164"><text:s/></text:span><text:span text:style-name="T43_165">forking</text:span><text:span text:style-name="T43_166"><text:s/></text:span><text:span text:style-name="T43_167">and</text:span><text:span text:style-name="T43_168"><text:s/></text:span><text:span text:style-name="T43_169">threading</text:span><text:span text:style-name="T43_170"><text:s/></text:span><text:span text:style-name="T43_171">things</text:span><text:span text:style-name="T43_172">.<text:s/></text:span><text:span text:style-name="T43_173">Any</text:span><text:span text:style-name="T43_174"><text:s/></text:span><text:span text:style-name="T43_175">output</text:span><text:span text:style-name="T43_176"><text:s/></text:span><text:span text:style-name="T43_177">that</text:span><text:span text:style-name="T43_178"><text:s/></text:span><text:span text:style-name="T43_179">exists</text:span><text:span text:style-name="T43_180"><text:s/></text:span><text:span text:style-name="T43_181">can</text:span><text:span text:style-name="T43_182"><text:s/></text:span><text:span text:style-name="T43_183">be</text:span><text:span text:style-name="T43_184"><text:s/></text:span><text:span text:style-name="T43_185">pretty</text:span><text:span text:style-name="T43_186"><text:s/></text:span><text:span text:style-name="T43_187">confusing</text:span><text:span text:style-name="T43_188">.</text:span></text:p>
      <text:p text:style-name="P44"><text:span text:style-name="T44_1">Once</text:span><text:span text:style-name="T44_2"><text:s/></text:span><text:span text:style-name="T44_3">those</text:span><text:span text:style-name="T44_4"><text:s/></text:span><text:span text:style-name="T44_5">steps</text:span><text:span text:style-name="T44_6"><text:s/></text:span><text:span text:style-name="T44_7">are</text:span><text:span text:style-name="T44_8"><text:s/></text:span><text:span text:style-name="T44_9">complete</text:span><text:span text:style-name="T44_10">,<text:s/></text:span><text:span text:style-name="T44_11">we</text:span><text:span text:style-name="T44_12"><text:s/></text:span><text:span text:style-name="T44_13">fork</text:span><text:span text:style-name="T44_14"><text:s/></text:span><text:span text:style-name="T44_15">and</text:span><text:span text:style-name="T44_16"><text:s/></text:span><text:span text:style-name="T44_17">exit</text:span><text:span text:style-name="T44_18"><text:s/></text:span><text:span text:style-name="T44_19">the</text:span><text:span text:style-name="T44_20"><text:s/></text:span><text:span text:style-name="T44_21">parent</text:span><text:span text:style-name="T44_22"><text:s/></text:span><text:span text:style-name="T44_23">process</text:span><text:span text:style-name="T44_24">.<text:s/></text:span><text:span text:style-name="T44_25">We</text:span><text:span text:style-name="T44_26"><text:s/></text:span><text:span text:style-name="T44_27">could</text:span><text:span text:style-name="T44_28"><text:s/></text:span><text:span text:style-name="T44_29">have</text:span><text:span text:style-name="T44_30"><text:s/></text:span><text:span text:style-name="T44_31">done</text:span><text:span text:style-name="T44_32"><text:s/></text:span><text:span text:style-name="T44_33">this</text:span><text:span text:style-name="T44_34"><text:s/></text:span><text:span text:style-name="T44_35">first</text:span><text:span text:style-name="T44_36">,<text:s/></text:span><text:span text:style-name="T44_37">but</text:span><text:span text:style-name="T44_38"><text:s/></text:span><text:span text:style-name="T44_39">as</text:span><text:span text:style-name="T44_40"><text:s/></text:span><text:span text:style-name="T44_41">the</text:span><text:span text:style-name="T44_42"><text:s/></text:span><text:span text:style-name="T44_43">other</text:span><text:span text:style-name="T44_44"><text:s/></text:span><text:span text:style-name="T44_45">settings</text:span><text:span text:style-name="T44_46"><text:s/></text:span><text:span text:style-name="T44_47">are</text:span><text:span text:style-name="T44_48"><text:s/></text:span><text:span text:style-name="T44_49">inherited</text:span><text:span text:style-name="T44_50"><text:s/></text:span><text:span text:style-name="T44_51">anyway</text:span><text:span text:style-name="T44_52">,<text:s/></text:span><text:span text:style-name="T44_53">it</text:span><text:span text:style-name="T44_54"><text:s/></text:span><text:span text:style-name="T44_55">doesn</text:span><text:span text:style-name="T44_56">’</text:span><text:span text:style-name="T44_57">t</text:span><text:span text:style-name="T44_58"><text:s/></text:span><text:span text:style-name="T44_59">really</text:span><text:span text:style-name="T44_60"><text:s/></text:span><text:span text:style-name="T44_61">matter</text:span><text:span text:style-name="T44_62"><text:s/></text:span><text:span text:style-name="T44_63">what</text:span><text:span text:style-name="T44_64"><text:s/></text:span><text:span text:style-name="T44_65">order</text:span><text:span text:style-name="T44_66"><text:s/></text:span><text:span text:style-name="T44_67">we</text:span><text:span text:style-name="T44_68"><text:s/></text:span><text:span text:style-name="T44_69">did</text:span><text:span text:style-name="T44_70"><text:s/></text:span><text:span text:style-name="T44_71">it</text:span><text:span text:style-name="T44_72"><text:s/></text:span><text:span text:style-name="T44_73">in</text:span><text:span text:style-name="T44_74">.<text:s/></text:span><text:span text:style-name="T44_75">Now</text:span><text:span text:style-name="T44_76"><text:s/></text:span><text:span text:style-name="T44_77">we</text:span><text:span text:style-name="T44_78"><text:s/></text:span><text:span text:style-name="T44_79">call</text:span><text:span text:style-name="T44_80"><text:s/></text:span><text:span text:style-name="T44_81">setsid</text:span><text:span text:style-name="T44_82"><text:s/></text:span><text:span text:style-name="T44_83">to</text:span><text:span text:style-name="T44_84"><text:s/></text:span><text:span text:style-name="T44_85">create</text:span><text:span text:style-name="T44_86"><text:s/></text:span><text:span text:style-name="T44_87">a</text:span><text:span text:style-name="T44_88"><text:s/></text:span><text:span text:style-name="T44_89">new</text:span><text:span text:style-name="T44_90"><text:s/></text:span><text:span text:style-name="T44_91">session</text:span><text:span text:style-name="T44_92">/</text:span><text:span text:style-name="T44_93">process</text:span><text:span text:style-name="T44_94"><text:s/></text:span><text:span text:style-name="T44_95">group</text:span><text:span text:style-name="T44_96"><text:s/></text:span><text:span text:style-name="T44_97">for</text:span><text:span text:style-name="T44_98"><text:s/></text:span><text:span text:style-name="T44_99">our</text:span><text:span text:style-name="T44_100"><text:s/></text:span><text:span text:style-name="T44_101">process</text:span><text:span text:style-name="T44_102">.<text:s/></text:span><text:span text:style-name="T44_103">This</text:span><text:span text:style-name="T44_104"><text:s/></text:span><text:span text:style-name="T44_105">removes</text:span><text:span text:style-name="T44_106"><text:s/></text:span><text:span text:style-name="T44_107">us</text:span><text:span text:style-name="T44_108"><text:s/></text:span><text:span text:style-name="T44_109">from</text:span><text:span text:style-name="T44_110"><text:s/></text:span><text:span text:style-name="T44_111">the</text:span><text:span text:style-name="T44_112"><text:s/></text:span><text:span text:style-name="T44_113">parent</text:span><text:span text:style-name="T44_114">’</text:span><text:span text:style-name="T44_115">s</text:span><text:span text:style-name="T44_116"><text:s/></text:span><text:span text:style-name="T44_117">process</text:span><text:span text:style-name="T44_118"><text:s/></text:span><text:span text:style-name="T44_119">group</text:span><text:span text:style-name="T44_120"><text:s/></text:span><text:span text:style-name="T44_121">and</text:span><text:span text:style-name="T44_122"><text:s/></text:span><text:span text:style-name="T44_123">effectively</text:span><text:span text:style-name="T44_124"><text:s/></text:span><text:span text:style-name="T44_125">removes</text:span><text:span text:style-name="T44_126"><text:s/></text:span><text:span text:style-name="T44_127">the</text:span><text:span text:style-name="T44_128"><text:s/></text:span><text:span text:style-name="T44_129">process</text:span><text:span text:style-name="T44_130"><text:s/></text:span><text:span text:style-name="T44_131">from</text:span><text:span text:style-name="T44_132"><text:s/></text:span><text:span text:style-name="T44_133">the</text:span><text:span text:style-name="T44_134"><text:s/></text:span><text:span text:style-name="T44_135">controlling</text:span><text:span text:style-name="T44_136"><text:s/></text:span><text:span text:style-name="T44_137">terminal</text:span><text:span text:style-name="T44_138">’</text:span><text:span text:style-name="T44_139">s</text:span><text:span text:style-name="T44_140"><text:s/></text:span><text:span text:style-name="T44_141">process</text:span><text:span text:style-name="T44_142"><text:s/></text:span><text:span text:style-name="T44_143">group</text:span><text:span text:style-name="T44_144"><text:s/></text:span><text:span text:style-name="T44_145">for</text:span><text:span text:style-name="T44_146"><text:s/></text:span><text:span text:style-name="T44_147">good</text:span><text:span text:style-name="T44_148">.<text:s/></text:span><text:span text:style-name="T44_149">At</text:span><text:span text:style-name="T44_150"><text:s/></text:span><text:span text:style-name="T44_151">this</text:span><text:span text:style-name="T44_152"><text:s/></text:span><text:span text:style-name="T44_153">point</text:span><text:span text:style-name="T44_154">,<text:s/></text:span><text:span text:style-name="T44_155">daemonizing</text:span><text:span text:style-name="T44_156"><text:s/></text:span><text:span text:style-name="T44_157">is</text:span><text:span text:style-name="T44_158"><text:s/></text:span><text:span text:style-name="T44_159">really</text:span><text:span text:style-name="T44_160"><text:s/></text:span><text:span text:style-name="T44_161">done</text:span><text:span text:style-name="T44_162">,<text:s/></text:span><text:span text:style-name="T44_163">but</text:span><text:span text:style-name="T44_164"><text:s/></text:span><text:span text:style-name="T44_165">there</text:span><text:span text:style-name="T44_166"><text:s/></text:span><text:span text:style-name="T44_167">is</text:span><text:span text:style-name="T44_168"><text:s/></text:span><text:span text:style-name="T44_169">still</text:span><text:span text:style-name="T44_170"><text:s/></text:span><text:span text:style-name="T44_171">a</text:span><text:span text:style-name="T44_172"><text:s/></text:span><text:span text:style-name="T44_173">little</text:span><text:span text:style-name="T44_174"><text:s/></text:span><text:span text:style-name="T44_175">extra</text:span><text:span text:style-name="T44_176"><text:s/></text:span><text:span text:style-name="T44_177">we</text:span><text:span text:style-name="T44_178"><text:s/></text:span><text:span text:style-name="T44_179">can</text:span><text:span text:style-name="T44_180"><text:s/></text:span><text:span text:style-name="T44_181">do</text:span><text:span text:style-name="T44_182">.</text:span></text:p>
      <text:p text:style-name="P45"><text:span text:style-name="T45_1">The</text:span><text:span text:style-name="T45_2"><text:s/></text:span><text:span text:style-name="T45_3">extra</text:span><text:span text:style-name="T45_4"><text:s/></text:span><text:span text:style-name="T45_5">thing</text:span><text:span text:style-name="T45_6"><text:s/></text:span><text:span text:style-name="T45_7">we</text:span><text:span text:style-name="T45_8"><text:s/></text:span><text:span text:style-name="T45_9">do</text:span><text:span text:style-name="T45_10"><text:s/></text:span><text:span text:style-name="T45_11">is</text:span><text:span text:style-name="T45_12"><text:s/></text:span><text:span text:style-name="T45_13">to</text:span><text:span text:style-name="T45_14"><text:s/></text:span><text:span text:style-name="T45_15">chdir</text:span><text:span text:style-name="T45_16"><text:s/></text:span><text:span text:style-name="T45_17">to</text:span><text:span text:style-name="T45_18"><text:s/></text:span><text:span text:style-name="T45_19">the</text:span><text:span text:style-name="T45_20"><text:s/></text:span><text:span text:style-name="T45_21">root</text:span><text:span text:style-name="T45_22"><text:s/>(“/”)</text:span><text:span text:style-name="T45_23">directory</text:span><text:span text:style-name="T45_24">.<text:s/></text:span><text:span text:style-name="T45_25">We</text:span><text:span text:style-name="T45_26"><text:s/></text:span><text:span text:style-name="T45_27">do</text:span><text:span text:style-name="T45_28"><text:s/></text:span><text:span text:style-name="T45_29">this</text:span><text:span text:style-name="T45_30"><text:s/></text:span><text:span text:style-name="T45_31">because</text:span><text:span text:style-name="T45_32"><text:s/></text:span><text:span text:style-name="T45_33">we</text:span><text:span text:style-name="T45_34"><text:s/></text:span><text:span text:style-name="T45_35">don</text:span><text:span text:style-name="T45_36">’</text:span><text:span text:style-name="T45_37">t</text:span><text:span text:style-name="T45_38"><text:s/></text:span><text:span text:style-name="T45_39">want</text:span><text:span text:style-name="T45_40"><text:s/></text:span><text:span text:style-name="T45_41">our</text:span><text:span text:style-name="T45_42"><text:s/></text:span><text:span text:style-name="T45_43">daemons</text:span><text:span text:style-name="T45_44"><text:s/></text:span><text:span text:style-name="T45_45">working</text:span><text:span text:style-name="T45_46"><text:s/></text:span><text:span text:style-name="T45_47">directory</text:span><text:span text:style-name="T45_48"><text:s/></text:span><text:span text:style-name="T45_49">to</text:span><text:span text:style-name="T45_50"><text:s/></text:span><text:span text:style-name="T45_51">just</text:span><text:span text:style-name="T45_52"><text:s/></text:span><text:span text:style-name="T45_53">be</text:span><text:span text:style-name="T45_54"><text:s/></text:span><text:span text:style-name="T45_55">whatever</text:span><text:span text:style-name="T45_56"><text:s/></text:span><text:span text:style-name="T45_57">one</text:span><text:span text:style-name="T45_58"><text:s/></text:span><text:span text:style-name="T45_59">we</text:span><text:span text:style-name="T45_60"><text:s/></text:span><text:span text:style-name="T45_61">happened</text:span><text:span text:style-name="T45_62"><text:s/></text:span><text:span text:style-name="T45_63">to</text:span><text:span text:style-name="T45_64"><text:s/></text:span><text:span text:style-name="T45_65">be</text:span><text:span text:style-name="T45_66"><text:s/></text:span><text:span text:style-name="T45_67">in</text:span><text:span text:style-name="T45_68">,<text:s/></text:span><text:span text:style-name="T45_69">but</text:span><text:span text:style-name="T45_70"><text:s/></text:span><text:span text:style-name="T45_71">we</text:span><text:span text:style-name="T45_72"><text:s/></text:span><text:span text:style-name="T45_73">also</text:span><text:span text:style-name="T45_74"><text:s/></text:span><text:span text:style-name="T45_75">need</text:span><text:span text:style-name="T45_76"><text:s/></text:span><text:span text:style-name="T45_77">to</text:span><text:span text:style-name="T45_78"><text:s/></text:span><text:span text:style-name="T45_79">be</text:span><text:span text:style-name="T45_80"><text:s/></text:span><text:span text:style-name="T45_81">sure</text:span><text:span text:style-name="T45_82"><text:s/></text:span><text:span text:style-name="T45_83">that</text:span><text:span text:style-name="T45_84"><text:s/></text:span><text:span text:style-name="T45_85">we</text:span><text:span text:style-name="T45_86"><text:s/></text:span><text:span text:style-name="T45_87">change</text:span><text:span text:style-name="T45_88"><text:s/></text:span><text:span text:style-name="T45_89">to</text:span><text:span text:style-name="T45_90"><text:s/></text:span><text:span text:style-name="T45_91">one</text:span><text:span text:style-name="T45_92"><text:s/></text:span><text:span text:style-name="T45_93">that</text:span><text:span text:style-name="T45_94"><text:s/></text:span><text:span text:style-name="T45_95">exists</text:span><text:span text:style-name="T45_96">.<text:s/></text:span><text:span text:style-name="T45_97">As</text:span><text:span text:style-name="T45_98"><text:s/>/<text:s/></text:span><text:span text:style-name="T45_99">will</text:span><text:span text:style-name="T45_100"><text:s/></text:span><text:span text:style-name="T45_101">always</text:span><text:span text:style-name="T45_102"><text:s/></text:span><text:span text:style-name="T45_103">be</text:span><text:span text:style-name="T45_104"><text:s/></text:span><text:span text:style-name="T45_105">there</text:span><text:span text:style-name="T45_106">,<text:s/></text:span><text:span text:style-name="T45_107">it</text:span><text:span text:style-name="T45_108"><text:s/></text:span><text:span text:style-name="T45_109">is</text:span><text:span text:style-name="T45_110"><text:s/></text:span><text:span text:style-name="T45_111">the</text:span><text:span text:style-name="T45_112"><text:s/></text:span><text:span text:style-name="T45_113">best</text:span><text:span text:style-name="T45_114"><text:s/></text:span><text:span text:style-name="T45_115">choice</text:span><text:span text:style-name="T45_116"><text:s/></text:span><text:span text:style-name="T45_117">to</text:span><text:span text:style-name="T45_118"><text:s/></text:span><text:span text:style-name="T45_119">switch</text:span><text:span text:style-name="T45_120"><text:s/></text:span><text:span text:style-name="T45_121">to</text:span><text:span text:style-name="T45_122">.</text:span></text:p>
      <text:p text:style-name="P46"><text:span text:style-name="T46_1">From</text:span><text:span text:style-name="T46_2"><text:s/></text:span><text:span text:style-name="T46_3">here</text:span><text:span text:style-name="T46_4"><text:s/></text:span><text:span text:style-name="T46_5">we</text:span><text:span text:style-name="T46_6"><text:s/></text:span><text:span text:style-name="T46_7">setup</text:span><text:span text:style-name="T46_8"><text:s/></text:span><text:span text:style-name="T46_9">a</text:span><text:span text:style-name="T46_10"><text:s/></text:span><text:span text:style-name="T46_11">passive</text:span><text:span text:style-name="T46_12"><text:s/></text:span><text:span text:style-name="T46_13">TCP</text:span><text:span text:style-name="T46_14"><text:s/></text:span><text:span text:style-name="T46_15">socket</text:span><text:span text:style-name="T46_16">,<text:s/></text:span><text:span text:style-name="T46_17">bind</text:span><text:span text:style-name="T46_18"><text:s/></text:span><text:span text:style-name="T46_19">it</text:span><text:span text:style-name="T46_20"><text:s/></text:span><text:span text:style-name="T46_21">to</text:span><text:span text:style-name="T46_22"><text:s/></text:span><text:span text:style-name="T46_23">our</text:span><text:span text:style-name="T46_24"><text:s/></text:span><text:span text:style-name="T46_25">interface</text:span><text:span text:style-name="T46_26"><text:s/></text:span><text:span text:style-name="T46_27">and</text:span><text:span text:style-name="T46_28"><text:s/></text:span><text:span text:style-name="T46_29">port</text:span><text:span text:style-name="T46_30">,<text:s/></text:span><text:span text:style-name="T46_31">call</text:span><text:span text:style-name="T46_32"><text:s/></text:span><text:span text:style-name="T46_33">listen</text:span><text:span text:style-name="T46_34">,<text:s/></text:span><text:span text:style-name="T46_35">and</text:span><text:span text:style-name="T46_36"><text:s/></text:span><text:span text:style-name="T46_37">fall</text:span><text:span text:style-name="T46_38"><text:s/></text:span><text:span text:style-name="T46_39">into</text:span><text:span text:style-name="T46_40"><text:s/></text:span><text:span text:style-name="T46_41">an</text:span><text:span text:style-name="T46_42"><text:s/></text:span><text:span text:style-name="T46_43">infinite</text:span><text:span text:style-name="T46_44"><text:s/></text:span><text:span text:style-name="T46_45">while</text:span><text:span text:style-name="T46_46"><text:s/></text:span><text:span text:style-name="T46_47">loop</text:span><text:span text:style-name="T46_48"><text:s/></text:span><text:span text:style-name="T46_49">which</text:span><text:span text:style-name="T46_50"><text:s/></text:span><text:span text:style-name="T46_51">accepts</text:span><text:span text:style-name="T46_52"><text:s/></text:span><text:span text:style-name="T46_53">and</text:span><text:span text:style-name="T46_54"><text:s/></text:span><text:span text:style-name="T46_55">forks</text:span><text:span text:style-name="T46_56"><text:s/></text:span><text:span text:style-name="T46_57">a</text:span><text:span text:style-name="T46_58"><text:s/></text:span><text:span text:style-name="T46_59">new</text:span><text:span text:style-name="T46_60"><text:s/></text:span><text:span text:style-name="T46_61">process</text:span><text:span text:style-name="T46_62"><text:s/></text:span><text:span text:style-name="T46_63">for</text:span><text:span text:style-name="T46_64"><text:s/></text:span><text:span text:style-name="T46_65">each</text:span><text:span text:style-name="T46_66"><text:s/></text:span><text:span text:style-name="T46_67">client</text:span><text:span text:style-name="T46_68"><text:s/></text:span><text:span text:style-name="T46_69">connection</text:span><text:span text:style-name="T46_70">.<text:s/></text:span><text:span text:style-name="T46_71">After</text:span><text:span text:style-name="T46_72"><text:s/></text:span><text:span text:style-name="T46_73">this</text:span><text:span text:style-name="T46_74"><text:s/></text:span><text:span text:style-name="T46_75">we</text:span><text:span text:style-name="T46_76"><text:s/></text:span><text:span text:style-name="T46_77">actually</text:span><text:span text:style-name="T46_78"><text:s/></text:span><text:span text:style-name="T46_79">repeat</text:span><text:span text:style-name="T46_80"><text:s/></text:span><text:span text:style-name="T46_81">the</text:span><text:span text:style-name="T46_82"><text:s/></text:span><text:span text:style-name="T46_83">daemonizing</text:span><text:span text:style-name="T46_84"><text:s/></text:span><text:span text:style-name="T46_85">steps</text:span><text:span text:style-name="T46_86"><text:s/></text:span><text:span text:style-name="T46_87">for</text:span><text:span text:style-name="T46_88"><text:s/></text:span><text:span text:style-name="T46_89">the</text:span><text:span text:style-name="T46_90"><text:s/></text:span><text:span text:style-name="T46_91">client</text:span><text:span text:style-name="T46_92"><text:s/></text:span><text:span text:style-name="T46_93">process</text:span><text:span text:style-name="T46_94"><text:s/></text:span><text:span text:style-name="T46_95">to</text:span><text:span text:style-name="T46_96"><text:s/></text:span><text:span text:style-name="T46_97">be</text:span><text:span text:style-name="T46_98"><text:s/></text:span><text:span text:style-name="T46_99">sure</text:span><text:span text:style-name="T46_100"><text:s/></text:span><text:span text:style-name="T46_101">our</text:span><text:span text:style-name="T46_102"><text:s/></text:span><text:span text:style-name="T46_103">client</text:span><text:span text:style-name="T46_104"><text:s/></text:span><text:span text:style-name="T46_105">isn</text:span><text:span text:style-name="T46_106">’</text:span><text:span text:style-name="T46_107">t</text:span><text:span text:style-name="T46_108"><text:s/></text:span><text:span text:style-name="T46_109">bound</text:span><text:span text:style-name="T46_110"><text:s/></text:span><text:span text:style-name="T46_111">to</text:span><text:span text:style-name="T46_112"><text:s/></text:span><text:span text:style-name="T46_113">the</text:span><text:span text:style-name="T46_114"><text:s/></text:span><text:span text:style-name="T46_115">server</text:span><text:span text:style-name="T46_116"><text:s/></text:span><text:span text:style-name="T46_117">process</text:span><text:span text:style-name="T46_118"><text:s/></text:span><text:span text:style-name="T46_119">in</text:span><text:span text:style-name="T46_120"><text:s/></text:span><text:span text:style-name="T46_121">any</text:span><text:span text:style-name="T46_122"><text:s/></text:span><text:span text:style-name="T46_123">way</text:span><text:span text:style-name="T46_124">.<text:s/></text:span><text:span text:style-name="T46_125">This</text:span><text:span text:style-name="T46_126"><text:s/></text:span><text:span text:style-name="T46_127">allows</text:span><text:span text:style-name="T46_128"><text:s/></text:span><text:span text:style-name="T46_129">us</text:span><text:span text:style-name="T46_130"><text:s/></text:span><text:span text:style-name="T46_131">to</text:span><text:span text:style-name="T46_132"><text:s/></text:span><text:span text:style-name="T46_133">restart</text:span><text:span text:style-name="T46_134"><text:s/></text:span><text:span text:style-name="T46_135">the</text:span><text:span text:style-name="T46_136"><text:s/></text:span><text:span text:style-name="T46_137">daemon</text:span><text:span text:style-name="T46_138"><text:s/></text:span><text:span text:style-name="T46_139">without</text:span><text:span text:style-name="T46_140"><text:s/></text:span><text:span text:style-name="T46_141">killing</text:span><text:span text:style-name="T46_142"><text:s/></text:span><text:span text:style-name="T46_143">all</text:span><text:span text:style-name="T46_144"><text:s/></text:span><text:span text:style-name="T46_145">the</text:span><text:span text:style-name="T46_146"><text:s/></text:span><text:span text:style-name="T46_147">clients</text:span><text:span text:style-name="T46_148">.<text:s/></text:span></text:p>
      <text:p text:style-name="P47"><text:span text:style-name="T47_1">Once</text:span><text:span text:style-name="T47_2"><text:s/></text:span><text:span text:style-name="T47_3">this</text:span><text:span text:style-name="T47_4"><text:s/></text:span><text:span text:style-name="T47_5">step</text:span><text:span text:style-name="T47_6"><text:s/></text:span><text:span text:style-name="T47_7">is</text:span><text:span text:style-name="T47_8"><text:s/></text:span><text:span text:style-name="T47_9">done</text:span><text:span text:style-name="T47_10">,<text:s/></text:span><text:span text:style-name="T47_11">we</text:span><text:span text:style-name="T47_12"><text:s/></text:span><text:span text:style-name="T47_13">create</text:span><text:span text:style-name="T47_14"><text:s/></text:span><text:span text:style-name="T47_15">an</text:span><text:span text:style-name="T47_16"><text:s/></text:span><text:span text:style-name="T47_17">instance</text:span><text:span text:style-name="T47_18"><text:s/></text:span><text:span text:style-name="T47_19">of</text:span><text:span text:style-name="T47_20"><text:s/></text:span><text:span text:style-name="T47_21">our</text:span><text:span text:style-name="T47_22"><text:s/></text:span><text:span text:style-name="T47_23">TransportClass</text:span><text:span text:style-name="T47_24"><text:s/></text:span><text:span text:style-name="T47_25">using</text:span><text:span text:style-name="T47_26"><text:s/></text:span><text:span text:style-name="T47_27">the</text:span><text:span text:style-name="T47_28"><text:s/></text:span><text:span text:style-name="T47_29">accepted</text:span><text:span text:style-name="T47_30"><text:s/></text:span><text:span text:style-name="T47_31">file</text:span><text:span text:style-name="T47_32"><text:s/></text:span><text:span text:style-name="T47_33">descriptor</text:span><text:span text:style-name="T47_34"><text:s/></text:span><text:span text:style-name="T47_35">for</text:span><text:span text:style-name="T47_36"><text:s/></text:span><text:span text:style-name="T47_37">the</text:span><text:span text:style-name="T47_38"><text:s/></text:span><text:span text:style-name="T47_39">child</text:span><text:span text:style-name="T47_40">.<text:s/></text:span><text:span text:style-name="T47_41">This</text:span><text:span text:style-name="T47_42"><text:s/></text:span><text:span text:style-name="T47_43">class</text:span><text:span text:style-name="T47_44"><text:s/></text:span><text:span text:style-name="T47_45">contains</text:span><text:span text:style-name="T47_46"><text:s/></text:span><text:span text:style-name="T47_47">a</text:span><text:span text:style-name="T47_48"><text:s/></text:span><text:span text:style-name="T47_49">paramiko</text:span><text:span text:style-name="T47_50"><text:s/></text:span><text:span text:style-name="T47_51">Tranport</text:span><text:span text:style-name="T47_52"><text:s/></text:span><text:span text:style-name="T47_53">object</text:span><text:span text:style-name="T47_54"><text:s/></text:span><text:span text:style-name="T47_55">which</text:span><text:span text:style-name="T47_56"><text:s/></text:span><text:span text:style-name="T47_57">will</text:span><text:span text:style-name="T47_58"><text:s/></text:span><text:span text:style-name="T47_59">handle</text:span><text:span text:style-name="T47_60"><text:s/></text:span><text:span text:style-name="T47_61">key</text:span><text:span text:style-name="T47_62"><text:s/></text:span><text:span text:style-name="T47_63">exchange</text:span><text:span text:style-name="T47_64"><text:s/></text:span><text:span text:style-name="T47_65">and</text:span><text:span text:style-name="T47_66"><text:s/></text:span><text:span text:style-name="T47_67">protocol</text:span><text:span text:style-name="T47_68"><text:s/></text:span><text:span text:style-name="T47_69">negotiation</text:span><text:span text:style-name="T47_70"><text:s/></text:span><text:span text:style-name="T47_71">with</text:span><text:span text:style-name="T47_72"><text:s/></text:span><text:span text:style-name="T47_73">the</text:span><text:span text:style-name="T47_74"><text:s/></text:span><text:span text:style-name="T47_75">client</text:span><text:span text:style-name="T47_76">.<text:s/></text:span></text:p>
      <text:p text:style-name="P48"><text:span text:style-name="T48_1">After</text:span><text:span text:style-name="T48_2"><text:s/></text:span><text:span text:style-name="T48_3">the</text:span><text:span text:style-name="T48_4"><text:s/></text:span><text:span text:style-name="T48_5">transport</text:span><text:span text:style-name="T48_6"><text:s/></text:span><text:span text:style-name="T48_7">is</text:span><text:span text:style-name="T48_8"><text:s/></text:span><text:span text:style-name="T48_9">working</text:span><text:span text:style-name="T48_10">,<text:s/></text:span><text:span text:style-name="T48_11">we</text:span><text:span text:style-name="T48_12"><text:s/></text:span><text:span text:style-name="T48_13">create</text:span><text:span text:style-name="T48_14"><text:s/></text:span><text:span text:style-name="T48_15">an</text:span><text:span text:style-name="T48_16"><text:s/></text:span><text:span text:style-name="T48_17">instance</text:span><text:span text:style-name="T48_18"><text:s/></text:span><text:span text:style-name="T48_19">of</text:span><text:span text:style-name="T48_20"><text:s/></text:span><text:span text:style-name="T48_21">our</text:span><text:span text:style-name="T48_22"><text:s/></text:span><text:span text:style-name="T48_23">SeverClass</text:span><text:span text:style-name="T48_24">.<text:s/></text:span><text:span text:style-name="T48_25">The</text:span><text:span text:style-name="T48_26"><text:s/></text:span><text:span text:style-name="T48_27">server</text:span><text:span text:style-name="T48_28"><text:s/></text:span><text:span text:style-name="T48_29">class</text:span><text:span text:style-name="T48_30"><text:s/></text:span><text:span text:style-name="T48_31">inherits</text:span><text:span text:style-name="T48_32"><text:s/></text:span><text:span text:style-name="T48_33">from</text:span><text:span text:style-name="T48_34"><text:s/></text:span><text:span text:style-name="T48_35">paramiko</text:span><text:span text:style-name="T48_36">.</text:span><text:span text:style-name="T48_37">ServerInterface</text:span><text:span text:style-name="T48_38">.<text:s/></text:span><text:span text:style-name="T48_39">The</text:span><text:span text:style-name="T48_40"><text:s/></text:span><text:span text:style-name="T48_41">objective</text:span><text:span text:style-name="T48_42"><text:s/></text:span><text:span text:style-name="T48_43">of</text:span><text:span text:style-name="T48_44"><text:s/></text:span><text:span text:style-name="T48_45">this</text:span><text:span text:style-name="T48_46"><text:s/></text:span><text:span text:style-name="T48_47">is</text:span><text:span text:style-name="T48_48"><text:s/></text:span><text:span text:style-name="T48_49">to</text:span><text:span text:style-name="T48_50"><text:s/></text:span><text:span text:style-name="T48_51">overload</text:span><text:span text:style-name="T48_52"><text:s/></text:span><text:span text:style-name="T48_53">any</text:span><text:span text:style-name="T48_54"><text:s/></text:span><text:span text:style-name="T48_55">of</text:span><text:span text:style-name="T48_56"><text:s/></text:span><text:span text:style-name="T48_57">the</text:span><text:span text:style-name="T48_58"><text:s/></text:span><text:span text:style-name="T48_59">methods</text:span><text:span text:style-name="T48_60"><text:s/></text:span><text:span text:style-name="T48_61">we</text:span><text:span text:style-name="T48_62"><text:s/></text:span><text:span text:style-name="T48_63">feel</text:span><text:span text:style-name="T48_64"><text:s/></text:span><text:span text:style-name="T48_65">are</text:span><text:span text:style-name="T48_66"><text:s/></text:span><text:span text:style-name="T48_67">necessary</text:span><text:span text:style-name="T48_68"><text:s/></text:span><text:span text:style-name="T48_69">from</text:span><text:span text:style-name="T48_70"><text:s/></text:span><text:span text:style-name="T48_71">the</text:span><text:span text:style-name="T48_72"><text:s/></text:span><text:span text:style-name="T48_73">ServerInterface</text:span><text:span text:style-name="T48_74">.<text:s/></text:span><text:span text:style-name="T48_75">This</text:span><text:span text:style-name="T48_76"><text:s/></text:span><text:span text:style-name="T48_77">methods</text:span><text:span text:style-name="T48_78"><text:s/></text:span><text:span text:style-name="T48_79">are</text:span><text:span text:style-name="T48_80"><text:s/></text:span><text:span text:style-name="T48_81">basically</text:span><text:span text:style-name="T48_82"><text:s/></text:span><text:span text:style-name="T48_83">handlers</text:span><text:span text:style-name="T48_84"><text:s/></text:span><text:span text:style-name="T48_85">for</text:span><text:span text:style-name="T48_86"><text:s/></text:span><text:span text:style-name="T48_87">different</text:span><text:span text:style-name="T48_88"><text:s/></text:span><text:span text:style-name="T48_89">SSH</text:span><text:span text:style-name="T48_90"><text:s/></text:span><text:span text:style-name="T48_91">protocol</text:span><text:span text:style-name="T48_92"><text:s/></text:span><text:span text:style-name="T48_93">messages</text:span><text:span text:style-name="T48_94"><text:s/></text:span><text:span text:style-name="T48_95">in</text:span><text:span text:style-name="T48_96"><text:s/></text:span><text:span text:style-name="T48_97">the</text:span><text:span text:style-name="T48_98"><text:s/></text:span><text:span text:style-name="T48_99">transport</text:span><text:span text:style-name="T48_100"><text:s/></text:span><text:span text:style-name="T48_101">that</text:span><text:span text:style-name="T48_102"><text:s/></text:span><text:span text:style-name="T48_103">do</text:span><text:span text:style-name="T48_104"><text:s/></text:span><text:span text:style-name="T48_105">things</text:span><text:span text:style-name="T48_106"><text:s/></text:span><text:span text:style-name="T48_107">like</text:span><text:span text:style-name="T48_108"><text:s/></text:span><text:span text:style-name="T48_109">authenticate</text:span><text:span text:style-name="T48_110">,<text:s/></text:span><text:span text:style-name="T48_111">open</text:span><text:span text:style-name="T48_112"><text:s/></text:span><text:span text:style-name="T48_113">channels</text:span><text:span text:style-name="T48_114">,<text:s/></text:span><text:span text:style-name="T48_115">open</text:span><text:span text:style-name="T48_116"><text:s/></text:span><text:span text:style-name="T48_117">terminals</text:span><text:span text:style-name="T48_118">,<text:s/></text:span><text:span text:style-name="T48_119">and</text:span><text:span text:style-name="T48_120"><text:s/></text:span><text:span text:style-name="T48_121">create</text:span><text:span text:style-name="T48_122">/</text:span><text:span text:style-name="T48_123">alter</text:span><text:span text:style-name="T48_124"><text:s/></text:span><text:span text:style-name="T48_125">PTYs</text:span><text:span text:style-name="T48_126">.<text:s/></text:span><text:span text:style-name="T48_127">By</text:span><text:span text:style-name="T48_128"><text:s/></text:span><text:span text:style-name="T48_129">default</text:span><text:span text:style-name="T48_130">,<text:s/></text:span><text:span text:style-name="T48_131">these</text:span><text:span text:style-name="T48_132"><text:s/></text:span><text:span text:style-name="T48_133">all</text:span><text:span text:style-name="T48_134"><text:s/></text:span><text:span text:style-name="T48_135">return</text:span><text:span text:style-name="T48_136"><text:s/></text:span><text:span text:style-name="T48_137">False</text:span><text:span text:style-name="T48_138"><text:s/></text:span><text:span text:style-name="T48_139">or</text:span><text:span text:style-name="T48_140"><text:s/></text:span><text:span text:style-name="T48_141">error</text:span><text:span text:style-name="T48_142"><text:s/></text:span><text:span text:style-name="T48_143">codes</text:span><text:span text:style-name="T48_144">.<text:s/></text:span><text:span text:style-name="T48_145">If</text:span><text:span text:style-name="T48_146"><text:s/></text:span><text:span text:style-name="T48_147">you</text:span><text:span text:style-name="T48_148"><text:s/></text:span><text:span text:style-name="T48_149">want</text:span><text:span text:style-name="T48_150">,<text:s/></text:span><text:span text:style-name="T48_151">you</text:span><text:span text:style-name="T48_152"><text:s/></text:span><text:span text:style-name="T48_153">can</text:span><text:span text:style-name="T48_154"><text:s/></text:span><text:span text:style-name="T48_155">implement</text:span><text:span text:style-name="T48_156"><text:s/></text:span><text:span text:style-name="T48_157">the</text:span><text:span text:style-name="T48_158"><text:s/></text:span><text:span text:style-name="T48_159">logic</text:span><text:span text:style-name="T48_160"><text:s/></text:span><text:span text:style-name="T48_161">for</text:span><text:span text:style-name="T48_162"><text:s/></text:span><text:span text:style-name="T48_163">the</text:span><text:span text:style-name="T48_164"><text:s/></text:span><text:span text:style-name="T48_165">event</text:span><text:span text:style-name="T48_166">,<text:s/></text:span><text:span text:style-name="T48_167">such</text:span><text:span text:style-name="T48_168"><text:s/></text:span><text:span text:style-name="T48_169">as</text:span><text:span text:style-name="T48_170"><text:s/></text:span><text:span text:style-name="T48_171">we</text:span><text:span text:style-name="T48_172"><text:s/></text:span><text:span text:style-name="T48_173">did</text:span><text:span text:style-name="T48_174"><text:s/></text:span><text:span text:style-name="T48_175">for</text:span><text:span text:style-name="T48_176"><text:s/></text:span><text:span text:style-name="T48_177">check</text:span><text:span text:style-name="T48_178">_</text:span><text:span text:style-name="T48_179">auth</text:span><text:span text:style-name="T48_180">_</text:span><text:span text:style-name="T48_181">password</text:span><text:span text:style-name="T48_182"><text:s/></text:span><text:span text:style-name="T48_183">or</text:span><text:span text:style-name="T48_184"><text:s/></text:span><text:span text:style-name="T48_185">you</text:span><text:span text:style-name="T48_186"><text:s/></text:span><text:span text:style-name="T48_187">can</text:span><text:span text:style-name="T48_188"><text:s/></text:span><text:span text:style-name="T48_189">just</text:span><text:span text:style-name="T48_190"><text:s/></text:span><text:span text:style-name="T48_191">return</text:span><text:span text:style-name="T48_192"><text:s/></text:span><text:span text:style-name="T48_193">a</text:span><text:span text:style-name="T48_194"><text:s/></text:span><text:span text:style-name="T48_195">True</text:span><text:span text:style-name="T48_196"><text:s/></text:span><text:span text:style-name="T48_197">value</text:span><text:span text:style-name="T48_198"><text:s/></text:span><text:span text:style-name="T48_199">to</text:span><text:span text:style-name="T48_200"><text:s/></text:span><text:span text:style-name="T48_201">say</text:span><text:span text:style-name="T48_202"><text:s/></text:span><text:span text:style-name="T48_203">that</text:span><text:span text:style-name="T48_204"><text:s/></text:span><text:span text:style-name="T48_205">you</text:span><text:span text:style-name="T48_206">’</text:span><text:span text:style-name="T48_207">re</text:span><text:span text:style-name="T48_208"><text:s/></text:span><text:span text:style-name="T48_209">going</text:span><text:span text:style-name="T48_210"><text:s/></text:span><text:span text:style-name="T48_211">to</text:span><text:span text:style-name="T48_212"><text:s/></text:span><text:span text:style-name="T48_213">allow</text:span><text:span text:style-name="T48_214"><text:s/></text:span><text:span text:style-name="T48_215">them</text:span><text:span text:style-name="T48_216"><text:s/></text:span><text:span text:style-name="T48_217">to</text:span><text:span text:style-name="T48_218"><text:s/></text:span><text:span text:style-name="T48_219">do</text:span><text:span text:style-name="T48_220"><text:s/></text:span><text:span text:style-name="T48_221">it</text:span><text:span text:style-name="T48_222"><text:s/></text:span><text:span text:style-name="T48_223">and</text:span><text:span text:style-name="T48_224"><text:s/></text:span><text:span text:style-name="T48_225">then</text:span><text:span text:style-name="T48_226"><text:s/></text:span><text:span text:style-name="T48_227">handle</text:span><text:span text:style-name="T48_228"><text:s/></text:span><text:span text:style-name="T48_229">it</text:span><text:span text:style-name="T48_230"><text:s/></text:span><text:span text:style-name="T48_231">elsewhere</text:span><text:span text:style-name="T48_232">,<text:s/></text:span><text:span text:style-name="T48_233">like</text:span><text:span text:style-name="T48_234"><text:s/></text:span><text:span text:style-name="T48_235">we</text:span><text:span text:style-name="T48_236"><text:s/></text:span><text:span text:style-name="T48_237">did</text:span><text:span text:style-name="T48_238"><text:s/></text:span><text:span text:style-name="T48_239">for</text:span><text:span text:style-name="T48_240"><text:s/></text:span><text:span text:style-name="T48_241">the</text:span><text:span text:style-name="T48_242"><text:s/></text:span><text:span text:style-name="T48_243">check</text:span><text:span text:style-name="T48_244">_</text:span><text:span text:style-name="T48_245">channel</text:span><text:span text:style-name="T48_246">_</text:span><text:span text:style-name="T48_247">shell</text:span><text:span text:style-name="T48_248"><text:s/></text:span><text:span text:style-name="T48_249">request</text:span><text:span text:style-name="T48_250">.<text:s/></text:span><text:span text:style-name="T48_251">For</text:span><text:span text:style-name="T48_252"><text:s/></text:span><text:span text:style-name="T48_253">some</text:span><text:span text:style-name="T48_254"><text:s/></text:span><text:span text:style-name="T48_255">of</text:span><text:span text:style-name="T48_256"><text:s/></text:span><text:span text:style-name="T48_257">them</text:span><text:span text:style-name="T48_258">,<text:s/></text:span><text:span text:style-name="T48_259">we</text:span><text:span text:style-name="T48_260"><text:s/></text:span><text:span text:style-name="T48_261">just</text:span><text:span text:style-name="T48_262"><text:s/></text:span><text:span text:style-name="T48_263">lied</text:span><text:span text:style-name="T48_264"><text:s/></text:span><text:span text:style-name="T48_265">and</text:span><text:span text:style-name="T48_266"><text:s/></text:span><text:span text:style-name="T48_267">returned</text:span><text:span text:style-name="T48_268"><text:s/></text:span><text:span text:style-name="T48_269">True</text:span><text:span text:style-name="T48_270"><text:s/></text:span><text:span text:style-name="T48_271">to</text:span><text:span text:style-name="T48_272"><text:s/></text:span><text:span text:style-name="T48_273">keep</text:span><text:span text:style-name="T48_274"><text:s/></text:span><text:span text:style-name="T48_275">the</text:span><text:span text:style-name="T48_276"><text:s/></text:span><text:span text:style-name="T48_277">client</text:span><text:span text:style-name="T48_278"><text:s/></text:span><text:span text:style-name="T48_279">happy</text:span><text:span text:style-name="T48_280">.<text:s/></text:span><text:span text:style-name="T48_281">Would</text:span><text:span text:style-name="T48_282"><text:s/></text:span><text:span text:style-name="T48_283">be</text:span><text:span text:style-name="T48_284"><text:s/></text:span><text:span text:style-name="T48_285">a</text:span><text:span text:style-name="T48_286"><text:s/></text:span><text:span text:style-name="T48_287">good</text:span><text:span text:style-name="T48_288"><text:s/></text:span><text:span text:style-name="T48_289">idea</text:span><text:span text:style-name="T48_290"><text:s/></text:span><text:span text:style-name="T48_291">to</text:span><text:span text:style-name="T48_292"><text:s/></text:span><text:span text:style-name="T48_293">go</text:span><text:span text:style-name="T48_294"><text:s/></text:span><text:span text:style-name="T48_295">back</text:span><text:span text:style-name="T48_296"><text:s/></text:span><text:span text:style-name="T48_297">and</text:span><text:span text:style-name="T48_298"><text:s/></text:span><text:span text:style-name="T48_299">actually</text:span><text:span text:style-name="T48_300"><text:s/></text:span><text:span text:style-name="T48_301">implement</text:span><text:span text:style-name="T48_302"><text:s/></text:span><text:span text:style-name="T48_303">them</text:span><text:span text:style-name="T48_304"><text:s/></text:span><text:span text:style-name="T48_305">properly</text:span><text:span text:style-name="T48_306"><text:s/></text:span><text:span text:style-name="T48_307">later</text:span><text:span text:style-name="T48_308">.</text:span></text:p>
      <text:p text:style-name="P49"><text:span text:style-name="T49_1">Anyway</text:span><text:span text:style-name="T49_2">,<text:s/></text:span><text:span text:style-name="T49_3">once</text:span><text:span text:style-name="T49_4"><text:s/></text:span><text:span text:style-name="T49_5">we</text:span><text:span text:style-name="T49_6"><text:s/></text:span><text:span text:style-name="T49_7">have</text:span><text:span text:style-name="T49_8"><text:s/></text:span><text:span text:style-name="T49_9">an</text:span><text:span text:style-name="T49_10"><text:s/></text:span><text:span text:style-name="T49_11">instance</text:span><text:span text:style-name="T49_12"><text:s/></text:span><text:span text:style-name="T49_13">of</text:span><text:span text:style-name="T49_14"><text:s/></text:span><text:span text:style-name="T49_15">the</text:span><text:span text:style-name="T49_16"><text:s/></text:span><text:span text:style-name="T49_17">ServerClass</text:span><text:span text:style-name="T49_18"><text:s/></text:span><text:span text:style-name="T49_19">we</text:span><text:span text:style-name="T49_20"><text:s/></text:span><text:span text:style-name="T49_21">can</text:span><text:span text:style-name="T49_22"><text:s/></text:span><text:span text:style-name="T49_23">ask</text:span><text:span text:style-name="T49_24"><text:s/></text:span><text:span text:style-name="T49_25">the</text:span><text:span text:style-name="T49_26"><text:s/></text:span><text:span text:style-name="T49_27">transport</text:span><text:span text:style-name="T49_28"><text:s/></text:span><text:span text:style-name="T49_29">to</text:span><text:span text:style-name="T49_30"><text:s/>“</text:span><text:span text:style-name="T49_31">start</text:span><text:span text:style-name="T49_32">”<text:s/></text:span><text:span text:style-name="T49_33">it</text:span><text:span text:style-name="T49_34">.<text:s/></text:span><text:span text:style-name="T49_35">This</text:span><text:span text:style-name="T49_36"><text:s/></text:span><text:span text:style-name="T49_37">basically</text:span><text:span text:style-name="T49_38"><text:s/></text:span><text:span text:style-name="T49_39">just</text:span><text:span text:style-name="T49_40"><text:s/></text:span><text:span text:style-name="T49_41">register</text:span><text:span text:style-name="T49_42">’</text:span><text:span text:style-name="T49_43">s</text:span><text:span text:style-name="T49_44"><text:s/></text:span><text:span text:style-name="T49_45">our</text:span><text:span text:style-name="T49_46"><text:s/></text:span><text:span text:style-name="T49_47">server</text:span><text:span text:style-name="T49_48">’</text:span><text:span text:style-name="T49_49">s</text:span><text:span text:style-name="T49_50"><text:s/></text:span><text:span text:style-name="T49_51">methods</text:span><text:span text:style-name="T49_52"><text:s/></text:span><text:span text:style-name="T49_53">with</text:span><text:span text:style-name="T49_54"><text:s/></text:span><text:span text:style-name="T49_55">the</text:span><text:span text:style-name="T49_56"><text:s/></text:span><text:span text:style-name="T49_57">transport</text:span><text:span text:style-name="T49_58">’</text:span><text:span text:style-name="T49_59">s</text:span><text:span text:style-name="T49_60"><text:s/></text:span><text:span text:style-name="T49_61">thread</text:span><text:span text:style-name="T49_62">’</text:span><text:span text:style-name="T49_63">s</text:span><text:span text:style-name="T49_64"><text:s/></text:span><text:span text:style-name="T49_65">message</text:span><text:span text:style-name="T49_66"><text:s/></text:span><text:span text:style-name="T49_67">handler</text:span><text:span text:style-name="T49_68">.<text:s/></text:span><text:span text:style-name="T49_69">A</text:span><text:span text:style-name="T49_70"><text:s/></text:span><text:span text:style-name="T49_71">noticeable</text:span><text:span text:style-name="T49_72"><text:s/></text:span><text:span text:style-name="T49_73">side</text:span><text:span text:style-name="T49_74"><text:s/></text:span><text:span text:style-name="T49_75">effect</text:span><text:span text:style-name="T49_76"><text:s/></text:span><text:span text:style-name="T49_77">of</text:span><text:span text:style-name="T49_78"><text:s/></text:span><text:span text:style-name="T49_79">this</text:span><text:span text:style-name="T49_80"><text:s/></text:span><text:span text:style-name="T49_81">is</text:span><text:span text:style-name="T49_82"><text:s/></text:span><text:span text:style-name="T49_83">that</text:span><text:span text:style-name="T49_84"><text:s/></text:span><text:span text:style-name="T49_85">since</text:span><text:span text:style-name="T49_86"><text:s/></text:span><text:span text:style-name="T49_87">the</text:span><text:span text:style-name="T49_88"><text:s/></text:span><text:span text:style-name="T49_89">server</text:span><text:span text:style-name="T49_90"><text:s/></text:span><text:span text:style-name="T49_91">is</text:span><text:span text:style-name="T49_92"><text:s/></text:span><text:span text:style-name="T49_93">running</text:span><text:span text:style-name="T49_94"><text:s/></text:span><text:span text:style-name="T49_95">in</text:span><text:span text:style-name="T49_96"><text:s/></text:span><text:span text:style-name="T49_97">the</text:span><text:span text:style-name="T49_98"><text:s/></text:span><text:span text:style-name="T49_99">main</text:span><text:span text:style-name="T49_100"><text:s/></text:span><text:span text:style-name="T49_101">transport</text:span><text:span text:style-name="T49_102"><text:s/></text:span><text:span text:style-name="T49_103">thread</text:span><text:span text:style-name="T49_104">,<text:s/></text:span><text:span text:style-name="T49_105">a</text:span><text:span text:style-name="T49_106"><text:s/></text:span><text:span text:style-name="T49_107">blocking</text:span><text:span text:style-name="T49_108"><text:s/></text:span><text:span text:style-name="T49_109">call</text:span><text:span text:style-name="T49_110"><text:s/></text:span><text:span text:style-name="T49_111">in</text:span><text:span text:style-name="T49_112"><text:s/></text:span><text:span text:style-name="T49_113">one</text:span><text:span text:style-name="T49_114"><text:s/></text:span><text:span text:style-name="T49_115">of</text:span><text:span text:style-name="T49_116"><text:s/></text:span><text:span text:style-name="T49_117">our</text:span><text:span text:style-name="T49_118"><text:s/></text:span><text:span text:style-name="T49_119">ServerClass</text:span><text:span text:style-name="T49_120"><text:s/></text:span><text:span text:style-name="T49_121">functions</text:span><text:span text:style-name="T49_122"><text:s/></text:span><text:span text:style-name="T49_123">would</text:span><text:span text:style-name="T49_124"><text:s/></text:span><text:span text:style-name="T49_125">cause</text:span><text:span text:style-name="T49_126"><text:s/></text:span><text:span text:style-name="T49_127">the</text:span><text:span text:style-name="T49_128"><text:s/></text:span><text:span text:style-name="T49_129">whole</text:span><text:span text:style-name="T49_130"><text:s/></text:span><text:span text:style-name="T49_131">connection</text:span><text:span text:style-name="T49_132"><text:s/></text:span><text:span text:style-name="T49_133">block</text:span><text:span text:style-name="T49_134">.<text:s/></text:span><text:span text:style-name="T49_135">Just</text:span><text:span text:style-name="T49_136"><text:s/></text:span><text:span text:style-name="T49_137">something</text:span><text:span text:style-name="T49_138"><text:s/></text:span><text:span text:style-name="T49_139">to</text:span><text:span text:style-name="T49_140"><text:s/></text:span><text:span text:style-name="T49_141">keep</text:span><text:span text:style-name="T49_142"><text:s/></text:span><text:span text:style-name="T49_143">in</text:span><text:span text:style-name="T49_144"><text:s/></text:span><text:span text:style-name="T49_145">mind</text:span><text:span text:style-name="T49_146"><text:s/></text:span><text:span text:style-name="T49_147">if</text:span><text:span text:style-name="T49_148"><text:s/></text:span><text:span text:style-name="T49_149">you</text:span><text:span text:style-name="T49_150"><text:s/></text:span><text:span text:style-name="T49_151">ever</text:span><text:span text:style-name="T49_152"><text:s/></text:span><text:span text:style-name="T49_153">play</text:span><text:span text:style-name="T49_154"><text:s/></text:span><text:span text:style-name="T49_155">with</text:span><text:span text:style-name="T49_156"><text:s/></text:span><text:span text:style-name="T49_157">Paramiko</text:span><text:span text:style-name="T49_158">.<text:s/></text:span><text:span text:style-name="T49_159">Also</text:span><text:span text:style-name="T49_160"><text:s/></text:span><text:span text:style-name="T49_161">note</text:span><text:span text:style-name="T49_162"><text:s/></text:span><text:span text:style-name="T49_163">that</text:span><text:span text:style-name="T49_164"><text:s/></text:span><text:span text:style-name="T49_165">this</text:span><text:span text:style-name="T49_166"><text:s/></text:span><text:span text:style-name="T49_167">is</text:span><text:span text:style-name="T49_168"><text:s/></text:span><text:span text:style-name="T49_169">the</text:span><text:span text:style-name="T49_170"><text:s/></text:span><text:span text:style-name="T49_171">stage</text:span><text:span text:style-name="T49_172"><text:s/></text:span><text:span text:style-name="T49_173">where</text:span><text:span text:style-name="T49_174"><text:s/></text:span><text:span text:style-name="T49_175">authentication</text:span><text:span text:style-name="T49_176"><text:s/></text:span><text:span text:style-name="T49_177">is</text:span><text:span text:style-name="T49_178"><text:s/></text:span><text:span text:style-name="T49_179">done</text:span><text:span text:style-name="T49_180">,<text:s/></text:span><text:span text:style-name="T49_181">this</text:span><text:span text:style-name="T49_182"><text:s/></text:span><text:span text:style-name="T49_183">is</text:span><text:span text:style-name="T49_184"><text:s/></text:span><text:span text:style-name="T49_185">handled</text:span><text:span text:style-name="T49_186"><text:s/></text:span><text:span text:style-name="T49_187">internally</text:span><text:span text:style-name="T49_188"><text:s/></text:span><text:span text:style-name="T49_189">in</text:span><text:span text:style-name="T49_190"><text:s/></text:span><text:span text:style-name="T49_191">the</text:span><text:span text:style-name="T49_192"><text:s/></text:span><text:span text:style-name="T49_193">transport</text:span><text:span text:style-name="T49_194">,<text:s/></text:span><text:span text:style-name="T49_195">but</text:span><text:span text:style-name="T49_196"><text:s/></text:span><text:span text:style-name="T49_197">if</text:span><text:span text:style-name="T49_198"><text:s/></text:span><text:span text:style-name="T49_199">no</text:span><text:span text:style-name="T49_200"><text:s/></text:span><text:span text:style-name="T49_201">authentication</text:span><text:span text:style-name="T49_202"><text:s/></text:span><text:span text:style-name="T49_203">method</text:span><text:span text:style-name="T49_204"><text:s/></text:span><text:span text:style-name="T49_205">returns</text:span><text:span text:style-name="T49_206"><text:s/></text:span><text:span text:style-name="T49_207">successful</text:span><text:span text:style-name="T49_208"><text:s/></text:span><text:span text:style-name="T49_209">value</text:span><text:span text:style-name="T49_210"><text:s/>(</text:span><text:span text:style-name="T49_211">and</text:span><text:span text:style-name="T49_212"><text:s/></text:span><text:span text:style-name="T49_213">we</text:span><text:span text:style-name="T49_214"><text:s/></text:span><text:span text:style-name="T49_215">only</text:span><text:span text:style-name="T49_216"><text:s/></text:span><text:span text:style-name="T49_217">allow</text:span><text:span text:style-name="T49_218"><text:s/></text:span><text:span text:style-name="T49_219">password</text:span><text:span text:style-name="T49_220"><text:s/></text:span><text:span text:style-name="T49_221">auth</text:span><text:span text:style-name="T49_222"><text:s/></text:span><text:span text:style-name="T49_223">through</text:span><text:span text:style-name="T49_224"><text:s/></text:span><text:span text:style-name="T49_225">pamAuth</text:span><text:span text:style-name="T49_226">)<text:s/></text:span><text:span text:style-name="T49_227">then</text:span><text:span text:style-name="T49_228"><text:s/></text:span><text:span text:style-name="T49_229">the</text:span><text:span text:style-name="T49_230"><text:s/></text:span><text:span text:style-name="T49_231">client</text:span><text:span text:style-name="T49_232"><text:s/></text:span><text:span text:style-name="T49_233">is</text:span><text:span text:style-name="T49_234"><text:s/></text:span><text:span text:style-name="T49_235">disconnected</text:span><text:span text:style-name="T49_236">.<text:s/></text:span><text:span text:style-name="T49_237">If</text:span><text:span text:style-name="T49_238"><text:s/></text:span><text:span text:style-name="T49_239">they</text:span><text:span text:style-name="T49_240"><text:s/></text:span><text:span text:style-name="T49_241">authenticate</text:span><text:span text:style-name="T49_242"><text:s/></text:span><text:span text:style-name="T49_243">though</text:span><text:span text:style-name="T49_244">,<text:s/></text:span><text:span text:style-name="T49_245">we</text:span><text:span text:style-name="T49_246"><text:s/></text:span><text:span text:style-name="T49_247">move</text:span><text:span text:style-name="T49_248"><text:s/></text:span><text:span text:style-name="T49_249">on</text:span><text:span text:style-name="T49_250"><text:s/></text:span><text:span text:style-name="T49_251">to</text:span><text:span text:style-name="T49_252"><text:s/></text:span><text:span text:style-name="T49_253">the</text:span><text:span text:style-name="T49_254"><text:s/></text:span><text:span text:style-name="T49_255">next</text:span><text:span text:style-name="T49_256"><text:s/></text:span><text:span text:style-name="T49_257">stage</text:span><text:span text:style-name="T49_258">.</text:span></text:p>
      <text:p text:style-name="P50"><text:span text:style-name="T50_1">Here</text:span><text:span text:style-name="T50_2"><text:s/></text:span><text:span text:style-name="T50_3">we</text:span><text:span text:style-name="T50_4"><text:s/></text:span><text:span text:style-name="T50_5">tell</text:span><text:span text:style-name="T50_6"><text:s/></text:span><text:span text:style-name="T50_7">the</text:span><text:span text:style-name="T50_8"><text:s/></text:span><text:span text:style-name="T50_9">transport</text:span><text:span text:style-name="T50_10"><text:s/></text:span><text:span text:style-name="T50_11">to</text:span><text:span text:style-name="T50_12"><text:s/></text:span><text:span text:style-name="T50_13">accept</text:span><text:span text:style-name="T50_14"><text:s/></text:span><text:span text:style-name="T50_15">channel</text:span><text:span text:style-name="T50_16"><text:s/></text:span><text:span text:style-name="T50_17">requests</text:span><text:span text:style-name="T50_18">.<text:s/></text:span><text:span text:style-name="T50_19">This</text:span><text:span text:style-name="T50_20"><text:s/></text:span><text:span text:style-name="T50_21">is</text:span><text:span text:style-name="T50_22"><text:s/></text:span><text:span text:style-name="T50_23">similar</text:span><text:span text:style-name="T50_24"><text:s/></text:span><text:span text:style-name="T50_25">to</text:span><text:span text:style-name="T50_26"><text:s/></text:span><text:span text:style-name="T50_27">calling</text:span><text:span text:style-name="T50_28"><text:s/></text:span><text:span text:style-name="T50_29">accept</text:span><text:span text:style-name="T50_30"><text:s/></text:span><text:span text:style-name="T50_31">on</text:span><text:span text:style-name="T50_32"><text:s/></text:span><text:span text:style-name="T50_33">a</text:span><text:span text:style-name="T50_34"><text:s/></text:span><text:span text:style-name="T50_35">passive</text:span><text:span text:style-name="T50_36"><text:s/></text:span><text:span text:style-name="T50_37">socket</text:span><text:span text:style-name="T50_38"><text:s/></text:span><text:span text:style-name="T50_39">and</text:span><text:span text:style-name="T50_40"><text:s/></text:span><text:span text:style-name="T50_41">can</text:span><text:span text:style-name="T50_42"><text:s/></text:span><text:span text:style-name="T50_43">actually</text:span><text:span text:style-name="T50_44"><text:s/></text:span><text:span text:style-name="T50_45">be</text:span><text:span text:style-name="T50_46"><text:s/></text:span><text:span text:style-name="T50_47">handled</text:span><text:span text:style-name="T50_48"><text:s/></text:span><text:span text:style-name="T50_49">in</text:span><text:span text:style-name="T50_50"><text:s/></text:span><text:span text:style-name="T50_51">a</text:span><text:span text:style-name="T50_52"><text:s/></text:span><text:span text:style-name="T50_53">while</text:span><text:span text:style-name="T50_54"><text:s/></text:span><text:span text:style-name="T50_55">loop</text:span><text:span text:style-name="T50_56"><text:s/></text:span><text:span text:style-name="T50_57">just</text:span><text:span text:style-name="T50_58"><text:s/></text:span><text:span text:style-name="T50_59">like</text:span><text:span text:style-name="T50_60"><text:s/></text:span><text:span text:style-name="T50_61">them</text:span><text:span text:style-name="T50_62">.<text:s/></text:span><text:span text:style-name="T50_63">As</text:span><text:span text:style-name="T50_64"><text:s/></text:span><text:span text:style-name="T50_65">we</text:span><text:span text:style-name="T50_66"><text:s/></text:span><text:span text:style-name="T50_67">never</text:span><text:span text:style-name="T50_68"><text:s/></text:span><text:span text:style-name="T50_69">got</text:span><text:span text:style-name="T50_70"><text:s/></text:span><text:span text:style-name="T50_71">the</text:span><text:span text:style-name="T50_72"><text:s/></text:span><text:span text:style-name="T50_73">server</text:span><text:span text:style-name="T50_74"><text:s/></text:span><text:span text:style-name="T50_75">to</text:span><text:span text:style-name="T50_76"><text:s/></text:span><text:span text:style-name="T50_77">do</text:span><text:span text:style-name="T50_78"><text:s/></text:span><text:span text:style-name="T50_79">anything</text:span><text:span text:style-name="T50_80"><text:s/></text:span><text:span text:style-name="T50_81">other</text:span><text:span text:style-name="T50_82"><text:s/></text:span><text:span text:style-name="T50_83">than</text:span><text:span text:style-name="T50_84"><text:s/></text:span><text:span text:style-name="T50_85">shell</text:span><text:span text:style-name="T50_86"><text:s/></text:span><text:span text:style-name="T50_87">sessions</text:span><text:span text:style-name="T50_88">,<text:s/></text:span><text:span text:style-name="T50_89">this</text:span><text:span text:style-name="T50_90"><text:s/></text:span><text:span text:style-name="T50_91">would</text:span><text:span text:style-name="T50_92"><text:s/></text:span><text:span text:style-name="T50_93">have</text:span><text:span text:style-name="T50_94"><text:s/></text:span><text:span text:style-name="T50_95">been</text:span><text:span text:style-name="T50_96"><text:s/></text:span><text:span text:style-name="T50_97">unneeded</text:span><text:span text:style-name="T50_98"><text:s/></text:span><text:span text:style-name="T50_99">complexity</text:span><text:span text:style-name="T50_100">,<text:s/></text:span><text:span text:style-name="T50_101">so</text:span><text:span text:style-name="T50_102"><text:s/></text:span><text:span text:style-name="T50_103">it</text:span><text:span text:style-name="T50_104"><text:s/></text:span><text:span text:style-name="T50_105">was</text:span><text:span text:style-name="T50_106"><text:s/></text:span><text:span text:style-name="T50_107">left</text:span><text:span text:style-name="T50_108"><text:s/></text:span><text:span text:style-name="T50_109">out</text:span><text:span text:style-name="T50_110">.<text:s/></text:span><text:span text:style-name="T50_111">It</text:span><text:span text:style-name="T50_112"><text:s/></text:span><text:span text:style-name="T50_113">could</text:span><text:span text:style-name="T50_114"><text:s/></text:span><text:span text:style-name="T50_115">easily</text:span><text:span text:style-name="T50_116"><text:s/></text:span><text:span text:style-name="T50_117">be</text:span><text:span text:style-name="T50_118"><text:s/></text:span><text:span text:style-name="T50_119">slipped</text:span><text:span text:style-name="T50_120"><text:s/></text:span><text:span text:style-name="T50_121">in</text:span><text:span text:style-name="T50_122"><text:s/></text:span><text:span text:style-name="T50_123">if</text:span><text:span text:style-name="T50_124"><text:s/></text:span><text:span text:style-name="T50_125">needed</text:span><text:span text:style-name="T50_126"><text:s/></text:span><text:span text:style-name="T50_127">though</text:span><text:span text:style-name="T50_128">.<text:s/></text:span><text:span text:style-name="T50_129">Once</text:span><text:span text:style-name="T50_130"><text:s/></text:span><text:span text:style-name="T50_131">we</text:span><text:span text:style-name="T50_132"><text:s/></text:span><text:span text:style-name="T50_133">have</text:span><text:span text:style-name="T50_134"><text:s/></text:span><text:span text:style-name="T50_135">a</text:span><text:span text:style-name="T50_136"><text:s/></text:span><text:span text:style-name="T50_137">channel</text:span><text:span text:style-name="T50_138">,<text:s/></text:span><text:span text:style-name="T50_139">we</text:span><text:span text:style-name="T50_140"><text:s/></text:span><text:span text:style-name="T50_141">assign</text:span><text:span text:style-name="T50_142"><text:s/></text:span><text:span text:style-name="T50_143">it</text:span><text:span text:style-name="T50_144"><text:s/></text:span><text:span text:style-name="T50_145">to</text:span><text:span text:style-name="T50_146"><text:s/></text:span><text:span text:style-name="T50_147">a</text:span><text:span text:style-name="T50_148"><text:s/></text:span><text:span text:style-name="T50_149">TransportClass</text:span><text:span text:style-name="T50_150"><text:s/></text:span><text:span text:style-name="T50_151">member</text:span><text:span text:style-name="T50_152"><text:s/></text:span><text:span text:style-name="T50_153">variable</text:span><text:span text:style-name="T50_154"><text:s/></text:span><text:span text:style-name="T50_155">and</text:span><text:span text:style-name="T50_156"><text:s/></text:span><text:span text:style-name="T50_157">then</text:span><text:span text:style-name="T50_158"><text:s/></text:span><text:span text:style-name="T50_159">and</text:span><text:span text:style-name="T50_160"><text:s/></text:span><text:span text:style-name="T50_161">pass</text:span><text:span text:style-name="T50_162"><text:s/></text:span><text:span text:style-name="T50_163">the</text:span><text:span text:style-name="T50_164"><text:s/></text:span><text:span text:style-name="T50_165">whole</text:span><text:span text:style-name="T50_166"><text:s/></text:span><text:span text:style-name="T50_167">instance</text:span><text:span text:style-name="T50_168"><text:s/></text:span><text:span text:style-name="T50_169">of</text:span><text:span text:style-name="T50_170"><text:s/></text:span><text:span text:style-name="T50_171">the</text:span><text:span text:style-name="T50_172"><text:s/></text:span><text:span text:style-name="T50_173">class</text:span><text:span text:style-name="T50_174"><text:s/></text:span><text:span text:style-name="T50_175">to</text:span><text:span text:style-name="T50_176"><text:s/></text:span><text:span text:style-name="T50_177">an</text:span><text:span text:style-name="T50_178"><text:s/></text:span><text:span text:style-name="T50_179">instance</text:span><text:span text:style-name="T50_180"><text:s/></text:span><text:span text:style-name="T50_181">of</text:span><text:span text:style-name="T50_182"><text:s/></text:span><text:span text:style-name="T50_183">the</text:span><text:span text:style-name="T50_184"><text:s/></text:span><text:span text:style-name="T50_185">ShellChannelClass</text:span><text:span text:style-name="T50_186">.<text:s/></text:span></text:p>
      <text:p text:style-name="P51"><text:span text:style-name="T51_1">The</text:span><text:span text:style-name="T51_2"><text:s/></text:span><text:span text:style-name="T51_3">shell</text:span><text:span text:style-name="T51_4"><text:s/></text:span><text:span text:style-name="T51_5">channel</text:span><text:span text:style-name="T51_6"><text:s/></text:span><text:span text:style-name="T51_7">class</text:span><text:span text:style-name="T51_8"><text:s/></text:span><text:span text:style-name="T51_9">is</text:span><text:span text:style-name="T51_10"><text:s/></text:span><text:span text:style-name="T51_11">responsible</text:span><text:span text:style-name="T51_12"><text:s/></text:span><text:span text:style-name="T51_13">for</text:span><text:span text:style-name="T51_14"><text:s/></text:span><text:span text:style-name="T51_15">logging</text:span><text:span text:style-name="T51_16"><text:s/></text:span><text:span text:style-name="T51_17">the</text:span><text:span text:style-name="T51_18"><text:s/></text:span><text:span text:style-name="T51_19">user</text:span><text:span text:style-name="T51_20"><text:s/></text:span><text:span text:style-name="T51_21">in</text:span><text:span text:style-name="T51_22"><text:s/></text:span><text:span text:style-name="T51_23">and</text:span><text:span text:style-name="T51_24"><text:s/></text:span><text:span text:style-name="T51_25">controlling</text:span><text:span text:style-name="T51_26"><text:s/></text:span><text:span text:style-name="T51_27">i</text:span><text:span text:style-name="T51_28">/</text:span><text:span text:style-name="T51_29">o</text:span><text:span text:style-name="T51_30"><text:s/></text:span><text:span text:style-name="T51_31">pseudo</text:span><text:span text:style-name="T51_32">-</text:span><text:span text:style-name="T51_33">terminal</text:span><text:span text:style-name="T51_34">(</text:span><text:span text:style-name="T51_35">PTY</text:span><text:span text:style-name="T51_36">)<text:s/></text:span><text:span text:style-name="T51_37">in</text:span><text:span text:style-name="T51_38"><text:s/></text:span><text:span text:style-name="T51_39">which</text:span><text:span text:style-name="T51_40"><text:s/></text:span><text:span text:style-name="T51_41">their</text:span><text:span text:style-name="T51_42"><text:s/></text:span><text:span text:style-name="T51_43">login</text:span><text:span text:style-name="T51_44"><text:s/></text:span><text:span text:style-name="T51_45">shell</text:span><text:span text:style-name="T51_46"><text:s/></text:span><text:span text:style-name="T51_47">is</text:span><text:span text:style-name="T51_48"><text:s/></text:span><text:span text:style-name="T51_49">running</text:span><text:span text:style-name="T51_50">.<text:s/></text:span><text:span text:style-name="T51_51">This</text:span><text:span text:style-name="T51_52"><text:s/></text:span><text:span text:style-name="T51_53">is</text:span><text:span text:style-name="T51_54"><text:s/></text:span><text:span text:style-name="T51_55">achieved</text:span><text:span text:style-name="T51_56"><text:s/></text:span><text:span text:style-name="T51_57">by</text:span><text:span text:style-name="T51_58"><text:s/></text:span><text:span text:style-name="T51_59">forking</text:span><text:span text:style-name="T51_60"><text:s/>(</text:span><text:span text:style-name="T51_61">again</text:span><text:span text:style-name="T51_62">..).<text:s/></text:span><text:span text:style-name="T51_63">This</text:span><text:span text:style-name="T51_64"><text:s/></text:span><text:span text:style-name="T51_65">fork</text:span><text:span text:style-name="T51_66"><text:s/></text:span><text:span text:style-name="T51_67">is</text:span><text:span text:style-name="T51_68"><text:s/></text:span><text:span text:style-name="T51_69">a</text:span><text:span text:style-name="T51_70"><text:s/></text:span><text:span text:style-name="T51_71">little</text:span><text:span text:style-name="T51_72"><text:s/></text:span><text:span text:style-name="T51_73">different</text:span><text:span text:style-name="T51_74"><text:s/></text:span><text:span text:style-name="T51_75">from</text:span><text:span text:style-name="T51_76"><text:s/></text:span><text:span text:style-name="T51_77">normal</text:span><text:span text:style-name="T51_78"><text:s/></text:span><text:span text:style-name="T51_79">though</text:span><text:span text:style-name="T51_80">,<text:s/></text:span><text:span text:style-name="T51_81">it</text:span><text:span text:style-name="T51_82"><text:s/></text:span><text:span text:style-name="T51_83">is</text:span><text:span text:style-name="T51_84"><text:s/></text:span><text:span text:style-name="T51_85">done</text:span><text:span text:style-name="T51_86"><text:s/></text:span><text:span text:style-name="T51_87">using</text:span><text:span text:style-name="T51_88"><text:s/></text:span><text:span text:style-name="T51_89">os</text:span><text:span text:style-name="T51_90">.</text:span><text:span text:style-name="T51_91">forkpty</text:span><text:span text:style-name="T51_92">().<text:s/></text:span><text:span text:style-name="T51_93">This</text:span><text:span text:style-name="T51_94"><text:s/></text:span><text:span text:style-name="T51_95">returns</text:span><text:span text:style-name="T51_96"><text:s/></text:span><text:span text:style-name="T51_97">two</text:span><text:span text:style-name="T51_98"><text:s/></text:span><text:span text:style-name="T51_99">things</text:span><text:span text:style-name="T51_100">.<text:s/></text:span><text:span text:style-name="T51_101">First</text:span><text:span text:style-name="T51_102"><text:s/></text:span><text:span text:style-name="T51_103">we</text:span><text:span text:style-name="T51_104"><text:s/></text:span><text:span text:style-name="T51_105">get</text:span><text:span text:style-name="T51_106"><text:s/></text:span><text:span text:style-name="T51_107">a</text:span><text:span text:style-name="T51_108"><text:s/></text:span><text:span text:style-name="T51_109">pid</text:span><text:span text:style-name="T51_110"><text:s/></text:span><text:span text:style-name="T51_111">as</text:span><text:span text:style-name="T51_112"><text:s/></text:span><text:span text:style-name="T51_113">is</text:span><text:span text:style-name="T51_114"><text:s/></text:span><text:span text:style-name="T51_115">normal</text:span><text:span text:style-name="T51_116">,<text:s/>0<text:s/></text:span><text:span text:style-name="T51_117">in</text:span><text:span text:style-name="T51_118"><text:s/></text:span><text:span text:style-name="T51_119">the</text:span><text:span text:style-name="T51_120"><text:s/></text:span><text:span text:style-name="T51_121">child</text:span><text:span text:style-name="T51_122">,<text:s/></text:span><text:span text:style-name="T51_123">the</text:span><text:span text:style-name="T51_124"><text:s/></text:span><text:span text:style-name="T51_125">child</text:span><text:span text:style-name="T51_126">’</text:span><text:span text:style-name="T51_127">s</text:span><text:span text:style-name="T51_128"><text:s/></text:span><text:span text:style-name="T51_129">process</text:span><text:span text:style-name="T51_130"><text:s/></text:span><text:span text:style-name="T51_131">id</text:span><text:span text:style-name="T51_132"><text:s/></text:span><text:span text:style-name="T51_133">number</text:span><text:span text:style-name="T51_134"><text:s/></text:span><text:span text:style-name="T51_135">in</text:span><text:span text:style-name="T51_136"><text:s/></text:span><text:span text:style-name="T51_137">the</text:span><text:span text:style-name="T51_138"><text:s/></text:span><text:span text:style-name="T51_139">parent</text:span><text:span text:style-name="T51_140">.<text:s/></text:span><text:span text:style-name="T51_141">Interestingly</text:span><text:span text:style-name="T51_142"><text:s/></text:span><text:span text:style-name="T51_143">though</text:span><text:span text:style-name="T51_144">,<text:s/></text:span><text:span text:style-name="T51_145">we</text:span><text:span text:style-name="T51_146"><text:s/></text:span><text:span text:style-name="T51_147">also</text:span><text:span text:style-name="T51_148"><text:s/></text:span><text:span text:style-name="T51_149">get</text:span><text:span text:style-name="T51_150"><text:s/></text:span><text:span text:style-name="T51_151">a</text:span><text:span text:style-name="T51_152"><text:s/></text:span><text:span text:style-name="T51_153">file</text:span><text:span text:style-name="T51_154"><text:s/></text:span><text:span text:style-name="T51_155">descriptor</text:span><text:span text:style-name="T51_156"><text:s/></text:span><text:span text:style-name="T51_157">in</text:span><text:span text:style-name="T51_158"><text:s/></text:span><text:span text:style-name="T51_159">the</text:span><text:span text:style-name="T51_160"><text:s/></text:span><text:span text:style-name="T51_161">parent</text:span><text:span text:style-name="T51_162"><text:s/></text:span><text:span text:style-name="T51_163">process</text:span><text:span text:style-name="T51_164">.<text:s/></text:span><text:span text:style-name="T51_165">More</text:span><text:span text:style-name="T51_166"><text:s/></text:span><text:span text:style-name="T51_167">on</text:span><text:span text:style-name="T51_168"><text:s/></text:span><text:span text:style-name="T51_169">that</text:span><text:span text:style-name="T51_170"><text:s/></text:span><text:span text:style-name="T51_171">later</text:span><text:span text:style-name="T51_172">.</text:span></text:p>
      <text:p text:style-name="P52"><text:span text:style-name="T52_1">In</text:span><text:span text:style-name="T52_2"><text:s/></text:span><text:span text:style-name="T52_3">the</text:span><text:span text:style-name="T52_4"><text:s/></text:span><text:span text:style-name="T52_5">child</text:span><text:span text:style-name="T52_6"><text:s/></text:span><text:span text:style-name="T52_7">process</text:span><text:span text:style-name="T52_8"><text:s/></text:span><text:span text:style-name="T52_9">we</text:span><text:span text:style-name="T52_10"><text:s/></text:span><text:span text:style-name="T52_11">will</text:span><text:span text:style-name="T52_12"><text:s/></text:span><text:span text:style-name="T52_13">exec</text:span><text:span text:style-name="T52_14"><text:s/>/</text:span><text:span text:style-name="T52_15">bin</text:span><text:span text:style-name="T52_16">/</text:span><text:span text:style-name="T52_17">login</text:span><text:span text:style-name="T52_18">.<text:s/></text:span><text:span text:style-name="T52_19">We</text:span><text:span text:style-name="T52_20"><text:s/></text:span><text:span text:style-name="T52_21">call</text:span><text:span text:style-name="T52_22"><text:s/></text:span><text:span text:style-name="T52_23">this</text:span><text:span text:style-name="T52_24"><text:s/></text:span><text:span text:style-name="T52_25">with</text:span><text:span text:style-name="T52_26"><text:s/></text:span><text:span text:style-name="T52_27">the</text:span><text:span text:style-name="T52_28"><text:s/></text:span><text:span text:style-name="T52_29">username</text:span><text:span text:style-name="T52_30"><text:s/></text:span><text:span text:style-name="T52_31">of</text:span><text:span text:style-name="T52_32"><text:s/></text:span><text:span text:style-name="T52_33">the</text:span><text:span text:style-name="T52_34"><text:s/></text:span><text:span text:style-name="T52_35">user</text:span><text:span text:style-name="T52_36"><text:s/>(</text:span><text:span text:style-name="T52_37">who</text:span><text:span text:style-name="T52_38"><text:s/></text:span><text:span text:style-name="T52_39">is</text:span><text:span text:style-name="T52_40"><text:s/></text:span><text:span text:style-name="T52_41">already</text:span><text:span text:style-name="T52_42"><text:s/></text:span><text:span text:style-name="T52_43">authenticated</text:span><text:span text:style-name="T52_44">),<text:s/></text:span><text:span text:style-name="T52_45">the</text:span><text:span text:style-name="T52_46"><text:s/>-</text:span><text:span text:style-name="T52_47">f</text:span><text:span text:style-name="T52_48"><text:s/></text:span><text:span text:style-name="T52_49">option</text:span><text:span text:style-name="T52_50"><text:s/></text:span><text:span text:style-name="T52_51">to</text:span><text:span text:style-name="T52_52"><text:s/></text:span><text:span text:style-name="T52_53">signify</text:span><text:span text:style-name="T52_54"><text:s/></text:span><text:span text:style-name="T52_55">that</text:span><text:span text:style-name="T52_56"><text:s/></text:span><text:span text:style-name="T52_57">we</text:span><text:span text:style-name="T52_58">’</text:span><text:span text:style-name="T52_59">ve</text:span><text:span text:style-name="T52_60"><text:s/></text:span><text:span text:style-name="T52_61">authenticated</text:span><text:span text:style-name="T52_62"><text:s/></text:span><text:span text:style-name="T52_63">the</text:span><text:span text:style-name="T52_64"><text:s/></text:span><text:span text:style-name="T52_65">user</text:span><text:span text:style-name="T52_66"><text:s/></text:span><text:span text:style-name="T52_67">and</text:span><text:span text:style-name="T52_68"><text:s/></text:span><text:span text:style-name="T52_69">login</text:span><text:span text:style-name="T52_70"><text:s/></text:span><text:span text:style-name="T52_71">should</text:span><text:span text:style-name="T52_72"><text:s/></text:span><text:span text:style-name="T52_73">not</text:span><text:span text:style-name="T52_74"><text:s/></text:span><text:span text:style-name="T52_75">do</text:span><text:span text:style-name="T52_76"><text:s/></text:span><text:span text:style-name="T52_77">it</text:span><text:span text:style-name="T52_78"><text:s/></text:span><text:span text:style-name="T52_79">again</text:span><text:span text:style-name="T52_80"><text:s/>(</text:span><text:span text:style-name="T52_81">this</text:span><text:span text:style-name="T52_82"><text:s/></text:span><text:span text:style-name="T52_83">is</text:span><text:span text:style-name="T52_84"><text:s/></text:span><text:span text:style-name="T52_85">why</text:span><text:span text:style-name="T52_86"><text:s/></text:span><text:span text:style-name="T52_87">root</text:span><text:span text:style-name="T52_88"><text:s/></text:span><text:span text:style-name="T52_89">permissions</text:span><text:span text:style-name="T52_90"><text:s/></text:span><text:span text:style-name="T52_91">are</text:span><text:span text:style-name="T52_92"><text:s/></text:span><text:span text:style-name="T52_93">needed</text:span><text:span text:style-name="T52_94"><text:s/></text:span><text:span text:style-name="T52_95">for</text:span><text:span text:style-name="T52_96"><text:s/></text:span><text:span text:style-name="T52_97">the</text:span><text:span text:style-name="T52_98"><text:s/></text:span><text:span text:style-name="T52_99">script</text:span><text:span text:style-name="T52_100"><text:s/></text:span><text:span text:style-name="T52_101">as</text:span><text:span text:style-name="T52_102"><text:s/></text:span><text:span text:style-name="T52_103">a</text:span><text:span text:style-name="T52_104"><text:s/></text:span><text:span text:style-name="T52_105">whole</text:span><text:span text:style-name="T52_106">),<text:s/></text:span><text:span text:style-name="T52_107">and</text:span><text:span text:style-name="T52_108"><text:s/>-</text:span><text:span text:style-name="T52_109">h</text:span><text:span text:style-name="T52_110"><text:s/></text:span><text:span text:style-name="T52_111">to</text:span><text:span text:style-name="T52_112"><text:s/></text:span><text:span text:style-name="T52_113">allow</text:span><text:span text:style-name="T52_114"><text:s/></text:span><text:span text:style-name="T52_115">us</text:span><text:span text:style-name="T52_116"><text:s/></text:span><text:span text:style-name="T52_117">to</text:span><text:span text:style-name="T52_118"><text:s/></text:span><text:span text:style-name="T52_119">pass</text:span><text:span text:style-name="T52_120"><text:s/></text:span><text:span text:style-name="T52_121">the</text:span><text:span text:style-name="T52_122"><text:s/></text:span><text:span text:style-name="T52_123">hostname</text:span><text:span text:style-name="T52_124"><text:s/></text:span><text:span text:style-name="T52_125">for</text:span><text:span text:style-name="T52_126"><text:s/></text:span><text:span text:style-name="T52_127">the</text:span><text:span text:style-name="T52_128"><text:s/></text:span><text:span text:style-name="T52_129">remote</text:span><text:span text:style-name="T52_130">.<text:s/></text:span><text:span text:style-name="T52_131">We</text:span><text:span text:style-name="T52_132"><text:s/></text:span><text:span text:style-name="T52_133">can</text:span><text:span text:style-name="T52_134"><text:s/></text:span><text:span text:style-name="T52_135">handily</text:span><text:span text:style-name="T52_136"><text:s/></text:span><text:span text:style-name="T52_137">get</text:span><text:span text:style-name="T52_138"><text:s/></text:span><text:span text:style-name="T52_139">the</text:span><text:span text:style-name="T52_140"><text:s/></text:span><text:span text:style-name="T52_141">transport</text:span><text:span text:style-name="T52_142"><text:s/></text:span><text:span text:style-name="T52_143">to</text:span><text:span text:style-name="T52_144"><text:s/></text:span><text:span text:style-name="T52_145">report</text:span><text:span text:style-name="T52_146"><text:s/></text:span><text:span text:style-name="T52_147">the</text:span><text:span text:style-name="T52_148"><text:s/></text:span><text:span text:style-name="T52_149">user</text:span><text:span text:style-name="T52_150"><text:s/></text:span><text:span text:style-name="T52_151">and</text:span><text:span text:style-name="T52_152"><text:s/></text:span><text:span text:style-name="T52_153">hostname</text:span><text:span text:style-name="T52_154"><text:s/></text:span><text:span text:style-name="T52_155">to</text:span><text:span text:style-name="T52_156"><text:s/></text:span><text:span text:style-name="T52_157">us</text:span><text:span text:style-name="T52_158"><text:s/></text:span><text:span text:style-name="T52_159">for</text:span><text:span text:style-name="T52_160"><text:s/></text:span><text:span text:style-name="T52_161">this</text:span><text:span text:style-name="T52_162">.<text:s/></text:span><text:span text:style-name="T52_163">At</text:span><text:span text:style-name="T52_164"><text:s/></text:span><text:span text:style-name="T52_165">this</text:span><text:span text:style-name="T52_166"><text:s/></text:span><text:span text:style-name="T52_167">point</text:span><text:span text:style-name="T52_168"><text:s/></text:span><text:span text:style-name="T52_169">login</text:span><text:span text:style-name="T52_170"><text:s/></text:span><text:span text:style-name="T52_171">has</text:span><text:span text:style-name="T52_172"><text:s/></text:span><text:span text:style-name="T52_173">overwritten</text:span><text:span text:style-name="T52_174"><text:s/></text:span><text:span text:style-name="T52_175">our</text:span><text:span text:style-name="T52_176"><text:s/></text:span><text:span text:style-name="T52_177">python</text:span><text:span text:style-name="T52_178"><text:s/></text:span><text:span text:style-name="T52_179">interpreter</text:span><text:span text:style-name="T52_180"><text:s/></text:span><text:span text:style-name="T52_181">in</text:span><text:span text:style-name="T52_182"><text:s/></text:span><text:span text:style-name="T52_183">memory</text:span><text:span text:style-name="T52_184"><text:s/></text:span><text:span text:style-name="T52_185">and</text:span><text:span text:style-name="T52_186"><text:s/></text:span><text:span text:style-name="T52_187">Python</text:span><text:span text:style-name="T52_188"><text:s/></text:span><text:span text:style-name="T52_189">has</text:span><text:span text:style-name="T52_190"><text:s/></text:span><text:span text:style-name="T52_191">pretty</text:span><text:span text:style-name="T52_192"><text:s/></text:span><text:span text:style-name="T52_193">much</text:span><text:span text:style-name="T52_194"><text:s/></text:span><text:span text:style-name="T52_195">lost</text:span><text:span text:style-name="T52_196"><text:s/></text:span><text:span text:style-name="T52_197">direct</text:span><text:span text:style-name="T52_198"><text:s/></text:span><text:span text:style-name="T52_199">control</text:span><text:span text:style-name="T52_200"><text:s/></text:span><text:span text:style-name="T52_201">of</text:span><text:span text:style-name="T52_202"><text:s/></text:span><text:span text:style-name="T52_203">the</text:span><text:span text:style-name="T52_204"><text:s/></text:span><text:span text:style-name="T52_205">child</text:span><text:span text:style-name="T52_206"><text:s/></text:span><text:span text:style-name="T52_207">process</text:span><text:span text:style-name="T52_208">.<text:s/>/</text:span><text:span text:style-name="T52_209">bin</text:span><text:span text:style-name="T52_210">/</text:span><text:span text:style-name="T52_211">login</text:span><text:span text:style-name="T52_212"><text:s/></text:span><text:span text:style-name="T52_213">will</text:span><text:span text:style-name="T52_214"><text:s/></text:span><text:span text:style-name="T52_215">handle</text:span><text:span text:style-name="T52_216"><text:s/></text:span><text:span text:style-name="T52_217">telling</text:span><text:span text:style-name="T52_218"><text:s/></text:span><text:span text:style-name="T52_219">the</text:span><text:span text:style-name="T52_220"><text:s/></text:span><text:span text:style-name="T52_221">system</text:span><text:span text:style-name="T52_222"><text:s/></text:span><text:span text:style-name="T52_223">that</text:span><text:span text:style-name="T52_224"><text:s/></text:span><text:span text:style-name="T52_225">the</text:span><text:span text:style-name="T52_226"><text:s/></text:span><text:span text:style-name="T52_227">user</text:span><text:span text:style-name="T52_228"><text:s/></text:span><text:span text:style-name="T52_229">has</text:span><text:span text:style-name="T52_230"><text:s/></text:span><text:span text:style-name="T52_231">logged</text:span><text:span text:style-name="T52_232"><text:s/></text:span><text:span text:style-name="T52_233">in</text:span><text:span text:style-name="T52_234"><text:s/></text:span><text:span text:style-name="T52_235">and</text:span><text:span text:style-name="T52_236"><text:s/></text:span><text:span text:style-name="T52_237">then</text:span><text:span text:style-name="T52_238"><text:s/></text:span><text:span text:style-name="T52_239">it</text:span><text:span text:style-name="T52_240"><text:s/></text:span><text:span text:style-name="T52_241">will</text:span><text:span text:style-name="T52_242"><text:s/></text:span><text:span text:style-name="T52_243">assuming</text:span><text:span text:style-name="T52_244"><text:s/></text:span><text:span text:style-name="T52_245">the</text:span><text:span text:style-name="T52_246"><text:s/></text:span><text:span text:style-name="T52_247">client</text:span><text:span text:style-name="T52_248">’</text:span><text:span text:style-name="T52_249">s</text:span><text:span text:style-name="T52_250"><text:s/></text:span><text:span text:style-name="T52_251">proper</text:span><text:span text:style-name="T52_252"><text:s/></text:span><text:span text:style-name="T52_253">uid</text:span><text:span text:style-name="T52_254">/</text:span><text:span text:style-name="T52_255">gid</text:span><text:span text:style-name="T52_256"><text:s/></text:span><text:span text:style-name="T52_257">values</text:span><text:span text:style-name="T52_258"><text:s/></text:span><text:span text:style-name="T52_259">and</text:span><text:span text:style-name="T52_260"><text:s/></text:span><text:span text:style-name="T52_261">exec</text:span><text:span text:style-name="T52_262"><text:s/></text:span><text:span text:style-name="T52_263">the</text:span><text:span text:style-name="T52_264"><text:s/></text:span><text:span text:style-name="T52_265">user</text:span><text:span text:style-name="T52_266">’</text:span><text:span text:style-name="T52_267">s</text:span><text:span text:style-name="T52_268"><text:s/></text:span><text:span text:style-name="T52_269">login</text:span><text:span text:style-name="T52_270"><text:s/></text:span><text:span text:style-name="T52_271">shell</text:span><text:span text:style-name="T52_272"><text:s/></text:span><text:span text:style-name="T52_273">in</text:span><text:span text:style-name="T52_274"><text:s/>/</text:span><text:span text:style-name="T52_275">etc</text:span><text:span text:style-name="T52_276">/</text:span><text:span text:style-name="T52_277">passwd</text:span><text:span text:style-name="T52_278"><text:s/></text:span><text:span text:style-name="T52_279">over</text:span><text:span text:style-name="T52_280"><text:s/></text:span><text:span text:style-name="T52_281">itself</text:span><text:span text:style-name="T52_282">.<text:s/></text:span><text:span text:style-name="T52_283">At</text:span><text:span text:style-name="T52_284"><text:s/></text:span><text:span text:style-name="T52_285">this</text:span><text:span text:style-name="T52_286"><text:s/></text:span><text:span text:style-name="T52_287">point</text:span><text:span text:style-name="T52_288">,<text:s/></text:span><text:span text:style-name="T52_289">the</text:span><text:span text:style-name="T52_290"><text:s/></text:span><text:span text:style-name="T52_291">child</text:span><text:span text:style-name="T52_292"><text:s/></text:span><text:span text:style-name="T52_293">process</text:span><text:span text:style-name="T52_294"><text:s/></text:span><text:span text:style-name="T52_295">essentially</text:span><text:span text:style-name="T52_296"><text:s/></text:span><text:span text:style-name="T52_297">has</text:span><text:span text:style-name="T52_298"><text:s/></text:span><text:span text:style-name="T52_299">a</text:span><text:span text:style-name="T52_300"><text:s/></text:span><text:span text:style-name="T52_301">full</text:span><text:span text:style-name="T52_302"><text:s/></text:span><text:span text:style-name="T52_303">and</text:span><text:span text:style-name="T52_304"><text:s/></text:span><text:span text:style-name="T52_305">complete</text:span><text:span text:style-name="T52_306"><text:s/></text:span><text:span text:style-name="T52_307">login</text:span><text:span text:style-name="T52_308"><text:s/></text:span><text:span text:style-name="T52_309">with</text:span><text:span text:style-name="T52_310"><text:s/></text:span><text:span text:style-name="T52_311">all</text:span><text:span text:style-name="T52_312"><text:s/></text:span><text:span text:style-name="T52_313">the</text:span><text:span text:style-name="T52_314"><text:s/></text:span><text:span text:style-name="T52_315">correct</text:span><text:span text:style-name="T52_316"><text:s/></text:span><text:span text:style-name="T52_317">permissions</text:span><text:span text:style-name="T52_318"><text:s/></text:span><text:span text:style-name="T52_319">and</text:span><text:span text:style-name="T52_320"><text:s/></text:span><text:span text:style-name="T52_321">environment</text:span><text:span text:style-name="T52_322"><text:s/></text:span><text:span text:style-name="T52_323">variables</text:span><text:span text:style-name="T52_324"><text:s/></text:span><text:span text:style-name="T52_325">for</text:span><text:span text:style-name="T52_326"><text:s/></text:span><text:span text:style-name="T52_327">our</text:span><text:span text:style-name="T52_328"><text:s/></text:span><text:span text:style-name="T52_329">user</text:span><text:span text:style-name="T52_330"><text:s/></text:span><text:span text:style-name="T52_331">set</text:span><text:span text:style-name="T52_332">.<text:s/></text:span><text:span text:style-name="T52_333">Slick</text:span><text:span text:style-name="T52_334">,<text:s/></text:span><text:span text:style-name="T52_335">right</text:span><text:span text:style-name="T52_336">?</text:span></text:p>
      <text:p text:style-name="P53"><text:span text:style-name="T53_1">Now</text:span><text:span text:style-name="T53_2"><text:s/></text:span><text:span text:style-name="T53_3">at</text:span><text:span text:style-name="T53_4"><text:s/></text:span><text:span text:style-name="T53_5">this</text:span><text:span text:style-name="T53_6"><text:s/></text:span><text:span text:style-name="T53_7">point</text:span><text:span text:style-name="T53_8"><text:s/></text:span><text:span text:style-name="T53_9">you</text:span><text:span text:style-name="T53_10"><text:s/></text:span><text:span text:style-name="T53_11">might</text:span><text:span text:style-name="T53_12"><text:s/></text:span><text:span text:style-name="T53_13">be</text:span><text:span text:style-name="T53_14"><text:s/></text:span><text:span text:style-name="T53_15">wondering</text:span><text:span text:style-name="T53_16"><text:s/></text:span><text:span text:style-name="T53_17">why</text:span><text:span text:style-name="T53_18"><text:s/></text:span><text:span text:style-name="T53_19">we</text:span><text:span text:style-name="T53_20"><text:s/></text:span><text:span text:style-name="T53_21">forked</text:span><text:span text:style-name="T53_22"><text:s/></text:span><text:span text:style-name="T53_23">using</text:span><text:span text:style-name="T53_24"><text:s/></text:span><text:span text:style-name="T53_25">this</text:span><text:span text:style-name="T53_26"><text:s/></text:span><text:span text:style-name="T53_27">strange</text:span><text:span text:style-name="T53_28"><text:s/></text:span><text:span text:style-name="T53_29">forkpty</text:span><text:span text:style-name="T53_30"><text:s/></text:span><text:span text:style-name="T53_31">thing</text:span><text:span text:style-name="T53_32"><text:s/></text:span><text:span text:style-name="T53_33">instead</text:span><text:span text:style-name="T53_34"><text:s/></text:span><text:span text:style-name="T53_35">of</text:span><text:span text:style-name="T53_36"><text:s/></text:span><text:span text:style-name="T53_37">using</text:span><text:span text:style-name="T53_38"><text:s/></text:span><text:span text:style-name="T53_39">something</text:span><text:span text:style-name="T53_40"><text:s/></text:span><text:span text:style-name="T53_41">like</text:span><text:span text:style-name="T53_42"><text:s/></text:span><text:span text:style-name="T53_43">subprocess</text:span><text:span text:style-name="T53_44">,<text:s/></text:span><text:span text:style-name="T53_45">popen</text:span><text:span text:style-name="T53_46">,<text:s/></text:span><text:span text:style-name="T53_47">or</text:span><text:span text:style-name="T53_48"><text:s/></text:span><text:span text:style-name="T53_49">spawn</text:span><text:span text:style-name="T53_50"><text:s/></text:span><text:span text:style-name="T53_51">to</text:span><text:span text:style-name="T53_52"><text:s/></text:span><text:span text:style-name="T53_53">control</text:span><text:span text:style-name="T53_54"><text:s/></text:span><text:span text:style-name="T53_55">the</text:span><text:span text:style-name="T53_56"><text:s/></text:span><text:span text:style-name="T53_57">user</text:span><text:span text:style-name="T53_58">’</text:span><text:span text:style-name="T53_59">s</text:span><text:span text:style-name="T53_60"><text:s/></text:span><text:span text:style-name="T53_61">login</text:span><text:span text:style-name="T53_62"><text:s/></text:span><text:span text:style-name="T53_63">shell</text:span><text:span text:style-name="T53_64">.<text:s/></text:span><text:span text:style-name="T53_65">The</text:span><text:span text:style-name="T53_66"><text:s/></text:span><text:span text:style-name="T53_67">simple</text:span><text:span text:style-name="T53_68"><text:s/></text:span><text:span text:style-name="T53_69">answer</text:span><text:span text:style-name="T53_70"><text:s/></text:span><text:span text:style-name="T53_71">is</text:span><text:span text:style-name="T53_72"><text:s/></text:span><text:span text:style-name="T53_73">that</text:span><text:span text:style-name="T53_74"><text:s/></text:span><text:span text:style-name="T53_75">we</text:span><text:span text:style-name="T53_76"><text:s/></text:span><text:span text:style-name="T53_77">tried</text:span><text:span text:style-name="T53_78"><text:s/></text:span><text:span text:style-name="T53_79">that</text:span><text:span text:style-name="T53_80">,<text:s/></text:span><text:span text:style-name="T53_81">and</text:span><text:span text:style-name="T53_82"><text:s/></text:span><text:span text:style-name="T53_83">it</text:span><text:span text:style-name="T53_84"><text:s/></text:span><text:span text:style-name="T53_85">doesn</text:span><text:span text:style-name="T53_86">’</text:span><text:span text:style-name="T53_87">t</text:span><text:span text:style-name="T53_88"><text:s/></text:span><text:span text:style-name="T53_89">work</text:span><text:span text:style-name="T53_90">.<text:s/></text:span><text:span text:style-name="T53_91">This</text:span><text:span text:style-name="T53_92"><text:s/></text:span><text:span text:style-name="T53_93">is</text:span><text:span text:style-name="T53_94"><text:s/></text:span><text:span text:style-name="T53_95">where</text:span><text:span text:style-name="T53_96"><text:s/></text:span><text:span text:style-name="T53_97">the</text:span><text:span text:style-name="T53_98"><text:s/></text:span><text:span text:style-name="T53_99">overly</text:span><text:span text:style-name="T53_100"><text:s/></text:span><text:span text:style-name="T53_101">long</text:span><text:span text:style-name="T53_102"><text:s/></text:span><text:span text:style-name="T53_103">terminal</text:span><text:span text:style-name="T53_104"><text:s/></text:span><text:span text:style-name="T53_105">history</text:span><text:span text:style-name="T53_106"><text:s/></text:span><text:span text:style-name="T53_107">stuff</text:span><text:span text:style-name="T53_108"><text:s/></text:span><text:span text:style-name="T53_109">in</text:span><text:span text:style-name="T53_110"><text:s/></text:span><text:span text:style-name="T53_111">the</text:span><text:span text:style-name="T53_112"><text:s/></text:span><text:span text:style-name="T53_113">introduction</text:span><text:span text:style-name="T53_114"><text:s/></text:span><text:span text:style-name="T53_115">to</text:span><text:span text:style-name="T53_116"><text:s/></text:span><text:span text:style-name="T53_117">this</text:span><text:span text:style-name="T53_118"><text:s/></text:span><text:span text:style-name="T53_119">report</text:span><text:span text:style-name="T53_120"><text:s/></text:span><text:span text:style-name="T53_121">comes</text:span><text:span text:style-name="T53_122"><text:s/></text:span><text:span text:style-name="T53_123">in</text:span><text:span text:style-name="T53_124">.<text:s/></text:span><text:span text:style-name="T53_125">Terminals</text:span><text:span text:style-name="T53_126"><text:s/></text:span><text:span text:style-name="T53_127">are</text:span><text:span text:style-name="T53_128"><text:s/></text:span><text:span text:style-name="T53_129">based</text:span><text:span text:style-name="T53_130"><text:s/></text:span><text:span text:style-name="T53_131">on</text:span><text:span text:style-name="T53_132"><text:s/></text:span><text:span text:style-name="T53_133">teletypewriters</text:span><text:span text:style-name="T53_134"><text:s/></text:span><text:span text:style-name="T53_135">which</text:span><text:span text:style-name="T53_136"><text:s/></text:span><text:span text:style-name="T53_137">handle</text:span><text:span text:style-name="T53_138"><text:s/></text:span><text:span text:style-name="T53_139">things</text:span><text:span text:style-name="T53_140"><text:s/></text:span><text:span text:style-name="T53_141">using</text:span><text:span text:style-name="T53_142"><text:s/></text:span><text:span text:style-name="T53_143">control</text:span><text:span text:style-name="T53_144"><text:s/></text:span><text:span text:style-name="T53_145">characters</text:span><text:span text:style-name="T53_146">.<text:s/></text:span><text:span text:style-name="T53_147">The</text:span><text:span text:style-name="T53_148"><text:s/></text:span><text:span text:style-name="T53_149">logic</text:span><text:span text:style-name="T53_150"><text:s/></text:span><text:span text:style-name="T53_151">for</text:span><text:span text:style-name="T53_152"><text:s/></text:span><text:span text:style-name="T53_153">this</text:span><text:span text:style-name="T53_154"><text:s/></text:span><text:span text:style-name="T53_155">is</text:span><text:span text:style-name="T53_156"><text:s/></text:span><text:span text:style-name="T53_157">not</text:span><text:span text:style-name="T53_158"><text:s/></text:span><text:span text:style-name="T53_159">in</text:span><text:span text:style-name="T53_160"><text:s/></text:span><text:span text:style-name="T53_161">your</text:span><text:span text:style-name="T53_162"><text:s/></text:span><text:span text:style-name="T53_163">shell</text:span><text:span text:style-name="T53_164"><text:s/></text:span><text:span text:style-name="T53_165">however</text:span><text:span text:style-name="T53_166">.<text:s/></text:span><text:span text:style-name="T53_167">If</text:span><text:span text:style-name="T53_168"><text:s/></text:span><text:span text:style-name="T53_169">you</text:span><text:span text:style-name="T53_170"><text:s/></text:span><text:span text:style-name="T53_171">try</text:span><text:span text:style-name="T53_172"><text:s/></text:span><text:span text:style-name="T53_173">running</text:span><text:span text:style-name="T53_174"><text:s/></text:span><text:span text:style-name="T53_175">the</text:span><text:span text:style-name="T53_176"><text:s/></text:span><text:span text:style-name="T53_177">shell</text:span><text:span text:style-name="T53_178"><text:s/></text:span><text:span text:style-name="T53_179">process</text:span><text:span text:style-name="T53_180"><text:s/></text:span><text:span text:style-name="T53_181">and</text:span><text:span text:style-name="T53_182"><text:s/></text:span><text:span text:style-name="T53_183">just</text:span><text:span text:style-name="T53_184"><text:s/></text:span><text:span text:style-name="T53_185">hook</text:span><text:span text:style-name="T53_186"><text:s/></text:span><text:span text:style-name="T53_187">the</text:span><text:span text:style-name="T53_188"><text:s/></text:span><text:span text:style-name="T53_189">stdin</text:span><text:span text:style-name="T53_190"><text:s/></text:span><text:span text:style-name="T53_191">and</text:span><text:span text:style-name="T53_192"><text:s/></text:span><text:span text:style-name="T53_193">stdout</text:span><text:span text:style-name="T53_194"><text:s/></text:span><text:span text:style-name="T53_195">for</text:span><text:span text:style-name="T53_196"><text:s/></text:span><text:span text:style-name="T53_197">that</text:span><text:span text:style-name="T53_198">,<text:s/></text:span><text:span text:style-name="T53_199">poorly</text:span><text:span text:style-name="T53_200"><text:s/></text:span><text:span text:style-name="T53_201">formatted</text:span><text:span text:style-name="T53_202"><text:s/></text:span><text:span text:style-name="T53_203">you</text:span><text:span text:style-name="T53_204">’</text:span><text:span text:style-name="T53_205">ll</text:span><text:span text:style-name="T53_206"><text:s/></text:span><text:span text:style-name="T53_207">get</text:span><text:span text:style-name="T53_208"><text:s/></text:span><text:span text:style-name="T53_209">garbage</text:span><text:span text:style-name="T53_210">.<text:s/></text:span><text:span text:style-name="T53_211">It</text:span><text:span text:style-name="T53_212"><text:s/></text:span><text:span text:style-name="T53_213">expects</text:span><text:span text:style-name="T53_214"><text:s/></text:span><text:span text:style-name="T53_215">to</text:span><text:span text:style-name="T53_216"><text:s/></text:span><text:span text:style-name="T53_217">be</text:span><text:span text:style-name="T53_218"><text:s/></text:span><text:span text:style-name="T53_219">printing</text:span><text:span text:style-name="T53_220"><text:s/></text:span><text:span text:style-name="T53_221">its</text:span><text:span text:style-name="T53_222"><text:s/></text:span><text:span text:style-name="T53_223">raw</text:span><text:span text:style-name="T53_224"><text:s/></text:span><text:span text:style-name="T53_225">input</text:span><text:span text:style-name="T53_226"><text:s/></text:span><text:span text:style-name="T53_227">to</text:span><text:span text:style-name="T53_228"><text:s/></text:span><text:span text:style-name="T53_229">a</text:span><text:span text:style-name="T53_230"><text:s/></text:span><text:span text:style-name="T53_231">terminal</text:span><text:span text:style-name="T53_232"><text:s/></text:span><text:span text:style-name="T53_233">device</text:span><text:span text:style-name="T53_234">,<text:s/></text:span><text:span text:style-name="T53_235">not</text:span><text:span text:style-name="T53_236"><text:s/></text:span><text:span text:style-name="T53_237">to</text:span><text:span text:style-name="T53_238"><text:s/></text:span><text:span text:style-name="T53_239">a</text:span><text:span text:style-name="T53_240"><text:s/></text:span><text:span text:style-name="T53_241">file</text:span><text:span text:style-name="T53_242"><text:s/></text:span><text:span text:style-name="T53_243">device</text:span><text:span text:style-name="T53_244">.<text:s/></text:span><text:span text:style-name="T53_245">From</text:span><text:span text:style-name="T53_246"><text:s/></text:span><text:span text:style-name="T53_247">the</text:span><text:span text:style-name="T53_248"><text:s/></text:span><text:span text:style-name="T53_249">other</text:span><text:span text:style-name="T53_250"><text:s/></text:span><text:span text:style-name="T53_251">direction</text:span><text:span text:style-name="T53_252">,<text:s/></text:span><text:span text:style-name="T53_253">it</text:span><text:span text:style-name="T53_254"><text:s/></text:span><text:span text:style-name="T53_255">expects</text:span><text:span text:style-name="T53_256"><text:s/></text:span><text:span text:style-name="T53_257">its</text:span><text:span text:style-name="T53_258"><text:s/></text:span><text:span text:style-name="T53_259">input</text:span><text:span text:style-name="T53_260"><text:s/></text:span><text:span text:style-name="T53_261">to</text:span><text:span text:style-name="T53_262"><text:s/></text:span><text:span text:style-name="T53_263">be</text:span><text:span text:style-name="T53_264"><text:s/></text:span><text:span text:style-name="T53_265">buffered</text:span><text:span text:style-name="T53_266"><text:s/></text:span><text:span text:style-name="T53_267">by</text:span><text:span text:style-name="T53_268"><text:s/></text:span><text:span text:style-name="T53_269">one</text:span><text:span text:style-name="T53_270"><text:s/></text:span><text:span text:style-name="T53_271">too</text:span><text:span text:style-name="T53_272">,<text:s/></text:span><text:span text:style-name="T53_273">it</text:span><text:span text:style-name="T53_274"><text:s/></text:span><text:span text:style-name="T53_275">wants</text:span><text:span text:style-name="T53_276"><text:s/></text:span><text:span text:style-name="T53_277">nice</text:span><text:span text:style-name="T53_278"><text:s/></text:span><text:span text:style-name="T53_279">newline</text:span><text:span text:style-name="T53_280">-</text:span><text:span text:style-name="T53_281">delimited</text:span><text:span text:style-name="T53_282"><text:s/></text:span><text:span text:style-name="T53_283">strings</text:span><text:span text:style-name="T53_284">,<text:s/></text:span><text:span text:style-name="T53_285">not</text:span><text:span text:style-name="T53_286"><text:s/></text:span><text:span text:style-name="T53_287">streams</text:span><text:span text:style-name="T53_288"><text:s/></text:span><text:span text:style-name="T53_289">of</text:span><text:span text:style-name="T53_290"><text:s/></text:span><text:span text:style-name="T53_291">characters</text:span><text:span text:style-name="T53_292"><text:s/></text:span><text:span text:style-name="T53_293">with</text:span><text:span text:style-name="T53_294"><text:s/></text:span><text:span text:style-name="T53_295">control</text:span><text:span text:style-name="T53_296"><text:s/></text:span><text:span text:style-name="T53_297">characters</text:span><text:span text:style-name="T53_298"><text:s/></text:span><text:span text:style-name="T53_299">like</text:span><text:span text:style-name="T53_300"><text:s/></text:span><text:span text:style-name="T53_301">backspaces</text:span><text:span text:style-name="T53_302">,<text:s/></text:span><text:span text:style-name="T53_303">arrow</text:span><text:span text:style-name="T53_304">-</text:span><text:span text:style-name="T53_305">key</text:span><text:span text:style-name="T53_306"><text:s/></text:span><text:span text:style-name="T53_307">presses</text:span><text:span text:style-name="T53_308">,<text:s/></text:span><text:span text:style-name="T53_309">and</text:span><text:span text:style-name="T53_310"><text:s/></text:span><text:span text:style-name="T53_311">all</text:span><text:span text:style-name="T53_312"><text:s/></text:span><text:span text:style-name="T53_313">that</text:span><text:span text:style-name="T53_314"><text:s/></text:span><text:span text:style-name="T53_315">jazz</text:span><text:span text:style-name="T53_316">.<text:s/></text:span><text:span text:style-name="T53_317">The</text:span><text:span text:style-name="T53_318"><text:s/></text:span><text:span text:style-name="T53_319">solution</text:span><text:span text:style-name="T53_320"><text:s/></text:span><text:span text:style-name="T53_321">to</text:span><text:span text:style-name="T53_322"><text:s/></text:span><text:span text:style-name="T53_323">this</text:span><text:span text:style-name="T53_324"><text:s/></text:span><text:span text:style-name="T53_325">is</text:span><text:span text:style-name="T53_326"><text:s/></text:span><text:span text:style-name="T53_327">to</text:span><text:span text:style-name="T53_328"><text:s/></text:span><text:span text:style-name="T53_329">create</text:span><text:span text:style-name="T53_330"><text:s/></text:span><text:span text:style-name="T53_331">a</text:span><text:span text:style-name="T53_332"><text:s/></text:span><text:span text:style-name="T53_333">PTY</text:span><text:span text:style-name="T53_334"><text:s/></text:span><text:span text:style-name="T53_335">for</text:span><text:span text:style-name="T53_336"><text:s/></text:span><text:span text:style-name="T53_337">the</text:span><text:span text:style-name="T53_338"><text:s/></text:span><text:span text:style-name="T53_339">process</text:span><text:span text:style-name="T53_340"><text:s/></text:span><text:span text:style-name="T53_341">and</text:span><text:span text:style-name="T53_342"><text:s/></text:span><text:span text:style-name="T53_343">use</text:span><text:span text:style-name="T53_344"><text:s/></text:span><text:span text:style-name="T53_345">that</text:span><text:span text:style-name="T53_346"><text:s/></text:span><text:span text:style-name="T53_347">as</text:span><text:span text:style-name="T53_348"><text:s/></text:span><text:span text:style-name="T53_349">an</text:span><text:span text:style-name="T53_350"><text:s/></text:span><text:span text:style-name="T53_351">intermediary</text:span><text:span text:style-name="T53_352"><text:s/></text:span><text:span text:style-name="T53_353">between</text:span><text:span text:style-name="T53_354"><text:s/></text:span><text:span text:style-name="T53_355">us</text:span><text:span text:style-name="T53_356"><text:s/></text:span><text:span text:style-name="T53_357">and</text:span><text:span text:style-name="T53_358"><text:s/></text:span><text:span text:style-name="T53_359">the</text:span><text:span text:style-name="T53_360"><text:s/></text:span><text:span text:style-name="T53_361">login</text:span><text:span text:style-name="T53_362"><text:s/></text:span><text:span text:style-name="T53_363">shell</text:span><text:span text:style-name="T53_364">.<text:s/></text:span><text:span text:style-name="T53_365">The</text:span><text:span text:style-name="T53_366"><text:s/></text:span><text:span text:style-name="T53_367">PTY</text:span><text:span text:style-name="T53_368"><text:s/></text:span><text:span text:style-name="T53_369">device</text:span><text:span text:style-name="T53_370"><text:s/></text:span><text:span text:style-name="T53_371">will</text:span><text:span text:style-name="T53_372"><text:s/></text:span><text:span text:style-name="T53_373">take</text:span><text:span text:style-name="T53_374"><text:s/></text:span><text:span text:style-name="T53_375">our</text:span><text:span text:style-name="T53_376"><text:s/></text:span><text:span text:style-name="T53_377">raw</text:span><text:span text:style-name="T53_378"><text:s/></text:span><text:span text:style-name="T53_379">character</text:span><text:span text:style-name="T53_380"><text:s/></text:span><text:span text:style-name="T53_381">stream</text:span><text:span text:style-name="T53_382"><text:s/></text:span><text:span text:style-name="T53_383">from</text:span><text:span text:style-name="T53_384"><text:s/></text:span><text:span text:style-name="T53_385">the</text:span><text:span text:style-name="T53_386"><text:s/></text:span><text:span text:style-name="T53_387">client</text:span><text:span text:style-name="T53_388"><text:s/></text:span><text:span text:style-name="T53_389">and</text:span><text:span text:style-name="T53_390"><text:s/></text:span><text:span text:style-name="T53_391">do</text:span><text:span text:style-name="T53_392"><text:s/></text:span><text:span text:style-name="T53_393">all</text:span><text:span text:style-name="T53_394"><text:s/></text:span><text:span text:style-name="T53_395">the</text:span><text:span text:style-name="T53_396"><text:s/></text:span><text:span text:style-name="T53_397">magic</text:span><text:span text:style-name="T53_398"><text:s/></text:span><text:span text:style-name="T53_399">so</text:span><text:span text:style-name="T53_400"><text:s/></text:span><text:span text:style-name="T53_401">that</text:span><text:span text:style-name="T53_402"><text:s/></text:span><text:span text:style-name="T53_403">the</text:span><text:span text:style-name="T53_404"><text:s/></text:span><text:span text:style-name="T53_405">input</text:span><text:span text:style-name="T53_406"><text:s/></text:span><text:span text:style-name="T53_407">is</text:span><text:span text:style-name="T53_408"><text:s/></text:span><text:span text:style-name="T53_409">given</text:span><text:span text:style-name="T53_410"><text:s/></text:span><text:span text:style-name="T53_411">to</text:span><text:span text:style-name="T53_412"><text:s/></text:span><text:span text:style-name="T53_413">our</text:span><text:span text:style-name="T53_414"><text:s/></text:span><text:span text:style-name="T53_415">shell</text:span><text:span text:style-name="T53_416"><text:s/></text:span><text:span text:style-name="T53_417">process</text:span><text:span text:style-name="T53_418"><text:s/></text:span><text:span text:style-name="T53_419">correctly</text:span><text:span text:style-name="T53_420">.<text:s/></text:span><text:span text:style-name="T53_421">Similarly</text:span><text:span text:style-name="T53_422">,<text:s/></text:span><text:span text:style-name="T53_423">the</text:span><text:span text:style-name="T53_424"><text:s/></text:span><text:span text:style-name="T53_425">PTY</text:span><text:span text:style-name="T53_426"><text:s/></text:span><text:span text:style-name="T53_427">takes</text:span><text:span text:style-name="T53_428"><text:s/></text:span><text:span text:style-name="T53_429">the</text:span><text:span text:style-name="T53_430"><text:s/></text:span><text:span text:style-name="T53_431">strings</text:span><text:span text:style-name="T53_432"><text:s/></text:span><text:span text:style-name="T53_433">from</text:span><text:span text:style-name="T53_434"><text:s/></text:span><text:span text:style-name="T53_435">the</text:span><text:span text:style-name="T53_436"><text:s/></text:span><text:span text:style-name="T53_437">shell</text:span><text:span text:style-name="T53_438"><text:s/></text:span><text:span text:style-name="T53_439">and</text:span><text:span text:style-name="T53_440"><text:s/></text:span><text:span text:style-name="T53_441">transforms</text:span><text:span text:style-name="T53_442"><text:s/></text:span><text:span text:style-name="T53_443">them</text:span><text:span text:style-name="T53_444"><text:s/></text:span><text:span text:style-name="T53_445">into</text:span><text:span text:style-name="T53_446"><text:s/></text:span><text:span text:style-name="T53_447">the</text:span><text:span text:style-name="T53_448"><text:s/></text:span><text:span text:style-name="T53_449">stream</text:span><text:span text:style-name="T53_450"><text:s/></text:span><text:span text:style-name="T53_451">of</text:span><text:span text:style-name="T53_452"><text:s/></text:span><text:span text:style-name="T53_453">characters</text:span><text:span text:style-name="T53_454"><text:s/></text:span><text:span text:style-name="T53_455">and</text:span><text:span text:style-name="T53_456"><text:s/></text:span><text:span text:style-name="T53_457">control</text:span><text:span text:style-name="T53_458"><text:s/></text:span><text:span text:style-name="T53_459">characters</text:span><text:span text:style-name="T53_460"><text:s/></text:span><text:span text:style-name="T53_461">our</text:span><text:span text:style-name="T53_462"><text:s/></text:span><text:span text:style-name="T53_463">client</text:span><text:span text:style-name="T53_464">’</text:span><text:span text:style-name="T53_465">s</text:span><text:span text:style-name="T53_466"><text:s/></text:span><text:span text:style-name="T53_467">TTY</text:span><text:span text:style-name="T53_468"><text:s/></text:span><text:span text:style-name="T53_469">expects</text:span><text:span text:style-name="T53_470"><text:s/></text:span><text:span text:style-name="T53_471">to</text:span><text:span text:style-name="T53_472"><text:s/></text:span><text:span text:style-name="T53_473">get</text:span><text:span text:style-name="T53_474"><text:s/></text:span><text:span text:style-name="T53_475">at</text:span><text:span text:style-name="T53_476"><text:s/></text:span><text:span text:style-name="T53_477">the</text:span><text:span text:style-name="T53_478"><text:s/></text:span><text:span text:style-name="T53_479">other</text:span><text:span text:style-name="T53_480"><text:s/></text:span><text:span text:style-name="T53_481">end</text:span><text:span text:style-name="T53_482">.</text:span></text:p>
      <text:p text:style-name="P54"><text:span text:style-name="T54_1">Of</text:span><text:span text:style-name="T54_2"><text:s/></text:span><text:span text:style-name="T54_3">course</text:span><text:span text:style-name="T54_4">,<text:s/></text:span><text:span text:style-name="T54_5">you</text:span><text:span text:style-name="T54_6"><text:s/></text:span><text:span text:style-name="T54_7">can</text:span><text:span text:style-name="T54_8">’</text:span><text:span text:style-name="T54_9">t</text:span><text:span text:style-name="T54_10"><text:s/></text:span><text:span text:style-name="T54_11">normally</text:span><text:span text:style-name="T54_12"><text:s/></text:span><text:span text:style-name="T54_13">fork</text:span><text:span text:style-name="T54_14"><text:s/></text:span><text:span text:style-name="T54_15">a</text:span><text:span text:style-name="T54_16"><text:s/></text:span><text:span text:style-name="T54_17">child</text:span><text:span text:style-name="T54_18"><text:s/></text:span><text:span text:style-name="T54_19">process</text:span><text:span text:style-name="T54_20"><text:s/></text:span><text:span text:style-name="T54_21">and</text:span><text:span text:style-name="T54_22"><text:s/></text:span><text:span text:style-name="T54_23">still</text:span><text:span text:style-name="T54_24"><text:s/></text:span><text:span text:style-name="T54_25">magically</text:span><text:span text:style-name="T54_26"><text:s/></text:span><text:span text:style-name="T54_27">pass</text:span><text:span text:style-name="T54_28"><text:s/></text:span><text:span text:style-name="T54_29">data</text:span><text:span text:style-name="T54_30"><text:s/></text:span><text:span text:style-name="T54_31">to</text:span><text:span text:style-name="T54_32"><text:s/></text:span><text:span text:style-name="T54_33">the</text:span><text:span text:style-name="T54_34"><text:s/></text:span><text:span text:style-name="T54_35">stdin</text:span><text:span text:style-name="T54_36"><text:s/></text:span><text:span text:style-name="T54_37">and</text:span><text:span text:style-name="T54_38"><text:s/></text:span><text:span text:style-name="T54_39">stdout</text:span><text:span text:style-name="T54_40"><text:s/></text:span><text:span text:style-name="T54_41">of</text:span><text:span text:style-name="T54_42"><text:s/></text:span><text:span text:style-name="T54_43">it</text:span><text:span text:style-name="T54_44">.<text:s/></text:span><text:span text:style-name="T54_45">You</text:span><text:span text:style-name="T54_46"><text:s/></text:span><text:span text:style-name="T54_47">could</text:span><text:span text:style-name="T54_48"><text:s/></text:span><text:span text:style-name="T54_49">try</text:span><text:span text:style-name="T54_50"><text:s/></text:span><text:span text:style-name="T54_51">doing</text:span><text:span text:style-name="T54_52"><text:s/></text:span><text:span text:style-name="T54_53">something</text:span><text:span text:style-name="T54_54"><text:s/></text:span><text:span text:style-name="T54_55">with</text:span><text:span text:style-name="T54_56"><text:s/></text:span><text:span text:style-name="T54_57">os</text:span><text:span text:style-name="T54_58">.</text:span><text:span text:style-name="T54_59">pipe</text:span><text:span text:style-name="T54_60">,<text:s/></text:span><text:span text:style-name="T54_61">threads</text:span><text:span text:style-name="T54_62">,<text:s/></text:span><text:span text:style-name="T54_63">and</text:span><text:span text:style-name="T54_64"><text:s/></text:span><text:span text:style-name="T54_65">non</text:span><text:span text:style-name="T54_66">-</text:span><text:span text:style-name="T54_67">blocking</text:span><text:span text:style-name="T54_68"><text:s/></text:span><text:span text:style-name="T54_69">queues</text:span><text:span text:style-name="T54_70"><text:s/>(</text:span><text:span text:style-name="T54_71">which</text:span><text:span text:style-name="T54_72"><text:s/></text:span><text:span text:style-name="T54_73">we</text:span><text:span text:style-name="T54_74"><text:s/></text:span><text:span text:style-name="T54_75">did</text:span><text:span text:style-name="T54_76"><text:s/></text:span><text:span text:style-name="T54_77">try</text:span><text:span text:style-name="T54_78">,<text:s/></text:span><text:span text:style-name="T54_79">don</text:span><text:span text:style-name="T54_80">’</text:span><text:span text:style-name="T54_81">t</text:span><text:span text:style-name="T54_82"><text:s/></text:span><text:span text:style-name="T54_83">do</text:span><text:span text:style-name="T54_84"><text:s/></text:span><text:span text:style-name="T54_85">that</text:span><text:span text:style-name="T54_86"><text:s/></text:span><text:span text:style-name="T54_87">it</text:span><text:span text:style-name="T54_88"><text:s/></text:span><text:span text:style-name="T54_89">is</text:span><text:span text:style-name="T54_90"><text:s/></text:span><text:span text:style-name="T54_91">impossibly</text:span><text:span text:style-name="T54_92"><text:s/></text:span><text:span text:style-name="T54_93">painful</text:span><text:span text:style-name="T54_94">).<text:s/></text:span><text:span text:style-name="T54_95">However</text:span><text:span text:style-name="T54_96">,<text:s/></text:span><text:span text:style-name="T54_97">os</text:span><text:span text:style-name="T54_98">.</text:span><text:span text:style-name="T54_99">forkpty</text:span><text:span text:style-name="T54_100"><text:s/></text:span><text:span text:style-name="T54_101">simplifies</text:span><text:span text:style-name="T54_102"><text:s/></text:span><text:span text:style-name="T54_103">our</text:span><text:span text:style-name="T54_104"><text:s/></text:span><text:span text:style-name="T54_105">life</text:span><text:span text:style-name="T54_106"><text:s/></text:span><text:span text:style-name="T54_107">greatly</text:span><text:span text:style-name="T54_108"><text:s/></text:span><text:span text:style-name="T54_109">here</text:span><text:span text:style-name="T54_110">.<text:s/></text:span><text:span text:style-name="T54_111">It</text:span><text:span text:style-name="T54_112"><text:s/></text:span><text:span text:style-name="T54_113">returned</text:span><text:span text:style-name="T54_114"><text:s/></text:span><text:span text:style-name="T54_115">a</text:span><text:span text:style-name="T54_116"><text:s/></text:span><text:span text:style-name="T54_117">file</text:span><text:span text:style-name="T54_118"><text:s/></text:span><text:span text:style-name="T54_119">descriptor</text:span><text:span text:style-name="T54_120"><text:s/></text:span><text:span text:style-name="T54_121">to</text:span><text:span text:style-name="T54_122"><text:s/></text:span><text:span text:style-name="T54_123">the</text:span><text:span text:style-name="T54_124"><text:s/></text:span><text:span text:style-name="T54_125">parent</text:span><text:span text:style-name="T54_126"><text:s/></text:span><text:span text:style-name="T54_127">process</text:span><text:span text:style-name="T54_128"><text:s/></text:span><text:span text:style-name="T54_129">when</text:span><text:span text:style-name="T54_130"><text:s/></text:span><text:span text:style-name="T54_131">we</text:span><text:span text:style-name="T54_132"><text:s/></text:span><text:span text:style-name="T54_133">forked</text:span><text:span text:style-name="T54_134">.<text:s/></text:span><text:span text:style-name="T54_135">This</text:span><text:span text:style-name="T54_136"><text:s/></text:span><text:span text:style-name="T54_137">file</text:span><text:span text:style-name="T54_138"><text:s/></text:span><text:span text:style-name="T54_139">descriptor</text:span><text:span text:style-name="T54_140"><text:s/></text:span><text:span text:style-name="T54_141">is</text:span><text:span text:style-name="T54_142"><text:s/></text:span><text:span text:style-name="T54_143">the</text:span><text:span text:style-name="T54_144"><text:s/></text:span><text:span text:style-name="T54_145">master</text:span><text:span text:style-name="T54_146"><text:s/></text:span><text:span text:style-name="T54_147">side</text:span><text:span text:style-name="T54_148"><text:s/></text:span><text:span text:style-name="T54_149">of</text:span><text:span text:style-name="T54_150"><text:s/></text:span><text:span text:style-name="T54_151">a</text:span><text:span text:style-name="T54_152"><text:s/></text:span><text:span text:style-name="T54_153">master</text:span><text:span text:style-name="T54_154">/</text:span><text:span text:style-name="T54_155">slave</text:span><text:span text:style-name="T54_156"><text:s/></text:span><text:span text:style-name="T54_157">pipe</text:span><text:span text:style-name="T54_158"><text:s/></text:span><text:span text:style-name="T54_159">between</text:span><text:span text:style-name="T54_160"><text:s/></text:span><text:span text:style-name="T54_161">us</text:span><text:span text:style-name="T54_162"><text:s/></text:span><text:span text:style-name="T54_163">and</text:span><text:span text:style-name="T54_164"><text:s/></text:span><text:span text:style-name="T54_165">the</text:span><text:span text:style-name="T54_166"><text:s/></text:span><text:span text:style-name="T54_167">child</text:span><text:span text:style-name="T54_168"><text:s/></text:span><text:span text:style-name="T54_169">process</text:span><text:span text:style-name="T54_170">!<text:s/></text:span><text:span text:style-name="T54_171">We</text:span><text:span text:style-name="T54_172"><text:s/></text:span><text:span text:style-name="T54_173">simply</text:span><text:span text:style-name="T54_174"><text:s/></text:span><text:span text:style-name="T54_175">call</text:span><text:span text:style-name="T54_176"><text:s/></text:span><text:span text:style-name="T54_177">os</text:span><text:span text:style-name="T54_178">.</text:span><text:span text:style-name="T54_179">fdopen</text:span><text:span text:style-name="T54_180"><text:s/></text:span><text:span text:style-name="T54_181">for</text:span><text:span text:style-name="T54_182"><text:s/></text:span><text:span text:style-name="T54_183">that</text:span><text:span text:style-name="T54_184"><text:s/></text:span><text:span text:style-name="T54_185">fd</text:span><text:span text:style-name="T54_186"><text:s/></text:span><text:span text:style-name="T54_187">and</text:span><text:span text:style-name="T54_188"><text:s/></text:span><text:span text:style-name="T54_189">we</text:span><text:span text:style-name="T54_190"><text:s/></text:span><text:span text:style-name="T54_191">can</text:span><text:span text:style-name="T54_192"><text:s/></text:span><text:span text:style-name="T54_193">read</text:span><text:span text:style-name="T54_194"><text:s/></text:span><text:span text:style-name="T54_195">and</text:span><text:span text:style-name="T54_196"><text:s/></text:span><text:span text:style-name="T54_197">write</text:span><text:span text:style-name="T54_198"><text:s/></text:span><text:span text:style-name="T54_199">directly</text:span><text:span text:style-name="T54_200"><text:s/></text:span><text:span text:style-name="T54_201">to</text:span><text:span text:style-name="T54_202"><text:s/></text:span><text:span text:style-name="T54_203">the</text:span><text:span text:style-name="T54_204"><text:s/></text:span><text:span text:style-name="T54_205">child</text:span><text:span text:style-name="T54_206"><text:s/></text:span><text:span text:style-name="T54_207">process</text:span><text:span text:style-name="T54_208">’</text:span><text:span text:style-name="T54_209">s</text:span><text:span text:style-name="T54_210"><text:s/></text:span><text:span text:style-name="T54_211">stdin</text:span><text:span text:style-name="T54_212"><text:s/></text:span><text:span text:style-name="T54_213">and</text:span><text:span text:style-name="T54_214"><text:s/></text:span><text:span text:style-name="T54_215">read</text:span><text:span text:style-name="T54_216"><text:s/></text:span><text:span text:style-name="T54_217">from</text:span><text:span text:style-name="T54_218"><text:s/></text:span><text:span text:style-name="T54_219">its</text:span><text:span text:style-name="T54_220"><text:s/></text:span><text:span text:style-name="T54_221">stdout</text:span><text:span text:style-name="T54_222"><text:s/></text:span><text:span text:style-name="T54_223">like</text:span><text:span text:style-name="T54_224"><text:s/></text:span><text:span text:style-name="T54_225">we</text:span><text:span text:style-name="T54_226"><text:s/></text:span><text:span text:style-name="T54_227">would</text:span><text:span text:style-name="T54_228"><text:s/></text:span><text:span text:style-name="T54_229">from</text:span><text:span text:style-name="T54_230"><text:s/></text:span><text:span text:style-name="T54_231">any</text:span><text:span text:style-name="T54_232"><text:s/></text:span><text:span text:style-name="T54_233">other</text:span><text:span text:style-name="T54_234"><text:s/></text:span><text:span text:style-name="T54_235">file</text:span><text:span text:style-name="T54_236"><text:s/></text:span><text:span text:style-name="T54_237">object</text:span><text:span text:style-name="T54_238">.<text:s/></text:span><text:span text:style-name="T54_239">Simply</text:span><text:span text:style-name="T54_240"><text:s/></text:span><text:span text:style-name="T54_241">amazing</text:span><text:span text:style-name="T54_242"><text:s/></text:span><text:span text:style-name="T54_243">in</text:span><text:span text:style-name="T54_244"><text:s/></text:span><text:span text:style-name="T54_245">its</text:span><text:span text:style-name="T54_246"><text:s/></text:span><text:span text:style-name="T54_247">elegance</text:span><text:span text:style-name="T54_248">.</text:span></text:p>
      <text:p text:style-name="P55"><text:span text:style-name="T55_1">So</text:span><text:span text:style-name="T55_2"><text:s/></text:span><text:span text:style-name="T55_3">anyway</text:span><text:span text:style-name="T55_4">,<text:s/></text:span><text:span text:style-name="T55_5">at</text:span><text:span text:style-name="T55_6"><text:s/></text:span><text:span text:style-name="T55_7">this</text:span><text:span text:style-name="T55_8"><text:s/></text:span><text:span text:style-name="T55_9">point</text:span><text:span text:style-name="T55_10"><text:s/></text:span><text:span text:style-name="T55_11">we</text:span><text:span text:style-name="T55_12"><text:s/></text:span><text:span text:style-name="T55_13">just</text:span><text:span text:style-name="T55_14"><text:s/></text:span><text:span text:style-name="T55_15">need</text:span><text:span text:style-name="T55_16"><text:s/></text:span><text:span text:style-name="T55_17">to</text:span><text:span text:style-name="T55_18"><text:s/></text:span><text:span text:style-name="T55_19">do</text:span><text:span text:style-name="T55_20"><text:s/></text:span><text:span text:style-name="T55_21">input</text:span><text:span text:style-name="T55_22"><text:s/></text:span><text:span text:style-name="T55_23">and</text:span><text:span text:style-name="T55_24"><text:s/></text:span><text:span text:style-name="T55_25">output</text:span><text:span text:style-name="T55_26"><text:s/></text:span><text:span text:style-name="T55_27">for</text:span><text:span text:style-name="T55_28"><text:s/></text:span><text:span text:style-name="T55_29">both</text:span><text:span text:style-name="T55_30"><text:s/></text:span><text:span text:style-name="T55_31">the</text:span><text:span text:style-name="T55_32"><text:s/></text:span><text:span text:style-name="T55_33">slave</text:span><text:span text:style-name="T55_34"><text:s/></text:span><text:span text:style-name="T55_35">process</text:span><text:span text:style-name="T55_36">’</text:span><text:span text:style-name="T55_37">s</text:span><text:span text:style-name="T55_38"><text:s/></text:span><text:span text:style-name="T55_39">fd</text:span><text:span text:style-name="T55_40"><text:s/></text:span><text:span text:style-name="T55_41">and</text:span><text:span text:style-name="T55_42"><text:s/></text:span><text:span text:style-name="T55_43">the</text:span><text:span text:style-name="T55_44"><text:s/></text:span><text:span text:style-name="T55_45">client</text:span><text:span text:style-name="T55_46"><text:s/></text:span><text:span text:style-name="T55_47">connection</text:span><text:span text:style-name="T55_48">’</text:span><text:span text:style-name="T55_49">s</text:span><text:span text:style-name="T55_50"><text:s/></text:span><text:span text:style-name="T55_51">fd</text:span><text:span text:style-name="T55_52"><text:s/></text:span><text:span text:style-name="T55_53">and</text:span><text:span text:style-name="T55_54"><text:s/></text:span><text:span text:style-name="T55_55">relay</text:span><text:span text:style-name="T55_56"><text:s/></text:span><text:span text:style-name="T55_57">them</text:span><text:span text:style-name="T55_58"><text:s/></text:span><text:span text:style-name="T55_59">to</text:span><text:span text:style-name="T55_60"><text:s/></text:span><text:span text:style-name="T55_61">each</text:span><text:span text:style-name="T55_62"><text:s/></text:span><text:span text:style-name="T55_63">other</text:span><text:span text:style-name="T55_64">.<text:s/></text:span><text:span text:style-name="T55_65">We</text:span><text:span text:style-name="T55_66"><text:s/></text:span><text:span text:style-name="T55_67">chose</text:span><text:span text:style-name="T55_68"><text:s/></text:span><text:span text:style-name="T55_69">to</text:span><text:span text:style-name="T55_70"><text:s/></text:span><text:span text:style-name="T55_71">do</text:span><text:span text:style-name="T55_72"><text:s/></text:span><text:span text:style-name="T55_73">this</text:span><text:span text:style-name="T55_74"><text:s/></text:span><text:span text:style-name="T55_75">using</text:span><text:span text:style-name="T55_76"><text:s/></text:span><text:span text:style-name="T55_77">two</text:span><text:span text:style-name="T55_78"><text:s/></text:span><text:span text:style-name="T55_79">threads</text:span><text:span text:style-name="T55_80"><text:s/></text:span><text:span text:style-name="T55_81">and</text:span><text:span text:style-name="T55_82"><text:s/></text:span><text:span text:style-name="T55_83">non</text:span><text:span text:style-name="T55_84">-</text:span><text:span text:style-name="T55_85">blocking</text:span><text:span text:style-name="T55_86"><text:s/></text:span><text:span text:style-name="T55_87">Queues</text:span><text:span text:style-name="T55_88">.<text:s/></text:span><text:span text:style-name="T55_89">One</text:span><text:span text:style-name="T55_90"><text:s/></text:span><text:span text:style-name="T55_91">attempts</text:span><text:span text:style-name="T55_92"><text:s/></text:span><text:span text:style-name="T55_93">to</text:span><text:span text:style-name="T55_94"><text:s/></text:span><text:span text:style-name="T55_95">read</text:span><text:span text:style-name="T55_96"><text:s/></text:span><text:span text:style-name="T55_97">in</text:span><text:span text:style-name="T55_98"><text:s/></text:span><text:span text:style-name="T55_99">from</text:span><text:span text:style-name="T55_100"><text:s/></text:span><text:span text:style-name="T55_101">the</text:span><text:span text:style-name="T55_102"><text:s/></text:span><text:span text:style-name="T55_103">slave</text:span><text:span text:style-name="T55_104">’</text:span><text:span text:style-name="T55_105">s</text:span><text:span text:style-name="T55_106"><text:s/></text:span><text:span text:style-name="T55_107">fd</text:span><text:span text:style-name="T55_108"><text:s/></text:span><text:span text:style-name="T55_109">and</text:span><text:span text:style-name="T55_110"><text:s/></text:span><text:span text:style-name="T55_111">puts</text:span><text:span text:style-name="T55_112"><text:s/></text:span><text:span text:style-name="T55_113">that</text:span><text:span text:style-name="T55_114"><text:s/></text:span><text:span text:style-name="T55_115">in</text:span><text:span text:style-name="T55_116"><text:s/></text:span><text:span text:style-name="T55_117">one</text:span><text:span text:style-name="T55_118"><text:s/></text:span><text:span text:style-name="T55_119">queue</text:span><text:span text:style-name="T55_120">,<text:s/></text:span><text:span text:style-name="T55_121">the</text:span><text:span text:style-name="T55_122"><text:s/></text:span><text:span text:style-name="T55_123">other</text:span><text:span text:style-name="T55_124"><text:s/></text:span><text:span text:style-name="T55_125">attempts</text:span><text:span text:style-name="T55_126"><text:s/></text:span><text:span text:style-name="T55_127">to</text:span><text:span text:style-name="T55_128"><text:s/></text:span><text:span text:style-name="T55_129">read</text:span><text:span text:style-name="T55_130"><text:s/></text:span><text:span text:style-name="T55_131">from</text:span><text:span text:style-name="T55_132"><text:s/></text:span><text:span text:style-name="T55_133">the</text:span><text:span text:style-name="T55_134"><text:s/></text:span><text:span text:style-name="T55_135">client</text:span><text:span text:style-name="T55_136">’</text:span><text:span text:style-name="T55_137">s</text:span><text:span text:style-name="T55_138"><text:s/></text:span><text:span text:style-name="T55_139">fd</text:span><text:span text:style-name="T55_140"><text:s/></text:span><text:span text:style-name="T55_141">and</text:span><text:span text:style-name="T55_142"><text:s/></text:span><text:span text:style-name="T55_143">puts</text:span><text:span text:style-name="T55_144"><text:s/></text:span><text:span text:style-name="T55_145">that</text:span><text:span text:style-name="T55_146"><text:s/></text:span><text:span text:style-name="T55_147">in</text:span><text:span text:style-name="T55_148"><text:s/></text:span><text:span text:style-name="T55_149">the</text:span><text:span text:style-name="T55_150"><text:s/></text:span><text:span text:style-name="T55_151">other</text:span><text:span text:style-name="T55_152"><text:s/></text:span><text:span text:style-name="T55_153">Queue</text:span><text:span text:style-name="T55_154">.<text:s/></text:span><text:span text:style-name="T55_155">In</text:span><text:span text:style-name="T55_156"><text:s/></text:span><text:span text:style-name="T55_157">the</text:span><text:span text:style-name="T55_158"><text:s/></text:span><text:span text:style-name="T55_159">main</text:span><text:span text:style-name="T55_160"><text:s/></text:span><text:span text:style-name="T55_161">process</text:span><text:span text:style-name="T55_162"><text:s/></text:span><text:span text:style-name="T55_163">we</text:span><text:span text:style-name="T55_164"><text:s/></text:span><text:span text:style-name="T55_165">simply</text:span><text:span text:style-name="T55_166"><text:s/></text:span><text:span text:style-name="T55_167">have</text:span><text:span text:style-name="T55_168"><text:s/></text:span><text:span text:style-name="T55_169">a</text:span><text:span text:style-name="T55_170"><text:s/></text:span><text:span text:style-name="T55_171">while</text:span><text:span text:style-name="T55_172"><text:s/></text:span><text:span text:style-name="T55_173">loop</text:span><text:span text:style-name="T55_174"><text:s/></text:span><text:span text:style-name="T55_175">that</text:span><text:span text:style-name="T55_176"><text:s/></text:span><text:span text:style-name="T55_177">makes</text:span><text:span text:style-name="T55_178"><text:s/></text:span><text:span text:style-name="T55_179">non</text:span><text:span text:style-name="T55_180">-</text:span><text:span text:style-name="T55_181">blocking</text:span><text:span text:style-name="T55_182"><text:s/></text:span><text:span text:style-name="T55_183">calls</text:span><text:span text:style-name="T55_184"><text:s/></text:span><text:span text:style-name="T55_185">to</text:span><text:span text:style-name="T55_186"><text:s/></text:span><text:span text:style-name="T55_187">these</text:span><text:span text:style-name="T55_188"><text:s/></text:span><text:span text:style-name="T55_189">two</text:span><text:span text:style-name="T55_190"><text:s/></text:span><text:span text:style-name="T55_191">Queues</text:span><text:span text:style-name="T55_192"><text:s/></text:span><text:span text:style-name="T55_193">and</text:span><text:span text:style-name="T55_194"><text:s/></text:span><text:span text:style-name="T55_195">writes</text:span><text:span text:style-name="T55_196"><text:s/></text:span><text:span text:style-name="T55_197">anything</text:span><text:span text:style-name="T55_198"><text:s/></text:span><text:span text:style-name="T55_199">it</text:span><text:span text:style-name="T55_200"><text:s/></text:span><text:span text:style-name="T55_201">finds</text:span><text:span text:style-name="T55_202"><text:s/></text:span><text:span text:style-name="T55_203">to</text:span><text:span text:style-name="T55_204"><text:s/></text:span><text:span text:style-name="T55_205">the</text:span><text:span text:style-name="T55_206"><text:s/></text:span><text:span text:style-name="T55_207">opposite</text:span><text:span text:style-name="T55_208"><text:s/></text:span><text:span text:style-name="T55_209">side</text:span><text:span text:style-name="T55_210"><text:s/></text:span><text:span text:style-name="T55_211">it</text:span><text:span text:style-name="T55_212"><text:s/></text:span><text:span text:style-name="T55_213">got</text:span><text:span text:style-name="T55_214"><text:s/></text:span><text:span text:style-name="T55_215">it</text:span><text:span text:style-name="T55_216"><text:s/></text:span><text:span text:style-name="T55_217">from</text:span><text:span text:style-name="T55_218">.<text:s/></text:span><text:span text:style-name="T55_219">Pretty</text:span><text:span text:style-name="T55_220"><text:s/></text:span><text:span text:style-name="T55_221">straightforward</text:span><text:span text:style-name="T55_222">.</text:span></text:p>
      <text:p text:style-name="P56"><text:span text:style-name="T56_1">In</text:span><text:span text:style-name="T56_2"><text:s/></text:span><text:span text:style-name="T56_3">order</text:span><text:span text:style-name="T56_4"><text:s/></text:span><text:span text:style-name="T56_5">to</text:span><text:span text:style-name="T56_6"><text:s/></text:span><text:span text:style-name="T56_7">shutdown</text:span><text:span text:style-name="T56_8"><text:s/></text:span><text:span text:style-name="T56_9">we</text:span><text:span text:style-name="T56_10"><text:s/></text:span><text:span text:style-name="T56_11">detect</text:span><text:span text:style-name="T56_12"><text:s/></text:span><text:span text:style-name="T56_13">if</text:span><text:span text:style-name="T56_14"><text:s/></text:span><text:span text:style-name="T56_15">any</text:span><text:span text:style-name="T56_16"><text:s/></text:span><text:span text:style-name="T56_17">of</text:span><text:span text:style-name="T56_18"><text:s/></text:span><text:span text:style-name="T56_19">the</text:span><text:span text:style-name="T56_20"><text:s/></text:span><text:span text:style-name="T56_21">fds</text:span><text:span text:style-name="T56_22"><text:s/></text:span><text:span text:style-name="T56_23">have</text:span><text:span text:style-name="T56_24"><text:s/></text:span><text:span text:style-name="T56_25">stopped</text:span><text:span text:style-name="T56_26"><text:s/></text:span><text:span text:style-name="T56_27">working</text:span><text:span text:style-name="T56_28"><text:s/></text:span><text:span text:style-name="T56_29">then</text:span><text:span text:style-name="T56_30"><text:s/></text:span><text:span text:style-name="T56_31">end</text:span><text:span text:style-name="T56_32"><text:s/></text:span><text:span text:style-name="T56_33">everything</text:span><text:span text:style-name="T56_34"><text:s/></text:span><text:span text:style-name="T56_35">if</text:span><text:span text:style-name="T56_36"><text:s/></text:span><text:span text:style-name="T56_37">so</text:span><text:span text:style-name="T56_38"><text:s/>(</text:span><text:span text:style-name="T56_39">attempting</text:span><text:span text:style-name="T56_40"><text:s/></text:span><text:span text:style-name="T56_41">to</text:span><text:span text:style-name="T56_42"><text:s/></text:span><text:span text:style-name="T56_43">disconnect</text:span><text:span text:style-name="T56_44"><text:s/></text:span><text:span text:style-name="T56_45">cleanly</text:span><text:span text:style-name="T56_46"><text:s/></text:span><text:span text:style-name="T56_47">from</text:span><text:span text:style-name="T56_48"><text:s/></text:span><text:span text:style-name="T56_49">the</text:span><text:span text:style-name="T56_50"><text:s/></text:span><text:span text:style-name="T56_51">client</text:span><text:span text:style-name="T56_52"><text:s/></text:span><text:span text:style-name="T56_53">if</text:span><text:span text:style-name="T56_54"><text:s/></text:span><text:span text:style-name="T56_55">possible</text:span><text:span text:style-name="T56_56">).<text:s/></text:span><text:span text:style-name="T56_57">This</text:span><text:span text:style-name="T56_58"><text:s/></text:span><text:span text:style-name="T56_59">handles</text:span><text:span text:style-name="T56_60"><text:s/></text:span><text:span text:style-name="T56_61">the</text:span><text:span text:style-name="T56_62"><text:s/></text:span><text:span text:style-name="T56_63">client</text:span><text:span text:style-name="T56_64"><text:s/></text:span><text:span text:style-name="T56_65">rudely</text:span><text:span text:style-name="T56_66"><text:s/></text:span><text:span text:style-name="T56_67">disconnecting</text:span><text:span text:style-name="T56_68"><text:s/></text:span><text:span text:style-name="T56_69">as</text:span><text:span text:style-name="T56_70"><text:s/></text:span><text:span text:style-name="T56_71">well</text:span><text:span text:style-name="T56_72"><text:s/></text:span><text:span text:style-name="T56_73">as</text:span><text:span text:style-name="T56_74"><text:s/></text:span><text:span text:style-name="T56_75">their</text:span><text:span text:style-name="T56_76"><text:s/></text:span><text:span text:style-name="T56_77">shell</text:span><text:span text:style-name="T56_78">’</text:span><text:span text:style-name="T56_79">s</text:span><text:span text:style-name="T56_80"><text:s/></text:span><text:span text:style-name="T56_81">process</text:span><text:span text:style-name="T56_82"><text:s/></text:span><text:span text:style-name="T56_83">exiting</text:span><text:span text:style-name="T56_84">.<text:s/></text:span><text:span text:style-name="T56_85">Once</text:span><text:span text:style-name="T56_86"><text:s/></text:span><text:span text:style-name="T56_87">the</text:span><text:span text:style-name="T56_88"><text:s/></text:span><text:span text:style-name="T56_89">threads</text:span><text:span text:style-name="T56_90"><text:s/></text:span><text:span text:style-name="T56_91">are</text:span><text:span text:style-name="T56_92"><text:s/></text:span><text:span text:style-name="T56_93">cleaned</text:span><text:span text:style-name="T56_94"><text:s/></text:span><text:span text:style-name="T56_95">up</text:span><text:span text:style-name="T56_96"><text:s/></text:span><text:span text:style-name="T56_97">and</text:span><text:span text:style-name="T56_98"><text:s/></text:span><text:span text:style-name="T56_99">the</text:span><text:span text:style-name="T56_100"><text:s/></text:span><text:span text:style-name="T56_101">channel</text:span><text:span text:style-name="T56_102"><text:s/></text:span><text:span text:style-name="T56_103">has</text:span><text:span text:style-name="T56_104"><text:s/></text:span><text:span text:style-name="T56_105">been</text:span><text:span text:style-name="T56_106"><text:s/></text:span><text:span text:style-name="T56_107">closed</text:span><text:span text:style-name="T56_108">,<text:s/></text:span><text:span text:style-name="T56_109">the</text:span><text:span text:style-name="T56_110"><text:s/></text:span><text:span text:style-name="T56_111">process</text:span><text:span text:style-name="T56_112"><text:s/></text:span><text:span text:style-name="T56_113">exits</text:span><text:span text:style-name="T56_114"><text:s/></text:span><text:span text:style-name="T56_115">and</text:span><text:span text:style-name="T56_116"><text:s/></text:span><text:span text:style-name="T56_117">we</text:span><text:span text:style-name="T56_118">’</text:span><text:span text:style-name="T56_119">re</text:span><text:span text:style-name="T56_120"><text:s/></text:span><text:span text:style-name="T56_121">done</text:span><text:span text:style-name="T56_122"><text:s/></text:span><text:span text:style-name="T56_123">with</text:span><text:span text:style-name="T56_124"><text:s/></text:span><text:span text:style-name="T56_125">that</text:span><text:span text:style-name="T56_126"><text:s/></text:span><text:span text:style-name="T56_127">client</text:span><text:span text:style-name="T56_128"><text:s/></text:span><text:span text:style-name="T56_129">entirely</text:span><text:span text:style-name="T56_130">,<text:s/></text:span><text:span text:style-name="T56_131">without</text:span><text:span text:style-name="T56_132"><text:s/></text:span><text:span text:style-name="T56_133">any</text:span><text:span text:style-name="T56_134"><text:s/></text:span><text:span text:style-name="T56_135">help</text:span><text:span text:style-name="T56_136"><text:s/></text:span><text:span text:style-name="T56_137">from</text:span><text:span text:style-name="T56_138"><text:s/></text:span><text:span text:style-name="T56_139">the</text:span><text:span text:style-name="T56_140"><text:s/></text:span><text:span text:style-name="T56_141">main</text:span><text:span text:style-name="T56_142"><text:s/></text:span><text:span text:style-name="T56_143">daemon</text:span><text:span text:style-name="T56_144"><text:s/></text:span><text:span text:style-name="T56_145">at</text:span><text:span text:style-name="T56_146"><text:s/></text:span><text:span text:style-name="T56_147">all</text:span><text:span text:style-name="T56_148">.<text:s/></text:span><text:span text:style-name="T56_149">That</text:span><text:span text:style-name="T56_150">’</text:span><text:span text:style-name="T56_151">s</text:span><text:span text:style-name="T56_152"><text:s/></text:span><text:span text:style-name="T56_153">pretty</text:span><text:span text:style-name="T56_154"><text:s/></text:span><text:span text:style-name="T56_155">much</text:span><text:span text:style-name="T56_156"><text:s/></text:span><text:span text:style-name="T56_157">all</text:span><text:span text:style-name="T56_158"><text:s/></text:span><text:span text:style-name="T56_159">there</text:span><text:span text:style-name="T56_160"><text:s/></text:span><text:span text:style-name="T56_161">is</text:span><text:span text:style-name="T56_162"><text:s/></text:span><text:span text:style-name="T56_163">to</text:span><text:span text:style-name="T56_164"><text:s/></text:span><text:span text:style-name="T56_165">the</text:span><text:span text:style-name="T56_166"><text:s/></text:span><text:span text:style-name="T56_167">server</text:span><text:span text:style-name="T56_168">,<text:s/></text:span><text:span text:style-name="T56_169">other</text:span><text:span text:style-name="T56_170"><text:s/></text:span><text:span text:style-name="T56_171">than</text:span><text:span text:style-name="T56_172"><text:s/></text:span><text:span text:style-name="T56_173">how</text:span><text:span text:style-name="T56_174"><text:s/></text:span><text:span text:style-name="T56_175">authentication</text:span><text:span text:style-name="T56_176"><text:s/></text:span><text:span text:style-name="T56_177">was</text:span><text:span text:style-name="T56_178"><text:s/></text:span><text:span text:style-name="T56_179">done</text:span><text:span text:style-name="T56_180">.</text:span></text:p>
      <text:p text:style-name="P57"><text:span text:style-name="T57_1">As</text:span><text:span text:style-name="T57_2"><text:s/></text:span><text:span text:style-name="T57_3">mentioned</text:span><text:span text:style-name="T57_4"><text:s/></text:span><text:span text:style-name="T57_5">above</text:span><text:span text:style-name="T57_6">,<text:s/></text:span><text:span text:style-name="T57_7">authentication</text:span><text:span text:style-name="T57_8"><text:s/></text:span><text:span text:style-name="T57_9">was</text:span><text:span text:style-name="T57_10"><text:s/></text:span><text:span text:style-name="T57_11">done</text:span><text:span text:style-name="T57_12"><text:s/></text:span><text:span text:style-name="T57_13">by</text:span><text:span text:style-name="T57_14"><text:s/></text:span><text:span text:style-name="T57_15">means</text:span><text:span text:style-name="T57_16"><text:s/></text:span><text:span text:style-name="T57_17">of</text:span><text:span text:style-name="T57_18"><text:s/></text:span><text:span text:style-name="T57_19">some</text:span><text:span text:style-name="T57_20"><text:s/></text:span><text:span text:style-name="T57_21">code</text:span><text:span text:style-name="T57_22"><text:s/></text:span><text:span text:style-name="T57_23">in</text:span><text:span text:style-name="T57_24"><text:s/></text:span><text:span text:style-name="T57_25">pamAuth</text:span><text:span text:style-name="T57_26">.</text:span><text:span text:style-name="T57_27">py</text:span><text:span text:style-name="T57_28">.<text:s/></text:span><text:span text:style-name="T57_29">This</text:span><text:span text:style-name="T57_30"><text:s/></text:span><text:span text:style-name="T57_31">file</text:span><text:span text:style-name="T57_32"><text:s/></text:span><text:span text:style-name="T57_33">is</text:span><text:span text:style-name="T57_34"><text:s/></text:span><text:span text:style-name="T57_35">more</text:span><text:span text:style-name="T57_36"><text:s/></text:span><text:span text:style-name="T57_37">than</text:span><text:span text:style-name="T57_38"><text:s/>50%<text:s/></text:span><text:span text:style-name="T57_39">is</text:span><text:span text:style-name="T57_40"><text:s/></text:span><text:span text:style-name="T57_41">long</text:span><text:span text:style-name="T57_42"><text:s/></text:span><text:span text:style-name="T57_43">as</text:span><text:span text:style-name="T57_44"><text:s/></text:span><text:span text:style-name="T57_45">the</text:span><text:span text:style-name="T57_46"><text:s/></text:span><text:span text:style-name="T57_47">server</text:span><text:span text:style-name="T57_48"><text:s/></text:span><text:span text:style-name="T57_49">itself</text:span><text:span text:style-name="T57_50"><text:s/></text:span><text:span text:style-name="T57_51">and</text:span><text:span text:style-name="T57_52"><text:s/></text:span><text:span text:style-name="T57_53">was</text:span><text:span text:style-name="T57_54"><text:s/></text:span><text:span text:style-name="T57_55">nearly</text:span><text:span text:style-name="T57_56"><text:s/></text:span><text:span text:style-name="T57_57">as</text:span><text:span text:style-name="T57_58"><text:s/></text:span><text:span text:style-name="T57_59">complicated</text:span><text:span text:style-name="T57_60"><text:s/></text:span><text:span text:style-name="T57_61">to</text:span><text:span text:style-name="T57_62"><text:s/></text:span><text:span text:style-name="T57_63">write</text:span><text:span text:style-name="T57_64">.<text:s/></text:span><text:span text:style-name="T57_65">It</text:span><text:span text:style-name="T57_66"><text:s/></text:span><text:span text:style-name="T57_67">works</text:span><text:span text:style-name="T57_68"><text:s/></text:span><text:span text:style-name="T57_69">by</text:span><text:span text:style-name="T57_70"><text:s/></text:span><text:span text:style-name="T57_71">using</text:span><text:span text:style-name="T57_72"><text:s/></text:span><text:span text:style-name="T57_73">python</text:span><text:span text:style-name="T57_74">’</text:span><text:span text:style-name="T57_75">s</text:span><text:span text:style-name="T57_76"><text:s/></text:span><text:span text:style-name="T57_77">ctypes</text:span><text:span text:style-name="T57_78"><text:s/></text:span><text:span text:style-name="T57_79">library</text:span><text:span text:style-name="T57_80"><text:s/></text:span><text:span text:style-name="T57_81">to</text:span><text:span text:style-name="T57_82"><text:s/></text:span><text:span text:style-name="T57_83">call</text:span><text:span text:style-name="T57_84"><text:s/></text:span><text:span text:style-name="T57_85">functions</text:span><text:span text:style-name="T57_86"><text:s/></text:span><text:span text:style-name="T57_87">from</text:span><text:span text:style-name="T57_88"><text:s/></text:span><text:span text:style-name="T57_89">a</text:span><text:span text:style-name="T57_90"><text:s/></text:span><text:span text:style-name="T57_91">shared</text:span><text:span text:style-name="T57_92"><text:s/></text:span><text:span text:style-name="T57_93">library</text:span><text:span text:style-name="T57_94"><text:s/></text:span><text:span text:style-name="T57_95">written</text:span><text:span text:style-name="T57_96"><text:s/></text:span><text:span text:style-name="T57_97">in</text:span><text:span text:style-name="T57_98"><text:s/></text:span><text:span text:style-name="T57_99">C</text:span><text:span text:style-name="T57_100">.<text:s/>(</text:span><text:span text:style-name="T57_101">This</text:span><text:span text:style-name="T57_102"><text:s/></text:span><text:span text:style-name="T57_103">can</text:span><text:span text:style-name="T57_104"><text:s/></text:span><text:span text:style-name="T57_105">also</text:span><text:span text:style-name="T57_106"><text:s/></text:span><text:span text:style-name="T57_107">be</text:span><text:span text:style-name="T57_108"><text:s/></text:span><text:span text:style-name="T57_109">used</text:span><text:span text:style-name="T57_110"><text:s/></text:span><text:span text:style-name="T57_111">on</text:span><text:span text:style-name="T57_112"><text:s/></text:span><text:span text:style-name="T57_113">windows</text:span><text:span text:style-name="T57_114"><text:s/></text:span><text:span text:style-name="T57_115">to</text:span><text:span text:style-name="T57_116"><text:s/></text:span><text:span text:style-name="T57_117">execute</text:span><text:span text:style-name="T57_118"><text:s/></text:span><text:span text:style-name="T57_119">the</text:span><text:span text:style-name="T57_120"><text:s/></text:span><text:span text:style-name="T57_121">code</text:span><text:span text:style-name="T57_122"><text:s/></text:span><text:span text:style-name="T57_123">in</text:span><text:span text:style-name="T57_124"><text:s/></text:span><text:span text:style-name="T57_125">DLLs</text:span><text:span text:style-name="T57_126">,<text:s/></text:span><text:span text:style-name="T57_127">just</text:span><text:span text:style-name="T57_128"><text:s/></text:span><text:span text:style-name="T57_129">as</text:span><text:span text:style-name="T57_130"><text:s/></text:span><text:span text:style-name="T57_131">an</text:span><text:span text:style-name="T57_132"><text:s/></text:span><text:span text:style-name="T57_133">aside</text:span><text:span text:style-name="T57_134">.)<text:s/></text:span><text:span text:style-name="T57_135">The</text:span><text:span text:style-name="T57_136"><text:s/></text:span><text:span text:style-name="T57_137">main</text:span><text:span text:style-name="T57_138"><text:s/></text:span><text:span text:style-name="T57_139">libraries</text:span><text:span text:style-name="T57_140"><text:s/></text:span><text:span text:style-name="T57_141">here</text:span><text:span text:style-name="T57_142"><text:s/></text:span><text:span text:style-name="T57_143">are</text:span><text:span text:style-name="T57_144"><text:s/></text:span><text:span text:style-name="T57_145">libc</text:span><text:span text:style-name="T57_146">,<text:s/></text:span><text:span text:style-name="T57_147">which</text:span><text:span text:style-name="T57_148"><text:s/></text:span><text:span text:style-name="T57_149">provides</text:span><text:span text:style-name="T57_150"><text:s/></text:span><text:span text:style-name="T57_151">the</text:span><text:span text:style-name="T57_152"><text:s/></text:span><text:span text:style-name="T57_153">basic</text:span><text:span text:style-name="T57_154"><text:s/></text:span><text:span text:style-name="T57_155">C</text:span><text:span text:style-name="T57_156"><text:s/></text:span><text:span text:style-name="T57_157">functions</text:span><text:span text:style-name="T57_158"><text:s/></text:span><text:span text:style-name="T57_159">and</text:span><text:span text:style-name="T57_160"><text:s/></text:span><text:span text:style-name="T57_161">libpam</text:span><text:span text:style-name="T57_162">,<text:s/></text:span><text:span text:style-name="T57_163">which</text:span><text:span text:style-name="T57_164"><text:s/></text:span><text:span text:style-name="T57_165">interfaces</text:span><text:span text:style-name="T57_166"><text:s/></text:span><text:span text:style-name="T57_167">with</text:span><text:span text:style-name="T57_168"><text:s/></text:span><text:span text:style-name="T57_169">PAM</text:span><text:span text:style-name="T57_170">.<text:s/></text:span><text:span text:style-name="T57_171">PAM</text:span><text:span text:style-name="T57_172"><text:s/>(</text:span><text:span text:style-name="T57_173">Pluggable</text:span><text:span text:style-name="T57_174"><text:s/></text:span><text:span text:style-name="T57_175">Authentication</text:span><text:span text:style-name="T57_176"><text:s/></text:span><text:span text:style-name="T57_177">Modules</text:span><text:span text:style-name="T57_178">)<text:s/></text:span><text:span text:style-name="T57_179">is</text:span><text:span text:style-name="T57_180"><text:s/></text:span><text:span text:style-name="T57_181">a</text:span><text:span text:style-name="T57_182"><text:s/></text:span><text:span text:style-name="T57_183">service</text:span><text:span text:style-name="T57_184"><text:s/></text:span><text:span text:style-name="T57_185">on</text:span><text:span text:style-name="T57_186"><text:s/></text:span><text:span text:style-name="T57_187">most</text:span><text:span text:style-name="T57_188"><text:s/></text:span><text:span text:style-name="T57_189">modern</text:span><text:span text:style-name="T57_190"><text:s/></text:span><text:span text:style-name="T57_191">Linux</text:span><text:span text:style-name="T57_192"><text:s/></text:span><text:span text:style-name="T57_193">machines</text:span><text:span text:style-name="T57_194"><text:s/></text:span><text:span text:style-name="T57_195">provides</text:span><text:span text:style-name="T57_196"><text:s/></text:span><text:span text:style-name="T57_197">programs</text:span><text:span text:style-name="T57_198"><text:s/></text:span><text:span text:style-name="T57_199">with</text:span><text:span text:style-name="T57_200"><text:s/></text:span><text:span text:style-name="T57_201">a</text:span><text:span text:style-name="T57_202"><text:s/></text:span><text:span text:style-name="T57_203">standard</text:span><text:span text:style-name="T57_204"><text:s/></text:span><text:span text:style-name="T57_205">interface</text:span><text:span text:style-name="T57_206"><text:s/></text:span><text:span text:style-name="T57_207">to</text:span><text:span text:style-name="T57_208"><text:s/></text:span><text:span text:style-name="T57_209">authenticate</text:span><text:span text:style-name="T57_210"><text:s/></text:span><text:span text:style-name="T57_211">users</text:span><text:span text:style-name="T57_212">.<text:s/></text:span><text:span text:style-name="T57_213">It</text:span><text:span text:style-name="T57_214"><text:s/></text:span><text:span text:style-name="T57_215">allows</text:span><text:span text:style-name="T57_216"><text:s/></text:span><text:span text:style-name="T57_217">you</text:span><text:span text:style-name="T57_218"><text:s/></text:span><text:span text:style-name="T57_219">to</text:span><text:span text:style-name="T57_220"><text:s/></text:span><text:span text:style-name="T57_221">define</text:span><text:span text:style-name="T57_222"><text:s/></text:span><text:span text:style-name="T57_223">the</text:span><text:span text:style-name="T57_224"><text:s/></text:span><text:span text:style-name="T57_225">backend</text:span><text:span text:style-name="T57_226"><text:s/></text:span><text:span text:style-name="T57_227">of</text:span><text:span text:style-name="T57_228"><text:s/></text:span><text:span text:style-name="T57_229">how</text:span><text:span text:style-name="T57_230"><text:s/></text:span><text:span text:style-name="T57_231">you</text:span><text:span text:style-name="T57_232"><text:s/></text:span><text:span text:style-name="T57_233">auth</text:span><text:span text:style-name="T57_234"><text:s/></text:span><text:span text:style-name="T57_235">without</text:span><text:span text:style-name="T57_236"><text:s/></text:span><text:span text:style-name="T57_237">requiring</text:span><text:span text:style-name="T57_238"><text:s/></text:span><text:span text:style-name="T57_239">the</text:span><text:span text:style-name="T57_240"><text:s/></text:span><text:span text:style-name="T57_241">program</text:span><text:span text:style-name="T57_242"><text:s/></text:span><text:span text:style-name="T57_243">to</text:span><text:span text:style-name="T57_244"><text:s/></text:span><text:span text:style-name="T57_245">know</text:span><text:span text:style-name="T57_246"><text:s/></text:span><text:span text:style-name="T57_247">exactly</text:span><text:span text:style-name="T57_248"><text:s/></text:span><text:span text:style-name="T57_249">what</text:span><text:span text:style-name="T57_250"><text:s/></text:span><text:span text:style-name="T57_251">was</text:span><text:span text:style-name="T57_252"><text:s/></text:span><text:span text:style-name="T57_253">done</text:span><text:span text:style-name="T57_254">.<text:s/></text:span><text:span text:style-name="T57_255">It</text:span><text:span text:style-name="T57_256"><text:s/></text:span><text:span text:style-name="T57_257">can</text:span><text:span text:style-name="T57_258"><text:s/></text:span><text:span text:style-name="T57_259">do</text:span><text:span text:style-name="T57_260"><text:s/></text:span><text:span text:style-name="T57_261">some</text:span><text:span text:style-name="T57_262"><text:s/></text:span><text:span text:style-name="T57_263">pretty</text:span><text:span text:style-name="T57_264"><text:s/></text:span><text:span text:style-name="T57_265">neat</text:span><text:span text:style-name="T57_266"><text:s/></text:span><text:span text:style-name="T57_267">things</text:span><text:span text:style-name="T57_268"><text:s/></text:span><text:span text:style-name="T57_269">in</text:span><text:span text:style-name="T57_270"><text:s/></text:span><text:span text:style-name="T57_271">that</text:span><text:span text:style-name="T57_272"><text:s/></text:span><text:span text:style-name="T57_273">respect</text:span><text:span text:style-name="T57_274">,<text:s/></text:span><text:span text:style-name="T57_275">but</text:span><text:span text:style-name="T57_276"><text:s/></text:span><text:span text:style-name="T57_277">this</text:span><text:span text:style-name="T57_278"><text:s/></text:span><text:span text:style-name="T57_279">paper</text:span><text:span text:style-name="T57_280"><text:s/></text:span><text:span text:style-name="T57_281">is</text:span><text:span text:style-name="T57_282"><text:s/></text:span><text:span text:style-name="T57_283">getting</text:span><text:span text:style-name="T57_284"><text:s/></text:span><text:span text:style-name="T57_285">a</text:span><text:span text:style-name="T57_286"><text:s/></text:span><text:span text:style-name="T57_287">little</text:span><text:span text:style-name="T57_288"><text:s/></text:span><text:span text:style-name="T57_289">long</text:span><text:span text:style-name="T57_290"><text:s/></text:span><text:span text:style-name="T57_291">and</text:span><text:span text:style-name="T57_292"><text:s/></text:span><text:span text:style-name="T57_293">I</text:span><text:span text:style-name="T57_294"><text:s/></text:span><text:span text:style-name="T57_295">guess</text:span><text:span text:style-name="T57_296"><text:s/></text:span><text:span text:style-name="T57_297">most</text:span><text:span text:style-name="T57_298"><text:s/></text:span><text:span text:style-name="T57_299">of</text:span><text:span text:style-name="T57_300"><text:s/></text:span><text:span text:style-name="T57_301">PAM</text:span><text:span text:style-name="T57_302"><text:s/></text:span><text:span text:style-name="T57_303">is</text:span><text:span text:style-name="T57_304"><text:s/></text:span><text:span text:style-name="T57_305">outside</text:span><text:span text:style-name="T57_306"><text:s/></text:span><text:span text:style-name="T57_307">of</text:span><text:span text:style-name="T57_308"><text:s/></text:span><text:span text:style-name="T57_309">the</text:span><text:span text:style-name="T57_310"><text:s/></text:span><text:span text:style-name="T57_311">scope</text:span><text:span text:style-name="T57_312"><text:s/></text:span><text:span text:style-name="T57_313">of</text:span><text:span text:style-name="T57_314"><text:s/></text:span><text:span text:style-name="T57_315">this</text:span><text:span text:style-name="T57_316"><text:s/></text:span><text:span text:style-name="T57_317">anyway</text:span><text:span text:style-name="T57_318">.<text:s/></text:span><text:span text:style-name="T57_319">Let</text:span><text:span text:style-name="T57_320">’</text:span><text:span text:style-name="T57_321">s</text:span><text:span text:style-name="T57_322"><text:s/></text:span><text:span text:style-name="T57_323">talk</text:span><text:span text:style-name="T57_324"><text:s/></text:span><text:span text:style-name="T57_325">about</text:span><text:span text:style-name="T57_326"><text:s/></text:span><text:span text:style-name="T57_327">ctypes</text:span><text:span text:style-name="T57_328"><text:s/></text:span><text:span text:style-name="T57_329">instead</text:span><text:span text:style-name="T57_330"><text:s/></text:span><text:span text:style-name="T57_331">for</text:span><text:span text:style-name="T57_332"><text:s/></text:span><text:span text:style-name="T57_333">now</text:span><text:span text:style-name="T57_334">.</text:span></text:p>
      <text:p text:style-name="P58"><text:span text:style-name="T58_1">ctypes</text:span><text:span text:style-name="T58_2"><text:s/></text:span><text:span text:style-name="T58_3">basically</text:span><text:span text:style-name="T58_4"><text:s/></text:span><text:span text:style-name="T58_5">just</text:span><text:span text:style-name="T58_6"><text:s/></text:span><text:span text:style-name="T58_7">allows</text:span><text:span text:style-name="T58_8"><text:s/></text:span><text:span text:style-name="T58_9">you</text:span><text:span text:style-name="T58_10"><text:s/></text:span><text:span text:style-name="T58_11">to</text:span><text:span text:style-name="T58_12"><text:s/></text:span><text:span text:style-name="T58_13">call</text:span><text:span text:style-name="T58_14"><text:s/></text:span><text:span text:style-name="T58_15">functions</text:span><text:span text:style-name="T58_16"><text:s/></text:span><text:span text:style-name="T58_17">from</text:span><text:span text:style-name="T58_18"><text:s/></text:span><text:span text:style-name="T58_19">already</text:span><text:span text:style-name="T58_20"><text:s/></text:span><text:span text:style-name="T58_21">compiled</text:span><text:span text:style-name="T58_22"><text:s/></text:span><text:span text:style-name="T58_23">shared</text:span><text:span text:style-name="T58_24"><text:s/></text:span><text:span text:style-name="T58_25">libraries</text:span><text:span text:style-name="T58_26"><text:s/></text:span><text:span text:style-name="T58_27">which</text:span><text:span text:style-name="T58_28"><text:s/></text:span><text:span text:style-name="T58_29">were</text:span><text:span text:style-name="T58_30"><text:s/></text:span><text:span text:style-name="T58_31">written</text:span><text:span text:style-name="T58_32"><text:s/></text:span><text:span text:style-name="T58_33">in</text:span><text:span text:style-name="T58_34"><text:s/></text:span><text:span text:style-name="T58_35">C</text:span><text:span text:style-name="T58_36">.<text:s/></text:span><text:span text:style-name="T58_37">In</text:span><text:span text:style-name="T58_38"><text:s/></text:span><text:span text:style-name="T58_39">order</text:span><text:span text:style-name="T58_40"><text:s/></text:span><text:span text:style-name="T58_41">to</text:span><text:span text:style-name="T58_42"><text:s/></text:span><text:span text:style-name="T58_43">do</text:span><text:span text:style-name="T58_44"><text:s/></text:span><text:span text:style-name="T58_45">this</text:span><text:span text:style-name="T58_46"><text:s/></text:span><text:span text:style-name="T58_47">though</text:span><text:span text:style-name="T58_48">,<text:s/></text:span><text:span text:style-name="T58_49">you</text:span><text:span text:style-name="T58_50"><text:s/></text:span><text:span text:style-name="T58_51">have</text:span><text:span text:style-name="T58_52"><text:s/></text:span><text:span text:style-name="T58_53">to</text:span><text:span text:style-name="T58_54"><text:s/></text:span><text:span text:style-name="T58_55">pretty</text:span><text:span text:style-name="T58_56"><text:s/></text:span><text:span text:style-name="T58_57">explicitly</text:span><text:span text:style-name="T58_58"><text:s/></text:span><text:span text:style-name="T58_59">tell</text:span><text:span text:style-name="T58_60"><text:s/></text:span><text:span text:style-name="T58_61">python</text:span><text:span text:style-name="T58_62"><text:s/></text:span><text:span text:style-name="T58_63">how</text:span><text:span text:style-name="T58_64"><text:s/></text:span><text:span text:style-name="T58_65">it</text:span><text:span text:style-name="T58_66"><text:s/></text:span><text:span text:style-name="T58_67">will</text:span><text:span text:style-name="T58_68"><text:s/></text:span><text:span text:style-name="T58_69">be</text:span><text:span text:style-name="T58_70"><text:s/></text:span><text:span text:style-name="T58_71">interfacing</text:span><text:span text:style-name="T58_72"><text:s/></text:span><text:span text:style-name="T58_73">with</text:span><text:span text:style-name="T58_74"><text:s/></text:span><text:span text:style-name="T58_75">them</text:span><text:span text:style-name="T58_76">.<text:s/></text:span><text:span text:style-name="T58_77">This</text:span><text:span text:style-name="T58_78"><text:s/></text:span><text:span text:style-name="T58_79">makes</text:span><text:span text:style-name="T58_80"><text:s/></text:span><text:span text:style-name="T58_81">sense</text:span><text:span text:style-name="T58_82">,<text:s/></text:span><text:span text:style-name="T58_83">given</text:span><text:span text:style-name="T58_84"><text:s/></text:span><text:span text:style-name="T58_85">that</text:span><text:span text:style-name="T58_86"><text:s/></text:span><text:span text:style-name="T58_87">Python</text:span><text:span text:style-name="T58_88">’</text:span><text:span text:style-name="T58_89">s</text:span><text:span text:style-name="T58_90"><text:s/></text:span><text:span text:style-name="T58_91">memory</text:span><text:span text:style-name="T58_92"><text:s/></text:span><text:span text:style-name="T58_93">and</text:span><text:span text:style-name="T58_94"><text:s/></text:span><text:span text:style-name="T58_95">type</text:span><text:span text:style-name="T58_96"><text:s/></text:span><text:span text:style-name="T58_97">management</text:span><text:span text:style-name="T58_98"><text:s/></text:span><text:span text:style-name="T58_99">is</text:span><text:span text:style-name="T58_100"><text:s/></text:span><text:span text:style-name="T58_101">pretty</text:span><text:span text:style-name="T58_102"><text:s/></text:span><text:span text:style-name="T58_103">far</text:span><text:span text:style-name="T58_104"><text:s/></text:span><text:span text:style-name="T58_105">removed</text:span><text:span text:style-name="T58_106"><text:s/></text:span><text:span text:style-name="T58_107">from</text:span><text:span text:style-name="T58_108"><text:s/></text:span><text:span text:style-name="T58_109">that</text:span><text:span text:style-name="T58_110"><text:s/></text:span><text:span text:style-name="T58_111">of</text:span><text:span text:style-name="T58_112"><text:s/></text:span><text:span text:style-name="T58_113">C</text:span><text:span text:style-name="T58_114">.</text:span></text:p>
      <text:p text:style-name="P59"><text:span text:style-name="T59_1">The</text:span><text:span text:style-name="T59_2"><text:s/></text:span><text:span text:style-name="T59_3">first</text:span><text:span text:style-name="T59_4"><text:s/></text:span><text:span text:style-name="T59_5">step</text:span><text:span text:style-name="T59_6"><text:s/></text:span><text:span text:style-name="T59_7">in</text:span><text:span text:style-name="T59_8"><text:s/></text:span><text:span text:style-name="T59_9">using</text:span><text:span text:style-name="T59_10"><text:s/></text:span><text:span text:style-name="T59_11">ctypes</text:span><text:span text:style-name="T59_12"><text:s/></text:span><text:span text:style-name="T59_13">is</text:span><text:span text:style-name="T59_14"><text:s/></text:span><text:span text:style-name="T59_15">to</text:span><text:span text:style-name="T59_16"><text:s/></text:span><text:span text:style-name="T59_17">load</text:span><text:span text:style-name="T59_18"><text:s/></text:span><text:span text:style-name="T59_19">the</text:span><text:span text:style-name="T59_20"><text:s/></text:span><text:span text:style-name="T59_21">libs</text:span><text:span text:style-name="T59_22"><text:s/></text:span><text:span text:style-name="T59_23">you</text:span><text:span text:style-name="T59_24"><text:s/></text:span><text:span text:style-name="T59_25">want</text:span><text:span text:style-name="T59_26"><text:s/></text:span><text:span text:style-name="T59_27">to</text:span><text:span text:style-name="T59_28"><text:s/></text:span><text:span text:style-name="T59_29">use</text:span><text:span text:style-name="T59_30">.<text:s/></text:span><text:span text:style-name="T59_31">In</text:span><text:span text:style-name="T59_32"><text:s/></text:span><text:span text:style-name="T59_33">linux</text:span><text:span text:style-name="T59_34"><text:s/></text:span><text:span text:style-name="T59_35">this</text:span><text:span text:style-name="T59_36"><text:s/></text:span><text:span text:style-name="T59_37">is</text:span><text:span text:style-name="T59_38"><text:s/></text:span><text:span text:style-name="T59_39">done</text:span><text:span text:style-name="T59_40"><text:s/></text:span><text:span text:style-name="T59_41">with</text:span><text:span text:style-name="T59_42"><text:s/></text:span><text:span text:style-name="T59_43">a</text:span><text:span text:style-name="T59_44"><text:s/></text:span><text:span text:style-name="T59_45">call</text:span><text:span text:style-name="T59_46"><text:s/></text:span><text:span text:style-name="T59_47">to</text:span><text:span text:style-name="T59_48"><text:s/></text:span><text:span text:style-name="T59_49">ctypes</text:span><text:span text:style-name="T59_50">.</text:span><text:span text:style-name="T59_51">cdll</text:span><text:span text:style-name="T59_52">.</text:span><text:span text:style-name="T59_53">LoadLibrary</text:span><text:span text:style-name="T59_54">.<text:s/></text:span><text:span text:style-name="T59_55">The</text:span><text:span text:style-name="T59_56"><text:s/></text:span><text:span text:style-name="T59_57">argument</text:span><text:span text:style-name="T59_58"><text:s/></text:span><text:span text:style-name="T59_59">is</text:span><text:span text:style-name="T59_60"><text:s/></text:span><text:span text:style-name="T59_61">the</text:span><text:span text:style-name="T59_62"><text:s/></text:span><text:span text:style-name="T59_63">absolute</text:span><text:span text:style-name="T59_64"><text:s/></text:span><text:span text:style-name="T59_65">path</text:span><text:span text:style-name="T59_66"><text:s/></text:span><text:span text:style-name="T59_67">to</text:span><text:span text:style-name="T59_68"><text:s/></text:span><text:span text:style-name="T59_69">the</text:span><text:span text:style-name="T59_70"><text:s/></text:span><text:span text:style-name="T59_71">lib</text:span><text:span text:style-name="T59_72">.<text:s/></text:span><text:span text:style-name="T59_73">If</text:span><text:span text:style-name="T59_74"><text:s/></text:span><text:span text:style-name="T59_75">you</text:span><text:span text:style-name="T59_76"><text:s/></text:span><text:span text:style-name="T59_77">don</text:span><text:span text:style-name="T59_78">’</text:span><text:span text:style-name="T59_79">t</text:span><text:span text:style-name="T59_80"><text:s/></text:span><text:span text:style-name="T59_81">know</text:span><text:span text:style-name="T59_82"><text:s/></text:span><text:span text:style-name="T59_83">this</text:span><text:span text:style-name="T59_84">,<text:s/></text:span><text:span text:style-name="T59_85">ctypes</text:span><text:span text:style-name="T59_86">.</text:span><text:span text:style-name="T59_87">util</text:span><text:span text:style-name="T59_88"><text:s/></text:span><text:span text:style-name="T59_89">provides</text:span><text:span text:style-name="T59_90"><text:s/></text:span><text:span text:style-name="T59_91">a</text:span><text:span text:style-name="T59_92"><text:s/></text:span><text:span text:style-name="T59_93">find</text:span><text:span text:style-name="T59_94">_</text:span><text:span text:style-name="T59_95">library</text:span><text:span text:style-name="T59_96"><text:s/></text:span><text:span text:style-name="T59_97">method</text:span><text:span text:style-name="T59_98"><text:s/></text:span><text:span text:style-name="T59_99">that</text:span><text:span text:style-name="T59_100"><text:s/></text:span><text:span text:style-name="T59_101">allows</text:span><text:span text:style-name="T59_102"><text:s/></text:span><text:span text:style-name="T59_103">you</text:span><text:span text:style-name="T59_104"><text:s/></text:span><text:span text:style-name="T59_105">to</text:span><text:span text:style-name="T59_106"><text:s/></text:span><text:span text:style-name="T59_107">look</text:span><text:span text:style-name="T59_108"><text:s/></text:span><text:span text:style-name="T59_109">up</text:span><text:span text:style-name="T59_110"><text:s/></text:span><text:span text:style-name="T59_111">the</text:span><text:span text:style-name="T59_112"><text:s/></text:span><text:span text:style-name="T59_113">library</text:span><text:span text:style-name="T59_114"><text:s/></text:span><text:span text:style-name="T59_115">by</text:span><text:span text:style-name="T59_116"><text:s/></text:span><text:span text:style-name="T59_117">its</text:span><text:span text:style-name="T59_118"><text:s/></text:span><text:span text:style-name="T59_119">commonly</text:span><text:span text:style-name="T59_120"><text:s/></text:span><text:span text:style-name="T59_121">known</text:span><text:span text:style-name="T59_122"><text:s/></text:span><text:span text:style-name="T59_123">name</text:span><text:span text:style-name="T59_124">.<text:s/></text:span><text:span text:style-name="T59_125">I</text:span><text:span text:style-name="T59_126"><text:s/></text:span><text:span text:style-name="T59_127">tried</text:span><text:span text:style-name="T59_128"><text:s/></text:span><text:span text:style-name="T59_129">both</text:span><text:span text:style-name="T59_130"><text:s/></text:span><text:span text:style-name="T59_131">ways</text:span><text:span text:style-name="T59_132"><text:s/></text:span><text:span text:style-name="T59_133">of</text:span><text:span text:style-name="T59_134"><text:s/></text:span><text:span text:style-name="T59_135">telling</text:span><text:span text:style-name="T59_136"><text:s/></text:span><text:span text:style-name="T59_137">it</text:span><text:span text:style-name="T59_138"><text:s/></text:span><text:span text:style-name="T59_139">what</text:span><text:span text:style-name="T59_140"><text:s/></text:span><text:span text:style-name="T59_141">to</text:span><text:span text:style-name="T59_142"><text:s/></text:span><text:span text:style-name="T59_143">use</text:span><text:span text:style-name="T59_144">,<text:s/></text:span><text:span text:style-name="T59_145">with</text:span><text:span text:style-name="T59_146"><text:s/></text:span><text:span text:style-name="T59_147">both</text:span><text:span text:style-name="T59_148"><text:s/></text:span><text:span text:style-name="T59_149">working</text:span><text:span text:style-name="T59_150"><text:s/></text:span><text:span text:style-name="T59_151">fine</text:span><text:span text:style-name="T59_152">.<text:s/></text:span><text:span text:style-name="T59_153">I</text:span><text:span text:style-name="T59_154"><text:s/></text:span><text:span text:style-name="T59_155">settled</text:span><text:span text:style-name="T59_156"><text:s/></text:span><text:span text:style-name="T59_157">on</text:span><text:span text:style-name="T59_158"><text:s/></text:span><text:span text:style-name="T59_159">the</text:span><text:span text:style-name="T59_160"><text:s/></text:span><text:span text:style-name="T59_161">second</text:span><text:span text:style-name="T59_162"><text:s/></text:span><text:span text:style-name="T59_163">though</text:span><text:span text:style-name="T59_164"><text:s/></text:span><text:span text:style-name="T59_165">as</text:span><text:span text:style-name="T59_166"><text:s/></text:span><text:span text:style-name="T59_167">it</text:span><text:span text:style-name="T59_168"><text:s/></text:span><text:span text:style-name="T59_169">it</text:span><text:span text:style-name="T59_170"><text:s/></text:span><text:span text:style-name="T59_171">probably</text:span><text:span text:style-name="T59_172"><text:s/></text:span><text:span text:style-name="T59_173">far</text:span><text:span text:style-name="T59_174"><text:s/></text:span><text:span text:style-name="T59_175">more</text:span><text:span text:style-name="T59_176"><text:s/></text:span><text:span text:style-name="T59_177">portable</text:span><text:span text:style-name="T59_178">.<text:s/></text:span><text:span text:style-name="T59_179">The</text:span><text:span text:style-name="T59_180"><text:s/></text:span><text:span text:style-name="T59_181">names</text:span><text:span text:style-name="T59_182"><text:s/></text:span><text:span text:style-name="T59_183">of</text:span><text:span text:style-name="T59_184"><text:s/></text:span><text:span text:style-name="T59_185">the</text:span><text:span text:style-name="T59_186"><text:s/></text:span><text:span text:style-name="T59_187">two</text:span><text:span text:style-name="T59_188"><text:s/></text:span><text:span text:style-name="T59_189">libs</text:span><text:span text:style-name="T59_190"><text:s/></text:span><text:span text:style-name="T59_191">I</text:span><text:span text:style-name="T59_192"><text:s/></text:span><text:span text:style-name="T59_193">loaded</text:span><text:span text:style-name="T59_194"><text:s/></text:span><text:span text:style-name="T59_195">were</text:span><text:span text:style-name="T59_196"><text:s/>“</text:span><text:span text:style-name="T59_197">c</text:span><text:span text:style-name="T59_198">”<text:s/></text:span><text:span text:style-name="T59_199">and</text:span><text:span text:style-name="T59_200"><text:s/>“</text:span><text:span text:style-name="T59_201">pam</text:span><text:span text:style-name="T59_202">.”</text:span></text:p>
      <text:p text:style-name="P60"><text:span text:style-name="T60_1">Loading</text:span><text:span text:style-name="T60_2"><text:s/></text:span><text:span text:style-name="T60_3">the</text:span><text:span text:style-name="T60_4"><text:s/></text:span><text:span text:style-name="T60_5">libs</text:span><text:span text:style-name="T60_6"><text:s/></text:span><text:span text:style-name="T60_7">isn</text:span><text:span text:style-name="T60_8">’</text:span><text:span text:style-name="T60_9">t</text:span><text:span text:style-name="T60_10"><text:s/></text:span><text:span text:style-name="T60_11">enough</text:span><text:span text:style-name="T60_12"><text:s/></text:span><text:span text:style-name="T60_13">though</text:span><text:span text:style-name="T60_14">,<text:s/></text:span><text:span text:style-name="T60_15">Python</text:span><text:span text:style-name="T60_16"><text:s/></text:span><text:span text:style-name="T60_17">doesn</text:span><text:span text:style-name="T60_18">’</text:span><text:span text:style-name="T60_19">t</text:span><text:span text:style-name="T60_20"><text:s/></text:span><text:span text:style-name="T60_21">have</text:span><text:span text:style-name="T60_22"><text:s/></text:span><text:span text:style-name="T60_23">C</text:span><text:span text:style-name="T60_24"><text:s/></text:span><text:span text:style-name="T60_25">header</text:span><text:span text:style-name="T60_26"><text:s/></text:span><text:span text:style-name="T60_27">files</text:span><text:span text:style-name="T60_28"><text:s/></text:span><text:span text:style-name="T60_29">to</text:span><text:span text:style-name="T60_30"><text:s/></text:span><text:span text:style-name="T60_31">work</text:span><text:span text:style-name="T60_32"><text:s/></text:span><text:span text:style-name="T60_33">with</text:span><text:span text:style-name="T60_34"><text:s/></text:span><text:span text:style-name="T60_35">and</text:span><text:span text:style-name="T60_36"><text:s/></text:span><text:span text:style-name="T60_37">it</text:span><text:span text:style-name="T60_38"><text:s/></text:span><text:span text:style-name="T60_39">probably</text:span><text:span text:style-name="T60_40"><text:s/></text:span><text:span text:style-name="T60_41">wouldn</text:span><text:span text:style-name="T60_42">’</text:span><text:span text:style-name="T60_43">t</text:span><text:span text:style-name="T60_44"><text:s/></text:span><text:span text:style-name="T60_45">understand</text:span><text:span text:style-name="T60_46"><text:s/></text:span><text:span text:style-name="T60_47">them</text:span><text:span text:style-name="T60_48"><text:s/></text:span><text:span text:style-name="T60_49">if</text:span><text:span text:style-name="T60_50"><text:s/></text:span><text:span text:style-name="T60_51">it</text:span><text:span text:style-name="T60_52"><text:s/></text:span><text:span text:style-name="T60_53">did</text:span><text:span text:style-name="T60_54">,<text:s/></text:span><text:span text:style-name="T60_55">so</text:span><text:span text:style-name="T60_56"><text:s/></text:span><text:span text:style-name="T60_57">you</text:span><text:span text:style-name="T60_58"><text:s/></text:span><text:span text:style-name="T60_59">need</text:span><text:span text:style-name="T60_60"><text:s/></text:span><text:span text:style-name="T60_61">to</text:span><text:span text:style-name="T60_62"><text:s/></text:span><text:span text:style-name="T60_63">define</text:span><text:span text:style-name="T60_64"><text:s/></text:span><text:span text:style-name="T60_65">the</text:span><text:span text:style-name="T60_66"><text:s/></text:span><text:span text:style-name="T60_67">relevant</text:span><text:span text:style-name="T60_68"><text:s/></text:span><text:span text:style-name="T60_69">items</text:span><text:span text:style-name="T60_70"><text:s/></text:span><text:span text:style-name="T60_71">from</text:span><text:span text:style-name="T60_72"><text:s/></text:span><text:span text:style-name="T60_73">there</text:span><text:span text:style-name="T60_74">.<text:s/></text:span><text:span text:style-name="T60_75">Struct</text:span><text:span text:style-name="T60_76"><text:s/></text:span><text:span text:style-name="T60_77">definitions</text:span><text:span text:style-name="T60_78"><text:s/></text:span><text:span text:style-name="T60_79">and</text:span><text:span text:style-name="T60_80"><text:s/></text:span><text:span text:style-name="T60_81">function</text:span><text:span text:style-name="T60_82"><text:s/></text:span><text:span text:style-name="T60_83">specifications</text:span><text:span text:style-name="T60_84"><text:s/></text:span><text:span text:style-name="T60_85">are</text:span><text:span text:style-name="T60_86"><text:s/></text:span><text:span text:style-name="T60_87">mostly</text:span><text:span text:style-name="T60_88"><text:s/></text:span><text:span text:style-name="T60_89">what</text:span><text:span text:style-name="T60_90"><text:s/></text:span><text:span text:style-name="T60_91">you</text:span><text:span text:style-name="T60_92"><text:s/></text:span><text:span text:style-name="T60_93">need</text:span><text:span text:style-name="T60_94">.<text:s/></text:span><text:span text:style-name="T60_95">You</text:span><text:span text:style-name="T60_96"><text:s/></text:span><text:span text:style-name="T60_97">can</text:span><text:span text:style-name="T60_98"><text:s/></text:span><text:span text:style-name="T60_99">also</text:span><text:span text:style-name="T60_100"><text:s/></text:span><text:span text:style-name="T60_101">write</text:span><text:span text:style-name="T60_102"><text:s/></text:span><text:span text:style-name="T60_103">your</text:span><text:span text:style-name="T60_104"><text:s/></text:span><text:span text:style-name="T60_105">own</text:span><text:span text:style-name="T60_106"><text:s/></text:span><text:span text:style-name="T60_107">functions</text:span><text:span text:style-name="T60_108"><text:s/></text:span><text:span text:style-name="T60_109">in</text:span><text:span text:style-name="T60_110"><text:s/></text:span><text:span text:style-name="T60_111">Python</text:span><text:span text:style-name="T60_112"><text:s/></text:span><text:span text:style-name="T60_113">and</text:span><text:span text:style-name="T60_114"><text:s/></text:span><text:span text:style-name="T60_115">have</text:span><text:span text:style-name="T60_116"><text:s/></text:span><text:span text:style-name="T60_117">them</text:span><text:span text:style-name="T60_118"><text:s/></text:span><text:span text:style-name="T60_119">called</text:span><text:span text:style-name="T60_120"><text:s/></text:span><text:span text:style-name="T60_121">as</text:span><text:span text:style-name="T60_122"><text:s/></text:span><text:span text:style-name="T60_123">if</text:span><text:span text:style-name="T60_124"><text:s/></text:span><text:span text:style-name="T60_125">they</text:span><text:span text:style-name="T60_126"><text:s/></text:span><text:span text:style-name="T60_127">were</text:span><text:span text:style-name="T60_128"><text:s/></text:span><text:span text:style-name="T60_129">C</text:span><text:span text:style-name="T60_130"><text:s/></text:span><text:span text:style-name="T60_131">functions</text:span><text:span text:style-name="T60_132"><text:s/></text:span><text:span text:style-name="T60_133">by</text:span><text:span text:style-name="T60_134"><text:s/></text:span><text:span text:style-name="T60_135">using</text:span><text:span text:style-name="T60_136"><text:s/></text:span><text:span text:style-name="T60_137">a</text:span><text:span text:style-name="T60_138"><text:s/></text:span><text:span text:style-name="T60_139">carefully</text:span><text:span text:style-name="T60_140"><text:s/></text:span><text:span text:style-name="T60_141">designed</text:span><text:span text:style-name="T60_142"><text:s/></text:span><text:span text:style-name="T60_143">decorator</text:span><text:span text:style-name="T60_144">.<text:s/></text:span><text:span text:style-name="T60_145">This</text:span><text:span text:style-name="T60_146"><text:s/></text:span><text:span text:style-name="T60_147">is</text:span><text:span text:style-name="T60_148"><text:s/></text:span><text:span text:style-name="T60_149">how</text:span><text:span text:style-name="T60_150"><text:s/></text:span><text:span text:style-name="T60_151">you</text:span><text:span text:style-name="T60_152"><text:s/></text:span><text:span text:style-name="T60_153">can</text:span><text:span text:style-name="T60_154"><text:s/></text:span><text:span text:style-name="T60_155">make</text:span><text:span text:style-name="T60_156"><text:s/></text:span><text:span text:style-name="T60_157">functions</text:span><text:span text:style-name="T60_158"><text:s/></text:span><text:span text:style-name="T60_159">to</text:span><text:span text:style-name="T60_160"><text:s/></text:span><text:span text:style-name="T60_161">hand</text:span><text:span text:style-name="T60_162"><text:s/></text:span><text:span text:style-name="T60_163">to</text:span><text:span text:style-name="T60_164"><text:s/></text:span><text:span text:style-name="T60_165">something</text:span><text:span text:style-name="T60_166"><text:s/></text:span><text:span text:style-name="T60_167">that</text:span><text:span text:style-name="T60_168"><text:s/></text:span><text:span text:style-name="T60_169">takes</text:span><text:span text:style-name="T60_170"><text:s/></text:span><text:span text:style-name="T60_171">a</text:span><text:span text:style-name="T60_172"><text:s/></text:span><text:span text:style-name="T60_173">function</text:span><text:span text:style-name="T60_174"><text:s/></text:span><text:span text:style-name="T60_175">pointer</text:span><text:span text:style-name="T60_176">.</text:span></text:p>
      <text:p text:style-name="P61"><text:span text:style-name="T61_1">The</text:span><text:span text:style-name="T61_2"><text:s/></text:span><text:span text:style-name="T61_3">structs</text:span><text:span text:style-name="T61_4"><text:s/></text:span><text:span text:style-name="T61_5">are</text:span><text:span text:style-name="T61_6"><text:s/></text:span><text:span text:style-name="T61_7">defined</text:span><text:span text:style-name="T61_8"><text:s/></text:span><text:span text:style-name="T61_9">by</text:span><text:span text:style-name="T61_10"><text:s/></text:span><text:span text:style-name="T61_11">creating</text:span><text:span text:style-name="T61_12"><text:s/></text:span><text:span text:style-name="T61_13">a</text:span><text:span text:style-name="T61_14"><text:s/></text:span><text:span text:style-name="T61_15">class</text:span><text:span text:style-name="T61_16"><text:s/></text:span><text:span text:style-name="T61_17">which</text:span><text:span text:style-name="T61_18"><text:s/></text:span><text:span text:style-name="T61_19">inherits</text:span><text:span text:style-name="T61_20"><text:s/></text:span><text:span text:style-name="T61_21">from</text:span><text:span text:style-name="T61_22"><text:s/></text:span><text:span text:style-name="T61_23">ctypes</text:span><text:span text:style-name="T61_24">.</text:span><text:span text:style-name="T61_25">Structure</text:span><text:span text:style-name="T61_26">.<text:s/></text:span><text:span text:style-name="T61_27">The</text:span><text:span text:style-name="T61_28"><text:s/></text:span><text:span text:style-name="T61_29">fields</text:span><text:span text:style-name="T61_30"><text:s/></text:span><text:span text:style-name="T61_31">in</text:span><text:span text:style-name="T61_32"><text:s/></text:span><text:span text:style-name="T61_33">the</text:span><text:span text:style-name="T61_34"><text:s/></text:span><text:span text:style-name="T61_35">struct</text:span><text:span text:style-name="T61_36"><text:s/></text:span><text:span text:style-name="T61_37">are</text:span><text:span text:style-name="T61_38"><text:s/></text:span><text:span text:style-name="T61_39">defined</text:span><text:span text:style-name="T61_40"><text:s/></text:span><text:span text:style-name="T61_41">with</text:span><text:span text:style-name="T61_42"><text:s/></text:span><text:span text:style-name="T61_43">the</text:span><text:span text:style-name="T61_44"><text:s/>_</text:span><text:span text:style-name="T61_45">fields</text:span><text:span text:style-name="T61_46">_<text:s/></text:span><text:span text:style-name="T61_47">member</text:span><text:span text:style-name="T61_48"><text:s/></text:span><text:span text:style-name="T61_49">variable</text:span><text:span text:style-name="T61_50">.<text:s/></text:span><text:span text:style-name="T61_51">This</text:span><text:span text:style-name="T61_52"><text:s/></text:span><text:span text:style-name="T61_53">is</text:span><text:span text:style-name="T61_54"><text:s/></text:span><text:span text:style-name="T61_55">a</text:span><text:span text:style-name="T61_56"><text:s/></text:span><text:span text:style-name="T61_57">list</text:span><text:span text:style-name="T61_58"><text:s/></text:span><text:span text:style-name="T61_59">of</text:span><text:span text:style-name="T61_60"><text:s/></text:span><text:span text:style-name="T61_61">tuples</text:span><text:span text:style-name="T61_62">.<text:s/></text:span><text:span text:style-name="T61_63">Each</text:span><text:span text:style-name="T61_64"><text:s/></text:span><text:span text:style-name="T61_65">tuple</text:span><text:span text:style-name="T61_66"><text:s/></text:span><text:span text:style-name="T61_67">contains</text:span><text:span text:style-name="T61_68"><text:s/></text:span><text:span text:style-name="T61_69">two</text:span><text:span text:style-name="T61_70"><text:s/></text:span><text:span text:style-name="T61_71">items</text:span><text:span text:style-name="T61_72">,<text:s/></text:span><text:span text:style-name="T61_73">the</text:span><text:span text:style-name="T61_74"><text:s/></text:span><text:span text:style-name="T61_75">first</text:span><text:span text:style-name="T61_76"><text:s/></text:span><text:span text:style-name="T61_77">is</text:span><text:span text:style-name="T61_78"><text:s/></text:span><text:span text:style-name="T61_79">a</text:span><text:span text:style-name="T61_80"><text:s/></text:span><text:span text:style-name="T61_81">string</text:span><text:span text:style-name="T61_82"><text:s/></text:span><text:span text:style-name="T61_83">for</text:span><text:span text:style-name="T61_84"><text:s/></text:span><text:span text:style-name="T61_85">the</text:span><text:span text:style-name="T61_86"><text:s/></text:span><text:span text:style-name="T61_87">name</text:span><text:span text:style-name="T61_88"><text:s/></text:span><text:span text:style-name="T61_89">of</text:span><text:span text:style-name="T61_90"><text:s/></text:span><text:span text:style-name="T61_91">the</text:span><text:span text:style-name="T61_92"><text:s/></text:span><text:span text:style-name="T61_93">field</text:span><text:span text:style-name="T61_94">,<text:s/></text:span><text:span text:style-name="T61_95">the</text:span><text:span text:style-name="T61_96"><text:s/></text:span><text:span text:style-name="T61_97">second</text:span><text:span text:style-name="T61_98"><text:s/></text:span><text:span text:style-name="T61_99">is</text:span><text:span text:style-name="T61_100"><text:s/></text:span><text:span text:style-name="T61_101">the</text:span><text:span text:style-name="T61_102"><text:s/></text:span><text:span text:style-name="T61_103">type</text:span><text:span text:style-name="T61_104"><text:s/></text:span><text:span text:style-name="T61_105">as</text:span><text:span text:style-name="T61_106"><text:s/></text:span><text:span text:style-name="T61_107">defined</text:span><text:span text:style-name="T61_108"><text:s/></text:span><text:span text:style-name="T61_109">by</text:span><text:span text:style-name="T61_110"><text:s/></text:span><text:span text:style-name="T61_111">ctypes</text:span><text:span text:style-name="T61_112">.<text:s/></text:span><text:span text:style-name="T61_113">For</text:span><text:span text:style-name="T61_114"><text:s/></text:span><text:span text:style-name="T61_115">example</text:span><text:span text:style-name="T61_116"><text:s/></text:span><text:span text:style-name="T61_117">ctypes</text:span><text:span text:style-name="T61_118">.</text:span><text:span text:style-name="T61_119">c</text:span><text:span text:style-name="T61_120">_</text:span><text:span text:style-name="T61_121">int</text:span><text:span text:style-name="T61_122"><text:s/></text:span><text:span text:style-name="T61_123">for</text:span><text:span text:style-name="T61_124"><text:s/></text:span><text:span text:style-name="T61_125">an</text:span><text:span text:style-name="T61_126"><text:s/></text:span><text:span text:style-name="T61_127">int</text:span><text:span text:style-name="T61_128"><text:s/></text:span><text:span text:style-name="T61_129">or</text:span><text:span text:style-name="T61_130"><text:s/></text:span><text:span text:style-name="T61_131">ctypes</text:span><text:span text:style-name="T61_132">.</text:span><text:span text:style-name="T61_133">c</text:span><text:span text:style-name="T61_134">_</text:span><text:span text:style-name="T61_135">char</text:span><text:span text:style-name="T61_136">_</text:span><text:span text:style-name="T61_137">p</text:span><text:span text:style-name="T61_138"><text:s/></text:span><text:span text:style-name="T61_139">for</text:span><text:span text:style-name="T61_140"><text:s/></text:span><text:span text:style-name="T61_141">a</text:span><text:span text:style-name="T61_142"><text:s/></text:span><text:span text:style-name="T61_143">point</text:span><text:span text:style-name="T61_144"><text:s/></text:span><text:span text:style-name="T61_145">to</text:span><text:span text:style-name="T61_146"><text:s/></text:span><text:span text:style-name="T61_147">a</text:span><text:span text:style-name="T61_148"><text:s/></text:span><text:span text:style-name="T61_149">character</text:span><text:span text:style-name="T61_150"><text:s/></text:span><text:span text:style-name="T61_151">array</text:span><text:span text:style-name="T61_152">.</text:span></text:p>
      <text:p text:style-name="P62"><text:span text:style-name="T62_1">Using</text:span><text:span text:style-name="T62_2"><text:s/></text:span><text:span text:style-name="T62_3">already</text:span><text:span text:style-name="T62_4"><text:s/></text:span><text:span text:style-name="T62_5">implemented</text:span><text:span text:style-name="T62_6"><text:s/></text:span><text:span text:style-name="T62_7">C</text:span><text:span text:style-name="T62_8"><text:s/></text:span><text:span text:style-name="T62_9">functions</text:span><text:span text:style-name="T62_10"><text:s/></text:span><text:span text:style-name="T62_11">isn</text:span><text:span text:style-name="T62_12">’</text:span><text:span text:style-name="T62_13">t</text:span><text:span text:style-name="T62_14"><text:s/></text:span><text:span text:style-name="T62_15">very</text:span><text:span text:style-name="T62_16"><text:s/></text:span><text:span text:style-name="T62_17">hard</text:span><text:span text:style-name="T62_18">.<text:s/></text:span><text:span text:style-name="T62_19">Just</text:span><text:span text:style-name="T62_20"><text:s/></text:span><text:span text:style-name="T62_21">make</text:span><text:span text:style-name="T62_22"><text:s/></text:span><text:span text:style-name="T62_23">a</text:span><text:span text:style-name="T62_24"><text:s/></text:span><text:span text:style-name="T62_25">variable</text:span><text:span text:style-name="T62_26"><text:s/></text:span><text:span text:style-name="T62_27">that</text:span><text:span text:style-name="T62_28"><text:s/></text:span><text:span text:style-name="T62_29">points</text:span><text:span text:style-name="T62_30"><text:s/></text:span><text:span text:style-name="T62_31">at</text:span><text:span text:style-name="T62_32"><text:s/></text:span><text:span text:style-name="T62_33">it</text:span><text:span text:style-name="T62_34"><text:s/>(</text:span><text:span text:style-name="T62_35">it</text:span><text:span text:style-name="T62_36"><text:s/></text:span><text:span text:style-name="T62_37">is</text:span><text:span text:style-name="T62_38"><text:s/></text:span><text:span text:style-name="T62_39">in</text:span><text:span text:style-name="T62_40"><text:s/></text:span><text:span text:style-name="T62_41">the</text:span><text:span text:style-name="T62_42"><text:s/></text:span><text:span text:style-name="T62_43">object</text:span><text:span text:style-name="T62_44"><text:s/></text:span><text:span text:style-name="T62_45">from</text:span><text:span text:style-name="T62_46"><text:s/></text:span><text:span text:style-name="T62_47">the</text:span><text:span text:style-name="T62_48"><text:s/></text:span><text:span text:style-name="T62_49">DLL</text:span><text:span text:style-name="T62_50"><text:s/></text:span><text:span text:style-name="T62_51">load</text:span><text:span text:style-name="T62_52">,<text:s/></text:span><text:span text:style-name="T62_53">you</text:span><text:span text:style-name="T62_54"><text:s/></text:span><text:span text:style-name="T62_55">can</text:span><text:span text:style-name="T62_56"><text:s/></text:span><text:span text:style-name="T62_57">do</text:span><text:span text:style-name="T62_58"><text:s/></text:span><text:span text:style-name="T62_59">a</text:span><text:span text:style-name="T62_60"><text:s/></text:span><text:span text:style-name="T62_61">dir</text:span><text:span text:style-name="T62_62"><text:s/></text:span><text:span text:style-name="T62_63">on</text:span><text:span text:style-name="T62_64"><text:s/></text:span><text:span text:style-name="T62_65">that</text:span><text:span text:style-name="T62_66"><text:s/></text:span><text:span text:style-name="T62_67">to</text:span><text:span text:style-name="T62_68"><text:s/></text:span><text:span text:style-name="T62_69">see</text:span><text:span text:style-name="T62_70"><text:s/></text:span><text:span text:style-name="T62_71">everything</text:span><text:span text:style-name="T62_72"><text:s/></text:span><text:span text:style-name="T62_73">in</text:span><text:span text:style-name="T62_74"><text:s/></text:span><text:span text:style-name="T62_75">it</text:span><text:span text:style-name="T62_76">)<text:s/></text:span><text:span text:style-name="T62_77">then</text:span><text:span text:style-name="T62_78"><text:s/></text:span><text:span text:style-name="T62_79">set</text:span><text:span text:style-name="T62_80"><text:s/></text:span><text:span text:style-name="T62_81">func</text:span><text:span text:style-name="T62_82">.</text:span><text:span text:style-name="T62_83">restype</text:span><text:span text:style-name="T62_84"><text:s/></text:span><text:span text:style-name="T62_85">to</text:span><text:span text:style-name="T62_86"><text:s/></text:span><text:span text:style-name="T62_87">the</text:span><text:span text:style-name="T62_88"><text:s/></text:span><text:span text:style-name="T62_89">ctype</text:span><text:span text:style-name="T62_90"><text:s/></text:span><text:span text:style-name="T62_91">for</text:span><text:span text:style-name="T62_92"><text:s/></text:span><text:span text:style-name="T62_93">the</text:span><text:span text:style-name="T62_94"><text:s/></text:span><text:span text:style-name="T62_95">return</text:span><text:span text:style-name="T62_96"><text:s/></text:span><text:span text:style-name="T62_97">type</text:span><text:span text:style-name="T62_98"><text:s/></text:span><text:span text:style-name="T62_99">of</text:span><text:span text:style-name="T62_100"><text:s/></text:span><text:span text:style-name="T62_101">it</text:span><text:span text:style-name="T62_102"><text:s/></text:span><text:span text:style-name="T62_103">and</text:span><text:span text:style-name="T62_104"><text:s/></text:span><text:span text:style-name="T62_105">func</text:span><text:span text:style-name="T62_106">.</text:span><text:span text:style-name="T62_107">argtypes</text:span><text:span text:style-name="T62_108"><text:s/></text:span><text:span text:style-name="T62_109">to</text:span><text:span text:style-name="T62_110"><text:s/></text:span><text:span text:style-name="T62_111">a</text:span><text:span text:style-name="T62_112"><text:s/></text:span><text:span text:style-name="T62_113">list</text:span><text:span text:style-name="T62_114"><text:s/></text:span><text:span text:style-name="T62_115">of</text:span><text:span text:style-name="T62_116"><text:s/></text:span><text:span text:style-name="T62_117">the</text:span><text:span text:style-name="T62_118"><text:s/></text:span><text:span text:style-name="T62_119">ctypes</text:span><text:span text:style-name="T62_120"><text:s/></text:span><text:span text:style-name="T62_121">for</text:span><text:span text:style-name="T62_122"><text:s/></text:span><text:span text:style-name="T62_123">the</text:span><text:span text:style-name="T62_124"><text:s/></text:span><text:span text:style-name="T62_125">arguments</text:span><text:span text:style-name="T62_126"><text:s/></text:span><text:span text:style-name="T62_127">to</text:span><text:span text:style-name="T62_128"><text:s/></text:span><text:span text:style-name="T62_129">it</text:span><text:span text:style-name="T62_130">.</text:span></text:p>
      <text:p text:style-name="P63"><text:span text:style-name="T63_1">Functions</text:span><text:span text:style-name="T63_2"><text:s/></text:span><text:span text:style-name="T63_3">you</text:span><text:span text:style-name="T63_4"><text:s/></text:span><text:span text:style-name="T63_5">create</text:span><text:span text:style-name="T63_6"><text:s/></text:span><text:span text:style-name="T63_7">in</text:span><text:span text:style-name="T63_8"><text:s/></text:span><text:span text:style-name="T63_9">Python</text:span><text:span text:style-name="T63_10"><text:s/></text:span><text:span text:style-name="T63_11">are</text:span><text:span text:style-name="T63_12"><text:s/></text:span><text:span text:style-name="T63_13">first</text:span><text:span text:style-name="T63_14"><text:s/></text:span><text:span text:style-name="T63_15">begun</text:span><text:span text:style-name="T63_16"><text:s/></text:span><text:span text:style-name="T63_17">by</text:span><text:span text:style-name="T63_18"><text:s/></text:span><text:span text:style-name="T63_19">defining</text:span><text:span text:style-name="T63_20"><text:s/></text:span><text:span text:style-name="T63_21">a</text:span><text:span text:style-name="T63_22"><text:s/></text:span><text:span text:style-name="T63_23">signature</text:span><text:span text:style-name="T63_24"><text:s/></text:span><text:span text:style-name="T63_25">for</text:span><text:span text:style-name="T63_26"><text:s/></text:span><text:span text:style-name="T63_27">it</text:span><text:span text:style-name="T63_28"><text:s/></text:span><text:span text:style-name="T63_29">using</text:span><text:span text:style-name="T63_30"><text:s/></text:span><text:span text:style-name="T63_31">ctypes</text:span><text:span text:style-name="T63_32">.</text:span><text:span text:style-name="T63_33">CFUNCTYPE</text:span><text:span text:style-name="T63_34">.<text:s/></text:span><text:span text:style-name="T63_35">The</text:span><text:span text:style-name="T63_36"><text:s/></text:span><text:span text:style-name="T63_37">arguments</text:span><text:span text:style-name="T63_38"><text:s/></text:span><text:span text:style-name="T63_39">for</text:span><text:span text:style-name="T63_40"><text:s/></text:span><text:span text:style-name="T63_41">this</text:span><text:span text:style-name="T63_42"><text:s/></text:span><text:span text:style-name="T63_43">are</text:span><text:span text:style-name="T63_44"><text:s/></text:span><text:span text:style-name="T63_45">simply</text:span><text:span text:style-name="T63_46"><text:s/></text:span><text:span text:style-name="T63_47">a</text:span><text:span text:style-name="T63_48"><text:s/></text:span><text:span text:style-name="T63_49">list</text:span><text:span text:style-name="T63_50"><text:s/></text:span><text:span text:style-name="T63_51">of</text:span><text:span text:style-name="T63_52"><text:s/></text:span><text:span text:style-name="T63_53">ctypes</text:span><text:span text:style-name="T63_54"><text:s/></text:span><text:span text:style-name="T63_55">data</text:span><text:span text:style-name="T63_56"><text:s/></text:span><text:span text:style-name="T63_57">types</text:span><text:span text:style-name="T63_58">.<text:s/></text:span><text:span text:style-name="T63_59">The</text:span><text:span text:style-name="T63_60"><text:s/></text:span><text:span text:style-name="T63_61">first</text:span><text:span text:style-name="T63_62"><text:s/></text:span><text:span text:style-name="T63_63">one</text:span><text:span text:style-name="T63_64"><text:s/></text:span><text:span text:style-name="T63_65">is</text:span><text:span text:style-name="T63_66"><text:s/></text:span><text:span text:style-name="T63_67">the</text:span><text:span text:style-name="T63_68"><text:s/></text:span><text:span text:style-name="T63_69">return</text:span><text:span text:style-name="T63_70"><text:s/></text:span><text:span text:style-name="T63_71">type</text:span><text:span text:style-name="T63_72">,<text:s/></text:span><text:span text:style-name="T63_73">with</text:span><text:span text:style-name="T63_74"><text:s/></text:span><text:span text:style-name="T63_75">the</text:span><text:span text:style-name="T63_76"><text:s/></text:span><text:span text:style-name="T63_77">rest</text:span><text:span text:style-name="T63_78"><text:s/></text:span><text:span text:style-name="T63_79">being</text:span><text:span text:style-name="T63_80"><text:s/></text:span><text:span text:style-name="T63_81">arguments</text:span><text:span text:style-name="T63_82"><text:s/></text:span><text:span text:style-name="T63_83">to</text:span><text:span text:style-name="T63_84"><text:s/></text:span><text:span text:style-name="T63_85">the</text:span><text:span text:style-name="T63_86"><text:s/></text:span><text:span text:style-name="T63_87">function</text:span><text:span text:style-name="T63_88">.<text:s/></text:span><text:span text:style-name="T63_89">After</text:span><text:span text:style-name="T63_90"><text:s/></text:span><text:span text:style-name="T63_91">you</text:span><text:span text:style-name="T63_92">’</text:span><text:span text:style-name="T63_93">ve</text:span><text:span text:style-name="T63_94"><text:s/></text:span><text:span text:style-name="T63_95">defined</text:span><text:span text:style-name="T63_96"><text:s/></text:span><text:span text:style-name="T63_97">the</text:span><text:span text:style-name="T63_98"><text:s/></text:span><text:span text:style-name="T63_99">signature</text:span><text:span text:style-name="T63_100">,<text:s/></text:span><text:span text:style-name="T63_101">you</text:span><text:span text:style-name="T63_102"><text:s/></text:span><text:span text:style-name="T63_103">create</text:span><text:span text:style-name="T63_104"><text:s/></text:span><text:span text:style-name="T63_105">a</text:span><text:span text:style-name="T63_106"><text:s/></text:span><text:span text:style-name="T63_107">class</text:span><text:span text:style-name="T63_108"><text:s/></text:span><text:span text:style-name="T63_109">which</text:span><text:span text:style-name="T63_110"><text:s/></text:span><text:span text:style-name="T63_111">the</text:span><text:span text:style-name="T63_112"><text:s/></text:span><text:span text:style-name="T63_113">corresponding</text:span><text:span text:style-name="T63_114"><text:s/></text:span><text:span text:style-name="T63_115">number</text:span><text:span text:style-name="T63_116"><text:s/></text:span><text:span text:style-name="T63_117">of</text:span><text:span text:style-name="T63_118"><text:s/></text:span><text:span text:style-name="T63_119">arguments</text:span><text:span text:style-name="T63_120"><text:s/></text:span><text:span text:style-name="T63_121">and</text:span><text:span text:style-name="T63_122"><text:s/></text:span><text:span text:style-name="T63_123">use</text:span><text:span text:style-name="T63_124"><text:s/></text:span><text:span text:style-name="T63_125">the</text:span><text:span text:style-name="T63_126"><text:s/></text:span><text:span text:style-name="T63_127">signature</text:span><text:span text:style-name="T63_128"><text:s/></text:span><text:span text:style-name="T63_129">as</text:span><text:span text:style-name="T63_130"><text:s/></text:span><text:span text:style-name="T63_131">a</text:span><text:span text:style-name="T63_132"><text:s/></text:span><text:span text:style-name="T63_133">decorator</text:span><text:span text:style-name="T63_134"><text:s/></text:span><text:span text:style-name="T63_135">for</text:span><text:span text:style-name="T63_136"><text:s/></text:span><text:span text:style-name="T63_137">it</text:span><text:span text:style-name="T63_138">.</text:span></text:p>
      <text:p text:style-name="P64"><text:span text:style-name="T64_1">At</text:span><text:span text:style-name="T64_2"><text:s/></text:span><text:span text:style-name="T64_3">this</text:span><text:span text:style-name="T64_4"><text:s/></text:span><text:span text:style-name="T64_5">point</text:span><text:span text:style-name="T64_6"><text:s/></text:span><text:span text:style-name="T64_7">you</text:span><text:span text:style-name="T64_8"><text:s/></text:span><text:span text:style-name="T64_9">can</text:span><text:span text:style-name="T64_10"><text:s/></text:span><text:span text:style-name="T64_11">basically</text:span><text:span text:style-name="T64_12"><text:s/></text:span><text:span text:style-name="T64_13">just</text:span><text:span text:style-name="T64_14"><text:s/></text:span><text:span text:style-name="T64_15">call</text:span><text:span text:style-name="T64_16"><text:s/></text:span><text:span text:style-name="T64_17">the</text:span><text:span text:style-name="T64_18"><text:s/></text:span><text:span text:style-name="T64_19">functions</text:span><text:span text:style-name="T64_20"><text:s/></text:span><text:span text:style-name="T64_21">in</text:span><text:span text:style-name="T64_22"><text:s/></text:span><text:span text:style-name="T64_23">the</text:span><text:span text:style-name="T64_24"><text:s/></text:span><text:span text:style-name="T64_25">normal</text:span><text:span text:style-name="T64_26"><text:s/></text:span><text:span text:style-name="T64_27">way</text:span><text:span text:style-name="T64_28"><text:s/></text:span><text:span text:style-name="T64_29">from</text:span><text:span text:style-name="T64_30"><text:s/></text:span><text:span text:style-name="T64_31">Python</text:span><text:span text:style-name="T64_32">.<text:s/></text:span><text:span text:style-name="T64_33">Keep</text:span><text:span text:style-name="T64_34"><text:s/></text:span><text:span text:style-name="T64_35">in</text:span><text:span text:style-name="T64_36"><text:s/></text:span><text:span text:style-name="T64_37">mind</text:span><text:span text:style-name="T64_38"><text:s/></text:span><text:span text:style-name="T64_39">that</text:span><text:span text:style-name="T64_40"><text:s/></text:span><text:span text:style-name="T64_41">if</text:span><text:span text:style-name="T64_42"><text:s/></text:span><text:span text:style-name="T64_43">you</text:span><text:span text:style-name="T64_44">’</text:span><text:span text:style-name="T64_45">ve</text:span><text:span text:style-name="T64_46"><text:s/></text:span><text:span text:style-name="T64_47">used</text:span><text:span text:style-name="T64_48"><text:s/></text:span><text:span text:style-name="T64_49">things</text:span><text:span text:style-name="T64_50"><text:s/></text:span><text:span text:style-name="T64_51">involving</text:span><text:span text:style-name="T64_52"><text:s/></text:span><text:span text:style-name="T64_53">pointers</text:span><text:span text:style-name="T64_54"><text:s/></text:span><text:span text:style-name="T64_55">or</text:span><text:span text:style-name="T64_56"><text:s/></text:span><text:span text:style-name="T64_57">dynamic</text:span><text:span text:style-name="T64_58"><text:s/></text:span><text:span text:style-name="T64_59">memory</text:span><text:span text:style-name="T64_60"><text:s/>(</text:span><text:span text:style-name="T64_61">perhaps</text:span><text:span text:style-name="T64_62"><text:s/></text:span><text:span text:style-name="T64_63">pass</text:span><text:span text:style-name="T64_64"><text:s/></text:span><text:span text:style-name="T64_65">by</text:span><text:span text:style-name="T64_66"><text:s/></text:span><text:span text:style-name="T64_67">reference</text:span><text:span text:style-name="T64_68"><text:s/></text:span><text:span text:style-name="T64_69">in</text:span><text:span text:style-name="T64_70"><text:s/></text:span><text:span text:style-name="T64_71">some</text:span><text:span text:style-name="T64_72"><text:s/></text:span><text:span text:style-name="T64_73">cases</text:span><text:span text:style-name="T64_74"><text:s/></text:span><text:span text:style-name="T64_75">as</text:span><text:span text:style-name="T64_76"><text:s/></text:span><text:span text:style-name="T64_77">well</text:span><text:span text:style-name="T64_78">)<text:s/></text:span><text:span text:style-name="T64_79">you</text:span><text:span text:style-name="T64_80"><text:s/></text:span><text:span text:style-name="T64_81">need</text:span><text:span text:style-name="T64_82"><text:s/></text:span><text:span text:style-name="T64_83">to</text:span><text:span text:style-name="T64_84"><text:s/></text:span><text:span text:style-name="T64_85">use</text:span><text:span text:style-name="T64_86"><text:s/></text:span><text:span text:style-name="T64_87">C</text:span><text:span text:style-name="T64_88"><text:s/></text:span><text:span text:style-name="T64_89">functions</text:span><text:span text:style-name="T64_90"><text:s/></text:span><text:span text:style-name="T64_91">to</text:span><text:span text:style-name="T64_92"><text:s/></text:span><text:span text:style-name="T64_93">interact</text:span><text:span text:style-name="T64_94"><text:s/></text:span><text:span text:style-name="T64_95">with</text:span><text:span text:style-name="T64_96"><text:s/></text:span><text:span text:style-name="T64_97">it</text:span><text:span text:style-name="T64_98">.<text:s/></text:span><text:span text:style-name="T64_99">An</text:span><text:span text:style-name="T64_100"><text:s/></text:span><text:span text:style-name="T64_101">example</text:span><text:span text:style-name="T64_102"><text:s/></text:span><text:span text:style-name="T64_103">of</text:span><text:span text:style-name="T64_104"><text:s/></text:span><text:span text:style-name="T64_105">this</text:span><text:span text:style-name="T64_106"><text:s/></text:span><text:span text:style-name="T64_107">is</text:span><text:span text:style-name="T64_108"><text:s/></text:span><text:span text:style-name="T64_109">where</text:span><text:span text:style-name="T64_110"><text:s/></text:span><text:span text:style-name="T64_111">calloc</text:span><text:span text:style-name="T64_112"><text:s/></text:span><text:span text:style-name="T64_113">from</text:span><text:span text:style-name="T64_114"><text:s/></text:span><text:span text:style-name="T64_115">c</text:span><text:span text:style-name="T64_116"><text:s/></text:span><text:span text:style-name="T64_117">is</text:span><text:span text:style-name="T64_118"><text:s/></text:span><text:span text:style-name="T64_119">used</text:span><text:span text:style-name="T64_120"><text:s/></text:span><text:span text:style-name="T64_121">to</text:span><text:span text:style-name="T64_122"><text:s/></text:span><text:span text:style-name="T64_123">create</text:span><text:span text:style-name="T64_124"><text:s/></text:span><text:span text:style-name="T64_125">memory</text:span><text:span text:style-name="T64_126"><text:s/></text:span><text:span text:style-name="T64_127">for</text:span><text:span text:style-name="T64_128"><text:s/></text:span><text:span text:style-name="T64_129">an</text:span><text:span text:style-name="T64_130"><text:s/></text:span><text:span text:style-name="T64_131">array</text:span><text:span text:style-name="T64_132"><text:s/></text:span><text:span text:style-name="T64_133">of</text:span><text:span text:style-name="T64_134"><text:s/></text:span><text:span text:style-name="T64_135">structs</text:span><text:span text:style-name="T64_136">.<text:s/></text:span><text:span text:style-name="T64_137">If</text:span><text:span text:style-name="T64_138"><text:s/></text:span><text:span text:style-name="T64_139">you</text:span><text:span text:style-name="T64_140"><text:s/></text:span><text:span text:style-name="T64_141">somehow</text:span><text:span text:style-name="T64_142"><text:s/></text:span><text:span text:style-name="T64_143">tried</text:span><text:span text:style-name="T64_144"><text:s/></text:span><text:span text:style-name="T64_145">to</text:span><text:span text:style-name="T64_146"><text:s/></text:span><text:span text:style-name="T64_147">do</text:span><text:span text:style-name="T64_148"><text:s/></text:span><text:span text:style-name="T64_149">that</text:span><text:span text:style-name="T64_150"><text:s/></text:span><text:span text:style-name="T64_151">in</text:span><text:span text:style-name="T64_152"><text:s/></text:span><text:span text:style-name="T64_153">Python</text:span><text:span text:style-name="T64_154"><text:s/></text:span><text:span text:style-name="T64_155">you</text:span><text:span text:style-name="T64_156">’</text:span><text:span text:style-name="T64_157">d</text:span><text:span text:style-name="T64_158"><text:s/></text:span><text:span text:style-name="T64_159">actually</text:span><text:span text:style-name="T64_160"><text:s/></text:span><text:span text:style-name="T64_161">cause</text:span><text:span text:style-name="T64_162"><text:s/></text:span><text:span text:style-name="T64_163">Python</text:span><text:span text:style-name="T64_164"><text:s/></text:span><text:span text:style-name="T64_165">to</text:span><text:span text:style-name="T64_166"><text:s/></text:span><text:span text:style-name="T64_167">coredump</text:span><text:span text:style-name="T64_168">.</text:span></text:p>
      <text:p text:style-name="P65"><text:span text:style-name="T65_1">This</text:span><text:span text:style-name="T65_2"><text:s/></text:span><text:span text:style-name="T65_3">is</text:span><text:span text:style-name="T65_4"><text:s/></text:span><text:span text:style-name="T65_5">all</text:span><text:span text:style-name="T65_6"><text:s/></text:span><text:span text:style-name="T65_7">pretty</text:span><text:span text:style-name="T65_8"><text:s/></text:span><text:span text:style-name="T65_9">complicated</text:span><text:span text:style-name="T65_10">,<text:s/></text:span><text:span text:style-name="T65_11">but</text:span><text:span text:style-name="T65_12"><text:s/></text:span><text:span text:style-name="T65_13">with</text:span><text:span text:style-name="T65_14"><text:s/></text:span><text:span text:style-name="T65_15">a</text:span><text:span text:style-name="T65_16"><text:s/></text:span><text:span text:style-name="T65_17">good</text:span><text:span text:style-name="T65_18"><text:s/></text:span><text:span text:style-name="T65_19">understanding</text:span><text:span text:style-name="T65_20"><text:s/></text:span><text:span text:style-name="T65_21">of</text:span><text:span text:style-name="T65_22"><text:s/></text:span><text:span text:style-name="T65_23">the</text:span><text:span text:style-name="T65_24"><text:s/></text:span><text:span text:style-name="T65_25">underlying</text:span><text:span text:style-name="T65_26"><text:s/></text:span><text:span text:style-name="T65_27">structure</text:span><text:span text:style-name="T65_28"><text:s/></text:span><text:span text:style-name="T65_29">of</text:span><text:span text:style-name="T65_30"><text:s/></text:span><text:span text:style-name="T65_31">the</text:span><text:span text:style-name="T65_32"><text:s/></text:span><text:span text:style-name="T65_33">shared</text:span><text:span text:style-name="T65_34"><text:s/></text:span><text:span text:style-name="T65_35">library</text:span><text:span text:style-name="T65_36"><text:s/></text:span><text:span text:style-name="T65_37">you</text:span><text:span text:style-name="T65_38">’</text:span><text:span text:style-name="T65_39">re</text:span><text:span text:style-name="T65_40"><text:s/></text:span><text:span text:style-name="T65_41">trying</text:span><text:span text:style-name="T65_42"><text:s/></text:span><text:span text:style-name="T65_43">to</text:span><text:span text:style-name="T65_44"><text:s/></text:span><text:span text:style-name="T65_45">use</text:span><text:span text:style-name="T65_46"><text:s/></text:span><text:span text:style-name="T65_47">and</text:span><text:span text:style-name="T65_48"><text:s/></text:span><text:span text:style-name="T65_49">the</text:span><text:span text:style-name="T65_50"><text:s/></text:span><text:span text:style-name="T65_51">Python</text:span><text:span text:style-name="T65_52"><text:s/></text:span><text:span text:style-name="T65_53">docs</text:span><text:span text:style-name="T65_54"><text:s/></text:span><text:span text:style-name="T65_55">for</text:span><text:span text:style-name="T65_56"><text:s/></text:span><text:span text:style-name="T65_57">ctypes</text:span><text:span text:style-name="T65_58"><text:s/></text:span><text:span text:style-name="T65_59">you</text:span><text:span text:style-name="T65_60"><text:s/></text:span><text:span text:style-name="T65_61">should</text:span><text:span text:style-name="T65_62"><text:s/></text:span><text:span text:style-name="T65_63">be</text:span><text:span text:style-name="T65_64"><text:s/></text:span><text:span text:style-name="T65_65">able</text:span><text:span text:style-name="T65_66"><text:s/></text:span><text:span text:style-name="T65_67">to</text:span><text:span text:style-name="T65_68"><text:s/></text:span><text:span text:style-name="T65_69">port</text:span><text:span text:style-name="T65_70"><text:s/></text:span><text:span text:style-name="T65_71">more</text:span><text:span text:style-name="T65_72"><text:s/></text:span><text:span text:style-name="T65_73">or</text:span><text:span text:style-name="T65_74"><text:s/></text:span><text:span text:style-name="T65_75">less</text:span><text:span text:style-name="T65_76"><text:s/></text:span><text:span text:style-name="T65_77">anything</text:span><text:span text:style-name="T65_78"><text:s/></text:span><text:span text:style-name="T65_79">over</text:span><text:span text:style-name="T65_80">.</text:span></text:p>
      <text:p text:style-name="P66"><text:span text:style-name="T66_1">Now</text:span><text:span text:style-name="T66_2"><text:s/></text:span><text:span text:style-name="T66_3">for</text:span><text:span text:style-name="T66_4"><text:s/></text:span><text:span text:style-name="T66_5">a</text:span><text:span text:style-name="T66_6"><text:s/></text:span><text:span text:style-name="T66_7">quick</text:span><text:span text:style-name="T66_8"><text:s/></text:span><text:span text:style-name="T66_9">run</text:span><text:span text:style-name="T66_10"><text:s/></text:span><text:span text:style-name="T66_11">through</text:span><text:span text:style-name="T66_12"><text:s/></text:span><text:span text:style-name="T66_13">of</text:span><text:span text:style-name="T66_14"><text:s/></text:span><text:span text:style-name="T66_15">what</text:span><text:span text:style-name="T66_16"><text:s/></text:span><text:span text:style-name="T66_17">we</text:span><text:span text:style-name="T66_18"><text:s/></text:span><text:span text:style-name="T66_19">did</text:span><text:span text:style-name="T66_20"><text:s/></text:span><text:span text:style-name="T66_21">to</text:span><text:span text:style-name="T66_22"><text:s/></text:span><text:span text:style-name="T66_23">come</text:span><text:span text:style-name="T66_24"><text:s/></text:span><text:span text:style-name="T66_25">up</text:span><text:span text:style-name="T66_26"><text:s/></text:span><text:span text:style-name="T66_27">with</text:span><text:span text:style-name="T66_28"><text:s/></text:span><text:span text:style-name="T66_29">our</text:span><text:span text:style-name="T66_30"><text:s/></text:span><text:span text:style-name="T66_31">pamAuth</text:span><text:span text:style-name="T66_32"><text:s/></text:span><text:span text:style-name="T66_33">module</text:span><text:span text:style-name="T66_34">.<text:s/></text:span><text:span text:style-name="T66_35">We</text:span><text:span text:style-name="T66_36"><text:s/></text:span><text:span text:style-name="T66_37">looked</text:span><text:span text:style-name="T66_38"><text:s/></text:span><text:span text:style-name="T66_39">up</text:span><text:span text:style-name="T66_40"><text:s/></text:span><text:span text:style-name="T66_41">the</text:span><text:span text:style-name="T66_42"><text:s/></text:span><text:span text:style-name="T66_43">libpam</text:span><text:span text:style-name="T66_44"><text:s/></text:span><text:span text:style-name="T66_45">functions</text:span><text:span text:style-name="T66_46"><text:s/></text:span><text:span text:style-name="T66_47">we</text:span><text:span text:style-name="T66_48">’</text:span><text:span text:style-name="T66_49">d</text:span><text:span text:style-name="T66_50"><text:s/></text:span><text:span text:style-name="T66_51">need</text:span><text:span text:style-name="T66_52"><text:s/></text:span><text:span text:style-name="T66_53">to</text:span><text:span text:style-name="T66_54"><text:s/></text:span><text:span text:style-name="T66_55">call</text:span><text:span text:style-name="T66_56"><text:s/></text:span><text:span text:style-name="T66_57">and</text:span><text:span text:style-name="T66_58"><text:s/></text:span><text:span text:style-name="T66_59">figured</text:span><text:span text:style-name="T66_60"><text:s/></text:span><text:span text:style-name="T66_61">out</text:span><text:span text:style-name="T66_62"><text:s/></text:span><text:span text:style-name="T66_63">that</text:span><text:span text:style-name="T66_64"><text:s/></text:span><text:span text:style-name="T66_65">only</text:span><text:span text:style-name="T66_66"><text:s/></text:span><text:span text:style-name="T66_67">pam</text:span><text:span text:style-name="T66_68">_</text:span><text:span text:style-name="T66_69">start</text:span><text:span text:style-name="T66_70"><text:s/></text:span><text:span text:style-name="T66_71">and</text:span><text:span text:style-name="T66_72"><text:s/></text:span><text:span text:style-name="T66_73">pam</text:span><text:span text:style-name="T66_74">_</text:span><text:span text:style-name="T66_75">authenticate</text:span><text:span text:style-name="T66_76"><text:s/></text:span><text:span text:style-name="T66_77">would</text:span><text:span text:style-name="T66_78"><text:s/></text:span><text:span text:style-name="T66_79">be</text:span><text:span text:style-name="T66_80"><text:s/></text:span><text:span text:style-name="T66_81">needed</text:span><text:span text:style-name="T66_82"><text:s/></text:span><text:span text:style-name="T66_83">here</text:span><text:span text:style-name="T66_84">.<text:s/></text:span><text:span text:style-name="T66_85">These</text:span><text:span text:style-name="T66_86"><text:s/></text:span><text:span text:style-name="T66_87">two</text:span><text:span text:style-name="T66_88"><text:s/></text:span><text:span text:style-name="T66_89">functions</text:span><text:span text:style-name="T66_90"><text:s/></text:span><text:span text:style-name="T66_91">require</text:span><text:span text:style-name="T66_92"><text:s/></text:span><text:span text:style-name="T66_93">four</text:span><text:span text:style-name="T66_94"><text:s/></text:span><text:span text:style-name="T66_95">structures</text:span><text:span text:style-name="T66_96"><text:s/></text:span><text:span text:style-name="T66_97">to</text:span><text:span text:style-name="T66_98"><text:s/></text:span><text:span text:style-name="T66_99">pass</text:span><text:span text:style-name="T66_100"><text:s/></text:span><text:span text:style-name="T66_101">data</text:span><text:span text:style-name="T66_102"><text:s/></text:span><text:span text:style-name="T66_103">in</text:span><text:span text:style-name="T66_104"><text:s/></text:span><text:span text:style-name="T66_105">and</text:span><text:span text:style-name="T66_106"><text:s/></text:span><text:span text:style-name="T66_107">out</text:span><text:span text:style-name="T66_108"><text:s/></text:span><text:span text:style-name="T66_109">of</text:span><text:span text:style-name="T66_110"><text:s/></text:span><text:span text:style-name="T66_111">them</text:span><text:span text:style-name="T66_112">.<text:s/></text:span><text:span text:style-name="T66_113">The</text:span><text:span text:style-name="T66_114"><text:s/></text:span><text:span text:style-name="T66_115">first</text:span><text:span text:style-name="T66_116"><text:s/></text:span><text:span text:style-name="T66_117">two</text:span><text:span text:style-name="T66_118"><text:s/></text:span><text:span text:style-name="T66_119">correspond</text:span><text:span text:style-name="T66_120"><text:s/></text:span><text:span text:style-name="T66_121">to</text:span><text:span text:style-name="T66_122"><text:s/></text:span><text:span text:style-name="T66_123">eachother</text:span><text:span text:style-name="T66_124">,<text:s/></text:span><text:span text:style-name="T66_125">one</text:span><text:span text:style-name="T66_126"><text:s/></text:span><text:span text:style-name="T66_127">is</text:span><text:span text:style-name="T66_128"><text:s/></text:span><text:span text:style-name="T66_129">the</text:span><text:span text:style-name="T66_130"><text:s/></text:span><text:span text:style-name="T66_131">messages</text:span><text:span text:style-name="T66_132"><text:s/></text:span><text:span text:style-name="T66_133">that</text:span><text:span text:style-name="T66_134"><text:s/></text:span><text:span text:style-name="T66_135">go</text:span><text:span text:style-name="T66_136"><text:s/></text:span><text:span text:style-name="T66_137">in</text:span><text:span text:style-name="T66_138"><text:s/></text:span><text:span text:style-name="T66_139">to</text:span><text:span text:style-name="T66_140"><text:s/></text:span><text:span text:style-name="T66_141">pam</text:span><text:span text:style-name="T66_142">_</text:span><text:span text:style-name="T66_143">start</text:span><text:span text:style-name="T66_144"><text:s/></text:span><text:span text:style-name="T66_145">that</text:span><text:span text:style-name="T66_146"><text:s/></text:span><text:span text:style-name="T66_147">define</text:span><text:span text:style-name="T66_148"><text:s/></text:span><text:span text:style-name="T66_149">the</text:span><text:span text:style-name="T66_150"><text:s/></text:span><text:span text:style-name="T66_151">different</text:span><text:span text:style-name="T66_152"><text:s/></text:span><text:span text:style-name="T66_153">possible</text:span><text:span text:style-name="T66_154"><text:s/></text:span><text:span text:style-name="T66_155">things</text:span><text:span text:style-name="T66_156"><text:s/></text:span><text:span text:style-name="T66_157">we</text:span><text:span text:style-name="T66_158"><text:s/></text:span><text:span text:style-name="T66_159">are</text:span><text:span text:style-name="T66_160"><text:s/></text:span><text:span text:style-name="T66_161">allowed</text:span><text:span text:style-name="T66_162"><text:s/></text:span><text:span text:style-name="T66_163">to</text:span><text:span text:style-name="T66_164"><text:s/></text:span><text:span text:style-name="T66_165">request</text:span><text:span text:style-name="T66_166"><text:s/></text:span><text:span text:style-name="T66_167">from</text:span><text:span text:style-name="T66_168"><text:s/></text:span><text:span text:style-name="T66_169">the</text:span><text:span text:style-name="T66_170"><text:s/></text:span><text:span text:style-name="T66_171">client</text:span><text:span text:style-name="T66_172">,<text:s/></text:span><text:span text:style-name="T66_173">other</text:span><text:span text:style-name="T66_174"><text:s/></text:span><text:span text:style-name="T66_175">contains</text:span><text:span text:style-name="T66_176"><text:s/></text:span><text:span text:style-name="T66_177">our</text:span><text:span text:style-name="T66_178"><text:s/></text:span><text:span text:style-name="T66_179">response</text:span><text:span text:style-name="T66_180"><text:s/></text:span><text:span text:style-name="T66_181">to</text:span><text:span text:style-name="T66_182"><text:s/></text:span><text:span text:style-name="T66_183">each</text:span><text:span text:style-name="T66_184"><text:s/></text:span><text:span text:style-name="T66_185">message</text:span><text:span text:style-name="T66_186">.<text:s/></text:span><text:span text:style-name="T66_187">The</text:span><text:span text:style-name="T66_188"><text:s/></text:span><text:span text:style-name="T66_189">third</text:span><text:span text:style-name="T66_190"><text:s/></text:span><text:span text:style-name="T66_191">is</text:span><text:span text:style-name="T66_192"><text:s/></text:span><text:span text:style-name="T66_193">for</text:span><text:span text:style-name="T66_194"><text:s/></text:span><text:span text:style-name="T66_195">the</text:span><text:span text:style-name="T66_196"><text:s/></text:span><text:span text:style-name="T66_197">pointer</text:span><text:span text:style-name="T66_198"><text:s/></text:span><text:span text:style-name="T66_199">to</text:span><text:span text:style-name="T66_200"><text:s/></text:span><text:span text:style-name="T66_201">the</text:span><text:span text:style-name="T66_202"><text:s/></text:span><text:span text:style-name="T66_203">conversation</text:span><text:span text:style-name="T66_204"><text:s/></text:span><text:span text:style-name="T66_205">function</text:span><text:span text:style-name="T66_206"><text:s/>(</text:span><text:span text:style-name="T66_207">which</text:span><text:span text:style-name="T66_208"><text:s/></text:span><text:span text:style-name="T66_209">we</text:span><text:span text:style-name="T66_210"><text:s/></text:span><text:span text:style-name="T66_211">will</text:span><text:span text:style-name="T66_212"><text:s/></text:span><text:span text:style-name="T66_213">write</text:span><text:span text:style-name="T66_214">)<text:s/></text:span><text:span text:style-name="T66_215">that</text:span><text:span text:style-name="T66_216"><text:s/></text:span><text:span text:style-name="T66_217">will</text:span><text:span text:style-name="T66_218"><text:s/></text:span><text:span text:style-name="T66_219">check</text:span><text:span text:style-name="T66_220"><text:s/></text:span><text:span text:style-name="T66_221">the</text:span><text:span text:style-name="T66_222"><text:s/></text:span><text:span text:style-name="T66_223">messages</text:span><text:span text:style-name="T66_224"><text:s/></text:span><text:span text:style-name="T66_225">and</text:span><text:span text:style-name="T66_226"><text:s/></text:span><text:span text:style-name="T66_227">decide</text:span><text:span text:style-name="T66_228"><text:s/></text:span><text:span text:style-name="T66_229">on</text:span><text:span text:style-name="T66_230"><text:s/></text:span><text:span text:style-name="T66_231">responses</text:span><text:span text:style-name="T66_232"><text:s/></text:span><text:span text:style-name="T66_233">and</text:span><text:span text:style-name="T66_234"><text:s/></text:span><text:span text:style-name="T66_235">then</text:span><text:span text:style-name="T66_236"><text:s/></text:span><text:span text:style-name="T66_237">a</text:span><text:span text:style-name="T66_238"><text:s/></text:span><text:span text:style-name="T66_239">pointer</text:span><text:span text:style-name="T66_240"><text:s/></text:span><text:span text:style-name="T66_241">to</text:span><text:span text:style-name="T66_242"><text:s/></text:span><text:span text:style-name="T66_243">any</text:span><text:span text:style-name="T66_244"><text:s/></text:span><text:span text:style-name="T66_245">data</text:span><text:span text:style-name="T66_246"><text:s/></text:span><text:span text:style-name="T66_247">the</text:span><text:span text:style-name="T66_248"><text:s/></text:span><text:span text:style-name="T66_249">application</text:span><text:span text:style-name="T66_250"><text:s/></text:span><text:span text:style-name="T66_251">might</text:span><text:span text:style-name="T66_252"><text:s/></text:span><text:span text:style-name="T66_253">want</text:span><text:span text:style-name="T66_254"><text:s/></text:span><text:span text:style-name="T66_255">to</text:span><text:span text:style-name="T66_256"><text:s/></text:span><text:span text:style-name="T66_257">pass</text:span><text:span text:style-name="T66_258"><text:s/></text:span><text:span text:style-name="T66_259">in</text:span><text:span text:style-name="T66_260">.<text:s/></text:span><text:span text:style-name="T66_261">The</text:span><text:span text:style-name="T66_262"><text:s/></text:span><text:span text:style-name="T66_263">last</text:span><text:span text:style-name="T66_264"><text:s/></text:span><text:span text:style-name="T66_265">one</text:span><text:span text:style-name="T66_266"><text:s/></text:span><text:span text:style-name="T66_267">contains</text:span><text:span text:style-name="T66_268"><text:s/></text:span><text:span text:style-name="T66_269">a</text:span><text:span text:style-name="T66_270"><text:s/></text:span><text:span text:style-name="T66_271">pointer</text:span><text:span text:style-name="T66_272"><text:s/></text:span><text:span text:style-name="T66_273">a</text:span><text:span text:style-name="T66_274"><text:s/></text:span><text:span text:style-name="T66_275">structure</text:span><text:span text:style-name="T66_276"><text:s/></text:span><text:span text:style-name="T66_277">representing</text:span><text:span text:style-name="T66_278"><text:s/></text:span><text:span text:style-name="T66_279">the</text:span><text:span text:style-name="T66_280"><text:s/></text:span><text:span text:style-name="T66_281">pam</text:span><text:span text:style-name="T66_282">_</text:span><text:span text:style-name="T66_283">session</text:span><text:span text:style-name="T66_284"><text:s/></text:span><text:span text:style-name="T66_285">and</text:span><text:span text:style-name="T66_286"><text:s/></text:span><text:span text:style-name="T66_287">is</text:span><text:span text:style-name="T66_288"><text:s/></text:span><text:span text:style-name="T66_289">filled</text:span><text:span text:style-name="T66_290"><text:s/></text:span><text:span text:style-name="T66_291">in</text:span><text:span text:style-name="T66_292"><text:s/></text:span><text:span text:style-name="T66_293">by</text:span><text:span text:style-name="T66_294"><text:s/></text:span><text:span text:style-name="T66_295">pam</text:span><text:span text:style-name="T66_296">_</text:span><text:span text:style-name="T66_297">start</text:span><text:span text:style-name="T66_298"><text:s/></text:span><text:span text:style-name="T66_299">and</text:span><text:span text:style-name="T66_300"><text:s/></text:span><text:span text:style-name="T66_301">used</text:span><text:span text:style-name="T66_302"><text:s/></text:span><text:span text:style-name="T66_303">by</text:span><text:span text:style-name="T66_304"><text:s/></text:span><text:span text:style-name="T66_305">pam</text:span><text:span text:style-name="T66_306">_</text:span><text:span text:style-name="T66_307">authenticate</text:span><text:span text:style-name="T66_308">.</text:span></text:p>
      <text:p text:style-name="P67"><text:span text:style-name="T67_1">Following</text:span><text:span text:style-name="T67_2"><text:s/></text:span><text:span text:style-name="T67_3">this</text:span><text:span text:style-name="T67_4"><text:s/></text:span><text:span text:style-name="T67_5">we</text:span><text:span text:style-name="T67_6"><text:s/></text:span><text:span text:style-name="T67_7">define</text:span><text:span text:style-name="T67_8"><text:s/></text:span><text:span text:style-name="T67_9">the</text:span><text:span text:style-name="T67_10"><text:s/></text:span><text:span text:style-name="T67_11">signatures</text:span><text:span text:style-name="T67_12"><text:s/></text:span><text:span text:style-name="T67_13">for</text:span><text:span text:style-name="T67_14"><text:s/></text:span><text:span text:style-name="T67_15">pam</text:span><text:span text:style-name="T67_16">_</text:span><text:span text:style-name="T67_17">start</text:span><text:span text:style-name="T67_18"><text:s/></text:span><text:span text:style-name="T67_19">and</text:span><text:span text:style-name="T67_20"><text:s/></text:span><text:span text:style-name="T67_21">pam</text:span><text:span text:style-name="T67_22">_</text:span><text:span text:style-name="T67_23">authenticate</text:span><text:span text:style-name="T67_24"><text:s/></text:span><text:span text:style-name="T67_25">as</text:span><text:span text:style-name="T67_26"><text:s/></text:span><text:span text:style-name="T67_27">is</text:span><text:span text:style-name="T67_28"><text:s/></text:span><text:span text:style-name="T67_29">specified</text:span><text:span text:style-name="T67_30"><text:s/></text:span><text:span text:style-name="T67_31">in</text:span><text:span text:style-name="T67_32"><text:s/></text:span><text:span text:style-name="T67_33">their</text:span><text:span text:style-name="T67_34"><text:s/></text:span><text:span text:style-name="T67_35">man</text:span><text:span text:style-name="T67_36"><text:s/></text:span><text:span text:style-name="T67_37">pages</text:span><text:span text:style-name="T67_38">.<text:s/></text:span><text:span text:style-name="T67_39">Same</text:span><text:span text:style-name="T67_40"><text:s/></text:span><text:span text:style-name="T67_41">goes</text:span><text:span text:style-name="T67_42"><text:s/></text:span><text:span text:style-name="T67_43">for</text:span><text:span text:style-name="T67_44"><text:s/></text:span><text:span text:style-name="T67_45">strdup</text:span><text:span text:style-name="T67_46"><text:s/></text:span><text:span text:style-name="T67_47">and</text:span><text:span text:style-name="T67_48"><text:s/></text:span><text:span text:style-name="T67_49">calloc</text:span><text:span text:style-name="T67_50">.</text:span></text:p>
      <text:p text:style-name="P68"><text:span text:style-name="T68_1">The</text:span><text:span text:style-name="T68_2"><text:s/></text:span><text:span text:style-name="T68_3">last</text:span><text:span text:style-name="T68_4"><text:s/></text:span><text:span text:style-name="T68_5">thing</text:span><text:span text:style-name="T68_6"><text:s/></text:span><text:span text:style-name="T68_7">before</text:span><text:span text:style-name="T68_8"><text:s/></text:span><text:span text:style-name="T68_9">the</text:span><text:span text:style-name="T68_10"><text:s/></text:span><text:span text:style-name="T68_11">pamAuth</text:span><text:span text:style-name="T68_12"><text:s/></text:span><text:span text:style-name="T68_13">function</text:span><text:span text:style-name="T68_14"><text:s/></text:span><text:span text:style-name="T68_15">proper</text:span><text:span text:style-name="T68_16"><text:s/></text:span><text:span text:style-name="T68_17">is</text:span><text:span text:style-name="T68_18"><text:s/></text:span><text:span text:style-name="T68_19">the</text:span><text:span text:style-name="T68_20"><text:s/></text:span><text:span text:style-name="T68_21">signature</text:span><text:span text:style-name="T68_22"><text:s/></text:span><text:span text:style-name="T68_23">for</text:span><text:span text:style-name="T68_24"><text:s/></text:span><text:span text:style-name="T68_25">the</text:span><text:span text:style-name="T68_26"><text:s/></text:span><text:span text:style-name="T68_27">function</text:span><text:span text:style-name="T68_28"><text:s/></text:span><text:span text:style-name="T68_29">we</text:span><text:span text:style-name="T68_30">’</text:span><text:span text:style-name="T68_31">ll</text:span><text:span text:style-name="T68_32"><text:s/></text:span><text:span text:style-name="T68_33">write</text:span><text:span text:style-name="T68_34"><text:s/></text:span><text:span text:style-name="T68_35">and</text:span><text:span text:style-name="T68_36"><text:s/></text:span><text:span text:style-name="T68_37">stick</text:span><text:span text:style-name="T68_38"><text:s/></text:span><text:span text:style-name="T68_39">the</text:span><text:span text:style-name="T68_40"><text:s/></text:span><text:span text:style-name="T68_41">address</text:span><text:span text:style-name="T68_42"><text:s/></text:span><text:span text:style-name="T68_43">of</text:span><text:span text:style-name="T68_44"><text:s/></text:span><text:span text:style-name="T68_45">in</text:span><text:span text:style-name="T68_46"><text:s/></text:span><text:span text:style-name="T68_47">pam</text:span><text:span text:style-name="T68_48">_</text:span><text:span text:style-name="T68_49">conv</text:span><text:span text:style-name="T68_50">’</text:span><text:span text:style-name="T68_51">s</text:span><text:span text:style-name="T68_52"><text:s/></text:span><text:span text:style-name="T68_53">pointer</text:span><text:span text:style-name="T68_54"><text:s/></text:span><text:span text:style-name="T68_55">and</text:span><text:span text:style-name="T68_56"><text:s/></text:span><text:span text:style-name="T68_57">pass</text:span><text:span text:style-name="T68_58"><text:s/></text:span><text:span text:style-name="T68_59">to</text:span><text:span text:style-name="T68_60"><text:s/></text:span><text:span text:style-name="T68_61">pam</text:span><text:span text:style-name="T68_62">_</text:span><text:span text:style-name="T68_63">start</text:span><text:span text:style-name="T68_64">.</text:span></text:p>
      <text:p text:style-name="P69"><text:span text:style-name="T69_1">The</text:span><text:span text:style-name="T69_2"><text:s/></text:span><text:span text:style-name="T69_3">pamAuth</text:span><text:span text:style-name="T69_4"><text:s/></text:span><text:span text:style-name="T69_5">function</text:span><text:span text:style-name="T69_6"><text:s/></text:span><text:span text:style-name="T69_7">itself</text:span><text:span text:style-name="T69_8"><text:s/></text:span><text:span text:style-name="T69_9">is</text:span><text:span text:style-name="T69_10"><text:s/></text:span><text:span text:style-name="T69_11">not</text:span><text:span text:style-name="T69_12"><text:s/></text:span><text:span text:style-name="T69_13">defined</text:span><text:span text:style-name="T69_14"><text:s/></text:span><text:span text:style-name="T69_15">using</text:span><text:span text:style-name="T69_16"><text:s/></text:span><text:span text:style-name="T69_17">ctypes</text:span><text:span text:style-name="T69_18">,<text:s/></text:span><text:span text:style-name="T69_19">just</text:span><text:span text:style-name="T69_20"><text:s/></text:span><text:span text:style-name="T69_21">a</text:span><text:span text:style-name="T69_22"><text:s/></text:span><text:span text:style-name="T69_23">nomral</text:span><text:span text:style-name="T69_24"><text:s/></text:span><text:span text:style-name="T69_25">Python</text:span><text:span text:style-name="T69_26"><text:s/></text:span><text:span text:style-name="T69_27">function</text:span><text:span text:style-name="T69_28"><text:s/></text:span><text:span text:style-name="T69_29">that</text:span><text:span text:style-name="T69_30"><text:s/></text:span><text:span text:style-name="T69_31">takes</text:span><text:span text:style-name="T69_32"><text:s/></text:span><text:span text:style-name="T69_33">two</text:span><text:span text:style-name="T69_34"><text:s/></text:span><text:span text:style-name="T69_35">args</text:span><text:span text:style-name="T69_36"><text:s/></text:span><text:span text:style-name="T69_37">for</text:span><text:span text:style-name="T69_38"><text:s/></text:span><text:span text:style-name="T69_39">username</text:span><text:span text:style-name="T69_40"><text:s/></text:span><text:span text:style-name="T69_41">and</text:span><text:span text:style-name="T69_42"><text:s/></text:span><text:span text:style-name="T69_43">password</text:span><text:span text:style-name="T69_44"><text:s/></text:span><text:span text:style-name="T69_45">and</text:span><text:span text:style-name="T69_46"><text:s/></text:span><text:span text:style-name="T69_47">returns</text:span><text:span text:style-name="T69_48"><text:s/></text:span><text:span text:style-name="T69_49">a</text:span><text:span text:style-name="T69_50"><text:s/></text:span><text:span text:style-name="T69_51">bool</text:span><text:span text:style-name="T69_52"><text:s/></text:span><text:span text:style-name="T69_53">telling</text:span><text:span text:style-name="T69_54"><text:s/></text:span><text:span text:style-name="T69_55">if</text:span><text:span text:style-name="T69_56"><text:s/></text:span><text:span text:style-name="T69_57">the</text:span><text:span text:style-name="T69_58"><text:s/></text:span><text:span text:style-name="T69_59">auth</text:span><text:span text:style-name="T69_60"><text:s/></text:span><text:span text:style-name="T69_61">was</text:span><text:span text:style-name="T69_62"><text:s/></text:span><text:span text:style-name="T69_63">successful</text:span><text:span text:style-name="T69_64"><text:s/></text:span><text:span text:style-name="T69_65">or</text:span><text:span text:style-name="T69_66"><text:s/></text:span><text:span text:style-name="T69_67">not</text:span><text:span text:style-name="T69_68">.<text:s/></text:span><text:span text:style-name="T69_69">The</text:span><text:span text:style-name="T69_70"><text:s/></text:span><text:span text:style-name="T69_71">first</text:span><text:span text:style-name="T69_72"><text:s/></text:span><text:span text:style-name="T69_73">thing</text:span><text:span text:style-name="T69_74"><text:s/></text:span><text:span text:style-name="T69_75">you</text:span><text:span text:style-name="T69_76">’</text:span><text:span text:style-name="T69_77">ll</text:span><text:span text:style-name="T69_78"><text:s/></text:span><text:span text:style-name="T69_79">see</text:span><text:span text:style-name="T69_80"><text:s/></text:span><text:span text:style-name="T69_81">in</text:span><text:span text:style-name="T69_82"><text:s/></text:span><text:span text:style-name="T69_83">there</text:span><text:span text:style-name="T69_84"><text:s/></text:span><text:span text:style-name="T69_85">is</text:span><text:span text:style-name="T69_86"><text:s/></text:span><text:span text:style-name="T69_87">that</text:span><text:span text:style-name="T69_88"><text:s/></text:span><text:span text:style-name="T69_89">I</text:span><text:span text:style-name="T69_90">’</text:span><text:span text:style-name="T69_91">ve</text:span><text:span text:style-name="T69_92"><text:s/></text:span><text:span text:style-name="T69_93">nested</text:span><text:span text:style-name="T69_94"><text:s/></text:span><text:span text:style-name="T69_95">the</text:span><text:span text:style-name="T69_96"><text:s/></text:span><text:span text:style-name="T69_97">implementation</text:span><text:span text:style-name="T69_98"><text:s/></text:span><text:span text:style-name="T69_99">of</text:span><text:span text:style-name="T69_100"><text:s/></text:span><text:span text:style-name="T69_101">the</text:span><text:span text:style-name="T69_102"><text:s/></text:span><text:span text:style-name="T69_103">conv</text:span><text:span text:style-name="T69_104">_</text:span><text:span text:style-name="T69_105">function</text:span><text:span text:style-name="T69_106"><text:s/></text:span><text:span text:style-name="T69_107">in</text:span><text:span text:style-name="T69_108"><text:s/></text:span><text:span text:style-name="T69_109">the</text:span><text:span text:style-name="T69_110"><text:s/></text:span><text:span text:style-name="T69_111">pamAuth</text:span><text:span text:style-name="T69_112"><text:s/></text:span><text:span text:style-name="T69_113">function</text:span><text:span text:style-name="T69_114">.<text:s/></text:span><text:span text:style-name="T69_115">The</text:span><text:span text:style-name="T69_116"><text:s/></text:span><text:span text:style-name="T69_117">reason</text:span><text:span text:style-name="T69_118"><text:s/></text:span><text:span text:style-name="T69_119">for</text:span><text:span text:style-name="T69_120"><text:s/></text:span><text:span text:style-name="T69_121">this</text:span><text:span text:style-name="T69_122"><text:s/></text:span><text:span text:style-name="T69_123">is</text:span><text:span text:style-name="T69_124"><text:s/></text:span><text:span text:style-name="T69_125">that</text:span><text:span text:style-name="T69_126"><text:s/></text:span><text:span text:style-name="T69_127">the</text:span><text:span text:style-name="T69_128"><text:s/></text:span><text:span text:style-name="T69_129">signature</text:span><text:span text:style-name="T69_130"><text:s/></text:span><text:span text:style-name="T69_131">for</text:span><text:span text:style-name="T69_132"><text:s/></text:span><text:span text:style-name="T69_133">this</text:span><text:span text:style-name="T69_134"><text:s/></text:span><text:span text:style-name="T69_135">is</text:span><text:span text:style-name="T69_136"><text:s/></text:span><text:span text:style-name="T69_137">already</text:span><text:span text:style-name="T69_138"><text:s/></text:span><text:span text:style-name="T69_139">defined</text:span><text:span text:style-name="T69_140"><text:s/></text:span><text:span text:style-name="T69_141">and</text:span><text:span text:style-name="T69_142"><text:s/></text:span><text:span text:style-name="T69_143">expected</text:span><text:span text:style-name="T69_144"><text:s/></text:span><text:span text:style-name="T69_145">to</text:span><text:span text:style-name="T69_146"><text:s/></text:span><text:span text:style-name="T69_147">remain</text:span><text:span text:style-name="T69_148"><text:s/></text:span><text:span text:style-name="T69_149">the</text:span><text:span text:style-name="T69_150"><text:s/></text:span><text:span text:style-name="T69_151">same</text:span><text:span text:style-name="T69_152"><text:s/></text:span><text:span text:style-name="T69_153">in</text:span><text:span text:style-name="T69_154"><text:s/></text:span><text:span text:style-name="T69_155">pam</text:span><text:span text:style-name="T69_156">_</text:span><text:span text:style-name="T69_157">start</text:span><text:span text:style-name="T69_158">,<text:s/></text:span><text:span text:style-name="T69_159">but</text:span><text:span text:style-name="T69_160"><text:s/></text:span><text:span text:style-name="T69_161">we</text:span><text:span text:style-name="T69_162"><text:s/></text:span><text:span text:style-name="T69_163">want</text:span><text:span text:style-name="T69_164"><text:s/></text:span><text:span text:style-name="T69_165">to</text:span><text:span text:style-name="T69_166"><text:s/></text:span><text:span text:style-name="T69_167">be</text:span><text:span text:style-name="T69_168"><text:s/></text:span><text:span text:style-name="T69_169">able</text:span><text:span text:style-name="T69_170"><text:s/></text:span><text:span text:style-name="T69_171">to</text:span><text:span text:style-name="T69_172"><text:s/></text:span><text:span text:style-name="T69_173">directly</text:span><text:span text:style-name="T69_174"><text:s/></text:span><text:span text:style-name="T69_175">hand</text:span><text:span text:style-name="T69_176"><text:s/></text:span><text:span text:style-name="T69_177">the</text:span><text:span text:style-name="T69_178"><text:s/></text:span><text:span text:style-name="T69_179">password</text:span><text:span text:style-name="T69_180"><text:s/></text:span><text:span text:style-name="T69_181">in</text:span><text:span text:style-name="T69_182"><text:s/></text:span><text:span text:style-name="T69_183">to</text:span><text:span text:style-name="T69_184"><text:s/></text:span><text:span text:style-name="T69_185">it</text:span><text:span text:style-name="T69_186">,<text:s/></text:span><text:span text:style-name="T69_187">so</text:span><text:span text:style-name="T69_188"><text:s/></text:span><text:span text:style-name="T69_189">we</text:span><text:span text:style-name="T69_190"><text:s/></text:span><text:span text:style-name="T69_191">used</text:span><text:span text:style-name="T69_192"><text:s/></text:span><text:span text:style-name="T69_193">Python</text:span><text:span text:style-name="T69_194">’</text:span><text:span text:style-name="T69_195">s</text:span><text:span text:style-name="T69_196"><text:s/></text:span><text:span text:style-name="T69_197">scope</text:span><text:span text:style-name="T69_198"><text:s/></text:span><text:span text:style-name="T69_199">rules</text:span><text:span text:style-name="T69_200"><text:s/></text:span><text:span text:style-name="T69_201">to</text:span><text:span text:style-name="T69_202"><text:s/></text:span><text:span text:style-name="T69_203">make</text:span><text:span text:style-name="T69_204"><text:s/></text:span><text:span text:style-name="T69_205">that</text:span><text:span text:style-name="T69_206"><text:s/></text:span><text:span text:style-name="T69_207">happen</text:span><text:span text:style-name="T69_208"><text:s/></text:span><text:span text:style-name="T69_209">instead</text:span><text:span text:style-name="T69_210"><text:s/></text:span><text:span text:style-name="T69_211">of</text:span><text:span text:style-name="T69_212"><text:s/></text:span><text:span text:style-name="T69_213">making</text:span><text:span text:style-name="T69_214"><text:s/></text:span><text:span text:style-name="T69_215">it</text:span><text:span text:style-name="T69_216"><text:s/></text:span><text:span text:style-name="T69_217">an</text:span><text:span text:style-name="T69_218"><text:s/></text:span><text:span text:style-name="T69_219">argument</text:span><text:span text:style-name="T69_220">.</text:span></text:p>
      <text:p text:style-name="P70"><text:span text:style-name="T70_1">The</text:span><text:span text:style-name="T70_2"><text:s/></text:span><text:span text:style-name="T70_3">first</text:span><text:span text:style-name="T70_4"><text:s/></text:span><text:span text:style-name="T70_5">thing</text:span><text:span text:style-name="T70_6"><text:s/></text:span><text:span text:style-name="T70_7">pamAuth</text:span><text:span text:style-name="T70_8"><text:s/></text:span><text:span text:style-name="T70_9">does</text:span><text:span text:style-name="T70_10"><text:s/></text:span><text:span text:style-name="T70_11">is</text:span><text:span text:style-name="T70_12"><text:s/></text:span><text:span text:style-name="T70_13">to</text:span><text:span text:style-name="T70_14"><text:s/></text:span><text:span text:style-name="T70_15">create</text:span><text:span text:style-name="T70_16"><text:s/></text:span><text:span text:style-name="T70_17">an</text:span><text:span text:style-name="T70_18"><text:s/></text:span><text:span text:style-name="T70_19">array</text:span><text:span text:style-name="T70_20"><text:s/></text:span><text:span text:style-name="T70_21">or</text:span><text:span text:style-name="T70_22"><text:s/></text:span><text:span text:style-name="T70_23">response</text:span><text:span text:style-name="T70_24"><text:s/></text:span><text:span text:style-name="T70_25">structures</text:span><text:span text:style-name="T70_26">.<text:s/></text:span><text:span text:style-name="T70_27">This</text:span><text:span text:style-name="T70_28"><text:s/></text:span><text:span text:style-name="T70_29">had</text:span><text:span text:style-name="T70_30"><text:s/></text:span><text:span text:style-name="T70_31">to</text:span><text:span text:style-name="T70_32"><text:s/></text:span><text:span text:style-name="T70_33">be</text:span><text:span text:style-name="T70_34"><text:s/></text:span><text:span text:style-name="T70_35">done</text:span><text:span text:style-name="T70_36"><text:s/></text:span><text:span text:style-name="T70_37">using</text:span><text:span text:style-name="T70_38"><text:s/></text:span><text:span text:style-name="T70_39">calloc</text:span><text:span text:style-name="T70_40"><text:s/></text:span><text:span text:style-name="T70_41">as</text:span><text:span text:style-name="T70_42"><text:s/></text:span><text:span text:style-name="T70_43">Python</text:span><text:span text:style-name="T70_44">’</text:span><text:span text:style-name="T70_45">s</text:span><text:span text:style-name="T70_46"><text:s/></text:span><text:span text:style-name="T70_47">memory</text:span><text:span text:style-name="T70_48"><text:s/></text:span><text:span text:style-name="T70_49">is</text:span><text:span text:style-name="T70_50"><text:s/></text:span><text:span text:style-name="T70_51">not</text:span><text:span text:style-name="T70_52"><text:s/></text:span><text:span text:style-name="T70_53">directly</text:span><text:span text:style-name="T70_54"><text:s/></text:span><text:span text:style-name="T70_55">usable</text:span><text:span text:style-name="T70_56"><text:s/></text:span><text:span text:style-name="T70_57">by</text:span><text:span text:style-name="T70_58"><text:s/></text:span><text:span text:style-name="T70_59">the</text:span><text:span text:style-name="T70_60"><text:s/></text:span><text:span text:style-name="T70_61">C</text:span><text:span text:style-name="T70_62"><text:s/></text:span><text:span text:style-name="T70_63">functions</text:span><text:span text:style-name="T70_64">,<text:s/></text:span><text:span text:style-name="T70_65">so</text:span><text:span text:style-name="T70_66"><text:s/></text:span><text:span text:style-name="T70_67">anytime</text:span><text:span text:style-name="T70_68"><text:s/></text:span><text:span text:style-name="T70_69">data</text:span><text:span text:style-name="T70_70"><text:s/></text:span><text:span text:style-name="T70_71">has</text:span><text:span text:style-name="T70_72"><text:s/></text:span><text:span text:style-name="T70_73">to</text:span><text:span text:style-name="T70_74"><text:s/></text:span><text:span text:style-name="T70_75">be</text:span><text:span text:style-name="T70_76"><text:s/></text:span><text:span text:style-name="T70_77">given</text:span><text:span text:style-name="T70_78"><text:s/></text:span><text:span text:style-name="T70_79">to</text:span><text:span text:style-name="T70_80"><text:s/></text:span><text:span text:style-name="T70_81">the</text:span><text:span text:style-name="T70_82"><text:s/></text:span><text:span text:style-name="T70_83">C</text:span><text:span text:style-name="T70_84"><text:s/></text:span><text:span text:style-name="T70_85">functions</text:span><text:span text:style-name="T70_86"><text:s/></text:span><text:span text:style-name="T70_87">it</text:span><text:span text:style-name="T70_88"><text:s/></text:span><text:span text:style-name="T70_89">somehow</text:span><text:span text:style-name="T70_90"><text:s/></text:span><text:span text:style-name="T70_91">needs</text:span><text:span text:style-name="T70_92"><text:s/></text:span><text:span text:style-name="T70_93">to</text:span><text:span text:style-name="T70_94"><text:s/></text:span><text:span text:style-name="T70_95">be</text:span><text:span text:style-name="T70_96"><text:s/></text:span><text:span text:style-name="T70_97">put</text:span><text:span text:style-name="T70_98"><text:s/></text:span><text:span text:style-name="T70_99">in</text:span><text:span text:style-name="T70_100"><text:s/></text:span><text:span text:style-name="T70_101">memory</text:span><text:span text:style-name="T70_102"><text:s/></text:span><text:span text:style-name="T70_103">using</text:span><text:span text:style-name="T70_104"><text:s/></text:span><text:span text:style-name="T70_105">a</text:span><text:span text:style-name="T70_106"><text:s/></text:span><text:span text:style-name="T70_107">pass</text:span><text:span text:style-name="T70_108"><text:s/></text:span><text:span text:style-name="T70_109">by</text:span><text:span text:style-name="T70_110"><text:s/></text:span><text:span text:style-name="T70_111">value</text:span><text:span text:style-name="T70_112"><text:s/></text:span><text:span text:style-name="T70_113">function</text:span><text:span text:style-name="T70_114">.<text:s/></text:span><text:span text:style-name="T70_115">So</text:span><text:span text:style-name="T70_116"><text:s/></text:span><text:span text:style-name="T70_117">basically</text:span><text:span text:style-name="T70_118"><text:s/></text:span><text:span text:style-name="T70_119">we</text:span><text:span text:style-name="T70_120"><text:s/></text:span><text:span text:style-name="T70_121">create</text:span><text:span text:style-name="T70_122"><text:s/></text:span><text:span text:style-name="T70_123">our</text:span><text:span text:style-name="T70_124"><text:s/></text:span><text:span text:style-name="T70_125">structures</text:span><text:span text:style-name="T70_126">,<text:s/></text:span><text:span text:style-name="T70_127">assign</text:span><text:span text:style-name="T70_128"><text:s/></text:span><text:span text:style-name="T70_129">the</text:span><text:span text:style-name="T70_130"><text:s/></text:span><text:span text:style-name="T70_131">address</text:span><text:span text:style-name="T70_132"><text:s/></text:span><text:span text:style-name="T70_133">of</text:span><text:span text:style-name="T70_134"><text:s/></text:span><text:span text:style-name="T70_135">that</text:span><text:span text:style-name="T70_136"><text:s/></text:span><text:span text:style-name="T70_137">memory</text:span><text:span text:style-name="T70_138"><text:s/></text:span><text:span text:style-name="T70_139">to</text:span><text:span text:style-name="T70_140"><text:s/></text:span><text:span text:style-name="T70_141">the</text:span><text:span text:style-name="T70_142"><text:s/></text:span><text:span text:style-name="T70_143">python</text:span><text:span text:style-name="T70_144"><text:s/></text:span><text:span text:style-name="T70_145">resp</text:span><text:span text:style-name="T70_146"><text:s/></text:span><text:span text:style-name="T70_147">object</text:span><text:span text:style-name="T70_148"><text:s/></text:span><text:span text:style-name="T70_149">using</text:span><text:span text:style-name="T70_150"><text:s/></text:span><text:span text:style-name="T70_151">ctypes</text:span><text:span text:style-name="T70_152">.</text:span><text:span text:style-name="T70_153">cast</text:span><text:span text:style-name="T70_154"><text:s/>(</text:span><text:span text:style-name="T70_155">c</text:span><text:span text:style-name="T70_156"><text:s/></text:span><text:span text:style-name="T70_157">code</text:span><text:span text:style-name="T70_158"><text:s/></text:span><text:span text:style-name="T70_159">data</text:span><text:span text:style-name="T70_160"><text:s/></text:span><text:span text:style-name="T70_161">is</text:span><text:span text:style-name="T70_162"><text:s/></text:span><text:span text:style-name="T70_163">usable</text:span><text:span text:style-name="T70_164"><text:s/></text:span><text:span text:style-name="T70_165">in</text:span><text:span text:style-name="T70_166"><text:s/></text:span><text:span text:style-name="T70_167">the</text:span><text:span text:style-name="T70_168"><text:s/></text:span><text:span text:style-name="T70_169">python</text:span><text:span text:style-name="T70_170"><text:s/></text:span><text:span text:style-name="T70_171">scope</text:span><text:span text:style-name="T70_172">)<text:s/></text:span><text:span text:style-name="T70_173">and</text:span><text:span text:style-name="T70_174"><text:s/></text:span><text:span text:style-name="T70_175">then</text:span><text:span text:style-name="T70_176"><text:s/></text:span><text:span text:style-name="T70_177">begin</text:span><text:span text:style-name="T70_178"><text:s/></text:span><text:span text:style-name="T70_179">iterating</text:span><text:span text:style-name="T70_180"><text:s/></text:span><text:span text:style-name="T70_181">over</text:span><text:span text:style-name="T70_182"><text:s/></text:span><text:span text:style-name="T70_183">the</text:span><text:span text:style-name="T70_184"><text:s/></text:span><text:span text:style-name="T70_185">messages</text:span><text:span text:style-name="T70_186">.<text:s/></text:span><text:span text:style-name="T70_187">We</text:span><text:span text:style-name="T70_188">’</text:span><text:span text:style-name="T70_189">ll</text:span><text:span text:style-name="T70_190"><text:s/></text:span><text:span text:style-name="T70_191">ignore</text:span><text:span text:style-name="T70_192"><text:s/></text:span><text:span text:style-name="T70_193">most</text:span><text:span text:style-name="T70_194"><text:s/></text:span><text:span text:style-name="T70_195">of</text:span><text:span text:style-name="T70_196"><text:s/></text:span><text:span text:style-name="T70_197">them</text:span><text:span text:style-name="T70_198"><text:s/></text:span><text:span text:style-name="T70_199">as</text:span><text:span text:style-name="T70_200"><text:s/></text:span><text:span text:style-name="T70_201">we</text:span><text:span text:style-name="T70_202">’</text:span><text:span text:style-name="T70_203">re</text:span><text:span text:style-name="T70_204"><text:s/></text:span><text:span text:style-name="T70_205">only</text:span><text:span text:style-name="T70_206"><text:s/></text:span><text:span text:style-name="T70_207">going</text:span><text:span text:style-name="T70_208"><text:s/></text:span><text:span text:style-name="T70_209">to</text:span><text:span text:style-name="T70_210"><text:s/></text:span><text:span text:style-name="T70_211">accept</text:span><text:span text:style-name="T70_212"><text:s/></text:span><text:span text:style-name="T70_213">non</text:span><text:span text:style-name="T70_214">-</text:span><text:span text:style-name="T70_215">interactive</text:span><text:span text:style-name="T70_216"><text:s/></text:span><text:span text:style-name="T70_217">password</text:span><text:span text:style-name="T70_218"><text:s/></text:span><text:span text:style-name="T70_219">authentication</text:span><text:span text:style-name="T70_220">.<text:s/></text:span><text:span text:style-name="T70_221">We</text:span><text:span text:style-name="T70_222"><text:s/></text:span><text:span text:style-name="T70_223">could</text:span><text:span text:style-name="T70_224"><text:s/></text:span><text:span text:style-name="T70_225">handle</text:span><text:span text:style-name="T70_226"><text:s/></text:span><text:span text:style-name="T70_227">multiple</text:span><text:span text:style-name="T70_228"><text:s/></text:span><text:span text:style-name="T70_229">ones</text:span><text:span text:style-name="T70_230">,<text:s/></text:span><text:span text:style-name="T70_231">but</text:span><text:span text:style-name="T70_232"><text:s/></text:span><text:span text:style-name="T70_233">SSH</text:span><text:span text:style-name="T70_234"><text:s/></text:span><text:span text:style-name="T70_235">server</text:span><text:span text:style-name="T70_236"><text:s/></text:span><text:span text:style-name="T70_237">isn</text:span><text:span text:style-name="T70_238">’</text:span><text:span text:style-name="T70_239">t</text:span><text:span text:style-name="T70_240"><text:s/></text:span><text:span text:style-name="T70_241">doing</text:span><text:span text:style-name="T70_242"><text:s/></text:span><text:span text:style-name="T70_243">that</text:span><text:span text:style-name="T70_244"><text:s/></text:span><text:span text:style-name="T70_245">so</text:span><text:span text:style-name="T70_246"><text:s/></text:span><text:span text:style-name="T70_247">I</text:span><text:span text:style-name="T70_248"><text:s/></text:span><text:span text:style-name="T70_249">didn</text:span><text:span text:style-name="T70_250">’</text:span><text:span text:style-name="T70_251">t</text:span><text:span text:style-name="T70_252"><text:s/></text:span><text:span text:style-name="T70_253">bother</text:span><text:span text:style-name="T70_254">.<text:s/></text:span><text:span text:style-name="T70_255">When</text:span><text:span text:style-name="T70_256"><text:s/></text:span><text:span text:style-name="T70_257">we</text:span><text:span text:style-name="T70_258"><text:s/></text:span><text:span text:style-name="T70_259">find</text:span><text:span text:style-name="T70_260"><text:s/></text:span><text:span text:style-name="T70_261">the</text:span><text:span text:style-name="T70_262"><text:s/></text:span><text:span text:style-name="T70_263">proper</text:span><text:span text:style-name="T70_264"><text:s/></text:span><text:span text:style-name="T70_265">one</text:span><text:span text:style-name="T70_266"><text:s/>(</text:span><text:span text:style-name="T70_267">msg</text:span><text:span text:style-name="T70_268">_</text:span><text:span text:style-name="T70_269">style</text:span><text:span text:style-name="T70_270"><text:s/>=<text:s/>1,<text:s/></text:span><text:span text:style-name="T70_271">get</text:span><text:span text:style-name="T70_272"><text:s/></text:span><text:span text:style-name="T70_273">a</text:span><text:span text:style-name="T70_274"><text:s/></text:span><text:span text:style-name="T70_275">password</text:span><text:span text:style-name="T70_276">,<text:s/></text:span><text:span text:style-name="T70_277">but</text:span><text:span text:style-name="T70_278"><text:s/></text:span><text:span text:style-name="T70_279">don</text:span><text:span text:style-name="T70_280">’</text:span><text:span text:style-name="T70_281">t</text:span><text:span text:style-name="T70_282"><text:s/></text:span><text:span text:style-name="T70_283">echo</text:span><text:span text:style-name="T70_284"><text:s/></text:span><text:span text:style-name="T70_285">a</text:span><text:span text:style-name="T70_286"><text:s/></text:span><text:span text:style-name="T70_287">prompt</text:span><text:span text:style-name="T70_288">),<text:s/></text:span><text:span text:style-name="T70_289">we</text:span><text:span text:style-name="T70_290"><text:s/></text:span><text:span text:style-name="T70_291">give</text:span><text:span text:style-name="T70_292"><text:s/></text:span><text:span text:style-name="T70_293">the</text:span><text:span text:style-name="T70_294"><text:s/></text:span><text:span text:style-name="T70_295">response</text:span><text:span text:style-name="T70_296"><text:s/></text:span><text:span text:style-name="T70_297">that</text:span><text:span text:style-name="T70_298"><text:s/></text:span><text:span text:style-name="T70_299">the</text:span><text:span text:style-name="T70_300"><text:s/></text:span><text:span text:style-name="T70_301">user</text:span><text:span text:style-name="T70_302"><text:s/></text:span><text:span text:style-name="T70_303">would</text:span><text:span text:style-name="T70_304"><text:s/></text:span><text:span text:style-name="T70_305">have</text:span><text:span text:style-name="T70_306"><text:s/></text:span><text:span text:style-name="T70_307">been</text:span><text:span text:style-name="T70_308"><text:s/></text:span><text:span text:style-name="T70_309">expected</text:span><text:span text:style-name="T70_310"><text:s/></text:span><text:span text:style-name="T70_311">to</text:span><text:span text:style-name="T70_312"><text:s/></text:span><text:span text:style-name="T70_313">give</text:span><text:span text:style-name="T70_314"><text:s/></text:span><text:span text:style-name="T70_315">if</text:span><text:span text:style-name="T70_316"><text:s/></text:span><text:span text:style-name="T70_317">this</text:span><text:span text:style-name="T70_318"><text:s/></text:span><text:span text:style-name="T70_319">was</text:span><text:span text:style-name="T70_320"><text:s/></text:span><text:span text:style-name="T70_321">interactive</text:span><text:span text:style-name="T70_322"><text:s/></text:span><text:span text:style-name="T70_323">rather</text:span><text:span text:style-name="T70_324"><text:s/></text:span><text:span text:style-name="T70_325">than</text:span><text:span text:style-name="T70_326"><text:s/></text:span><text:span text:style-name="T70_327">a</text:span><text:span text:style-name="T70_328"><text:s/></text:span><text:span text:style-name="T70_329">script</text:span><text:span text:style-name="T70_330">,<text:s/></text:span><text:span text:style-name="T70_331">that</text:span><text:span text:style-name="T70_332"><text:s/></text:span><text:span text:style-name="T70_333">is</text:span><text:span text:style-name="T70_334"><text:s/></text:span><text:span text:style-name="T70_335">their</text:span><text:span text:style-name="T70_336"><text:s/></text:span><text:span text:style-name="T70_337">password</text:span><text:span text:style-name="T70_338">.<text:s/></text:span><text:span text:style-name="T70_339">This</text:span><text:span text:style-name="T70_340"><text:s/></text:span><text:span text:style-name="T70_341">is</text:span><text:span text:style-name="T70_342"><text:s/></text:span><text:span text:style-name="T70_343">done</text:span><text:span text:style-name="T70_344"><text:s/></text:span><text:span text:style-name="T70_345">by</text:span><text:span text:style-name="T70_346"><text:s/></text:span><text:span text:style-name="T70_347">taking</text:span><text:span text:style-name="T70_348"><text:s/></text:span><text:span text:style-name="T70_349">the</text:span><text:span text:style-name="T70_350"><text:s/></text:span><text:span text:style-name="T70_351">index</text:span><text:span text:style-name="T70_352"><text:s/></text:span><text:span text:style-name="T70_353">in</text:span><text:span text:style-name="T70_354"><text:s/></text:span><text:span text:style-name="T70_355">the</text:span><text:span text:style-name="T70_356"><text:s/></text:span><text:span text:style-name="T70_357">resp</text:span><text:span text:style-name="T70_358"><text:s/></text:span><text:span text:style-name="T70_359">array</text:span><text:span text:style-name="T70_360"><text:s/></text:span><text:span text:style-name="T70_361">that</text:span><text:span text:style-name="T70_362"><text:s/></text:span><text:span text:style-name="T70_363">corresponds</text:span><text:span text:style-name="T70_364"><text:s/></text:span><text:span text:style-name="T70_365">to</text:span><text:span text:style-name="T70_366"><text:s/></text:span><text:span text:style-name="T70_367">the</text:span><text:span text:style-name="T70_368"><text:s/></text:span><text:span text:style-name="T70_369">message</text:span><text:span text:style-name="T70_370"><text:s/></text:span><text:span text:style-name="T70_371">in</text:span><text:span text:style-name="T70_372"><text:s/></text:span><text:span text:style-name="T70_373">the</text:span><text:span text:style-name="T70_374"><text:s/></text:span><text:span text:style-name="T70_375">msg</text:span><text:span text:style-name="T70_376"><text:s/></text:span><text:span text:style-name="T70_377">array</text:span><text:span text:style-name="T70_378"><text:s/></text:span><text:span text:style-name="T70_379">and</text:span><text:span text:style-name="T70_380"><text:s/></text:span><text:span text:style-name="T70_381">putting</text:span><text:span text:style-name="T70_382"><text:s/></text:span><text:span text:style-name="T70_383">the</text:span><text:span text:style-name="T70_384"><text:s/></text:span><text:span text:style-name="T70_385">password</text:span><text:span text:style-name="T70_386"><text:s/></text:span><text:span text:style-name="T70_387">in</text:span><text:span text:style-name="T70_388"><text:s/></text:span><text:span text:style-name="T70_389">it</text:span><text:span text:style-name="T70_390">.<text:s/></text:span><text:span text:style-name="T70_391">Keeping</text:span><text:span text:style-name="T70_392"><text:s/></text:span><text:span text:style-name="T70_393">in</text:span><text:span text:style-name="T70_394"><text:s/></text:span><text:span text:style-name="T70_395">mind</text:span><text:span text:style-name="T70_396"><text:s/></text:span><text:span text:style-name="T70_397">that</text:span><text:span text:style-name="T70_398"><text:s/></text:span><text:span text:style-name="T70_399">this</text:span><text:span text:style-name="T70_400"><text:s/></text:span><text:span text:style-name="T70_401">needs</text:span><text:span text:style-name="T70_402"><text:s/></text:span><text:span text:style-name="T70_403">to</text:span><text:span text:style-name="T70_404"><text:s/></text:span><text:span text:style-name="T70_405">be</text:span><text:span text:style-name="T70_406"><text:s/></text:span><text:span text:style-name="T70_407">a</text:span><text:span text:style-name="T70_408"><text:s/></text:span><text:span text:style-name="T70_409">cstring</text:span><text:span text:style-name="T70_410">,<text:s/></text:span><text:span text:style-name="T70_411">which</text:span><text:span text:style-name="T70_412"><text:s/></text:span><text:span text:style-name="T70_413">is</text:span><text:span text:style-name="T70_414"><text:s/></text:span><text:span text:style-name="T70_415">a</text:span><text:span text:style-name="T70_416"><text:s/></text:span><text:span text:style-name="T70_417">point</text:span><text:span text:style-name="T70_418"><text:s/></text:span><text:span text:style-name="T70_419">to</text:span><text:span text:style-name="T70_420"><text:s/></text:span><text:span text:style-name="T70_421">an</text:span><text:span text:style-name="T70_422"><text:s/></text:span><text:span text:style-name="T70_423">array</text:span><text:span text:style-name="T70_424"><text:s/></text:span><text:span text:style-name="T70_425">of</text:span><text:span text:style-name="T70_426"><text:s/></text:span><text:span text:style-name="T70_427">chars</text:span><text:span text:style-name="T70_428"><text:s/></text:span><text:span text:style-name="T70_429">in</text:span><text:span text:style-name="T70_430"><text:s/></text:span><text:span text:style-name="T70_431">C</text:span><text:span text:style-name="T70_432">’</text:span><text:span text:style-name="T70_433">s</text:span><text:span text:style-name="T70_434"><text:s/></text:span><text:span text:style-name="T70_435">memory</text:span><text:span text:style-name="T70_436"><text:s/></text:span><text:span text:style-name="T70_437">we</text:span><text:span text:style-name="T70_438">’</text:span><text:span text:style-name="T70_439">ll</text:span><text:span text:style-name="T70_440"><text:s/></text:span><text:span text:style-name="T70_441">need</text:span><text:span text:style-name="T70_442"><text:s/></text:span><text:span text:style-name="T70_443">to</text:span><text:span text:style-name="T70_444"><text:s/></text:span><text:span text:style-name="T70_445">find</text:span><text:span text:style-name="T70_446"><text:s/></text:span><text:span text:style-name="T70_447">a</text:span><text:span text:style-name="T70_448"><text:s/></text:span><text:span text:style-name="T70_449">function</text:span><text:span text:style-name="T70_450"><text:s/></text:span><text:span text:style-name="T70_451">that</text:span><text:span text:style-name="T70_452"><text:s/></text:span><text:span text:style-name="T70_453">can</text:span><text:span text:style-name="T70_454"><text:s/></text:span><text:span text:style-name="T70_455">take</text:span><text:span text:style-name="T70_456"><text:s/></text:span><text:span text:style-name="T70_457">a</text:span><text:span text:style-name="T70_458"><text:s/></text:span><text:span text:style-name="T70_459">string</text:span><text:span text:style-name="T70_460"><text:s/></text:span><text:span text:style-name="T70_461">by</text:span><text:span text:style-name="T70_462"><text:s/></text:span><text:span text:style-name="T70_463">value</text:span><text:span text:style-name="T70_464"><text:s/></text:span><text:span text:style-name="T70_465">and</text:span><text:span text:style-name="T70_466"><text:s/></text:span><text:span text:style-name="T70_467">write</text:span><text:span text:style-name="T70_468"><text:s/></text:span><text:span text:style-name="T70_469">it</text:span><text:span text:style-name="T70_470"><text:s/></text:span><text:span text:style-name="T70_471">to</text:span><text:span text:style-name="T70_472"><text:s/></text:span><text:span text:style-name="T70_473">memory</text:span><text:span text:style-name="T70_474"><text:s/></text:span><text:span text:style-name="T70_475">for</text:span><text:span text:style-name="T70_476"><text:s/></text:span><text:span text:style-name="T70_477">us</text:span><text:span text:style-name="T70_478">.<text:s/></text:span><text:span text:style-name="T70_479">I</text:span><text:span text:style-name="T70_480"><text:s/></text:span><text:span text:style-name="T70_481">used</text:span><text:span text:style-name="T70_482"><text:s/></text:span><text:span text:style-name="T70_483">strdup</text:span><text:span text:style-name="T70_484">,<text:s/></text:span><text:span text:style-name="T70_485">which</text:span><text:span text:style-name="T70_486"><text:s/></text:span><text:span text:style-name="T70_487">takes</text:span><text:span text:style-name="T70_488"><text:s/></text:span><text:span text:style-name="T70_489">a</text:span><text:span text:style-name="T70_490"><text:s/></text:span><text:span text:style-name="T70_491">character</text:span><text:span text:style-name="T70_492"><text:s/></text:span><text:span text:style-name="T70_493">string</text:span><text:span text:style-name="T70_494"><text:s/></text:span><text:span text:style-name="T70_495">and</text:span><text:span text:style-name="T70_496"><text:s/></text:span><text:span text:style-name="T70_497">returns</text:span><text:span text:style-name="T70_498"><text:s/></text:span><text:span text:style-name="T70_499">a</text:span><text:span text:style-name="T70_500"><text:s/></text:span><text:span text:style-name="T70_501">pointer</text:span><text:span text:style-name="T70_502"><text:s/></text:span><text:span text:style-name="T70_503">to</text:span><text:span text:style-name="T70_504"><text:s/></text:span><text:span text:style-name="T70_505">a</text:span><text:span text:style-name="T70_506"><text:s/></text:span><text:span text:style-name="T70_507">new</text:span><text:span text:style-name="T70_508"><text:s/></text:span><text:span text:style-name="T70_509">character</text:span><text:span text:style-name="T70_510"><text:s/></text:span><text:span text:style-name="T70_511">string</text:span><text:span text:style-name="T70_512">.</text:span></text:p>
      <text:p text:style-name="P71"><text:span text:style-name="T71_1">At</text:span><text:span text:style-name="T71_2"><text:s/></text:span><text:span text:style-name="T71_3">this</text:span><text:span text:style-name="T71_4"><text:s/></text:span><text:span text:style-name="T71_5">point</text:span><text:span text:style-name="T71_6">,<text:s/></text:span><text:span text:style-name="T71_7">our</text:span><text:span text:style-name="T71_8"><text:s/></text:span><text:span text:style-name="T71_9">pam</text:span><text:span text:style-name="T71_10">_</text:span><text:span text:style-name="T71_11">handle</text:span><text:span text:style-name="T71_12">_</text:span><text:span text:style-name="T71_13">t</text:span><text:span text:style-name="T71_14"><text:s/></text:span><text:span text:style-name="T71_15">contains</text:span><text:span text:style-name="T71_16"><text:s/></text:span><text:span text:style-name="T71_17">all</text:span><text:span text:style-name="T71_18"><text:s/></text:span><text:span text:style-name="T71_19">of</text:span><text:span text:style-name="T71_20"><text:s/></text:span><text:span text:style-name="T71_21">these</text:span><text:span text:style-name="T71_22"><text:s/></text:span><text:span text:style-name="T71_23">items</text:span><text:span text:style-name="T71_24"><text:s/></text:span><text:span text:style-name="T71_25">in</text:span><text:span text:style-name="T71_26"><text:s/></text:span><text:span text:style-name="T71_27">a</text:span><text:span text:style-name="T71_28"><text:s/></text:span><text:span text:style-name="T71_29">structure</text:span><text:span text:style-name="T71_30"><text:s/></text:span><text:span text:style-name="T71_31">which</text:span><text:span text:style-name="T71_32"><text:s/></text:span><text:span text:style-name="T71_33">we</text:span><text:span text:style-name="T71_34"><text:s/></text:span><text:span text:style-name="T71_35">have</text:span><text:span text:style-name="T71_36"><text:s/></text:span><text:span text:style-name="T71_37">a</text:span><text:span text:style-name="T71_38"><text:s/></text:span><text:span text:style-name="T71_39">pointer</text:span><text:span text:style-name="T71_40"><text:s/></text:span><text:span text:style-name="T71_41">to</text:span><text:span text:style-name="T71_42"><text:s/></text:span><text:span text:style-name="T71_43">a</text:span><text:span text:style-name="T71_44"><text:s/></text:span><text:span text:style-name="T71_45">pointer</text:span><text:span text:style-name="T71_46"><text:s/></text:span><text:span text:style-name="T71_47">to</text:span><text:span text:style-name="T71_48">.<text:s/></text:span><text:span text:style-name="T71_49">We</text:span><text:span text:style-name="T71_50"><text:s/></text:span><text:span text:style-name="T71_51">pass</text:span><text:span text:style-name="T71_52"><text:s/></text:span><text:span text:style-name="T71_53">that</text:span><text:span text:style-name="T71_54"><text:s/></text:span><text:span text:style-name="T71_55">to</text:span><text:span text:style-name="T71_56"><text:s/></text:span><text:span text:style-name="T71_57">the</text:span><text:span text:style-name="T71_58"><text:s/></text:span><text:span text:style-name="T71_59">pam</text:span><text:span text:style-name="T71_60">_</text:span><text:span text:style-name="T71_61">authenticate</text:span><text:span text:style-name="T71_62"><text:s/></text:span><text:span text:style-name="T71_63">and</text:span><text:span text:style-name="T71_64"><text:s/></text:span><text:span text:style-name="T71_65">it</text:span><text:span text:style-name="T71_66"><text:s/></text:span><text:span text:style-name="T71_67">works</text:span><text:span text:style-name="T71_68"><text:s/></text:span><text:span text:style-name="T71_69">it</text:span><text:span text:style-name="T71_70"><text:s/></text:span><text:span text:style-name="T71_71">out</text:span><text:span text:style-name="T71_72"><text:s/></text:span><text:span text:style-name="T71_73">and</text:span><text:span text:style-name="T71_74"><text:s/></text:span><text:span text:style-name="T71_75">returns</text:span><text:span text:style-name="T71_76"><text:s/></text:span><text:span text:style-name="T71_77">a</text:span><text:span text:style-name="T71_78"><text:s/></text:span><text:span text:style-name="T71_79">true</text:span><text:span text:style-name="T71_80"><text:s/></text:span><text:span text:style-name="T71_81">or</text:span><text:span text:style-name="T71_82"><text:s/></text:span><text:span text:style-name="T71_83">false</text:span><text:span text:style-name="T71_84"><text:s/></text:span><text:span text:style-name="T71_85">to</text:span><text:span text:style-name="T71_86"><text:s/></text:span><text:span text:style-name="T71_87">us</text:span><text:span text:style-name="T71_88">.<text:s/></text:span><text:span text:style-name="T71_89">We</text:span><text:span text:style-name="T71_90"><text:s/></text:span><text:span text:style-name="T71_91">use</text:span><text:span text:style-name="T71_92"><text:s/></text:span><text:span text:style-name="T71_93">that</text:span><text:span text:style-name="T71_94"><text:s/></text:span><text:span text:style-name="T71_95">to</text:span><text:span text:style-name="T71_96"><text:s/></text:span><text:span text:style-name="T71_97">return</text:span><text:span text:style-name="T71_98"><text:s/></text:span><text:span text:style-name="T71_99">a</text:span><text:span text:style-name="T71_100"><text:s/></text:span><text:span text:style-name="T71_101">bool</text:span><text:span text:style-name="T71_102"><text:s/></text:span><text:span text:style-name="T71_103">to</text:span><text:span text:style-name="T71_104"><text:s/></text:span><text:span text:style-name="T71_105">the</text:span><text:span text:style-name="T71_106"><text:s/></text:span><text:span text:style-name="T71_107">caller</text:span><text:span text:style-name="T71_108"><text:s/></text:span><text:span text:style-name="T71_109">of</text:span><text:span text:style-name="T71_110"><text:s/></text:span><text:span text:style-name="T71_111">the</text:span><text:span text:style-name="T71_112"><text:s/></text:span><text:span text:style-name="T71_113">pamAuth</text:span><text:span text:style-name="T71_114"><text:s/></text:span><text:span text:style-name="T71_115">function</text:span><text:span text:style-name="T71_116"><text:s/></text:span><text:span text:style-name="T71_117">itself</text:span><text:span text:style-name="T71_118">.</text:span></text:p>
      <text:p text:style-name="P72"><text:span text:style-name="T72_1">This</text:span><text:span text:style-name="T72_2"><text:s/></text:span><text:span text:style-name="T72_3">is</text:span><text:span text:style-name="T72_4"><text:s/></text:span><text:span text:style-name="T72_5">basically</text:span><text:span text:style-name="T72_6"><text:s/></text:span><text:span text:style-name="T72_7">everything</text:span><text:span text:style-name="T72_8"><text:s/></text:span><text:span text:style-name="T72_9">we</text:span><text:span text:style-name="T72_10"><text:s/></text:span><text:span text:style-name="T72_11">learned</text:span><text:span text:style-name="T72_12"><text:s/></text:span><text:span text:style-name="T72_13">and</text:span><text:span text:style-name="T72_14"><text:s/></text:span><text:span text:style-name="T72_15">did</text:span><text:span text:style-name="T72_16"><text:s/></text:span><text:span text:style-name="T72_17">for</text:span><text:span text:style-name="T72_18"><text:s/></text:span><text:span text:style-name="T72_19">our</text:span><text:span text:style-name="T72_20"><text:s/></text:span><text:span text:style-name="T72_21">project</text:span><text:span text:style-name="T72_22"><text:s/></text:span><text:span text:style-name="T72_23">from</text:span><text:span text:style-name="T72_24"><text:s/></text:span><text:span text:style-name="T72_25">random</text:span><text:span text:style-name="T72_26"><text:s/></text:span><text:span text:style-name="T72_27">knowledge</text:span><text:span text:style-name="T72_28"><text:s/></text:span><text:span text:style-name="T72_29">about</text:span><text:span text:style-name="T72_30"><text:s/></text:span><text:span text:style-name="T72_31">terminals</text:span><text:span text:style-name="T72_32"><text:s/></text:span><text:span text:style-name="T72_33">and</text:span><text:span text:style-name="T72_34"><text:s/></text:span><text:span text:style-name="T72_35">SSH</text:span><text:span text:style-name="T72_36"><text:s/></text:span><text:span text:style-name="T72_37">we</text:span><text:span text:style-name="T72_38"><text:s/></text:span><text:span text:style-name="T72_39">picked</text:span><text:span text:style-name="T72_40"><text:s/></text:span><text:span text:style-name="T72_41">up</text:span><text:span text:style-name="T72_42"><text:s/></text:span><text:span text:style-name="T72_43">to</text:span><text:span text:style-name="T72_44"><text:s/></text:span><text:span text:style-name="T72_45">minor</text:span><text:span text:style-name="T72_46"><text:s/></text:span><text:span text:style-name="T72_47">implementation</text:span><text:span text:style-name="T72_48"><text:s/></text:span><text:span text:style-name="T72_49">details</text:span><text:span text:style-name="T72_50"><text:s/></text:span><text:span text:style-name="T72_51">of</text:span><text:span text:style-name="T72_52"><text:s/></text:span><text:span text:style-name="T72_53">our</text:span><text:span text:style-name="T72_54"><text:s/></text:span><text:span text:style-name="T72_55">specific</text:span><text:span text:style-name="T72_56"><text:s/></text:span><text:span text:style-name="T72_57">project</text:span><text:span text:style-name="T72_58">.<text:s/></text:span><text:span text:style-name="T72_59">Hopefully</text:span><text:span text:style-name="T72_60"><text:s/></text:span><text:span text:style-name="T72_61">there</text:span><text:span text:style-name="T72_62"><text:s/></text:span><text:span text:style-name="T72_63">was</text:span><text:span text:style-name="T72_64"><text:s/></text:span><text:span text:style-name="T72_65">enough</text:span><text:span text:style-name="T72_66"><text:s/></text:span><text:span text:style-name="T72_67">detail</text:span><text:span text:style-name="T72_68"><text:s/></text:span><text:span text:style-name="T72_69">in</text:span><text:span text:style-name="T72_70"><text:s/></text:span><text:span text:style-name="T72_71">there</text:span><text:span text:style-name="T72_72"><text:s/></text:span><text:span text:style-name="T72_73">for</text:span><text:span text:style-name="T72_74"><text:s/></text:span><text:span text:style-name="T72_75">you</text:span><text:span text:style-name="T72_76">.<text:s/></text:span><text:span text:style-name="T72_77">Emails</text:span><text:span text:style-name="T72_78"><text:s/></text:span><text:span text:style-name="T72_79">would</text:span><text:span text:style-name="T72_80"><text:s/></text:span><text:span text:style-name="T72_81">be</text:span><text:span text:style-name="T72_82"><text:s/></text:span><text:span text:style-name="T72_83">welcome</text:span><text:span text:style-name="T72_84"><text:s/></text:span><text:span text:style-name="T72_85">if</text:span><text:span text:style-name="T72_86"><text:s/></text:span><text:span text:style-name="T72_87">questions</text:span><text:span text:style-name="T72_88"><text:s/></text:span><text:span text:style-name="T72_89">remain</text:span><text:span text:style-name="T72_90"><text:s/></text:span><text:span text:style-name="T72_91">and</text:span><text:span text:style-name="T72_92"><text:s/></text:span><text:span text:style-name="T72_93">you</text:span><text:span text:style-name="T72_94"><text:s/></text:span><text:span text:style-name="T72_95">are</text:span><text:span text:style-name="T72_96"><text:s/></text:span><text:span text:style-name="T72_97">curious</text:span><text:span text:style-name="T72_98">.<text:s/></text:span><text:span text:style-name="T72_99">Thanks</text:span><text:span text:style-name="T72_100"><text:s/></text:span><text:span text:style-name="T72_101">for</text:span><text:span text:style-name="T72_102"><text:s/></text:span><text:span text:style-name="T72_103">reading</text:span><text:span text:style-name="T72_10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